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843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1.06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1.57cm"/>
    </style:style>
    <style:style style:name="co9" style:family="table-column">
      <style:table-column-properties fo:break-before="auto" style:column-width="1.145cm"/>
    </style:style>
    <style:style style:name="co10" style:family="table-column">
      <style:table-column-properties fo:break-before="auto" style:column-width="4.881cm"/>
    </style:style>
    <style:style style:name="co11" style:family="table-column">
      <style:table-column-properties fo:break-before="auto" style:column-width="2.482cm"/>
    </style:style>
    <style:style style:name="co12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63" style:family="table-cell" style:parent-style-name="Default" style:data-style-name="N37"/>
    <style:style style:name="ce64" style:family="table-cell" style:parent-style-name="Default">
      <style:map style:condition="is-true-formula(AND([$Patienten.$E5]=[$Konventionen.$C$3];[$Patienten.$D5]&lt;61))" style:apply-style-name="Bad" style:base-cell-address="Patienten.E5"/>
    </style:style>
    <style:style style:name="ce65" style:family="table-cell" style:parent-style-name="Default"/>
    <style:style style:name="ce1" style:family="table-cell" style:parent-style-name="Default">
      <style:table-cell-properties fo:background-color="#ffffd7" style:cell-protect="none" style:print-content="true" fo:border="0.06pt solid #000000"/>
    </style:style>
    <style:style style:name="ce16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19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7" style:family="table-cell" style:parent-style-name="Default">
      <style:table-cell-properties fo:background-color="#ffffa6" fo:border="0.06pt solid #000000"/>
    </style:style>
    <style:style style:name="ce8" style:family="table-cell" style:parent-style-name="Default" style:data-style-name="N1">
      <style:table-cell-properties fo:background-color="#ffffa6" fo:border="0.06pt solid #000000"/>
    </style:style>
    <style:style style:name="ce9" style:family="table-cell" style:parent-style-name="Default" style:data-style-name="N36">
      <style:table-cell-properties fo:background-color="#ffffa6" fo:border="0.06pt solid #000000"/>
    </style:style>
    <style:style style:name="ce20" style:family="table-cell" style:parent-style-name="Default">
      <style:table-cell-properties fo:background-color="#dee6ef" style:cell-protect="none" style:print-content="true" fo:border="0.06pt solid #000000"/>
    </style:style>
    <style:style style:name="ce18" style:family="table-cell" style:parent-style-name="Default">
      <style:table-cell-properties fo:background-color="#dee6ef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21" style:family="table-cell" style:parent-style-name="Default">
      <style:table-cell-properties fo:background-color="#dee6ef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10" style:family="table-cell" style:parent-style-name="Default">
      <style:table-cell-properties fo:background-color="#fff5ce" style:cell-protect="none" style:print-content="true" fo:border="0.06pt solid #000000"/>
    </style:style>
    <style:style style:name="ce23" style:family="table-cell" style:parent-style-name="Default">
      <style:table-cell-properties fo:background-color="#dee6ef"/>
    </style:style>
    <style:style style:name="ce26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45" style:family="table-cell" style:parent-style-name="Default">
      <style:table-cell-properties fo:background-color="#dee6ef" fo:border="0.06pt solid #000000"/>
    </style:style>
    <style:style style:name="ce46" style:family="table-cell" style:parent-style-name="Default" style:data-style-name="N0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52" style:family="table-cell" style:parent-style-name="Default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27" style:family="table-cell" style:parent-style-name="Default">
      <style:table-cell-properties fo:background-color="#dde8cb" style:cell-protect="none" style:print-content="true" fo:border="0.06pt solid #000000"/>
    </style:style>
    <style:style style:name="ce28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34" style:family="table-cell" style:parent-style-name="Default" style:data-style-name="N0">
      <style:table-cell-properties fo:background-color="#dde8cb" fo:border="0.06pt solid #000000"/>
    </style:style>
    <style:style style:name="ce30" style:family="table-cell" style:parent-style-name="Default">
      <style:table-cell-properties style:cell-protect="none" style:print-content="true"/>
    </style:style>
    <style:style style:name="ce61" style:family="table-cell" style:parent-style-name="Default" style:data-style-name="N99"/>
    <style:style style:name="ce62" style:family="table-cell" style:parent-style-name="Default" style:data-style-name="N99"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b4c7dc" fo:border="0.06pt solid #000000"/>
    </style:style>
    <style:style style:name="ce50" style:family="table-cell" style:parent-style-name="Default">
      <style:table-cell-properties fo:background-color="#dde8cb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afd095" fo:border="0.06pt solid #000000"/>
    </style:style>
    <style:style style:name="ce58" style:family="table-cell" style:parent-style-name="Default" style:data-style-name="N37"/>
    <style:style style:name="ce59" style:family="table-cell" style:parent-style-name="Default">
      <style:map style:condition="is-true-formula(AND([$Patienten.$E5]=[$Konventionen.$C$3];[$Patienten.$D5]&lt;61))" style:apply-style-name="Bad" style:base-cell-address="Patienten.E5"/>
    </style:style>
    <style:style style:name="ce60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G3">
          <table:error-message table:message-type="stop" table:display="true"/>
        </table:content-validation>
      </table:content-validations>
      <table:table table:name="Patient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16"/>
        <table:table-column table:style-name="co4" table:default-cell-style-name="ce1"/>
        <table:table-column table:style-name="co3" table:default-cell-style-name="ce19"/>
        <table:table-column table:style-name="co3" table:default-cell-style-name="ce9"/>
        <table:table-column table:style-name="co3" table:default-cell-style-name="ce20"/>
        <table:table-column table:style-name="co5" table:visibility="collapse" table:default-cell-style-name="ce10"/>
        <table:table-column table:style-name="co3" table:default-cell-style-name="ce26"/>
        <table:table-column table:style-name="co6" table:visibility="collapse" table:default-cell-style-name="ce11"/>
        <table:table-column table:style-name="co3" table:default-cell-style-name="ce20"/>
        <table:table-column table:style-name="co7" table:default-cell-style-name="ce52"/>
        <table:table-column table:style-name="co3" table:number-columns-repeated="2" table:default-cell-style-name="ce52"/>
        <table:table-column table:style-name="co3" table:number-columns-repeated="2" table:default-cell-style-name="ce27"/>
        <table:table-column table:style-name="co8" table:visibility="collapse" table:default-cell-style-name="ce52"/>
        <table:table-column table:style-name="co9" table:default-cell-style-name="ce52"/>
        <table:table-column table:style-name="co3" table:default-cell-style-name="ce27"/>
        <table:table-column table:style-name="co10" table:default-cell-style-name="ce30"/>
        <table:table-column table:style-name="co3" table:default-cell-style-name="ce30"/>
        <table:table-column table:style-name="co3" table:default-cell-style-name="Default"/>
        <table:table-row table:style-name="ro1">
          <table:table-cell table:style-name="ce1"/>
          <table:table-cell/>
          <table:table-cell table:style-name="ce1"/>
          <table:table-cell table:style-name="ce7"/>
          <table:table-cell table:number-columns-repeated="2"/>
          <table:table-cell table:style-name="ce23"/>
          <table:table-cell table:style-name="ce45"/>
          <table:table-cell office:value-type="string" calcext:value-type="string">
            <text:p>Erstimpfung</text:p>
          </table:table-cell>
          <table:table-cell office:value-type="string" calcext:value-type="string">
            <text:p>Zweitimpfu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1" office:value-type="string" calcext:value-type="string">
            <text:p>Geb. Datum</text:p>
          </table:table-cell>
          <table:table-cell table:style-name="ce7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Zuordnung</text:p>
          </table:table-cell>
          <table:table-cell table:style-name="ce20" office:value-type="string" calcext:value-type="string">
            <text:p>Termin</text:p>
          </table:table-cell>
          <table:table-cell table:style-name="ce45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ideal ab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, Tester</text:p>
          </table:table-cell>
          <table:table-cell office:value-type="date" office:date-value="1930-07-07" calcext:value-type="date">
            <text:p>07.07.1930</text:p>
          </table:table-cell>
          <table:table-cell table:style-name="ce8" table:formula="of:=IF(ISBLANK([.C3]);#NULL!;IF(ISBLANK([.I3]);ORG.OPENOFFICE.YEARS([.C3];TODAY();0);ORG.OPENOFFICE.YEARS([.C3];[.I3];0)))" office:value-type="float" office:value="90" calcext:value-type="float">
            <text:p>90</text:p>
          </table:table-cell>
          <table:table-cell table:style-name="ce18" office:value-type="string" calcext:value-type="string">
            <text:p>AstraZeneca</text:p>
          </table:table-cell>
          <table:table-cell table:formula="of:=IF(AND([.D3]&lt;60;[.E3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46" table:formula="of:=IF(ISBLANK([.G3]);;WEEKNUM([.G3];21))" office:value-type="float" office:value="14" calcext:value-type="float">
            <text:p>14</text:p>
          </table:table-cell>
          <table:table-cell table:style-name="ce26" office:value-type="date" office:date-value="2021-04-05" calcext:value-type="date">
            <text:p>05.04.21</text:p>
          </table:table-cell>
          <table:table-cell table:style-name="ce14" table:formula="of:=IF(ISBLANK([.I3]);COM.MICROSOFT.IFS([.E3]=[$Konventionen.$C$2];[.G3]+[$Konventionen.$D$2];[.E3]=[$Konventionen.$C$3];[.G3]+[$Konventionen.$D$3]); COM.MICROSOFT.IFS([.E3]=[$Konventionen.$C$2];[.I3]+[$Konventionen.$D$2];[.E3]=[$Konventionen.$C$3];[.I3]+[$Konventionen.$D$3]))" office:value-type="date" office:date-value="2021-05-03" calcext:value-type="date">
            <text:p>03.05.21</text:p>
          </table:table-cell>
          <table:table-cell table:style-name="ce14" table:formula="of:=[.L3]-7" office:value-type="date" office:date-value="2021-06-21" calcext:value-type="date">
            <text:p>21.06.21</text:p>
          </table:table-cell>
          <table:table-cell table:style-name="ce14" table:formula="of:=COM.MICROSOFT.IFS([.E3]=[$Konventionen.$C$2];[.J3]+[$Konventionen.$E$2];[.E3]=[$Konventionen.$C$3];[.J3]+[$Konventionen.$E$3])" office:value-type="date" office:date-value="2021-06-28" calcext:value-type="date">
            <text:p>28.06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3]);#NULL!;WEEKNUM([.N3];21))" office:value-type="float" office:value="20" calcext:value-type="float">
            <text:p>20</text:p>
          </table:table-cell>
          <table:table-cell table:style-name="ce34" table:formula="of:=IF(AND([.J3]&lt;=[.N3];[.L3]&gt;=[.N3]);IF([.K3]&lt;=[.N3];1;0);-1)" office:value-type="float" office:value="0" calcext:value-type="float">
            <text:p>0</text:p>
          </table:table-cell>
          <table:table-cell table:style-name="ce28" office:value-type="date" office:date-value="2021-04-01" calcext:value-type="date">
            <text:p>01.04.21</text:p>
          </table:table-cell>
          <table:table-cell table:number-columns-repeated="2"/>
          <table:table-cell table:style-name="ce61"/>
        </table:table-row>
        <table:table-row table:style-name="ro1">
          <table:table-cell/>
          <table:table-cell office:value-type="string" calcext:value-type="string">
            <text:p>Neuer, Patient</text:p>
          </table:table-cell>
          <table:table-cell office:value-type="date" office:date-value="1980-01-01" calcext:value-type="date">
            <text:p>01.01.1980</text:p>
          </table:table-cell>
          <table:table-cell table:style-name="ce8" table:formula="of:=IF(ISBLANK([.C4]);#NULL!;IF(ISBLANK([.I4]);ORG.OPENOFFICE.YEARS([.C4];TODAY();0);ORG.OPENOFFICE.YEARS([.C4];[.I4];0)))" office:value-type="float" office:value="41" calcext:value-type="float">
            <text:p>41</text:p>
          </table:table-cell>
          <table:table-cell table:style-name="ce18" office:value-type="string" calcext:value-type="string">
            <text:p>Comirnaty</text:p>
          </table:table-cell>
          <table:table-cell table:formula="of:=IF(AND([.D4]&lt;60;[.E4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46" table:formula="of:=IF(ISBLANK([.G4]);;WEEKNUM([.G4];21))" office:value-type="float" office:value="14" calcext:value-type="float">
            <text:p>14</text:p>
          </table:table-cell>
          <table:table-cell table:style-name="ce26" office:value-type="date" office:date-value="2021-04-05" calcext:value-type="date">
            <text:p>05.04.21</text:p>
          </table:table-cell>
          <table:table-cell table:style-name="ce14" table:formula="of:=IF(ISBLANK([.I4]);COM.MICROSOFT.IFS([.E4]=[$Konventionen.$C$2];[.G4]+[$Konventionen.$D$2];[.E4]=[$Konventionen.$C$3];[.G4]+[$Konventionen.$D$3]); COM.MICROSOFT.IFS([.E4]=[$Konventionen.$C$2];[.I4]+[$Konventionen.$D$2];[.E4]=[$Konventionen.$C$3];[.I4]+[$Konventionen.$D$3]))" office:value-type="date" office:date-value="2021-04-26" calcext:value-type="date">
            <text:p>26.04.21</text:p>
          </table:table-cell>
          <table:table-cell table:style-name="ce14" table:formula="of:=[.L4]-7" office:value-type="date" office:date-value="2021-05-10" calcext:value-type="date">
            <text:p>10.05.21</text:p>
          </table:table-cell>
          <table:table-cell table:style-name="ce14" table:formula="of:=COM.MICROSOFT.IFS([.E4]=[$Konventionen.$C$2];[.J4]+[$Konventionen.$E$2];[.E4]=[$Konventionen.$C$3];[.J4]+[$Konventionen.$E$3])" office:value-type="date" office:date-value="2021-05-17" calcext:value-type="date">
            <text:p>17.05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4]);#NULL!;WEEKNUM([.N4];21))" office:value-type="float" office:value="20" calcext:value-type="float">
            <text:p>20</text:p>
          </table:table-cell>
          <table:table-cell table:style-name="ce34" table:formula="of:=IF(AND([.J4]&lt;=[.N4];[.L4]&gt;=[.N4]);IF([.K4]&lt;=[.N4];1;0);-1)" office:value-type="float" office:value="-1" calcext:value-type="float">
            <text:p>-1</text:p>
          </table:table-cell>
          <table:table-cell table:style-name="ce28" office:value-type="date" office:date-value="2021-04-01" calcext:value-type="date">
            <text:p>01.04.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ch, Ein</text:p>
          </table:table-cell>
          <table:table-cell office:value-type="date" office:date-value="1930-01-01" calcext:value-type="date">
            <text:p>01.01.1930</text:p>
          </table:table-cell>
          <table:table-cell table:style-name="ce8" table:formula="of:=IF(ISBLANK([.C5]);#NULL!;IF(ISBLANK([.I5]);ORG.OPENOFFICE.YEARS([.C5];TODAY();0);ORG.OPENOFFICE.YEARS([.C5];[.I5];0)))" office:value-type="float" office:value="91" calcext:value-type="float">
            <text:p>91</text:p>
          </table:table-cell>
          <table:table-cell table:style-name="ce21" table:content-validation-name="val1" office:value-type="string" calcext:value-type="string">
            <text:p>Comirnaty</text:p>
          </table:table-cell>
          <table:table-cell table:formula="of:=IF(AND([.D5]&lt;60;[.E5]=[$Konventionen.$C$3]);&quot;CHECK!&quot;;&quot;OK.&quot;)" office:value-type="string" office:string-value="OK." calcext:value-type="string">
            <text:p>OK.</text:p>
          </table:table-cell>
          <table:table-cell table:content-validation-name="val2" office:value-type="date" office:date-value="2021-04-07" calcext:value-type="date">
            <text:p>07.04.21</text:p>
          </table:table-cell>
          <table:table-cell table:style-name="ce46" table:formula="of:=IF(ISBLANK([.G5]);;WEEKNUM([.G5];21))" office:value-type="float" office:value="14" calcext:value-type="float">
            <text:p>14</text:p>
          </table:table-cell>
          <table:table-cell table:style-name="ce26"/>
          <table:table-cell table:style-name="ce14" table:formula="of:=IF(ISBLANK([.I5]);COM.MICROSOFT.IFS([.E5]=[$Konventionen.$C$2];[.G5]+[$Konventionen.$D$2];[.E5]=[$Konventionen.$C$3];[.G5]+[$Konventionen.$D$3]); COM.MICROSOFT.IFS([.E5]=[$Konventionen.$C$2];[.I5]+[$Konventionen.$D$2];[.E5]=[$Konventionen.$C$3];[.I5]+[$Konventionen.$D$3]))" office:value-type="date" office:date-value="2021-04-28" calcext:value-type="date">
            <text:p>28.04.21</text:p>
          </table:table-cell>
          <table:table-cell table:style-name="ce14" table:formula="of:=[.L5]-7" office:value-type="date" office:date-value="2021-05-12" calcext:value-type="date">
            <text:p>12.05.21</text:p>
          </table:table-cell>
          <table:table-cell table:style-name="ce14" table:formula="of:=COM.MICROSOFT.IFS([.E5]=[$Konventionen.$C$2];[.J5]+[$Konventionen.$E$2];[.E5]=[$Konventionen.$C$3];[.J5]+[$Konventionen.$E$3])" office:value-type="date" office:date-value="2021-05-19" calcext:value-type="date">
            <text:p>19.05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5]);#NULL!;WEEKNUM([.N5];21))" office:value-type="float" office:value="20" calcext:value-type="float">
            <text:p>20</text:p>
          </table:table-cell>
          <table:table-cell table:style-name="ce34" table:formula="of:=IF(AND([.J5]&lt;=[.N5];[.L5]&gt;=[.N5]);IF([.K5]&lt;=[.N5];1;0);-1)" office:value-type="float" office:value="1" calcext:value-type="float">
            <text:p>1</text:p>
          </table:table-cell>
          <table:table-cell table:style-name="ce28" office:value-type="date" office:date-value="2021-05-05" calcext:value-type="date">
            <text:p>05.05.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table:formula="of:=IF(ISBLANK([.C6]);#NULL!;IF(ISBLANK([.I6]);ORG.OPENOFFICE.YEARS([.C6];TODAY();0);ORG.OPENOFFICE.YEARS([.C6];[.I6];0)))" office:value-type="string" office:string-value="" calcext:value-type="error">
            <text:p>#NULL!</text:p>
          </table:table-cell>
          <table:table-cell table:style-name="ce18"/>
          <table:table-cell table:formula="of:=IF(AND([.D6]&lt;60;[.E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]);;WEEKNUM([.G6];21))" office:value-type="float" office:value="0" calcext:value-type="float">
            <text:p>0</text:p>
          </table:table-cell>
          <table:table-cell table:style-name="ce26"/>
          <table:table-cell table:style-name="ce14" table:formula="of:=IF(ISBLANK([.I6]);COM.MICROSOFT.IFS([.E6]=[$Konventionen.$C$2];[.G6]+[$Konventionen.$D$2];[.E6]=[$Konventionen.$C$3];[.G6]+[$Konventionen.$D$3]); COM.MICROSOFT.IFS([.E6]=[$Konventionen.$C$2];[.I6]+[$Konventionen.$D$2];[.E6]=[$Konventionen.$C$3];[.I6]+[$Konventionen.$D$3]))" office:value-type="string" office:string-value="" calcext:value-type="error">
            <text:p>#NV</text:p>
          </table:table-cell>
          <table:table-cell table:style-name="ce14" table:formula="of:=[.L6]-7" office:value-type="string" office:string-value="" calcext:value-type="error">
            <text:p>#NV</text:p>
          </table:table-cell>
          <table:table-cell table:style-name="ce14" table:formula="of:=COM.MICROSOFT.IFS([.E6]=[$Konventionen.$C$2];[.J6]+[$Konventionen.$E$2];[.E6]=[$Konventionen.$C$3];[.J6]+[$Konventionen.$E$3])" office:value-type="string" office:string-value="" calcext:value-type="error">
            <text:p>#NV</text:p>
          </table:table-cell>
          <table:table-cell table:style-name="ce28" table:number-columns-repeated="2"/>
          <table:table-cell table:style-name="ce15" table:formula="of:=IF(ISBLANK([.N6]);#NULL!;WEEKNUM([.N6];21))" office:value-type="string" office:string-value="" calcext:value-type="error">
            <text:p>#NULL!</text:p>
          </table:table-cell>
          <table:table-cell table:style-name="ce34" table:formula="of:=IF(AND([.J6]&lt;=[.N6];[.L6]&gt;=[.N6]);IF([.K6]&lt;=[.N6];1;0);-1)" office:value-type="string" office:string-value="" calcext:value-type="error">
            <text:p>#NV</text:p>
          </table:table-cell>
          <table:table-cell table:style-name="ce28" office:value-type="date" office:date-value="2021-05-02" calcext:value-type="date">
            <text:p>02.05.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table:formula="of:=IF(ISBLANK([.C7]);#NULL!;IF(ISBLANK([.I7]);ORG.OPENOFFICE.YEARS([.C7];TODAY();0);ORG.OPENOFFICE.YEARS([.C7];[.I7];0)))" office:value-type="string" office:string-value="" calcext:value-type="error">
            <text:p>#NULL!</text:p>
          </table:table-cell>
          <table:table-cell table:style-name="ce18"/>
          <table:table-cell table:formula="of:=IF(AND([.D7]&lt;60;[.E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]);;WEEKNUM([.G7];21))" office:value-type="float" office:value="0" calcext:value-type="float">
            <text:p>0</text:p>
          </table:table-cell>
          <table:table-cell table:style-name="ce26"/>
          <table:table-cell table:style-name="ce14" table:formula="of:=IF(ISBLANK([.I7]);COM.MICROSOFT.IFS([.E7]=[$Konventionen.$C$2];[.G7]+[$Konventionen.$D$2];[.E7]=[$Konventionen.$C$3];[.G7]+[$Konventionen.$D$3]); COM.MICROSOFT.IFS([.E7]=[$Konventionen.$C$2];[.I7]+[$Konventionen.$D$2];[.E7]=[$Konventionen.$C$3];[.I7]+[$Konventionen.$D$3]))" office:value-type="string" office:string-value="" calcext:value-type="error">
            <text:p>#NV</text:p>
          </table:table-cell>
          <table:table-cell table:style-name="ce14" table:formula="of:=[.L7]-7" office:value-type="string" office:string-value="" calcext:value-type="error">
            <text:p>#NV</text:p>
          </table:table-cell>
          <table:table-cell table:style-name="ce14" table:formula="of:=COM.MICROSOFT.IFS([.E7]=[$Konventionen.$C$2];[.J7]+[$Konventionen.$E$2];[.E7]=[$Konventionen.$C$3];[.J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]);#NULL!;WEEKNUM([.N7];21))" office:value-type="string" office:string-value="" calcext:value-type="error">
            <text:p>#NULL!</text:p>
          </table:table-cell>
          <table:table-cell table:style-name="ce34" table:formula="of:=IF(AND([.J7]&lt;=[.N7];[.L7]&gt;=[.N7]);IF([.K7]&lt;=[.N7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]);#NULL!;IF(ISBLANK([.I8]);ORG.OPENOFFICE.YEARS([.C8];TODAY();0);ORG.OPENOFFICE.YEARS([.C8];[.I8];0)))" office:value-type="string" office:string-value="" calcext:value-type="error">
            <text:p>#NULL!</text:p>
          </table:table-cell>
          <table:table-cell table:style-name="ce18"/>
          <table:table-cell table:formula="of:=IF(AND([.D8]&lt;60;[.E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]);;WEEKNUM([.G8];21))" office:value-type="float" office:value="0" calcext:value-type="float">
            <text:p>0</text:p>
          </table:table-cell>
          <table:table-cell/>
          <table:table-cell table:style-name="ce14" table:formula="of:=IF(ISBLANK([.I8]);COM.MICROSOFT.IFS([.E8]=[$Konventionen.$C$2];[.G8]+[$Konventionen.$D$2];[.E8]=[$Konventionen.$C$3];[.G8]+[$Konventionen.$D$3]); COM.MICROSOFT.IFS([.E8]=[$Konventionen.$C$2];[.I8]+[$Konventionen.$D$2];[.E8]=[$Konventionen.$C$3];[.I8]+[$Konventionen.$D$3]))" office:value-type="string" office:string-value="" calcext:value-type="error">
            <text:p>#NV</text:p>
          </table:table-cell>
          <table:table-cell table:style-name="ce14" table:formula="of:=[.L8]-7" office:value-type="string" office:string-value="" calcext:value-type="error">
            <text:p>#NV</text:p>
          </table:table-cell>
          <table:table-cell table:style-name="ce14" table:formula="of:=COM.MICROSOFT.IFS([.E8]=[$Konventionen.$C$2];[.J8]+[$Konventionen.$E$2];[.E8]=[$Konventionen.$C$3];[.J8]+[$Konventionen.$E$3])" office:value-type="string" office:string-value="" calcext:value-type="error">
            <text:p>#NV</text:p>
          </table:table-cell>
          <table:table-cell table:style-name="ce28" table:number-columns-repeated="2"/>
          <table:table-cell table:style-name="ce15" table:formula="of:=IF(ISBLANK([.N8]);#NULL!;WEEKNUM([.N8];21))" office:value-type="string" office:string-value="" calcext:value-type="error">
            <text:p>#NULL!</text:p>
          </table:table-cell>
          <table:table-cell table:style-name="ce34" table:formula="of:=IF(AND([.J8]&lt;=[.N8];[.L8]&gt;=[.N8]);IF([.K8]&lt;=[.N8];1;0);-1)" office:value-type="string" office:string-value="" calcext:value-type="error">
            <text:p>#NV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3"/>
          <table:table-cell table:style-name="ce8" table:formula="of:=IF(ISBLANK([.C9]);#NULL!;IF(ISBLANK([.I9]);ORG.OPENOFFICE.YEARS([.C9];TODAY();0);ORG.OPENOFFICE.YEARS([.C9];[.I9];0)))" office:value-type="string" office:string-value="" calcext:value-type="error">
            <text:p>#NULL!</text:p>
          </table:table-cell>
          <table:table-cell table:style-name="ce18"/>
          <table:table-cell table:formula="of:=IF(AND([.D9]&lt;60;[.E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]);;WEEKNUM([.G9];21))" office:value-type="float" office:value="0" calcext:value-type="float">
            <text:p>0</text:p>
          </table:table-cell>
          <table:table-cell table:style-name="ce26"/>
          <table:table-cell table:style-name="ce14" table:formula="of:=IF(ISBLANK([.I9]);COM.MICROSOFT.IFS([.E9]=[$Konventionen.$C$2];[.G9]+[$Konventionen.$D$2];[.E9]=[$Konventionen.$C$3];[.G9]+[$Konventionen.$D$3]); COM.MICROSOFT.IFS([.E9]=[$Konventionen.$C$2];[.I9]+[$Konventionen.$D$2];[.E9]=[$Konventionen.$C$3];[.I9]+[$Konventionen.$D$3]))" office:value-type="string" office:string-value="" calcext:value-type="error">
            <text:p>#NV</text:p>
          </table:table-cell>
          <table:table-cell table:style-name="ce14" table:formula="of:=[.L9]-7" office:value-type="string" office:string-value="" calcext:value-type="error">
            <text:p>#NV</text:p>
          </table:table-cell>
          <table:table-cell table:style-name="ce14" table:formula="of:=COM.MICROSOFT.IFS([.E9]=[$Konventionen.$C$2];[.J9]+[$Konventionen.$E$2];[.E9]=[$Konventionen.$C$3];[.J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]);#NULL!;WEEKNUM([.N9];21))" office:value-type="string" office:string-value="" calcext:value-type="error">
            <text:p>#NULL!</text:p>
          </table:table-cell>
          <table:table-cell table:style-name="ce34" table:formula="of:=IF(AND([.J9]&lt;=[.N9];[.L9]&gt;=[.N9]);IF([.K9]&lt;=[.N9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]);#NULL!;IF(ISBLANK([.I10]);ORG.OPENOFFICE.YEARS([.C10];TODAY();0);ORG.OPENOFFICE.YEARS([.C10];[.I10];0)))" office:value-type="string" office:string-value="" calcext:value-type="error">
            <text:p>#NULL!</text:p>
          </table:table-cell>
          <table:table-cell table:style-name="ce18"/>
          <table:table-cell table:formula="of:=IF(AND([.D10]&lt;60;[.E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]);;WEEKNUM([.G10];21))" office:value-type="float" office:value="0" calcext:value-type="float">
            <text:p>0</text:p>
          </table:table-cell>
          <table:table-cell/>
          <table:table-cell table:style-name="ce14" table:formula="of:=IF(ISBLANK([.I10]);COM.MICROSOFT.IFS([.E10]=[$Konventionen.$C$2];[.G10]+[$Konventionen.$D$2];[.E10]=[$Konventionen.$C$3];[.G10]+[$Konventionen.$D$3]); COM.MICROSOFT.IFS([.E10]=[$Konventionen.$C$2];[.I10]+[$Konventionen.$D$2];[.E10]=[$Konventionen.$C$3];[.I10]+[$Konventionen.$D$3]))" office:value-type="string" office:string-value="" calcext:value-type="error">
            <text:p>#NV</text:p>
          </table:table-cell>
          <table:table-cell table:style-name="ce14" table:formula="of:=[.L10]-7" office:value-type="string" office:string-value="" calcext:value-type="error">
            <text:p>#NV</text:p>
          </table:table-cell>
          <table:table-cell table:style-name="ce14" table:formula="of:=COM.MICROSOFT.IFS([.E10]=[$Konventionen.$C$2];[.J10]+[$Konventionen.$E$2];[.E10]=[$Konventionen.$C$3];[.J1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]);#NULL!;WEEKNUM([.N10];21))" office:value-type="string" office:string-value="" calcext:value-type="error">
            <text:p>#NULL!</text:p>
          </table:table-cell>
          <table:table-cell table:style-name="ce34" table:formula="of:=IF(AND([.J10]&lt;=[.N10];[.L10]&gt;=[.N10]);IF([.K10]&lt;=[.N10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]);#NULL!;IF(ISBLANK([.I11]);ORG.OPENOFFICE.YEARS([.C11];TODAY();0);ORG.OPENOFFICE.YEARS([.C11];[.I11];0)))" office:value-type="string" office:string-value="" calcext:value-type="error">
            <text:p>#NULL!</text:p>
          </table:table-cell>
          <table:table-cell table:style-name="ce18"/>
          <table:table-cell table:formula="of:=IF(AND([.D11]&lt;60;[.E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]);;WEEKNUM([.G11];21))" office:value-type="float" office:value="0" calcext:value-type="float">
            <text:p>0</text:p>
          </table:table-cell>
          <table:table-cell/>
          <table:table-cell table:style-name="ce14" table:formula="of:=IF(ISBLANK([.I11]);COM.MICROSOFT.IFS([.E11]=[$Konventionen.$C$2];[.G11]+[$Konventionen.$D$2];[.E11]=[$Konventionen.$C$3];[.G11]+[$Konventionen.$D$3]); COM.MICROSOFT.IFS([.E11]=[$Konventionen.$C$2];[.I11]+[$Konventionen.$D$2];[.E11]=[$Konventionen.$C$3];[.I11]+[$Konventionen.$D$3]))" office:value-type="string" office:string-value="" calcext:value-type="error">
            <text:p>#NV</text:p>
          </table:table-cell>
          <table:table-cell table:style-name="ce14" table:formula="of:=[.L11]-7" office:value-type="string" office:string-value="" calcext:value-type="error">
            <text:p>#NV</text:p>
          </table:table-cell>
          <table:table-cell table:style-name="ce14" table:formula="of:=COM.MICROSOFT.IFS([.E11]=[$Konventionen.$C$2];[.J11]+[$Konventionen.$E$2];[.E11]=[$Konventionen.$C$3];[.J1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]);#NULL!;WEEKNUM([.N11];21))" office:value-type="string" office:string-value="" calcext:value-type="error">
            <text:p>#NULL!</text:p>
          </table:table-cell>
          <table:table-cell table:style-name="ce34" table:formula="of:=IF(AND([.J11]&lt;=[.N11];[.L11]&gt;=[.N11]);IF([.K11]&lt;=[.N11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]);#NULL!;IF(ISBLANK([.I12]);ORG.OPENOFFICE.YEARS([.C12];TODAY();0);ORG.OPENOFFICE.YEARS([.C12];[.I12];0)))" office:value-type="string" office:string-value="" calcext:value-type="error">
            <text:p>#NULL!</text:p>
          </table:table-cell>
          <table:table-cell table:style-name="ce18"/>
          <table:table-cell table:formula="of:=IF(AND([.D12]&lt;60;[.E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]);;WEEKNUM([.G12];21))" office:value-type="float" office:value="0" calcext:value-type="float">
            <text:p>0</text:p>
          </table:table-cell>
          <table:table-cell/>
          <table:table-cell table:style-name="ce14" table:formula="of:=IF(ISBLANK([.I12]);COM.MICROSOFT.IFS([.E12]=[$Konventionen.$C$2];[.G12]+[$Konventionen.$D$2];[.E12]=[$Konventionen.$C$3];[.G12]+[$Konventionen.$D$3]); COM.MICROSOFT.IFS([.E12]=[$Konventionen.$C$2];[.I12]+[$Konventionen.$D$2];[.E12]=[$Konventionen.$C$3];[.I12]+[$Konventionen.$D$3]))" office:value-type="string" office:string-value="" calcext:value-type="error">
            <text:p>#NV</text:p>
          </table:table-cell>
          <table:table-cell table:style-name="ce14" table:formula="of:=[.L12]-7" office:value-type="string" office:string-value="" calcext:value-type="error">
            <text:p>#NV</text:p>
          </table:table-cell>
          <table:table-cell table:style-name="ce14" table:formula="of:=COM.MICROSOFT.IFS([.E12]=[$Konventionen.$C$2];[.J12]+[$Konventionen.$E$2];[.E12]=[$Konventionen.$C$3];[.J1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]);#NULL!;WEEKNUM([.N12];21))" office:value-type="string" office:string-value="" calcext:value-type="error">
            <text:p>#NULL!</text:p>
          </table:table-cell>
          <table:table-cell table:style-name="ce34" table:formula="of:=IF(AND([.J12]&lt;=[.N12];[.L12]&gt;=[.N12]);IF([.K12]&lt;=[.N12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]);#NULL!;IF(ISBLANK([.I13]);ORG.OPENOFFICE.YEARS([.C13];TODAY();0);ORG.OPENOFFICE.YEARS([.C13];[.I13];0)))" office:value-type="string" office:string-value="" calcext:value-type="error">
            <text:p>#NULL!</text:p>
          </table:table-cell>
          <table:table-cell table:style-name="ce18"/>
          <table:table-cell table:formula="of:=IF(AND([.D13]&lt;60;[.E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]);;WEEKNUM([.G13];21))" office:value-type="float" office:value="0" calcext:value-type="float">
            <text:p>0</text:p>
          </table:table-cell>
          <table:table-cell/>
          <table:table-cell table:style-name="ce14" table:formula="of:=IF(ISBLANK([.I13]);COM.MICROSOFT.IFS([.E13]=[$Konventionen.$C$2];[.G13]+[$Konventionen.$D$2];[.E13]=[$Konventionen.$C$3];[.G13]+[$Konventionen.$D$3]); COM.MICROSOFT.IFS([.E13]=[$Konventionen.$C$2];[.I13]+[$Konventionen.$D$2];[.E13]=[$Konventionen.$C$3];[.I13]+[$Konventionen.$D$3]))" office:value-type="string" office:string-value="" calcext:value-type="error">
            <text:p>#NV</text:p>
          </table:table-cell>
          <table:table-cell table:style-name="ce14" table:formula="of:=[.L13]-7" office:value-type="string" office:string-value="" calcext:value-type="error">
            <text:p>#NV</text:p>
          </table:table-cell>
          <table:table-cell table:style-name="ce14" table:formula="of:=COM.MICROSOFT.IFS([.E13]=[$Konventionen.$C$2];[.J13]+[$Konventionen.$E$2];[.E13]=[$Konventionen.$C$3];[.J1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]);#NULL!;WEEKNUM([.N13];21))" office:value-type="string" office:string-value="" calcext:value-type="error">
            <text:p>#NULL!</text:p>
          </table:table-cell>
          <table:table-cell table:style-name="ce34" table:formula="of:=IF(AND([.J13]&lt;=[.N13];[.L13]&gt;=[.N13]);IF([.K13]&lt;=[.N13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]);#NULL!;IF(ISBLANK([.I14]);ORG.OPENOFFICE.YEARS([.C14];TODAY();0);ORG.OPENOFFICE.YEARS([.C14];[.I14];0)))" office:value-type="string" office:string-value="" calcext:value-type="error">
            <text:p>#NULL!</text:p>
          </table:table-cell>
          <table:table-cell table:style-name="ce18"/>
          <table:table-cell table:formula="of:=IF(AND([.D14]&lt;60;[.E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]);;WEEKNUM([.G14];21))" office:value-type="float" office:value="0" calcext:value-type="float">
            <text:p>0</text:p>
          </table:table-cell>
          <table:table-cell/>
          <table:table-cell table:style-name="ce14" table:formula="of:=IF(ISBLANK([.I14]);COM.MICROSOFT.IFS([.E14]=[$Konventionen.$C$2];[.G14]+[$Konventionen.$D$2];[.E14]=[$Konventionen.$C$3];[.G14]+[$Konventionen.$D$3]); COM.MICROSOFT.IFS([.E14]=[$Konventionen.$C$2];[.I14]+[$Konventionen.$D$2];[.E14]=[$Konventionen.$C$3];[.I14]+[$Konventionen.$D$3]))" office:value-type="string" office:string-value="" calcext:value-type="error">
            <text:p>#NV</text:p>
          </table:table-cell>
          <table:table-cell table:style-name="ce14" table:formula="of:=[.L14]-7" office:value-type="string" office:string-value="" calcext:value-type="error">
            <text:p>#NV</text:p>
          </table:table-cell>
          <table:table-cell table:style-name="ce14" table:formula="of:=COM.MICROSOFT.IFS([.E14]=[$Konventionen.$C$2];[.J14]+[$Konventionen.$E$2];[.E14]=[$Konventionen.$C$3];[.J1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]);#NULL!;WEEKNUM([.N14];21))" office:value-type="string" office:string-value="" calcext:value-type="error">
            <text:p>#NULL!</text:p>
          </table:table-cell>
          <table:table-cell table:style-name="ce34" table:formula="of:=IF(AND([.J14]&lt;=[.N14];[.L14]&gt;=[.N14]);IF([.K14]&lt;=[.N14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]);#NULL!;IF(ISBLANK([.I15]);ORG.OPENOFFICE.YEARS([.C15];TODAY();0);ORG.OPENOFFICE.YEARS([.C15];[.I15];0)))" office:value-type="string" office:string-value="" calcext:value-type="error">
            <text:p>#NULL!</text:p>
          </table:table-cell>
          <table:table-cell table:style-name="ce18"/>
          <table:table-cell table:formula="of:=IF(AND([.D15]&lt;60;[.E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]);;WEEKNUM([.G15];21))" office:value-type="float" office:value="0" calcext:value-type="float">
            <text:p>0</text:p>
          </table:table-cell>
          <table:table-cell/>
          <table:table-cell table:style-name="ce14" table:formula="of:=IF(ISBLANK([.I15]);COM.MICROSOFT.IFS([.E15]=[$Konventionen.$C$2];[.G15]+[$Konventionen.$D$2];[.E15]=[$Konventionen.$C$3];[.G15]+[$Konventionen.$D$3]); COM.MICROSOFT.IFS([.E15]=[$Konventionen.$C$2];[.I15]+[$Konventionen.$D$2];[.E15]=[$Konventionen.$C$3];[.I15]+[$Konventionen.$D$3]))" office:value-type="string" office:string-value="" calcext:value-type="error">
            <text:p>#NV</text:p>
          </table:table-cell>
          <table:table-cell table:style-name="ce14" table:formula="of:=[.L15]-7" office:value-type="string" office:string-value="" calcext:value-type="error">
            <text:p>#NV</text:p>
          </table:table-cell>
          <table:table-cell table:style-name="ce14" table:formula="of:=COM.MICROSOFT.IFS([.E15]=[$Konventionen.$C$2];[.J15]+[$Konventionen.$E$2];[.E15]=[$Konventionen.$C$3];[.J1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]);#NULL!;WEEKNUM([.N15];21))" office:value-type="string" office:string-value="" calcext:value-type="error">
            <text:p>#NULL!</text:p>
          </table:table-cell>
          <table:table-cell table:style-name="ce34" table:formula="of:=IF(AND([.J15]&lt;=[.N15];[.L15]&gt;=[.N15]);IF([.K15]&lt;=[.N15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]);#NULL!;IF(ISBLANK([.I16]);ORG.OPENOFFICE.YEARS([.C16];TODAY();0);ORG.OPENOFFICE.YEARS([.C16];[.I16];0)))" office:value-type="string" office:string-value="" calcext:value-type="error">
            <text:p>#NULL!</text:p>
          </table:table-cell>
          <table:table-cell table:style-name="ce18"/>
          <table:table-cell table:formula="of:=IF(AND([.D16]&lt;60;[.E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]);;WEEKNUM([.G16];21))" office:value-type="float" office:value="0" calcext:value-type="float">
            <text:p>0</text:p>
          </table:table-cell>
          <table:table-cell/>
          <table:table-cell table:style-name="ce14" table:formula="of:=IF(ISBLANK([.I16]);COM.MICROSOFT.IFS([.E16]=[$Konventionen.$C$2];[.G16]+[$Konventionen.$D$2];[.E16]=[$Konventionen.$C$3];[.G16]+[$Konventionen.$D$3]); COM.MICROSOFT.IFS([.E16]=[$Konventionen.$C$2];[.I16]+[$Konventionen.$D$2];[.E16]=[$Konventionen.$C$3];[.I16]+[$Konventionen.$D$3]))" office:value-type="string" office:string-value="" calcext:value-type="error">
            <text:p>#NV</text:p>
          </table:table-cell>
          <table:table-cell table:style-name="ce14" table:formula="of:=[.L16]-7" office:value-type="string" office:string-value="" calcext:value-type="error">
            <text:p>#NV</text:p>
          </table:table-cell>
          <table:table-cell table:style-name="ce14" table:formula="of:=COM.MICROSOFT.IFS([.E16]=[$Konventionen.$C$2];[.J16]+[$Konventionen.$E$2];[.E16]=[$Konventionen.$C$3];[.J1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]);#NULL!;WEEKNUM([.N16];21))" office:value-type="string" office:string-value="" calcext:value-type="error">
            <text:p>#NULL!</text:p>
          </table:table-cell>
          <table:table-cell table:style-name="ce34" table:formula="of:=IF(AND([.J16]&lt;=[.N16];[.L16]&gt;=[.N16]);IF([.K16]&lt;=[.N16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]);#NULL!;IF(ISBLANK([.I17]);ORG.OPENOFFICE.YEARS([.C17];TODAY();0);ORG.OPENOFFICE.YEARS([.C17];[.I17];0)))" office:value-type="string" office:string-value="" calcext:value-type="error">
            <text:p>#NULL!</text:p>
          </table:table-cell>
          <table:table-cell table:style-name="ce18"/>
          <table:table-cell table:formula="of:=IF(AND([.D17]&lt;60;[.E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]);;WEEKNUM([.G17];21))" office:value-type="float" office:value="0" calcext:value-type="float">
            <text:p>0</text:p>
          </table:table-cell>
          <table:table-cell/>
          <table:table-cell table:style-name="ce14" table:formula="of:=IF(ISBLANK([.I17]);COM.MICROSOFT.IFS([.E17]=[$Konventionen.$C$2];[.G17]+[$Konventionen.$D$2];[.E17]=[$Konventionen.$C$3];[.G17]+[$Konventionen.$D$3]); COM.MICROSOFT.IFS([.E17]=[$Konventionen.$C$2];[.I17]+[$Konventionen.$D$2];[.E17]=[$Konventionen.$C$3];[.I17]+[$Konventionen.$D$3]))" office:value-type="string" office:string-value="" calcext:value-type="error">
            <text:p>#NV</text:p>
          </table:table-cell>
          <table:table-cell table:style-name="ce14" table:formula="of:=[.L17]-7" office:value-type="string" office:string-value="" calcext:value-type="error">
            <text:p>#NV</text:p>
          </table:table-cell>
          <table:table-cell table:style-name="ce14" table:formula="of:=COM.MICROSOFT.IFS([.E17]=[$Konventionen.$C$2];[.J17]+[$Konventionen.$E$2];[.E17]=[$Konventionen.$C$3];[.J1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7]);#NULL!;WEEKNUM([.N17];21))" office:value-type="string" office:string-value="" calcext:value-type="error">
            <text:p>#NULL!</text:p>
          </table:table-cell>
          <table:table-cell table:style-name="ce34" table:formula="of:=IF(AND([.J17]&lt;=[.N17];[.L17]&gt;=[.N17]);IF([.K17]&lt;=[.N17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]);#NULL!;IF(ISBLANK([.I18]);ORG.OPENOFFICE.YEARS([.C18];TODAY();0);ORG.OPENOFFICE.YEARS([.C18];[.I18];0)))" office:value-type="string" office:string-value="" calcext:value-type="error">
            <text:p>#NULL!</text:p>
          </table:table-cell>
          <table:table-cell table:style-name="ce18"/>
          <table:table-cell table:formula="of:=IF(AND([.D18]&lt;60;[.E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]);;WEEKNUM([.G18];21))" office:value-type="float" office:value="0" calcext:value-type="float">
            <text:p>0</text:p>
          </table:table-cell>
          <table:table-cell/>
          <table:table-cell table:style-name="ce14" table:formula="of:=IF(ISBLANK([.I18]);COM.MICROSOFT.IFS([.E18]=[$Konventionen.$C$2];[.G18]+[$Konventionen.$D$2];[.E18]=[$Konventionen.$C$3];[.G18]+[$Konventionen.$D$3]); COM.MICROSOFT.IFS([.E18]=[$Konventionen.$C$2];[.I18]+[$Konventionen.$D$2];[.E18]=[$Konventionen.$C$3];[.I18]+[$Konventionen.$D$3]))" office:value-type="string" office:string-value="" calcext:value-type="error">
            <text:p>#NV</text:p>
          </table:table-cell>
          <table:table-cell table:style-name="ce14" table:formula="of:=[.L18]-7" office:value-type="string" office:string-value="" calcext:value-type="error">
            <text:p>#NV</text:p>
          </table:table-cell>
          <table:table-cell table:style-name="ce14" table:formula="of:=COM.MICROSOFT.IFS([.E18]=[$Konventionen.$C$2];[.J18]+[$Konventionen.$E$2];[.E18]=[$Konventionen.$C$3];[.J1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8]);#NULL!;WEEKNUM([.N18];21))" office:value-type="string" office:string-value="" calcext:value-type="error">
            <text:p>#NULL!</text:p>
          </table:table-cell>
          <table:table-cell table:style-name="ce34" table:formula="of:=IF(AND([.J18]&lt;=[.N18];[.L18]&gt;=[.N18]);IF([.K18]&lt;=[.N18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]);#NULL!;IF(ISBLANK([.I19]);ORG.OPENOFFICE.YEARS([.C19];TODAY();0);ORG.OPENOFFICE.YEARS([.C19];[.I19];0)))" office:value-type="string" office:string-value="" calcext:value-type="error">
            <text:p>#NULL!</text:p>
          </table:table-cell>
          <table:table-cell table:style-name="ce18"/>
          <table:table-cell table:formula="of:=IF(AND([.D19]&lt;60;[.E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]);;WEEKNUM([.G19];21))" office:value-type="float" office:value="0" calcext:value-type="float">
            <text:p>0</text:p>
          </table:table-cell>
          <table:table-cell/>
          <table:table-cell table:style-name="ce14" table:formula="of:=IF(ISBLANK([.I19]);COM.MICROSOFT.IFS([.E19]=[$Konventionen.$C$2];[.G19]+[$Konventionen.$D$2];[.E19]=[$Konventionen.$C$3];[.G19]+[$Konventionen.$D$3]); COM.MICROSOFT.IFS([.E19]=[$Konventionen.$C$2];[.I19]+[$Konventionen.$D$2];[.E19]=[$Konventionen.$C$3];[.I19]+[$Konventionen.$D$3]))" office:value-type="string" office:string-value="" calcext:value-type="error">
            <text:p>#NV</text:p>
          </table:table-cell>
          <table:table-cell table:style-name="ce14" table:formula="of:=[.L19]-7" office:value-type="string" office:string-value="" calcext:value-type="error">
            <text:p>#NV</text:p>
          </table:table-cell>
          <table:table-cell table:style-name="ce14" table:formula="of:=COM.MICROSOFT.IFS([.E19]=[$Konventionen.$C$2];[.J19]+[$Konventionen.$E$2];[.E19]=[$Konventionen.$C$3];[.J1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9]);#NULL!;WEEKNUM([.N19];21))" office:value-type="string" office:string-value="" calcext:value-type="error">
            <text:p>#NULL!</text:p>
          </table:table-cell>
          <table:table-cell table:style-name="ce34" table:formula="of:=IF(AND([.J19]&lt;=[.N19];[.L19]&gt;=[.N19]);IF([.K19]&lt;=[.N19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]);#NULL!;IF(ISBLANK([.I20]);ORG.OPENOFFICE.YEARS([.C20];TODAY();0);ORG.OPENOFFICE.YEARS([.C20];[.I20];0)))" office:value-type="string" office:string-value="" calcext:value-type="error">
            <text:p>#NULL!</text:p>
          </table:table-cell>
          <table:table-cell table:style-name="ce18"/>
          <table:table-cell table:formula="of:=IF(AND([.D20]&lt;60;[.E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]);;WEEKNUM([.G20];21))" office:value-type="float" office:value="0" calcext:value-type="float">
            <text:p>0</text:p>
          </table:table-cell>
          <table:table-cell/>
          <table:table-cell table:style-name="ce14" table:formula="of:=IF(ISBLANK([.I20]);COM.MICROSOFT.IFS([.E20]=[$Konventionen.$C$2];[.G20]+[$Konventionen.$D$2];[.E20]=[$Konventionen.$C$3];[.G20]+[$Konventionen.$D$3]); COM.MICROSOFT.IFS([.E20]=[$Konventionen.$C$2];[.I20]+[$Konventionen.$D$2];[.E20]=[$Konventionen.$C$3];[.I20]+[$Konventionen.$D$3]))" office:value-type="string" office:string-value="" calcext:value-type="error">
            <text:p>#NV</text:p>
          </table:table-cell>
          <table:table-cell table:style-name="ce14" table:formula="of:=[.L20]-7" office:value-type="string" office:string-value="" calcext:value-type="error">
            <text:p>#NV</text:p>
          </table:table-cell>
          <table:table-cell table:style-name="ce14" table:formula="of:=COM.MICROSOFT.IFS([.E20]=[$Konventionen.$C$2];[.J20]+[$Konventionen.$E$2];[.E20]=[$Konventionen.$C$3];[.J2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0]);#NULL!;WEEKNUM([.N20];21))" office:value-type="string" office:string-value="" calcext:value-type="error">
            <text:p>#NULL!</text:p>
          </table:table-cell>
          <table:table-cell table:style-name="ce34" table:formula="of:=IF(AND([.J20]&lt;=[.N20];[.L20]&gt;=[.N20]);IF([.K20]&lt;=[.N20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]);#NULL!;IF(ISBLANK([.I21]);ORG.OPENOFFICE.YEARS([.C21];TODAY();0);ORG.OPENOFFICE.YEARS([.C21];[.I21];0)))" office:value-type="string" office:string-value="" calcext:value-type="error">
            <text:p>#NULL!</text:p>
          </table:table-cell>
          <table:table-cell table:style-name="ce18"/>
          <table:table-cell table:formula="of:=IF(AND([.D21]&lt;60;[.E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]);;WEEKNUM([.G21];21))" office:value-type="float" office:value="0" calcext:value-type="float">
            <text:p>0</text:p>
          </table:table-cell>
          <table:table-cell/>
          <table:table-cell table:style-name="ce14" table:formula="of:=IF(ISBLANK([.I21]);COM.MICROSOFT.IFS([.E21]=[$Konventionen.$C$2];[.G21]+[$Konventionen.$D$2];[.E21]=[$Konventionen.$C$3];[.G21]+[$Konventionen.$D$3]); COM.MICROSOFT.IFS([.E21]=[$Konventionen.$C$2];[.I21]+[$Konventionen.$D$2];[.E21]=[$Konventionen.$C$3];[.I21]+[$Konventionen.$D$3]))" office:value-type="string" office:string-value="" calcext:value-type="error">
            <text:p>#NV</text:p>
          </table:table-cell>
          <table:table-cell table:style-name="ce14" table:formula="of:=[.L21]-7" office:value-type="string" office:string-value="" calcext:value-type="error">
            <text:p>#NV</text:p>
          </table:table-cell>
          <table:table-cell table:style-name="ce14" table:formula="of:=COM.MICROSOFT.IFS([.E21]=[$Konventionen.$C$2];[.J21]+[$Konventionen.$E$2];[.E21]=[$Konventionen.$C$3];[.J2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1]);#NULL!;WEEKNUM([.N21];21))" office:value-type="string" office:string-value="" calcext:value-type="error">
            <text:p>#NULL!</text:p>
          </table:table-cell>
          <table:table-cell table:style-name="ce34" table:formula="of:=IF(AND([.J21]&lt;=[.N21];[.L21]&gt;=[.N21]);IF([.K21]&lt;=[.N21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]);#NULL!;IF(ISBLANK([.I22]);ORG.OPENOFFICE.YEARS([.C22];TODAY();0);ORG.OPENOFFICE.YEARS([.C22];[.I22];0)))" office:value-type="string" office:string-value="" calcext:value-type="error">
            <text:p>#NULL!</text:p>
          </table:table-cell>
          <table:table-cell table:style-name="ce18"/>
          <table:table-cell table:formula="of:=IF(AND([.D22]&lt;60;[.E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]);;WEEKNUM([.G22];21))" office:value-type="float" office:value="0" calcext:value-type="float">
            <text:p>0</text:p>
          </table:table-cell>
          <table:table-cell/>
          <table:table-cell table:style-name="ce14" table:formula="of:=IF(ISBLANK([.I22]);COM.MICROSOFT.IFS([.E22]=[$Konventionen.$C$2];[.G22]+[$Konventionen.$D$2];[.E22]=[$Konventionen.$C$3];[.G22]+[$Konventionen.$D$3]); COM.MICROSOFT.IFS([.E22]=[$Konventionen.$C$2];[.I22]+[$Konventionen.$D$2];[.E22]=[$Konventionen.$C$3];[.I22]+[$Konventionen.$D$3]))" office:value-type="string" office:string-value="" calcext:value-type="error">
            <text:p>#NV</text:p>
          </table:table-cell>
          <table:table-cell table:style-name="ce14" table:formula="of:=[.L22]-7" office:value-type="string" office:string-value="" calcext:value-type="error">
            <text:p>#NV</text:p>
          </table:table-cell>
          <table:table-cell table:style-name="ce14" table:formula="of:=COM.MICROSOFT.IFS([.E22]=[$Konventionen.$C$2];[.J22]+[$Konventionen.$E$2];[.E22]=[$Konventionen.$C$3];[.J2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2]);#NULL!;WEEKNUM([.N22];21))" office:value-type="string" office:string-value="" calcext:value-type="error">
            <text:p>#NULL!</text:p>
          </table:table-cell>
          <table:table-cell table:style-name="ce34" table:formula="of:=IF(AND([.J22]&lt;=[.N22];[.L22]&gt;=[.N22]);IF([.K22]&lt;=[.N22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]);#NULL!;IF(ISBLANK([.I23]);ORG.OPENOFFICE.YEARS([.C23];TODAY();0);ORG.OPENOFFICE.YEARS([.C23];[.I23];0)))" office:value-type="string" office:string-value="" calcext:value-type="error">
            <text:p>#NULL!</text:p>
          </table:table-cell>
          <table:table-cell table:style-name="ce18"/>
          <table:table-cell table:formula="of:=IF(AND([.D23]&lt;60;[.E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]);;WEEKNUM([.G23];21))" office:value-type="float" office:value="0" calcext:value-type="float">
            <text:p>0</text:p>
          </table:table-cell>
          <table:table-cell/>
          <table:table-cell table:style-name="ce14" table:formula="of:=IF(ISBLANK([.I23]);COM.MICROSOFT.IFS([.E23]=[$Konventionen.$C$2];[.G23]+[$Konventionen.$D$2];[.E23]=[$Konventionen.$C$3];[.G23]+[$Konventionen.$D$3]); COM.MICROSOFT.IFS([.E23]=[$Konventionen.$C$2];[.I23]+[$Konventionen.$D$2];[.E23]=[$Konventionen.$C$3];[.I23]+[$Konventionen.$D$3]))" office:value-type="string" office:string-value="" calcext:value-type="error">
            <text:p>#NV</text:p>
          </table:table-cell>
          <table:table-cell table:style-name="ce14" table:formula="of:=[.L23]-7" office:value-type="string" office:string-value="" calcext:value-type="error">
            <text:p>#NV</text:p>
          </table:table-cell>
          <table:table-cell table:style-name="ce14" table:formula="of:=COM.MICROSOFT.IFS([.E23]=[$Konventionen.$C$2];[.J23]+[$Konventionen.$E$2];[.E23]=[$Konventionen.$C$3];[.J2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3]);#NULL!;WEEKNUM([.N23];21))" office:value-type="string" office:string-value="" calcext:value-type="error">
            <text:p>#NULL!</text:p>
          </table:table-cell>
          <table:table-cell table:style-name="ce34" table:formula="of:=IF(AND([.J23]&lt;=[.N23];[.L23]&gt;=[.N23]);IF([.K23]&lt;=[.N23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]);#NULL!;IF(ISBLANK([.I24]);ORG.OPENOFFICE.YEARS([.C24];TODAY();0);ORG.OPENOFFICE.YEARS([.C24];[.I24];0)))" office:value-type="string" office:string-value="" calcext:value-type="error">
            <text:p>#NULL!</text:p>
          </table:table-cell>
          <table:table-cell table:style-name="ce18"/>
          <table:table-cell table:formula="of:=IF(AND([.D24]&lt;60;[.E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]);;WEEKNUM([.G24];21))" office:value-type="float" office:value="0" calcext:value-type="float">
            <text:p>0</text:p>
          </table:table-cell>
          <table:table-cell/>
          <table:table-cell table:style-name="ce14" table:formula="of:=IF(ISBLANK([.I24]);COM.MICROSOFT.IFS([.E24]=[$Konventionen.$C$2];[.G24]+[$Konventionen.$D$2];[.E24]=[$Konventionen.$C$3];[.G24]+[$Konventionen.$D$3]); COM.MICROSOFT.IFS([.E24]=[$Konventionen.$C$2];[.I24]+[$Konventionen.$D$2];[.E24]=[$Konventionen.$C$3];[.I24]+[$Konventionen.$D$3]))" office:value-type="string" office:string-value="" calcext:value-type="error">
            <text:p>#NV</text:p>
          </table:table-cell>
          <table:table-cell table:style-name="ce14" table:formula="of:=[.L24]-7" office:value-type="string" office:string-value="" calcext:value-type="error">
            <text:p>#NV</text:p>
          </table:table-cell>
          <table:table-cell table:style-name="ce14" table:formula="of:=COM.MICROSOFT.IFS([.E24]=[$Konventionen.$C$2];[.J24]+[$Konventionen.$E$2];[.E24]=[$Konventionen.$C$3];[.J2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4]);#NULL!;WEEKNUM([.N24];21))" office:value-type="string" office:string-value="" calcext:value-type="error">
            <text:p>#NULL!</text:p>
          </table:table-cell>
          <table:table-cell table:style-name="ce34" table:formula="of:=IF(AND([.J24]&lt;=[.N24];[.L24]&gt;=[.N24]);IF([.K24]&lt;=[.N24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]);#NULL!;IF(ISBLANK([.I25]);ORG.OPENOFFICE.YEARS([.C25];TODAY();0);ORG.OPENOFFICE.YEARS([.C25];[.I25];0)))" office:value-type="string" office:string-value="" calcext:value-type="error">
            <text:p>#NULL!</text:p>
          </table:table-cell>
          <table:table-cell table:style-name="ce18"/>
          <table:table-cell table:formula="of:=IF(AND([.D25]&lt;60;[.E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]);;WEEKNUM([.G25];21))" office:value-type="float" office:value="0" calcext:value-type="float">
            <text:p>0</text:p>
          </table:table-cell>
          <table:table-cell/>
          <table:table-cell table:style-name="ce14" table:formula="of:=IF(ISBLANK([.I25]);COM.MICROSOFT.IFS([.E25]=[$Konventionen.$C$2];[.G25]+[$Konventionen.$D$2];[.E25]=[$Konventionen.$C$3];[.G25]+[$Konventionen.$D$3]); COM.MICROSOFT.IFS([.E25]=[$Konventionen.$C$2];[.I25]+[$Konventionen.$D$2];[.E25]=[$Konventionen.$C$3];[.I25]+[$Konventionen.$D$3]))" office:value-type="string" office:string-value="" calcext:value-type="error">
            <text:p>#NV</text:p>
          </table:table-cell>
          <table:table-cell table:style-name="ce14" table:formula="of:=[.L25]-7" office:value-type="string" office:string-value="" calcext:value-type="error">
            <text:p>#NV</text:p>
          </table:table-cell>
          <table:table-cell table:style-name="ce14" table:formula="of:=COM.MICROSOFT.IFS([.E25]=[$Konventionen.$C$2];[.J25]+[$Konventionen.$E$2];[.E25]=[$Konventionen.$C$3];[.J2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5]);#NULL!;WEEKNUM([.N25];21))" office:value-type="string" office:string-value="" calcext:value-type="error">
            <text:p>#NULL!</text:p>
          </table:table-cell>
          <table:table-cell table:style-name="ce34" table:formula="of:=IF(AND([.J25]&lt;=[.N25];[.L25]&gt;=[.N25]);IF([.K25]&lt;=[.N25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]);#NULL!;IF(ISBLANK([.I26]);ORG.OPENOFFICE.YEARS([.C26];TODAY();0);ORG.OPENOFFICE.YEARS([.C26];[.I26];0)))" office:value-type="string" office:string-value="" calcext:value-type="error">
            <text:p>#NULL!</text:p>
          </table:table-cell>
          <table:table-cell table:style-name="ce18"/>
          <table:table-cell table:formula="of:=IF(AND([.D26]&lt;60;[.E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]);;WEEKNUM([.G26];21))" office:value-type="float" office:value="0" calcext:value-type="float">
            <text:p>0</text:p>
          </table:table-cell>
          <table:table-cell/>
          <table:table-cell table:style-name="ce14" table:formula="of:=IF(ISBLANK([.I26]);COM.MICROSOFT.IFS([.E26]=[$Konventionen.$C$2];[.G26]+[$Konventionen.$D$2];[.E26]=[$Konventionen.$C$3];[.G26]+[$Konventionen.$D$3]); COM.MICROSOFT.IFS([.E26]=[$Konventionen.$C$2];[.I26]+[$Konventionen.$D$2];[.E26]=[$Konventionen.$C$3];[.I26]+[$Konventionen.$D$3]))" office:value-type="string" office:string-value="" calcext:value-type="error">
            <text:p>#NV</text:p>
          </table:table-cell>
          <table:table-cell table:style-name="ce14" table:formula="of:=[.L26]-7" office:value-type="string" office:string-value="" calcext:value-type="error">
            <text:p>#NV</text:p>
          </table:table-cell>
          <table:table-cell table:style-name="ce14" table:formula="of:=COM.MICROSOFT.IFS([.E26]=[$Konventionen.$C$2];[.J26]+[$Konventionen.$E$2];[.E26]=[$Konventionen.$C$3];[.J2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6]);#NULL!;WEEKNUM([.N26];21))" office:value-type="string" office:string-value="" calcext:value-type="error">
            <text:p>#NULL!</text:p>
          </table:table-cell>
          <table:table-cell table:style-name="ce34" table:formula="of:=IF(AND([.J26]&lt;=[.N26];[.L26]&gt;=[.N26]);IF([.K26]&lt;=[.N26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]);#NULL!;IF(ISBLANK([.I27]);ORG.OPENOFFICE.YEARS([.C27];TODAY();0);ORG.OPENOFFICE.YEARS([.C27];[.I27];0)))" office:value-type="string" office:string-value="" calcext:value-type="error">
            <text:p>#NULL!</text:p>
          </table:table-cell>
          <table:table-cell table:style-name="ce18"/>
          <table:table-cell table:formula="of:=IF(AND([.D27]&lt;60;[.E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]);;WEEKNUM([.G27];21))" office:value-type="float" office:value="0" calcext:value-type="float">
            <text:p>0</text:p>
          </table:table-cell>
          <table:table-cell/>
          <table:table-cell table:style-name="ce14" table:formula="of:=IF(ISBLANK([.I27]);COM.MICROSOFT.IFS([.E27]=[$Konventionen.$C$2];[.G27]+[$Konventionen.$D$2];[.E27]=[$Konventionen.$C$3];[.G27]+[$Konventionen.$D$3]); COM.MICROSOFT.IFS([.E27]=[$Konventionen.$C$2];[.I27]+[$Konventionen.$D$2];[.E27]=[$Konventionen.$C$3];[.I27]+[$Konventionen.$D$3]))" office:value-type="string" office:string-value="" calcext:value-type="error">
            <text:p>#NV</text:p>
          </table:table-cell>
          <table:table-cell table:style-name="ce14" table:formula="of:=[.L27]-7" office:value-type="string" office:string-value="" calcext:value-type="error">
            <text:p>#NV</text:p>
          </table:table-cell>
          <table:table-cell table:style-name="ce14" table:formula="of:=COM.MICROSOFT.IFS([.E27]=[$Konventionen.$C$2];[.J27]+[$Konventionen.$E$2];[.E27]=[$Konventionen.$C$3];[.J2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7]);#NULL!;WEEKNUM([.N27];21))" office:value-type="string" office:string-value="" calcext:value-type="error">
            <text:p>#NULL!</text:p>
          </table:table-cell>
          <table:table-cell table:style-name="ce34" table:formula="of:=IF(AND([.J27]&lt;=[.N27];[.L27]&gt;=[.N27]);IF([.K27]&lt;=[.N27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]);#NULL!;IF(ISBLANK([.I28]);ORG.OPENOFFICE.YEARS([.C28];TODAY();0);ORG.OPENOFFICE.YEARS([.C28];[.I28];0)))" office:value-type="string" office:string-value="" calcext:value-type="error">
            <text:p>#NULL!</text:p>
          </table:table-cell>
          <table:table-cell table:style-name="ce18"/>
          <table:table-cell table:formula="of:=IF(AND([.D28]&lt;60;[.E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]);;WEEKNUM([.G28];21))" office:value-type="float" office:value="0" calcext:value-type="float">
            <text:p>0</text:p>
          </table:table-cell>
          <table:table-cell/>
          <table:table-cell table:style-name="ce14" table:formula="of:=IF(ISBLANK([.I28]);COM.MICROSOFT.IFS([.E28]=[$Konventionen.$C$2];[.G28]+[$Konventionen.$D$2];[.E28]=[$Konventionen.$C$3];[.G28]+[$Konventionen.$D$3]); COM.MICROSOFT.IFS([.E28]=[$Konventionen.$C$2];[.I28]+[$Konventionen.$D$2];[.E28]=[$Konventionen.$C$3];[.I28]+[$Konventionen.$D$3]))" office:value-type="string" office:string-value="" calcext:value-type="error">
            <text:p>#NV</text:p>
          </table:table-cell>
          <table:table-cell table:style-name="ce14" table:formula="of:=[.L28]-7" office:value-type="string" office:string-value="" calcext:value-type="error">
            <text:p>#NV</text:p>
          </table:table-cell>
          <table:table-cell table:style-name="ce14" table:formula="of:=COM.MICROSOFT.IFS([.E28]=[$Konventionen.$C$2];[.J28]+[$Konventionen.$E$2];[.E28]=[$Konventionen.$C$3];[.J2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8]);#NULL!;WEEKNUM([.N28];21))" office:value-type="string" office:string-value="" calcext:value-type="error">
            <text:p>#NULL!</text:p>
          </table:table-cell>
          <table:table-cell table:style-name="ce34" table:formula="of:=IF(AND([.J28]&lt;=[.N28];[.L28]&gt;=[.N28]);IF([.K28]&lt;=[.N28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]);#NULL!;IF(ISBLANK([.I29]);ORG.OPENOFFICE.YEARS([.C29];TODAY();0);ORG.OPENOFFICE.YEARS([.C29];[.I29];0)))" office:value-type="string" office:string-value="" calcext:value-type="error">
            <text:p>#NULL!</text:p>
          </table:table-cell>
          <table:table-cell table:style-name="ce18"/>
          <table:table-cell table:formula="of:=IF(AND([.D29]&lt;60;[.E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]);;WEEKNUM([.G29];21))" office:value-type="float" office:value="0" calcext:value-type="float">
            <text:p>0</text:p>
          </table:table-cell>
          <table:table-cell/>
          <table:table-cell table:style-name="ce14" table:formula="of:=IF(ISBLANK([.I29]);COM.MICROSOFT.IFS([.E29]=[$Konventionen.$C$2];[.G29]+[$Konventionen.$D$2];[.E29]=[$Konventionen.$C$3];[.G29]+[$Konventionen.$D$3]); COM.MICROSOFT.IFS([.E29]=[$Konventionen.$C$2];[.I29]+[$Konventionen.$D$2];[.E29]=[$Konventionen.$C$3];[.I29]+[$Konventionen.$D$3]))" office:value-type="string" office:string-value="" calcext:value-type="error">
            <text:p>#NV</text:p>
          </table:table-cell>
          <table:table-cell table:style-name="ce14" table:formula="of:=[.L29]-7" office:value-type="string" office:string-value="" calcext:value-type="error">
            <text:p>#NV</text:p>
          </table:table-cell>
          <table:table-cell table:style-name="ce14" table:formula="of:=COM.MICROSOFT.IFS([.E29]=[$Konventionen.$C$2];[.J29]+[$Konventionen.$E$2];[.E29]=[$Konventionen.$C$3];[.J2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9]);#NULL!;WEEKNUM([.N29];21))" office:value-type="string" office:string-value="" calcext:value-type="error">
            <text:p>#NULL!</text:p>
          </table:table-cell>
          <table:table-cell table:style-name="ce34" table:formula="of:=IF(AND([.J29]&lt;=[.N29];[.L29]&gt;=[.N29]);IF([.K29]&lt;=[.N29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]);#NULL!;IF(ISBLANK([.I30]);ORG.OPENOFFICE.YEARS([.C30];TODAY();0);ORG.OPENOFFICE.YEARS([.C30];[.I30];0)))" office:value-type="string" office:string-value="" calcext:value-type="error">
            <text:p>#NULL!</text:p>
          </table:table-cell>
          <table:table-cell table:style-name="ce18"/>
          <table:table-cell table:formula="of:=IF(AND([.D30]&lt;60;[.E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]);;WEEKNUM([.G30];21))" office:value-type="float" office:value="0" calcext:value-type="float">
            <text:p>0</text:p>
          </table:table-cell>
          <table:table-cell/>
          <table:table-cell table:style-name="ce14" table:formula="of:=IF(ISBLANK([.I30]);COM.MICROSOFT.IFS([.E30]=[$Konventionen.$C$2];[.G30]+[$Konventionen.$D$2];[.E30]=[$Konventionen.$C$3];[.G30]+[$Konventionen.$D$3]); COM.MICROSOFT.IFS([.E30]=[$Konventionen.$C$2];[.I30]+[$Konventionen.$D$2];[.E30]=[$Konventionen.$C$3];[.I30]+[$Konventionen.$D$3]))" office:value-type="string" office:string-value="" calcext:value-type="error">
            <text:p>#NV</text:p>
          </table:table-cell>
          <table:table-cell table:style-name="ce14" table:formula="of:=[.L30]-7" office:value-type="string" office:string-value="" calcext:value-type="error">
            <text:p>#NV</text:p>
          </table:table-cell>
          <table:table-cell table:style-name="ce14" table:formula="of:=COM.MICROSOFT.IFS([.E30]=[$Konventionen.$C$2];[.J30]+[$Konventionen.$E$2];[.E30]=[$Konventionen.$C$3];[.J3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0]);#NULL!;WEEKNUM([.N30];21))" office:value-type="string" office:string-value="" calcext:value-type="error">
            <text:p>#NULL!</text:p>
          </table:table-cell>
          <table:table-cell table:style-name="ce34" table:formula="of:=IF(AND([.J30]&lt;=[.N30];[.L30]&gt;=[.N30]);IF([.K30]&lt;=[.N30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]);#NULL!;IF(ISBLANK([.I31]);ORG.OPENOFFICE.YEARS([.C31];TODAY();0);ORG.OPENOFFICE.YEARS([.C31];[.I31];0)))" office:value-type="string" office:string-value="" calcext:value-type="error">
            <text:p>#NULL!</text:p>
          </table:table-cell>
          <table:table-cell table:style-name="ce18"/>
          <table:table-cell table:formula="of:=IF(AND([.D31]&lt;60;[.E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]);;WEEKNUM([.G31];21))" office:value-type="float" office:value="0" calcext:value-type="float">
            <text:p>0</text:p>
          </table:table-cell>
          <table:table-cell/>
          <table:table-cell table:style-name="ce14" table:formula="of:=IF(ISBLANK([.I31]);COM.MICROSOFT.IFS([.E31]=[$Konventionen.$C$2];[.G31]+[$Konventionen.$D$2];[.E31]=[$Konventionen.$C$3];[.G31]+[$Konventionen.$D$3]); COM.MICROSOFT.IFS([.E31]=[$Konventionen.$C$2];[.I31]+[$Konventionen.$D$2];[.E31]=[$Konventionen.$C$3];[.I31]+[$Konventionen.$D$3]))" office:value-type="string" office:string-value="" calcext:value-type="error">
            <text:p>#NV</text:p>
          </table:table-cell>
          <table:table-cell table:style-name="ce14" table:formula="of:=[.L31]-7" office:value-type="string" office:string-value="" calcext:value-type="error">
            <text:p>#NV</text:p>
          </table:table-cell>
          <table:table-cell table:style-name="ce14" table:formula="of:=COM.MICROSOFT.IFS([.E31]=[$Konventionen.$C$2];[.J31]+[$Konventionen.$E$2];[.E31]=[$Konventionen.$C$3];[.J3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1]);#NULL!;WEEKNUM([.N31];21))" office:value-type="string" office:string-value="" calcext:value-type="error">
            <text:p>#NULL!</text:p>
          </table:table-cell>
          <table:table-cell table:style-name="ce34" table:formula="of:=IF(AND([.J31]&lt;=[.N31];[.L31]&gt;=[.N31]);IF([.K31]&lt;=[.N31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]);#NULL!;IF(ISBLANK([.I32]);ORG.OPENOFFICE.YEARS([.C32];TODAY();0);ORG.OPENOFFICE.YEARS([.C32];[.I32];0)))" office:value-type="string" office:string-value="" calcext:value-type="error">
            <text:p>#NULL!</text:p>
          </table:table-cell>
          <table:table-cell table:style-name="ce18"/>
          <table:table-cell table:formula="of:=IF(AND([.D32]&lt;60;[.E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]);;WEEKNUM([.G32];21))" office:value-type="float" office:value="0" calcext:value-type="float">
            <text:p>0</text:p>
          </table:table-cell>
          <table:table-cell/>
          <table:table-cell table:style-name="ce14" table:formula="of:=IF(ISBLANK([.I32]);COM.MICROSOFT.IFS([.E32]=[$Konventionen.$C$2];[.G32]+[$Konventionen.$D$2];[.E32]=[$Konventionen.$C$3];[.G32]+[$Konventionen.$D$3]); COM.MICROSOFT.IFS([.E32]=[$Konventionen.$C$2];[.I32]+[$Konventionen.$D$2];[.E32]=[$Konventionen.$C$3];[.I32]+[$Konventionen.$D$3]))" office:value-type="string" office:string-value="" calcext:value-type="error">
            <text:p>#NV</text:p>
          </table:table-cell>
          <table:table-cell table:style-name="ce14" table:formula="of:=[.L32]-7" office:value-type="string" office:string-value="" calcext:value-type="error">
            <text:p>#NV</text:p>
          </table:table-cell>
          <table:table-cell table:style-name="ce14" table:formula="of:=COM.MICROSOFT.IFS([.E32]=[$Konventionen.$C$2];[.J32]+[$Konventionen.$E$2];[.E32]=[$Konventionen.$C$3];[.J3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2]);#NULL!;WEEKNUM([.N32];21))" office:value-type="string" office:string-value="" calcext:value-type="error">
            <text:p>#NULL!</text:p>
          </table:table-cell>
          <table:table-cell table:style-name="ce34" table:formula="of:=IF(AND([.J32]&lt;=[.N32];[.L32]&gt;=[.N32]);IF([.K32]&lt;=[.N32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]);#NULL!;IF(ISBLANK([.I33]);ORG.OPENOFFICE.YEARS([.C33];TODAY();0);ORG.OPENOFFICE.YEARS([.C33];[.I33];0)))" office:value-type="string" office:string-value="" calcext:value-type="error">
            <text:p>#NULL!</text:p>
          </table:table-cell>
          <table:table-cell table:style-name="ce18"/>
          <table:table-cell table:formula="of:=IF(AND([.D33]&lt;60;[.E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]);;WEEKNUM([.G33];21))" office:value-type="float" office:value="0" calcext:value-type="float">
            <text:p>0</text:p>
          </table:table-cell>
          <table:table-cell/>
          <table:table-cell table:style-name="ce14" table:formula="of:=IF(ISBLANK([.I33]);COM.MICROSOFT.IFS([.E33]=[$Konventionen.$C$2];[.G33]+[$Konventionen.$D$2];[.E33]=[$Konventionen.$C$3];[.G33]+[$Konventionen.$D$3]); COM.MICROSOFT.IFS([.E33]=[$Konventionen.$C$2];[.I33]+[$Konventionen.$D$2];[.E33]=[$Konventionen.$C$3];[.I33]+[$Konventionen.$D$3]))" office:value-type="string" office:string-value="" calcext:value-type="error">
            <text:p>#NV</text:p>
          </table:table-cell>
          <table:table-cell table:style-name="ce14" table:formula="of:=[.L33]-7" office:value-type="string" office:string-value="" calcext:value-type="error">
            <text:p>#NV</text:p>
          </table:table-cell>
          <table:table-cell table:style-name="ce14" table:formula="of:=COM.MICROSOFT.IFS([.E33]=[$Konventionen.$C$2];[.J33]+[$Konventionen.$E$2];[.E33]=[$Konventionen.$C$3];[.J3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3]);#NULL!;WEEKNUM([.N33];21))" office:value-type="string" office:string-value="" calcext:value-type="error">
            <text:p>#NULL!</text:p>
          </table:table-cell>
          <table:table-cell table:style-name="ce34" table:formula="of:=IF(AND([.J33]&lt;=[.N33];[.L33]&gt;=[.N33]);IF([.K33]&lt;=[.N33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]);#NULL!;IF(ISBLANK([.I34]);ORG.OPENOFFICE.YEARS([.C34];TODAY();0);ORG.OPENOFFICE.YEARS([.C34];[.I34];0)))" office:value-type="string" office:string-value="" calcext:value-type="error">
            <text:p>#NULL!</text:p>
          </table:table-cell>
          <table:table-cell table:style-name="ce18"/>
          <table:table-cell table:formula="of:=IF(AND([.D34]&lt;60;[.E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]);;WEEKNUM([.G34];21))" office:value-type="float" office:value="0" calcext:value-type="float">
            <text:p>0</text:p>
          </table:table-cell>
          <table:table-cell/>
          <table:table-cell table:style-name="ce14" table:formula="of:=IF(ISBLANK([.I34]);COM.MICROSOFT.IFS([.E34]=[$Konventionen.$C$2];[.G34]+[$Konventionen.$D$2];[.E34]=[$Konventionen.$C$3];[.G34]+[$Konventionen.$D$3]); COM.MICROSOFT.IFS([.E34]=[$Konventionen.$C$2];[.I34]+[$Konventionen.$D$2];[.E34]=[$Konventionen.$C$3];[.I34]+[$Konventionen.$D$3]))" office:value-type="string" office:string-value="" calcext:value-type="error">
            <text:p>#NV</text:p>
          </table:table-cell>
          <table:table-cell table:style-name="ce14" table:formula="of:=[.L34]-7" office:value-type="string" office:string-value="" calcext:value-type="error">
            <text:p>#NV</text:p>
          </table:table-cell>
          <table:table-cell table:style-name="ce14" table:formula="of:=COM.MICROSOFT.IFS([.E34]=[$Konventionen.$C$2];[.J34]+[$Konventionen.$E$2];[.E34]=[$Konventionen.$C$3];[.J3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4]);#NULL!;WEEKNUM([.N34];21))" office:value-type="string" office:string-value="" calcext:value-type="error">
            <text:p>#NULL!</text:p>
          </table:table-cell>
          <table:table-cell table:style-name="ce34" table:formula="of:=IF(AND([.J34]&lt;=[.N34];[.L34]&gt;=[.N34]);IF([.K34]&lt;=[.N34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]);#NULL!;IF(ISBLANK([.I35]);ORG.OPENOFFICE.YEARS([.C35];TODAY();0);ORG.OPENOFFICE.YEARS([.C35];[.I35];0)))" office:value-type="string" office:string-value="" calcext:value-type="error">
            <text:p>#NULL!</text:p>
          </table:table-cell>
          <table:table-cell table:style-name="ce18"/>
          <table:table-cell table:formula="of:=IF(AND([.D35]&lt;60;[.E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]);;WEEKNUM([.G35];21))" office:value-type="float" office:value="0" calcext:value-type="float">
            <text:p>0</text:p>
          </table:table-cell>
          <table:table-cell/>
          <table:table-cell table:style-name="ce14" table:formula="of:=IF(ISBLANK([.I35]);COM.MICROSOFT.IFS([.E35]=[$Konventionen.$C$2];[.G35]+[$Konventionen.$D$2];[.E35]=[$Konventionen.$C$3];[.G35]+[$Konventionen.$D$3]); COM.MICROSOFT.IFS([.E35]=[$Konventionen.$C$2];[.I35]+[$Konventionen.$D$2];[.E35]=[$Konventionen.$C$3];[.I35]+[$Konventionen.$D$3]))" office:value-type="string" office:string-value="" calcext:value-type="error">
            <text:p>#NV</text:p>
          </table:table-cell>
          <table:table-cell table:style-name="ce14" table:formula="of:=[.L35]-7" office:value-type="string" office:string-value="" calcext:value-type="error">
            <text:p>#NV</text:p>
          </table:table-cell>
          <table:table-cell table:style-name="ce14" table:formula="of:=COM.MICROSOFT.IFS([.E35]=[$Konventionen.$C$2];[.J35]+[$Konventionen.$E$2];[.E35]=[$Konventionen.$C$3];[.J3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5]);#NULL!;WEEKNUM([.N35];21))" office:value-type="string" office:string-value="" calcext:value-type="error">
            <text:p>#NULL!</text:p>
          </table:table-cell>
          <table:table-cell table:style-name="ce34" table:formula="of:=IF(AND([.J35]&lt;=[.N35];[.L35]&gt;=[.N35]);IF([.K35]&lt;=[.N35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]);#NULL!;IF(ISBLANK([.I36]);ORG.OPENOFFICE.YEARS([.C36];TODAY();0);ORG.OPENOFFICE.YEARS([.C36];[.I36];0)))" office:value-type="string" office:string-value="" calcext:value-type="error">
            <text:p>#NULL!</text:p>
          </table:table-cell>
          <table:table-cell table:style-name="ce18"/>
          <table:table-cell table:formula="of:=IF(AND([.D36]&lt;60;[.E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]);;WEEKNUM([.G36];21))" office:value-type="float" office:value="0" calcext:value-type="float">
            <text:p>0</text:p>
          </table:table-cell>
          <table:table-cell/>
          <table:table-cell table:style-name="ce14" table:formula="of:=IF(ISBLANK([.I36]);COM.MICROSOFT.IFS([.E36]=[$Konventionen.$C$2];[.G36]+[$Konventionen.$D$2];[.E36]=[$Konventionen.$C$3];[.G36]+[$Konventionen.$D$3]); COM.MICROSOFT.IFS([.E36]=[$Konventionen.$C$2];[.I36]+[$Konventionen.$D$2];[.E36]=[$Konventionen.$C$3];[.I36]+[$Konventionen.$D$3]))" office:value-type="string" office:string-value="" calcext:value-type="error">
            <text:p>#NV</text:p>
          </table:table-cell>
          <table:table-cell table:style-name="ce14" table:formula="of:=[.L36]-7" office:value-type="string" office:string-value="" calcext:value-type="error">
            <text:p>#NV</text:p>
          </table:table-cell>
          <table:table-cell table:style-name="ce14" table:formula="of:=COM.MICROSOFT.IFS([.E36]=[$Konventionen.$C$2];[.J36]+[$Konventionen.$E$2];[.E36]=[$Konventionen.$C$3];[.J3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6]);#NULL!;WEEKNUM([.N36];21))" office:value-type="string" office:string-value="" calcext:value-type="error">
            <text:p>#NULL!</text:p>
          </table:table-cell>
          <table:table-cell table:style-name="ce34" table:formula="of:=IF(AND([.J36]&lt;=[.N36];[.L36]&gt;=[.N36]);IF([.K36]&lt;=[.N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]);#NULL!;IF(ISBLANK([.I37]);ORG.OPENOFFICE.YEARS([.C37];TODAY();0);ORG.OPENOFFICE.YEARS([.C37];[.I37];0)))" office:value-type="string" office:string-value="" calcext:value-type="error">
            <text:p>#NULL!</text:p>
          </table:table-cell>
          <table:table-cell table:style-name="ce18"/>
          <table:table-cell table:formula="of:=IF(AND([.D37]&lt;60;[.E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]);;WEEKNUM([.G37];21))" office:value-type="float" office:value="0" calcext:value-type="float">
            <text:p>0</text:p>
          </table:table-cell>
          <table:table-cell/>
          <table:table-cell table:style-name="ce14" table:formula="of:=IF(ISBLANK([.I37]);COM.MICROSOFT.IFS([.E37]=[$Konventionen.$C$2];[.G37]+[$Konventionen.$D$2];[.E37]=[$Konventionen.$C$3];[.G37]+[$Konventionen.$D$3]); COM.MICROSOFT.IFS([.E37]=[$Konventionen.$C$2];[.I37]+[$Konventionen.$D$2];[.E37]=[$Konventionen.$C$3];[.I37]+[$Konventionen.$D$3]))" office:value-type="string" office:string-value="" calcext:value-type="error">
            <text:p>#NV</text:p>
          </table:table-cell>
          <table:table-cell table:style-name="ce14" table:formula="of:=[.L37]-7" office:value-type="string" office:string-value="" calcext:value-type="error">
            <text:p>#NV</text:p>
          </table:table-cell>
          <table:table-cell table:style-name="ce14" table:formula="of:=COM.MICROSOFT.IFS([.E37]=[$Konventionen.$C$2];[.J37]+[$Konventionen.$E$2];[.E37]=[$Konventionen.$C$3];[.J3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7]);#NULL!;WEEKNUM([.N37];21))" office:value-type="string" office:string-value="" calcext:value-type="error">
            <text:p>#NULL!</text:p>
          </table:table-cell>
          <table:table-cell table:style-name="ce34" table:formula="of:=IF(AND([.J37]&lt;=[.N37];[.L37]&gt;=[.N37]);IF([.K37]&lt;=[.N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]);#NULL!;IF(ISBLANK([.I38]);ORG.OPENOFFICE.YEARS([.C38];TODAY();0);ORG.OPENOFFICE.YEARS([.C38];[.I38];0)))" office:value-type="string" office:string-value="" calcext:value-type="error">
            <text:p>#NULL!</text:p>
          </table:table-cell>
          <table:table-cell table:style-name="ce18"/>
          <table:table-cell table:formula="of:=IF(AND([.D38]&lt;60;[.E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]);;WEEKNUM([.G38];21))" office:value-type="float" office:value="0" calcext:value-type="float">
            <text:p>0</text:p>
          </table:table-cell>
          <table:table-cell/>
          <table:table-cell table:style-name="ce14" table:formula="of:=IF(ISBLANK([.I38]);COM.MICROSOFT.IFS([.E38]=[$Konventionen.$C$2];[.G38]+[$Konventionen.$D$2];[.E38]=[$Konventionen.$C$3];[.G38]+[$Konventionen.$D$3]); COM.MICROSOFT.IFS([.E38]=[$Konventionen.$C$2];[.I38]+[$Konventionen.$D$2];[.E38]=[$Konventionen.$C$3];[.I38]+[$Konventionen.$D$3]))" office:value-type="string" office:string-value="" calcext:value-type="error">
            <text:p>#NV</text:p>
          </table:table-cell>
          <table:table-cell table:style-name="ce14" table:formula="of:=[.L38]-7" office:value-type="string" office:string-value="" calcext:value-type="error">
            <text:p>#NV</text:p>
          </table:table-cell>
          <table:table-cell table:style-name="ce14" table:formula="of:=COM.MICROSOFT.IFS([.E38]=[$Konventionen.$C$2];[.J38]+[$Konventionen.$E$2];[.E38]=[$Konventionen.$C$3];[.J3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8]);#NULL!;WEEKNUM([.N38];21))" office:value-type="string" office:string-value="" calcext:value-type="error">
            <text:p>#NULL!</text:p>
          </table:table-cell>
          <table:table-cell table:style-name="ce34" table:formula="of:=IF(AND([.J38]&lt;=[.N38];[.L38]&gt;=[.N38]);IF([.K38]&lt;=[.N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]);#NULL!;IF(ISBLANK([.I39]);ORG.OPENOFFICE.YEARS([.C39];TODAY();0);ORG.OPENOFFICE.YEARS([.C39];[.I39];0)))" office:value-type="string" office:string-value="" calcext:value-type="error">
            <text:p>#NULL!</text:p>
          </table:table-cell>
          <table:table-cell table:style-name="ce18"/>
          <table:table-cell table:formula="of:=IF(AND([.D39]&lt;60;[.E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]);;WEEKNUM([.G39];21))" office:value-type="float" office:value="0" calcext:value-type="float">
            <text:p>0</text:p>
          </table:table-cell>
          <table:table-cell/>
          <table:table-cell table:style-name="ce14" table:formula="of:=IF(ISBLANK([.I39]);COM.MICROSOFT.IFS([.E39]=[$Konventionen.$C$2];[.G39]+[$Konventionen.$D$2];[.E39]=[$Konventionen.$C$3];[.G39]+[$Konventionen.$D$3]); COM.MICROSOFT.IFS([.E39]=[$Konventionen.$C$2];[.I39]+[$Konventionen.$D$2];[.E39]=[$Konventionen.$C$3];[.I39]+[$Konventionen.$D$3]))" office:value-type="string" office:string-value="" calcext:value-type="error">
            <text:p>#NV</text:p>
          </table:table-cell>
          <table:table-cell table:style-name="ce14" table:formula="of:=[.L39]-7" office:value-type="string" office:string-value="" calcext:value-type="error">
            <text:p>#NV</text:p>
          </table:table-cell>
          <table:table-cell table:style-name="ce14" table:formula="of:=COM.MICROSOFT.IFS([.E39]=[$Konventionen.$C$2];[.J39]+[$Konventionen.$E$2];[.E39]=[$Konventionen.$C$3];[.J3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9]);#NULL!;WEEKNUM([.N39];21))" office:value-type="string" office:string-value="" calcext:value-type="error">
            <text:p>#NULL!</text:p>
          </table:table-cell>
          <table:table-cell table:style-name="ce34" table:formula="of:=IF(AND([.J39]&lt;=[.N39];[.L39]&gt;=[.N39]);IF([.K39]&lt;=[.N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]);#NULL!;IF(ISBLANK([.I40]);ORG.OPENOFFICE.YEARS([.C40];TODAY();0);ORG.OPENOFFICE.YEARS([.C40];[.I40];0)))" office:value-type="string" office:string-value="" calcext:value-type="error">
            <text:p>#NULL!</text:p>
          </table:table-cell>
          <table:table-cell table:style-name="ce18"/>
          <table:table-cell table:formula="of:=IF(AND([.D40]&lt;60;[.E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]);;WEEKNUM([.G40];21))" office:value-type="float" office:value="0" calcext:value-type="float">
            <text:p>0</text:p>
          </table:table-cell>
          <table:table-cell/>
          <table:table-cell table:style-name="ce14" table:formula="of:=IF(ISBLANK([.I40]);COM.MICROSOFT.IFS([.E40]=[$Konventionen.$C$2];[.G40]+[$Konventionen.$D$2];[.E40]=[$Konventionen.$C$3];[.G40]+[$Konventionen.$D$3]); COM.MICROSOFT.IFS([.E40]=[$Konventionen.$C$2];[.I40]+[$Konventionen.$D$2];[.E40]=[$Konventionen.$C$3];[.I40]+[$Konventionen.$D$3]))" office:value-type="string" office:string-value="" calcext:value-type="error">
            <text:p>#NV</text:p>
          </table:table-cell>
          <table:table-cell table:style-name="ce14" table:formula="of:=[.L40]-7" office:value-type="string" office:string-value="" calcext:value-type="error">
            <text:p>#NV</text:p>
          </table:table-cell>
          <table:table-cell table:style-name="ce14" table:formula="of:=COM.MICROSOFT.IFS([.E40]=[$Konventionen.$C$2];[.J40]+[$Konventionen.$E$2];[.E40]=[$Konventionen.$C$3];[.J4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0]);#NULL!;WEEKNUM([.N40];21))" office:value-type="string" office:string-value="" calcext:value-type="error">
            <text:p>#NULL!</text:p>
          </table:table-cell>
          <table:table-cell table:style-name="ce34" table:formula="of:=IF(AND([.J40]&lt;=[.N40];[.L40]&gt;=[.N40]);IF([.K40]&lt;=[.N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]);#NULL!;IF(ISBLANK([.I41]);ORG.OPENOFFICE.YEARS([.C41];TODAY();0);ORG.OPENOFFICE.YEARS([.C41];[.I41];0)))" office:value-type="string" office:string-value="" calcext:value-type="error">
            <text:p>#NULL!</text:p>
          </table:table-cell>
          <table:table-cell table:style-name="ce18"/>
          <table:table-cell table:formula="of:=IF(AND([.D41]&lt;60;[.E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]);;WEEKNUM([.G41];21))" office:value-type="float" office:value="0" calcext:value-type="float">
            <text:p>0</text:p>
          </table:table-cell>
          <table:table-cell/>
          <table:table-cell table:style-name="ce14" table:formula="of:=IF(ISBLANK([.I41]);COM.MICROSOFT.IFS([.E41]=[$Konventionen.$C$2];[.G41]+[$Konventionen.$D$2];[.E41]=[$Konventionen.$C$3];[.G41]+[$Konventionen.$D$3]); COM.MICROSOFT.IFS([.E41]=[$Konventionen.$C$2];[.I41]+[$Konventionen.$D$2];[.E41]=[$Konventionen.$C$3];[.I41]+[$Konventionen.$D$3]))" office:value-type="string" office:string-value="" calcext:value-type="error">
            <text:p>#NV</text:p>
          </table:table-cell>
          <table:table-cell table:style-name="ce14" table:formula="of:=[.L41]-7" office:value-type="string" office:string-value="" calcext:value-type="error">
            <text:p>#NV</text:p>
          </table:table-cell>
          <table:table-cell table:style-name="ce14" table:formula="of:=COM.MICROSOFT.IFS([.E41]=[$Konventionen.$C$2];[.J41]+[$Konventionen.$E$2];[.E41]=[$Konventionen.$C$3];[.J4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1]);#NULL!;WEEKNUM([.N41];21))" office:value-type="string" office:string-value="" calcext:value-type="error">
            <text:p>#NULL!</text:p>
          </table:table-cell>
          <table:table-cell table:style-name="ce34" table:formula="of:=IF(AND([.J41]&lt;=[.N41];[.L41]&gt;=[.N41]);IF([.K41]&lt;=[.N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]);#NULL!;IF(ISBLANK([.I42]);ORG.OPENOFFICE.YEARS([.C42];TODAY();0);ORG.OPENOFFICE.YEARS([.C42];[.I42];0)))" office:value-type="string" office:string-value="" calcext:value-type="error">
            <text:p>#NULL!</text:p>
          </table:table-cell>
          <table:table-cell table:style-name="ce18"/>
          <table:table-cell table:formula="of:=IF(AND([.D42]&lt;60;[.E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]);;WEEKNUM([.G42];21))" office:value-type="float" office:value="0" calcext:value-type="float">
            <text:p>0</text:p>
          </table:table-cell>
          <table:table-cell/>
          <table:table-cell table:style-name="ce14" table:formula="of:=IF(ISBLANK([.I42]);COM.MICROSOFT.IFS([.E42]=[$Konventionen.$C$2];[.G42]+[$Konventionen.$D$2];[.E42]=[$Konventionen.$C$3];[.G42]+[$Konventionen.$D$3]); COM.MICROSOFT.IFS([.E42]=[$Konventionen.$C$2];[.I42]+[$Konventionen.$D$2];[.E42]=[$Konventionen.$C$3];[.I42]+[$Konventionen.$D$3]))" office:value-type="string" office:string-value="" calcext:value-type="error">
            <text:p>#NV</text:p>
          </table:table-cell>
          <table:table-cell table:style-name="ce14" table:formula="of:=[.L42]-7" office:value-type="string" office:string-value="" calcext:value-type="error">
            <text:p>#NV</text:p>
          </table:table-cell>
          <table:table-cell table:style-name="ce14" table:formula="of:=COM.MICROSOFT.IFS([.E42]=[$Konventionen.$C$2];[.J42]+[$Konventionen.$E$2];[.E42]=[$Konventionen.$C$3];[.J4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2]);#NULL!;WEEKNUM([.N42];21))" office:value-type="string" office:string-value="" calcext:value-type="error">
            <text:p>#NULL!</text:p>
          </table:table-cell>
          <table:table-cell table:style-name="ce34" table:formula="of:=IF(AND([.J42]&lt;=[.N42];[.L42]&gt;=[.N42]);IF([.K42]&lt;=[.N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]);#NULL!;IF(ISBLANK([.I43]);ORG.OPENOFFICE.YEARS([.C43];TODAY();0);ORG.OPENOFFICE.YEARS([.C43];[.I43];0)))" office:value-type="string" office:string-value="" calcext:value-type="error">
            <text:p>#NULL!</text:p>
          </table:table-cell>
          <table:table-cell table:style-name="ce18"/>
          <table:table-cell table:formula="of:=IF(AND([.D43]&lt;60;[.E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]);;WEEKNUM([.G43];21))" office:value-type="float" office:value="0" calcext:value-type="float">
            <text:p>0</text:p>
          </table:table-cell>
          <table:table-cell/>
          <table:table-cell table:style-name="ce14" table:formula="of:=IF(ISBLANK([.I43]);COM.MICROSOFT.IFS([.E43]=[$Konventionen.$C$2];[.G43]+[$Konventionen.$D$2];[.E43]=[$Konventionen.$C$3];[.G43]+[$Konventionen.$D$3]); COM.MICROSOFT.IFS([.E43]=[$Konventionen.$C$2];[.I43]+[$Konventionen.$D$2];[.E43]=[$Konventionen.$C$3];[.I43]+[$Konventionen.$D$3]))" office:value-type="string" office:string-value="" calcext:value-type="error">
            <text:p>#NV</text:p>
          </table:table-cell>
          <table:table-cell table:style-name="ce14" table:formula="of:=[.L43]-7" office:value-type="string" office:string-value="" calcext:value-type="error">
            <text:p>#NV</text:p>
          </table:table-cell>
          <table:table-cell table:style-name="ce14" table:formula="of:=COM.MICROSOFT.IFS([.E43]=[$Konventionen.$C$2];[.J43]+[$Konventionen.$E$2];[.E43]=[$Konventionen.$C$3];[.J4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3]);#NULL!;WEEKNUM([.N43];21))" office:value-type="string" office:string-value="" calcext:value-type="error">
            <text:p>#NULL!</text:p>
          </table:table-cell>
          <table:table-cell table:style-name="ce34" table:formula="of:=IF(AND([.J43]&lt;=[.N43];[.L43]&gt;=[.N43]);IF([.K43]&lt;=[.N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]);#NULL!;IF(ISBLANK([.I44]);ORG.OPENOFFICE.YEARS([.C44];TODAY();0);ORG.OPENOFFICE.YEARS([.C44];[.I44];0)))" office:value-type="string" office:string-value="" calcext:value-type="error">
            <text:p>#NULL!</text:p>
          </table:table-cell>
          <table:table-cell table:style-name="ce18"/>
          <table:table-cell table:formula="of:=IF(AND([.D44]&lt;60;[.E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]);;WEEKNUM([.G44];21))" office:value-type="float" office:value="0" calcext:value-type="float">
            <text:p>0</text:p>
          </table:table-cell>
          <table:table-cell/>
          <table:table-cell table:style-name="ce14" table:formula="of:=IF(ISBLANK([.I44]);COM.MICROSOFT.IFS([.E44]=[$Konventionen.$C$2];[.G44]+[$Konventionen.$D$2];[.E44]=[$Konventionen.$C$3];[.G44]+[$Konventionen.$D$3]); COM.MICROSOFT.IFS([.E44]=[$Konventionen.$C$2];[.I44]+[$Konventionen.$D$2];[.E44]=[$Konventionen.$C$3];[.I44]+[$Konventionen.$D$3]))" office:value-type="string" office:string-value="" calcext:value-type="error">
            <text:p>#NV</text:p>
          </table:table-cell>
          <table:table-cell table:style-name="ce14" table:formula="of:=[.L44]-7" office:value-type="string" office:string-value="" calcext:value-type="error">
            <text:p>#NV</text:p>
          </table:table-cell>
          <table:table-cell table:style-name="ce14" table:formula="of:=COM.MICROSOFT.IFS([.E44]=[$Konventionen.$C$2];[.J44]+[$Konventionen.$E$2];[.E44]=[$Konventionen.$C$3];[.J4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4]);#NULL!;WEEKNUM([.N44];21))" office:value-type="string" office:string-value="" calcext:value-type="error">
            <text:p>#NULL!</text:p>
          </table:table-cell>
          <table:table-cell table:style-name="ce34" table:formula="of:=IF(AND([.J44]&lt;=[.N44];[.L44]&gt;=[.N44]);IF([.K44]&lt;=[.N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]);#NULL!;IF(ISBLANK([.I45]);ORG.OPENOFFICE.YEARS([.C45];TODAY();0);ORG.OPENOFFICE.YEARS([.C45];[.I45];0)))" office:value-type="string" office:string-value="" calcext:value-type="error">
            <text:p>#NULL!</text:p>
          </table:table-cell>
          <table:table-cell table:style-name="ce18"/>
          <table:table-cell table:formula="of:=IF(AND([.D45]&lt;60;[.E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]);;WEEKNUM([.G45];21))" office:value-type="float" office:value="0" calcext:value-type="float">
            <text:p>0</text:p>
          </table:table-cell>
          <table:table-cell/>
          <table:table-cell table:style-name="ce14" table:formula="of:=IF(ISBLANK([.I45]);COM.MICROSOFT.IFS([.E45]=[$Konventionen.$C$2];[.G45]+[$Konventionen.$D$2];[.E45]=[$Konventionen.$C$3];[.G45]+[$Konventionen.$D$3]); COM.MICROSOFT.IFS([.E45]=[$Konventionen.$C$2];[.I45]+[$Konventionen.$D$2];[.E45]=[$Konventionen.$C$3];[.I45]+[$Konventionen.$D$3]))" office:value-type="string" office:string-value="" calcext:value-type="error">
            <text:p>#NV</text:p>
          </table:table-cell>
          <table:table-cell table:style-name="ce14" table:formula="of:=[.L45]-7" office:value-type="string" office:string-value="" calcext:value-type="error">
            <text:p>#NV</text:p>
          </table:table-cell>
          <table:table-cell table:style-name="ce14" table:formula="of:=COM.MICROSOFT.IFS([.E45]=[$Konventionen.$C$2];[.J45]+[$Konventionen.$E$2];[.E45]=[$Konventionen.$C$3];[.J4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5]);#NULL!;WEEKNUM([.N45];21))" office:value-type="string" office:string-value="" calcext:value-type="error">
            <text:p>#NULL!</text:p>
          </table:table-cell>
          <table:table-cell table:style-name="ce34" table:formula="of:=IF(AND([.J45]&lt;=[.N45];[.L45]&gt;=[.N45]);IF([.K45]&lt;=[.N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]);#NULL!;IF(ISBLANK([.I46]);ORG.OPENOFFICE.YEARS([.C46];TODAY();0);ORG.OPENOFFICE.YEARS([.C46];[.I46];0)))" office:value-type="string" office:string-value="" calcext:value-type="error">
            <text:p>#NULL!</text:p>
          </table:table-cell>
          <table:table-cell table:style-name="ce18"/>
          <table:table-cell table:formula="of:=IF(AND([.D46]&lt;60;[.E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]);;WEEKNUM([.G46];21))" office:value-type="float" office:value="0" calcext:value-type="float">
            <text:p>0</text:p>
          </table:table-cell>
          <table:table-cell/>
          <table:table-cell table:style-name="ce14" table:formula="of:=IF(ISBLANK([.I46]);COM.MICROSOFT.IFS([.E46]=[$Konventionen.$C$2];[.G46]+[$Konventionen.$D$2];[.E46]=[$Konventionen.$C$3];[.G46]+[$Konventionen.$D$3]); COM.MICROSOFT.IFS([.E46]=[$Konventionen.$C$2];[.I46]+[$Konventionen.$D$2];[.E46]=[$Konventionen.$C$3];[.I46]+[$Konventionen.$D$3]))" office:value-type="string" office:string-value="" calcext:value-type="error">
            <text:p>#NV</text:p>
          </table:table-cell>
          <table:table-cell table:style-name="ce14" table:formula="of:=[.L46]-7" office:value-type="string" office:string-value="" calcext:value-type="error">
            <text:p>#NV</text:p>
          </table:table-cell>
          <table:table-cell table:style-name="ce14" table:formula="of:=COM.MICROSOFT.IFS([.E46]=[$Konventionen.$C$2];[.J46]+[$Konventionen.$E$2];[.E46]=[$Konventionen.$C$3];[.J4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6]);#NULL!;WEEKNUM([.N46];21))" office:value-type="string" office:string-value="" calcext:value-type="error">
            <text:p>#NULL!</text:p>
          </table:table-cell>
          <table:table-cell table:style-name="ce34" table:formula="of:=IF(AND([.J46]&lt;=[.N46];[.L46]&gt;=[.N46]);IF([.K46]&lt;=[.N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]);#NULL!;IF(ISBLANK([.I47]);ORG.OPENOFFICE.YEARS([.C47];TODAY();0);ORG.OPENOFFICE.YEARS([.C47];[.I47];0)))" office:value-type="string" office:string-value="" calcext:value-type="error">
            <text:p>#NULL!</text:p>
          </table:table-cell>
          <table:table-cell table:style-name="ce18"/>
          <table:table-cell table:formula="of:=IF(AND([.D47]&lt;60;[.E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]);;WEEKNUM([.G47];21))" office:value-type="float" office:value="0" calcext:value-type="float">
            <text:p>0</text:p>
          </table:table-cell>
          <table:table-cell/>
          <table:table-cell table:style-name="ce14" table:formula="of:=IF(ISBLANK([.I47]);COM.MICROSOFT.IFS([.E47]=[$Konventionen.$C$2];[.G47]+[$Konventionen.$D$2];[.E47]=[$Konventionen.$C$3];[.G47]+[$Konventionen.$D$3]); COM.MICROSOFT.IFS([.E47]=[$Konventionen.$C$2];[.I47]+[$Konventionen.$D$2];[.E47]=[$Konventionen.$C$3];[.I47]+[$Konventionen.$D$3]))" office:value-type="string" office:string-value="" calcext:value-type="error">
            <text:p>#NV</text:p>
          </table:table-cell>
          <table:table-cell table:style-name="ce14" table:formula="of:=[.L47]-7" office:value-type="string" office:string-value="" calcext:value-type="error">
            <text:p>#NV</text:p>
          </table:table-cell>
          <table:table-cell table:style-name="ce14" table:formula="of:=COM.MICROSOFT.IFS([.E47]=[$Konventionen.$C$2];[.J47]+[$Konventionen.$E$2];[.E47]=[$Konventionen.$C$3];[.J4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7]);#NULL!;WEEKNUM([.N47];21))" office:value-type="string" office:string-value="" calcext:value-type="error">
            <text:p>#NULL!</text:p>
          </table:table-cell>
          <table:table-cell table:style-name="ce34" table:formula="of:=IF(AND([.J47]&lt;=[.N47];[.L47]&gt;=[.N47]);IF([.K47]&lt;=[.N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]);#NULL!;IF(ISBLANK([.I48]);ORG.OPENOFFICE.YEARS([.C48];TODAY();0);ORG.OPENOFFICE.YEARS([.C48];[.I48];0)))" office:value-type="string" office:string-value="" calcext:value-type="error">
            <text:p>#NULL!</text:p>
          </table:table-cell>
          <table:table-cell table:style-name="ce18"/>
          <table:table-cell table:formula="of:=IF(AND([.D48]&lt;60;[.E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]);;WEEKNUM([.G48];21))" office:value-type="float" office:value="0" calcext:value-type="float">
            <text:p>0</text:p>
          </table:table-cell>
          <table:table-cell/>
          <table:table-cell table:style-name="ce14" table:formula="of:=IF(ISBLANK([.I48]);COM.MICROSOFT.IFS([.E48]=[$Konventionen.$C$2];[.G48]+[$Konventionen.$D$2];[.E48]=[$Konventionen.$C$3];[.G48]+[$Konventionen.$D$3]); COM.MICROSOFT.IFS([.E48]=[$Konventionen.$C$2];[.I48]+[$Konventionen.$D$2];[.E48]=[$Konventionen.$C$3];[.I48]+[$Konventionen.$D$3]))" office:value-type="string" office:string-value="" calcext:value-type="error">
            <text:p>#NV</text:p>
          </table:table-cell>
          <table:table-cell table:style-name="ce14" table:formula="of:=[.L48]-7" office:value-type="string" office:string-value="" calcext:value-type="error">
            <text:p>#NV</text:p>
          </table:table-cell>
          <table:table-cell table:style-name="ce14" table:formula="of:=COM.MICROSOFT.IFS([.E48]=[$Konventionen.$C$2];[.J48]+[$Konventionen.$E$2];[.E48]=[$Konventionen.$C$3];[.J4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8]);#NULL!;WEEKNUM([.N48];21))" office:value-type="string" office:string-value="" calcext:value-type="error">
            <text:p>#NULL!</text:p>
          </table:table-cell>
          <table:table-cell table:style-name="ce34" table:formula="of:=IF(AND([.J48]&lt;=[.N48];[.L48]&gt;=[.N48]);IF([.K48]&lt;=[.N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]);#NULL!;IF(ISBLANK([.I49]);ORG.OPENOFFICE.YEARS([.C49];TODAY();0);ORG.OPENOFFICE.YEARS([.C49];[.I49];0)))" office:value-type="string" office:string-value="" calcext:value-type="error">
            <text:p>#NULL!</text:p>
          </table:table-cell>
          <table:table-cell table:style-name="ce18"/>
          <table:table-cell table:formula="of:=IF(AND([.D49]&lt;60;[.E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]);;WEEKNUM([.G49];21))" office:value-type="float" office:value="0" calcext:value-type="float">
            <text:p>0</text:p>
          </table:table-cell>
          <table:table-cell/>
          <table:table-cell table:style-name="ce14" table:formula="of:=IF(ISBLANK([.I49]);COM.MICROSOFT.IFS([.E49]=[$Konventionen.$C$2];[.G49]+[$Konventionen.$D$2];[.E49]=[$Konventionen.$C$3];[.G49]+[$Konventionen.$D$3]); COM.MICROSOFT.IFS([.E49]=[$Konventionen.$C$2];[.I49]+[$Konventionen.$D$2];[.E49]=[$Konventionen.$C$3];[.I49]+[$Konventionen.$D$3]))" office:value-type="string" office:string-value="" calcext:value-type="error">
            <text:p>#NV</text:p>
          </table:table-cell>
          <table:table-cell table:style-name="ce14" table:formula="of:=[.L49]-7" office:value-type="string" office:string-value="" calcext:value-type="error">
            <text:p>#NV</text:p>
          </table:table-cell>
          <table:table-cell table:style-name="ce14" table:formula="of:=COM.MICROSOFT.IFS([.E49]=[$Konventionen.$C$2];[.J49]+[$Konventionen.$E$2];[.E49]=[$Konventionen.$C$3];[.J4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9]);#NULL!;WEEKNUM([.N49];21))" office:value-type="string" office:string-value="" calcext:value-type="error">
            <text:p>#NULL!</text:p>
          </table:table-cell>
          <table:table-cell table:style-name="ce34" table:formula="of:=IF(AND([.J49]&lt;=[.N49];[.L49]&gt;=[.N49]);IF([.K49]&lt;=[.N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]);#NULL!;IF(ISBLANK([.I50]);ORG.OPENOFFICE.YEARS([.C50];TODAY();0);ORG.OPENOFFICE.YEARS([.C50];[.I50];0)))" office:value-type="string" office:string-value="" calcext:value-type="error">
            <text:p>#NULL!</text:p>
          </table:table-cell>
          <table:table-cell table:style-name="ce18"/>
          <table:table-cell table:formula="of:=IF(AND([.D50]&lt;60;[.E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]);;WEEKNUM([.G50];21))" office:value-type="float" office:value="0" calcext:value-type="float">
            <text:p>0</text:p>
          </table:table-cell>
          <table:table-cell/>
          <table:table-cell table:style-name="ce14" table:formula="of:=IF(ISBLANK([.I50]);COM.MICROSOFT.IFS([.E50]=[$Konventionen.$C$2];[.G50]+[$Konventionen.$D$2];[.E50]=[$Konventionen.$C$3];[.G50]+[$Konventionen.$D$3]); COM.MICROSOFT.IFS([.E50]=[$Konventionen.$C$2];[.I50]+[$Konventionen.$D$2];[.E50]=[$Konventionen.$C$3];[.I50]+[$Konventionen.$D$3]))" office:value-type="string" office:string-value="" calcext:value-type="error">
            <text:p>#NV</text:p>
          </table:table-cell>
          <table:table-cell table:style-name="ce14" table:formula="of:=[.L50]-7" office:value-type="string" office:string-value="" calcext:value-type="error">
            <text:p>#NV</text:p>
          </table:table-cell>
          <table:table-cell table:style-name="ce14" table:formula="of:=COM.MICROSOFT.IFS([.E50]=[$Konventionen.$C$2];[.J50]+[$Konventionen.$E$2];[.E50]=[$Konventionen.$C$3];[.J5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0]);#NULL!;WEEKNUM([.N50];21))" office:value-type="string" office:string-value="" calcext:value-type="error">
            <text:p>#NULL!</text:p>
          </table:table-cell>
          <table:table-cell table:style-name="ce34" table:formula="of:=IF(AND([.J50]&lt;=[.N50];[.L50]&gt;=[.N50]);IF([.K50]&lt;=[.N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]);#NULL!;IF(ISBLANK([.I51]);ORG.OPENOFFICE.YEARS([.C51];TODAY();0);ORG.OPENOFFICE.YEARS([.C51];[.I51];0)))" office:value-type="string" office:string-value="" calcext:value-type="error">
            <text:p>#NULL!</text:p>
          </table:table-cell>
          <table:table-cell table:style-name="ce18"/>
          <table:table-cell table:formula="of:=IF(AND([.D51]&lt;60;[.E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]);;WEEKNUM([.G51];21))" office:value-type="float" office:value="0" calcext:value-type="float">
            <text:p>0</text:p>
          </table:table-cell>
          <table:table-cell/>
          <table:table-cell table:style-name="ce14" table:formula="of:=IF(ISBLANK([.I51]);COM.MICROSOFT.IFS([.E51]=[$Konventionen.$C$2];[.G51]+[$Konventionen.$D$2];[.E51]=[$Konventionen.$C$3];[.G51]+[$Konventionen.$D$3]); COM.MICROSOFT.IFS([.E51]=[$Konventionen.$C$2];[.I51]+[$Konventionen.$D$2];[.E51]=[$Konventionen.$C$3];[.I51]+[$Konventionen.$D$3]))" office:value-type="string" office:string-value="" calcext:value-type="error">
            <text:p>#NV</text:p>
          </table:table-cell>
          <table:table-cell table:style-name="ce14" table:formula="of:=[.L51]-7" office:value-type="string" office:string-value="" calcext:value-type="error">
            <text:p>#NV</text:p>
          </table:table-cell>
          <table:table-cell table:style-name="ce14" table:formula="of:=COM.MICROSOFT.IFS([.E51]=[$Konventionen.$C$2];[.J51]+[$Konventionen.$E$2];[.E51]=[$Konventionen.$C$3];[.J5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1]);#NULL!;WEEKNUM([.N51];21))" office:value-type="string" office:string-value="" calcext:value-type="error">
            <text:p>#NULL!</text:p>
          </table:table-cell>
          <table:table-cell table:style-name="ce34" table:formula="of:=IF(AND([.J51]&lt;=[.N51];[.L51]&gt;=[.N51]);IF([.K51]&lt;=[.N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]);#NULL!;IF(ISBLANK([.I52]);ORG.OPENOFFICE.YEARS([.C52];TODAY();0);ORG.OPENOFFICE.YEARS([.C52];[.I52];0)))" office:value-type="string" office:string-value="" calcext:value-type="error">
            <text:p>#NULL!</text:p>
          </table:table-cell>
          <table:table-cell table:style-name="ce18"/>
          <table:table-cell table:formula="of:=IF(AND([.D52]&lt;60;[.E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]);;WEEKNUM([.G52];21))" office:value-type="float" office:value="0" calcext:value-type="float">
            <text:p>0</text:p>
          </table:table-cell>
          <table:table-cell/>
          <table:table-cell table:style-name="ce14" table:formula="of:=IF(ISBLANK([.I52]);COM.MICROSOFT.IFS([.E52]=[$Konventionen.$C$2];[.G52]+[$Konventionen.$D$2];[.E52]=[$Konventionen.$C$3];[.G52]+[$Konventionen.$D$3]); COM.MICROSOFT.IFS([.E52]=[$Konventionen.$C$2];[.I52]+[$Konventionen.$D$2];[.E52]=[$Konventionen.$C$3];[.I52]+[$Konventionen.$D$3]))" office:value-type="string" office:string-value="" calcext:value-type="error">
            <text:p>#NV</text:p>
          </table:table-cell>
          <table:table-cell table:style-name="ce14" table:formula="of:=[.L52]-7" office:value-type="string" office:string-value="" calcext:value-type="error">
            <text:p>#NV</text:p>
          </table:table-cell>
          <table:table-cell table:style-name="ce14" table:formula="of:=COM.MICROSOFT.IFS([.E52]=[$Konventionen.$C$2];[.J52]+[$Konventionen.$E$2];[.E52]=[$Konventionen.$C$3];[.J5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2]);#NULL!;WEEKNUM([.N52];21))" office:value-type="string" office:string-value="" calcext:value-type="error">
            <text:p>#NULL!</text:p>
          </table:table-cell>
          <table:table-cell table:style-name="ce34" table:formula="of:=IF(AND([.J52]&lt;=[.N52];[.L52]&gt;=[.N52]);IF([.K52]&lt;=[.N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]);#NULL!;IF(ISBLANK([.I53]);ORG.OPENOFFICE.YEARS([.C53];TODAY();0);ORG.OPENOFFICE.YEARS([.C53];[.I53];0)))" office:value-type="string" office:string-value="" calcext:value-type="error">
            <text:p>#NULL!</text:p>
          </table:table-cell>
          <table:table-cell table:style-name="ce18"/>
          <table:table-cell table:formula="of:=IF(AND([.D53]&lt;60;[.E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]);;WEEKNUM([.G53];21))" office:value-type="float" office:value="0" calcext:value-type="float">
            <text:p>0</text:p>
          </table:table-cell>
          <table:table-cell/>
          <table:table-cell table:style-name="ce14" table:formula="of:=IF(ISBLANK([.I53]);COM.MICROSOFT.IFS([.E53]=[$Konventionen.$C$2];[.G53]+[$Konventionen.$D$2];[.E53]=[$Konventionen.$C$3];[.G53]+[$Konventionen.$D$3]); COM.MICROSOFT.IFS([.E53]=[$Konventionen.$C$2];[.I53]+[$Konventionen.$D$2];[.E53]=[$Konventionen.$C$3];[.I53]+[$Konventionen.$D$3]))" office:value-type="string" office:string-value="" calcext:value-type="error">
            <text:p>#NV</text:p>
          </table:table-cell>
          <table:table-cell table:style-name="ce14" table:formula="of:=[.L53]-7" office:value-type="string" office:string-value="" calcext:value-type="error">
            <text:p>#NV</text:p>
          </table:table-cell>
          <table:table-cell table:style-name="ce14" table:formula="of:=COM.MICROSOFT.IFS([.E53]=[$Konventionen.$C$2];[.J53]+[$Konventionen.$E$2];[.E53]=[$Konventionen.$C$3];[.J5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3]);#NULL!;WEEKNUM([.N53];21))" office:value-type="string" office:string-value="" calcext:value-type="error">
            <text:p>#NULL!</text:p>
          </table:table-cell>
          <table:table-cell table:style-name="ce34" table:formula="of:=IF(AND([.J53]&lt;=[.N53];[.L53]&gt;=[.N53]);IF([.K53]&lt;=[.N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]);#NULL!;IF(ISBLANK([.I54]);ORG.OPENOFFICE.YEARS([.C54];TODAY();0);ORG.OPENOFFICE.YEARS([.C54];[.I54];0)))" office:value-type="string" office:string-value="" calcext:value-type="error">
            <text:p>#NULL!</text:p>
          </table:table-cell>
          <table:table-cell table:style-name="ce18"/>
          <table:table-cell table:formula="of:=IF(AND([.D54]&lt;60;[.E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]);;WEEKNUM([.G54];21))" office:value-type="float" office:value="0" calcext:value-type="float">
            <text:p>0</text:p>
          </table:table-cell>
          <table:table-cell/>
          <table:table-cell table:style-name="ce14" table:formula="of:=IF(ISBLANK([.I54]);COM.MICROSOFT.IFS([.E54]=[$Konventionen.$C$2];[.G54]+[$Konventionen.$D$2];[.E54]=[$Konventionen.$C$3];[.G54]+[$Konventionen.$D$3]); COM.MICROSOFT.IFS([.E54]=[$Konventionen.$C$2];[.I54]+[$Konventionen.$D$2];[.E54]=[$Konventionen.$C$3];[.I54]+[$Konventionen.$D$3]))" office:value-type="string" office:string-value="" calcext:value-type="error">
            <text:p>#NV</text:p>
          </table:table-cell>
          <table:table-cell table:style-name="ce14" table:formula="of:=[.L54]-7" office:value-type="string" office:string-value="" calcext:value-type="error">
            <text:p>#NV</text:p>
          </table:table-cell>
          <table:table-cell table:style-name="ce14" table:formula="of:=COM.MICROSOFT.IFS([.E54]=[$Konventionen.$C$2];[.J54]+[$Konventionen.$E$2];[.E54]=[$Konventionen.$C$3];[.J5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4]);#NULL!;WEEKNUM([.N54];21))" office:value-type="string" office:string-value="" calcext:value-type="error">
            <text:p>#NULL!</text:p>
          </table:table-cell>
          <table:table-cell table:style-name="ce34" table:formula="of:=IF(AND([.J54]&lt;=[.N54];[.L54]&gt;=[.N54]);IF([.K54]&lt;=[.N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]);#NULL!;IF(ISBLANK([.I55]);ORG.OPENOFFICE.YEARS([.C55];TODAY();0);ORG.OPENOFFICE.YEARS([.C55];[.I55];0)))" office:value-type="string" office:string-value="" calcext:value-type="error">
            <text:p>#NULL!</text:p>
          </table:table-cell>
          <table:table-cell table:style-name="ce18"/>
          <table:table-cell table:formula="of:=IF(AND([.D55]&lt;60;[.E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]);;WEEKNUM([.G55];21))" office:value-type="float" office:value="0" calcext:value-type="float">
            <text:p>0</text:p>
          </table:table-cell>
          <table:table-cell/>
          <table:table-cell table:style-name="ce14" table:formula="of:=IF(ISBLANK([.I55]);COM.MICROSOFT.IFS([.E55]=[$Konventionen.$C$2];[.G55]+[$Konventionen.$D$2];[.E55]=[$Konventionen.$C$3];[.G55]+[$Konventionen.$D$3]); COM.MICROSOFT.IFS([.E55]=[$Konventionen.$C$2];[.I55]+[$Konventionen.$D$2];[.E55]=[$Konventionen.$C$3];[.I55]+[$Konventionen.$D$3]))" office:value-type="string" office:string-value="" calcext:value-type="error">
            <text:p>#NV</text:p>
          </table:table-cell>
          <table:table-cell table:style-name="ce14" table:formula="of:=[.L55]-7" office:value-type="string" office:string-value="" calcext:value-type="error">
            <text:p>#NV</text:p>
          </table:table-cell>
          <table:table-cell table:style-name="ce14" table:formula="of:=COM.MICROSOFT.IFS([.E55]=[$Konventionen.$C$2];[.J55]+[$Konventionen.$E$2];[.E55]=[$Konventionen.$C$3];[.J5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5]);#NULL!;WEEKNUM([.N55];21))" office:value-type="string" office:string-value="" calcext:value-type="error">
            <text:p>#NULL!</text:p>
          </table:table-cell>
          <table:table-cell table:style-name="ce34" table:formula="of:=IF(AND([.J55]&lt;=[.N55];[.L55]&gt;=[.N55]);IF([.K55]&lt;=[.N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]);#NULL!;IF(ISBLANK([.I56]);ORG.OPENOFFICE.YEARS([.C56];TODAY();0);ORG.OPENOFFICE.YEARS([.C56];[.I56];0)))" office:value-type="string" office:string-value="" calcext:value-type="error">
            <text:p>#NULL!</text:p>
          </table:table-cell>
          <table:table-cell table:style-name="ce18"/>
          <table:table-cell table:formula="of:=IF(AND([.D56]&lt;60;[.E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]);;WEEKNUM([.G56];21))" office:value-type="float" office:value="0" calcext:value-type="float">
            <text:p>0</text:p>
          </table:table-cell>
          <table:table-cell/>
          <table:table-cell table:style-name="ce14" table:formula="of:=IF(ISBLANK([.I56]);COM.MICROSOFT.IFS([.E56]=[$Konventionen.$C$2];[.G56]+[$Konventionen.$D$2];[.E56]=[$Konventionen.$C$3];[.G56]+[$Konventionen.$D$3]); COM.MICROSOFT.IFS([.E56]=[$Konventionen.$C$2];[.I56]+[$Konventionen.$D$2];[.E56]=[$Konventionen.$C$3];[.I56]+[$Konventionen.$D$3]))" office:value-type="string" office:string-value="" calcext:value-type="error">
            <text:p>#NV</text:p>
          </table:table-cell>
          <table:table-cell table:style-name="ce14" table:formula="of:=[.L56]-7" office:value-type="string" office:string-value="" calcext:value-type="error">
            <text:p>#NV</text:p>
          </table:table-cell>
          <table:table-cell table:style-name="ce14" table:formula="of:=COM.MICROSOFT.IFS([.E56]=[$Konventionen.$C$2];[.J56]+[$Konventionen.$E$2];[.E56]=[$Konventionen.$C$3];[.J5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6]);#NULL!;WEEKNUM([.N56];21))" office:value-type="string" office:string-value="" calcext:value-type="error">
            <text:p>#NULL!</text:p>
          </table:table-cell>
          <table:table-cell table:style-name="ce34" table:formula="of:=IF(AND([.J56]&lt;=[.N56];[.L56]&gt;=[.N56]);IF([.K56]&lt;=[.N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]);#NULL!;IF(ISBLANK([.I57]);ORG.OPENOFFICE.YEARS([.C57];TODAY();0);ORG.OPENOFFICE.YEARS([.C57];[.I57];0)))" office:value-type="string" office:string-value="" calcext:value-type="error">
            <text:p>#NULL!</text:p>
          </table:table-cell>
          <table:table-cell table:style-name="ce18"/>
          <table:table-cell table:formula="of:=IF(AND([.D57]&lt;60;[.E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]);;WEEKNUM([.G57];21))" office:value-type="float" office:value="0" calcext:value-type="float">
            <text:p>0</text:p>
          </table:table-cell>
          <table:table-cell/>
          <table:table-cell table:style-name="ce14" table:formula="of:=IF(ISBLANK([.I57]);COM.MICROSOFT.IFS([.E57]=[$Konventionen.$C$2];[.G57]+[$Konventionen.$D$2];[.E57]=[$Konventionen.$C$3];[.G57]+[$Konventionen.$D$3]); COM.MICROSOFT.IFS([.E57]=[$Konventionen.$C$2];[.I57]+[$Konventionen.$D$2];[.E57]=[$Konventionen.$C$3];[.I57]+[$Konventionen.$D$3]))" office:value-type="string" office:string-value="" calcext:value-type="error">
            <text:p>#NV</text:p>
          </table:table-cell>
          <table:table-cell table:style-name="ce14" table:formula="of:=[.L57]-7" office:value-type="string" office:string-value="" calcext:value-type="error">
            <text:p>#NV</text:p>
          </table:table-cell>
          <table:table-cell table:style-name="ce14" table:formula="of:=COM.MICROSOFT.IFS([.E57]=[$Konventionen.$C$2];[.J57]+[$Konventionen.$E$2];[.E57]=[$Konventionen.$C$3];[.J5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7]);#NULL!;WEEKNUM([.N57];21))" office:value-type="string" office:string-value="" calcext:value-type="error">
            <text:p>#NULL!</text:p>
          </table:table-cell>
          <table:table-cell table:style-name="ce34" table:formula="of:=IF(AND([.J57]&lt;=[.N57];[.L57]&gt;=[.N57]);IF([.K57]&lt;=[.N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]);#NULL!;IF(ISBLANK([.I58]);ORG.OPENOFFICE.YEARS([.C58];TODAY();0);ORG.OPENOFFICE.YEARS([.C58];[.I58];0)))" office:value-type="string" office:string-value="" calcext:value-type="error">
            <text:p>#NULL!</text:p>
          </table:table-cell>
          <table:table-cell table:style-name="ce18"/>
          <table:table-cell table:formula="of:=IF(AND([.D58]&lt;60;[.E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]);;WEEKNUM([.G58];21))" office:value-type="float" office:value="0" calcext:value-type="float">
            <text:p>0</text:p>
          </table:table-cell>
          <table:table-cell/>
          <table:table-cell table:style-name="ce14" table:formula="of:=IF(ISBLANK([.I58]);COM.MICROSOFT.IFS([.E58]=[$Konventionen.$C$2];[.G58]+[$Konventionen.$D$2];[.E58]=[$Konventionen.$C$3];[.G58]+[$Konventionen.$D$3]); COM.MICROSOFT.IFS([.E58]=[$Konventionen.$C$2];[.I58]+[$Konventionen.$D$2];[.E58]=[$Konventionen.$C$3];[.I58]+[$Konventionen.$D$3]))" office:value-type="string" office:string-value="" calcext:value-type="error">
            <text:p>#NV</text:p>
          </table:table-cell>
          <table:table-cell table:style-name="ce14" table:formula="of:=[.L58]-7" office:value-type="string" office:string-value="" calcext:value-type="error">
            <text:p>#NV</text:p>
          </table:table-cell>
          <table:table-cell table:style-name="ce14" table:formula="of:=COM.MICROSOFT.IFS([.E58]=[$Konventionen.$C$2];[.J58]+[$Konventionen.$E$2];[.E58]=[$Konventionen.$C$3];[.J5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8]);#NULL!;WEEKNUM([.N58];21))" office:value-type="string" office:string-value="" calcext:value-type="error">
            <text:p>#NULL!</text:p>
          </table:table-cell>
          <table:table-cell table:style-name="ce34" table:formula="of:=IF(AND([.J58]&lt;=[.N58];[.L58]&gt;=[.N58]);IF([.K58]&lt;=[.N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]);#NULL!;IF(ISBLANK([.I59]);ORG.OPENOFFICE.YEARS([.C59];TODAY();0);ORG.OPENOFFICE.YEARS([.C59];[.I59];0)))" office:value-type="string" office:string-value="" calcext:value-type="error">
            <text:p>#NULL!</text:p>
          </table:table-cell>
          <table:table-cell table:style-name="ce18"/>
          <table:table-cell table:formula="of:=IF(AND([.D59]&lt;60;[.E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]);;WEEKNUM([.G59];21))" office:value-type="float" office:value="0" calcext:value-type="float">
            <text:p>0</text:p>
          </table:table-cell>
          <table:table-cell/>
          <table:table-cell table:style-name="ce14" table:formula="of:=IF(ISBLANK([.I59]);COM.MICROSOFT.IFS([.E59]=[$Konventionen.$C$2];[.G59]+[$Konventionen.$D$2];[.E59]=[$Konventionen.$C$3];[.G59]+[$Konventionen.$D$3]); COM.MICROSOFT.IFS([.E59]=[$Konventionen.$C$2];[.I59]+[$Konventionen.$D$2];[.E59]=[$Konventionen.$C$3];[.I59]+[$Konventionen.$D$3]))" office:value-type="string" office:string-value="" calcext:value-type="error">
            <text:p>#NV</text:p>
          </table:table-cell>
          <table:table-cell table:style-name="ce14" table:formula="of:=[.L59]-7" office:value-type="string" office:string-value="" calcext:value-type="error">
            <text:p>#NV</text:p>
          </table:table-cell>
          <table:table-cell table:style-name="ce14" table:formula="of:=COM.MICROSOFT.IFS([.E59]=[$Konventionen.$C$2];[.J59]+[$Konventionen.$E$2];[.E59]=[$Konventionen.$C$3];[.J5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9]);#NULL!;WEEKNUM([.N59];21))" office:value-type="string" office:string-value="" calcext:value-type="error">
            <text:p>#NULL!</text:p>
          </table:table-cell>
          <table:table-cell table:style-name="ce34" table:formula="of:=IF(AND([.J59]&lt;=[.N59];[.L59]&gt;=[.N59]);IF([.K59]&lt;=[.N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]);#NULL!;IF(ISBLANK([.I60]);ORG.OPENOFFICE.YEARS([.C60];TODAY();0);ORG.OPENOFFICE.YEARS([.C60];[.I60];0)))" office:value-type="string" office:string-value="" calcext:value-type="error">
            <text:p>#NULL!</text:p>
          </table:table-cell>
          <table:table-cell table:style-name="ce18"/>
          <table:table-cell table:formula="of:=IF(AND([.D60]&lt;60;[.E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]);;WEEKNUM([.G60];21))" office:value-type="float" office:value="0" calcext:value-type="float">
            <text:p>0</text:p>
          </table:table-cell>
          <table:table-cell/>
          <table:table-cell table:style-name="ce14" table:formula="of:=IF(ISBLANK([.I60]);COM.MICROSOFT.IFS([.E60]=[$Konventionen.$C$2];[.G60]+[$Konventionen.$D$2];[.E60]=[$Konventionen.$C$3];[.G60]+[$Konventionen.$D$3]); COM.MICROSOFT.IFS([.E60]=[$Konventionen.$C$2];[.I60]+[$Konventionen.$D$2];[.E60]=[$Konventionen.$C$3];[.I60]+[$Konventionen.$D$3]))" office:value-type="string" office:string-value="" calcext:value-type="error">
            <text:p>#NV</text:p>
          </table:table-cell>
          <table:table-cell table:style-name="ce14" table:formula="of:=[.L60]-7" office:value-type="string" office:string-value="" calcext:value-type="error">
            <text:p>#NV</text:p>
          </table:table-cell>
          <table:table-cell table:style-name="ce14" table:formula="of:=COM.MICROSOFT.IFS([.E60]=[$Konventionen.$C$2];[.J60]+[$Konventionen.$E$2];[.E60]=[$Konventionen.$C$3];[.J6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0]);#NULL!;WEEKNUM([.N60];21))" office:value-type="string" office:string-value="" calcext:value-type="error">
            <text:p>#NULL!</text:p>
          </table:table-cell>
          <table:table-cell table:style-name="ce34" table:formula="of:=IF(AND([.J60]&lt;=[.N60];[.L60]&gt;=[.N60]);IF([.K60]&lt;=[.N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]);#NULL!;IF(ISBLANK([.I61]);ORG.OPENOFFICE.YEARS([.C61];TODAY();0);ORG.OPENOFFICE.YEARS([.C61];[.I61];0)))" office:value-type="string" office:string-value="" calcext:value-type="error">
            <text:p>#NULL!</text:p>
          </table:table-cell>
          <table:table-cell table:style-name="ce18"/>
          <table:table-cell table:formula="of:=IF(AND([.D61]&lt;60;[.E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]);;WEEKNUM([.G61];21))" office:value-type="float" office:value="0" calcext:value-type="float">
            <text:p>0</text:p>
          </table:table-cell>
          <table:table-cell/>
          <table:table-cell table:style-name="ce14" table:formula="of:=IF(ISBLANK([.I61]);COM.MICROSOFT.IFS([.E61]=[$Konventionen.$C$2];[.G61]+[$Konventionen.$D$2];[.E61]=[$Konventionen.$C$3];[.G61]+[$Konventionen.$D$3]); COM.MICROSOFT.IFS([.E61]=[$Konventionen.$C$2];[.I61]+[$Konventionen.$D$2];[.E61]=[$Konventionen.$C$3];[.I61]+[$Konventionen.$D$3]))" office:value-type="string" office:string-value="" calcext:value-type="error">
            <text:p>#NV</text:p>
          </table:table-cell>
          <table:table-cell table:style-name="ce14" table:formula="of:=[.L61]-7" office:value-type="string" office:string-value="" calcext:value-type="error">
            <text:p>#NV</text:p>
          </table:table-cell>
          <table:table-cell table:style-name="ce14" table:formula="of:=COM.MICROSOFT.IFS([.E61]=[$Konventionen.$C$2];[.J61]+[$Konventionen.$E$2];[.E61]=[$Konventionen.$C$3];[.J6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1]);#NULL!;WEEKNUM([.N61];21))" office:value-type="string" office:string-value="" calcext:value-type="error">
            <text:p>#NULL!</text:p>
          </table:table-cell>
          <table:table-cell table:style-name="ce34" table:formula="of:=IF(AND([.J61]&lt;=[.N61];[.L61]&gt;=[.N61]);IF([.K61]&lt;=[.N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]);#NULL!;IF(ISBLANK([.I62]);ORG.OPENOFFICE.YEARS([.C62];TODAY();0);ORG.OPENOFFICE.YEARS([.C62];[.I62];0)))" office:value-type="string" office:string-value="" calcext:value-type="error">
            <text:p>#NULL!</text:p>
          </table:table-cell>
          <table:table-cell table:style-name="ce18"/>
          <table:table-cell table:formula="of:=IF(AND([.D62]&lt;60;[.E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]);;WEEKNUM([.G62];21))" office:value-type="float" office:value="0" calcext:value-type="float">
            <text:p>0</text:p>
          </table:table-cell>
          <table:table-cell/>
          <table:table-cell table:style-name="ce14" table:formula="of:=IF(ISBLANK([.I62]);COM.MICROSOFT.IFS([.E62]=[$Konventionen.$C$2];[.G62]+[$Konventionen.$D$2];[.E62]=[$Konventionen.$C$3];[.G62]+[$Konventionen.$D$3]); COM.MICROSOFT.IFS([.E62]=[$Konventionen.$C$2];[.I62]+[$Konventionen.$D$2];[.E62]=[$Konventionen.$C$3];[.I62]+[$Konventionen.$D$3]))" office:value-type="string" office:string-value="" calcext:value-type="error">
            <text:p>#NV</text:p>
          </table:table-cell>
          <table:table-cell table:style-name="ce14" table:formula="of:=[.L62]-7" office:value-type="string" office:string-value="" calcext:value-type="error">
            <text:p>#NV</text:p>
          </table:table-cell>
          <table:table-cell table:style-name="ce14" table:formula="of:=COM.MICROSOFT.IFS([.E62]=[$Konventionen.$C$2];[.J62]+[$Konventionen.$E$2];[.E62]=[$Konventionen.$C$3];[.J6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2]);#NULL!;WEEKNUM([.N62];21))" office:value-type="string" office:string-value="" calcext:value-type="error">
            <text:p>#NULL!</text:p>
          </table:table-cell>
          <table:table-cell table:style-name="ce34" table:formula="of:=IF(AND([.J62]&lt;=[.N62];[.L62]&gt;=[.N62]);IF([.K62]&lt;=[.N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]);#NULL!;IF(ISBLANK([.I63]);ORG.OPENOFFICE.YEARS([.C63];TODAY();0);ORG.OPENOFFICE.YEARS([.C63];[.I63];0)))" office:value-type="string" office:string-value="" calcext:value-type="error">
            <text:p>#NULL!</text:p>
          </table:table-cell>
          <table:table-cell table:style-name="ce18"/>
          <table:table-cell table:formula="of:=IF(AND([.D63]&lt;60;[.E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]);;WEEKNUM([.G63];21))" office:value-type="float" office:value="0" calcext:value-type="float">
            <text:p>0</text:p>
          </table:table-cell>
          <table:table-cell/>
          <table:table-cell table:style-name="ce14" table:formula="of:=IF(ISBLANK([.I63]);COM.MICROSOFT.IFS([.E63]=[$Konventionen.$C$2];[.G63]+[$Konventionen.$D$2];[.E63]=[$Konventionen.$C$3];[.G63]+[$Konventionen.$D$3]); COM.MICROSOFT.IFS([.E63]=[$Konventionen.$C$2];[.I63]+[$Konventionen.$D$2];[.E63]=[$Konventionen.$C$3];[.I63]+[$Konventionen.$D$3]))" office:value-type="string" office:string-value="" calcext:value-type="error">
            <text:p>#NV</text:p>
          </table:table-cell>
          <table:table-cell table:style-name="ce14" table:formula="of:=[.L63]-7" office:value-type="string" office:string-value="" calcext:value-type="error">
            <text:p>#NV</text:p>
          </table:table-cell>
          <table:table-cell table:style-name="ce14" table:formula="of:=COM.MICROSOFT.IFS([.E63]=[$Konventionen.$C$2];[.J63]+[$Konventionen.$E$2];[.E63]=[$Konventionen.$C$3];[.J6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3]);#NULL!;WEEKNUM([.N63];21))" office:value-type="string" office:string-value="" calcext:value-type="error">
            <text:p>#NULL!</text:p>
          </table:table-cell>
          <table:table-cell table:style-name="ce34" table:formula="of:=IF(AND([.J63]&lt;=[.N63];[.L63]&gt;=[.N63]);IF([.K63]&lt;=[.N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]);#NULL!;IF(ISBLANK([.I64]);ORG.OPENOFFICE.YEARS([.C64];TODAY();0);ORG.OPENOFFICE.YEARS([.C64];[.I64];0)))" office:value-type="string" office:string-value="" calcext:value-type="error">
            <text:p>#NULL!</text:p>
          </table:table-cell>
          <table:table-cell table:style-name="ce18"/>
          <table:table-cell table:formula="of:=IF(AND([.D64]&lt;60;[.E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]);;WEEKNUM([.G64];21))" office:value-type="float" office:value="0" calcext:value-type="float">
            <text:p>0</text:p>
          </table:table-cell>
          <table:table-cell/>
          <table:table-cell table:style-name="ce14" table:formula="of:=IF(ISBLANK([.I64]);COM.MICROSOFT.IFS([.E64]=[$Konventionen.$C$2];[.G64]+[$Konventionen.$D$2];[.E64]=[$Konventionen.$C$3];[.G64]+[$Konventionen.$D$3]); COM.MICROSOFT.IFS([.E64]=[$Konventionen.$C$2];[.I64]+[$Konventionen.$D$2];[.E64]=[$Konventionen.$C$3];[.I64]+[$Konventionen.$D$3]))" office:value-type="string" office:string-value="" calcext:value-type="error">
            <text:p>#NV</text:p>
          </table:table-cell>
          <table:table-cell table:style-name="ce14" table:formula="of:=[.L64]-7" office:value-type="string" office:string-value="" calcext:value-type="error">
            <text:p>#NV</text:p>
          </table:table-cell>
          <table:table-cell table:style-name="ce14" table:formula="of:=COM.MICROSOFT.IFS([.E64]=[$Konventionen.$C$2];[.J64]+[$Konventionen.$E$2];[.E64]=[$Konventionen.$C$3];[.J6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4]);#NULL!;WEEKNUM([.N64];21))" office:value-type="string" office:string-value="" calcext:value-type="error">
            <text:p>#NULL!</text:p>
          </table:table-cell>
          <table:table-cell table:style-name="ce34" table:formula="of:=IF(AND([.J64]&lt;=[.N64];[.L64]&gt;=[.N64]);IF([.K64]&lt;=[.N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]);#NULL!;IF(ISBLANK([.I65]);ORG.OPENOFFICE.YEARS([.C65];TODAY();0);ORG.OPENOFFICE.YEARS([.C65];[.I65];0)))" office:value-type="string" office:string-value="" calcext:value-type="error">
            <text:p>#NULL!</text:p>
          </table:table-cell>
          <table:table-cell table:style-name="ce18"/>
          <table:table-cell table:formula="of:=IF(AND([.D65]&lt;60;[.E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]);;WEEKNUM([.G65];21))" office:value-type="float" office:value="0" calcext:value-type="float">
            <text:p>0</text:p>
          </table:table-cell>
          <table:table-cell/>
          <table:table-cell table:style-name="ce14" table:formula="of:=IF(ISBLANK([.I65]);COM.MICROSOFT.IFS([.E65]=[$Konventionen.$C$2];[.G65]+[$Konventionen.$D$2];[.E65]=[$Konventionen.$C$3];[.G65]+[$Konventionen.$D$3]); COM.MICROSOFT.IFS([.E65]=[$Konventionen.$C$2];[.I65]+[$Konventionen.$D$2];[.E65]=[$Konventionen.$C$3];[.I65]+[$Konventionen.$D$3]))" office:value-type="string" office:string-value="" calcext:value-type="error">
            <text:p>#NV</text:p>
          </table:table-cell>
          <table:table-cell table:style-name="ce14" table:formula="of:=[.L65]-7" office:value-type="string" office:string-value="" calcext:value-type="error">
            <text:p>#NV</text:p>
          </table:table-cell>
          <table:table-cell table:style-name="ce14" table:formula="of:=COM.MICROSOFT.IFS([.E65]=[$Konventionen.$C$2];[.J65]+[$Konventionen.$E$2];[.E65]=[$Konventionen.$C$3];[.J6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5]);#NULL!;WEEKNUM([.N65];21))" office:value-type="string" office:string-value="" calcext:value-type="error">
            <text:p>#NULL!</text:p>
          </table:table-cell>
          <table:table-cell table:style-name="ce34" table:formula="of:=IF(AND([.J65]&lt;=[.N65];[.L65]&gt;=[.N65]);IF([.K65]&lt;=[.N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]);#NULL!;IF(ISBLANK([.I66]);ORG.OPENOFFICE.YEARS([.C66];TODAY();0);ORG.OPENOFFICE.YEARS([.C66];[.I66];0)))" office:value-type="string" office:string-value="" calcext:value-type="error">
            <text:p>#NULL!</text:p>
          </table:table-cell>
          <table:table-cell table:style-name="ce18"/>
          <table:table-cell table:formula="of:=IF(AND([.D66]&lt;60;[.E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]);;WEEKNUM([.G66];21))" office:value-type="float" office:value="0" calcext:value-type="float">
            <text:p>0</text:p>
          </table:table-cell>
          <table:table-cell/>
          <table:table-cell table:style-name="ce14" table:formula="of:=IF(ISBLANK([.I66]);COM.MICROSOFT.IFS([.E66]=[$Konventionen.$C$2];[.G66]+[$Konventionen.$D$2];[.E66]=[$Konventionen.$C$3];[.G66]+[$Konventionen.$D$3]); COM.MICROSOFT.IFS([.E66]=[$Konventionen.$C$2];[.I66]+[$Konventionen.$D$2];[.E66]=[$Konventionen.$C$3];[.I66]+[$Konventionen.$D$3]))" office:value-type="string" office:string-value="" calcext:value-type="error">
            <text:p>#NV</text:p>
          </table:table-cell>
          <table:table-cell table:style-name="ce14" table:formula="of:=[.L66]-7" office:value-type="string" office:string-value="" calcext:value-type="error">
            <text:p>#NV</text:p>
          </table:table-cell>
          <table:table-cell table:style-name="ce14" table:formula="of:=COM.MICROSOFT.IFS([.E66]=[$Konventionen.$C$2];[.J66]+[$Konventionen.$E$2];[.E66]=[$Konventionen.$C$3];[.J6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6]);#NULL!;WEEKNUM([.N66];21))" office:value-type="string" office:string-value="" calcext:value-type="error">
            <text:p>#NULL!</text:p>
          </table:table-cell>
          <table:table-cell table:style-name="ce34" table:formula="of:=IF(AND([.J66]&lt;=[.N66];[.L66]&gt;=[.N66]);IF([.K66]&lt;=[.N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]);#NULL!;IF(ISBLANK([.I67]);ORG.OPENOFFICE.YEARS([.C67];TODAY();0);ORG.OPENOFFICE.YEARS([.C67];[.I67];0)))" office:value-type="string" office:string-value="" calcext:value-type="error">
            <text:p>#NULL!</text:p>
          </table:table-cell>
          <table:table-cell table:style-name="ce18"/>
          <table:table-cell table:formula="of:=IF(AND([.D67]&lt;60;[.E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]);;WEEKNUM([.G67];21))" office:value-type="float" office:value="0" calcext:value-type="float">
            <text:p>0</text:p>
          </table:table-cell>
          <table:table-cell/>
          <table:table-cell table:style-name="ce14" table:formula="of:=IF(ISBLANK([.I67]);COM.MICROSOFT.IFS([.E67]=[$Konventionen.$C$2];[.G67]+[$Konventionen.$D$2];[.E67]=[$Konventionen.$C$3];[.G67]+[$Konventionen.$D$3]); COM.MICROSOFT.IFS([.E67]=[$Konventionen.$C$2];[.I67]+[$Konventionen.$D$2];[.E67]=[$Konventionen.$C$3];[.I67]+[$Konventionen.$D$3]))" office:value-type="string" office:string-value="" calcext:value-type="error">
            <text:p>#NV</text:p>
          </table:table-cell>
          <table:table-cell table:style-name="ce14" table:formula="of:=[.L67]-7" office:value-type="string" office:string-value="" calcext:value-type="error">
            <text:p>#NV</text:p>
          </table:table-cell>
          <table:table-cell table:style-name="ce14" table:formula="of:=COM.MICROSOFT.IFS([.E67]=[$Konventionen.$C$2];[.J67]+[$Konventionen.$E$2];[.E67]=[$Konventionen.$C$3];[.J6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7]);#NULL!;WEEKNUM([.N67];21))" office:value-type="string" office:string-value="" calcext:value-type="error">
            <text:p>#NULL!</text:p>
          </table:table-cell>
          <table:table-cell table:style-name="ce34" table:formula="of:=IF(AND([.J67]&lt;=[.N67];[.L67]&gt;=[.N67]);IF([.K67]&lt;=[.N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]);#NULL!;IF(ISBLANK([.I68]);ORG.OPENOFFICE.YEARS([.C68];TODAY();0);ORG.OPENOFFICE.YEARS([.C68];[.I68];0)))" office:value-type="string" office:string-value="" calcext:value-type="error">
            <text:p>#NULL!</text:p>
          </table:table-cell>
          <table:table-cell table:style-name="ce18"/>
          <table:table-cell table:formula="of:=IF(AND([.D68]&lt;60;[.E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]);;WEEKNUM([.G68];21))" office:value-type="float" office:value="0" calcext:value-type="float">
            <text:p>0</text:p>
          </table:table-cell>
          <table:table-cell/>
          <table:table-cell table:style-name="ce14" table:formula="of:=IF(ISBLANK([.I68]);COM.MICROSOFT.IFS([.E68]=[$Konventionen.$C$2];[.G68]+[$Konventionen.$D$2];[.E68]=[$Konventionen.$C$3];[.G68]+[$Konventionen.$D$3]); COM.MICROSOFT.IFS([.E68]=[$Konventionen.$C$2];[.I68]+[$Konventionen.$D$2];[.E68]=[$Konventionen.$C$3];[.I68]+[$Konventionen.$D$3]))" office:value-type="string" office:string-value="" calcext:value-type="error">
            <text:p>#NV</text:p>
          </table:table-cell>
          <table:table-cell table:style-name="ce14" table:formula="of:=[.L68]-7" office:value-type="string" office:string-value="" calcext:value-type="error">
            <text:p>#NV</text:p>
          </table:table-cell>
          <table:table-cell table:style-name="ce14" table:formula="of:=COM.MICROSOFT.IFS([.E68]=[$Konventionen.$C$2];[.J68]+[$Konventionen.$E$2];[.E68]=[$Konventionen.$C$3];[.J6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8]);#NULL!;WEEKNUM([.N68];21))" office:value-type="string" office:string-value="" calcext:value-type="error">
            <text:p>#NULL!</text:p>
          </table:table-cell>
          <table:table-cell table:style-name="ce34" table:formula="of:=IF(AND([.J68]&lt;=[.N68];[.L68]&gt;=[.N68]);IF([.K68]&lt;=[.N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]);#NULL!;IF(ISBLANK([.I69]);ORG.OPENOFFICE.YEARS([.C69];TODAY();0);ORG.OPENOFFICE.YEARS([.C69];[.I69];0)))" office:value-type="string" office:string-value="" calcext:value-type="error">
            <text:p>#NULL!</text:p>
          </table:table-cell>
          <table:table-cell table:style-name="ce18"/>
          <table:table-cell table:formula="of:=IF(AND([.D69]&lt;60;[.E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]);;WEEKNUM([.G69];21))" office:value-type="float" office:value="0" calcext:value-type="float">
            <text:p>0</text:p>
          </table:table-cell>
          <table:table-cell/>
          <table:table-cell table:style-name="ce14" table:formula="of:=IF(ISBLANK([.I69]);COM.MICROSOFT.IFS([.E69]=[$Konventionen.$C$2];[.G69]+[$Konventionen.$D$2];[.E69]=[$Konventionen.$C$3];[.G69]+[$Konventionen.$D$3]); COM.MICROSOFT.IFS([.E69]=[$Konventionen.$C$2];[.I69]+[$Konventionen.$D$2];[.E69]=[$Konventionen.$C$3];[.I69]+[$Konventionen.$D$3]))" office:value-type="string" office:string-value="" calcext:value-type="error">
            <text:p>#NV</text:p>
          </table:table-cell>
          <table:table-cell table:style-name="ce14" table:formula="of:=[.L69]-7" office:value-type="string" office:string-value="" calcext:value-type="error">
            <text:p>#NV</text:p>
          </table:table-cell>
          <table:table-cell table:style-name="ce14" table:formula="of:=COM.MICROSOFT.IFS([.E69]=[$Konventionen.$C$2];[.J69]+[$Konventionen.$E$2];[.E69]=[$Konventionen.$C$3];[.J6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9]);#NULL!;WEEKNUM([.N69];21))" office:value-type="string" office:string-value="" calcext:value-type="error">
            <text:p>#NULL!</text:p>
          </table:table-cell>
          <table:table-cell table:style-name="ce34" table:formula="of:=IF(AND([.J69]&lt;=[.N69];[.L69]&gt;=[.N69]);IF([.K69]&lt;=[.N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]);#NULL!;IF(ISBLANK([.I70]);ORG.OPENOFFICE.YEARS([.C70];TODAY();0);ORG.OPENOFFICE.YEARS([.C70];[.I70];0)))" office:value-type="string" office:string-value="" calcext:value-type="error">
            <text:p>#NULL!</text:p>
          </table:table-cell>
          <table:table-cell table:style-name="ce18"/>
          <table:table-cell table:formula="of:=IF(AND([.D70]&lt;60;[.E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]);;WEEKNUM([.G70];21))" office:value-type="float" office:value="0" calcext:value-type="float">
            <text:p>0</text:p>
          </table:table-cell>
          <table:table-cell/>
          <table:table-cell table:style-name="ce14" table:formula="of:=IF(ISBLANK([.I70]);COM.MICROSOFT.IFS([.E70]=[$Konventionen.$C$2];[.G70]+[$Konventionen.$D$2];[.E70]=[$Konventionen.$C$3];[.G70]+[$Konventionen.$D$3]); COM.MICROSOFT.IFS([.E70]=[$Konventionen.$C$2];[.I70]+[$Konventionen.$D$2];[.E70]=[$Konventionen.$C$3];[.I70]+[$Konventionen.$D$3]))" office:value-type="string" office:string-value="" calcext:value-type="error">
            <text:p>#NV</text:p>
          </table:table-cell>
          <table:table-cell table:style-name="ce14" table:formula="of:=[.L70]-7" office:value-type="string" office:string-value="" calcext:value-type="error">
            <text:p>#NV</text:p>
          </table:table-cell>
          <table:table-cell table:style-name="ce14" table:formula="of:=COM.MICROSOFT.IFS([.E70]=[$Konventionen.$C$2];[.J70]+[$Konventionen.$E$2];[.E70]=[$Konventionen.$C$3];[.J7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0]);#NULL!;WEEKNUM([.N70];21))" office:value-type="string" office:string-value="" calcext:value-type="error">
            <text:p>#NULL!</text:p>
          </table:table-cell>
          <table:table-cell table:style-name="ce34" table:formula="of:=IF(AND([.J70]&lt;=[.N70];[.L70]&gt;=[.N70]);IF([.K70]&lt;=[.N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]);#NULL!;IF(ISBLANK([.I71]);ORG.OPENOFFICE.YEARS([.C71];TODAY();0);ORG.OPENOFFICE.YEARS([.C71];[.I71];0)))" office:value-type="string" office:string-value="" calcext:value-type="error">
            <text:p>#NULL!</text:p>
          </table:table-cell>
          <table:table-cell table:style-name="ce18"/>
          <table:table-cell table:formula="of:=IF(AND([.D71]&lt;60;[.E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]);;WEEKNUM([.G71];21))" office:value-type="float" office:value="0" calcext:value-type="float">
            <text:p>0</text:p>
          </table:table-cell>
          <table:table-cell/>
          <table:table-cell table:style-name="ce14" table:formula="of:=IF(ISBLANK([.I71]);COM.MICROSOFT.IFS([.E71]=[$Konventionen.$C$2];[.G71]+[$Konventionen.$D$2];[.E71]=[$Konventionen.$C$3];[.G71]+[$Konventionen.$D$3]); COM.MICROSOFT.IFS([.E71]=[$Konventionen.$C$2];[.I71]+[$Konventionen.$D$2];[.E71]=[$Konventionen.$C$3];[.I71]+[$Konventionen.$D$3]))" office:value-type="string" office:string-value="" calcext:value-type="error">
            <text:p>#NV</text:p>
          </table:table-cell>
          <table:table-cell table:style-name="ce14" table:formula="of:=[.L71]-7" office:value-type="string" office:string-value="" calcext:value-type="error">
            <text:p>#NV</text:p>
          </table:table-cell>
          <table:table-cell table:style-name="ce14" table:formula="of:=COM.MICROSOFT.IFS([.E71]=[$Konventionen.$C$2];[.J71]+[$Konventionen.$E$2];[.E71]=[$Konventionen.$C$3];[.J7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1]);#NULL!;WEEKNUM([.N71];21))" office:value-type="string" office:string-value="" calcext:value-type="error">
            <text:p>#NULL!</text:p>
          </table:table-cell>
          <table:table-cell table:style-name="ce34" table:formula="of:=IF(AND([.J71]&lt;=[.N71];[.L71]&gt;=[.N71]);IF([.K71]&lt;=[.N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]);#NULL!;IF(ISBLANK([.I72]);ORG.OPENOFFICE.YEARS([.C72];TODAY();0);ORG.OPENOFFICE.YEARS([.C72];[.I72];0)))" office:value-type="string" office:string-value="" calcext:value-type="error">
            <text:p>#NULL!</text:p>
          </table:table-cell>
          <table:table-cell table:style-name="ce18"/>
          <table:table-cell table:formula="of:=IF(AND([.D72]&lt;60;[.E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]);;WEEKNUM([.G72];21))" office:value-type="float" office:value="0" calcext:value-type="float">
            <text:p>0</text:p>
          </table:table-cell>
          <table:table-cell/>
          <table:table-cell table:style-name="ce14" table:formula="of:=IF(ISBLANK([.I72]);COM.MICROSOFT.IFS([.E72]=[$Konventionen.$C$2];[.G72]+[$Konventionen.$D$2];[.E72]=[$Konventionen.$C$3];[.G72]+[$Konventionen.$D$3]); COM.MICROSOFT.IFS([.E72]=[$Konventionen.$C$2];[.I72]+[$Konventionen.$D$2];[.E72]=[$Konventionen.$C$3];[.I72]+[$Konventionen.$D$3]))" office:value-type="string" office:string-value="" calcext:value-type="error">
            <text:p>#NV</text:p>
          </table:table-cell>
          <table:table-cell table:style-name="ce14" table:formula="of:=[.L72]-7" office:value-type="string" office:string-value="" calcext:value-type="error">
            <text:p>#NV</text:p>
          </table:table-cell>
          <table:table-cell table:style-name="ce14" table:formula="of:=COM.MICROSOFT.IFS([.E72]=[$Konventionen.$C$2];[.J72]+[$Konventionen.$E$2];[.E72]=[$Konventionen.$C$3];[.J7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2]);#NULL!;WEEKNUM([.N72];21))" office:value-type="string" office:string-value="" calcext:value-type="error">
            <text:p>#NULL!</text:p>
          </table:table-cell>
          <table:table-cell table:style-name="ce34" table:formula="of:=IF(AND([.J72]&lt;=[.N72];[.L72]&gt;=[.N72]);IF([.K72]&lt;=[.N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]);#NULL!;IF(ISBLANK([.I73]);ORG.OPENOFFICE.YEARS([.C73];TODAY();0);ORG.OPENOFFICE.YEARS([.C73];[.I73];0)))" office:value-type="string" office:string-value="" calcext:value-type="error">
            <text:p>#NULL!</text:p>
          </table:table-cell>
          <table:table-cell table:style-name="ce18"/>
          <table:table-cell table:formula="of:=IF(AND([.D73]&lt;60;[.E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]);;WEEKNUM([.G73];21))" office:value-type="float" office:value="0" calcext:value-type="float">
            <text:p>0</text:p>
          </table:table-cell>
          <table:table-cell/>
          <table:table-cell table:style-name="ce14" table:formula="of:=IF(ISBLANK([.I73]);COM.MICROSOFT.IFS([.E73]=[$Konventionen.$C$2];[.G73]+[$Konventionen.$D$2];[.E73]=[$Konventionen.$C$3];[.G73]+[$Konventionen.$D$3]); COM.MICROSOFT.IFS([.E73]=[$Konventionen.$C$2];[.I73]+[$Konventionen.$D$2];[.E73]=[$Konventionen.$C$3];[.I73]+[$Konventionen.$D$3]))" office:value-type="string" office:string-value="" calcext:value-type="error">
            <text:p>#NV</text:p>
          </table:table-cell>
          <table:table-cell table:style-name="ce14" table:formula="of:=[.L73]-7" office:value-type="string" office:string-value="" calcext:value-type="error">
            <text:p>#NV</text:p>
          </table:table-cell>
          <table:table-cell table:style-name="ce14" table:formula="of:=COM.MICROSOFT.IFS([.E73]=[$Konventionen.$C$2];[.J73]+[$Konventionen.$E$2];[.E73]=[$Konventionen.$C$3];[.J7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3]);#NULL!;WEEKNUM([.N73];21))" office:value-type="string" office:string-value="" calcext:value-type="error">
            <text:p>#NULL!</text:p>
          </table:table-cell>
          <table:table-cell table:style-name="ce34" table:formula="of:=IF(AND([.J73]&lt;=[.N73];[.L73]&gt;=[.N73]);IF([.K73]&lt;=[.N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]);#NULL!;IF(ISBLANK([.I74]);ORG.OPENOFFICE.YEARS([.C74];TODAY();0);ORG.OPENOFFICE.YEARS([.C74];[.I74];0)))" office:value-type="string" office:string-value="" calcext:value-type="error">
            <text:p>#NULL!</text:p>
          </table:table-cell>
          <table:table-cell table:style-name="ce18"/>
          <table:table-cell table:formula="of:=IF(AND([.D74]&lt;60;[.E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]);;WEEKNUM([.G74];21))" office:value-type="float" office:value="0" calcext:value-type="float">
            <text:p>0</text:p>
          </table:table-cell>
          <table:table-cell/>
          <table:table-cell table:style-name="ce14" table:formula="of:=IF(ISBLANK([.I74]);COM.MICROSOFT.IFS([.E74]=[$Konventionen.$C$2];[.G74]+[$Konventionen.$D$2];[.E74]=[$Konventionen.$C$3];[.G74]+[$Konventionen.$D$3]); COM.MICROSOFT.IFS([.E74]=[$Konventionen.$C$2];[.I74]+[$Konventionen.$D$2];[.E74]=[$Konventionen.$C$3];[.I74]+[$Konventionen.$D$3]))" office:value-type="string" office:string-value="" calcext:value-type="error">
            <text:p>#NV</text:p>
          </table:table-cell>
          <table:table-cell table:style-name="ce14" table:formula="of:=[.L74]-7" office:value-type="string" office:string-value="" calcext:value-type="error">
            <text:p>#NV</text:p>
          </table:table-cell>
          <table:table-cell table:style-name="ce14" table:formula="of:=COM.MICROSOFT.IFS([.E74]=[$Konventionen.$C$2];[.J74]+[$Konventionen.$E$2];[.E74]=[$Konventionen.$C$3];[.J7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4]);#NULL!;WEEKNUM([.N74];21))" office:value-type="string" office:string-value="" calcext:value-type="error">
            <text:p>#NULL!</text:p>
          </table:table-cell>
          <table:table-cell table:style-name="ce34" table:formula="of:=IF(AND([.J74]&lt;=[.N74];[.L74]&gt;=[.N74]);IF([.K74]&lt;=[.N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]);#NULL!;IF(ISBLANK([.I75]);ORG.OPENOFFICE.YEARS([.C75];TODAY();0);ORG.OPENOFFICE.YEARS([.C75];[.I75];0)))" office:value-type="string" office:string-value="" calcext:value-type="error">
            <text:p>#NULL!</text:p>
          </table:table-cell>
          <table:table-cell table:style-name="ce18"/>
          <table:table-cell table:formula="of:=IF(AND([.D75]&lt;60;[.E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]);;WEEKNUM([.G75];21))" office:value-type="float" office:value="0" calcext:value-type="float">
            <text:p>0</text:p>
          </table:table-cell>
          <table:table-cell/>
          <table:table-cell table:style-name="ce14" table:formula="of:=IF(ISBLANK([.I75]);COM.MICROSOFT.IFS([.E75]=[$Konventionen.$C$2];[.G75]+[$Konventionen.$D$2];[.E75]=[$Konventionen.$C$3];[.G75]+[$Konventionen.$D$3]); COM.MICROSOFT.IFS([.E75]=[$Konventionen.$C$2];[.I75]+[$Konventionen.$D$2];[.E75]=[$Konventionen.$C$3];[.I75]+[$Konventionen.$D$3]))" office:value-type="string" office:string-value="" calcext:value-type="error">
            <text:p>#NV</text:p>
          </table:table-cell>
          <table:table-cell table:style-name="ce14" table:formula="of:=[.L75]-7" office:value-type="string" office:string-value="" calcext:value-type="error">
            <text:p>#NV</text:p>
          </table:table-cell>
          <table:table-cell table:style-name="ce14" table:formula="of:=COM.MICROSOFT.IFS([.E75]=[$Konventionen.$C$2];[.J75]+[$Konventionen.$E$2];[.E75]=[$Konventionen.$C$3];[.J7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5]);#NULL!;WEEKNUM([.N75];21))" office:value-type="string" office:string-value="" calcext:value-type="error">
            <text:p>#NULL!</text:p>
          </table:table-cell>
          <table:table-cell table:style-name="ce34" table:formula="of:=IF(AND([.J75]&lt;=[.N75];[.L75]&gt;=[.N75]);IF([.K75]&lt;=[.N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]);#NULL!;IF(ISBLANK([.I76]);ORG.OPENOFFICE.YEARS([.C76];TODAY();0);ORG.OPENOFFICE.YEARS([.C76];[.I76];0)))" office:value-type="string" office:string-value="" calcext:value-type="error">
            <text:p>#NULL!</text:p>
          </table:table-cell>
          <table:table-cell table:style-name="ce18"/>
          <table:table-cell table:formula="of:=IF(AND([.D76]&lt;60;[.E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]);;WEEKNUM([.G76];21))" office:value-type="float" office:value="0" calcext:value-type="float">
            <text:p>0</text:p>
          </table:table-cell>
          <table:table-cell/>
          <table:table-cell table:style-name="ce14" table:formula="of:=IF(ISBLANK([.I76]);COM.MICROSOFT.IFS([.E76]=[$Konventionen.$C$2];[.G76]+[$Konventionen.$D$2];[.E76]=[$Konventionen.$C$3];[.G76]+[$Konventionen.$D$3]); COM.MICROSOFT.IFS([.E76]=[$Konventionen.$C$2];[.I76]+[$Konventionen.$D$2];[.E76]=[$Konventionen.$C$3];[.I76]+[$Konventionen.$D$3]))" office:value-type="string" office:string-value="" calcext:value-type="error">
            <text:p>#NV</text:p>
          </table:table-cell>
          <table:table-cell table:style-name="ce14" table:formula="of:=[.L76]-7" office:value-type="string" office:string-value="" calcext:value-type="error">
            <text:p>#NV</text:p>
          </table:table-cell>
          <table:table-cell table:style-name="ce14" table:formula="of:=COM.MICROSOFT.IFS([.E76]=[$Konventionen.$C$2];[.J76]+[$Konventionen.$E$2];[.E76]=[$Konventionen.$C$3];[.J7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6]);#NULL!;WEEKNUM([.N76];21))" office:value-type="string" office:string-value="" calcext:value-type="error">
            <text:p>#NULL!</text:p>
          </table:table-cell>
          <table:table-cell table:style-name="ce34" table:formula="of:=IF(AND([.J76]&lt;=[.N76];[.L76]&gt;=[.N76]);IF([.K76]&lt;=[.N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]);#NULL!;IF(ISBLANK([.I77]);ORG.OPENOFFICE.YEARS([.C77];TODAY();0);ORG.OPENOFFICE.YEARS([.C77];[.I77];0)))" office:value-type="string" office:string-value="" calcext:value-type="error">
            <text:p>#NULL!</text:p>
          </table:table-cell>
          <table:table-cell table:style-name="ce18"/>
          <table:table-cell table:formula="of:=IF(AND([.D77]&lt;60;[.E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]);;WEEKNUM([.G77];21))" office:value-type="float" office:value="0" calcext:value-type="float">
            <text:p>0</text:p>
          </table:table-cell>
          <table:table-cell/>
          <table:table-cell table:style-name="ce14" table:formula="of:=IF(ISBLANK([.I77]);COM.MICROSOFT.IFS([.E77]=[$Konventionen.$C$2];[.G77]+[$Konventionen.$D$2];[.E77]=[$Konventionen.$C$3];[.G77]+[$Konventionen.$D$3]); COM.MICROSOFT.IFS([.E77]=[$Konventionen.$C$2];[.I77]+[$Konventionen.$D$2];[.E77]=[$Konventionen.$C$3];[.I77]+[$Konventionen.$D$3]))" office:value-type="string" office:string-value="" calcext:value-type="error">
            <text:p>#NV</text:p>
          </table:table-cell>
          <table:table-cell table:style-name="ce14" table:formula="of:=[.L77]-7" office:value-type="string" office:string-value="" calcext:value-type="error">
            <text:p>#NV</text:p>
          </table:table-cell>
          <table:table-cell table:style-name="ce14" table:formula="of:=COM.MICROSOFT.IFS([.E77]=[$Konventionen.$C$2];[.J77]+[$Konventionen.$E$2];[.E77]=[$Konventionen.$C$3];[.J7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7]);#NULL!;WEEKNUM([.N77];21))" office:value-type="string" office:string-value="" calcext:value-type="error">
            <text:p>#NULL!</text:p>
          </table:table-cell>
          <table:table-cell table:style-name="ce34" table:formula="of:=IF(AND([.J77]&lt;=[.N77];[.L77]&gt;=[.N77]);IF([.K77]&lt;=[.N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]);#NULL!;IF(ISBLANK([.I78]);ORG.OPENOFFICE.YEARS([.C78];TODAY();0);ORG.OPENOFFICE.YEARS([.C78];[.I78];0)))" office:value-type="string" office:string-value="" calcext:value-type="error">
            <text:p>#NULL!</text:p>
          </table:table-cell>
          <table:table-cell table:style-name="ce18"/>
          <table:table-cell table:formula="of:=IF(AND([.D78]&lt;60;[.E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]);;WEEKNUM([.G78];21))" office:value-type="float" office:value="0" calcext:value-type="float">
            <text:p>0</text:p>
          </table:table-cell>
          <table:table-cell/>
          <table:table-cell table:style-name="ce14" table:formula="of:=IF(ISBLANK([.I78]);COM.MICROSOFT.IFS([.E78]=[$Konventionen.$C$2];[.G78]+[$Konventionen.$D$2];[.E78]=[$Konventionen.$C$3];[.G78]+[$Konventionen.$D$3]); COM.MICROSOFT.IFS([.E78]=[$Konventionen.$C$2];[.I78]+[$Konventionen.$D$2];[.E78]=[$Konventionen.$C$3];[.I78]+[$Konventionen.$D$3]))" office:value-type="string" office:string-value="" calcext:value-type="error">
            <text:p>#NV</text:p>
          </table:table-cell>
          <table:table-cell table:style-name="ce14" table:formula="of:=[.L78]-7" office:value-type="string" office:string-value="" calcext:value-type="error">
            <text:p>#NV</text:p>
          </table:table-cell>
          <table:table-cell table:style-name="ce14" table:formula="of:=COM.MICROSOFT.IFS([.E78]=[$Konventionen.$C$2];[.J78]+[$Konventionen.$E$2];[.E78]=[$Konventionen.$C$3];[.J7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8]);#NULL!;WEEKNUM([.N78];21))" office:value-type="string" office:string-value="" calcext:value-type="error">
            <text:p>#NULL!</text:p>
          </table:table-cell>
          <table:table-cell table:style-name="ce34" table:formula="of:=IF(AND([.J78]&lt;=[.N78];[.L78]&gt;=[.N78]);IF([.K78]&lt;=[.N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]);#NULL!;IF(ISBLANK([.I79]);ORG.OPENOFFICE.YEARS([.C79];TODAY();0);ORG.OPENOFFICE.YEARS([.C79];[.I79];0)))" office:value-type="string" office:string-value="" calcext:value-type="error">
            <text:p>#NULL!</text:p>
          </table:table-cell>
          <table:table-cell table:style-name="ce18"/>
          <table:table-cell table:formula="of:=IF(AND([.D79]&lt;60;[.E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]);;WEEKNUM([.G79];21))" office:value-type="float" office:value="0" calcext:value-type="float">
            <text:p>0</text:p>
          </table:table-cell>
          <table:table-cell/>
          <table:table-cell table:style-name="ce14" table:formula="of:=IF(ISBLANK([.I79]);COM.MICROSOFT.IFS([.E79]=[$Konventionen.$C$2];[.G79]+[$Konventionen.$D$2];[.E79]=[$Konventionen.$C$3];[.G79]+[$Konventionen.$D$3]); COM.MICROSOFT.IFS([.E79]=[$Konventionen.$C$2];[.I79]+[$Konventionen.$D$2];[.E79]=[$Konventionen.$C$3];[.I79]+[$Konventionen.$D$3]))" office:value-type="string" office:string-value="" calcext:value-type="error">
            <text:p>#NV</text:p>
          </table:table-cell>
          <table:table-cell table:style-name="ce14" table:formula="of:=[.L79]-7" office:value-type="string" office:string-value="" calcext:value-type="error">
            <text:p>#NV</text:p>
          </table:table-cell>
          <table:table-cell table:style-name="ce14" table:formula="of:=COM.MICROSOFT.IFS([.E79]=[$Konventionen.$C$2];[.J79]+[$Konventionen.$E$2];[.E79]=[$Konventionen.$C$3];[.J7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9]);#NULL!;WEEKNUM([.N79];21))" office:value-type="string" office:string-value="" calcext:value-type="error">
            <text:p>#NULL!</text:p>
          </table:table-cell>
          <table:table-cell table:style-name="ce34" table:formula="of:=IF(AND([.J79]&lt;=[.N79];[.L79]&gt;=[.N79]);IF([.K79]&lt;=[.N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]);#NULL!;IF(ISBLANK([.I80]);ORG.OPENOFFICE.YEARS([.C80];TODAY();0);ORG.OPENOFFICE.YEARS([.C80];[.I80];0)))" office:value-type="string" office:string-value="" calcext:value-type="error">
            <text:p>#NULL!</text:p>
          </table:table-cell>
          <table:table-cell table:style-name="ce18"/>
          <table:table-cell table:formula="of:=IF(AND([.D80]&lt;60;[.E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]);;WEEKNUM([.G80];21))" office:value-type="float" office:value="0" calcext:value-type="float">
            <text:p>0</text:p>
          </table:table-cell>
          <table:table-cell/>
          <table:table-cell table:style-name="ce14" table:formula="of:=IF(ISBLANK([.I80]);COM.MICROSOFT.IFS([.E80]=[$Konventionen.$C$2];[.G80]+[$Konventionen.$D$2];[.E80]=[$Konventionen.$C$3];[.G80]+[$Konventionen.$D$3]); COM.MICROSOFT.IFS([.E80]=[$Konventionen.$C$2];[.I80]+[$Konventionen.$D$2];[.E80]=[$Konventionen.$C$3];[.I80]+[$Konventionen.$D$3]))" office:value-type="string" office:string-value="" calcext:value-type="error">
            <text:p>#NV</text:p>
          </table:table-cell>
          <table:table-cell table:style-name="ce14" table:formula="of:=[.L80]-7" office:value-type="string" office:string-value="" calcext:value-type="error">
            <text:p>#NV</text:p>
          </table:table-cell>
          <table:table-cell table:style-name="ce14" table:formula="of:=COM.MICROSOFT.IFS([.E80]=[$Konventionen.$C$2];[.J80]+[$Konventionen.$E$2];[.E80]=[$Konventionen.$C$3];[.J8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0]);#NULL!;WEEKNUM([.N80];21))" office:value-type="string" office:string-value="" calcext:value-type="error">
            <text:p>#NULL!</text:p>
          </table:table-cell>
          <table:table-cell table:style-name="ce34" table:formula="of:=IF(AND([.J80]&lt;=[.N80];[.L80]&gt;=[.N80]);IF([.K80]&lt;=[.N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]);#NULL!;IF(ISBLANK([.I81]);ORG.OPENOFFICE.YEARS([.C81];TODAY();0);ORG.OPENOFFICE.YEARS([.C81];[.I81];0)))" office:value-type="string" office:string-value="" calcext:value-type="error">
            <text:p>#NULL!</text:p>
          </table:table-cell>
          <table:table-cell table:style-name="ce18"/>
          <table:table-cell table:formula="of:=IF(AND([.D81]&lt;60;[.E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]);;WEEKNUM([.G81];21))" office:value-type="float" office:value="0" calcext:value-type="float">
            <text:p>0</text:p>
          </table:table-cell>
          <table:table-cell/>
          <table:table-cell table:style-name="ce14" table:formula="of:=IF(ISBLANK([.I81]);COM.MICROSOFT.IFS([.E81]=[$Konventionen.$C$2];[.G81]+[$Konventionen.$D$2];[.E81]=[$Konventionen.$C$3];[.G81]+[$Konventionen.$D$3]); COM.MICROSOFT.IFS([.E81]=[$Konventionen.$C$2];[.I81]+[$Konventionen.$D$2];[.E81]=[$Konventionen.$C$3];[.I81]+[$Konventionen.$D$3]))" office:value-type="string" office:string-value="" calcext:value-type="error">
            <text:p>#NV</text:p>
          </table:table-cell>
          <table:table-cell table:style-name="ce14" table:formula="of:=[.L81]-7" office:value-type="string" office:string-value="" calcext:value-type="error">
            <text:p>#NV</text:p>
          </table:table-cell>
          <table:table-cell table:style-name="ce14" table:formula="of:=COM.MICROSOFT.IFS([.E81]=[$Konventionen.$C$2];[.J81]+[$Konventionen.$E$2];[.E81]=[$Konventionen.$C$3];[.J8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1]);#NULL!;WEEKNUM([.N81];21))" office:value-type="string" office:string-value="" calcext:value-type="error">
            <text:p>#NULL!</text:p>
          </table:table-cell>
          <table:table-cell table:style-name="ce34" table:formula="of:=IF(AND([.J81]&lt;=[.N81];[.L81]&gt;=[.N81]);IF([.K81]&lt;=[.N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]);#NULL!;IF(ISBLANK([.I82]);ORG.OPENOFFICE.YEARS([.C82];TODAY();0);ORG.OPENOFFICE.YEARS([.C82];[.I82];0)))" office:value-type="string" office:string-value="" calcext:value-type="error">
            <text:p>#NULL!</text:p>
          </table:table-cell>
          <table:table-cell table:style-name="ce18"/>
          <table:table-cell table:formula="of:=IF(AND([.D82]&lt;60;[.E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]);;WEEKNUM([.G82];21))" office:value-type="float" office:value="0" calcext:value-type="float">
            <text:p>0</text:p>
          </table:table-cell>
          <table:table-cell/>
          <table:table-cell table:style-name="ce14" table:formula="of:=IF(ISBLANK([.I82]);COM.MICROSOFT.IFS([.E82]=[$Konventionen.$C$2];[.G82]+[$Konventionen.$D$2];[.E82]=[$Konventionen.$C$3];[.G82]+[$Konventionen.$D$3]); COM.MICROSOFT.IFS([.E82]=[$Konventionen.$C$2];[.I82]+[$Konventionen.$D$2];[.E82]=[$Konventionen.$C$3];[.I82]+[$Konventionen.$D$3]))" office:value-type="string" office:string-value="" calcext:value-type="error">
            <text:p>#NV</text:p>
          </table:table-cell>
          <table:table-cell table:style-name="ce14" table:formula="of:=[.L82]-7" office:value-type="string" office:string-value="" calcext:value-type="error">
            <text:p>#NV</text:p>
          </table:table-cell>
          <table:table-cell table:style-name="ce14" table:formula="of:=COM.MICROSOFT.IFS([.E82]=[$Konventionen.$C$2];[.J82]+[$Konventionen.$E$2];[.E82]=[$Konventionen.$C$3];[.J8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2]);#NULL!;WEEKNUM([.N82];21))" office:value-type="string" office:string-value="" calcext:value-type="error">
            <text:p>#NULL!</text:p>
          </table:table-cell>
          <table:table-cell table:style-name="ce34" table:formula="of:=IF(AND([.J82]&lt;=[.N82];[.L82]&gt;=[.N82]);IF([.K82]&lt;=[.N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]);#NULL!;IF(ISBLANK([.I83]);ORG.OPENOFFICE.YEARS([.C83];TODAY();0);ORG.OPENOFFICE.YEARS([.C83];[.I83];0)))" office:value-type="string" office:string-value="" calcext:value-type="error">
            <text:p>#NULL!</text:p>
          </table:table-cell>
          <table:table-cell table:style-name="ce18"/>
          <table:table-cell table:formula="of:=IF(AND([.D83]&lt;60;[.E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]);;WEEKNUM([.G83];21))" office:value-type="float" office:value="0" calcext:value-type="float">
            <text:p>0</text:p>
          </table:table-cell>
          <table:table-cell/>
          <table:table-cell table:style-name="ce14" table:formula="of:=IF(ISBLANK([.I83]);COM.MICROSOFT.IFS([.E83]=[$Konventionen.$C$2];[.G83]+[$Konventionen.$D$2];[.E83]=[$Konventionen.$C$3];[.G83]+[$Konventionen.$D$3]); COM.MICROSOFT.IFS([.E83]=[$Konventionen.$C$2];[.I83]+[$Konventionen.$D$2];[.E83]=[$Konventionen.$C$3];[.I83]+[$Konventionen.$D$3]))" office:value-type="string" office:string-value="" calcext:value-type="error">
            <text:p>#NV</text:p>
          </table:table-cell>
          <table:table-cell table:style-name="ce14" table:formula="of:=[.L83]-7" office:value-type="string" office:string-value="" calcext:value-type="error">
            <text:p>#NV</text:p>
          </table:table-cell>
          <table:table-cell table:style-name="ce14" table:formula="of:=COM.MICROSOFT.IFS([.E83]=[$Konventionen.$C$2];[.J83]+[$Konventionen.$E$2];[.E83]=[$Konventionen.$C$3];[.J8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3]);#NULL!;WEEKNUM([.N83];21))" office:value-type="string" office:string-value="" calcext:value-type="error">
            <text:p>#NULL!</text:p>
          </table:table-cell>
          <table:table-cell table:style-name="ce34" table:formula="of:=IF(AND([.J83]&lt;=[.N83];[.L83]&gt;=[.N83]);IF([.K83]&lt;=[.N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]);#NULL!;IF(ISBLANK([.I84]);ORG.OPENOFFICE.YEARS([.C84];TODAY();0);ORG.OPENOFFICE.YEARS([.C84];[.I84];0)))" office:value-type="string" office:string-value="" calcext:value-type="error">
            <text:p>#NULL!</text:p>
          </table:table-cell>
          <table:table-cell table:style-name="ce18"/>
          <table:table-cell table:formula="of:=IF(AND([.D84]&lt;60;[.E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]);;WEEKNUM([.G84];21))" office:value-type="float" office:value="0" calcext:value-type="float">
            <text:p>0</text:p>
          </table:table-cell>
          <table:table-cell/>
          <table:table-cell table:style-name="ce14" table:formula="of:=IF(ISBLANK([.I84]);COM.MICROSOFT.IFS([.E84]=[$Konventionen.$C$2];[.G84]+[$Konventionen.$D$2];[.E84]=[$Konventionen.$C$3];[.G84]+[$Konventionen.$D$3]); COM.MICROSOFT.IFS([.E84]=[$Konventionen.$C$2];[.I84]+[$Konventionen.$D$2];[.E84]=[$Konventionen.$C$3];[.I84]+[$Konventionen.$D$3]))" office:value-type="string" office:string-value="" calcext:value-type="error">
            <text:p>#NV</text:p>
          </table:table-cell>
          <table:table-cell table:style-name="ce14" table:formula="of:=[.L84]-7" office:value-type="string" office:string-value="" calcext:value-type="error">
            <text:p>#NV</text:p>
          </table:table-cell>
          <table:table-cell table:style-name="ce14" table:formula="of:=COM.MICROSOFT.IFS([.E84]=[$Konventionen.$C$2];[.J84]+[$Konventionen.$E$2];[.E84]=[$Konventionen.$C$3];[.J8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4]);#NULL!;WEEKNUM([.N84];21))" office:value-type="string" office:string-value="" calcext:value-type="error">
            <text:p>#NULL!</text:p>
          </table:table-cell>
          <table:table-cell table:style-name="ce34" table:formula="of:=IF(AND([.J84]&lt;=[.N84];[.L84]&gt;=[.N84]);IF([.K84]&lt;=[.N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]);#NULL!;IF(ISBLANK([.I85]);ORG.OPENOFFICE.YEARS([.C85];TODAY();0);ORG.OPENOFFICE.YEARS([.C85];[.I85];0)))" office:value-type="string" office:string-value="" calcext:value-type="error">
            <text:p>#NULL!</text:p>
          </table:table-cell>
          <table:table-cell table:style-name="ce18"/>
          <table:table-cell table:formula="of:=IF(AND([.D85]&lt;60;[.E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]);;WEEKNUM([.G85];21))" office:value-type="float" office:value="0" calcext:value-type="float">
            <text:p>0</text:p>
          </table:table-cell>
          <table:table-cell/>
          <table:table-cell table:style-name="ce14" table:formula="of:=IF(ISBLANK([.I85]);COM.MICROSOFT.IFS([.E85]=[$Konventionen.$C$2];[.G85]+[$Konventionen.$D$2];[.E85]=[$Konventionen.$C$3];[.G85]+[$Konventionen.$D$3]); COM.MICROSOFT.IFS([.E85]=[$Konventionen.$C$2];[.I85]+[$Konventionen.$D$2];[.E85]=[$Konventionen.$C$3];[.I85]+[$Konventionen.$D$3]))" office:value-type="string" office:string-value="" calcext:value-type="error">
            <text:p>#NV</text:p>
          </table:table-cell>
          <table:table-cell table:style-name="ce14" table:formula="of:=[.L85]-7" office:value-type="string" office:string-value="" calcext:value-type="error">
            <text:p>#NV</text:p>
          </table:table-cell>
          <table:table-cell table:style-name="ce14" table:formula="of:=COM.MICROSOFT.IFS([.E85]=[$Konventionen.$C$2];[.J85]+[$Konventionen.$E$2];[.E85]=[$Konventionen.$C$3];[.J8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5]);#NULL!;WEEKNUM([.N85];21))" office:value-type="string" office:string-value="" calcext:value-type="error">
            <text:p>#NULL!</text:p>
          </table:table-cell>
          <table:table-cell table:style-name="ce34" table:formula="of:=IF(AND([.J85]&lt;=[.N85];[.L85]&gt;=[.N85]);IF([.K85]&lt;=[.N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]);#NULL!;IF(ISBLANK([.I86]);ORG.OPENOFFICE.YEARS([.C86];TODAY();0);ORG.OPENOFFICE.YEARS([.C86];[.I86];0)))" office:value-type="string" office:string-value="" calcext:value-type="error">
            <text:p>#NULL!</text:p>
          </table:table-cell>
          <table:table-cell table:style-name="ce18"/>
          <table:table-cell table:formula="of:=IF(AND([.D86]&lt;60;[.E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]);;WEEKNUM([.G86];21))" office:value-type="float" office:value="0" calcext:value-type="float">
            <text:p>0</text:p>
          </table:table-cell>
          <table:table-cell/>
          <table:table-cell table:style-name="ce14" table:formula="of:=IF(ISBLANK([.I86]);COM.MICROSOFT.IFS([.E86]=[$Konventionen.$C$2];[.G86]+[$Konventionen.$D$2];[.E86]=[$Konventionen.$C$3];[.G86]+[$Konventionen.$D$3]); COM.MICROSOFT.IFS([.E86]=[$Konventionen.$C$2];[.I86]+[$Konventionen.$D$2];[.E86]=[$Konventionen.$C$3];[.I86]+[$Konventionen.$D$3]))" office:value-type="string" office:string-value="" calcext:value-type="error">
            <text:p>#NV</text:p>
          </table:table-cell>
          <table:table-cell table:style-name="ce14" table:formula="of:=[.L86]-7" office:value-type="string" office:string-value="" calcext:value-type="error">
            <text:p>#NV</text:p>
          </table:table-cell>
          <table:table-cell table:style-name="ce14" table:formula="of:=COM.MICROSOFT.IFS([.E86]=[$Konventionen.$C$2];[.J86]+[$Konventionen.$E$2];[.E86]=[$Konventionen.$C$3];[.J8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6]);#NULL!;WEEKNUM([.N86];21))" office:value-type="string" office:string-value="" calcext:value-type="error">
            <text:p>#NULL!</text:p>
          </table:table-cell>
          <table:table-cell table:style-name="ce34" table:formula="of:=IF(AND([.J86]&lt;=[.N86];[.L86]&gt;=[.N86]);IF([.K86]&lt;=[.N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]);#NULL!;IF(ISBLANK([.I87]);ORG.OPENOFFICE.YEARS([.C87];TODAY();0);ORG.OPENOFFICE.YEARS([.C87];[.I87];0)))" office:value-type="string" office:string-value="" calcext:value-type="error">
            <text:p>#NULL!</text:p>
          </table:table-cell>
          <table:table-cell table:style-name="ce18"/>
          <table:table-cell table:formula="of:=IF(AND([.D87]&lt;60;[.E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]);;WEEKNUM([.G87];21))" office:value-type="float" office:value="0" calcext:value-type="float">
            <text:p>0</text:p>
          </table:table-cell>
          <table:table-cell/>
          <table:table-cell table:style-name="ce14" table:formula="of:=IF(ISBLANK([.I87]);COM.MICROSOFT.IFS([.E87]=[$Konventionen.$C$2];[.G87]+[$Konventionen.$D$2];[.E87]=[$Konventionen.$C$3];[.G87]+[$Konventionen.$D$3]); COM.MICROSOFT.IFS([.E87]=[$Konventionen.$C$2];[.I87]+[$Konventionen.$D$2];[.E87]=[$Konventionen.$C$3];[.I87]+[$Konventionen.$D$3]))" office:value-type="string" office:string-value="" calcext:value-type="error">
            <text:p>#NV</text:p>
          </table:table-cell>
          <table:table-cell table:style-name="ce14" table:formula="of:=[.L87]-7" office:value-type="string" office:string-value="" calcext:value-type="error">
            <text:p>#NV</text:p>
          </table:table-cell>
          <table:table-cell table:style-name="ce14" table:formula="of:=COM.MICROSOFT.IFS([.E87]=[$Konventionen.$C$2];[.J87]+[$Konventionen.$E$2];[.E87]=[$Konventionen.$C$3];[.J8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7]);#NULL!;WEEKNUM([.N87];21))" office:value-type="string" office:string-value="" calcext:value-type="error">
            <text:p>#NULL!</text:p>
          </table:table-cell>
          <table:table-cell table:style-name="ce34" table:formula="of:=IF(AND([.J87]&lt;=[.N87];[.L87]&gt;=[.N87]);IF([.K87]&lt;=[.N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]);#NULL!;IF(ISBLANK([.I88]);ORG.OPENOFFICE.YEARS([.C88];TODAY();0);ORG.OPENOFFICE.YEARS([.C88];[.I88];0)))" office:value-type="string" office:string-value="" calcext:value-type="error">
            <text:p>#NULL!</text:p>
          </table:table-cell>
          <table:table-cell table:style-name="ce18"/>
          <table:table-cell table:formula="of:=IF(AND([.D88]&lt;60;[.E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]);;WEEKNUM([.G88];21))" office:value-type="float" office:value="0" calcext:value-type="float">
            <text:p>0</text:p>
          </table:table-cell>
          <table:table-cell/>
          <table:table-cell table:style-name="ce14" table:formula="of:=IF(ISBLANK([.I88]);COM.MICROSOFT.IFS([.E88]=[$Konventionen.$C$2];[.G88]+[$Konventionen.$D$2];[.E88]=[$Konventionen.$C$3];[.G88]+[$Konventionen.$D$3]); COM.MICROSOFT.IFS([.E88]=[$Konventionen.$C$2];[.I88]+[$Konventionen.$D$2];[.E88]=[$Konventionen.$C$3];[.I88]+[$Konventionen.$D$3]))" office:value-type="string" office:string-value="" calcext:value-type="error">
            <text:p>#NV</text:p>
          </table:table-cell>
          <table:table-cell table:style-name="ce14" table:formula="of:=[.L88]-7" office:value-type="string" office:string-value="" calcext:value-type="error">
            <text:p>#NV</text:p>
          </table:table-cell>
          <table:table-cell table:style-name="ce14" table:formula="of:=COM.MICROSOFT.IFS([.E88]=[$Konventionen.$C$2];[.J88]+[$Konventionen.$E$2];[.E88]=[$Konventionen.$C$3];[.J8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8]);#NULL!;WEEKNUM([.N88];21))" office:value-type="string" office:string-value="" calcext:value-type="error">
            <text:p>#NULL!</text:p>
          </table:table-cell>
          <table:table-cell table:style-name="ce34" table:formula="of:=IF(AND([.J88]&lt;=[.N88];[.L88]&gt;=[.N88]);IF([.K88]&lt;=[.N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]);#NULL!;IF(ISBLANK([.I89]);ORG.OPENOFFICE.YEARS([.C89];TODAY();0);ORG.OPENOFFICE.YEARS([.C89];[.I89];0)))" office:value-type="string" office:string-value="" calcext:value-type="error">
            <text:p>#NULL!</text:p>
          </table:table-cell>
          <table:table-cell table:style-name="ce18"/>
          <table:table-cell table:formula="of:=IF(AND([.D89]&lt;60;[.E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]);;WEEKNUM([.G89];21))" office:value-type="float" office:value="0" calcext:value-type="float">
            <text:p>0</text:p>
          </table:table-cell>
          <table:table-cell/>
          <table:table-cell table:style-name="ce14" table:formula="of:=IF(ISBLANK([.I89]);COM.MICROSOFT.IFS([.E89]=[$Konventionen.$C$2];[.G89]+[$Konventionen.$D$2];[.E89]=[$Konventionen.$C$3];[.G89]+[$Konventionen.$D$3]); COM.MICROSOFT.IFS([.E89]=[$Konventionen.$C$2];[.I89]+[$Konventionen.$D$2];[.E89]=[$Konventionen.$C$3];[.I89]+[$Konventionen.$D$3]))" office:value-type="string" office:string-value="" calcext:value-type="error">
            <text:p>#NV</text:p>
          </table:table-cell>
          <table:table-cell table:style-name="ce14" table:formula="of:=[.L89]-7" office:value-type="string" office:string-value="" calcext:value-type="error">
            <text:p>#NV</text:p>
          </table:table-cell>
          <table:table-cell table:style-name="ce14" table:formula="of:=COM.MICROSOFT.IFS([.E89]=[$Konventionen.$C$2];[.J89]+[$Konventionen.$E$2];[.E89]=[$Konventionen.$C$3];[.J8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9]);#NULL!;WEEKNUM([.N89];21))" office:value-type="string" office:string-value="" calcext:value-type="error">
            <text:p>#NULL!</text:p>
          </table:table-cell>
          <table:table-cell table:style-name="ce34" table:formula="of:=IF(AND([.J89]&lt;=[.N89];[.L89]&gt;=[.N89]);IF([.K89]&lt;=[.N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]);#NULL!;IF(ISBLANK([.I90]);ORG.OPENOFFICE.YEARS([.C90];TODAY();0);ORG.OPENOFFICE.YEARS([.C90];[.I90];0)))" office:value-type="string" office:string-value="" calcext:value-type="error">
            <text:p>#NULL!</text:p>
          </table:table-cell>
          <table:table-cell table:style-name="ce18"/>
          <table:table-cell table:formula="of:=IF(AND([.D90]&lt;60;[.E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]);;WEEKNUM([.G90];21))" office:value-type="float" office:value="0" calcext:value-type="float">
            <text:p>0</text:p>
          </table:table-cell>
          <table:table-cell/>
          <table:table-cell table:style-name="ce14" table:formula="of:=IF(ISBLANK([.I90]);COM.MICROSOFT.IFS([.E90]=[$Konventionen.$C$2];[.G90]+[$Konventionen.$D$2];[.E90]=[$Konventionen.$C$3];[.G90]+[$Konventionen.$D$3]); COM.MICROSOFT.IFS([.E90]=[$Konventionen.$C$2];[.I90]+[$Konventionen.$D$2];[.E90]=[$Konventionen.$C$3];[.I90]+[$Konventionen.$D$3]))" office:value-type="string" office:string-value="" calcext:value-type="error">
            <text:p>#NV</text:p>
          </table:table-cell>
          <table:table-cell table:style-name="ce14" table:formula="of:=[.L90]-7" office:value-type="string" office:string-value="" calcext:value-type="error">
            <text:p>#NV</text:p>
          </table:table-cell>
          <table:table-cell table:style-name="ce14" table:formula="of:=COM.MICROSOFT.IFS([.E90]=[$Konventionen.$C$2];[.J90]+[$Konventionen.$E$2];[.E90]=[$Konventionen.$C$3];[.J9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0]);#NULL!;WEEKNUM([.N90];21))" office:value-type="string" office:string-value="" calcext:value-type="error">
            <text:p>#NULL!</text:p>
          </table:table-cell>
          <table:table-cell table:style-name="ce34" table:formula="of:=IF(AND([.J90]&lt;=[.N90];[.L90]&gt;=[.N90]);IF([.K90]&lt;=[.N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]);#NULL!;IF(ISBLANK([.I91]);ORG.OPENOFFICE.YEARS([.C91];TODAY();0);ORG.OPENOFFICE.YEARS([.C91];[.I91];0)))" office:value-type="string" office:string-value="" calcext:value-type="error">
            <text:p>#NULL!</text:p>
          </table:table-cell>
          <table:table-cell table:style-name="ce18"/>
          <table:table-cell table:formula="of:=IF(AND([.D91]&lt;60;[.E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]);;WEEKNUM([.G91];21))" office:value-type="float" office:value="0" calcext:value-type="float">
            <text:p>0</text:p>
          </table:table-cell>
          <table:table-cell/>
          <table:table-cell table:style-name="ce14" table:formula="of:=IF(ISBLANK([.I91]);COM.MICROSOFT.IFS([.E91]=[$Konventionen.$C$2];[.G91]+[$Konventionen.$D$2];[.E91]=[$Konventionen.$C$3];[.G91]+[$Konventionen.$D$3]); COM.MICROSOFT.IFS([.E91]=[$Konventionen.$C$2];[.I91]+[$Konventionen.$D$2];[.E91]=[$Konventionen.$C$3];[.I91]+[$Konventionen.$D$3]))" office:value-type="string" office:string-value="" calcext:value-type="error">
            <text:p>#NV</text:p>
          </table:table-cell>
          <table:table-cell table:style-name="ce14" table:formula="of:=[.L91]-7" office:value-type="string" office:string-value="" calcext:value-type="error">
            <text:p>#NV</text:p>
          </table:table-cell>
          <table:table-cell table:style-name="ce14" table:formula="of:=COM.MICROSOFT.IFS([.E91]=[$Konventionen.$C$2];[.J91]+[$Konventionen.$E$2];[.E91]=[$Konventionen.$C$3];[.J9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1]);#NULL!;WEEKNUM([.N91];21))" office:value-type="string" office:string-value="" calcext:value-type="error">
            <text:p>#NULL!</text:p>
          </table:table-cell>
          <table:table-cell table:style-name="ce34" table:formula="of:=IF(AND([.J91]&lt;=[.N91];[.L91]&gt;=[.N91]);IF([.K91]&lt;=[.N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]);#NULL!;IF(ISBLANK([.I92]);ORG.OPENOFFICE.YEARS([.C92];TODAY();0);ORG.OPENOFFICE.YEARS([.C92];[.I92];0)))" office:value-type="string" office:string-value="" calcext:value-type="error">
            <text:p>#NULL!</text:p>
          </table:table-cell>
          <table:table-cell table:style-name="ce18"/>
          <table:table-cell table:formula="of:=IF(AND([.D92]&lt;60;[.E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]);;WEEKNUM([.G92];21))" office:value-type="float" office:value="0" calcext:value-type="float">
            <text:p>0</text:p>
          </table:table-cell>
          <table:table-cell/>
          <table:table-cell table:style-name="ce14" table:formula="of:=IF(ISBLANK([.I92]);COM.MICROSOFT.IFS([.E92]=[$Konventionen.$C$2];[.G92]+[$Konventionen.$D$2];[.E92]=[$Konventionen.$C$3];[.G92]+[$Konventionen.$D$3]); COM.MICROSOFT.IFS([.E92]=[$Konventionen.$C$2];[.I92]+[$Konventionen.$D$2];[.E92]=[$Konventionen.$C$3];[.I92]+[$Konventionen.$D$3]))" office:value-type="string" office:string-value="" calcext:value-type="error">
            <text:p>#NV</text:p>
          </table:table-cell>
          <table:table-cell table:style-name="ce14" table:formula="of:=[.L92]-7" office:value-type="string" office:string-value="" calcext:value-type="error">
            <text:p>#NV</text:p>
          </table:table-cell>
          <table:table-cell table:style-name="ce14" table:formula="of:=COM.MICROSOFT.IFS([.E92]=[$Konventionen.$C$2];[.J92]+[$Konventionen.$E$2];[.E92]=[$Konventionen.$C$3];[.J9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2]);#NULL!;WEEKNUM([.N92];21))" office:value-type="string" office:string-value="" calcext:value-type="error">
            <text:p>#NULL!</text:p>
          </table:table-cell>
          <table:table-cell table:style-name="ce34" table:formula="of:=IF(AND([.J92]&lt;=[.N92];[.L92]&gt;=[.N92]);IF([.K92]&lt;=[.N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]);#NULL!;IF(ISBLANK([.I93]);ORG.OPENOFFICE.YEARS([.C93];TODAY();0);ORG.OPENOFFICE.YEARS([.C93];[.I93];0)))" office:value-type="string" office:string-value="" calcext:value-type="error">
            <text:p>#NULL!</text:p>
          </table:table-cell>
          <table:table-cell table:style-name="ce18"/>
          <table:table-cell table:formula="of:=IF(AND([.D93]&lt;60;[.E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]);;WEEKNUM([.G93];21))" office:value-type="float" office:value="0" calcext:value-type="float">
            <text:p>0</text:p>
          </table:table-cell>
          <table:table-cell/>
          <table:table-cell table:style-name="ce14" table:formula="of:=IF(ISBLANK([.I93]);COM.MICROSOFT.IFS([.E93]=[$Konventionen.$C$2];[.G93]+[$Konventionen.$D$2];[.E93]=[$Konventionen.$C$3];[.G93]+[$Konventionen.$D$3]); COM.MICROSOFT.IFS([.E93]=[$Konventionen.$C$2];[.I93]+[$Konventionen.$D$2];[.E93]=[$Konventionen.$C$3];[.I93]+[$Konventionen.$D$3]))" office:value-type="string" office:string-value="" calcext:value-type="error">
            <text:p>#NV</text:p>
          </table:table-cell>
          <table:table-cell table:style-name="ce14" table:formula="of:=[.L93]-7" office:value-type="string" office:string-value="" calcext:value-type="error">
            <text:p>#NV</text:p>
          </table:table-cell>
          <table:table-cell table:style-name="ce14" table:formula="of:=COM.MICROSOFT.IFS([.E93]=[$Konventionen.$C$2];[.J93]+[$Konventionen.$E$2];[.E93]=[$Konventionen.$C$3];[.J9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3]);#NULL!;WEEKNUM([.N93];21))" office:value-type="string" office:string-value="" calcext:value-type="error">
            <text:p>#NULL!</text:p>
          </table:table-cell>
          <table:table-cell table:style-name="ce34" table:formula="of:=IF(AND([.J93]&lt;=[.N93];[.L93]&gt;=[.N93]);IF([.K93]&lt;=[.N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]);#NULL!;IF(ISBLANK([.I94]);ORG.OPENOFFICE.YEARS([.C94];TODAY();0);ORG.OPENOFFICE.YEARS([.C94];[.I94];0)))" office:value-type="string" office:string-value="" calcext:value-type="error">
            <text:p>#NULL!</text:p>
          </table:table-cell>
          <table:table-cell table:style-name="ce18"/>
          <table:table-cell table:formula="of:=IF(AND([.D94]&lt;60;[.E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]);;WEEKNUM([.G94];21))" office:value-type="float" office:value="0" calcext:value-type="float">
            <text:p>0</text:p>
          </table:table-cell>
          <table:table-cell/>
          <table:table-cell table:style-name="ce14" table:formula="of:=IF(ISBLANK([.I94]);COM.MICROSOFT.IFS([.E94]=[$Konventionen.$C$2];[.G94]+[$Konventionen.$D$2];[.E94]=[$Konventionen.$C$3];[.G94]+[$Konventionen.$D$3]); COM.MICROSOFT.IFS([.E94]=[$Konventionen.$C$2];[.I94]+[$Konventionen.$D$2];[.E94]=[$Konventionen.$C$3];[.I94]+[$Konventionen.$D$3]))" office:value-type="string" office:string-value="" calcext:value-type="error">
            <text:p>#NV</text:p>
          </table:table-cell>
          <table:table-cell table:style-name="ce14" table:formula="of:=[.L94]-7" office:value-type="string" office:string-value="" calcext:value-type="error">
            <text:p>#NV</text:p>
          </table:table-cell>
          <table:table-cell table:style-name="ce14" table:formula="of:=COM.MICROSOFT.IFS([.E94]=[$Konventionen.$C$2];[.J94]+[$Konventionen.$E$2];[.E94]=[$Konventionen.$C$3];[.J9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4]);#NULL!;WEEKNUM([.N94];21))" office:value-type="string" office:string-value="" calcext:value-type="error">
            <text:p>#NULL!</text:p>
          </table:table-cell>
          <table:table-cell table:style-name="ce34" table:formula="of:=IF(AND([.J94]&lt;=[.N94];[.L94]&gt;=[.N94]);IF([.K94]&lt;=[.N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]);#NULL!;IF(ISBLANK([.I95]);ORG.OPENOFFICE.YEARS([.C95];TODAY();0);ORG.OPENOFFICE.YEARS([.C95];[.I95];0)))" office:value-type="string" office:string-value="" calcext:value-type="error">
            <text:p>#NULL!</text:p>
          </table:table-cell>
          <table:table-cell table:style-name="ce18"/>
          <table:table-cell table:formula="of:=IF(AND([.D95]&lt;60;[.E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]);;WEEKNUM([.G95];21))" office:value-type="float" office:value="0" calcext:value-type="float">
            <text:p>0</text:p>
          </table:table-cell>
          <table:table-cell/>
          <table:table-cell table:style-name="ce14" table:formula="of:=IF(ISBLANK([.I95]);COM.MICROSOFT.IFS([.E95]=[$Konventionen.$C$2];[.G95]+[$Konventionen.$D$2];[.E95]=[$Konventionen.$C$3];[.G95]+[$Konventionen.$D$3]); COM.MICROSOFT.IFS([.E95]=[$Konventionen.$C$2];[.I95]+[$Konventionen.$D$2];[.E95]=[$Konventionen.$C$3];[.I95]+[$Konventionen.$D$3]))" office:value-type="string" office:string-value="" calcext:value-type="error">
            <text:p>#NV</text:p>
          </table:table-cell>
          <table:table-cell table:style-name="ce14" table:formula="of:=[.L95]-7" office:value-type="string" office:string-value="" calcext:value-type="error">
            <text:p>#NV</text:p>
          </table:table-cell>
          <table:table-cell table:style-name="ce14" table:formula="of:=COM.MICROSOFT.IFS([.E95]=[$Konventionen.$C$2];[.J95]+[$Konventionen.$E$2];[.E95]=[$Konventionen.$C$3];[.J9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5]);#NULL!;WEEKNUM([.N95];21))" office:value-type="string" office:string-value="" calcext:value-type="error">
            <text:p>#NULL!</text:p>
          </table:table-cell>
          <table:table-cell table:style-name="ce34" table:formula="of:=IF(AND([.J95]&lt;=[.N95];[.L95]&gt;=[.N95]);IF([.K95]&lt;=[.N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]);#NULL!;IF(ISBLANK([.I96]);ORG.OPENOFFICE.YEARS([.C96];TODAY();0);ORG.OPENOFFICE.YEARS([.C96];[.I96];0)))" office:value-type="string" office:string-value="" calcext:value-type="error">
            <text:p>#NULL!</text:p>
          </table:table-cell>
          <table:table-cell table:style-name="ce18"/>
          <table:table-cell table:formula="of:=IF(AND([.D96]&lt;60;[.E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]);;WEEKNUM([.G96];21))" office:value-type="float" office:value="0" calcext:value-type="float">
            <text:p>0</text:p>
          </table:table-cell>
          <table:table-cell/>
          <table:table-cell table:style-name="ce14" table:formula="of:=IF(ISBLANK([.I96]);COM.MICROSOFT.IFS([.E96]=[$Konventionen.$C$2];[.G96]+[$Konventionen.$D$2];[.E96]=[$Konventionen.$C$3];[.G96]+[$Konventionen.$D$3]); COM.MICROSOFT.IFS([.E96]=[$Konventionen.$C$2];[.I96]+[$Konventionen.$D$2];[.E96]=[$Konventionen.$C$3];[.I96]+[$Konventionen.$D$3]))" office:value-type="string" office:string-value="" calcext:value-type="error">
            <text:p>#NV</text:p>
          </table:table-cell>
          <table:table-cell table:style-name="ce14" table:formula="of:=[.L96]-7" office:value-type="string" office:string-value="" calcext:value-type="error">
            <text:p>#NV</text:p>
          </table:table-cell>
          <table:table-cell table:style-name="ce14" table:formula="of:=COM.MICROSOFT.IFS([.E96]=[$Konventionen.$C$2];[.J96]+[$Konventionen.$E$2];[.E96]=[$Konventionen.$C$3];[.J9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6]);#NULL!;WEEKNUM([.N96];21))" office:value-type="string" office:string-value="" calcext:value-type="error">
            <text:p>#NULL!</text:p>
          </table:table-cell>
          <table:table-cell table:style-name="ce34" table:formula="of:=IF(AND([.J96]&lt;=[.N96];[.L96]&gt;=[.N96]);IF([.K96]&lt;=[.N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]);#NULL!;IF(ISBLANK([.I97]);ORG.OPENOFFICE.YEARS([.C97];TODAY();0);ORG.OPENOFFICE.YEARS([.C97];[.I97];0)))" office:value-type="string" office:string-value="" calcext:value-type="error">
            <text:p>#NULL!</text:p>
          </table:table-cell>
          <table:table-cell table:style-name="ce18"/>
          <table:table-cell table:formula="of:=IF(AND([.D97]&lt;60;[.E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]);;WEEKNUM([.G97];21))" office:value-type="float" office:value="0" calcext:value-type="float">
            <text:p>0</text:p>
          </table:table-cell>
          <table:table-cell/>
          <table:table-cell table:style-name="ce14" table:formula="of:=IF(ISBLANK([.I97]);COM.MICROSOFT.IFS([.E97]=[$Konventionen.$C$2];[.G97]+[$Konventionen.$D$2];[.E97]=[$Konventionen.$C$3];[.G97]+[$Konventionen.$D$3]); COM.MICROSOFT.IFS([.E97]=[$Konventionen.$C$2];[.I97]+[$Konventionen.$D$2];[.E97]=[$Konventionen.$C$3];[.I97]+[$Konventionen.$D$3]))" office:value-type="string" office:string-value="" calcext:value-type="error">
            <text:p>#NV</text:p>
          </table:table-cell>
          <table:table-cell table:style-name="ce14" table:formula="of:=[.L97]-7" office:value-type="string" office:string-value="" calcext:value-type="error">
            <text:p>#NV</text:p>
          </table:table-cell>
          <table:table-cell table:style-name="ce14" table:formula="of:=COM.MICROSOFT.IFS([.E97]=[$Konventionen.$C$2];[.J97]+[$Konventionen.$E$2];[.E97]=[$Konventionen.$C$3];[.J9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7]);#NULL!;WEEKNUM([.N97];21))" office:value-type="string" office:string-value="" calcext:value-type="error">
            <text:p>#NULL!</text:p>
          </table:table-cell>
          <table:table-cell table:style-name="ce34" table:formula="of:=IF(AND([.J97]&lt;=[.N97];[.L97]&gt;=[.N97]);IF([.K97]&lt;=[.N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]);#NULL!;IF(ISBLANK([.I98]);ORG.OPENOFFICE.YEARS([.C98];TODAY();0);ORG.OPENOFFICE.YEARS([.C98];[.I98];0)))" office:value-type="string" office:string-value="" calcext:value-type="error">
            <text:p>#NULL!</text:p>
          </table:table-cell>
          <table:table-cell table:style-name="ce18"/>
          <table:table-cell table:formula="of:=IF(AND([.D98]&lt;60;[.E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]);;WEEKNUM([.G98];21))" office:value-type="float" office:value="0" calcext:value-type="float">
            <text:p>0</text:p>
          </table:table-cell>
          <table:table-cell/>
          <table:table-cell table:style-name="ce14" table:formula="of:=IF(ISBLANK([.I98]);COM.MICROSOFT.IFS([.E98]=[$Konventionen.$C$2];[.G98]+[$Konventionen.$D$2];[.E98]=[$Konventionen.$C$3];[.G98]+[$Konventionen.$D$3]); COM.MICROSOFT.IFS([.E98]=[$Konventionen.$C$2];[.I98]+[$Konventionen.$D$2];[.E98]=[$Konventionen.$C$3];[.I98]+[$Konventionen.$D$3]))" office:value-type="string" office:string-value="" calcext:value-type="error">
            <text:p>#NV</text:p>
          </table:table-cell>
          <table:table-cell table:style-name="ce14" table:formula="of:=[.L98]-7" office:value-type="string" office:string-value="" calcext:value-type="error">
            <text:p>#NV</text:p>
          </table:table-cell>
          <table:table-cell table:style-name="ce14" table:formula="of:=COM.MICROSOFT.IFS([.E98]=[$Konventionen.$C$2];[.J98]+[$Konventionen.$E$2];[.E98]=[$Konventionen.$C$3];[.J9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8]);#NULL!;WEEKNUM([.N98];21))" office:value-type="string" office:string-value="" calcext:value-type="error">
            <text:p>#NULL!</text:p>
          </table:table-cell>
          <table:table-cell table:style-name="ce34" table:formula="of:=IF(AND([.J98]&lt;=[.N98];[.L98]&gt;=[.N98]);IF([.K98]&lt;=[.N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]);#NULL!;IF(ISBLANK([.I99]);ORG.OPENOFFICE.YEARS([.C99];TODAY();0);ORG.OPENOFFICE.YEARS([.C99];[.I99];0)))" office:value-type="string" office:string-value="" calcext:value-type="error">
            <text:p>#NULL!</text:p>
          </table:table-cell>
          <table:table-cell table:style-name="ce18"/>
          <table:table-cell table:formula="of:=IF(AND([.D99]&lt;60;[.E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]);;WEEKNUM([.G99];21))" office:value-type="float" office:value="0" calcext:value-type="float">
            <text:p>0</text:p>
          </table:table-cell>
          <table:table-cell/>
          <table:table-cell table:style-name="ce14" table:formula="of:=IF(ISBLANK([.I99]);COM.MICROSOFT.IFS([.E99]=[$Konventionen.$C$2];[.G99]+[$Konventionen.$D$2];[.E99]=[$Konventionen.$C$3];[.G99]+[$Konventionen.$D$3]); COM.MICROSOFT.IFS([.E99]=[$Konventionen.$C$2];[.I99]+[$Konventionen.$D$2];[.E99]=[$Konventionen.$C$3];[.I99]+[$Konventionen.$D$3]))" office:value-type="string" office:string-value="" calcext:value-type="error">
            <text:p>#NV</text:p>
          </table:table-cell>
          <table:table-cell table:style-name="ce14" table:formula="of:=[.L99]-7" office:value-type="string" office:string-value="" calcext:value-type="error">
            <text:p>#NV</text:p>
          </table:table-cell>
          <table:table-cell table:style-name="ce14" table:formula="of:=COM.MICROSOFT.IFS([.E99]=[$Konventionen.$C$2];[.J99]+[$Konventionen.$E$2];[.E99]=[$Konventionen.$C$3];[.J9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9]);#NULL!;WEEKNUM([.N99];21))" office:value-type="string" office:string-value="" calcext:value-type="error">
            <text:p>#NULL!</text:p>
          </table:table-cell>
          <table:table-cell table:style-name="ce34" table:formula="of:=IF(AND([.J99]&lt;=[.N99];[.L99]&gt;=[.N99]);IF([.K99]&lt;=[.N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]);#NULL!;IF(ISBLANK([.I100]);ORG.OPENOFFICE.YEARS([.C100];TODAY();0);ORG.OPENOFFICE.YEARS([.C100];[.I100];0)))" office:value-type="string" office:string-value="" calcext:value-type="error">
            <text:p>#NULL!</text:p>
          </table:table-cell>
          <table:table-cell table:style-name="ce18"/>
          <table:table-cell table:formula="of:=IF(AND([.D100]&lt;60;[.E1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]);;WEEKNUM([.G100];21))" office:value-type="float" office:value="0" calcext:value-type="float">
            <text:p>0</text:p>
          </table:table-cell>
          <table:table-cell/>
          <table:table-cell table:style-name="ce14" table:formula="of:=IF(ISBLANK([.I100]);COM.MICROSOFT.IFS([.E100]=[$Konventionen.$C$2];[.G100]+[$Konventionen.$D$2];[.E100]=[$Konventionen.$C$3];[.G100]+[$Konventionen.$D$3]); COM.MICROSOFT.IFS([.E100]=[$Konventionen.$C$2];[.I100]+[$Konventionen.$D$2];[.E100]=[$Konventionen.$C$3];[.I100]+[$Konventionen.$D$3]))" office:value-type="string" office:string-value="" calcext:value-type="error">
            <text:p>#NV</text:p>
          </table:table-cell>
          <table:table-cell table:style-name="ce14" table:formula="of:=[.L100]-7" office:value-type="string" office:string-value="" calcext:value-type="error">
            <text:p>#NV</text:p>
          </table:table-cell>
          <table:table-cell table:style-name="ce14" table:formula="of:=COM.MICROSOFT.IFS([.E100]=[$Konventionen.$C$2];[.J100]+[$Konventionen.$E$2];[.E100]=[$Konventionen.$C$3];[.J10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0]);#NULL!;WEEKNUM([.N100];21))" office:value-type="string" office:string-value="" calcext:value-type="error">
            <text:p>#NULL!</text:p>
          </table:table-cell>
          <table:table-cell table:style-name="ce34" table:formula="of:=IF(AND([.J100]&lt;=[.N100];[.L100]&gt;=[.N100]);IF([.K100]&lt;=[.N1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]);#NULL!;IF(ISBLANK([.I101]);ORG.OPENOFFICE.YEARS([.C101];TODAY();0);ORG.OPENOFFICE.YEARS([.C101];[.I101];0)))" office:value-type="string" office:string-value="" calcext:value-type="error">
            <text:p>#NULL!</text:p>
          </table:table-cell>
          <table:table-cell table:style-name="ce18"/>
          <table:table-cell table:formula="of:=IF(AND([.D101]&lt;60;[.E1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]);;WEEKNUM([.G101];21))" office:value-type="float" office:value="0" calcext:value-type="float">
            <text:p>0</text:p>
          </table:table-cell>
          <table:table-cell/>
          <table:table-cell table:style-name="ce14" table:formula="of:=IF(ISBLANK([.I101]);COM.MICROSOFT.IFS([.E101]=[$Konventionen.$C$2];[.G101]+[$Konventionen.$D$2];[.E101]=[$Konventionen.$C$3];[.G101]+[$Konventionen.$D$3]); COM.MICROSOFT.IFS([.E101]=[$Konventionen.$C$2];[.I101]+[$Konventionen.$D$2];[.E101]=[$Konventionen.$C$3];[.I101]+[$Konventionen.$D$3]))" office:value-type="string" office:string-value="" calcext:value-type="error">
            <text:p>#NV</text:p>
          </table:table-cell>
          <table:table-cell table:style-name="ce14" table:formula="of:=[.L101]-7" office:value-type="string" office:string-value="" calcext:value-type="error">
            <text:p>#NV</text:p>
          </table:table-cell>
          <table:table-cell table:style-name="ce14" table:formula="of:=COM.MICROSOFT.IFS([.E101]=[$Konventionen.$C$2];[.J101]+[$Konventionen.$E$2];[.E101]=[$Konventionen.$C$3];[.J10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1]);#NULL!;WEEKNUM([.N101];21))" office:value-type="string" office:string-value="" calcext:value-type="error">
            <text:p>#NULL!</text:p>
          </table:table-cell>
          <table:table-cell table:style-name="ce34" table:formula="of:=IF(AND([.J101]&lt;=[.N101];[.L101]&gt;=[.N101]);IF([.K101]&lt;=[.N1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]);#NULL!;IF(ISBLANK([.I102]);ORG.OPENOFFICE.YEARS([.C102];TODAY();0);ORG.OPENOFFICE.YEARS([.C102];[.I102];0)))" office:value-type="string" office:string-value="" calcext:value-type="error">
            <text:p>#NULL!</text:p>
          </table:table-cell>
          <table:table-cell table:style-name="ce18"/>
          <table:table-cell table:formula="of:=IF(AND([.D102]&lt;60;[.E1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2]);;WEEKNUM([.G102];21))" office:value-type="float" office:value="0" calcext:value-type="float">
            <text:p>0</text:p>
          </table:table-cell>
          <table:table-cell/>
          <table:table-cell table:style-name="ce14" table:formula="of:=IF(ISBLANK([.I102]);COM.MICROSOFT.IFS([.E102]=[$Konventionen.$C$2];[.G102]+[$Konventionen.$D$2];[.E102]=[$Konventionen.$C$3];[.G102]+[$Konventionen.$D$3]); COM.MICROSOFT.IFS([.E102]=[$Konventionen.$C$2];[.I102]+[$Konventionen.$D$2];[.E102]=[$Konventionen.$C$3];[.I102]+[$Konventionen.$D$3]))" office:value-type="string" office:string-value="" calcext:value-type="error">
            <text:p>#NV</text:p>
          </table:table-cell>
          <table:table-cell table:style-name="ce14" table:formula="of:=[.L102]-7" office:value-type="string" office:string-value="" calcext:value-type="error">
            <text:p>#NV</text:p>
          </table:table-cell>
          <table:table-cell table:style-name="ce14" table:formula="of:=COM.MICROSOFT.IFS([.E102]=[$Konventionen.$C$2];[.J102]+[$Konventionen.$E$2];[.E102]=[$Konventionen.$C$3];[.J10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2]);#NULL!;WEEKNUM([.N102];21))" office:value-type="string" office:string-value="" calcext:value-type="error">
            <text:p>#NULL!</text:p>
          </table:table-cell>
          <table:table-cell table:style-name="ce34" table:formula="of:=IF(AND([.J102]&lt;=[.N102];[.L102]&gt;=[.N102]);IF([.K102]&lt;=[.N1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3]);#NULL!;IF(ISBLANK([.I103]);ORG.OPENOFFICE.YEARS([.C103];TODAY();0);ORG.OPENOFFICE.YEARS([.C103];[.I103];0)))" office:value-type="string" office:string-value="" calcext:value-type="error">
            <text:p>#NULL!</text:p>
          </table:table-cell>
          <table:table-cell table:style-name="ce18"/>
          <table:table-cell table:formula="of:=IF(AND([.D103]&lt;60;[.E1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3]);;WEEKNUM([.G103];21))" office:value-type="float" office:value="0" calcext:value-type="float">
            <text:p>0</text:p>
          </table:table-cell>
          <table:table-cell/>
          <table:table-cell table:style-name="ce14" table:formula="of:=IF(ISBLANK([.I103]);COM.MICROSOFT.IFS([.E103]=[$Konventionen.$C$2];[.G103]+[$Konventionen.$D$2];[.E103]=[$Konventionen.$C$3];[.G103]+[$Konventionen.$D$3]); COM.MICROSOFT.IFS([.E103]=[$Konventionen.$C$2];[.I103]+[$Konventionen.$D$2];[.E103]=[$Konventionen.$C$3];[.I103]+[$Konventionen.$D$3]))" office:value-type="string" office:string-value="" calcext:value-type="error">
            <text:p>#NV</text:p>
          </table:table-cell>
          <table:table-cell table:style-name="ce14" table:formula="of:=[.L103]-7" office:value-type="string" office:string-value="" calcext:value-type="error">
            <text:p>#NV</text:p>
          </table:table-cell>
          <table:table-cell table:style-name="ce14" table:formula="of:=COM.MICROSOFT.IFS([.E103]=[$Konventionen.$C$2];[.J103]+[$Konventionen.$E$2];[.E103]=[$Konventionen.$C$3];[.J10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3]);#NULL!;WEEKNUM([.N103];21))" office:value-type="string" office:string-value="" calcext:value-type="error">
            <text:p>#NULL!</text:p>
          </table:table-cell>
          <table:table-cell table:style-name="ce34" table:formula="of:=IF(AND([.J103]&lt;=[.N103];[.L103]&gt;=[.N103]);IF([.K103]&lt;=[.N1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4]);#NULL!;IF(ISBLANK([.I104]);ORG.OPENOFFICE.YEARS([.C104];TODAY();0);ORG.OPENOFFICE.YEARS([.C104];[.I104];0)))" office:value-type="string" office:string-value="" calcext:value-type="error">
            <text:p>#NULL!</text:p>
          </table:table-cell>
          <table:table-cell table:style-name="ce18"/>
          <table:table-cell table:formula="of:=IF(AND([.D104]&lt;60;[.E1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4]);;WEEKNUM([.G104];21))" office:value-type="float" office:value="0" calcext:value-type="float">
            <text:p>0</text:p>
          </table:table-cell>
          <table:table-cell/>
          <table:table-cell table:style-name="ce14" table:formula="of:=IF(ISBLANK([.I104]);COM.MICROSOFT.IFS([.E104]=[$Konventionen.$C$2];[.G104]+[$Konventionen.$D$2];[.E104]=[$Konventionen.$C$3];[.G104]+[$Konventionen.$D$3]); COM.MICROSOFT.IFS([.E104]=[$Konventionen.$C$2];[.I104]+[$Konventionen.$D$2];[.E104]=[$Konventionen.$C$3];[.I104]+[$Konventionen.$D$3]))" office:value-type="string" office:string-value="" calcext:value-type="error">
            <text:p>#NV</text:p>
          </table:table-cell>
          <table:table-cell table:style-name="ce14" table:formula="of:=[.L104]-7" office:value-type="string" office:string-value="" calcext:value-type="error">
            <text:p>#NV</text:p>
          </table:table-cell>
          <table:table-cell table:style-name="ce14" table:formula="of:=COM.MICROSOFT.IFS([.E104]=[$Konventionen.$C$2];[.J104]+[$Konventionen.$E$2];[.E104]=[$Konventionen.$C$3];[.J10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4]);#NULL!;WEEKNUM([.N104];21))" office:value-type="string" office:string-value="" calcext:value-type="error">
            <text:p>#NULL!</text:p>
          </table:table-cell>
          <table:table-cell table:style-name="ce34" table:formula="of:=IF(AND([.J104]&lt;=[.N104];[.L104]&gt;=[.N104]);IF([.K104]&lt;=[.N1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5]);#NULL!;IF(ISBLANK([.I105]);ORG.OPENOFFICE.YEARS([.C105];TODAY();0);ORG.OPENOFFICE.YEARS([.C105];[.I105];0)))" office:value-type="string" office:string-value="" calcext:value-type="error">
            <text:p>#NULL!</text:p>
          </table:table-cell>
          <table:table-cell table:style-name="ce18"/>
          <table:table-cell table:formula="of:=IF(AND([.D105]&lt;60;[.E1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5]);;WEEKNUM([.G105];21))" office:value-type="float" office:value="0" calcext:value-type="float">
            <text:p>0</text:p>
          </table:table-cell>
          <table:table-cell/>
          <table:table-cell table:style-name="ce14" table:formula="of:=IF(ISBLANK([.I105]);COM.MICROSOFT.IFS([.E105]=[$Konventionen.$C$2];[.G105]+[$Konventionen.$D$2];[.E105]=[$Konventionen.$C$3];[.G105]+[$Konventionen.$D$3]); COM.MICROSOFT.IFS([.E105]=[$Konventionen.$C$2];[.I105]+[$Konventionen.$D$2];[.E105]=[$Konventionen.$C$3];[.I105]+[$Konventionen.$D$3]))" office:value-type="string" office:string-value="" calcext:value-type="error">
            <text:p>#NV</text:p>
          </table:table-cell>
          <table:table-cell table:style-name="ce14" table:formula="of:=[.L105]-7" office:value-type="string" office:string-value="" calcext:value-type="error">
            <text:p>#NV</text:p>
          </table:table-cell>
          <table:table-cell table:style-name="ce14" table:formula="of:=COM.MICROSOFT.IFS([.E105]=[$Konventionen.$C$2];[.J105]+[$Konventionen.$E$2];[.E105]=[$Konventionen.$C$3];[.J10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5]);#NULL!;WEEKNUM([.N105];21))" office:value-type="string" office:string-value="" calcext:value-type="error">
            <text:p>#NULL!</text:p>
          </table:table-cell>
          <table:table-cell table:style-name="ce34" table:formula="of:=IF(AND([.J105]&lt;=[.N105];[.L105]&gt;=[.N105]);IF([.K105]&lt;=[.N1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6]);#NULL!;IF(ISBLANK([.I106]);ORG.OPENOFFICE.YEARS([.C106];TODAY();0);ORG.OPENOFFICE.YEARS([.C106];[.I106];0)))" office:value-type="string" office:string-value="" calcext:value-type="error">
            <text:p>#NULL!</text:p>
          </table:table-cell>
          <table:table-cell table:style-name="ce18"/>
          <table:table-cell table:formula="of:=IF(AND([.D106]&lt;60;[.E1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6]);;WEEKNUM([.G106];21))" office:value-type="float" office:value="0" calcext:value-type="float">
            <text:p>0</text:p>
          </table:table-cell>
          <table:table-cell/>
          <table:table-cell table:style-name="ce14" table:formula="of:=IF(ISBLANK([.I106]);COM.MICROSOFT.IFS([.E106]=[$Konventionen.$C$2];[.G106]+[$Konventionen.$D$2];[.E106]=[$Konventionen.$C$3];[.G106]+[$Konventionen.$D$3]); COM.MICROSOFT.IFS([.E106]=[$Konventionen.$C$2];[.I106]+[$Konventionen.$D$2];[.E106]=[$Konventionen.$C$3];[.I106]+[$Konventionen.$D$3]))" office:value-type="string" office:string-value="" calcext:value-type="error">
            <text:p>#NV</text:p>
          </table:table-cell>
          <table:table-cell table:style-name="ce14" table:formula="of:=[.L106]-7" office:value-type="string" office:string-value="" calcext:value-type="error">
            <text:p>#NV</text:p>
          </table:table-cell>
          <table:table-cell table:style-name="ce14" table:formula="of:=COM.MICROSOFT.IFS([.E106]=[$Konventionen.$C$2];[.J106]+[$Konventionen.$E$2];[.E106]=[$Konventionen.$C$3];[.J10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6]);#NULL!;WEEKNUM([.N106];21))" office:value-type="string" office:string-value="" calcext:value-type="error">
            <text:p>#NULL!</text:p>
          </table:table-cell>
          <table:table-cell table:style-name="ce34" table:formula="of:=IF(AND([.J106]&lt;=[.N106];[.L106]&gt;=[.N106]);IF([.K106]&lt;=[.N1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7]);#NULL!;IF(ISBLANK([.I107]);ORG.OPENOFFICE.YEARS([.C107];TODAY();0);ORG.OPENOFFICE.YEARS([.C107];[.I107];0)))" office:value-type="string" office:string-value="" calcext:value-type="error">
            <text:p>#NULL!</text:p>
          </table:table-cell>
          <table:table-cell table:style-name="ce18"/>
          <table:table-cell table:formula="of:=IF(AND([.D107]&lt;60;[.E1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7]);;WEEKNUM([.G107];21))" office:value-type="float" office:value="0" calcext:value-type="float">
            <text:p>0</text:p>
          </table:table-cell>
          <table:table-cell/>
          <table:table-cell table:style-name="ce14" table:formula="of:=IF(ISBLANK([.I107]);COM.MICROSOFT.IFS([.E107]=[$Konventionen.$C$2];[.G107]+[$Konventionen.$D$2];[.E107]=[$Konventionen.$C$3];[.G107]+[$Konventionen.$D$3]); COM.MICROSOFT.IFS([.E107]=[$Konventionen.$C$2];[.I107]+[$Konventionen.$D$2];[.E107]=[$Konventionen.$C$3];[.I107]+[$Konventionen.$D$3]))" office:value-type="string" office:string-value="" calcext:value-type="error">
            <text:p>#NV</text:p>
          </table:table-cell>
          <table:table-cell table:style-name="ce14" table:formula="of:=[.L107]-7" office:value-type="string" office:string-value="" calcext:value-type="error">
            <text:p>#NV</text:p>
          </table:table-cell>
          <table:table-cell table:style-name="ce14" table:formula="of:=COM.MICROSOFT.IFS([.E107]=[$Konventionen.$C$2];[.J107]+[$Konventionen.$E$2];[.E107]=[$Konventionen.$C$3];[.J10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7]);#NULL!;WEEKNUM([.N107];21))" office:value-type="string" office:string-value="" calcext:value-type="error">
            <text:p>#NULL!</text:p>
          </table:table-cell>
          <table:table-cell table:style-name="ce34" table:formula="of:=IF(AND([.J107]&lt;=[.N107];[.L107]&gt;=[.N107]);IF([.K107]&lt;=[.N1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8]);#NULL!;IF(ISBLANK([.I108]);ORG.OPENOFFICE.YEARS([.C108];TODAY();0);ORG.OPENOFFICE.YEARS([.C108];[.I108];0)))" office:value-type="string" office:string-value="" calcext:value-type="error">
            <text:p>#NULL!</text:p>
          </table:table-cell>
          <table:table-cell table:style-name="ce18"/>
          <table:table-cell table:formula="of:=IF(AND([.D108]&lt;60;[.E1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8]);;WEEKNUM([.G108];21))" office:value-type="float" office:value="0" calcext:value-type="float">
            <text:p>0</text:p>
          </table:table-cell>
          <table:table-cell/>
          <table:table-cell table:style-name="ce14" table:formula="of:=IF(ISBLANK([.I108]);COM.MICROSOFT.IFS([.E108]=[$Konventionen.$C$2];[.G108]+[$Konventionen.$D$2];[.E108]=[$Konventionen.$C$3];[.G108]+[$Konventionen.$D$3]); COM.MICROSOFT.IFS([.E108]=[$Konventionen.$C$2];[.I108]+[$Konventionen.$D$2];[.E108]=[$Konventionen.$C$3];[.I108]+[$Konventionen.$D$3]))" office:value-type="string" office:string-value="" calcext:value-type="error">
            <text:p>#NV</text:p>
          </table:table-cell>
          <table:table-cell table:style-name="ce14" table:formula="of:=[.L108]-7" office:value-type="string" office:string-value="" calcext:value-type="error">
            <text:p>#NV</text:p>
          </table:table-cell>
          <table:table-cell table:style-name="ce14" table:formula="of:=COM.MICROSOFT.IFS([.E108]=[$Konventionen.$C$2];[.J108]+[$Konventionen.$E$2];[.E108]=[$Konventionen.$C$3];[.J10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8]);#NULL!;WEEKNUM([.N108];21))" office:value-type="string" office:string-value="" calcext:value-type="error">
            <text:p>#NULL!</text:p>
          </table:table-cell>
          <table:table-cell table:style-name="ce34" table:formula="of:=IF(AND([.J108]&lt;=[.N108];[.L108]&gt;=[.N108]);IF([.K108]&lt;=[.N1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9]);#NULL!;IF(ISBLANK([.I109]);ORG.OPENOFFICE.YEARS([.C109];TODAY();0);ORG.OPENOFFICE.YEARS([.C109];[.I109];0)))" office:value-type="string" office:string-value="" calcext:value-type="error">
            <text:p>#NULL!</text:p>
          </table:table-cell>
          <table:table-cell table:style-name="ce18"/>
          <table:table-cell table:formula="of:=IF(AND([.D109]&lt;60;[.E1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9]);;WEEKNUM([.G109];21))" office:value-type="float" office:value="0" calcext:value-type="float">
            <text:p>0</text:p>
          </table:table-cell>
          <table:table-cell/>
          <table:table-cell table:style-name="ce14" table:formula="of:=IF(ISBLANK([.I109]);COM.MICROSOFT.IFS([.E109]=[$Konventionen.$C$2];[.G109]+[$Konventionen.$D$2];[.E109]=[$Konventionen.$C$3];[.G109]+[$Konventionen.$D$3]); COM.MICROSOFT.IFS([.E109]=[$Konventionen.$C$2];[.I109]+[$Konventionen.$D$2];[.E109]=[$Konventionen.$C$3];[.I109]+[$Konventionen.$D$3]))" office:value-type="string" office:string-value="" calcext:value-type="error">
            <text:p>#NV</text:p>
          </table:table-cell>
          <table:table-cell table:style-name="ce14" table:formula="of:=[.L109]-7" office:value-type="string" office:string-value="" calcext:value-type="error">
            <text:p>#NV</text:p>
          </table:table-cell>
          <table:table-cell table:style-name="ce14" table:formula="of:=COM.MICROSOFT.IFS([.E109]=[$Konventionen.$C$2];[.J109]+[$Konventionen.$E$2];[.E109]=[$Konventionen.$C$3];[.J10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9]);#NULL!;WEEKNUM([.N109];21))" office:value-type="string" office:string-value="" calcext:value-type="error">
            <text:p>#NULL!</text:p>
          </table:table-cell>
          <table:table-cell table:style-name="ce34" table:formula="of:=IF(AND([.J109]&lt;=[.N109];[.L109]&gt;=[.N109]);IF([.K109]&lt;=[.N1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0]);#NULL!;IF(ISBLANK([.I110]);ORG.OPENOFFICE.YEARS([.C110];TODAY();0);ORG.OPENOFFICE.YEARS([.C110];[.I110];0)))" office:value-type="string" office:string-value="" calcext:value-type="error">
            <text:p>#NULL!</text:p>
          </table:table-cell>
          <table:table-cell table:style-name="ce18"/>
          <table:table-cell table:formula="of:=IF(AND([.D110]&lt;60;[.E1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0]);;WEEKNUM([.G110];21))" office:value-type="float" office:value="0" calcext:value-type="float">
            <text:p>0</text:p>
          </table:table-cell>
          <table:table-cell/>
          <table:table-cell table:style-name="ce14" table:formula="of:=IF(ISBLANK([.I110]);COM.MICROSOFT.IFS([.E110]=[$Konventionen.$C$2];[.G110]+[$Konventionen.$D$2];[.E110]=[$Konventionen.$C$3];[.G110]+[$Konventionen.$D$3]); COM.MICROSOFT.IFS([.E110]=[$Konventionen.$C$2];[.I110]+[$Konventionen.$D$2];[.E110]=[$Konventionen.$C$3];[.I110]+[$Konventionen.$D$3]))" office:value-type="string" office:string-value="" calcext:value-type="error">
            <text:p>#NV</text:p>
          </table:table-cell>
          <table:table-cell table:style-name="ce14" table:formula="of:=[.L110]-7" office:value-type="string" office:string-value="" calcext:value-type="error">
            <text:p>#NV</text:p>
          </table:table-cell>
          <table:table-cell table:style-name="ce14" table:formula="of:=COM.MICROSOFT.IFS([.E110]=[$Konventionen.$C$2];[.J110]+[$Konventionen.$E$2];[.E110]=[$Konventionen.$C$3];[.J11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0]);#NULL!;WEEKNUM([.N110];21))" office:value-type="string" office:string-value="" calcext:value-type="error">
            <text:p>#NULL!</text:p>
          </table:table-cell>
          <table:table-cell table:style-name="ce34" table:formula="of:=IF(AND([.J110]&lt;=[.N110];[.L110]&gt;=[.N110]);IF([.K110]&lt;=[.N1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1]);#NULL!;IF(ISBLANK([.I111]);ORG.OPENOFFICE.YEARS([.C111];TODAY();0);ORG.OPENOFFICE.YEARS([.C111];[.I111];0)))" office:value-type="string" office:string-value="" calcext:value-type="error">
            <text:p>#NULL!</text:p>
          </table:table-cell>
          <table:table-cell table:style-name="ce18"/>
          <table:table-cell table:formula="of:=IF(AND([.D111]&lt;60;[.E1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1]);;WEEKNUM([.G111];21))" office:value-type="float" office:value="0" calcext:value-type="float">
            <text:p>0</text:p>
          </table:table-cell>
          <table:table-cell/>
          <table:table-cell table:style-name="ce14" table:formula="of:=IF(ISBLANK([.I111]);COM.MICROSOFT.IFS([.E111]=[$Konventionen.$C$2];[.G111]+[$Konventionen.$D$2];[.E111]=[$Konventionen.$C$3];[.G111]+[$Konventionen.$D$3]); COM.MICROSOFT.IFS([.E111]=[$Konventionen.$C$2];[.I111]+[$Konventionen.$D$2];[.E111]=[$Konventionen.$C$3];[.I111]+[$Konventionen.$D$3]))" office:value-type="string" office:string-value="" calcext:value-type="error">
            <text:p>#NV</text:p>
          </table:table-cell>
          <table:table-cell table:style-name="ce14" table:formula="of:=[.L111]-7" office:value-type="string" office:string-value="" calcext:value-type="error">
            <text:p>#NV</text:p>
          </table:table-cell>
          <table:table-cell table:style-name="ce14" table:formula="of:=COM.MICROSOFT.IFS([.E111]=[$Konventionen.$C$2];[.J111]+[$Konventionen.$E$2];[.E111]=[$Konventionen.$C$3];[.J11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1]);#NULL!;WEEKNUM([.N111];21))" office:value-type="string" office:string-value="" calcext:value-type="error">
            <text:p>#NULL!</text:p>
          </table:table-cell>
          <table:table-cell table:style-name="ce34" table:formula="of:=IF(AND([.J111]&lt;=[.N111];[.L111]&gt;=[.N111]);IF([.K111]&lt;=[.N1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2]);#NULL!;IF(ISBLANK([.I112]);ORG.OPENOFFICE.YEARS([.C112];TODAY();0);ORG.OPENOFFICE.YEARS([.C112];[.I112];0)))" office:value-type="string" office:string-value="" calcext:value-type="error">
            <text:p>#NULL!</text:p>
          </table:table-cell>
          <table:table-cell table:style-name="ce18"/>
          <table:table-cell table:formula="of:=IF(AND([.D112]&lt;60;[.E1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2]);;WEEKNUM([.G112];21))" office:value-type="float" office:value="0" calcext:value-type="float">
            <text:p>0</text:p>
          </table:table-cell>
          <table:table-cell/>
          <table:table-cell table:style-name="ce14" table:formula="of:=IF(ISBLANK([.I112]);COM.MICROSOFT.IFS([.E112]=[$Konventionen.$C$2];[.G112]+[$Konventionen.$D$2];[.E112]=[$Konventionen.$C$3];[.G112]+[$Konventionen.$D$3]); COM.MICROSOFT.IFS([.E112]=[$Konventionen.$C$2];[.I112]+[$Konventionen.$D$2];[.E112]=[$Konventionen.$C$3];[.I112]+[$Konventionen.$D$3]))" office:value-type="string" office:string-value="" calcext:value-type="error">
            <text:p>#NV</text:p>
          </table:table-cell>
          <table:table-cell table:style-name="ce14" table:formula="of:=[.L112]-7" office:value-type="string" office:string-value="" calcext:value-type="error">
            <text:p>#NV</text:p>
          </table:table-cell>
          <table:table-cell table:style-name="ce14" table:formula="of:=COM.MICROSOFT.IFS([.E112]=[$Konventionen.$C$2];[.J112]+[$Konventionen.$E$2];[.E112]=[$Konventionen.$C$3];[.J11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2]);#NULL!;WEEKNUM([.N112];21))" office:value-type="string" office:string-value="" calcext:value-type="error">
            <text:p>#NULL!</text:p>
          </table:table-cell>
          <table:table-cell table:style-name="ce34" table:formula="of:=IF(AND([.J112]&lt;=[.N112];[.L112]&gt;=[.N112]);IF([.K112]&lt;=[.N1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3]);#NULL!;IF(ISBLANK([.I113]);ORG.OPENOFFICE.YEARS([.C113];TODAY();0);ORG.OPENOFFICE.YEARS([.C113];[.I113];0)))" office:value-type="string" office:string-value="" calcext:value-type="error">
            <text:p>#NULL!</text:p>
          </table:table-cell>
          <table:table-cell table:style-name="ce18"/>
          <table:table-cell table:formula="of:=IF(AND([.D113]&lt;60;[.E1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3]);;WEEKNUM([.G113];21))" office:value-type="float" office:value="0" calcext:value-type="float">
            <text:p>0</text:p>
          </table:table-cell>
          <table:table-cell/>
          <table:table-cell table:style-name="ce14" table:formula="of:=IF(ISBLANK([.I113]);COM.MICROSOFT.IFS([.E113]=[$Konventionen.$C$2];[.G113]+[$Konventionen.$D$2];[.E113]=[$Konventionen.$C$3];[.G113]+[$Konventionen.$D$3]); COM.MICROSOFT.IFS([.E113]=[$Konventionen.$C$2];[.I113]+[$Konventionen.$D$2];[.E113]=[$Konventionen.$C$3];[.I113]+[$Konventionen.$D$3]))" office:value-type="string" office:string-value="" calcext:value-type="error">
            <text:p>#NV</text:p>
          </table:table-cell>
          <table:table-cell table:style-name="ce14" table:formula="of:=[.L113]-7" office:value-type="string" office:string-value="" calcext:value-type="error">
            <text:p>#NV</text:p>
          </table:table-cell>
          <table:table-cell table:style-name="ce14" table:formula="of:=COM.MICROSOFT.IFS([.E113]=[$Konventionen.$C$2];[.J113]+[$Konventionen.$E$2];[.E113]=[$Konventionen.$C$3];[.J11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3]);#NULL!;WEEKNUM([.N113];21))" office:value-type="string" office:string-value="" calcext:value-type="error">
            <text:p>#NULL!</text:p>
          </table:table-cell>
          <table:table-cell table:style-name="ce34" table:formula="of:=IF(AND([.J113]&lt;=[.N113];[.L113]&gt;=[.N113]);IF([.K113]&lt;=[.N1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4]);#NULL!;IF(ISBLANK([.I114]);ORG.OPENOFFICE.YEARS([.C114];TODAY();0);ORG.OPENOFFICE.YEARS([.C114];[.I114];0)))" office:value-type="string" office:string-value="" calcext:value-type="error">
            <text:p>#NULL!</text:p>
          </table:table-cell>
          <table:table-cell table:style-name="ce18"/>
          <table:table-cell table:formula="of:=IF(AND([.D114]&lt;60;[.E1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4]);;WEEKNUM([.G114];21))" office:value-type="float" office:value="0" calcext:value-type="float">
            <text:p>0</text:p>
          </table:table-cell>
          <table:table-cell/>
          <table:table-cell table:style-name="ce14" table:formula="of:=IF(ISBLANK([.I114]);COM.MICROSOFT.IFS([.E114]=[$Konventionen.$C$2];[.G114]+[$Konventionen.$D$2];[.E114]=[$Konventionen.$C$3];[.G114]+[$Konventionen.$D$3]); COM.MICROSOFT.IFS([.E114]=[$Konventionen.$C$2];[.I114]+[$Konventionen.$D$2];[.E114]=[$Konventionen.$C$3];[.I114]+[$Konventionen.$D$3]))" office:value-type="string" office:string-value="" calcext:value-type="error">
            <text:p>#NV</text:p>
          </table:table-cell>
          <table:table-cell table:style-name="ce14" table:formula="of:=[.L114]-7" office:value-type="string" office:string-value="" calcext:value-type="error">
            <text:p>#NV</text:p>
          </table:table-cell>
          <table:table-cell table:style-name="ce14" table:formula="of:=COM.MICROSOFT.IFS([.E114]=[$Konventionen.$C$2];[.J114]+[$Konventionen.$E$2];[.E114]=[$Konventionen.$C$3];[.J11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4]);#NULL!;WEEKNUM([.N114];21))" office:value-type="string" office:string-value="" calcext:value-type="error">
            <text:p>#NULL!</text:p>
          </table:table-cell>
          <table:table-cell table:style-name="ce34" table:formula="of:=IF(AND([.J114]&lt;=[.N114];[.L114]&gt;=[.N114]);IF([.K114]&lt;=[.N1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5]);#NULL!;IF(ISBLANK([.I115]);ORG.OPENOFFICE.YEARS([.C115];TODAY();0);ORG.OPENOFFICE.YEARS([.C115];[.I115];0)))" office:value-type="string" office:string-value="" calcext:value-type="error">
            <text:p>#NULL!</text:p>
          </table:table-cell>
          <table:table-cell table:style-name="ce18"/>
          <table:table-cell table:formula="of:=IF(AND([.D115]&lt;60;[.E1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5]);;WEEKNUM([.G115];21))" office:value-type="float" office:value="0" calcext:value-type="float">
            <text:p>0</text:p>
          </table:table-cell>
          <table:table-cell/>
          <table:table-cell table:style-name="ce14" table:formula="of:=IF(ISBLANK([.I115]);COM.MICROSOFT.IFS([.E115]=[$Konventionen.$C$2];[.G115]+[$Konventionen.$D$2];[.E115]=[$Konventionen.$C$3];[.G115]+[$Konventionen.$D$3]); COM.MICROSOFT.IFS([.E115]=[$Konventionen.$C$2];[.I115]+[$Konventionen.$D$2];[.E115]=[$Konventionen.$C$3];[.I115]+[$Konventionen.$D$3]))" office:value-type="string" office:string-value="" calcext:value-type="error">
            <text:p>#NV</text:p>
          </table:table-cell>
          <table:table-cell table:style-name="ce14" table:formula="of:=[.L115]-7" office:value-type="string" office:string-value="" calcext:value-type="error">
            <text:p>#NV</text:p>
          </table:table-cell>
          <table:table-cell table:style-name="ce14" table:formula="of:=COM.MICROSOFT.IFS([.E115]=[$Konventionen.$C$2];[.J115]+[$Konventionen.$E$2];[.E115]=[$Konventionen.$C$3];[.J11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5]);#NULL!;WEEKNUM([.N115];21))" office:value-type="string" office:string-value="" calcext:value-type="error">
            <text:p>#NULL!</text:p>
          </table:table-cell>
          <table:table-cell table:style-name="ce34" table:formula="of:=IF(AND([.J115]&lt;=[.N115];[.L115]&gt;=[.N115]);IF([.K115]&lt;=[.N1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6]);#NULL!;IF(ISBLANK([.I116]);ORG.OPENOFFICE.YEARS([.C116];TODAY();0);ORG.OPENOFFICE.YEARS([.C116];[.I116];0)))" office:value-type="string" office:string-value="" calcext:value-type="error">
            <text:p>#NULL!</text:p>
          </table:table-cell>
          <table:table-cell table:style-name="ce18"/>
          <table:table-cell table:formula="of:=IF(AND([.D116]&lt;60;[.E1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6]);;WEEKNUM([.G116];21))" office:value-type="float" office:value="0" calcext:value-type="float">
            <text:p>0</text:p>
          </table:table-cell>
          <table:table-cell/>
          <table:table-cell table:style-name="ce14" table:formula="of:=IF(ISBLANK([.I116]);COM.MICROSOFT.IFS([.E116]=[$Konventionen.$C$2];[.G116]+[$Konventionen.$D$2];[.E116]=[$Konventionen.$C$3];[.G116]+[$Konventionen.$D$3]); COM.MICROSOFT.IFS([.E116]=[$Konventionen.$C$2];[.I116]+[$Konventionen.$D$2];[.E116]=[$Konventionen.$C$3];[.I116]+[$Konventionen.$D$3]))" office:value-type="string" office:string-value="" calcext:value-type="error">
            <text:p>#NV</text:p>
          </table:table-cell>
          <table:table-cell table:style-name="ce14" table:formula="of:=[.L116]-7" office:value-type="string" office:string-value="" calcext:value-type="error">
            <text:p>#NV</text:p>
          </table:table-cell>
          <table:table-cell table:style-name="ce14" table:formula="of:=COM.MICROSOFT.IFS([.E116]=[$Konventionen.$C$2];[.J116]+[$Konventionen.$E$2];[.E116]=[$Konventionen.$C$3];[.J11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6]);#NULL!;WEEKNUM([.N116];21))" office:value-type="string" office:string-value="" calcext:value-type="error">
            <text:p>#NULL!</text:p>
          </table:table-cell>
          <table:table-cell table:style-name="ce34" table:formula="of:=IF(AND([.J116]&lt;=[.N116];[.L116]&gt;=[.N116]);IF([.K116]&lt;=[.N1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7]);#NULL!;IF(ISBLANK([.I117]);ORG.OPENOFFICE.YEARS([.C117];TODAY();0);ORG.OPENOFFICE.YEARS([.C117];[.I117];0)))" office:value-type="string" office:string-value="" calcext:value-type="error">
            <text:p>#NULL!</text:p>
          </table:table-cell>
          <table:table-cell table:style-name="ce18"/>
          <table:table-cell table:formula="of:=IF(AND([.D117]&lt;60;[.E1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7]);;WEEKNUM([.G117];21))" office:value-type="float" office:value="0" calcext:value-type="float">
            <text:p>0</text:p>
          </table:table-cell>
          <table:table-cell/>
          <table:table-cell table:style-name="ce14" table:formula="of:=IF(ISBLANK([.I117]);COM.MICROSOFT.IFS([.E117]=[$Konventionen.$C$2];[.G117]+[$Konventionen.$D$2];[.E117]=[$Konventionen.$C$3];[.G117]+[$Konventionen.$D$3]); COM.MICROSOFT.IFS([.E117]=[$Konventionen.$C$2];[.I117]+[$Konventionen.$D$2];[.E117]=[$Konventionen.$C$3];[.I117]+[$Konventionen.$D$3]))" office:value-type="string" office:string-value="" calcext:value-type="error">
            <text:p>#NV</text:p>
          </table:table-cell>
          <table:table-cell table:style-name="ce14" table:formula="of:=[.L117]-7" office:value-type="string" office:string-value="" calcext:value-type="error">
            <text:p>#NV</text:p>
          </table:table-cell>
          <table:table-cell table:style-name="ce14" table:formula="of:=COM.MICROSOFT.IFS([.E117]=[$Konventionen.$C$2];[.J117]+[$Konventionen.$E$2];[.E117]=[$Konventionen.$C$3];[.J11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7]);#NULL!;WEEKNUM([.N117];21))" office:value-type="string" office:string-value="" calcext:value-type="error">
            <text:p>#NULL!</text:p>
          </table:table-cell>
          <table:table-cell table:style-name="ce34" table:formula="of:=IF(AND([.J117]&lt;=[.N117];[.L117]&gt;=[.N117]);IF([.K117]&lt;=[.N1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8]);#NULL!;IF(ISBLANK([.I118]);ORG.OPENOFFICE.YEARS([.C118];TODAY();0);ORG.OPENOFFICE.YEARS([.C118];[.I118];0)))" office:value-type="string" office:string-value="" calcext:value-type="error">
            <text:p>#NULL!</text:p>
          </table:table-cell>
          <table:table-cell table:style-name="ce18"/>
          <table:table-cell table:formula="of:=IF(AND([.D118]&lt;60;[.E1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8]);;WEEKNUM([.G118];21))" office:value-type="float" office:value="0" calcext:value-type="float">
            <text:p>0</text:p>
          </table:table-cell>
          <table:table-cell/>
          <table:table-cell table:style-name="ce14" table:formula="of:=IF(ISBLANK([.I118]);COM.MICROSOFT.IFS([.E118]=[$Konventionen.$C$2];[.G118]+[$Konventionen.$D$2];[.E118]=[$Konventionen.$C$3];[.G118]+[$Konventionen.$D$3]); COM.MICROSOFT.IFS([.E118]=[$Konventionen.$C$2];[.I118]+[$Konventionen.$D$2];[.E118]=[$Konventionen.$C$3];[.I118]+[$Konventionen.$D$3]))" office:value-type="string" office:string-value="" calcext:value-type="error">
            <text:p>#NV</text:p>
          </table:table-cell>
          <table:table-cell table:style-name="ce14" table:formula="of:=[.L118]-7" office:value-type="string" office:string-value="" calcext:value-type="error">
            <text:p>#NV</text:p>
          </table:table-cell>
          <table:table-cell table:style-name="ce14" table:formula="of:=COM.MICROSOFT.IFS([.E118]=[$Konventionen.$C$2];[.J118]+[$Konventionen.$E$2];[.E118]=[$Konventionen.$C$3];[.J11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8]);#NULL!;WEEKNUM([.N118];21))" office:value-type="string" office:string-value="" calcext:value-type="error">
            <text:p>#NULL!</text:p>
          </table:table-cell>
          <table:table-cell table:style-name="ce34" table:formula="of:=IF(AND([.J118]&lt;=[.N118];[.L118]&gt;=[.N118]);IF([.K118]&lt;=[.N1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9]);#NULL!;IF(ISBLANK([.I119]);ORG.OPENOFFICE.YEARS([.C119];TODAY();0);ORG.OPENOFFICE.YEARS([.C119];[.I119];0)))" office:value-type="string" office:string-value="" calcext:value-type="error">
            <text:p>#NULL!</text:p>
          </table:table-cell>
          <table:table-cell table:style-name="ce18"/>
          <table:table-cell table:formula="of:=IF(AND([.D119]&lt;60;[.E1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9]);;WEEKNUM([.G119];21))" office:value-type="float" office:value="0" calcext:value-type="float">
            <text:p>0</text:p>
          </table:table-cell>
          <table:table-cell/>
          <table:table-cell table:style-name="ce14" table:formula="of:=IF(ISBLANK([.I119]);COM.MICROSOFT.IFS([.E119]=[$Konventionen.$C$2];[.G119]+[$Konventionen.$D$2];[.E119]=[$Konventionen.$C$3];[.G119]+[$Konventionen.$D$3]); COM.MICROSOFT.IFS([.E119]=[$Konventionen.$C$2];[.I119]+[$Konventionen.$D$2];[.E119]=[$Konventionen.$C$3];[.I119]+[$Konventionen.$D$3]))" office:value-type="string" office:string-value="" calcext:value-type="error">
            <text:p>#NV</text:p>
          </table:table-cell>
          <table:table-cell table:style-name="ce14" table:formula="of:=[.L119]-7" office:value-type="string" office:string-value="" calcext:value-type="error">
            <text:p>#NV</text:p>
          </table:table-cell>
          <table:table-cell table:style-name="ce14" table:formula="of:=COM.MICROSOFT.IFS([.E119]=[$Konventionen.$C$2];[.J119]+[$Konventionen.$E$2];[.E119]=[$Konventionen.$C$3];[.J11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9]);#NULL!;WEEKNUM([.N119];21))" office:value-type="string" office:string-value="" calcext:value-type="error">
            <text:p>#NULL!</text:p>
          </table:table-cell>
          <table:table-cell table:style-name="ce34" table:formula="of:=IF(AND([.J119]&lt;=[.N119];[.L119]&gt;=[.N119]);IF([.K119]&lt;=[.N1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0]);#NULL!;IF(ISBLANK([.I120]);ORG.OPENOFFICE.YEARS([.C120];TODAY();0);ORG.OPENOFFICE.YEARS([.C120];[.I120];0)))" office:value-type="string" office:string-value="" calcext:value-type="error">
            <text:p>#NULL!</text:p>
          </table:table-cell>
          <table:table-cell table:style-name="ce18"/>
          <table:table-cell table:formula="of:=IF(AND([.D120]&lt;60;[.E1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0]);;WEEKNUM([.G120];21))" office:value-type="float" office:value="0" calcext:value-type="float">
            <text:p>0</text:p>
          </table:table-cell>
          <table:table-cell/>
          <table:table-cell table:style-name="ce14" table:formula="of:=IF(ISBLANK([.I120]);COM.MICROSOFT.IFS([.E120]=[$Konventionen.$C$2];[.G120]+[$Konventionen.$D$2];[.E120]=[$Konventionen.$C$3];[.G120]+[$Konventionen.$D$3]); COM.MICROSOFT.IFS([.E120]=[$Konventionen.$C$2];[.I120]+[$Konventionen.$D$2];[.E120]=[$Konventionen.$C$3];[.I120]+[$Konventionen.$D$3]))" office:value-type="string" office:string-value="" calcext:value-type="error">
            <text:p>#NV</text:p>
          </table:table-cell>
          <table:table-cell table:style-name="ce14" table:formula="of:=[.L120]-7" office:value-type="string" office:string-value="" calcext:value-type="error">
            <text:p>#NV</text:p>
          </table:table-cell>
          <table:table-cell table:style-name="ce14" table:formula="of:=COM.MICROSOFT.IFS([.E120]=[$Konventionen.$C$2];[.J120]+[$Konventionen.$E$2];[.E120]=[$Konventionen.$C$3];[.J12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0]);#NULL!;WEEKNUM([.N120];21))" office:value-type="string" office:string-value="" calcext:value-type="error">
            <text:p>#NULL!</text:p>
          </table:table-cell>
          <table:table-cell table:style-name="ce34" table:formula="of:=IF(AND([.J120]&lt;=[.N120];[.L120]&gt;=[.N120]);IF([.K120]&lt;=[.N1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1]);#NULL!;IF(ISBLANK([.I121]);ORG.OPENOFFICE.YEARS([.C121];TODAY();0);ORG.OPENOFFICE.YEARS([.C121];[.I121];0)))" office:value-type="string" office:string-value="" calcext:value-type="error">
            <text:p>#NULL!</text:p>
          </table:table-cell>
          <table:table-cell table:style-name="ce18"/>
          <table:table-cell table:formula="of:=IF(AND([.D121]&lt;60;[.E1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1]);;WEEKNUM([.G121];21))" office:value-type="float" office:value="0" calcext:value-type="float">
            <text:p>0</text:p>
          </table:table-cell>
          <table:table-cell/>
          <table:table-cell table:style-name="ce14" table:formula="of:=IF(ISBLANK([.I121]);COM.MICROSOFT.IFS([.E121]=[$Konventionen.$C$2];[.G121]+[$Konventionen.$D$2];[.E121]=[$Konventionen.$C$3];[.G121]+[$Konventionen.$D$3]); COM.MICROSOFT.IFS([.E121]=[$Konventionen.$C$2];[.I121]+[$Konventionen.$D$2];[.E121]=[$Konventionen.$C$3];[.I121]+[$Konventionen.$D$3]))" office:value-type="string" office:string-value="" calcext:value-type="error">
            <text:p>#NV</text:p>
          </table:table-cell>
          <table:table-cell table:style-name="ce14" table:formula="of:=[.L121]-7" office:value-type="string" office:string-value="" calcext:value-type="error">
            <text:p>#NV</text:p>
          </table:table-cell>
          <table:table-cell table:style-name="ce14" table:formula="of:=COM.MICROSOFT.IFS([.E121]=[$Konventionen.$C$2];[.J121]+[$Konventionen.$E$2];[.E121]=[$Konventionen.$C$3];[.J12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1]);#NULL!;WEEKNUM([.N121];21))" office:value-type="string" office:string-value="" calcext:value-type="error">
            <text:p>#NULL!</text:p>
          </table:table-cell>
          <table:table-cell table:style-name="ce34" table:formula="of:=IF(AND([.J121]&lt;=[.N121];[.L121]&gt;=[.N121]);IF([.K121]&lt;=[.N1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2]);#NULL!;IF(ISBLANK([.I122]);ORG.OPENOFFICE.YEARS([.C122];TODAY();0);ORG.OPENOFFICE.YEARS([.C122];[.I122];0)))" office:value-type="string" office:string-value="" calcext:value-type="error">
            <text:p>#NULL!</text:p>
          </table:table-cell>
          <table:table-cell table:style-name="ce18"/>
          <table:table-cell table:formula="of:=IF(AND([.D122]&lt;60;[.E1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2]);;WEEKNUM([.G122];21))" office:value-type="float" office:value="0" calcext:value-type="float">
            <text:p>0</text:p>
          </table:table-cell>
          <table:table-cell/>
          <table:table-cell table:style-name="ce14" table:formula="of:=IF(ISBLANK([.I122]);COM.MICROSOFT.IFS([.E122]=[$Konventionen.$C$2];[.G122]+[$Konventionen.$D$2];[.E122]=[$Konventionen.$C$3];[.G122]+[$Konventionen.$D$3]); COM.MICROSOFT.IFS([.E122]=[$Konventionen.$C$2];[.I122]+[$Konventionen.$D$2];[.E122]=[$Konventionen.$C$3];[.I122]+[$Konventionen.$D$3]))" office:value-type="string" office:string-value="" calcext:value-type="error">
            <text:p>#NV</text:p>
          </table:table-cell>
          <table:table-cell table:style-name="ce14" table:formula="of:=[.L122]-7" office:value-type="string" office:string-value="" calcext:value-type="error">
            <text:p>#NV</text:p>
          </table:table-cell>
          <table:table-cell table:style-name="ce14" table:formula="of:=COM.MICROSOFT.IFS([.E122]=[$Konventionen.$C$2];[.J122]+[$Konventionen.$E$2];[.E122]=[$Konventionen.$C$3];[.J12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2]);#NULL!;WEEKNUM([.N122];21))" office:value-type="string" office:string-value="" calcext:value-type="error">
            <text:p>#NULL!</text:p>
          </table:table-cell>
          <table:table-cell table:style-name="ce34" table:formula="of:=IF(AND([.J122]&lt;=[.N122];[.L122]&gt;=[.N122]);IF([.K122]&lt;=[.N1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3]);#NULL!;IF(ISBLANK([.I123]);ORG.OPENOFFICE.YEARS([.C123];TODAY();0);ORG.OPENOFFICE.YEARS([.C123];[.I123];0)))" office:value-type="string" office:string-value="" calcext:value-type="error">
            <text:p>#NULL!</text:p>
          </table:table-cell>
          <table:table-cell table:style-name="ce18"/>
          <table:table-cell table:formula="of:=IF(AND([.D123]&lt;60;[.E1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3]);;WEEKNUM([.G123];21))" office:value-type="float" office:value="0" calcext:value-type="float">
            <text:p>0</text:p>
          </table:table-cell>
          <table:table-cell/>
          <table:table-cell table:style-name="ce14" table:formula="of:=IF(ISBLANK([.I123]);COM.MICROSOFT.IFS([.E123]=[$Konventionen.$C$2];[.G123]+[$Konventionen.$D$2];[.E123]=[$Konventionen.$C$3];[.G123]+[$Konventionen.$D$3]); COM.MICROSOFT.IFS([.E123]=[$Konventionen.$C$2];[.I123]+[$Konventionen.$D$2];[.E123]=[$Konventionen.$C$3];[.I123]+[$Konventionen.$D$3]))" office:value-type="string" office:string-value="" calcext:value-type="error">
            <text:p>#NV</text:p>
          </table:table-cell>
          <table:table-cell table:style-name="ce14" table:formula="of:=[.L123]-7" office:value-type="string" office:string-value="" calcext:value-type="error">
            <text:p>#NV</text:p>
          </table:table-cell>
          <table:table-cell table:style-name="ce14" table:formula="of:=COM.MICROSOFT.IFS([.E123]=[$Konventionen.$C$2];[.J123]+[$Konventionen.$E$2];[.E123]=[$Konventionen.$C$3];[.J12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3]);#NULL!;WEEKNUM([.N123];21))" office:value-type="string" office:string-value="" calcext:value-type="error">
            <text:p>#NULL!</text:p>
          </table:table-cell>
          <table:table-cell table:style-name="ce34" table:formula="of:=IF(AND([.J123]&lt;=[.N123];[.L123]&gt;=[.N123]);IF([.K123]&lt;=[.N1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4]);#NULL!;IF(ISBLANK([.I124]);ORG.OPENOFFICE.YEARS([.C124];TODAY();0);ORG.OPENOFFICE.YEARS([.C124];[.I124];0)))" office:value-type="string" office:string-value="" calcext:value-type="error">
            <text:p>#NULL!</text:p>
          </table:table-cell>
          <table:table-cell table:style-name="ce18"/>
          <table:table-cell table:formula="of:=IF(AND([.D124]&lt;60;[.E1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4]);;WEEKNUM([.G124];21))" office:value-type="float" office:value="0" calcext:value-type="float">
            <text:p>0</text:p>
          </table:table-cell>
          <table:table-cell/>
          <table:table-cell table:style-name="ce14" table:formula="of:=IF(ISBLANK([.I124]);COM.MICROSOFT.IFS([.E124]=[$Konventionen.$C$2];[.G124]+[$Konventionen.$D$2];[.E124]=[$Konventionen.$C$3];[.G124]+[$Konventionen.$D$3]); COM.MICROSOFT.IFS([.E124]=[$Konventionen.$C$2];[.I124]+[$Konventionen.$D$2];[.E124]=[$Konventionen.$C$3];[.I124]+[$Konventionen.$D$3]))" office:value-type="string" office:string-value="" calcext:value-type="error">
            <text:p>#NV</text:p>
          </table:table-cell>
          <table:table-cell table:style-name="ce14" table:formula="of:=[.L124]-7" office:value-type="string" office:string-value="" calcext:value-type="error">
            <text:p>#NV</text:p>
          </table:table-cell>
          <table:table-cell table:style-name="ce14" table:formula="of:=COM.MICROSOFT.IFS([.E124]=[$Konventionen.$C$2];[.J124]+[$Konventionen.$E$2];[.E124]=[$Konventionen.$C$3];[.J12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4]);#NULL!;WEEKNUM([.N124];21))" office:value-type="string" office:string-value="" calcext:value-type="error">
            <text:p>#NULL!</text:p>
          </table:table-cell>
          <table:table-cell table:style-name="ce34" table:formula="of:=IF(AND([.J124]&lt;=[.N124];[.L124]&gt;=[.N124]);IF([.K124]&lt;=[.N1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5]);#NULL!;IF(ISBLANK([.I125]);ORG.OPENOFFICE.YEARS([.C125];TODAY();0);ORG.OPENOFFICE.YEARS([.C125];[.I125];0)))" office:value-type="string" office:string-value="" calcext:value-type="error">
            <text:p>#NULL!</text:p>
          </table:table-cell>
          <table:table-cell table:style-name="ce18"/>
          <table:table-cell table:formula="of:=IF(AND([.D125]&lt;60;[.E1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5]);;WEEKNUM([.G125];21))" office:value-type="float" office:value="0" calcext:value-type="float">
            <text:p>0</text:p>
          </table:table-cell>
          <table:table-cell/>
          <table:table-cell table:style-name="ce14" table:formula="of:=IF(ISBLANK([.I125]);COM.MICROSOFT.IFS([.E125]=[$Konventionen.$C$2];[.G125]+[$Konventionen.$D$2];[.E125]=[$Konventionen.$C$3];[.G125]+[$Konventionen.$D$3]); COM.MICROSOFT.IFS([.E125]=[$Konventionen.$C$2];[.I125]+[$Konventionen.$D$2];[.E125]=[$Konventionen.$C$3];[.I125]+[$Konventionen.$D$3]))" office:value-type="string" office:string-value="" calcext:value-type="error">
            <text:p>#NV</text:p>
          </table:table-cell>
          <table:table-cell table:style-name="ce14" table:formula="of:=[.L125]-7" office:value-type="string" office:string-value="" calcext:value-type="error">
            <text:p>#NV</text:p>
          </table:table-cell>
          <table:table-cell table:style-name="ce14" table:formula="of:=COM.MICROSOFT.IFS([.E125]=[$Konventionen.$C$2];[.J125]+[$Konventionen.$E$2];[.E125]=[$Konventionen.$C$3];[.J12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5]);#NULL!;WEEKNUM([.N125];21))" office:value-type="string" office:string-value="" calcext:value-type="error">
            <text:p>#NULL!</text:p>
          </table:table-cell>
          <table:table-cell table:style-name="ce34" table:formula="of:=IF(AND([.J125]&lt;=[.N125];[.L125]&gt;=[.N125]);IF([.K125]&lt;=[.N1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6]);#NULL!;IF(ISBLANK([.I126]);ORG.OPENOFFICE.YEARS([.C126];TODAY();0);ORG.OPENOFFICE.YEARS([.C126];[.I126];0)))" office:value-type="string" office:string-value="" calcext:value-type="error">
            <text:p>#NULL!</text:p>
          </table:table-cell>
          <table:table-cell table:style-name="ce18"/>
          <table:table-cell table:formula="of:=IF(AND([.D126]&lt;60;[.E1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6]);;WEEKNUM([.G126];21))" office:value-type="float" office:value="0" calcext:value-type="float">
            <text:p>0</text:p>
          </table:table-cell>
          <table:table-cell/>
          <table:table-cell table:style-name="ce14" table:formula="of:=IF(ISBLANK([.I126]);COM.MICROSOFT.IFS([.E126]=[$Konventionen.$C$2];[.G126]+[$Konventionen.$D$2];[.E126]=[$Konventionen.$C$3];[.G126]+[$Konventionen.$D$3]); COM.MICROSOFT.IFS([.E126]=[$Konventionen.$C$2];[.I126]+[$Konventionen.$D$2];[.E126]=[$Konventionen.$C$3];[.I126]+[$Konventionen.$D$3]))" office:value-type="string" office:string-value="" calcext:value-type="error">
            <text:p>#NV</text:p>
          </table:table-cell>
          <table:table-cell table:style-name="ce14" table:formula="of:=[.L126]-7" office:value-type="string" office:string-value="" calcext:value-type="error">
            <text:p>#NV</text:p>
          </table:table-cell>
          <table:table-cell table:style-name="ce14" table:formula="of:=COM.MICROSOFT.IFS([.E126]=[$Konventionen.$C$2];[.J126]+[$Konventionen.$E$2];[.E126]=[$Konventionen.$C$3];[.J12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6]);#NULL!;WEEKNUM([.N126];21))" office:value-type="string" office:string-value="" calcext:value-type="error">
            <text:p>#NULL!</text:p>
          </table:table-cell>
          <table:table-cell table:style-name="ce34" table:formula="of:=IF(AND([.J126]&lt;=[.N126];[.L126]&gt;=[.N126]);IF([.K126]&lt;=[.N1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7]);#NULL!;IF(ISBLANK([.I127]);ORG.OPENOFFICE.YEARS([.C127];TODAY();0);ORG.OPENOFFICE.YEARS([.C127];[.I127];0)))" office:value-type="string" office:string-value="" calcext:value-type="error">
            <text:p>#NULL!</text:p>
          </table:table-cell>
          <table:table-cell table:style-name="ce18"/>
          <table:table-cell table:formula="of:=IF(AND([.D127]&lt;60;[.E1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7]);;WEEKNUM([.G127];21))" office:value-type="float" office:value="0" calcext:value-type="float">
            <text:p>0</text:p>
          </table:table-cell>
          <table:table-cell/>
          <table:table-cell table:style-name="ce14" table:formula="of:=IF(ISBLANK([.I127]);COM.MICROSOFT.IFS([.E127]=[$Konventionen.$C$2];[.G127]+[$Konventionen.$D$2];[.E127]=[$Konventionen.$C$3];[.G127]+[$Konventionen.$D$3]); COM.MICROSOFT.IFS([.E127]=[$Konventionen.$C$2];[.I127]+[$Konventionen.$D$2];[.E127]=[$Konventionen.$C$3];[.I127]+[$Konventionen.$D$3]))" office:value-type="string" office:string-value="" calcext:value-type="error">
            <text:p>#NV</text:p>
          </table:table-cell>
          <table:table-cell table:style-name="ce14" table:formula="of:=[.L127]-7" office:value-type="string" office:string-value="" calcext:value-type="error">
            <text:p>#NV</text:p>
          </table:table-cell>
          <table:table-cell table:style-name="ce14" table:formula="of:=COM.MICROSOFT.IFS([.E127]=[$Konventionen.$C$2];[.J127]+[$Konventionen.$E$2];[.E127]=[$Konventionen.$C$3];[.J12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7]);#NULL!;WEEKNUM([.N127];21))" office:value-type="string" office:string-value="" calcext:value-type="error">
            <text:p>#NULL!</text:p>
          </table:table-cell>
          <table:table-cell table:style-name="ce34" table:formula="of:=IF(AND([.J127]&lt;=[.N127];[.L127]&gt;=[.N127]);IF([.K127]&lt;=[.N1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8]);#NULL!;IF(ISBLANK([.I128]);ORG.OPENOFFICE.YEARS([.C128];TODAY();0);ORG.OPENOFFICE.YEARS([.C128];[.I128];0)))" office:value-type="string" office:string-value="" calcext:value-type="error">
            <text:p>#NULL!</text:p>
          </table:table-cell>
          <table:table-cell table:style-name="ce18"/>
          <table:table-cell table:formula="of:=IF(AND([.D128]&lt;60;[.E1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8]);;WEEKNUM([.G128];21))" office:value-type="float" office:value="0" calcext:value-type="float">
            <text:p>0</text:p>
          </table:table-cell>
          <table:table-cell/>
          <table:table-cell table:style-name="ce14" table:formula="of:=IF(ISBLANK([.I128]);COM.MICROSOFT.IFS([.E128]=[$Konventionen.$C$2];[.G128]+[$Konventionen.$D$2];[.E128]=[$Konventionen.$C$3];[.G128]+[$Konventionen.$D$3]); COM.MICROSOFT.IFS([.E128]=[$Konventionen.$C$2];[.I128]+[$Konventionen.$D$2];[.E128]=[$Konventionen.$C$3];[.I128]+[$Konventionen.$D$3]))" office:value-type="string" office:string-value="" calcext:value-type="error">
            <text:p>#NV</text:p>
          </table:table-cell>
          <table:table-cell table:style-name="ce14" table:formula="of:=[.L128]-7" office:value-type="string" office:string-value="" calcext:value-type="error">
            <text:p>#NV</text:p>
          </table:table-cell>
          <table:table-cell table:style-name="ce14" table:formula="of:=COM.MICROSOFT.IFS([.E128]=[$Konventionen.$C$2];[.J128]+[$Konventionen.$E$2];[.E128]=[$Konventionen.$C$3];[.J12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8]);#NULL!;WEEKNUM([.N128];21))" office:value-type="string" office:string-value="" calcext:value-type="error">
            <text:p>#NULL!</text:p>
          </table:table-cell>
          <table:table-cell table:style-name="ce34" table:formula="of:=IF(AND([.J128]&lt;=[.N128];[.L128]&gt;=[.N128]);IF([.K128]&lt;=[.N1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9]);#NULL!;IF(ISBLANK([.I129]);ORG.OPENOFFICE.YEARS([.C129];TODAY();0);ORG.OPENOFFICE.YEARS([.C129];[.I129];0)))" office:value-type="string" office:string-value="" calcext:value-type="error">
            <text:p>#NULL!</text:p>
          </table:table-cell>
          <table:table-cell table:style-name="ce18"/>
          <table:table-cell table:formula="of:=IF(AND([.D129]&lt;60;[.E1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9]);;WEEKNUM([.G129];21))" office:value-type="float" office:value="0" calcext:value-type="float">
            <text:p>0</text:p>
          </table:table-cell>
          <table:table-cell/>
          <table:table-cell table:style-name="ce14" table:formula="of:=IF(ISBLANK([.I129]);COM.MICROSOFT.IFS([.E129]=[$Konventionen.$C$2];[.G129]+[$Konventionen.$D$2];[.E129]=[$Konventionen.$C$3];[.G129]+[$Konventionen.$D$3]); COM.MICROSOFT.IFS([.E129]=[$Konventionen.$C$2];[.I129]+[$Konventionen.$D$2];[.E129]=[$Konventionen.$C$3];[.I129]+[$Konventionen.$D$3]))" office:value-type="string" office:string-value="" calcext:value-type="error">
            <text:p>#NV</text:p>
          </table:table-cell>
          <table:table-cell table:style-name="ce14" table:formula="of:=[.L129]-7" office:value-type="string" office:string-value="" calcext:value-type="error">
            <text:p>#NV</text:p>
          </table:table-cell>
          <table:table-cell table:style-name="ce14" table:formula="of:=COM.MICROSOFT.IFS([.E129]=[$Konventionen.$C$2];[.J129]+[$Konventionen.$E$2];[.E129]=[$Konventionen.$C$3];[.J12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9]);#NULL!;WEEKNUM([.N129];21))" office:value-type="string" office:string-value="" calcext:value-type="error">
            <text:p>#NULL!</text:p>
          </table:table-cell>
          <table:table-cell table:style-name="ce34" table:formula="of:=IF(AND([.J129]&lt;=[.N129];[.L129]&gt;=[.N129]);IF([.K129]&lt;=[.N1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0]);#NULL!;IF(ISBLANK([.I130]);ORG.OPENOFFICE.YEARS([.C130];TODAY();0);ORG.OPENOFFICE.YEARS([.C130];[.I130];0)))" office:value-type="string" office:string-value="" calcext:value-type="error">
            <text:p>#NULL!</text:p>
          </table:table-cell>
          <table:table-cell table:style-name="ce18"/>
          <table:table-cell table:formula="of:=IF(AND([.D130]&lt;60;[.E1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0]);;WEEKNUM([.G130];21))" office:value-type="float" office:value="0" calcext:value-type="float">
            <text:p>0</text:p>
          </table:table-cell>
          <table:table-cell/>
          <table:table-cell table:style-name="ce14" table:formula="of:=IF(ISBLANK([.I130]);COM.MICROSOFT.IFS([.E130]=[$Konventionen.$C$2];[.G130]+[$Konventionen.$D$2];[.E130]=[$Konventionen.$C$3];[.G130]+[$Konventionen.$D$3]); COM.MICROSOFT.IFS([.E130]=[$Konventionen.$C$2];[.I130]+[$Konventionen.$D$2];[.E130]=[$Konventionen.$C$3];[.I130]+[$Konventionen.$D$3]))" office:value-type="string" office:string-value="" calcext:value-type="error">
            <text:p>#NV</text:p>
          </table:table-cell>
          <table:table-cell table:style-name="ce14" table:formula="of:=[.L130]-7" office:value-type="string" office:string-value="" calcext:value-type="error">
            <text:p>#NV</text:p>
          </table:table-cell>
          <table:table-cell table:style-name="ce14" table:formula="of:=COM.MICROSOFT.IFS([.E130]=[$Konventionen.$C$2];[.J130]+[$Konventionen.$E$2];[.E130]=[$Konventionen.$C$3];[.J13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0]);#NULL!;WEEKNUM([.N130];21))" office:value-type="string" office:string-value="" calcext:value-type="error">
            <text:p>#NULL!</text:p>
          </table:table-cell>
          <table:table-cell table:style-name="ce34" table:formula="of:=IF(AND([.J130]&lt;=[.N130];[.L130]&gt;=[.N130]);IF([.K130]&lt;=[.N1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1]);#NULL!;IF(ISBLANK([.I131]);ORG.OPENOFFICE.YEARS([.C131];TODAY();0);ORG.OPENOFFICE.YEARS([.C131];[.I131];0)))" office:value-type="string" office:string-value="" calcext:value-type="error">
            <text:p>#NULL!</text:p>
          </table:table-cell>
          <table:table-cell table:style-name="ce18"/>
          <table:table-cell table:formula="of:=IF(AND([.D131]&lt;60;[.E1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1]);;WEEKNUM([.G131];21))" office:value-type="float" office:value="0" calcext:value-type="float">
            <text:p>0</text:p>
          </table:table-cell>
          <table:table-cell/>
          <table:table-cell table:style-name="ce14" table:formula="of:=IF(ISBLANK([.I131]);COM.MICROSOFT.IFS([.E131]=[$Konventionen.$C$2];[.G131]+[$Konventionen.$D$2];[.E131]=[$Konventionen.$C$3];[.G131]+[$Konventionen.$D$3]); COM.MICROSOFT.IFS([.E131]=[$Konventionen.$C$2];[.I131]+[$Konventionen.$D$2];[.E131]=[$Konventionen.$C$3];[.I131]+[$Konventionen.$D$3]))" office:value-type="string" office:string-value="" calcext:value-type="error">
            <text:p>#NV</text:p>
          </table:table-cell>
          <table:table-cell table:style-name="ce14" table:formula="of:=[.L131]-7" office:value-type="string" office:string-value="" calcext:value-type="error">
            <text:p>#NV</text:p>
          </table:table-cell>
          <table:table-cell table:style-name="ce14" table:formula="of:=COM.MICROSOFT.IFS([.E131]=[$Konventionen.$C$2];[.J131]+[$Konventionen.$E$2];[.E131]=[$Konventionen.$C$3];[.J13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1]);#NULL!;WEEKNUM([.N131];21))" office:value-type="string" office:string-value="" calcext:value-type="error">
            <text:p>#NULL!</text:p>
          </table:table-cell>
          <table:table-cell table:style-name="ce34" table:formula="of:=IF(AND([.J131]&lt;=[.N131];[.L131]&gt;=[.N131]);IF([.K131]&lt;=[.N1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2]);#NULL!;IF(ISBLANK([.I132]);ORG.OPENOFFICE.YEARS([.C132];TODAY();0);ORG.OPENOFFICE.YEARS([.C132];[.I132];0)))" office:value-type="string" office:string-value="" calcext:value-type="error">
            <text:p>#NULL!</text:p>
          </table:table-cell>
          <table:table-cell table:style-name="ce18"/>
          <table:table-cell table:formula="of:=IF(AND([.D132]&lt;60;[.E1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2]);;WEEKNUM([.G132];21))" office:value-type="float" office:value="0" calcext:value-type="float">
            <text:p>0</text:p>
          </table:table-cell>
          <table:table-cell/>
          <table:table-cell table:style-name="ce14" table:formula="of:=IF(ISBLANK([.I132]);COM.MICROSOFT.IFS([.E132]=[$Konventionen.$C$2];[.G132]+[$Konventionen.$D$2];[.E132]=[$Konventionen.$C$3];[.G132]+[$Konventionen.$D$3]); COM.MICROSOFT.IFS([.E132]=[$Konventionen.$C$2];[.I132]+[$Konventionen.$D$2];[.E132]=[$Konventionen.$C$3];[.I132]+[$Konventionen.$D$3]))" office:value-type="string" office:string-value="" calcext:value-type="error">
            <text:p>#NV</text:p>
          </table:table-cell>
          <table:table-cell table:style-name="ce14" table:formula="of:=[.L132]-7" office:value-type="string" office:string-value="" calcext:value-type="error">
            <text:p>#NV</text:p>
          </table:table-cell>
          <table:table-cell table:style-name="ce14" table:formula="of:=COM.MICROSOFT.IFS([.E132]=[$Konventionen.$C$2];[.J132]+[$Konventionen.$E$2];[.E132]=[$Konventionen.$C$3];[.J13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2]);#NULL!;WEEKNUM([.N132];21))" office:value-type="string" office:string-value="" calcext:value-type="error">
            <text:p>#NULL!</text:p>
          </table:table-cell>
          <table:table-cell table:style-name="ce34" table:formula="of:=IF(AND([.J132]&lt;=[.N132];[.L132]&gt;=[.N132]);IF([.K132]&lt;=[.N1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3]);#NULL!;IF(ISBLANK([.I133]);ORG.OPENOFFICE.YEARS([.C133];TODAY();0);ORG.OPENOFFICE.YEARS([.C133];[.I133];0)))" office:value-type="string" office:string-value="" calcext:value-type="error">
            <text:p>#NULL!</text:p>
          </table:table-cell>
          <table:table-cell table:style-name="ce18"/>
          <table:table-cell table:formula="of:=IF(AND([.D133]&lt;60;[.E1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3]);;WEEKNUM([.G133];21))" office:value-type="float" office:value="0" calcext:value-type="float">
            <text:p>0</text:p>
          </table:table-cell>
          <table:table-cell/>
          <table:table-cell table:style-name="ce14" table:formula="of:=IF(ISBLANK([.I133]);COM.MICROSOFT.IFS([.E133]=[$Konventionen.$C$2];[.G133]+[$Konventionen.$D$2];[.E133]=[$Konventionen.$C$3];[.G133]+[$Konventionen.$D$3]); COM.MICROSOFT.IFS([.E133]=[$Konventionen.$C$2];[.I133]+[$Konventionen.$D$2];[.E133]=[$Konventionen.$C$3];[.I133]+[$Konventionen.$D$3]))" office:value-type="string" office:string-value="" calcext:value-type="error">
            <text:p>#NV</text:p>
          </table:table-cell>
          <table:table-cell table:style-name="ce14" table:formula="of:=[.L133]-7" office:value-type="string" office:string-value="" calcext:value-type="error">
            <text:p>#NV</text:p>
          </table:table-cell>
          <table:table-cell table:style-name="ce14" table:formula="of:=COM.MICROSOFT.IFS([.E133]=[$Konventionen.$C$2];[.J133]+[$Konventionen.$E$2];[.E133]=[$Konventionen.$C$3];[.J13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3]);#NULL!;WEEKNUM([.N133];21))" office:value-type="string" office:string-value="" calcext:value-type="error">
            <text:p>#NULL!</text:p>
          </table:table-cell>
          <table:table-cell table:style-name="ce34" table:formula="of:=IF(AND([.J133]&lt;=[.N133];[.L133]&gt;=[.N133]);IF([.K133]&lt;=[.N1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4]);#NULL!;IF(ISBLANK([.I134]);ORG.OPENOFFICE.YEARS([.C134];TODAY();0);ORG.OPENOFFICE.YEARS([.C134];[.I134];0)))" office:value-type="string" office:string-value="" calcext:value-type="error">
            <text:p>#NULL!</text:p>
          </table:table-cell>
          <table:table-cell table:style-name="ce18"/>
          <table:table-cell table:formula="of:=IF(AND([.D134]&lt;60;[.E1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4]);;WEEKNUM([.G134];21))" office:value-type="float" office:value="0" calcext:value-type="float">
            <text:p>0</text:p>
          </table:table-cell>
          <table:table-cell/>
          <table:table-cell table:style-name="ce14" table:formula="of:=IF(ISBLANK([.I134]);COM.MICROSOFT.IFS([.E134]=[$Konventionen.$C$2];[.G134]+[$Konventionen.$D$2];[.E134]=[$Konventionen.$C$3];[.G134]+[$Konventionen.$D$3]); COM.MICROSOFT.IFS([.E134]=[$Konventionen.$C$2];[.I134]+[$Konventionen.$D$2];[.E134]=[$Konventionen.$C$3];[.I134]+[$Konventionen.$D$3]))" office:value-type="string" office:string-value="" calcext:value-type="error">
            <text:p>#NV</text:p>
          </table:table-cell>
          <table:table-cell table:style-name="ce14" table:formula="of:=[.L134]-7" office:value-type="string" office:string-value="" calcext:value-type="error">
            <text:p>#NV</text:p>
          </table:table-cell>
          <table:table-cell table:style-name="ce14" table:formula="of:=COM.MICROSOFT.IFS([.E134]=[$Konventionen.$C$2];[.J134]+[$Konventionen.$E$2];[.E134]=[$Konventionen.$C$3];[.J13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4]);#NULL!;WEEKNUM([.N134];21))" office:value-type="string" office:string-value="" calcext:value-type="error">
            <text:p>#NULL!</text:p>
          </table:table-cell>
          <table:table-cell table:style-name="ce34" table:formula="of:=IF(AND([.J134]&lt;=[.N134];[.L134]&gt;=[.N134]);IF([.K134]&lt;=[.N1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5]);#NULL!;IF(ISBLANK([.I135]);ORG.OPENOFFICE.YEARS([.C135];TODAY();0);ORG.OPENOFFICE.YEARS([.C135];[.I135];0)))" office:value-type="string" office:string-value="" calcext:value-type="error">
            <text:p>#NULL!</text:p>
          </table:table-cell>
          <table:table-cell table:style-name="ce18"/>
          <table:table-cell table:formula="of:=IF(AND([.D135]&lt;60;[.E1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5]);;WEEKNUM([.G135];21))" office:value-type="float" office:value="0" calcext:value-type="float">
            <text:p>0</text:p>
          </table:table-cell>
          <table:table-cell/>
          <table:table-cell table:style-name="ce14" table:formula="of:=IF(ISBLANK([.I135]);COM.MICROSOFT.IFS([.E135]=[$Konventionen.$C$2];[.G135]+[$Konventionen.$D$2];[.E135]=[$Konventionen.$C$3];[.G135]+[$Konventionen.$D$3]); COM.MICROSOFT.IFS([.E135]=[$Konventionen.$C$2];[.I135]+[$Konventionen.$D$2];[.E135]=[$Konventionen.$C$3];[.I135]+[$Konventionen.$D$3]))" office:value-type="string" office:string-value="" calcext:value-type="error">
            <text:p>#NV</text:p>
          </table:table-cell>
          <table:table-cell table:style-name="ce14" table:formula="of:=[.L135]-7" office:value-type="string" office:string-value="" calcext:value-type="error">
            <text:p>#NV</text:p>
          </table:table-cell>
          <table:table-cell table:style-name="ce14" table:formula="of:=COM.MICROSOFT.IFS([.E135]=[$Konventionen.$C$2];[.J135]+[$Konventionen.$E$2];[.E135]=[$Konventionen.$C$3];[.J13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5]);#NULL!;WEEKNUM([.N135];21))" office:value-type="string" office:string-value="" calcext:value-type="error">
            <text:p>#NULL!</text:p>
          </table:table-cell>
          <table:table-cell table:style-name="ce34" table:formula="of:=IF(AND([.J135]&lt;=[.N135];[.L135]&gt;=[.N135]);IF([.K135]&lt;=[.N1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6]);#NULL!;IF(ISBLANK([.I136]);ORG.OPENOFFICE.YEARS([.C136];TODAY();0);ORG.OPENOFFICE.YEARS([.C136];[.I136];0)))" office:value-type="string" office:string-value="" calcext:value-type="error">
            <text:p>#NULL!</text:p>
          </table:table-cell>
          <table:table-cell table:style-name="ce18"/>
          <table:table-cell table:formula="of:=IF(AND([.D136]&lt;60;[.E1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6]);;WEEKNUM([.G136];21))" office:value-type="float" office:value="0" calcext:value-type="float">
            <text:p>0</text:p>
          </table:table-cell>
          <table:table-cell/>
          <table:table-cell table:style-name="ce14" table:formula="of:=IF(ISBLANK([.I136]);COM.MICROSOFT.IFS([.E136]=[$Konventionen.$C$2];[.G136]+[$Konventionen.$D$2];[.E136]=[$Konventionen.$C$3];[.G136]+[$Konventionen.$D$3]); COM.MICROSOFT.IFS([.E136]=[$Konventionen.$C$2];[.I136]+[$Konventionen.$D$2];[.E136]=[$Konventionen.$C$3];[.I136]+[$Konventionen.$D$3]))" office:value-type="string" office:string-value="" calcext:value-type="error">
            <text:p>#NV</text:p>
          </table:table-cell>
          <table:table-cell table:style-name="ce14" table:formula="of:=[.L136]-7" office:value-type="string" office:string-value="" calcext:value-type="error">
            <text:p>#NV</text:p>
          </table:table-cell>
          <table:table-cell table:style-name="ce14" table:formula="of:=COM.MICROSOFT.IFS([.E136]=[$Konventionen.$C$2];[.J136]+[$Konventionen.$E$2];[.E136]=[$Konventionen.$C$3];[.J13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6]);#NULL!;WEEKNUM([.N136];21))" office:value-type="string" office:string-value="" calcext:value-type="error">
            <text:p>#NULL!</text:p>
          </table:table-cell>
          <table:table-cell table:style-name="ce34" table:formula="of:=IF(AND([.J136]&lt;=[.N136];[.L136]&gt;=[.N136]);IF([.K136]&lt;=[.N1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7]);#NULL!;IF(ISBLANK([.I137]);ORG.OPENOFFICE.YEARS([.C137];TODAY();0);ORG.OPENOFFICE.YEARS([.C137];[.I137];0)))" office:value-type="string" office:string-value="" calcext:value-type="error">
            <text:p>#NULL!</text:p>
          </table:table-cell>
          <table:table-cell table:style-name="ce18"/>
          <table:table-cell table:formula="of:=IF(AND([.D137]&lt;60;[.E1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7]);;WEEKNUM([.G137];21))" office:value-type="float" office:value="0" calcext:value-type="float">
            <text:p>0</text:p>
          </table:table-cell>
          <table:table-cell/>
          <table:table-cell table:style-name="ce14" table:formula="of:=IF(ISBLANK([.I137]);COM.MICROSOFT.IFS([.E137]=[$Konventionen.$C$2];[.G137]+[$Konventionen.$D$2];[.E137]=[$Konventionen.$C$3];[.G137]+[$Konventionen.$D$3]); COM.MICROSOFT.IFS([.E137]=[$Konventionen.$C$2];[.I137]+[$Konventionen.$D$2];[.E137]=[$Konventionen.$C$3];[.I137]+[$Konventionen.$D$3]))" office:value-type="string" office:string-value="" calcext:value-type="error">
            <text:p>#NV</text:p>
          </table:table-cell>
          <table:table-cell table:style-name="ce14" table:formula="of:=[.L137]-7" office:value-type="string" office:string-value="" calcext:value-type="error">
            <text:p>#NV</text:p>
          </table:table-cell>
          <table:table-cell table:style-name="ce14" table:formula="of:=COM.MICROSOFT.IFS([.E137]=[$Konventionen.$C$2];[.J137]+[$Konventionen.$E$2];[.E137]=[$Konventionen.$C$3];[.J13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7]);#NULL!;WEEKNUM([.N137];21))" office:value-type="string" office:string-value="" calcext:value-type="error">
            <text:p>#NULL!</text:p>
          </table:table-cell>
          <table:table-cell table:style-name="ce34" table:formula="of:=IF(AND([.J137]&lt;=[.N137];[.L137]&gt;=[.N137]);IF([.K137]&lt;=[.N1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8]);#NULL!;IF(ISBLANK([.I138]);ORG.OPENOFFICE.YEARS([.C138];TODAY();0);ORG.OPENOFFICE.YEARS([.C138];[.I138];0)))" office:value-type="string" office:string-value="" calcext:value-type="error">
            <text:p>#NULL!</text:p>
          </table:table-cell>
          <table:table-cell table:style-name="ce18"/>
          <table:table-cell table:formula="of:=IF(AND([.D138]&lt;60;[.E1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8]);;WEEKNUM([.G138];21))" office:value-type="float" office:value="0" calcext:value-type="float">
            <text:p>0</text:p>
          </table:table-cell>
          <table:table-cell/>
          <table:table-cell table:style-name="ce14" table:formula="of:=IF(ISBLANK([.I138]);COM.MICROSOFT.IFS([.E138]=[$Konventionen.$C$2];[.G138]+[$Konventionen.$D$2];[.E138]=[$Konventionen.$C$3];[.G138]+[$Konventionen.$D$3]); COM.MICROSOFT.IFS([.E138]=[$Konventionen.$C$2];[.I138]+[$Konventionen.$D$2];[.E138]=[$Konventionen.$C$3];[.I138]+[$Konventionen.$D$3]))" office:value-type="string" office:string-value="" calcext:value-type="error">
            <text:p>#NV</text:p>
          </table:table-cell>
          <table:table-cell table:style-name="ce14" table:formula="of:=[.L138]-7" office:value-type="string" office:string-value="" calcext:value-type="error">
            <text:p>#NV</text:p>
          </table:table-cell>
          <table:table-cell table:style-name="ce14" table:formula="of:=COM.MICROSOFT.IFS([.E138]=[$Konventionen.$C$2];[.J138]+[$Konventionen.$E$2];[.E138]=[$Konventionen.$C$3];[.J13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8]);#NULL!;WEEKNUM([.N138];21))" office:value-type="string" office:string-value="" calcext:value-type="error">
            <text:p>#NULL!</text:p>
          </table:table-cell>
          <table:table-cell table:style-name="ce34" table:formula="of:=IF(AND([.J138]&lt;=[.N138];[.L138]&gt;=[.N138]);IF([.K138]&lt;=[.N1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9]);#NULL!;IF(ISBLANK([.I139]);ORG.OPENOFFICE.YEARS([.C139];TODAY();0);ORG.OPENOFFICE.YEARS([.C139];[.I139];0)))" office:value-type="string" office:string-value="" calcext:value-type="error">
            <text:p>#NULL!</text:p>
          </table:table-cell>
          <table:table-cell table:style-name="ce18"/>
          <table:table-cell table:formula="of:=IF(AND([.D139]&lt;60;[.E1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9]);;WEEKNUM([.G139];21))" office:value-type="float" office:value="0" calcext:value-type="float">
            <text:p>0</text:p>
          </table:table-cell>
          <table:table-cell/>
          <table:table-cell table:style-name="ce14" table:formula="of:=IF(ISBLANK([.I139]);COM.MICROSOFT.IFS([.E139]=[$Konventionen.$C$2];[.G139]+[$Konventionen.$D$2];[.E139]=[$Konventionen.$C$3];[.G139]+[$Konventionen.$D$3]); COM.MICROSOFT.IFS([.E139]=[$Konventionen.$C$2];[.I139]+[$Konventionen.$D$2];[.E139]=[$Konventionen.$C$3];[.I139]+[$Konventionen.$D$3]))" office:value-type="string" office:string-value="" calcext:value-type="error">
            <text:p>#NV</text:p>
          </table:table-cell>
          <table:table-cell table:style-name="ce14" table:formula="of:=[.L139]-7" office:value-type="string" office:string-value="" calcext:value-type="error">
            <text:p>#NV</text:p>
          </table:table-cell>
          <table:table-cell table:style-name="ce14" table:formula="of:=COM.MICROSOFT.IFS([.E139]=[$Konventionen.$C$2];[.J139]+[$Konventionen.$E$2];[.E139]=[$Konventionen.$C$3];[.J13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9]);#NULL!;WEEKNUM([.N139];21))" office:value-type="string" office:string-value="" calcext:value-type="error">
            <text:p>#NULL!</text:p>
          </table:table-cell>
          <table:table-cell table:style-name="ce34" table:formula="of:=IF(AND([.J139]&lt;=[.N139];[.L139]&gt;=[.N139]);IF([.K139]&lt;=[.N1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0]);#NULL!;IF(ISBLANK([.I140]);ORG.OPENOFFICE.YEARS([.C140];TODAY();0);ORG.OPENOFFICE.YEARS([.C140];[.I140];0)))" office:value-type="string" office:string-value="" calcext:value-type="error">
            <text:p>#NULL!</text:p>
          </table:table-cell>
          <table:table-cell table:style-name="ce18"/>
          <table:table-cell table:formula="of:=IF(AND([.D140]&lt;60;[.E1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0]);;WEEKNUM([.G140];21))" office:value-type="float" office:value="0" calcext:value-type="float">
            <text:p>0</text:p>
          </table:table-cell>
          <table:table-cell/>
          <table:table-cell table:style-name="ce14" table:formula="of:=IF(ISBLANK([.I140]);COM.MICROSOFT.IFS([.E140]=[$Konventionen.$C$2];[.G140]+[$Konventionen.$D$2];[.E140]=[$Konventionen.$C$3];[.G140]+[$Konventionen.$D$3]); COM.MICROSOFT.IFS([.E140]=[$Konventionen.$C$2];[.I140]+[$Konventionen.$D$2];[.E140]=[$Konventionen.$C$3];[.I140]+[$Konventionen.$D$3]))" office:value-type="string" office:string-value="" calcext:value-type="error">
            <text:p>#NV</text:p>
          </table:table-cell>
          <table:table-cell table:style-name="ce14" table:formula="of:=[.L140]-7" office:value-type="string" office:string-value="" calcext:value-type="error">
            <text:p>#NV</text:p>
          </table:table-cell>
          <table:table-cell table:style-name="ce14" table:formula="of:=COM.MICROSOFT.IFS([.E140]=[$Konventionen.$C$2];[.J140]+[$Konventionen.$E$2];[.E140]=[$Konventionen.$C$3];[.J14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0]);#NULL!;WEEKNUM([.N140];21))" office:value-type="string" office:string-value="" calcext:value-type="error">
            <text:p>#NULL!</text:p>
          </table:table-cell>
          <table:table-cell table:style-name="ce34" table:formula="of:=IF(AND([.J140]&lt;=[.N140];[.L140]&gt;=[.N140]);IF([.K140]&lt;=[.N1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1]);#NULL!;IF(ISBLANK([.I141]);ORG.OPENOFFICE.YEARS([.C141];TODAY();0);ORG.OPENOFFICE.YEARS([.C141];[.I141];0)))" office:value-type="string" office:string-value="" calcext:value-type="error">
            <text:p>#NULL!</text:p>
          </table:table-cell>
          <table:table-cell table:style-name="ce18"/>
          <table:table-cell table:formula="of:=IF(AND([.D141]&lt;60;[.E1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1]);;WEEKNUM([.G141];21))" office:value-type="float" office:value="0" calcext:value-type="float">
            <text:p>0</text:p>
          </table:table-cell>
          <table:table-cell/>
          <table:table-cell table:style-name="ce14" table:formula="of:=IF(ISBLANK([.I141]);COM.MICROSOFT.IFS([.E141]=[$Konventionen.$C$2];[.G141]+[$Konventionen.$D$2];[.E141]=[$Konventionen.$C$3];[.G141]+[$Konventionen.$D$3]); COM.MICROSOFT.IFS([.E141]=[$Konventionen.$C$2];[.I141]+[$Konventionen.$D$2];[.E141]=[$Konventionen.$C$3];[.I141]+[$Konventionen.$D$3]))" office:value-type="string" office:string-value="" calcext:value-type="error">
            <text:p>#NV</text:p>
          </table:table-cell>
          <table:table-cell table:style-name="ce14" table:formula="of:=[.L141]-7" office:value-type="string" office:string-value="" calcext:value-type="error">
            <text:p>#NV</text:p>
          </table:table-cell>
          <table:table-cell table:style-name="ce14" table:formula="of:=COM.MICROSOFT.IFS([.E141]=[$Konventionen.$C$2];[.J141]+[$Konventionen.$E$2];[.E141]=[$Konventionen.$C$3];[.J14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1]);#NULL!;WEEKNUM([.N141];21))" office:value-type="string" office:string-value="" calcext:value-type="error">
            <text:p>#NULL!</text:p>
          </table:table-cell>
          <table:table-cell table:style-name="ce34" table:formula="of:=IF(AND([.J141]&lt;=[.N141];[.L141]&gt;=[.N141]);IF([.K141]&lt;=[.N1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2]);#NULL!;IF(ISBLANK([.I142]);ORG.OPENOFFICE.YEARS([.C142];TODAY();0);ORG.OPENOFFICE.YEARS([.C142];[.I142];0)))" office:value-type="string" office:string-value="" calcext:value-type="error">
            <text:p>#NULL!</text:p>
          </table:table-cell>
          <table:table-cell table:style-name="ce18"/>
          <table:table-cell table:formula="of:=IF(AND([.D142]&lt;60;[.E1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2]);;WEEKNUM([.G142];21))" office:value-type="float" office:value="0" calcext:value-type="float">
            <text:p>0</text:p>
          </table:table-cell>
          <table:table-cell/>
          <table:table-cell table:style-name="ce14" table:formula="of:=IF(ISBLANK([.I142]);COM.MICROSOFT.IFS([.E142]=[$Konventionen.$C$2];[.G142]+[$Konventionen.$D$2];[.E142]=[$Konventionen.$C$3];[.G142]+[$Konventionen.$D$3]); COM.MICROSOFT.IFS([.E142]=[$Konventionen.$C$2];[.I142]+[$Konventionen.$D$2];[.E142]=[$Konventionen.$C$3];[.I142]+[$Konventionen.$D$3]))" office:value-type="string" office:string-value="" calcext:value-type="error">
            <text:p>#NV</text:p>
          </table:table-cell>
          <table:table-cell table:style-name="ce14" table:formula="of:=[.L142]-7" office:value-type="string" office:string-value="" calcext:value-type="error">
            <text:p>#NV</text:p>
          </table:table-cell>
          <table:table-cell table:style-name="ce14" table:formula="of:=COM.MICROSOFT.IFS([.E142]=[$Konventionen.$C$2];[.J142]+[$Konventionen.$E$2];[.E142]=[$Konventionen.$C$3];[.J14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2]);#NULL!;WEEKNUM([.N142];21))" office:value-type="string" office:string-value="" calcext:value-type="error">
            <text:p>#NULL!</text:p>
          </table:table-cell>
          <table:table-cell table:style-name="ce34" table:formula="of:=IF(AND([.J142]&lt;=[.N142];[.L142]&gt;=[.N142]);IF([.K142]&lt;=[.N1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3]);#NULL!;IF(ISBLANK([.I143]);ORG.OPENOFFICE.YEARS([.C143];TODAY();0);ORG.OPENOFFICE.YEARS([.C143];[.I143];0)))" office:value-type="string" office:string-value="" calcext:value-type="error">
            <text:p>#NULL!</text:p>
          </table:table-cell>
          <table:table-cell table:style-name="ce18"/>
          <table:table-cell table:formula="of:=IF(AND([.D143]&lt;60;[.E1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3]);;WEEKNUM([.G143];21))" office:value-type="float" office:value="0" calcext:value-type="float">
            <text:p>0</text:p>
          </table:table-cell>
          <table:table-cell/>
          <table:table-cell table:style-name="ce14" table:formula="of:=IF(ISBLANK([.I143]);COM.MICROSOFT.IFS([.E143]=[$Konventionen.$C$2];[.G143]+[$Konventionen.$D$2];[.E143]=[$Konventionen.$C$3];[.G143]+[$Konventionen.$D$3]); COM.MICROSOFT.IFS([.E143]=[$Konventionen.$C$2];[.I143]+[$Konventionen.$D$2];[.E143]=[$Konventionen.$C$3];[.I143]+[$Konventionen.$D$3]))" office:value-type="string" office:string-value="" calcext:value-type="error">
            <text:p>#NV</text:p>
          </table:table-cell>
          <table:table-cell table:style-name="ce14" table:formula="of:=[.L143]-7" office:value-type="string" office:string-value="" calcext:value-type="error">
            <text:p>#NV</text:p>
          </table:table-cell>
          <table:table-cell table:style-name="ce14" table:formula="of:=COM.MICROSOFT.IFS([.E143]=[$Konventionen.$C$2];[.J143]+[$Konventionen.$E$2];[.E143]=[$Konventionen.$C$3];[.J14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3]);#NULL!;WEEKNUM([.N143];21))" office:value-type="string" office:string-value="" calcext:value-type="error">
            <text:p>#NULL!</text:p>
          </table:table-cell>
          <table:table-cell table:style-name="ce34" table:formula="of:=IF(AND([.J143]&lt;=[.N143];[.L143]&gt;=[.N143]);IF([.K143]&lt;=[.N1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4]);#NULL!;IF(ISBLANK([.I144]);ORG.OPENOFFICE.YEARS([.C144];TODAY();0);ORG.OPENOFFICE.YEARS([.C144];[.I144];0)))" office:value-type="string" office:string-value="" calcext:value-type="error">
            <text:p>#NULL!</text:p>
          </table:table-cell>
          <table:table-cell table:style-name="ce18"/>
          <table:table-cell table:formula="of:=IF(AND([.D144]&lt;60;[.E1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4]);;WEEKNUM([.G144];21))" office:value-type="float" office:value="0" calcext:value-type="float">
            <text:p>0</text:p>
          </table:table-cell>
          <table:table-cell/>
          <table:table-cell table:style-name="ce14" table:formula="of:=IF(ISBLANK([.I144]);COM.MICROSOFT.IFS([.E144]=[$Konventionen.$C$2];[.G144]+[$Konventionen.$D$2];[.E144]=[$Konventionen.$C$3];[.G144]+[$Konventionen.$D$3]); COM.MICROSOFT.IFS([.E144]=[$Konventionen.$C$2];[.I144]+[$Konventionen.$D$2];[.E144]=[$Konventionen.$C$3];[.I144]+[$Konventionen.$D$3]))" office:value-type="string" office:string-value="" calcext:value-type="error">
            <text:p>#NV</text:p>
          </table:table-cell>
          <table:table-cell table:style-name="ce14" table:formula="of:=[.L144]-7" office:value-type="string" office:string-value="" calcext:value-type="error">
            <text:p>#NV</text:p>
          </table:table-cell>
          <table:table-cell table:style-name="ce14" table:formula="of:=COM.MICROSOFT.IFS([.E144]=[$Konventionen.$C$2];[.J144]+[$Konventionen.$E$2];[.E144]=[$Konventionen.$C$3];[.J14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4]);#NULL!;WEEKNUM([.N144];21))" office:value-type="string" office:string-value="" calcext:value-type="error">
            <text:p>#NULL!</text:p>
          </table:table-cell>
          <table:table-cell table:style-name="ce34" table:formula="of:=IF(AND([.J144]&lt;=[.N144];[.L144]&gt;=[.N144]);IF([.K144]&lt;=[.N1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5]);#NULL!;IF(ISBLANK([.I145]);ORG.OPENOFFICE.YEARS([.C145];TODAY();0);ORG.OPENOFFICE.YEARS([.C145];[.I145];0)))" office:value-type="string" office:string-value="" calcext:value-type="error">
            <text:p>#NULL!</text:p>
          </table:table-cell>
          <table:table-cell table:style-name="ce18"/>
          <table:table-cell table:formula="of:=IF(AND([.D145]&lt;60;[.E1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5]);;WEEKNUM([.G145];21))" office:value-type="float" office:value="0" calcext:value-type="float">
            <text:p>0</text:p>
          </table:table-cell>
          <table:table-cell/>
          <table:table-cell table:style-name="ce14" table:formula="of:=IF(ISBLANK([.I145]);COM.MICROSOFT.IFS([.E145]=[$Konventionen.$C$2];[.G145]+[$Konventionen.$D$2];[.E145]=[$Konventionen.$C$3];[.G145]+[$Konventionen.$D$3]); COM.MICROSOFT.IFS([.E145]=[$Konventionen.$C$2];[.I145]+[$Konventionen.$D$2];[.E145]=[$Konventionen.$C$3];[.I145]+[$Konventionen.$D$3]))" office:value-type="string" office:string-value="" calcext:value-type="error">
            <text:p>#NV</text:p>
          </table:table-cell>
          <table:table-cell table:style-name="ce14" table:formula="of:=[.L145]-7" office:value-type="string" office:string-value="" calcext:value-type="error">
            <text:p>#NV</text:p>
          </table:table-cell>
          <table:table-cell table:style-name="ce14" table:formula="of:=COM.MICROSOFT.IFS([.E145]=[$Konventionen.$C$2];[.J145]+[$Konventionen.$E$2];[.E145]=[$Konventionen.$C$3];[.J14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5]);#NULL!;WEEKNUM([.N145];21))" office:value-type="string" office:string-value="" calcext:value-type="error">
            <text:p>#NULL!</text:p>
          </table:table-cell>
          <table:table-cell table:style-name="ce34" table:formula="of:=IF(AND([.J145]&lt;=[.N145];[.L145]&gt;=[.N145]);IF([.K145]&lt;=[.N1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6]);#NULL!;IF(ISBLANK([.I146]);ORG.OPENOFFICE.YEARS([.C146];TODAY();0);ORG.OPENOFFICE.YEARS([.C146];[.I146];0)))" office:value-type="string" office:string-value="" calcext:value-type="error">
            <text:p>#NULL!</text:p>
          </table:table-cell>
          <table:table-cell table:style-name="ce18"/>
          <table:table-cell table:formula="of:=IF(AND([.D146]&lt;60;[.E1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6]);;WEEKNUM([.G146];21))" office:value-type="float" office:value="0" calcext:value-type="float">
            <text:p>0</text:p>
          </table:table-cell>
          <table:table-cell/>
          <table:table-cell table:style-name="ce14" table:formula="of:=IF(ISBLANK([.I146]);COM.MICROSOFT.IFS([.E146]=[$Konventionen.$C$2];[.G146]+[$Konventionen.$D$2];[.E146]=[$Konventionen.$C$3];[.G146]+[$Konventionen.$D$3]); COM.MICROSOFT.IFS([.E146]=[$Konventionen.$C$2];[.I146]+[$Konventionen.$D$2];[.E146]=[$Konventionen.$C$3];[.I146]+[$Konventionen.$D$3]))" office:value-type="string" office:string-value="" calcext:value-type="error">
            <text:p>#NV</text:p>
          </table:table-cell>
          <table:table-cell table:style-name="ce14" table:formula="of:=[.L146]-7" office:value-type="string" office:string-value="" calcext:value-type="error">
            <text:p>#NV</text:p>
          </table:table-cell>
          <table:table-cell table:style-name="ce14" table:formula="of:=COM.MICROSOFT.IFS([.E146]=[$Konventionen.$C$2];[.J146]+[$Konventionen.$E$2];[.E146]=[$Konventionen.$C$3];[.J14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6]);#NULL!;WEEKNUM([.N146];21))" office:value-type="string" office:string-value="" calcext:value-type="error">
            <text:p>#NULL!</text:p>
          </table:table-cell>
          <table:table-cell table:style-name="ce34" table:formula="of:=IF(AND([.J146]&lt;=[.N146];[.L146]&gt;=[.N146]);IF([.K146]&lt;=[.N1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7]);#NULL!;IF(ISBLANK([.I147]);ORG.OPENOFFICE.YEARS([.C147];TODAY();0);ORG.OPENOFFICE.YEARS([.C147];[.I147];0)))" office:value-type="string" office:string-value="" calcext:value-type="error">
            <text:p>#NULL!</text:p>
          </table:table-cell>
          <table:table-cell table:style-name="ce18"/>
          <table:table-cell table:formula="of:=IF(AND([.D147]&lt;60;[.E1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7]);;WEEKNUM([.G147];21))" office:value-type="float" office:value="0" calcext:value-type="float">
            <text:p>0</text:p>
          </table:table-cell>
          <table:table-cell/>
          <table:table-cell table:style-name="ce14" table:formula="of:=IF(ISBLANK([.I147]);COM.MICROSOFT.IFS([.E147]=[$Konventionen.$C$2];[.G147]+[$Konventionen.$D$2];[.E147]=[$Konventionen.$C$3];[.G147]+[$Konventionen.$D$3]); COM.MICROSOFT.IFS([.E147]=[$Konventionen.$C$2];[.I147]+[$Konventionen.$D$2];[.E147]=[$Konventionen.$C$3];[.I147]+[$Konventionen.$D$3]))" office:value-type="string" office:string-value="" calcext:value-type="error">
            <text:p>#NV</text:p>
          </table:table-cell>
          <table:table-cell table:style-name="ce14" table:formula="of:=[.L147]-7" office:value-type="string" office:string-value="" calcext:value-type="error">
            <text:p>#NV</text:p>
          </table:table-cell>
          <table:table-cell table:style-name="ce14" table:formula="of:=COM.MICROSOFT.IFS([.E147]=[$Konventionen.$C$2];[.J147]+[$Konventionen.$E$2];[.E147]=[$Konventionen.$C$3];[.J14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7]);#NULL!;WEEKNUM([.N147];21))" office:value-type="string" office:string-value="" calcext:value-type="error">
            <text:p>#NULL!</text:p>
          </table:table-cell>
          <table:table-cell table:style-name="ce34" table:formula="of:=IF(AND([.J147]&lt;=[.N147];[.L147]&gt;=[.N147]);IF([.K147]&lt;=[.N1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8]);#NULL!;IF(ISBLANK([.I148]);ORG.OPENOFFICE.YEARS([.C148];TODAY();0);ORG.OPENOFFICE.YEARS([.C148];[.I148];0)))" office:value-type="string" office:string-value="" calcext:value-type="error">
            <text:p>#NULL!</text:p>
          </table:table-cell>
          <table:table-cell table:style-name="ce18"/>
          <table:table-cell table:formula="of:=IF(AND([.D148]&lt;60;[.E1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8]);;WEEKNUM([.G148];21))" office:value-type="float" office:value="0" calcext:value-type="float">
            <text:p>0</text:p>
          </table:table-cell>
          <table:table-cell/>
          <table:table-cell table:style-name="ce14" table:formula="of:=IF(ISBLANK([.I148]);COM.MICROSOFT.IFS([.E148]=[$Konventionen.$C$2];[.G148]+[$Konventionen.$D$2];[.E148]=[$Konventionen.$C$3];[.G148]+[$Konventionen.$D$3]); COM.MICROSOFT.IFS([.E148]=[$Konventionen.$C$2];[.I148]+[$Konventionen.$D$2];[.E148]=[$Konventionen.$C$3];[.I148]+[$Konventionen.$D$3]))" office:value-type="string" office:string-value="" calcext:value-type="error">
            <text:p>#NV</text:p>
          </table:table-cell>
          <table:table-cell table:style-name="ce14" table:formula="of:=[.L148]-7" office:value-type="string" office:string-value="" calcext:value-type="error">
            <text:p>#NV</text:p>
          </table:table-cell>
          <table:table-cell table:style-name="ce14" table:formula="of:=COM.MICROSOFT.IFS([.E148]=[$Konventionen.$C$2];[.J148]+[$Konventionen.$E$2];[.E148]=[$Konventionen.$C$3];[.J14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8]);#NULL!;WEEKNUM([.N148];21))" office:value-type="string" office:string-value="" calcext:value-type="error">
            <text:p>#NULL!</text:p>
          </table:table-cell>
          <table:table-cell table:style-name="ce34" table:formula="of:=IF(AND([.J148]&lt;=[.N148];[.L148]&gt;=[.N148]);IF([.K148]&lt;=[.N1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9]);#NULL!;IF(ISBLANK([.I149]);ORG.OPENOFFICE.YEARS([.C149];TODAY();0);ORG.OPENOFFICE.YEARS([.C149];[.I149];0)))" office:value-type="string" office:string-value="" calcext:value-type="error">
            <text:p>#NULL!</text:p>
          </table:table-cell>
          <table:table-cell table:style-name="ce18"/>
          <table:table-cell table:formula="of:=IF(AND([.D149]&lt;60;[.E1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9]);;WEEKNUM([.G149];21))" office:value-type="float" office:value="0" calcext:value-type="float">
            <text:p>0</text:p>
          </table:table-cell>
          <table:table-cell/>
          <table:table-cell table:style-name="ce14" table:formula="of:=IF(ISBLANK([.I149]);COM.MICROSOFT.IFS([.E149]=[$Konventionen.$C$2];[.G149]+[$Konventionen.$D$2];[.E149]=[$Konventionen.$C$3];[.G149]+[$Konventionen.$D$3]); COM.MICROSOFT.IFS([.E149]=[$Konventionen.$C$2];[.I149]+[$Konventionen.$D$2];[.E149]=[$Konventionen.$C$3];[.I149]+[$Konventionen.$D$3]))" office:value-type="string" office:string-value="" calcext:value-type="error">
            <text:p>#NV</text:p>
          </table:table-cell>
          <table:table-cell table:style-name="ce14" table:formula="of:=[.L149]-7" office:value-type="string" office:string-value="" calcext:value-type="error">
            <text:p>#NV</text:p>
          </table:table-cell>
          <table:table-cell table:style-name="ce14" table:formula="of:=COM.MICROSOFT.IFS([.E149]=[$Konventionen.$C$2];[.J149]+[$Konventionen.$E$2];[.E149]=[$Konventionen.$C$3];[.J14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9]);#NULL!;WEEKNUM([.N149];21))" office:value-type="string" office:string-value="" calcext:value-type="error">
            <text:p>#NULL!</text:p>
          </table:table-cell>
          <table:table-cell table:style-name="ce34" table:formula="of:=IF(AND([.J149]&lt;=[.N149];[.L149]&gt;=[.N149]);IF([.K149]&lt;=[.N1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0]);#NULL!;IF(ISBLANK([.I150]);ORG.OPENOFFICE.YEARS([.C150];TODAY();0);ORG.OPENOFFICE.YEARS([.C150];[.I150];0)))" office:value-type="string" office:string-value="" calcext:value-type="error">
            <text:p>#NULL!</text:p>
          </table:table-cell>
          <table:table-cell table:style-name="ce18"/>
          <table:table-cell table:formula="of:=IF(AND([.D150]&lt;60;[.E1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0]);;WEEKNUM([.G150];21))" office:value-type="float" office:value="0" calcext:value-type="float">
            <text:p>0</text:p>
          </table:table-cell>
          <table:table-cell/>
          <table:table-cell table:style-name="ce14" table:formula="of:=IF(ISBLANK([.I150]);COM.MICROSOFT.IFS([.E150]=[$Konventionen.$C$2];[.G150]+[$Konventionen.$D$2];[.E150]=[$Konventionen.$C$3];[.G150]+[$Konventionen.$D$3]); COM.MICROSOFT.IFS([.E150]=[$Konventionen.$C$2];[.I150]+[$Konventionen.$D$2];[.E150]=[$Konventionen.$C$3];[.I150]+[$Konventionen.$D$3]))" office:value-type="string" office:string-value="" calcext:value-type="error">
            <text:p>#NV</text:p>
          </table:table-cell>
          <table:table-cell table:style-name="ce14" table:formula="of:=[.L150]-7" office:value-type="string" office:string-value="" calcext:value-type="error">
            <text:p>#NV</text:p>
          </table:table-cell>
          <table:table-cell table:style-name="ce14" table:formula="of:=COM.MICROSOFT.IFS([.E150]=[$Konventionen.$C$2];[.J150]+[$Konventionen.$E$2];[.E150]=[$Konventionen.$C$3];[.J15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0]);#NULL!;WEEKNUM([.N150];21))" office:value-type="string" office:string-value="" calcext:value-type="error">
            <text:p>#NULL!</text:p>
          </table:table-cell>
          <table:table-cell table:style-name="ce34" table:formula="of:=IF(AND([.J150]&lt;=[.N150];[.L150]&gt;=[.N150]);IF([.K150]&lt;=[.N1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1]);#NULL!;IF(ISBLANK([.I151]);ORG.OPENOFFICE.YEARS([.C151];TODAY();0);ORG.OPENOFFICE.YEARS([.C151];[.I151];0)))" office:value-type="string" office:string-value="" calcext:value-type="error">
            <text:p>#NULL!</text:p>
          </table:table-cell>
          <table:table-cell table:style-name="ce18"/>
          <table:table-cell table:formula="of:=IF(AND([.D151]&lt;60;[.E1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1]);;WEEKNUM([.G151];21))" office:value-type="float" office:value="0" calcext:value-type="float">
            <text:p>0</text:p>
          </table:table-cell>
          <table:table-cell/>
          <table:table-cell table:style-name="ce14" table:formula="of:=IF(ISBLANK([.I151]);COM.MICROSOFT.IFS([.E151]=[$Konventionen.$C$2];[.G151]+[$Konventionen.$D$2];[.E151]=[$Konventionen.$C$3];[.G151]+[$Konventionen.$D$3]); COM.MICROSOFT.IFS([.E151]=[$Konventionen.$C$2];[.I151]+[$Konventionen.$D$2];[.E151]=[$Konventionen.$C$3];[.I151]+[$Konventionen.$D$3]))" office:value-type="string" office:string-value="" calcext:value-type="error">
            <text:p>#NV</text:p>
          </table:table-cell>
          <table:table-cell table:style-name="ce14" table:formula="of:=[.L151]-7" office:value-type="string" office:string-value="" calcext:value-type="error">
            <text:p>#NV</text:p>
          </table:table-cell>
          <table:table-cell table:style-name="ce14" table:formula="of:=COM.MICROSOFT.IFS([.E151]=[$Konventionen.$C$2];[.J151]+[$Konventionen.$E$2];[.E151]=[$Konventionen.$C$3];[.J15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1]);#NULL!;WEEKNUM([.N151];21))" office:value-type="string" office:string-value="" calcext:value-type="error">
            <text:p>#NULL!</text:p>
          </table:table-cell>
          <table:table-cell table:style-name="ce34" table:formula="of:=IF(AND([.J151]&lt;=[.N151];[.L151]&gt;=[.N151]);IF([.K151]&lt;=[.N1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2]);#NULL!;IF(ISBLANK([.I152]);ORG.OPENOFFICE.YEARS([.C152];TODAY();0);ORG.OPENOFFICE.YEARS([.C152];[.I152];0)))" office:value-type="string" office:string-value="" calcext:value-type="error">
            <text:p>#NULL!</text:p>
          </table:table-cell>
          <table:table-cell table:style-name="ce18"/>
          <table:table-cell table:formula="of:=IF(AND([.D152]&lt;60;[.E1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2]);;WEEKNUM([.G152];21))" office:value-type="float" office:value="0" calcext:value-type="float">
            <text:p>0</text:p>
          </table:table-cell>
          <table:table-cell/>
          <table:table-cell table:style-name="ce14" table:formula="of:=IF(ISBLANK([.I152]);COM.MICROSOFT.IFS([.E152]=[$Konventionen.$C$2];[.G152]+[$Konventionen.$D$2];[.E152]=[$Konventionen.$C$3];[.G152]+[$Konventionen.$D$3]); COM.MICROSOFT.IFS([.E152]=[$Konventionen.$C$2];[.I152]+[$Konventionen.$D$2];[.E152]=[$Konventionen.$C$3];[.I152]+[$Konventionen.$D$3]))" office:value-type="string" office:string-value="" calcext:value-type="error">
            <text:p>#NV</text:p>
          </table:table-cell>
          <table:table-cell table:style-name="ce14" table:formula="of:=[.L152]-7" office:value-type="string" office:string-value="" calcext:value-type="error">
            <text:p>#NV</text:p>
          </table:table-cell>
          <table:table-cell table:style-name="ce14" table:formula="of:=COM.MICROSOFT.IFS([.E152]=[$Konventionen.$C$2];[.J152]+[$Konventionen.$E$2];[.E152]=[$Konventionen.$C$3];[.J15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2]);#NULL!;WEEKNUM([.N152];21))" office:value-type="string" office:string-value="" calcext:value-type="error">
            <text:p>#NULL!</text:p>
          </table:table-cell>
          <table:table-cell table:style-name="ce34" table:formula="of:=IF(AND([.J152]&lt;=[.N152];[.L152]&gt;=[.N152]);IF([.K152]&lt;=[.N1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3]);#NULL!;IF(ISBLANK([.I153]);ORG.OPENOFFICE.YEARS([.C153];TODAY();0);ORG.OPENOFFICE.YEARS([.C153];[.I153];0)))" office:value-type="string" office:string-value="" calcext:value-type="error">
            <text:p>#NULL!</text:p>
          </table:table-cell>
          <table:table-cell table:style-name="ce18"/>
          <table:table-cell table:formula="of:=IF(AND([.D153]&lt;60;[.E1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3]);;WEEKNUM([.G153];21))" office:value-type="float" office:value="0" calcext:value-type="float">
            <text:p>0</text:p>
          </table:table-cell>
          <table:table-cell/>
          <table:table-cell table:style-name="ce14" table:formula="of:=IF(ISBLANK([.I153]);COM.MICROSOFT.IFS([.E153]=[$Konventionen.$C$2];[.G153]+[$Konventionen.$D$2];[.E153]=[$Konventionen.$C$3];[.G153]+[$Konventionen.$D$3]); COM.MICROSOFT.IFS([.E153]=[$Konventionen.$C$2];[.I153]+[$Konventionen.$D$2];[.E153]=[$Konventionen.$C$3];[.I153]+[$Konventionen.$D$3]))" office:value-type="string" office:string-value="" calcext:value-type="error">
            <text:p>#NV</text:p>
          </table:table-cell>
          <table:table-cell table:style-name="ce14" table:formula="of:=[.L153]-7" office:value-type="string" office:string-value="" calcext:value-type="error">
            <text:p>#NV</text:p>
          </table:table-cell>
          <table:table-cell table:style-name="ce14" table:formula="of:=COM.MICROSOFT.IFS([.E153]=[$Konventionen.$C$2];[.J153]+[$Konventionen.$E$2];[.E153]=[$Konventionen.$C$3];[.J15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3]);#NULL!;WEEKNUM([.N153];21))" office:value-type="string" office:string-value="" calcext:value-type="error">
            <text:p>#NULL!</text:p>
          </table:table-cell>
          <table:table-cell table:style-name="ce34" table:formula="of:=IF(AND([.J153]&lt;=[.N153];[.L153]&gt;=[.N153]);IF([.K153]&lt;=[.N1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4]);#NULL!;IF(ISBLANK([.I154]);ORG.OPENOFFICE.YEARS([.C154];TODAY();0);ORG.OPENOFFICE.YEARS([.C154];[.I154];0)))" office:value-type="string" office:string-value="" calcext:value-type="error">
            <text:p>#NULL!</text:p>
          </table:table-cell>
          <table:table-cell table:style-name="ce18"/>
          <table:table-cell table:formula="of:=IF(AND([.D154]&lt;60;[.E1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4]);;WEEKNUM([.G154];21))" office:value-type="float" office:value="0" calcext:value-type="float">
            <text:p>0</text:p>
          </table:table-cell>
          <table:table-cell/>
          <table:table-cell table:style-name="ce14" table:formula="of:=IF(ISBLANK([.I154]);COM.MICROSOFT.IFS([.E154]=[$Konventionen.$C$2];[.G154]+[$Konventionen.$D$2];[.E154]=[$Konventionen.$C$3];[.G154]+[$Konventionen.$D$3]); COM.MICROSOFT.IFS([.E154]=[$Konventionen.$C$2];[.I154]+[$Konventionen.$D$2];[.E154]=[$Konventionen.$C$3];[.I154]+[$Konventionen.$D$3]))" office:value-type="string" office:string-value="" calcext:value-type="error">
            <text:p>#NV</text:p>
          </table:table-cell>
          <table:table-cell table:style-name="ce14" table:formula="of:=[.L154]-7" office:value-type="string" office:string-value="" calcext:value-type="error">
            <text:p>#NV</text:p>
          </table:table-cell>
          <table:table-cell table:style-name="ce14" table:formula="of:=COM.MICROSOFT.IFS([.E154]=[$Konventionen.$C$2];[.J154]+[$Konventionen.$E$2];[.E154]=[$Konventionen.$C$3];[.J15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4]);#NULL!;WEEKNUM([.N154];21))" office:value-type="string" office:string-value="" calcext:value-type="error">
            <text:p>#NULL!</text:p>
          </table:table-cell>
          <table:table-cell table:style-name="ce34" table:formula="of:=IF(AND([.J154]&lt;=[.N154];[.L154]&gt;=[.N154]);IF([.K154]&lt;=[.N1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5]);#NULL!;IF(ISBLANK([.I155]);ORG.OPENOFFICE.YEARS([.C155];TODAY();0);ORG.OPENOFFICE.YEARS([.C155];[.I155];0)))" office:value-type="string" office:string-value="" calcext:value-type="error">
            <text:p>#NULL!</text:p>
          </table:table-cell>
          <table:table-cell table:style-name="ce18"/>
          <table:table-cell table:formula="of:=IF(AND([.D155]&lt;60;[.E1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5]);;WEEKNUM([.G155];21))" office:value-type="float" office:value="0" calcext:value-type="float">
            <text:p>0</text:p>
          </table:table-cell>
          <table:table-cell/>
          <table:table-cell table:style-name="ce14" table:formula="of:=IF(ISBLANK([.I155]);COM.MICROSOFT.IFS([.E155]=[$Konventionen.$C$2];[.G155]+[$Konventionen.$D$2];[.E155]=[$Konventionen.$C$3];[.G155]+[$Konventionen.$D$3]); COM.MICROSOFT.IFS([.E155]=[$Konventionen.$C$2];[.I155]+[$Konventionen.$D$2];[.E155]=[$Konventionen.$C$3];[.I155]+[$Konventionen.$D$3]))" office:value-type="string" office:string-value="" calcext:value-type="error">
            <text:p>#NV</text:p>
          </table:table-cell>
          <table:table-cell table:style-name="ce14" table:formula="of:=[.L155]-7" office:value-type="string" office:string-value="" calcext:value-type="error">
            <text:p>#NV</text:p>
          </table:table-cell>
          <table:table-cell table:style-name="ce14" table:formula="of:=COM.MICROSOFT.IFS([.E155]=[$Konventionen.$C$2];[.J155]+[$Konventionen.$E$2];[.E155]=[$Konventionen.$C$3];[.J15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5]);#NULL!;WEEKNUM([.N155];21))" office:value-type="string" office:string-value="" calcext:value-type="error">
            <text:p>#NULL!</text:p>
          </table:table-cell>
          <table:table-cell table:style-name="ce34" table:formula="of:=IF(AND([.J155]&lt;=[.N155];[.L155]&gt;=[.N155]);IF([.K155]&lt;=[.N1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6]);#NULL!;IF(ISBLANK([.I156]);ORG.OPENOFFICE.YEARS([.C156];TODAY();0);ORG.OPENOFFICE.YEARS([.C156];[.I156];0)))" office:value-type="string" office:string-value="" calcext:value-type="error">
            <text:p>#NULL!</text:p>
          </table:table-cell>
          <table:table-cell table:style-name="ce18"/>
          <table:table-cell table:formula="of:=IF(AND([.D156]&lt;60;[.E1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6]);;WEEKNUM([.G156];21))" office:value-type="float" office:value="0" calcext:value-type="float">
            <text:p>0</text:p>
          </table:table-cell>
          <table:table-cell/>
          <table:table-cell table:style-name="ce14" table:formula="of:=IF(ISBLANK([.I156]);COM.MICROSOFT.IFS([.E156]=[$Konventionen.$C$2];[.G156]+[$Konventionen.$D$2];[.E156]=[$Konventionen.$C$3];[.G156]+[$Konventionen.$D$3]); COM.MICROSOFT.IFS([.E156]=[$Konventionen.$C$2];[.I156]+[$Konventionen.$D$2];[.E156]=[$Konventionen.$C$3];[.I156]+[$Konventionen.$D$3]))" office:value-type="string" office:string-value="" calcext:value-type="error">
            <text:p>#NV</text:p>
          </table:table-cell>
          <table:table-cell table:style-name="ce14" table:formula="of:=[.L156]-7" office:value-type="string" office:string-value="" calcext:value-type="error">
            <text:p>#NV</text:p>
          </table:table-cell>
          <table:table-cell table:style-name="ce14" table:formula="of:=COM.MICROSOFT.IFS([.E156]=[$Konventionen.$C$2];[.J156]+[$Konventionen.$E$2];[.E156]=[$Konventionen.$C$3];[.J15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6]);#NULL!;WEEKNUM([.N156];21))" office:value-type="string" office:string-value="" calcext:value-type="error">
            <text:p>#NULL!</text:p>
          </table:table-cell>
          <table:table-cell table:style-name="ce34" table:formula="of:=IF(AND([.J156]&lt;=[.N156];[.L156]&gt;=[.N156]);IF([.K156]&lt;=[.N1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7]);#NULL!;IF(ISBLANK([.I157]);ORG.OPENOFFICE.YEARS([.C157];TODAY();0);ORG.OPENOFFICE.YEARS([.C157];[.I157];0)))" office:value-type="string" office:string-value="" calcext:value-type="error">
            <text:p>#NULL!</text:p>
          </table:table-cell>
          <table:table-cell table:style-name="ce18"/>
          <table:table-cell table:formula="of:=IF(AND([.D157]&lt;60;[.E1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7]);;WEEKNUM([.G157];21))" office:value-type="float" office:value="0" calcext:value-type="float">
            <text:p>0</text:p>
          </table:table-cell>
          <table:table-cell/>
          <table:table-cell table:style-name="ce14" table:formula="of:=IF(ISBLANK([.I157]);COM.MICROSOFT.IFS([.E157]=[$Konventionen.$C$2];[.G157]+[$Konventionen.$D$2];[.E157]=[$Konventionen.$C$3];[.G157]+[$Konventionen.$D$3]); COM.MICROSOFT.IFS([.E157]=[$Konventionen.$C$2];[.I157]+[$Konventionen.$D$2];[.E157]=[$Konventionen.$C$3];[.I157]+[$Konventionen.$D$3]))" office:value-type="string" office:string-value="" calcext:value-type="error">
            <text:p>#NV</text:p>
          </table:table-cell>
          <table:table-cell table:style-name="ce14" table:formula="of:=[.L157]-7" office:value-type="string" office:string-value="" calcext:value-type="error">
            <text:p>#NV</text:p>
          </table:table-cell>
          <table:table-cell table:style-name="ce14" table:formula="of:=COM.MICROSOFT.IFS([.E157]=[$Konventionen.$C$2];[.J157]+[$Konventionen.$E$2];[.E157]=[$Konventionen.$C$3];[.J15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7]);#NULL!;WEEKNUM([.N157];21))" office:value-type="string" office:string-value="" calcext:value-type="error">
            <text:p>#NULL!</text:p>
          </table:table-cell>
          <table:table-cell table:style-name="ce34" table:formula="of:=IF(AND([.J157]&lt;=[.N157];[.L157]&gt;=[.N157]);IF([.K157]&lt;=[.N1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8]);#NULL!;IF(ISBLANK([.I158]);ORG.OPENOFFICE.YEARS([.C158];TODAY();0);ORG.OPENOFFICE.YEARS([.C158];[.I158];0)))" office:value-type="string" office:string-value="" calcext:value-type="error">
            <text:p>#NULL!</text:p>
          </table:table-cell>
          <table:table-cell table:style-name="ce18"/>
          <table:table-cell table:formula="of:=IF(AND([.D158]&lt;60;[.E1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8]);;WEEKNUM([.G158];21))" office:value-type="float" office:value="0" calcext:value-type="float">
            <text:p>0</text:p>
          </table:table-cell>
          <table:table-cell/>
          <table:table-cell table:style-name="ce14" table:formula="of:=IF(ISBLANK([.I158]);COM.MICROSOFT.IFS([.E158]=[$Konventionen.$C$2];[.G158]+[$Konventionen.$D$2];[.E158]=[$Konventionen.$C$3];[.G158]+[$Konventionen.$D$3]); COM.MICROSOFT.IFS([.E158]=[$Konventionen.$C$2];[.I158]+[$Konventionen.$D$2];[.E158]=[$Konventionen.$C$3];[.I158]+[$Konventionen.$D$3]))" office:value-type="string" office:string-value="" calcext:value-type="error">
            <text:p>#NV</text:p>
          </table:table-cell>
          <table:table-cell table:style-name="ce14" table:formula="of:=[.L158]-7" office:value-type="string" office:string-value="" calcext:value-type="error">
            <text:p>#NV</text:p>
          </table:table-cell>
          <table:table-cell table:style-name="ce14" table:formula="of:=COM.MICROSOFT.IFS([.E158]=[$Konventionen.$C$2];[.J158]+[$Konventionen.$E$2];[.E158]=[$Konventionen.$C$3];[.J15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8]);#NULL!;WEEKNUM([.N158];21))" office:value-type="string" office:string-value="" calcext:value-type="error">
            <text:p>#NULL!</text:p>
          </table:table-cell>
          <table:table-cell table:style-name="ce34" table:formula="of:=IF(AND([.J158]&lt;=[.N158];[.L158]&gt;=[.N158]);IF([.K158]&lt;=[.N1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9]);#NULL!;IF(ISBLANK([.I159]);ORG.OPENOFFICE.YEARS([.C159];TODAY();0);ORG.OPENOFFICE.YEARS([.C159];[.I159];0)))" office:value-type="string" office:string-value="" calcext:value-type="error">
            <text:p>#NULL!</text:p>
          </table:table-cell>
          <table:table-cell table:style-name="ce18"/>
          <table:table-cell table:formula="of:=IF(AND([.D159]&lt;60;[.E1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9]);;WEEKNUM([.G159];21))" office:value-type="float" office:value="0" calcext:value-type="float">
            <text:p>0</text:p>
          </table:table-cell>
          <table:table-cell/>
          <table:table-cell table:style-name="ce14" table:formula="of:=IF(ISBLANK([.I159]);COM.MICROSOFT.IFS([.E159]=[$Konventionen.$C$2];[.G159]+[$Konventionen.$D$2];[.E159]=[$Konventionen.$C$3];[.G159]+[$Konventionen.$D$3]); COM.MICROSOFT.IFS([.E159]=[$Konventionen.$C$2];[.I159]+[$Konventionen.$D$2];[.E159]=[$Konventionen.$C$3];[.I159]+[$Konventionen.$D$3]))" office:value-type="string" office:string-value="" calcext:value-type="error">
            <text:p>#NV</text:p>
          </table:table-cell>
          <table:table-cell table:style-name="ce14" table:formula="of:=[.L159]-7" office:value-type="string" office:string-value="" calcext:value-type="error">
            <text:p>#NV</text:p>
          </table:table-cell>
          <table:table-cell table:style-name="ce14" table:formula="of:=COM.MICROSOFT.IFS([.E159]=[$Konventionen.$C$2];[.J159]+[$Konventionen.$E$2];[.E159]=[$Konventionen.$C$3];[.J15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9]);#NULL!;WEEKNUM([.N159];21))" office:value-type="string" office:string-value="" calcext:value-type="error">
            <text:p>#NULL!</text:p>
          </table:table-cell>
          <table:table-cell table:style-name="ce34" table:formula="of:=IF(AND([.J159]&lt;=[.N159];[.L159]&gt;=[.N159]);IF([.K159]&lt;=[.N1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0]);#NULL!;IF(ISBLANK([.I160]);ORG.OPENOFFICE.YEARS([.C160];TODAY();0);ORG.OPENOFFICE.YEARS([.C160];[.I160];0)))" office:value-type="string" office:string-value="" calcext:value-type="error">
            <text:p>#NULL!</text:p>
          </table:table-cell>
          <table:table-cell table:style-name="ce18"/>
          <table:table-cell table:formula="of:=IF(AND([.D160]&lt;60;[.E1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0]);;WEEKNUM([.G160];21))" office:value-type="float" office:value="0" calcext:value-type="float">
            <text:p>0</text:p>
          </table:table-cell>
          <table:table-cell/>
          <table:table-cell table:style-name="ce14" table:formula="of:=IF(ISBLANK([.I160]);COM.MICROSOFT.IFS([.E160]=[$Konventionen.$C$2];[.G160]+[$Konventionen.$D$2];[.E160]=[$Konventionen.$C$3];[.G160]+[$Konventionen.$D$3]); COM.MICROSOFT.IFS([.E160]=[$Konventionen.$C$2];[.I160]+[$Konventionen.$D$2];[.E160]=[$Konventionen.$C$3];[.I160]+[$Konventionen.$D$3]))" office:value-type="string" office:string-value="" calcext:value-type="error">
            <text:p>#NV</text:p>
          </table:table-cell>
          <table:table-cell table:style-name="ce14" table:formula="of:=[.L160]-7" office:value-type="string" office:string-value="" calcext:value-type="error">
            <text:p>#NV</text:p>
          </table:table-cell>
          <table:table-cell table:style-name="ce14" table:formula="of:=COM.MICROSOFT.IFS([.E160]=[$Konventionen.$C$2];[.J160]+[$Konventionen.$E$2];[.E160]=[$Konventionen.$C$3];[.J16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0]);#NULL!;WEEKNUM([.N160];21))" office:value-type="string" office:string-value="" calcext:value-type="error">
            <text:p>#NULL!</text:p>
          </table:table-cell>
          <table:table-cell table:style-name="ce34" table:formula="of:=IF(AND([.J160]&lt;=[.N160];[.L160]&gt;=[.N160]);IF([.K160]&lt;=[.N1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1]);#NULL!;IF(ISBLANK([.I161]);ORG.OPENOFFICE.YEARS([.C161];TODAY();0);ORG.OPENOFFICE.YEARS([.C161];[.I161];0)))" office:value-type="string" office:string-value="" calcext:value-type="error">
            <text:p>#NULL!</text:p>
          </table:table-cell>
          <table:table-cell table:style-name="ce18"/>
          <table:table-cell table:formula="of:=IF(AND([.D161]&lt;60;[.E1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1]);;WEEKNUM([.G161];21))" office:value-type="float" office:value="0" calcext:value-type="float">
            <text:p>0</text:p>
          </table:table-cell>
          <table:table-cell/>
          <table:table-cell table:style-name="ce14" table:formula="of:=IF(ISBLANK([.I161]);COM.MICROSOFT.IFS([.E161]=[$Konventionen.$C$2];[.G161]+[$Konventionen.$D$2];[.E161]=[$Konventionen.$C$3];[.G161]+[$Konventionen.$D$3]); COM.MICROSOFT.IFS([.E161]=[$Konventionen.$C$2];[.I161]+[$Konventionen.$D$2];[.E161]=[$Konventionen.$C$3];[.I161]+[$Konventionen.$D$3]))" office:value-type="string" office:string-value="" calcext:value-type="error">
            <text:p>#NV</text:p>
          </table:table-cell>
          <table:table-cell table:style-name="ce14" table:formula="of:=[.L161]-7" office:value-type="string" office:string-value="" calcext:value-type="error">
            <text:p>#NV</text:p>
          </table:table-cell>
          <table:table-cell table:style-name="ce14" table:formula="of:=COM.MICROSOFT.IFS([.E161]=[$Konventionen.$C$2];[.J161]+[$Konventionen.$E$2];[.E161]=[$Konventionen.$C$3];[.J16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1]);#NULL!;WEEKNUM([.N161];21))" office:value-type="string" office:string-value="" calcext:value-type="error">
            <text:p>#NULL!</text:p>
          </table:table-cell>
          <table:table-cell table:style-name="ce34" table:formula="of:=IF(AND([.J161]&lt;=[.N161];[.L161]&gt;=[.N161]);IF([.K161]&lt;=[.N1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2]);#NULL!;IF(ISBLANK([.I162]);ORG.OPENOFFICE.YEARS([.C162];TODAY();0);ORG.OPENOFFICE.YEARS([.C162];[.I162];0)))" office:value-type="string" office:string-value="" calcext:value-type="error">
            <text:p>#NULL!</text:p>
          </table:table-cell>
          <table:table-cell table:style-name="ce18"/>
          <table:table-cell table:formula="of:=IF(AND([.D162]&lt;60;[.E1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2]);;WEEKNUM([.G162];21))" office:value-type="float" office:value="0" calcext:value-type="float">
            <text:p>0</text:p>
          </table:table-cell>
          <table:table-cell/>
          <table:table-cell table:style-name="ce14" table:formula="of:=IF(ISBLANK([.I162]);COM.MICROSOFT.IFS([.E162]=[$Konventionen.$C$2];[.G162]+[$Konventionen.$D$2];[.E162]=[$Konventionen.$C$3];[.G162]+[$Konventionen.$D$3]); COM.MICROSOFT.IFS([.E162]=[$Konventionen.$C$2];[.I162]+[$Konventionen.$D$2];[.E162]=[$Konventionen.$C$3];[.I162]+[$Konventionen.$D$3]))" office:value-type="string" office:string-value="" calcext:value-type="error">
            <text:p>#NV</text:p>
          </table:table-cell>
          <table:table-cell table:style-name="ce14" table:formula="of:=[.L162]-7" office:value-type="string" office:string-value="" calcext:value-type="error">
            <text:p>#NV</text:p>
          </table:table-cell>
          <table:table-cell table:style-name="ce14" table:formula="of:=COM.MICROSOFT.IFS([.E162]=[$Konventionen.$C$2];[.J162]+[$Konventionen.$E$2];[.E162]=[$Konventionen.$C$3];[.J16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2]);#NULL!;WEEKNUM([.N162];21))" office:value-type="string" office:string-value="" calcext:value-type="error">
            <text:p>#NULL!</text:p>
          </table:table-cell>
          <table:table-cell table:style-name="ce34" table:formula="of:=IF(AND([.J162]&lt;=[.N162];[.L162]&gt;=[.N162]);IF([.K162]&lt;=[.N1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3]);#NULL!;IF(ISBLANK([.I163]);ORG.OPENOFFICE.YEARS([.C163];TODAY();0);ORG.OPENOFFICE.YEARS([.C163];[.I163];0)))" office:value-type="string" office:string-value="" calcext:value-type="error">
            <text:p>#NULL!</text:p>
          </table:table-cell>
          <table:table-cell table:style-name="ce18"/>
          <table:table-cell table:formula="of:=IF(AND([.D163]&lt;60;[.E1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3]);;WEEKNUM([.G163];21))" office:value-type="float" office:value="0" calcext:value-type="float">
            <text:p>0</text:p>
          </table:table-cell>
          <table:table-cell/>
          <table:table-cell table:style-name="ce14" table:formula="of:=IF(ISBLANK([.I163]);COM.MICROSOFT.IFS([.E163]=[$Konventionen.$C$2];[.G163]+[$Konventionen.$D$2];[.E163]=[$Konventionen.$C$3];[.G163]+[$Konventionen.$D$3]); COM.MICROSOFT.IFS([.E163]=[$Konventionen.$C$2];[.I163]+[$Konventionen.$D$2];[.E163]=[$Konventionen.$C$3];[.I163]+[$Konventionen.$D$3]))" office:value-type="string" office:string-value="" calcext:value-type="error">
            <text:p>#NV</text:p>
          </table:table-cell>
          <table:table-cell table:style-name="ce14" table:formula="of:=[.L163]-7" office:value-type="string" office:string-value="" calcext:value-type="error">
            <text:p>#NV</text:p>
          </table:table-cell>
          <table:table-cell table:style-name="ce14" table:formula="of:=COM.MICROSOFT.IFS([.E163]=[$Konventionen.$C$2];[.J163]+[$Konventionen.$E$2];[.E163]=[$Konventionen.$C$3];[.J16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3]);#NULL!;WEEKNUM([.N163];21))" office:value-type="string" office:string-value="" calcext:value-type="error">
            <text:p>#NULL!</text:p>
          </table:table-cell>
          <table:table-cell table:style-name="ce34" table:formula="of:=IF(AND([.J163]&lt;=[.N163];[.L163]&gt;=[.N163]);IF([.K163]&lt;=[.N1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4]);#NULL!;IF(ISBLANK([.I164]);ORG.OPENOFFICE.YEARS([.C164];TODAY();0);ORG.OPENOFFICE.YEARS([.C164];[.I164];0)))" office:value-type="string" office:string-value="" calcext:value-type="error">
            <text:p>#NULL!</text:p>
          </table:table-cell>
          <table:table-cell table:style-name="ce18"/>
          <table:table-cell table:formula="of:=IF(AND([.D164]&lt;60;[.E1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4]);;WEEKNUM([.G164];21))" office:value-type="float" office:value="0" calcext:value-type="float">
            <text:p>0</text:p>
          </table:table-cell>
          <table:table-cell/>
          <table:table-cell table:style-name="ce14" table:formula="of:=IF(ISBLANK([.I164]);COM.MICROSOFT.IFS([.E164]=[$Konventionen.$C$2];[.G164]+[$Konventionen.$D$2];[.E164]=[$Konventionen.$C$3];[.G164]+[$Konventionen.$D$3]); COM.MICROSOFT.IFS([.E164]=[$Konventionen.$C$2];[.I164]+[$Konventionen.$D$2];[.E164]=[$Konventionen.$C$3];[.I164]+[$Konventionen.$D$3]))" office:value-type="string" office:string-value="" calcext:value-type="error">
            <text:p>#NV</text:p>
          </table:table-cell>
          <table:table-cell table:style-name="ce14" table:formula="of:=[.L164]-7" office:value-type="string" office:string-value="" calcext:value-type="error">
            <text:p>#NV</text:p>
          </table:table-cell>
          <table:table-cell table:style-name="ce14" table:formula="of:=COM.MICROSOFT.IFS([.E164]=[$Konventionen.$C$2];[.J164]+[$Konventionen.$E$2];[.E164]=[$Konventionen.$C$3];[.J16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4]);#NULL!;WEEKNUM([.N164];21))" office:value-type="string" office:string-value="" calcext:value-type="error">
            <text:p>#NULL!</text:p>
          </table:table-cell>
          <table:table-cell table:style-name="ce34" table:formula="of:=IF(AND([.J164]&lt;=[.N164];[.L164]&gt;=[.N164]);IF([.K164]&lt;=[.N1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5]);#NULL!;IF(ISBLANK([.I165]);ORG.OPENOFFICE.YEARS([.C165];TODAY();0);ORG.OPENOFFICE.YEARS([.C165];[.I165];0)))" office:value-type="string" office:string-value="" calcext:value-type="error">
            <text:p>#NULL!</text:p>
          </table:table-cell>
          <table:table-cell table:style-name="ce18"/>
          <table:table-cell table:formula="of:=IF(AND([.D165]&lt;60;[.E1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5]);;WEEKNUM([.G165];21))" office:value-type="float" office:value="0" calcext:value-type="float">
            <text:p>0</text:p>
          </table:table-cell>
          <table:table-cell/>
          <table:table-cell table:style-name="ce14" table:formula="of:=IF(ISBLANK([.I165]);COM.MICROSOFT.IFS([.E165]=[$Konventionen.$C$2];[.G165]+[$Konventionen.$D$2];[.E165]=[$Konventionen.$C$3];[.G165]+[$Konventionen.$D$3]); COM.MICROSOFT.IFS([.E165]=[$Konventionen.$C$2];[.I165]+[$Konventionen.$D$2];[.E165]=[$Konventionen.$C$3];[.I165]+[$Konventionen.$D$3]))" office:value-type="string" office:string-value="" calcext:value-type="error">
            <text:p>#NV</text:p>
          </table:table-cell>
          <table:table-cell table:style-name="ce14" table:formula="of:=[.L165]-7" office:value-type="string" office:string-value="" calcext:value-type="error">
            <text:p>#NV</text:p>
          </table:table-cell>
          <table:table-cell table:style-name="ce14" table:formula="of:=COM.MICROSOFT.IFS([.E165]=[$Konventionen.$C$2];[.J165]+[$Konventionen.$E$2];[.E165]=[$Konventionen.$C$3];[.J16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5]);#NULL!;WEEKNUM([.N165];21))" office:value-type="string" office:string-value="" calcext:value-type="error">
            <text:p>#NULL!</text:p>
          </table:table-cell>
          <table:table-cell table:style-name="ce34" table:formula="of:=IF(AND([.J165]&lt;=[.N165];[.L165]&gt;=[.N165]);IF([.K165]&lt;=[.N1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6]);#NULL!;IF(ISBLANK([.I166]);ORG.OPENOFFICE.YEARS([.C166];TODAY();0);ORG.OPENOFFICE.YEARS([.C166];[.I166];0)))" office:value-type="string" office:string-value="" calcext:value-type="error">
            <text:p>#NULL!</text:p>
          </table:table-cell>
          <table:table-cell table:style-name="ce18"/>
          <table:table-cell table:formula="of:=IF(AND([.D166]&lt;60;[.E1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6]);;WEEKNUM([.G166];21))" office:value-type="float" office:value="0" calcext:value-type="float">
            <text:p>0</text:p>
          </table:table-cell>
          <table:table-cell/>
          <table:table-cell table:style-name="ce14" table:formula="of:=IF(ISBLANK([.I166]);COM.MICROSOFT.IFS([.E166]=[$Konventionen.$C$2];[.G166]+[$Konventionen.$D$2];[.E166]=[$Konventionen.$C$3];[.G166]+[$Konventionen.$D$3]); COM.MICROSOFT.IFS([.E166]=[$Konventionen.$C$2];[.I166]+[$Konventionen.$D$2];[.E166]=[$Konventionen.$C$3];[.I166]+[$Konventionen.$D$3]))" office:value-type="string" office:string-value="" calcext:value-type="error">
            <text:p>#NV</text:p>
          </table:table-cell>
          <table:table-cell table:style-name="ce14" table:formula="of:=[.L166]-7" office:value-type="string" office:string-value="" calcext:value-type="error">
            <text:p>#NV</text:p>
          </table:table-cell>
          <table:table-cell table:style-name="ce14" table:formula="of:=COM.MICROSOFT.IFS([.E166]=[$Konventionen.$C$2];[.J166]+[$Konventionen.$E$2];[.E166]=[$Konventionen.$C$3];[.J16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6]);#NULL!;WEEKNUM([.N166];21))" office:value-type="string" office:string-value="" calcext:value-type="error">
            <text:p>#NULL!</text:p>
          </table:table-cell>
          <table:table-cell table:style-name="ce34" table:formula="of:=IF(AND([.J166]&lt;=[.N166];[.L166]&gt;=[.N166]);IF([.K166]&lt;=[.N1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7]);#NULL!;IF(ISBLANK([.I167]);ORG.OPENOFFICE.YEARS([.C167];TODAY();0);ORG.OPENOFFICE.YEARS([.C167];[.I167];0)))" office:value-type="string" office:string-value="" calcext:value-type="error">
            <text:p>#NULL!</text:p>
          </table:table-cell>
          <table:table-cell table:style-name="ce18"/>
          <table:table-cell table:formula="of:=IF(AND([.D167]&lt;60;[.E1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7]);;WEEKNUM([.G167];21))" office:value-type="float" office:value="0" calcext:value-type="float">
            <text:p>0</text:p>
          </table:table-cell>
          <table:table-cell/>
          <table:table-cell table:style-name="ce14" table:formula="of:=IF(ISBLANK([.I167]);COM.MICROSOFT.IFS([.E167]=[$Konventionen.$C$2];[.G167]+[$Konventionen.$D$2];[.E167]=[$Konventionen.$C$3];[.G167]+[$Konventionen.$D$3]); COM.MICROSOFT.IFS([.E167]=[$Konventionen.$C$2];[.I167]+[$Konventionen.$D$2];[.E167]=[$Konventionen.$C$3];[.I167]+[$Konventionen.$D$3]))" office:value-type="string" office:string-value="" calcext:value-type="error">
            <text:p>#NV</text:p>
          </table:table-cell>
          <table:table-cell table:style-name="ce14" table:formula="of:=[.L167]-7" office:value-type="string" office:string-value="" calcext:value-type="error">
            <text:p>#NV</text:p>
          </table:table-cell>
          <table:table-cell table:style-name="ce14" table:formula="of:=COM.MICROSOFT.IFS([.E167]=[$Konventionen.$C$2];[.J167]+[$Konventionen.$E$2];[.E167]=[$Konventionen.$C$3];[.J16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7]);#NULL!;WEEKNUM([.N167];21))" office:value-type="string" office:string-value="" calcext:value-type="error">
            <text:p>#NULL!</text:p>
          </table:table-cell>
          <table:table-cell table:style-name="ce34" table:formula="of:=IF(AND([.J167]&lt;=[.N167];[.L167]&gt;=[.N167]);IF([.K167]&lt;=[.N1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8]);#NULL!;IF(ISBLANK([.I168]);ORG.OPENOFFICE.YEARS([.C168];TODAY();0);ORG.OPENOFFICE.YEARS([.C168];[.I168];0)))" office:value-type="string" office:string-value="" calcext:value-type="error">
            <text:p>#NULL!</text:p>
          </table:table-cell>
          <table:table-cell table:style-name="ce18"/>
          <table:table-cell table:formula="of:=IF(AND([.D168]&lt;60;[.E1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8]);;WEEKNUM([.G168];21))" office:value-type="float" office:value="0" calcext:value-type="float">
            <text:p>0</text:p>
          </table:table-cell>
          <table:table-cell/>
          <table:table-cell table:style-name="ce14" table:formula="of:=IF(ISBLANK([.I168]);COM.MICROSOFT.IFS([.E168]=[$Konventionen.$C$2];[.G168]+[$Konventionen.$D$2];[.E168]=[$Konventionen.$C$3];[.G168]+[$Konventionen.$D$3]); COM.MICROSOFT.IFS([.E168]=[$Konventionen.$C$2];[.I168]+[$Konventionen.$D$2];[.E168]=[$Konventionen.$C$3];[.I168]+[$Konventionen.$D$3]))" office:value-type="string" office:string-value="" calcext:value-type="error">
            <text:p>#NV</text:p>
          </table:table-cell>
          <table:table-cell table:style-name="ce14" table:formula="of:=[.L168]-7" office:value-type="string" office:string-value="" calcext:value-type="error">
            <text:p>#NV</text:p>
          </table:table-cell>
          <table:table-cell table:style-name="ce14" table:formula="of:=COM.MICROSOFT.IFS([.E168]=[$Konventionen.$C$2];[.J168]+[$Konventionen.$E$2];[.E168]=[$Konventionen.$C$3];[.J16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8]);#NULL!;WEEKNUM([.N168];21))" office:value-type="string" office:string-value="" calcext:value-type="error">
            <text:p>#NULL!</text:p>
          </table:table-cell>
          <table:table-cell table:style-name="ce34" table:formula="of:=IF(AND([.J168]&lt;=[.N168];[.L168]&gt;=[.N168]);IF([.K168]&lt;=[.N1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9]);#NULL!;IF(ISBLANK([.I169]);ORG.OPENOFFICE.YEARS([.C169];TODAY();0);ORG.OPENOFFICE.YEARS([.C169];[.I169];0)))" office:value-type="string" office:string-value="" calcext:value-type="error">
            <text:p>#NULL!</text:p>
          </table:table-cell>
          <table:table-cell table:style-name="ce18"/>
          <table:table-cell table:formula="of:=IF(AND([.D169]&lt;60;[.E1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9]);;WEEKNUM([.G169];21))" office:value-type="float" office:value="0" calcext:value-type="float">
            <text:p>0</text:p>
          </table:table-cell>
          <table:table-cell/>
          <table:table-cell table:style-name="ce14" table:formula="of:=IF(ISBLANK([.I169]);COM.MICROSOFT.IFS([.E169]=[$Konventionen.$C$2];[.G169]+[$Konventionen.$D$2];[.E169]=[$Konventionen.$C$3];[.G169]+[$Konventionen.$D$3]); COM.MICROSOFT.IFS([.E169]=[$Konventionen.$C$2];[.I169]+[$Konventionen.$D$2];[.E169]=[$Konventionen.$C$3];[.I169]+[$Konventionen.$D$3]))" office:value-type="string" office:string-value="" calcext:value-type="error">
            <text:p>#NV</text:p>
          </table:table-cell>
          <table:table-cell table:style-name="ce14" table:formula="of:=[.L169]-7" office:value-type="string" office:string-value="" calcext:value-type="error">
            <text:p>#NV</text:p>
          </table:table-cell>
          <table:table-cell table:style-name="ce14" table:formula="of:=COM.MICROSOFT.IFS([.E169]=[$Konventionen.$C$2];[.J169]+[$Konventionen.$E$2];[.E169]=[$Konventionen.$C$3];[.J16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9]);#NULL!;WEEKNUM([.N169];21))" office:value-type="string" office:string-value="" calcext:value-type="error">
            <text:p>#NULL!</text:p>
          </table:table-cell>
          <table:table-cell table:style-name="ce34" table:formula="of:=IF(AND([.J169]&lt;=[.N169];[.L169]&gt;=[.N169]);IF([.K169]&lt;=[.N1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0]);#NULL!;IF(ISBLANK([.I170]);ORG.OPENOFFICE.YEARS([.C170];TODAY();0);ORG.OPENOFFICE.YEARS([.C170];[.I170];0)))" office:value-type="string" office:string-value="" calcext:value-type="error">
            <text:p>#NULL!</text:p>
          </table:table-cell>
          <table:table-cell table:style-name="ce18"/>
          <table:table-cell table:formula="of:=IF(AND([.D170]&lt;60;[.E1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0]);;WEEKNUM([.G170];21))" office:value-type="float" office:value="0" calcext:value-type="float">
            <text:p>0</text:p>
          </table:table-cell>
          <table:table-cell/>
          <table:table-cell table:style-name="ce14" table:formula="of:=IF(ISBLANK([.I170]);COM.MICROSOFT.IFS([.E170]=[$Konventionen.$C$2];[.G170]+[$Konventionen.$D$2];[.E170]=[$Konventionen.$C$3];[.G170]+[$Konventionen.$D$3]); COM.MICROSOFT.IFS([.E170]=[$Konventionen.$C$2];[.I170]+[$Konventionen.$D$2];[.E170]=[$Konventionen.$C$3];[.I170]+[$Konventionen.$D$3]))" office:value-type="string" office:string-value="" calcext:value-type="error">
            <text:p>#NV</text:p>
          </table:table-cell>
          <table:table-cell table:style-name="ce14" table:formula="of:=[.L170]-7" office:value-type="string" office:string-value="" calcext:value-type="error">
            <text:p>#NV</text:p>
          </table:table-cell>
          <table:table-cell table:style-name="ce14" table:formula="of:=COM.MICROSOFT.IFS([.E170]=[$Konventionen.$C$2];[.J170]+[$Konventionen.$E$2];[.E170]=[$Konventionen.$C$3];[.J17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70]);#NULL!;WEEKNUM([.N170];21))" office:value-type="string" office:string-value="" calcext:value-type="error">
            <text:p>#NULL!</text:p>
          </table:table-cell>
          <table:table-cell table:style-name="ce34" table:formula="of:=IF(AND([.J170]&lt;=[.N170];[.L170]&gt;=[.N170]);IF([.K170]&lt;=[.N1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1]);#NULL!;IF(ISBLANK([.I171]);ORG.OPENOFFICE.YEARS([.C171];TODAY();0);ORG.OPENOFFICE.YEARS([.C171];[.I171];0)))" office:value-type="string" office:string-value="" calcext:value-type="error">
            <text:p>#NULL!</text:p>
          </table:table-cell>
          <table:table-cell table:style-name="ce18"/>
          <table:table-cell table:formula="of:=IF(AND([.D171]&lt;60;[.E17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1]);COM.MICROSOFT.IFS([.E171]=[$Konventionen.$C$2];[.G171]+[$Konventionen.$D$2];[.E171]=[$Konventionen.$C$3];[.G171]+[$Konventionen.$D$3]); COM.MICROSOFT.IFS([.E171]=[$Konventionen.$C$2];[.I171]+[$Konventionen.$D$2];[.E171]=[$Konventionen.$C$3];[.I171]+[$Konventionen.$D$3]))" office:value-type="string" office:string-value="" calcext:value-type="error">
            <text:p>#NV</text:p>
          </table:table-cell>
          <table:table-cell table:style-name="ce14" table:formula="of:=[.L171]-7" office:value-type="string" office:string-value="" calcext:value-type="error">
            <text:p>#NV</text:p>
          </table:table-cell>
          <table:table-cell table:style-name="ce14" table:formula="of:=COM.MICROSOFT.IFS([.E171]=[$Konventionen.$C$2];[.J171]+[$Konventionen.$E$2];[.E171]=[$Konventionen.$C$3];[.J1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1]&lt;=[.N171];[.L171]&gt;=[.N171]);IF([.K171]&lt;=[.N1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2]);#NULL!;IF(ISBLANK([.I172]);ORG.OPENOFFICE.YEARS([.C172];TODAY();0);ORG.OPENOFFICE.YEARS([.C172];[.I172];0)))" office:value-type="string" office:string-value="" calcext:value-type="error">
            <text:p>#NULL!</text:p>
          </table:table-cell>
          <table:table-cell table:style-name="ce18"/>
          <table:table-cell table:formula="of:=IF(AND([.D172]&lt;60;[.E17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2]);COM.MICROSOFT.IFS([.E172]=[$Konventionen.$C$2];[.G172]+[$Konventionen.$D$2];[.E172]=[$Konventionen.$C$3];[.G172]+[$Konventionen.$D$3]); COM.MICROSOFT.IFS([.E172]=[$Konventionen.$C$2];[.I172]+[$Konventionen.$D$2];[.E172]=[$Konventionen.$C$3];[.I172]+[$Konventionen.$D$3]))" office:value-type="string" office:string-value="" calcext:value-type="error">
            <text:p>#NV</text:p>
          </table:table-cell>
          <table:table-cell table:style-name="ce14" table:formula="of:=[.L172]-7" office:value-type="string" office:string-value="" calcext:value-type="error">
            <text:p>#NV</text:p>
          </table:table-cell>
          <table:table-cell table:style-name="ce14" table:formula="of:=COM.MICROSOFT.IFS([.E172]=[$Konventionen.$C$2];[.J172]+[$Konventionen.$E$2];[.E172]=[$Konventionen.$C$3];[.J1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2]&lt;=[.N172];[.L172]&gt;=[.N172]);IF([.K172]&lt;=[.N1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3]);#NULL!;IF(ISBLANK([.I173]);ORG.OPENOFFICE.YEARS([.C173];TODAY();0);ORG.OPENOFFICE.YEARS([.C173];[.I173];0)))" office:value-type="string" office:string-value="" calcext:value-type="error">
            <text:p>#NULL!</text:p>
          </table:table-cell>
          <table:table-cell table:style-name="ce18"/>
          <table:table-cell table:formula="of:=IF(AND([.D173]&lt;60;[.E17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3]);COM.MICROSOFT.IFS([.E173]=[$Konventionen.$C$2];[.G173]+[$Konventionen.$D$2];[.E173]=[$Konventionen.$C$3];[.G173]+[$Konventionen.$D$3]); COM.MICROSOFT.IFS([.E173]=[$Konventionen.$C$2];[.I173]+[$Konventionen.$D$2];[.E173]=[$Konventionen.$C$3];[.I173]+[$Konventionen.$D$3]))" office:value-type="string" office:string-value="" calcext:value-type="error">
            <text:p>#NV</text:p>
          </table:table-cell>
          <table:table-cell table:style-name="ce14" table:formula="of:=[.L173]-7" office:value-type="string" office:string-value="" calcext:value-type="error">
            <text:p>#NV</text:p>
          </table:table-cell>
          <table:table-cell table:style-name="ce14" table:formula="of:=COM.MICROSOFT.IFS([.E173]=[$Konventionen.$C$2];[.J173]+[$Konventionen.$E$2];[.E173]=[$Konventionen.$C$3];[.J1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3]&lt;=[.N173];[.L173]&gt;=[.N173]);IF([.K173]&lt;=[.N1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4]);#NULL!;IF(ISBLANK([.I174]);ORG.OPENOFFICE.YEARS([.C174];TODAY();0);ORG.OPENOFFICE.YEARS([.C174];[.I174];0)))" office:value-type="string" office:string-value="" calcext:value-type="error">
            <text:p>#NULL!</text:p>
          </table:table-cell>
          <table:table-cell table:style-name="ce18"/>
          <table:table-cell table:formula="of:=IF(AND([.D174]&lt;60;[.E17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4]);COM.MICROSOFT.IFS([.E174]=[$Konventionen.$C$2];[.G174]+[$Konventionen.$D$2];[.E174]=[$Konventionen.$C$3];[.G174]+[$Konventionen.$D$3]); COM.MICROSOFT.IFS([.E174]=[$Konventionen.$C$2];[.I174]+[$Konventionen.$D$2];[.E174]=[$Konventionen.$C$3];[.I174]+[$Konventionen.$D$3]))" office:value-type="string" office:string-value="" calcext:value-type="error">
            <text:p>#NV</text:p>
          </table:table-cell>
          <table:table-cell table:style-name="ce14" table:formula="of:=[.L174]-7" office:value-type="string" office:string-value="" calcext:value-type="error">
            <text:p>#NV</text:p>
          </table:table-cell>
          <table:table-cell table:style-name="ce14" table:formula="of:=COM.MICROSOFT.IFS([.E174]=[$Konventionen.$C$2];[.J174]+[$Konventionen.$E$2];[.E174]=[$Konventionen.$C$3];[.J1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4]&lt;=[.N174];[.L174]&gt;=[.N174]);IF([.K174]&lt;=[.N1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5]);#NULL!;IF(ISBLANK([.I175]);ORG.OPENOFFICE.YEARS([.C175];TODAY();0);ORG.OPENOFFICE.YEARS([.C175];[.I175];0)))" office:value-type="string" office:string-value="" calcext:value-type="error">
            <text:p>#NULL!</text:p>
          </table:table-cell>
          <table:table-cell table:style-name="ce18"/>
          <table:table-cell table:formula="of:=IF(AND([.D175]&lt;60;[.E17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5]);COM.MICROSOFT.IFS([.E175]=[$Konventionen.$C$2];[.G175]+[$Konventionen.$D$2];[.E175]=[$Konventionen.$C$3];[.G175]+[$Konventionen.$D$3]); COM.MICROSOFT.IFS([.E175]=[$Konventionen.$C$2];[.I175]+[$Konventionen.$D$2];[.E175]=[$Konventionen.$C$3];[.I175]+[$Konventionen.$D$3]))" office:value-type="string" office:string-value="" calcext:value-type="error">
            <text:p>#NV</text:p>
          </table:table-cell>
          <table:table-cell table:style-name="ce14" table:formula="of:=[.L175]-7" office:value-type="string" office:string-value="" calcext:value-type="error">
            <text:p>#NV</text:p>
          </table:table-cell>
          <table:table-cell table:style-name="ce14" table:formula="of:=COM.MICROSOFT.IFS([.E175]=[$Konventionen.$C$2];[.J175]+[$Konventionen.$E$2];[.E175]=[$Konventionen.$C$3];[.J1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5]&lt;=[.N175];[.L175]&gt;=[.N175]);IF([.K175]&lt;=[.N1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6]);#NULL!;IF(ISBLANK([.I176]);ORG.OPENOFFICE.YEARS([.C176];TODAY();0);ORG.OPENOFFICE.YEARS([.C176];[.I176];0)))" office:value-type="string" office:string-value="" calcext:value-type="error">
            <text:p>#NULL!</text:p>
          </table:table-cell>
          <table:table-cell table:style-name="ce18"/>
          <table:table-cell table:formula="of:=IF(AND([.D176]&lt;60;[.E17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6]);COM.MICROSOFT.IFS([.E176]=[$Konventionen.$C$2];[.G176]+[$Konventionen.$D$2];[.E176]=[$Konventionen.$C$3];[.G176]+[$Konventionen.$D$3]); COM.MICROSOFT.IFS([.E176]=[$Konventionen.$C$2];[.I176]+[$Konventionen.$D$2];[.E176]=[$Konventionen.$C$3];[.I176]+[$Konventionen.$D$3]))" office:value-type="string" office:string-value="" calcext:value-type="error">
            <text:p>#NV</text:p>
          </table:table-cell>
          <table:table-cell table:style-name="ce14" table:formula="of:=[.L176]-7" office:value-type="string" office:string-value="" calcext:value-type="error">
            <text:p>#NV</text:p>
          </table:table-cell>
          <table:table-cell table:style-name="ce14" table:formula="of:=COM.MICROSOFT.IFS([.E176]=[$Konventionen.$C$2];[.J176]+[$Konventionen.$E$2];[.E176]=[$Konventionen.$C$3];[.J1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6]&lt;=[.N176];[.L176]&gt;=[.N176]);IF([.K176]&lt;=[.N1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7]);#NULL!;IF(ISBLANK([.I177]);ORG.OPENOFFICE.YEARS([.C177];TODAY();0);ORG.OPENOFFICE.YEARS([.C177];[.I177];0)))" office:value-type="string" office:string-value="" calcext:value-type="error">
            <text:p>#NULL!</text:p>
          </table:table-cell>
          <table:table-cell table:style-name="ce18"/>
          <table:table-cell table:formula="of:=IF(AND([.D177]&lt;60;[.E17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7]);COM.MICROSOFT.IFS([.E177]=[$Konventionen.$C$2];[.G177]+[$Konventionen.$D$2];[.E177]=[$Konventionen.$C$3];[.G177]+[$Konventionen.$D$3]); COM.MICROSOFT.IFS([.E177]=[$Konventionen.$C$2];[.I177]+[$Konventionen.$D$2];[.E177]=[$Konventionen.$C$3];[.I177]+[$Konventionen.$D$3]))" office:value-type="string" office:string-value="" calcext:value-type="error">
            <text:p>#NV</text:p>
          </table:table-cell>
          <table:table-cell table:style-name="ce14" table:formula="of:=[.L177]-7" office:value-type="string" office:string-value="" calcext:value-type="error">
            <text:p>#NV</text:p>
          </table:table-cell>
          <table:table-cell table:style-name="ce14" table:formula="of:=COM.MICROSOFT.IFS([.E177]=[$Konventionen.$C$2];[.J177]+[$Konventionen.$E$2];[.E177]=[$Konventionen.$C$3];[.J1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7]&lt;=[.N177];[.L177]&gt;=[.N177]);IF([.K177]&lt;=[.N1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8]);#NULL!;IF(ISBLANK([.I178]);ORG.OPENOFFICE.YEARS([.C178];TODAY();0);ORG.OPENOFFICE.YEARS([.C178];[.I178];0)))" office:value-type="string" office:string-value="" calcext:value-type="error">
            <text:p>#NULL!</text:p>
          </table:table-cell>
          <table:table-cell table:style-name="ce18"/>
          <table:table-cell table:formula="of:=IF(AND([.D178]&lt;60;[.E17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8]);COM.MICROSOFT.IFS([.E178]=[$Konventionen.$C$2];[.G178]+[$Konventionen.$D$2];[.E178]=[$Konventionen.$C$3];[.G178]+[$Konventionen.$D$3]); COM.MICROSOFT.IFS([.E178]=[$Konventionen.$C$2];[.I178]+[$Konventionen.$D$2];[.E178]=[$Konventionen.$C$3];[.I178]+[$Konventionen.$D$3]))" office:value-type="string" office:string-value="" calcext:value-type="error">
            <text:p>#NV</text:p>
          </table:table-cell>
          <table:table-cell table:style-name="ce14" table:formula="of:=[.L178]-7" office:value-type="string" office:string-value="" calcext:value-type="error">
            <text:p>#NV</text:p>
          </table:table-cell>
          <table:table-cell table:style-name="ce14" table:formula="of:=COM.MICROSOFT.IFS([.E178]=[$Konventionen.$C$2];[.J178]+[$Konventionen.$E$2];[.E178]=[$Konventionen.$C$3];[.J1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8]&lt;=[.N178];[.L178]&gt;=[.N178]);IF([.K178]&lt;=[.N1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9]);#NULL!;IF(ISBLANK([.I179]);ORG.OPENOFFICE.YEARS([.C179];TODAY();0);ORG.OPENOFFICE.YEARS([.C179];[.I179];0)))" office:value-type="string" office:string-value="" calcext:value-type="error">
            <text:p>#NULL!</text:p>
          </table:table-cell>
          <table:table-cell table:style-name="ce18"/>
          <table:table-cell table:formula="of:=IF(AND([.D179]&lt;60;[.E17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9]);COM.MICROSOFT.IFS([.E179]=[$Konventionen.$C$2];[.G179]+[$Konventionen.$D$2];[.E179]=[$Konventionen.$C$3];[.G179]+[$Konventionen.$D$3]); COM.MICROSOFT.IFS([.E179]=[$Konventionen.$C$2];[.I179]+[$Konventionen.$D$2];[.E179]=[$Konventionen.$C$3];[.I179]+[$Konventionen.$D$3]))" office:value-type="string" office:string-value="" calcext:value-type="error">
            <text:p>#NV</text:p>
          </table:table-cell>
          <table:table-cell table:style-name="ce14" table:formula="of:=[.L179]-7" office:value-type="string" office:string-value="" calcext:value-type="error">
            <text:p>#NV</text:p>
          </table:table-cell>
          <table:table-cell table:style-name="ce14" table:formula="of:=COM.MICROSOFT.IFS([.E179]=[$Konventionen.$C$2];[.J179]+[$Konventionen.$E$2];[.E179]=[$Konventionen.$C$3];[.J1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9]&lt;=[.N179];[.L179]&gt;=[.N179]);IF([.K179]&lt;=[.N1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0]);#NULL!;IF(ISBLANK([.I180]);ORG.OPENOFFICE.YEARS([.C180];TODAY();0);ORG.OPENOFFICE.YEARS([.C180];[.I180];0)))" office:value-type="string" office:string-value="" calcext:value-type="error">
            <text:p>#NULL!</text:p>
          </table:table-cell>
          <table:table-cell table:style-name="ce18"/>
          <table:table-cell table:formula="of:=IF(AND([.D180]&lt;60;[.E18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0]);COM.MICROSOFT.IFS([.E180]=[$Konventionen.$C$2];[.G180]+[$Konventionen.$D$2];[.E180]=[$Konventionen.$C$3];[.G180]+[$Konventionen.$D$3]); COM.MICROSOFT.IFS([.E180]=[$Konventionen.$C$2];[.I180]+[$Konventionen.$D$2];[.E180]=[$Konventionen.$C$3];[.I180]+[$Konventionen.$D$3]))" office:value-type="string" office:string-value="" calcext:value-type="error">
            <text:p>#NV</text:p>
          </table:table-cell>
          <table:table-cell table:style-name="ce14" table:formula="of:=[.L180]-7" office:value-type="string" office:string-value="" calcext:value-type="error">
            <text:p>#NV</text:p>
          </table:table-cell>
          <table:table-cell table:style-name="ce14" table:formula="of:=COM.MICROSOFT.IFS([.E180]=[$Konventionen.$C$2];[.J180]+[$Konventionen.$E$2];[.E180]=[$Konventionen.$C$3];[.J1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0]&lt;=[.N180];[.L180]&gt;=[.N180]);IF([.K180]&lt;=[.N1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1]);#NULL!;IF(ISBLANK([.I181]);ORG.OPENOFFICE.YEARS([.C181];TODAY();0);ORG.OPENOFFICE.YEARS([.C181];[.I181];0)))" office:value-type="string" office:string-value="" calcext:value-type="error">
            <text:p>#NULL!</text:p>
          </table:table-cell>
          <table:table-cell table:style-name="ce18"/>
          <table:table-cell table:formula="of:=IF(AND([.D181]&lt;60;[.E18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1]);COM.MICROSOFT.IFS([.E181]=[$Konventionen.$C$2];[.G181]+[$Konventionen.$D$2];[.E181]=[$Konventionen.$C$3];[.G181]+[$Konventionen.$D$3]); COM.MICROSOFT.IFS([.E181]=[$Konventionen.$C$2];[.I181]+[$Konventionen.$D$2];[.E181]=[$Konventionen.$C$3];[.I181]+[$Konventionen.$D$3]))" office:value-type="string" office:string-value="" calcext:value-type="error">
            <text:p>#NV</text:p>
          </table:table-cell>
          <table:table-cell table:style-name="ce14" table:formula="of:=[.L181]-7" office:value-type="string" office:string-value="" calcext:value-type="error">
            <text:p>#NV</text:p>
          </table:table-cell>
          <table:table-cell table:style-name="ce14" table:formula="of:=COM.MICROSOFT.IFS([.E181]=[$Konventionen.$C$2];[.J181]+[$Konventionen.$E$2];[.E181]=[$Konventionen.$C$3];[.J1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1]&lt;=[.N181];[.L181]&gt;=[.N181]);IF([.K181]&lt;=[.N1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2]);#NULL!;IF(ISBLANK([.I182]);ORG.OPENOFFICE.YEARS([.C182];TODAY();0);ORG.OPENOFFICE.YEARS([.C182];[.I182];0)))" office:value-type="string" office:string-value="" calcext:value-type="error">
            <text:p>#NULL!</text:p>
          </table:table-cell>
          <table:table-cell table:style-name="ce18"/>
          <table:table-cell table:formula="of:=IF(AND([.D182]&lt;60;[.E18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2]);COM.MICROSOFT.IFS([.E182]=[$Konventionen.$C$2];[.G182]+[$Konventionen.$D$2];[.E182]=[$Konventionen.$C$3];[.G182]+[$Konventionen.$D$3]); COM.MICROSOFT.IFS([.E182]=[$Konventionen.$C$2];[.I182]+[$Konventionen.$D$2];[.E182]=[$Konventionen.$C$3];[.I182]+[$Konventionen.$D$3]))" office:value-type="string" office:string-value="" calcext:value-type="error">
            <text:p>#NV</text:p>
          </table:table-cell>
          <table:table-cell table:style-name="ce14" table:formula="of:=[.L182]-7" office:value-type="string" office:string-value="" calcext:value-type="error">
            <text:p>#NV</text:p>
          </table:table-cell>
          <table:table-cell table:style-name="ce14" table:formula="of:=COM.MICROSOFT.IFS([.E182]=[$Konventionen.$C$2];[.J182]+[$Konventionen.$E$2];[.E182]=[$Konventionen.$C$3];[.J1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2]&lt;=[.N182];[.L182]&gt;=[.N182]);IF([.K182]&lt;=[.N1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3]);#NULL!;IF(ISBLANK([.I183]);ORG.OPENOFFICE.YEARS([.C183];TODAY();0);ORG.OPENOFFICE.YEARS([.C183];[.I183];0)))" office:value-type="string" office:string-value="" calcext:value-type="error">
            <text:p>#NULL!</text:p>
          </table:table-cell>
          <table:table-cell table:style-name="ce18"/>
          <table:table-cell table:formula="of:=IF(AND([.D183]&lt;60;[.E18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3]);COM.MICROSOFT.IFS([.E183]=[$Konventionen.$C$2];[.G183]+[$Konventionen.$D$2];[.E183]=[$Konventionen.$C$3];[.G183]+[$Konventionen.$D$3]); COM.MICROSOFT.IFS([.E183]=[$Konventionen.$C$2];[.I183]+[$Konventionen.$D$2];[.E183]=[$Konventionen.$C$3];[.I183]+[$Konventionen.$D$3]))" office:value-type="string" office:string-value="" calcext:value-type="error">
            <text:p>#NV</text:p>
          </table:table-cell>
          <table:table-cell table:style-name="ce14" table:formula="of:=[.L183]-7" office:value-type="string" office:string-value="" calcext:value-type="error">
            <text:p>#NV</text:p>
          </table:table-cell>
          <table:table-cell table:style-name="ce14" table:formula="of:=COM.MICROSOFT.IFS([.E183]=[$Konventionen.$C$2];[.J183]+[$Konventionen.$E$2];[.E183]=[$Konventionen.$C$3];[.J1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3]&lt;=[.N183];[.L183]&gt;=[.N183]);IF([.K183]&lt;=[.N1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4]);#NULL!;IF(ISBLANK([.I184]);ORG.OPENOFFICE.YEARS([.C184];TODAY();0);ORG.OPENOFFICE.YEARS([.C184];[.I184];0)))" office:value-type="string" office:string-value="" calcext:value-type="error">
            <text:p>#NULL!</text:p>
          </table:table-cell>
          <table:table-cell table:style-name="ce18"/>
          <table:table-cell table:formula="of:=IF(AND([.D184]&lt;60;[.E18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4]);COM.MICROSOFT.IFS([.E184]=[$Konventionen.$C$2];[.G184]+[$Konventionen.$D$2];[.E184]=[$Konventionen.$C$3];[.G184]+[$Konventionen.$D$3]); COM.MICROSOFT.IFS([.E184]=[$Konventionen.$C$2];[.I184]+[$Konventionen.$D$2];[.E184]=[$Konventionen.$C$3];[.I184]+[$Konventionen.$D$3]))" office:value-type="string" office:string-value="" calcext:value-type="error">
            <text:p>#NV</text:p>
          </table:table-cell>
          <table:table-cell table:style-name="ce14" table:formula="of:=[.L184]-7" office:value-type="string" office:string-value="" calcext:value-type="error">
            <text:p>#NV</text:p>
          </table:table-cell>
          <table:table-cell table:style-name="ce14" table:formula="of:=COM.MICROSOFT.IFS([.E184]=[$Konventionen.$C$2];[.J184]+[$Konventionen.$E$2];[.E184]=[$Konventionen.$C$3];[.J1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4]&lt;=[.N184];[.L184]&gt;=[.N184]);IF([.K184]&lt;=[.N1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5]);#NULL!;IF(ISBLANK([.I185]);ORG.OPENOFFICE.YEARS([.C185];TODAY();0);ORG.OPENOFFICE.YEARS([.C185];[.I185];0)))" office:value-type="string" office:string-value="" calcext:value-type="error">
            <text:p>#NULL!</text:p>
          </table:table-cell>
          <table:table-cell table:style-name="ce18"/>
          <table:table-cell table:formula="of:=IF(AND([.D185]&lt;60;[.E18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5]);COM.MICROSOFT.IFS([.E185]=[$Konventionen.$C$2];[.G185]+[$Konventionen.$D$2];[.E185]=[$Konventionen.$C$3];[.G185]+[$Konventionen.$D$3]); COM.MICROSOFT.IFS([.E185]=[$Konventionen.$C$2];[.I185]+[$Konventionen.$D$2];[.E185]=[$Konventionen.$C$3];[.I185]+[$Konventionen.$D$3]))" office:value-type="string" office:string-value="" calcext:value-type="error">
            <text:p>#NV</text:p>
          </table:table-cell>
          <table:table-cell table:style-name="ce14" table:formula="of:=[.L185]-7" office:value-type="string" office:string-value="" calcext:value-type="error">
            <text:p>#NV</text:p>
          </table:table-cell>
          <table:table-cell table:style-name="ce14" table:formula="of:=COM.MICROSOFT.IFS([.E185]=[$Konventionen.$C$2];[.J185]+[$Konventionen.$E$2];[.E185]=[$Konventionen.$C$3];[.J1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5]&lt;=[.N185];[.L185]&gt;=[.N185]);IF([.K185]&lt;=[.N1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6]);#NULL!;IF(ISBLANK([.I186]);ORG.OPENOFFICE.YEARS([.C186];TODAY();0);ORG.OPENOFFICE.YEARS([.C186];[.I186];0)))" office:value-type="string" office:string-value="" calcext:value-type="error">
            <text:p>#NULL!</text:p>
          </table:table-cell>
          <table:table-cell table:style-name="ce18"/>
          <table:table-cell table:formula="of:=IF(AND([.D186]&lt;60;[.E18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6]);COM.MICROSOFT.IFS([.E186]=[$Konventionen.$C$2];[.G186]+[$Konventionen.$D$2];[.E186]=[$Konventionen.$C$3];[.G186]+[$Konventionen.$D$3]); COM.MICROSOFT.IFS([.E186]=[$Konventionen.$C$2];[.I186]+[$Konventionen.$D$2];[.E186]=[$Konventionen.$C$3];[.I186]+[$Konventionen.$D$3]))" office:value-type="string" office:string-value="" calcext:value-type="error">
            <text:p>#NV</text:p>
          </table:table-cell>
          <table:table-cell table:style-name="ce14" table:formula="of:=[.L186]-7" office:value-type="string" office:string-value="" calcext:value-type="error">
            <text:p>#NV</text:p>
          </table:table-cell>
          <table:table-cell table:style-name="ce14" table:formula="of:=COM.MICROSOFT.IFS([.E186]=[$Konventionen.$C$2];[.J186]+[$Konventionen.$E$2];[.E186]=[$Konventionen.$C$3];[.J1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6]&lt;=[.N186];[.L186]&gt;=[.N186]);IF([.K186]&lt;=[.N1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7]);#NULL!;IF(ISBLANK([.I187]);ORG.OPENOFFICE.YEARS([.C187];TODAY();0);ORG.OPENOFFICE.YEARS([.C187];[.I187];0)))" office:value-type="string" office:string-value="" calcext:value-type="error">
            <text:p>#NULL!</text:p>
          </table:table-cell>
          <table:table-cell table:style-name="ce18"/>
          <table:table-cell table:formula="of:=IF(AND([.D187]&lt;60;[.E18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7]);COM.MICROSOFT.IFS([.E187]=[$Konventionen.$C$2];[.G187]+[$Konventionen.$D$2];[.E187]=[$Konventionen.$C$3];[.G187]+[$Konventionen.$D$3]); COM.MICROSOFT.IFS([.E187]=[$Konventionen.$C$2];[.I187]+[$Konventionen.$D$2];[.E187]=[$Konventionen.$C$3];[.I187]+[$Konventionen.$D$3]))" office:value-type="string" office:string-value="" calcext:value-type="error">
            <text:p>#NV</text:p>
          </table:table-cell>
          <table:table-cell table:style-name="ce14" table:formula="of:=[.L187]-7" office:value-type="string" office:string-value="" calcext:value-type="error">
            <text:p>#NV</text:p>
          </table:table-cell>
          <table:table-cell table:style-name="ce14" table:formula="of:=COM.MICROSOFT.IFS([.E187]=[$Konventionen.$C$2];[.J187]+[$Konventionen.$E$2];[.E187]=[$Konventionen.$C$3];[.J1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7]&lt;=[.N187];[.L187]&gt;=[.N187]);IF([.K187]&lt;=[.N1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8]);#NULL!;IF(ISBLANK([.I188]);ORG.OPENOFFICE.YEARS([.C188];TODAY();0);ORG.OPENOFFICE.YEARS([.C188];[.I188];0)))" office:value-type="string" office:string-value="" calcext:value-type="error">
            <text:p>#NULL!</text:p>
          </table:table-cell>
          <table:table-cell table:style-name="ce18"/>
          <table:table-cell table:formula="of:=IF(AND([.D188]&lt;60;[.E18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8]);COM.MICROSOFT.IFS([.E188]=[$Konventionen.$C$2];[.G188]+[$Konventionen.$D$2];[.E188]=[$Konventionen.$C$3];[.G188]+[$Konventionen.$D$3]); COM.MICROSOFT.IFS([.E188]=[$Konventionen.$C$2];[.I188]+[$Konventionen.$D$2];[.E188]=[$Konventionen.$C$3];[.I188]+[$Konventionen.$D$3]))" office:value-type="string" office:string-value="" calcext:value-type="error">
            <text:p>#NV</text:p>
          </table:table-cell>
          <table:table-cell table:style-name="ce14" table:formula="of:=[.L188]-7" office:value-type="string" office:string-value="" calcext:value-type="error">
            <text:p>#NV</text:p>
          </table:table-cell>
          <table:table-cell table:style-name="ce14" table:formula="of:=COM.MICROSOFT.IFS([.E188]=[$Konventionen.$C$2];[.J188]+[$Konventionen.$E$2];[.E188]=[$Konventionen.$C$3];[.J1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8]&lt;=[.N188];[.L188]&gt;=[.N188]);IF([.K188]&lt;=[.N1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9]);#NULL!;IF(ISBLANK([.I189]);ORG.OPENOFFICE.YEARS([.C189];TODAY();0);ORG.OPENOFFICE.YEARS([.C189];[.I189];0)))" office:value-type="string" office:string-value="" calcext:value-type="error">
            <text:p>#NULL!</text:p>
          </table:table-cell>
          <table:table-cell table:style-name="ce18"/>
          <table:table-cell table:formula="of:=IF(AND([.D189]&lt;60;[.E18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9]);COM.MICROSOFT.IFS([.E189]=[$Konventionen.$C$2];[.G189]+[$Konventionen.$D$2];[.E189]=[$Konventionen.$C$3];[.G189]+[$Konventionen.$D$3]); COM.MICROSOFT.IFS([.E189]=[$Konventionen.$C$2];[.I189]+[$Konventionen.$D$2];[.E189]=[$Konventionen.$C$3];[.I189]+[$Konventionen.$D$3]))" office:value-type="string" office:string-value="" calcext:value-type="error">
            <text:p>#NV</text:p>
          </table:table-cell>
          <table:table-cell table:style-name="ce14" table:formula="of:=[.L189]-7" office:value-type="string" office:string-value="" calcext:value-type="error">
            <text:p>#NV</text:p>
          </table:table-cell>
          <table:table-cell table:style-name="ce14" table:formula="of:=COM.MICROSOFT.IFS([.E189]=[$Konventionen.$C$2];[.J189]+[$Konventionen.$E$2];[.E189]=[$Konventionen.$C$3];[.J1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9]&lt;=[.N189];[.L189]&gt;=[.N189]);IF([.K189]&lt;=[.N1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0]);#NULL!;IF(ISBLANK([.I190]);ORG.OPENOFFICE.YEARS([.C190];TODAY();0);ORG.OPENOFFICE.YEARS([.C190];[.I190];0)))" office:value-type="string" office:string-value="" calcext:value-type="error">
            <text:p>#NULL!</text:p>
          </table:table-cell>
          <table:table-cell table:style-name="ce18"/>
          <table:table-cell table:formula="of:=IF(AND([.D190]&lt;60;[.E19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0]);COM.MICROSOFT.IFS([.E190]=[$Konventionen.$C$2];[.G190]+[$Konventionen.$D$2];[.E190]=[$Konventionen.$C$3];[.G190]+[$Konventionen.$D$3]); COM.MICROSOFT.IFS([.E190]=[$Konventionen.$C$2];[.I190]+[$Konventionen.$D$2];[.E190]=[$Konventionen.$C$3];[.I190]+[$Konventionen.$D$3]))" office:value-type="string" office:string-value="" calcext:value-type="error">
            <text:p>#NV</text:p>
          </table:table-cell>
          <table:table-cell table:style-name="ce14" table:formula="of:=[.L190]-7" office:value-type="string" office:string-value="" calcext:value-type="error">
            <text:p>#NV</text:p>
          </table:table-cell>
          <table:table-cell table:style-name="ce14" table:formula="of:=COM.MICROSOFT.IFS([.E190]=[$Konventionen.$C$2];[.J190]+[$Konventionen.$E$2];[.E190]=[$Konventionen.$C$3];[.J1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0]&lt;=[.N190];[.L190]&gt;=[.N190]);IF([.K190]&lt;=[.N1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1]);#NULL!;IF(ISBLANK([.I191]);ORG.OPENOFFICE.YEARS([.C191];TODAY();0);ORG.OPENOFFICE.YEARS([.C191];[.I191];0)))" office:value-type="string" office:string-value="" calcext:value-type="error">
            <text:p>#NULL!</text:p>
          </table:table-cell>
          <table:table-cell table:style-name="ce18"/>
          <table:table-cell table:formula="of:=IF(AND([.D191]&lt;60;[.E19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1]);COM.MICROSOFT.IFS([.E191]=[$Konventionen.$C$2];[.G191]+[$Konventionen.$D$2];[.E191]=[$Konventionen.$C$3];[.G191]+[$Konventionen.$D$3]); COM.MICROSOFT.IFS([.E191]=[$Konventionen.$C$2];[.I191]+[$Konventionen.$D$2];[.E191]=[$Konventionen.$C$3];[.I191]+[$Konventionen.$D$3]))" office:value-type="string" office:string-value="" calcext:value-type="error">
            <text:p>#NV</text:p>
          </table:table-cell>
          <table:table-cell table:style-name="ce14" table:formula="of:=[.L191]-7" office:value-type="string" office:string-value="" calcext:value-type="error">
            <text:p>#NV</text:p>
          </table:table-cell>
          <table:table-cell table:style-name="ce14" table:formula="of:=COM.MICROSOFT.IFS([.E191]=[$Konventionen.$C$2];[.J191]+[$Konventionen.$E$2];[.E191]=[$Konventionen.$C$3];[.J1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1]&lt;=[.N191];[.L191]&gt;=[.N191]);IF([.K191]&lt;=[.N1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2]);#NULL!;IF(ISBLANK([.I192]);ORG.OPENOFFICE.YEARS([.C192];TODAY();0);ORG.OPENOFFICE.YEARS([.C192];[.I192];0)))" office:value-type="string" office:string-value="" calcext:value-type="error">
            <text:p>#NULL!</text:p>
          </table:table-cell>
          <table:table-cell table:style-name="ce18"/>
          <table:table-cell table:formula="of:=IF(AND([.D192]&lt;60;[.E19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2]);COM.MICROSOFT.IFS([.E192]=[$Konventionen.$C$2];[.G192]+[$Konventionen.$D$2];[.E192]=[$Konventionen.$C$3];[.G192]+[$Konventionen.$D$3]); COM.MICROSOFT.IFS([.E192]=[$Konventionen.$C$2];[.I192]+[$Konventionen.$D$2];[.E192]=[$Konventionen.$C$3];[.I192]+[$Konventionen.$D$3]))" office:value-type="string" office:string-value="" calcext:value-type="error">
            <text:p>#NV</text:p>
          </table:table-cell>
          <table:table-cell table:style-name="ce14" table:formula="of:=[.L192]-7" office:value-type="string" office:string-value="" calcext:value-type="error">
            <text:p>#NV</text:p>
          </table:table-cell>
          <table:table-cell table:style-name="ce14" table:formula="of:=COM.MICROSOFT.IFS([.E192]=[$Konventionen.$C$2];[.J192]+[$Konventionen.$E$2];[.E192]=[$Konventionen.$C$3];[.J1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2]&lt;=[.N192];[.L192]&gt;=[.N192]);IF([.K192]&lt;=[.N1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3]);#NULL!;IF(ISBLANK([.I193]);ORG.OPENOFFICE.YEARS([.C193];TODAY();0);ORG.OPENOFFICE.YEARS([.C193];[.I193];0)))" office:value-type="string" office:string-value="" calcext:value-type="error">
            <text:p>#NULL!</text:p>
          </table:table-cell>
          <table:table-cell table:style-name="ce18"/>
          <table:table-cell table:formula="of:=IF(AND([.D193]&lt;60;[.E19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3]);COM.MICROSOFT.IFS([.E193]=[$Konventionen.$C$2];[.G193]+[$Konventionen.$D$2];[.E193]=[$Konventionen.$C$3];[.G193]+[$Konventionen.$D$3]); COM.MICROSOFT.IFS([.E193]=[$Konventionen.$C$2];[.I193]+[$Konventionen.$D$2];[.E193]=[$Konventionen.$C$3];[.I193]+[$Konventionen.$D$3]))" office:value-type="string" office:string-value="" calcext:value-type="error">
            <text:p>#NV</text:p>
          </table:table-cell>
          <table:table-cell table:style-name="ce14" table:formula="of:=[.L193]-7" office:value-type="string" office:string-value="" calcext:value-type="error">
            <text:p>#NV</text:p>
          </table:table-cell>
          <table:table-cell table:style-name="ce14" table:formula="of:=COM.MICROSOFT.IFS([.E193]=[$Konventionen.$C$2];[.J193]+[$Konventionen.$E$2];[.E193]=[$Konventionen.$C$3];[.J1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3]&lt;=[.N193];[.L193]&gt;=[.N193]);IF([.K193]&lt;=[.N1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4]);#NULL!;IF(ISBLANK([.I194]);ORG.OPENOFFICE.YEARS([.C194];TODAY();0);ORG.OPENOFFICE.YEARS([.C194];[.I194];0)))" office:value-type="string" office:string-value="" calcext:value-type="error">
            <text:p>#NULL!</text:p>
          </table:table-cell>
          <table:table-cell table:style-name="ce18"/>
          <table:table-cell table:formula="of:=IF(AND([.D194]&lt;60;[.E19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4]);COM.MICROSOFT.IFS([.E194]=[$Konventionen.$C$2];[.G194]+[$Konventionen.$D$2];[.E194]=[$Konventionen.$C$3];[.G194]+[$Konventionen.$D$3]); COM.MICROSOFT.IFS([.E194]=[$Konventionen.$C$2];[.I194]+[$Konventionen.$D$2];[.E194]=[$Konventionen.$C$3];[.I194]+[$Konventionen.$D$3]))" office:value-type="string" office:string-value="" calcext:value-type="error">
            <text:p>#NV</text:p>
          </table:table-cell>
          <table:table-cell table:style-name="ce14" table:formula="of:=[.L194]-7" office:value-type="string" office:string-value="" calcext:value-type="error">
            <text:p>#NV</text:p>
          </table:table-cell>
          <table:table-cell table:style-name="ce14" table:formula="of:=COM.MICROSOFT.IFS([.E194]=[$Konventionen.$C$2];[.J194]+[$Konventionen.$E$2];[.E194]=[$Konventionen.$C$3];[.J1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4]&lt;=[.N194];[.L194]&gt;=[.N194]);IF([.K194]&lt;=[.N1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5]);#NULL!;IF(ISBLANK([.I195]);ORG.OPENOFFICE.YEARS([.C195];TODAY();0);ORG.OPENOFFICE.YEARS([.C195];[.I195];0)))" office:value-type="string" office:string-value="" calcext:value-type="error">
            <text:p>#NULL!</text:p>
          </table:table-cell>
          <table:table-cell table:style-name="ce18"/>
          <table:table-cell table:formula="of:=IF(AND([.D195]&lt;60;[.E19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5]);COM.MICROSOFT.IFS([.E195]=[$Konventionen.$C$2];[.G195]+[$Konventionen.$D$2];[.E195]=[$Konventionen.$C$3];[.G195]+[$Konventionen.$D$3]); COM.MICROSOFT.IFS([.E195]=[$Konventionen.$C$2];[.I195]+[$Konventionen.$D$2];[.E195]=[$Konventionen.$C$3];[.I195]+[$Konventionen.$D$3]))" office:value-type="string" office:string-value="" calcext:value-type="error">
            <text:p>#NV</text:p>
          </table:table-cell>
          <table:table-cell table:style-name="ce14" table:formula="of:=[.L195]-7" office:value-type="string" office:string-value="" calcext:value-type="error">
            <text:p>#NV</text:p>
          </table:table-cell>
          <table:table-cell table:style-name="ce14" table:formula="of:=COM.MICROSOFT.IFS([.E195]=[$Konventionen.$C$2];[.J195]+[$Konventionen.$E$2];[.E195]=[$Konventionen.$C$3];[.J1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5]&lt;=[.N195];[.L195]&gt;=[.N195]);IF([.K195]&lt;=[.N1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6]);#NULL!;IF(ISBLANK([.I196]);ORG.OPENOFFICE.YEARS([.C196];TODAY();0);ORG.OPENOFFICE.YEARS([.C196];[.I196];0)))" office:value-type="string" office:string-value="" calcext:value-type="error">
            <text:p>#NULL!</text:p>
          </table:table-cell>
          <table:table-cell table:style-name="ce18"/>
          <table:table-cell table:formula="of:=IF(AND([.D196]&lt;60;[.E19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6]);COM.MICROSOFT.IFS([.E196]=[$Konventionen.$C$2];[.G196]+[$Konventionen.$D$2];[.E196]=[$Konventionen.$C$3];[.G196]+[$Konventionen.$D$3]); COM.MICROSOFT.IFS([.E196]=[$Konventionen.$C$2];[.I196]+[$Konventionen.$D$2];[.E196]=[$Konventionen.$C$3];[.I196]+[$Konventionen.$D$3]))" office:value-type="string" office:string-value="" calcext:value-type="error">
            <text:p>#NV</text:p>
          </table:table-cell>
          <table:table-cell table:style-name="ce14" table:formula="of:=[.L196]-7" office:value-type="string" office:string-value="" calcext:value-type="error">
            <text:p>#NV</text:p>
          </table:table-cell>
          <table:table-cell table:style-name="ce14" table:formula="of:=COM.MICROSOFT.IFS([.E196]=[$Konventionen.$C$2];[.J196]+[$Konventionen.$E$2];[.E196]=[$Konventionen.$C$3];[.J1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6]&lt;=[.N196];[.L196]&gt;=[.N196]);IF([.K196]&lt;=[.N1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7]);#NULL!;IF(ISBLANK([.I197]);ORG.OPENOFFICE.YEARS([.C197];TODAY();0);ORG.OPENOFFICE.YEARS([.C197];[.I197];0)))" office:value-type="string" office:string-value="" calcext:value-type="error">
            <text:p>#NULL!</text:p>
          </table:table-cell>
          <table:table-cell table:style-name="ce18"/>
          <table:table-cell table:formula="of:=IF(AND([.D197]&lt;60;[.E19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7]);COM.MICROSOFT.IFS([.E197]=[$Konventionen.$C$2];[.G197]+[$Konventionen.$D$2];[.E197]=[$Konventionen.$C$3];[.G197]+[$Konventionen.$D$3]); COM.MICROSOFT.IFS([.E197]=[$Konventionen.$C$2];[.I197]+[$Konventionen.$D$2];[.E197]=[$Konventionen.$C$3];[.I197]+[$Konventionen.$D$3]))" office:value-type="string" office:string-value="" calcext:value-type="error">
            <text:p>#NV</text:p>
          </table:table-cell>
          <table:table-cell table:style-name="ce14" table:formula="of:=[.L197]-7" office:value-type="string" office:string-value="" calcext:value-type="error">
            <text:p>#NV</text:p>
          </table:table-cell>
          <table:table-cell table:style-name="ce14" table:formula="of:=COM.MICROSOFT.IFS([.E197]=[$Konventionen.$C$2];[.J197]+[$Konventionen.$E$2];[.E197]=[$Konventionen.$C$3];[.J1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7]&lt;=[.N197];[.L197]&gt;=[.N197]);IF([.K197]&lt;=[.N1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8]);#NULL!;IF(ISBLANK([.I198]);ORG.OPENOFFICE.YEARS([.C198];TODAY();0);ORG.OPENOFFICE.YEARS([.C198];[.I198];0)))" office:value-type="string" office:string-value="" calcext:value-type="error">
            <text:p>#NULL!</text:p>
          </table:table-cell>
          <table:table-cell table:style-name="ce18"/>
          <table:table-cell table:formula="of:=IF(AND([.D198]&lt;60;[.E19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8]);COM.MICROSOFT.IFS([.E198]=[$Konventionen.$C$2];[.G198]+[$Konventionen.$D$2];[.E198]=[$Konventionen.$C$3];[.G198]+[$Konventionen.$D$3]); COM.MICROSOFT.IFS([.E198]=[$Konventionen.$C$2];[.I198]+[$Konventionen.$D$2];[.E198]=[$Konventionen.$C$3];[.I198]+[$Konventionen.$D$3]))" office:value-type="string" office:string-value="" calcext:value-type="error">
            <text:p>#NV</text:p>
          </table:table-cell>
          <table:table-cell table:style-name="ce14" table:formula="of:=[.L198]-7" office:value-type="string" office:string-value="" calcext:value-type="error">
            <text:p>#NV</text:p>
          </table:table-cell>
          <table:table-cell table:style-name="ce14" table:formula="of:=COM.MICROSOFT.IFS([.E198]=[$Konventionen.$C$2];[.J198]+[$Konventionen.$E$2];[.E198]=[$Konventionen.$C$3];[.J1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8]&lt;=[.N198];[.L198]&gt;=[.N198]);IF([.K198]&lt;=[.N1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9]);#NULL!;IF(ISBLANK([.I199]);ORG.OPENOFFICE.YEARS([.C199];TODAY();0);ORG.OPENOFFICE.YEARS([.C199];[.I199];0)))" office:value-type="string" office:string-value="" calcext:value-type="error">
            <text:p>#NULL!</text:p>
          </table:table-cell>
          <table:table-cell table:style-name="ce18"/>
          <table:table-cell table:formula="of:=IF(AND([.D199]&lt;60;[.E19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9]);COM.MICROSOFT.IFS([.E199]=[$Konventionen.$C$2];[.G199]+[$Konventionen.$D$2];[.E199]=[$Konventionen.$C$3];[.G199]+[$Konventionen.$D$3]); COM.MICROSOFT.IFS([.E199]=[$Konventionen.$C$2];[.I199]+[$Konventionen.$D$2];[.E199]=[$Konventionen.$C$3];[.I199]+[$Konventionen.$D$3]))" office:value-type="string" office:string-value="" calcext:value-type="error">
            <text:p>#NV</text:p>
          </table:table-cell>
          <table:table-cell table:style-name="ce14" table:formula="of:=[.L199]-7" office:value-type="string" office:string-value="" calcext:value-type="error">
            <text:p>#NV</text:p>
          </table:table-cell>
          <table:table-cell table:style-name="ce14" table:formula="of:=COM.MICROSOFT.IFS([.E199]=[$Konventionen.$C$2];[.J199]+[$Konventionen.$E$2];[.E199]=[$Konventionen.$C$3];[.J1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9]&lt;=[.N199];[.L199]&gt;=[.N199]);IF([.K199]&lt;=[.N1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0]);#NULL!;IF(ISBLANK([.I200]);ORG.OPENOFFICE.YEARS([.C200];TODAY();0);ORG.OPENOFFICE.YEARS([.C200];[.I200];0)))" office:value-type="string" office:string-value="" calcext:value-type="error">
            <text:p>#NULL!</text:p>
          </table:table-cell>
          <table:table-cell table:style-name="ce18"/>
          <table:table-cell table:formula="of:=IF(AND([.D200]&lt;60;[.E20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0]);COM.MICROSOFT.IFS([.E200]=[$Konventionen.$C$2];[.G200]+[$Konventionen.$D$2];[.E200]=[$Konventionen.$C$3];[.G200]+[$Konventionen.$D$3]); COM.MICROSOFT.IFS([.E200]=[$Konventionen.$C$2];[.I200]+[$Konventionen.$D$2];[.E200]=[$Konventionen.$C$3];[.I200]+[$Konventionen.$D$3]))" office:value-type="string" office:string-value="" calcext:value-type="error">
            <text:p>#NV</text:p>
          </table:table-cell>
          <table:table-cell table:style-name="ce14" table:formula="of:=[.L200]-7" office:value-type="string" office:string-value="" calcext:value-type="error">
            <text:p>#NV</text:p>
          </table:table-cell>
          <table:table-cell table:style-name="ce14" table:formula="of:=COM.MICROSOFT.IFS([.E200]=[$Konventionen.$C$2];[.J200]+[$Konventionen.$E$2];[.E200]=[$Konventionen.$C$3];[.J2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0]&lt;=[.N200];[.L200]&gt;=[.N200]);IF([.K200]&lt;=[.N2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1]);#NULL!;IF(ISBLANK([.I201]);ORG.OPENOFFICE.YEARS([.C201];TODAY();0);ORG.OPENOFFICE.YEARS([.C201];[.I201];0)))" office:value-type="string" office:string-value="" calcext:value-type="error">
            <text:p>#NULL!</text:p>
          </table:table-cell>
          <table:table-cell table:style-name="ce18"/>
          <table:table-cell table:formula="of:=IF(AND([.D201]&lt;60;[.E20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1]);COM.MICROSOFT.IFS([.E201]=[$Konventionen.$C$2];[.G201]+[$Konventionen.$D$2];[.E201]=[$Konventionen.$C$3];[.G201]+[$Konventionen.$D$3]); COM.MICROSOFT.IFS([.E201]=[$Konventionen.$C$2];[.I201]+[$Konventionen.$D$2];[.E201]=[$Konventionen.$C$3];[.I201]+[$Konventionen.$D$3]))" office:value-type="string" office:string-value="" calcext:value-type="error">
            <text:p>#NV</text:p>
          </table:table-cell>
          <table:table-cell table:style-name="ce14" table:formula="of:=[.L201]-7" office:value-type="string" office:string-value="" calcext:value-type="error">
            <text:p>#NV</text:p>
          </table:table-cell>
          <table:table-cell table:style-name="ce14" table:formula="of:=COM.MICROSOFT.IFS([.E201]=[$Konventionen.$C$2];[.J201]+[$Konventionen.$E$2];[.E201]=[$Konventionen.$C$3];[.J2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1]&lt;=[.N201];[.L201]&gt;=[.N201]);IF([.K201]&lt;=[.N2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2]);#NULL!;IF(ISBLANK([.I202]);ORG.OPENOFFICE.YEARS([.C202];TODAY();0);ORG.OPENOFFICE.YEARS([.C202];[.I202];0)))" office:value-type="string" office:string-value="" calcext:value-type="error">
            <text:p>#NULL!</text:p>
          </table:table-cell>
          <table:table-cell table:style-name="ce18"/>
          <table:table-cell table:formula="of:=IF(AND([.D202]&lt;60;[.E20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2]);COM.MICROSOFT.IFS([.E202]=[$Konventionen.$C$2];[.G202]+[$Konventionen.$D$2];[.E202]=[$Konventionen.$C$3];[.G202]+[$Konventionen.$D$3]); COM.MICROSOFT.IFS([.E202]=[$Konventionen.$C$2];[.I202]+[$Konventionen.$D$2];[.E202]=[$Konventionen.$C$3];[.I202]+[$Konventionen.$D$3]))" office:value-type="string" office:string-value="" calcext:value-type="error">
            <text:p>#NV</text:p>
          </table:table-cell>
          <table:table-cell table:style-name="ce14" table:formula="of:=[.L202]-7" office:value-type="string" office:string-value="" calcext:value-type="error">
            <text:p>#NV</text:p>
          </table:table-cell>
          <table:table-cell table:style-name="ce14" table:formula="of:=COM.MICROSOFT.IFS([.E202]=[$Konventionen.$C$2];[.J202]+[$Konventionen.$E$2];[.E202]=[$Konventionen.$C$3];[.J2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2]&lt;=[.N202];[.L202]&gt;=[.N202]);IF([.K202]&lt;=[.N2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3]);#NULL!;IF(ISBLANK([.I203]);ORG.OPENOFFICE.YEARS([.C203];TODAY();0);ORG.OPENOFFICE.YEARS([.C203];[.I203];0)))" office:value-type="string" office:string-value="" calcext:value-type="error">
            <text:p>#NULL!</text:p>
          </table:table-cell>
          <table:table-cell table:style-name="ce18"/>
          <table:table-cell table:formula="of:=IF(AND([.D203]&lt;60;[.E20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3]);COM.MICROSOFT.IFS([.E203]=[$Konventionen.$C$2];[.G203]+[$Konventionen.$D$2];[.E203]=[$Konventionen.$C$3];[.G203]+[$Konventionen.$D$3]); COM.MICROSOFT.IFS([.E203]=[$Konventionen.$C$2];[.I203]+[$Konventionen.$D$2];[.E203]=[$Konventionen.$C$3];[.I203]+[$Konventionen.$D$3]))" office:value-type="string" office:string-value="" calcext:value-type="error">
            <text:p>#NV</text:p>
          </table:table-cell>
          <table:table-cell table:style-name="ce14" table:formula="of:=[.L203]-7" office:value-type="string" office:string-value="" calcext:value-type="error">
            <text:p>#NV</text:p>
          </table:table-cell>
          <table:table-cell table:style-name="ce14" table:formula="of:=COM.MICROSOFT.IFS([.E203]=[$Konventionen.$C$2];[.J203]+[$Konventionen.$E$2];[.E203]=[$Konventionen.$C$3];[.J2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3]&lt;=[.N203];[.L203]&gt;=[.N203]);IF([.K203]&lt;=[.N2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4]);#NULL!;IF(ISBLANK([.I204]);ORG.OPENOFFICE.YEARS([.C204];TODAY();0);ORG.OPENOFFICE.YEARS([.C204];[.I204];0)))" office:value-type="string" office:string-value="" calcext:value-type="error">
            <text:p>#NULL!</text:p>
          </table:table-cell>
          <table:table-cell table:style-name="ce18"/>
          <table:table-cell table:formula="of:=IF(AND([.D204]&lt;60;[.E20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4]);COM.MICROSOFT.IFS([.E204]=[$Konventionen.$C$2];[.G204]+[$Konventionen.$D$2];[.E204]=[$Konventionen.$C$3];[.G204]+[$Konventionen.$D$3]); COM.MICROSOFT.IFS([.E204]=[$Konventionen.$C$2];[.I204]+[$Konventionen.$D$2];[.E204]=[$Konventionen.$C$3];[.I204]+[$Konventionen.$D$3]))" office:value-type="string" office:string-value="" calcext:value-type="error">
            <text:p>#NV</text:p>
          </table:table-cell>
          <table:table-cell table:style-name="ce14" table:formula="of:=[.L204]-7" office:value-type="string" office:string-value="" calcext:value-type="error">
            <text:p>#NV</text:p>
          </table:table-cell>
          <table:table-cell table:style-name="ce14" table:formula="of:=COM.MICROSOFT.IFS([.E204]=[$Konventionen.$C$2];[.J204]+[$Konventionen.$E$2];[.E204]=[$Konventionen.$C$3];[.J2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4]&lt;=[.N204];[.L204]&gt;=[.N204]);IF([.K204]&lt;=[.N2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5]);#NULL!;IF(ISBLANK([.I205]);ORG.OPENOFFICE.YEARS([.C205];TODAY();0);ORG.OPENOFFICE.YEARS([.C205];[.I205];0)))" office:value-type="string" office:string-value="" calcext:value-type="error">
            <text:p>#NULL!</text:p>
          </table:table-cell>
          <table:table-cell table:style-name="ce18"/>
          <table:table-cell table:formula="of:=IF(AND([.D205]&lt;60;[.E20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5]);COM.MICROSOFT.IFS([.E205]=[$Konventionen.$C$2];[.G205]+[$Konventionen.$D$2];[.E205]=[$Konventionen.$C$3];[.G205]+[$Konventionen.$D$3]); COM.MICROSOFT.IFS([.E205]=[$Konventionen.$C$2];[.I205]+[$Konventionen.$D$2];[.E205]=[$Konventionen.$C$3];[.I205]+[$Konventionen.$D$3]))" office:value-type="string" office:string-value="" calcext:value-type="error">
            <text:p>#NV</text:p>
          </table:table-cell>
          <table:table-cell table:style-name="ce14" table:formula="of:=[.L205]-7" office:value-type="string" office:string-value="" calcext:value-type="error">
            <text:p>#NV</text:p>
          </table:table-cell>
          <table:table-cell table:style-name="ce14" table:formula="of:=COM.MICROSOFT.IFS([.E205]=[$Konventionen.$C$2];[.J205]+[$Konventionen.$E$2];[.E205]=[$Konventionen.$C$3];[.J2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5]&lt;=[.N205];[.L205]&gt;=[.N205]);IF([.K205]&lt;=[.N2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6]);#NULL!;IF(ISBLANK([.I206]);ORG.OPENOFFICE.YEARS([.C206];TODAY();0);ORG.OPENOFFICE.YEARS([.C206];[.I206];0)))" office:value-type="string" office:string-value="" calcext:value-type="error">
            <text:p>#NULL!</text:p>
          </table:table-cell>
          <table:table-cell table:style-name="ce18"/>
          <table:table-cell table:formula="of:=IF(AND([.D206]&lt;60;[.E20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6]);COM.MICROSOFT.IFS([.E206]=[$Konventionen.$C$2];[.G206]+[$Konventionen.$D$2];[.E206]=[$Konventionen.$C$3];[.G206]+[$Konventionen.$D$3]); COM.MICROSOFT.IFS([.E206]=[$Konventionen.$C$2];[.I206]+[$Konventionen.$D$2];[.E206]=[$Konventionen.$C$3];[.I206]+[$Konventionen.$D$3]))" office:value-type="string" office:string-value="" calcext:value-type="error">
            <text:p>#NV</text:p>
          </table:table-cell>
          <table:table-cell table:style-name="ce14" table:formula="of:=[.L206]-7" office:value-type="string" office:string-value="" calcext:value-type="error">
            <text:p>#NV</text:p>
          </table:table-cell>
          <table:table-cell table:style-name="ce14" table:formula="of:=COM.MICROSOFT.IFS([.E206]=[$Konventionen.$C$2];[.J206]+[$Konventionen.$E$2];[.E206]=[$Konventionen.$C$3];[.J2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6]&lt;=[.N206];[.L206]&gt;=[.N206]);IF([.K206]&lt;=[.N2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7]);#NULL!;IF(ISBLANK([.I207]);ORG.OPENOFFICE.YEARS([.C207];TODAY();0);ORG.OPENOFFICE.YEARS([.C207];[.I207];0)))" office:value-type="string" office:string-value="" calcext:value-type="error">
            <text:p>#NULL!</text:p>
          </table:table-cell>
          <table:table-cell table:style-name="ce18"/>
          <table:table-cell table:formula="of:=IF(AND([.D207]&lt;60;[.E20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7]);COM.MICROSOFT.IFS([.E207]=[$Konventionen.$C$2];[.G207]+[$Konventionen.$D$2];[.E207]=[$Konventionen.$C$3];[.G207]+[$Konventionen.$D$3]); COM.MICROSOFT.IFS([.E207]=[$Konventionen.$C$2];[.I207]+[$Konventionen.$D$2];[.E207]=[$Konventionen.$C$3];[.I207]+[$Konventionen.$D$3]))" office:value-type="string" office:string-value="" calcext:value-type="error">
            <text:p>#NV</text:p>
          </table:table-cell>
          <table:table-cell table:style-name="ce14" table:formula="of:=[.L207]-7" office:value-type="string" office:string-value="" calcext:value-type="error">
            <text:p>#NV</text:p>
          </table:table-cell>
          <table:table-cell table:style-name="ce14" table:formula="of:=COM.MICROSOFT.IFS([.E207]=[$Konventionen.$C$2];[.J207]+[$Konventionen.$E$2];[.E207]=[$Konventionen.$C$3];[.J2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7]&lt;=[.N207];[.L207]&gt;=[.N207]);IF([.K207]&lt;=[.N2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8]);#NULL!;IF(ISBLANK([.I208]);ORG.OPENOFFICE.YEARS([.C208];TODAY();0);ORG.OPENOFFICE.YEARS([.C208];[.I208];0)))" office:value-type="string" office:string-value="" calcext:value-type="error">
            <text:p>#NULL!</text:p>
          </table:table-cell>
          <table:table-cell table:style-name="ce18"/>
          <table:table-cell table:formula="of:=IF(AND([.D208]&lt;60;[.E20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8]);COM.MICROSOFT.IFS([.E208]=[$Konventionen.$C$2];[.G208]+[$Konventionen.$D$2];[.E208]=[$Konventionen.$C$3];[.G208]+[$Konventionen.$D$3]); COM.MICROSOFT.IFS([.E208]=[$Konventionen.$C$2];[.I208]+[$Konventionen.$D$2];[.E208]=[$Konventionen.$C$3];[.I208]+[$Konventionen.$D$3]))" office:value-type="string" office:string-value="" calcext:value-type="error">
            <text:p>#NV</text:p>
          </table:table-cell>
          <table:table-cell table:style-name="ce14" table:formula="of:=[.L208]-7" office:value-type="string" office:string-value="" calcext:value-type="error">
            <text:p>#NV</text:p>
          </table:table-cell>
          <table:table-cell table:style-name="ce14" table:formula="of:=COM.MICROSOFT.IFS([.E208]=[$Konventionen.$C$2];[.J208]+[$Konventionen.$E$2];[.E208]=[$Konventionen.$C$3];[.J2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8]&lt;=[.N208];[.L208]&gt;=[.N208]);IF([.K208]&lt;=[.N2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9]);#NULL!;IF(ISBLANK([.I209]);ORG.OPENOFFICE.YEARS([.C209];TODAY();0);ORG.OPENOFFICE.YEARS([.C209];[.I209];0)))" office:value-type="string" office:string-value="" calcext:value-type="error">
            <text:p>#NULL!</text:p>
          </table:table-cell>
          <table:table-cell table:style-name="ce18"/>
          <table:table-cell table:formula="of:=IF(AND([.D209]&lt;60;[.E20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9]);COM.MICROSOFT.IFS([.E209]=[$Konventionen.$C$2];[.G209]+[$Konventionen.$D$2];[.E209]=[$Konventionen.$C$3];[.G209]+[$Konventionen.$D$3]); COM.MICROSOFT.IFS([.E209]=[$Konventionen.$C$2];[.I209]+[$Konventionen.$D$2];[.E209]=[$Konventionen.$C$3];[.I209]+[$Konventionen.$D$3]))" office:value-type="string" office:string-value="" calcext:value-type="error">
            <text:p>#NV</text:p>
          </table:table-cell>
          <table:table-cell table:style-name="ce14" table:formula="of:=[.L209]-7" office:value-type="string" office:string-value="" calcext:value-type="error">
            <text:p>#NV</text:p>
          </table:table-cell>
          <table:table-cell table:style-name="ce14" table:formula="of:=COM.MICROSOFT.IFS([.E209]=[$Konventionen.$C$2];[.J209]+[$Konventionen.$E$2];[.E209]=[$Konventionen.$C$3];[.J2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9]&lt;=[.N209];[.L209]&gt;=[.N209]);IF([.K209]&lt;=[.N2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0]);#NULL!;IF(ISBLANK([.I210]);ORG.OPENOFFICE.YEARS([.C210];TODAY();0);ORG.OPENOFFICE.YEARS([.C210];[.I210];0)))" office:value-type="string" office:string-value="" calcext:value-type="error">
            <text:p>#NULL!</text:p>
          </table:table-cell>
          <table:table-cell table:style-name="ce18"/>
          <table:table-cell table:formula="of:=IF(AND([.D210]&lt;60;[.E21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0]);COM.MICROSOFT.IFS([.E210]=[$Konventionen.$C$2];[.G210]+[$Konventionen.$D$2];[.E210]=[$Konventionen.$C$3];[.G210]+[$Konventionen.$D$3]); COM.MICROSOFT.IFS([.E210]=[$Konventionen.$C$2];[.I210]+[$Konventionen.$D$2];[.E210]=[$Konventionen.$C$3];[.I210]+[$Konventionen.$D$3]))" office:value-type="string" office:string-value="" calcext:value-type="error">
            <text:p>#NV</text:p>
          </table:table-cell>
          <table:table-cell table:style-name="ce14" table:formula="of:=[.L210]-7" office:value-type="string" office:string-value="" calcext:value-type="error">
            <text:p>#NV</text:p>
          </table:table-cell>
          <table:table-cell table:style-name="ce14" table:formula="of:=COM.MICROSOFT.IFS([.E210]=[$Konventionen.$C$2];[.J210]+[$Konventionen.$E$2];[.E210]=[$Konventionen.$C$3];[.J2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0]&lt;=[.N210];[.L210]&gt;=[.N210]);IF([.K210]&lt;=[.N2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1]);#NULL!;IF(ISBLANK([.I211]);ORG.OPENOFFICE.YEARS([.C211];TODAY();0);ORG.OPENOFFICE.YEARS([.C211];[.I211];0)))" office:value-type="string" office:string-value="" calcext:value-type="error">
            <text:p>#NULL!</text:p>
          </table:table-cell>
          <table:table-cell table:style-name="ce18"/>
          <table:table-cell table:formula="of:=IF(AND([.D211]&lt;60;[.E21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1]);COM.MICROSOFT.IFS([.E211]=[$Konventionen.$C$2];[.G211]+[$Konventionen.$D$2];[.E211]=[$Konventionen.$C$3];[.G211]+[$Konventionen.$D$3]); COM.MICROSOFT.IFS([.E211]=[$Konventionen.$C$2];[.I211]+[$Konventionen.$D$2];[.E211]=[$Konventionen.$C$3];[.I211]+[$Konventionen.$D$3]))" office:value-type="string" office:string-value="" calcext:value-type="error">
            <text:p>#NV</text:p>
          </table:table-cell>
          <table:table-cell table:style-name="ce14" table:formula="of:=[.L211]-7" office:value-type="string" office:string-value="" calcext:value-type="error">
            <text:p>#NV</text:p>
          </table:table-cell>
          <table:table-cell table:style-name="ce14" table:formula="of:=COM.MICROSOFT.IFS([.E211]=[$Konventionen.$C$2];[.J211]+[$Konventionen.$E$2];[.E211]=[$Konventionen.$C$3];[.J2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1]&lt;=[.N211];[.L211]&gt;=[.N211]);IF([.K211]&lt;=[.N2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2]);#NULL!;IF(ISBLANK([.I212]);ORG.OPENOFFICE.YEARS([.C212];TODAY();0);ORG.OPENOFFICE.YEARS([.C212];[.I212];0)))" office:value-type="string" office:string-value="" calcext:value-type="error">
            <text:p>#NULL!</text:p>
          </table:table-cell>
          <table:table-cell table:style-name="ce18"/>
          <table:table-cell table:formula="of:=IF(AND([.D212]&lt;60;[.E21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2]);COM.MICROSOFT.IFS([.E212]=[$Konventionen.$C$2];[.G212]+[$Konventionen.$D$2];[.E212]=[$Konventionen.$C$3];[.G212]+[$Konventionen.$D$3]); COM.MICROSOFT.IFS([.E212]=[$Konventionen.$C$2];[.I212]+[$Konventionen.$D$2];[.E212]=[$Konventionen.$C$3];[.I212]+[$Konventionen.$D$3]))" office:value-type="string" office:string-value="" calcext:value-type="error">
            <text:p>#NV</text:p>
          </table:table-cell>
          <table:table-cell table:style-name="ce14" table:formula="of:=[.L212]-7" office:value-type="string" office:string-value="" calcext:value-type="error">
            <text:p>#NV</text:p>
          </table:table-cell>
          <table:table-cell table:style-name="ce14" table:formula="of:=COM.MICROSOFT.IFS([.E212]=[$Konventionen.$C$2];[.J212]+[$Konventionen.$E$2];[.E212]=[$Konventionen.$C$3];[.J2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2]&lt;=[.N212];[.L212]&gt;=[.N212]);IF([.K212]&lt;=[.N2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3]);#NULL!;IF(ISBLANK([.I213]);ORG.OPENOFFICE.YEARS([.C213];TODAY();0);ORG.OPENOFFICE.YEARS([.C213];[.I213];0)))" office:value-type="string" office:string-value="" calcext:value-type="error">
            <text:p>#NULL!</text:p>
          </table:table-cell>
          <table:table-cell table:style-name="ce18"/>
          <table:table-cell table:formula="of:=IF(AND([.D213]&lt;60;[.E21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3]);COM.MICROSOFT.IFS([.E213]=[$Konventionen.$C$2];[.G213]+[$Konventionen.$D$2];[.E213]=[$Konventionen.$C$3];[.G213]+[$Konventionen.$D$3]); COM.MICROSOFT.IFS([.E213]=[$Konventionen.$C$2];[.I213]+[$Konventionen.$D$2];[.E213]=[$Konventionen.$C$3];[.I213]+[$Konventionen.$D$3]))" office:value-type="string" office:string-value="" calcext:value-type="error">
            <text:p>#NV</text:p>
          </table:table-cell>
          <table:table-cell table:style-name="ce14" table:formula="of:=[.L213]-7" office:value-type="string" office:string-value="" calcext:value-type="error">
            <text:p>#NV</text:p>
          </table:table-cell>
          <table:table-cell table:style-name="ce14" table:formula="of:=COM.MICROSOFT.IFS([.E213]=[$Konventionen.$C$2];[.J213]+[$Konventionen.$E$2];[.E213]=[$Konventionen.$C$3];[.J2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3]&lt;=[.N213];[.L213]&gt;=[.N213]);IF([.K213]&lt;=[.N2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4]);#NULL!;IF(ISBLANK([.I214]);ORG.OPENOFFICE.YEARS([.C214];TODAY();0);ORG.OPENOFFICE.YEARS([.C214];[.I214];0)))" office:value-type="string" office:string-value="" calcext:value-type="error">
            <text:p>#NULL!</text:p>
          </table:table-cell>
          <table:table-cell table:style-name="ce18"/>
          <table:table-cell table:formula="of:=IF(AND([.D214]&lt;60;[.E21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4]);COM.MICROSOFT.IFS([.E214]=[$Konventionen.$C$2];[.G214]+[$Konventionen.$D$2];[.E214]=[$Konventionen.$C$3];[.G214]+[$Konventionen.$D$3]); COM.MICROSOFT.IFS([.E214]=[$Konventionen.$C$2];[.I214]+[$Konventionen.$D$2];[.E214]=[$Konventionen.$C$3];[.I214]+[$Konventionen.$D$3]))" office:value-type="string" office:string-value="" calcext:value-type="error">
            <text:p>#NV</text:p>
          </table:table-cell>
          <table:table-cell table:style-name="ce14" table:formula="of:=[.L214]-7" office:value-type="string" office:string-value="" calcext:value-type="error">
            <text:p>#NV</text:p>
          </table:table-cell>
          <table:table-cell table:style-name="ce14" table:formula="of:=COM.MICROSOFT.IFS([.E214]=[$Konventionen.$C$2];[.J214]+[$Konventionen.$E$2];[.E214]=[$Konventionen.$C$3];[.J2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4]&lt;=[.N214];[.L214]&gt;=[.N214]);IF([.K214]&lt;=[.N2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5]);#NULL!;IF(ISBLANK([.I215]);ORG.OPENOFFICE.YEARS([.C215];TODAY();0);ORG.OPENOFFICE.YEARS([.C215];[.I215];0)))" office:value-type="string" office:string-value="" calcext:value-type="error">
            <text:p>#NULL!</text:p>
          </table:table-cell>
          <table:table-cell table:style-name="ce18"/>
          <table:table-cell table:formula="of:=IF(AND([.D215]&lt;60;[.E21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5]);COM.MICROSOFT.IFS([.E215]=[$Konventionen.$C$2];[.G215]+[$Konventionen.$D$2];[.E215]=[$Konventionen.$C$3];[.G215]+[$Konventionen.$D$3]); COM.MICROSOFT.IFS([.E215]=[$Konventionen.$C$2];[.I215]+[$Konventionen.$D$2];[.E215]=[$Konventionen.$C$3];[.I215]+[$Konventionen.$D$3]))" office:value-type="string" office:string-value="" calcext:value-type="error">
            <text:p>#NV</text:p>
          </table:table-cell>
          <table:table-cell table:style-name="ce14" table:formula="of:=[.L215]-7" office:value-type="string" office:string-value="" calcext:value-type="error">
            <text:p>#NV</text:p>
          </table:table-cell>
          <table:table-cell table:style-name="ce14" table:formula="of:=COM.MICROSOFT.IFS([.E215]=[$Konventionen.$C$2];[.J215]+[$Konventionen.$E$2];[.E215]=[$Konventionen.$C$3];[.J2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5]&lt;=[.N215];[.L215]&gt;=[.N215]);IF([.K215]&lt;=[.N2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6]);#NULL!;IF(ISBLANK([.I216]);ORG.OPENOFFICE.YEARS([.C216];TODAY();0);ORG.OPENOFFICE.YEARS([.C216];[.I216];0)))" office:value-type="string" office:string-value="" calcext:value-type="error">
            <text:p>#NULL!</text:p>
          </table:table-cell>
          <table:table-cell table:style-name="ce18"/>
          <table:table-cell table:formula="of:=IF(AND([.D216]&lt;60;[.E21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6]);COM.MICROSOFT.IFS([.E216]=[$Konventionen.$C$2];[.G216]+[$Konventionen.$D$2];[.E216]=[$Konventionen.$C$3];[.G216]+[$Konventionen.$D$3]); COM.MICROSOFT.IFS([.E216]=[$Konventionen.$C$2];[.I216]+[$Konventionen.$D$2];[.E216]=[$Konventionen.$C$3];[.I216]+[$Konventionen.$D$3]))" office:value-type="string" office:string-value="" calcext:value-type="error">
            <text:p>#NV</text:p>
          </table:table-cell>
          <table:table-cell table:style-name="ce14" table:formula="of:=[.L216]-7" office:value-type="string" office:string-value="" calcext:value-type="error">
            <text:p>#NV</text:p>
          </table:table-cell>
          <table:table-cell table:style-name="ce14" table:formula="of:=COM.MICROSOFT.IFS([.E216]=[$Konventionen.$C$2];[.J216]+[$Konventionen.$E$2];[.E216]=[$Konventionen.$C$3];[.J2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6]&lt;=[.N216];[.L216]&gt;=[.N216]);IF([.K216]&lt;=[.N2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7]);#NULL!;IF(ISBLANK([.I217]);ORG.OPENOFFICE.YEARS([.C217];TODAY();0);ORG.OPENOFFICE.YEARS([.C217];[.I217];0)))" office:value-type="string" office:string-value="" calcext:value-type="error">
            <text:p>#NULL!</text:p>
          </table:table-cell>
          <table:table-cell table:style-name="ce18"/>
          <table:table-cell table:formula="of:=IF(AND([.D217]&lt;60;[.E21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7]);COM.MICROSOFT.IFS([.E217]=[$Konventionen.$C$2];[.G217]+[$Konventionen.$D$2];[.E217]=[$Konventionen.$C$3];[.G217]+[$Konventionen.$D$3]); COM.MICROSOFT.IFS([.E217]=[$Konventionen.$C$2];[.I217]+[$Konventionen.$D$2];[.E217]=[$Konventionen.$C$3];[.I217]+[$Konventionen.$D$3]))" office:value-type="string" office:string-value="" calcext:value-type="error">
            <text:p>#NV</text:p>
          </table:table-cell>
          <table:table-cell table:style-name="ce14" table:formula="of:=[.L217]-7" office:value-type="string" office:string-value="" calcext:value-type="error">
            <text:p>#NV</text:p>
          </table:table-cell>
          <table:table-cell table:style-name="ce14" table:formula="of:=COM.MICROSOFT.IFS([.E217]=[$Konventionen.$C$2];[.J217]+[$Konventionen.$E$2];[.E217]=[$Konventionen.$C$3];[.J2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7]&lt;=[.N217];[.L217]&gt;=[.N217]);IF([.K217]&lt;=[.N2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8]);#NULL!;IF(ISBLANK([.I218]);ORG.OPENOFFICE.YEARS([.C218];TODAY();0);ORG.OPENOFFICE.YEARS([.C218];[.I218];0)))" office:value-type="string" office:string-value="" calcext:value-type="error">
            <text:p>#NULL!</text:p>
          </table:table-cell>
          <table:table-cell table:style-name="ce18"/>
          <table:table-cell table:formula="of:=IF(AND([.D218]&lt;60;[.E21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8]);COM.MICROSOFT.IFS([.E218]=[$Konventionen.$C$2];[.G218]+[$Konventionen.$D$2];[.E218]=[$Konventionen.$C$3];[.G218]+[$Konventionen.$D$3]); COM.MICROSOFT.IFS([.E218]=[$Konventionen.$C$2];[.I218]+[$Konventionen.$D$2];[.E218]=[$Konventionen.$C$3];[.I218]+[$Konventionen.$D$3]))" office:value-type="string" office:string-value="" calcext:value-type="error">
            <text:p>#NV</text:p>
          </table:table-cell>
          <table:table-cell table:style-name="ce14" table:formula="of:=[.L218]-7" office:value-type="string" office:string-value="" calcext:value-type="error">
            <text:p>#NV</text:p>
          </table:table-cell>
          <table:table-cell table:style-name="ce14" table:formula="of:=COM.MICROSOFT.IFS([.E218]=[$Konventionen.$C$2];[.J218]+[$Konventionen.$E$2];[.E218]=[$Konventionen.$C$3];[.J2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8]&lt;=[.N218];[.L218]&gt;=[.N218]);IF([.K218]&lt;=[.N2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9]);#NULL!;IF(ISBLANK([.I219]);ORG.OPENOFFICE.YEARS([.C219];TODAY();0);ORG.OPENOFFICE.YEARS([.C219];[.I219];0)))" office:value-type="string" office:string-value="" calcext:value-type="error">
            <text:p>#NULL!</text:p>
          </table:table-cell>
          <table:table-cell table:style-name="ce18"/>
          <table:table-cell table:formula="of:=IF(AND([.D219]&lt;60;[.E21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9]);COM.MICROSOFT.IFS([.E219]=[$Konventionen.$C$2];[.G219]+[$Konventionen.$D$2];[.E219]=[$Konventionen.$C$3];[.G219]+[$Konventionen.$D$3]); COM.MICROSOFT.IFS([.E219]=[$Konventionen.$C$2];[.I219]+[$Konventionen.$D$2];[.E219]=[$Konventionen.$C$3];[.I219]+[$Konventionen.$D$3]))" office:value-type="string" office:string-value="" calcext:value-type="error">
            <text:p>#NV</text:p>
          </table:table-cell>
          <table:table-cell table:style-name="ce14" table:formula="of:=[.L219]-7" office:value-type="string" office:string-value="" calcext:value-type="error">
            <text:p>#NV</text:p>
          </table:table-cell>
          <table:table-cell table:style-name="ce14" table:formula="of:=COM.MICROSOFT.IFS([.E219]=[$Konventionen.$C$2];[.J219]+[$Konventionen.$E$2];[.E219]=[$Konventionen.$C$3];[.J2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9]&lt;=[.N219];[.L219]&gt;=[.N219]);IF([.K219]&lt;=[.N2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0]);#NULL!;IF(ISBLANK([.I220]);ORG.OPENOFFICE.YEARS([.C220];TODAY();0);ORG.OPENOFFICE.YEARS([.C220];[.I220];0)))" office:value-type="string" office:string-value="" calcext:value-type="error">
            <text:p>#NULL!</text:p>
          </table:table-cell>
          <table:table-cell table:style-name="ce18"/>
          <table:table-cell table:formula="of:=IF(AND([.D220]&lt;60;[.E22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0]);COM.MICROSOFT.IFS([.E220]=[$Konventionen.$C$2];[.G220]+[$Konventionen.$D$2];[.E220]=[$Konventionen.$C$3];[.G220]+[$Konventionen.$D$3]); COM.MICROSOFT.IFS([.E220]=[$Konventionen.$C$2];[.I220]+[$Konventionen.$D$2];[.E220]=[$Konventionen.$C$3];[.I220]+[$Konventionen.$D$3]))" office:value-type="string" office:string-value="" calcext:value-type="error">
            <text:p>#NV</text:p>
          </table:table-cell>
          <table:table-cell table:style-name="ce14" table:formula="of:=[.L220]-7" office:value-type="string" office:string-value="" calcext:value-type="error">
            <text:p>#NV</text:p>
          </table:table-cell>
          <table:table-cell table:style-name="ce14" table:formula="of:=COM.MICROSOFT.IFS([.E220]=[$Konventionen.$C$2];[.J220]+[$Konventionen.$E$2];[.E220]=[$Konventionen.$C$3];[.J2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0]&lt;=[.N220];[.L220]&gt;=[.N220]);IF([.K220]&lt;=[.N2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1]);#NULL!;IF(ISBLANK([.I221]);ORG.OPENOFFICE.YEARS([.C221];TODAY();0);ORG.OPENOFFICE.YEARS([.C221];[.I221];0)))" office:value-type="string" office:string-value="" calcext:value-type="error">
            <text:p>#NULL!</text:p>
          </table:table-cell>
          <table:table-cell table:style-name="ce18"/>
          <table:table-cell table:formula="of:=IF(AND([.D221]&lt;60;[.E22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1]);COM.MICROSOFT.IFS([.E221]=[$Konventionen.$C$2];[.G221]+[$Konventionen.$D$2];[.E221]=[$Konventionen.$C$3];[.G221]+[$Konventionen.$D$3]); COM.MICROSOFT.IFS([.E221]=[$Konventionen.$C$2];[.I221]+[$Konventionen.$D$2];[.E221]=[$Konventionen.$C$3];[.I221]+[$Konventionen.$D$3]))" office:value-type="string" office:string-value="" calcext:value-type="error">
            <text:p>#NV</text:p>
          </table:table-cell>
          <table:table-cell table:style-name="ce14" table:formula="of:=[.L221]-7" office:value-type="string" office:string-value="" calcext:value-type="error">
            <text:p>#NV</text:p>
          </table:table-cell>
          <table:table-cell table:style-name="ce14" table:formula="of:=COM.MICROSOFT.IFS([.E221]=[$Konventionen.$C$2];[.J221]+[$Konventionen.$E$2];[.E221]=[$Konventionen.$C$3];[.J2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1]&lt;=[.N221];[.L221]&gt;=[.N221]);IF([.K221]&lt;=[.N2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2]);#NULL!;IF(ISBLANK([.I222]);ORG.OPENOFFICE.YEARS([.C222];TODAY();0);ORG.OPENOFFICE.YEARS([.C222];[.I222];0)))" office:value-type="string" office:string-value="" calcext:value-type="error">
            <text:p>#NULL!</text:p>
          </table:table-cell>
          <table:table-cell table:style-name="ce18"/>
          <table:table-cell table:formula="of:=IF(AND([.D222]&lt;60;[.E22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2]);COM.MICROSOFT.IFS([.E222]=[$Konventionen.$C$2];[.G222]+[$Konventionen.$D$2];[.E222]=[$Konventionen.$C$3];[.G222]+[$Konventionen.$D$3]); COM.MICROSOFT.IFS([.E222]=[$Konventionen.$C$2];[.I222]+[$Konventionen.$D$2];[.E222]=[$Konventionen.$C$3];[.I222]+[$Konventionen.$D$3]))" office:value-type="string" office:string-value="" calcext:value-type="error">
            <text:p>#NV</text:p>
          </table:table-cell>
          <table:table-cell table:style-name="ce14" table:formula="of:=[.L222]-7" office:value-type="string" office:string-value="" calcext:value-type="error">
            <text:p>#NV</text:p>
          </table:table-cell>
          <table:table-cell table:style-name="ce14" table:formula="of:=COM.MICROSOFT.IFS([.E222]=[$Konventionen.$C$2];[.J222]+[$Konventionen.$E$2];[.E222]=[$Konventionen.$C$3];[.J2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2]&lt;=[.N222];[.L222]&gt;=[.N222]);IF([.K222]&lt;=[.N2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3]);#NULL!;IF(ISBLANK([.I223]);ORG.OPENOFFICE.YEARS([.C223];TODAY();0);ORG.OPENOFFICE.YEARS([.C223];[.I223];0)))" office:value-type="string" office:string-value="" calcext:value-type="error">
            <text:p>#NULL!</text:p>
          </table:table-cell>
          <table:table-cell table:style-name="ce18"/>
          <table:table-cell table:formula="of:=IF(AND([.D223]&lt;60;[.E22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3]);COM.MICROSOFT.IFS([.E223]=[$Konventionen.$C$2];[.G223]+[$Konventionen.$D$2];[.E223]=[$Konventionen.$C$3];[.G223]+[$Konventionen.$D$3]); COM.MICROSOFT.IFS([.E223]=[$Konventionen.$C$2];[.I223]+[$Konventionen.$D$2];[.E223]=[$Konventionen.$C$3];[.I223]+[$Konventionen.$D$3]))" office:value-type="string" office:string-value="" calcext:value-type="error">
            <text:p>#NV</text:p>
          </table:table-cell>
          <table:table-cell table:style-name="ce14" table:formula="of:=[.L223]-7" office:value-type="string" office:string-value="" calcext:value-type="error">
            <text:p>#NV</text:p>
          </table:table-cell>
          <table:table-cell table:style-name="ce14" table:formula="of:=COM.MICROSOFT.IFS([.E223]=[$Konventionen.$C$2];[.J223]+[$Konventionen.$E$2];[.E223]=[$Konventionen.$C$3];[.J2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3]&lt;=[.N223];[.L223]&gt;=[.N223]);IF([.K223]&lt;=[.N2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4]);#NULL!;IF(ISBLANK([.I224]);ORG.OPENOFFICE.YEARS([.C224];TODAY();0);ORG.OPENOFFICE.YEARS([.C224];[.I224];0)))" office:value-type="string" office:string-value="" calcext:value-type="error">
            <text:p>#NULL!</text:p>
          </table:table-cell>
          <table:table-cell table:style-name="ce18"/>
          <table:table-cell table:formula="of:=IF(AND([.D224]&lt;60;[.E22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4]);COM.MICROSOFT.IFS([.E224]=[$Konventionen.$C$2];[.G224]+[$Konventionen.$D$2];[.E224]=[$Konventionen.$C$3];[.G224]+[$Konventionen.$D$3]); COM.MICROSOFT.IFS([.E224]=[$Konventionen.$C$2];[.I224]+[$Konventionen.$D$2];[.E224]=[$Konventionen.$C$3];[.I224]+[$Konventionen.$D$3]))" office:value-type="string" office:string-value="" calcext:value-type="error">
            <text:p>#NV</text:p>
          </table:table-cell>
          <table:table-cell table:style-name="ce14" table:formula="of:=[.L224]-7" office:value-type="string" office:string-value="" calcext:value-type="error">
            <text:p>#NV</text:p>
          </table:table-cell>
          <table:table-cell table:style-name="ce14" table:formula="of:=COM.MICROSOFT.IFS([.E224]=[$Konventionen.$C$2];[.J224]+[$Konventionen.$E$2];[.E224]=[$Konventionen.$C$3];[.J2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4]&lt;=[.N224];[.L224]&gt;=[.N224]);IF([.K224]&lt;=[.N2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5]);#NULL!;IF(ISBLANK([.I225]);ORG.OPENOFFICE.YEARS([.C225];TODAY();0);ORG.OPENOFFICE.YEARS([.C225];[.I225];0)))" office:value-type="string" office:string-value="" calcext:value-type="error">
            <text:p>#NULL!</text:p>
          </table:table-cell>
          <table:table-cell table:style-name="ce18"/>
          <table:table-cell table:formula="of:=IF(AND([.D225]&lt;60;[.E22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5]);COM.MICROSOFT.IFS([.E225]=[$Konventionen.$C$2];[.G225]+[$Konventionen.$D$2];[.E225]=[$Konventionen.$C$3];[.G225]+[$Konventionen.$D$3]); COM.MICROSOFT.IFS([.E225]=[$Konventionen.$C$2];[.I225]+[$Konventionen.$D$2];[.E225]=[$Konventionen.$C$3];[.I225]+[$Konventionen.$D$3]))" office:value-type="string" office:string-value="" calcext:value-type="error">
            <text:p>#NV</text:p>
          </table:table-cell>
          <table:table-cell table:style-name="ce14" table:formula="of:=[.L225]-7" office:value-type="string" office:string-value="" calcext:value-type="error">
            <text:p>#NV</text:p>
          </table:table-cell>
          <table:table-cell table:style-name="ce14" table:formula="of:=COM.MICROSOFT.IFS([.E225]=[$Konventionen.$C$2];[.J225]+[$Konventionen.$E$2];[.E225]=[$Konventionen.$C$3];[.J2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5]&lt;=[.N225];[.L225]&gt;=[.N225]);IF([.K225]&lt;=[.N2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6]);#NULL!;IF(ISBLANK([.I226]);ORG.OPENOFFICE.YEARS([.C226];TODAY();0);ORG.OPENOFFICE.YEARS([.C226];[.I226];0)))" office:value-type="string" office:string-value="" calcext:value-type="error">
            <text:p>#NULL!</text:p>
          </table:table-cell>
          <table:table-cell table:style-name="ce18"/>
          <table:table-cell table:formula="of:=IF(AND([.D226]&lt;60;[.E22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6]);COM.MICROSOFT.IFS([.E226]=[$Konventionen.$C$2];[.G226]+[$Konventionen.$D$2];[.E226]=[$Konventionen.$C$3];[.G226]+[$Konventionen.$D$3]); COM.MICROSOFT.IFS([.E226]=[$Konventionen.$C$2];[.I226]+[$Konventionen.$D$2];[.E226]=[$Konventionen.$C$3];[.I226]+[$Konventionen.$D$3]))" office:value-type="string" office:string-value="" calcext:value-type="error">
            <text:p>#NV</text:p>
          </table:table-cell>
          <table:table-cell table:style-name="ce14" table:formula="of:=[.L226]-7" office:value-type="string" office:string-value="" calcext:value-type="error">
            <text:p>#NV</text:p>
          </table:table-cell>
          <table:table-cell table:style-name="ce14" table:formula="of:=COM.MICROSOFT.IFS([.E226]=[$Konventionen.$C$2];[.J226]+[$Konventionen.$E$2];[.E226]=[$Konventionen.$C$3];[.J2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6]&lt;=[.N226];[.L226]&gt;=[.N226]);IF([.K226]&lt;=[.N2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7]);#NULL!;IF(ISBLANK([.I227]);ORG.OPENOFFICE.YEARS([.C227];TODAY();0);ORG.OPENOFFICE.YEARS([.C227];[.I227];0)))" office:value-type="string" office:string-value="" calcext:value-type="error">
            <text:p>#NULL!</text:p>
          </table:table-cell>
          <table:table-cell table:style-name="ce18"/>
          <table:table-cell table:formula="of:=IF(AND([.D227]&lt;60;[.E22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7]);COM.MICROSOFT.IFS([.E227]=[$Konventionen.$C$2];[.G227]+[$Konventionen.$D$2];[.E227]=[$Konventionen.$C$3];[.G227]+[$Konventionen.$D$3]); COM.MICROSOFT.IFS([.E227]=[$Konventionen.$C$2];[.I227]+[$Konventionen.$D$2];[.E227]=[$Konventionen.$C$3];[.I227]+[$Konventionen.$D$3]))" office:value-type="string" office:string-value="" calcext:value-type="error">
            <text:p>#NV</text:p>
          </table:table-cell>
          <table:table-cell table:style-name="ce14" table:formula="of:=[.L227]-7" office:value-type="string" office:string-value="" calcext:value-type="error">
            <text:p>#NV</text:p>
          </table:table-cell>
          <table:table-cell table:style-name="ce14" table:formula="of:=COM.MICROSOFT.IFS([.E227]=[$Konventionen.$C$2];[.J227]+[$Konventionen.$E$2];[.E227]=[$Konventionen.$C$3];[.J2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7]&lt;=[.N227];[.L227]&gt;=[.N227]);IF([.K227]&lt;=[.N2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8]);#NULL!;IF(ISBLANK([.I228]);ORG.OPENOFFICE.YEARS([.C228];TODAY();0);ORG.OPENOFFICE.YEARS([.C228];[.I228];0)))" office:value-type="string" office:string-value="" calcext:value-type="error">
            <text:p>#NULL!</text:p>
          </table:table-cell>
          <table:table-cell table:style-name="ce18"/>
          <table:table-cell table:formula="of:=IF(AND([.D228]&lt;60;[.E22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8]);COM.MICROSOFT.IFS([.E228]=[$Konventionen.$C$2];[.G228]+[$Konventionen.$D$2];[.E228]=[$Konventionen.$C$3];[.G228]+[$Konventionen.$D$3]); COM.MICROSOFT.IFS([.E228]=[$Konventionen.$C$2];[.I228]+[$Konventionen.$D$2];[.E228]=[$Konventionen.$C$3];[.I228]+[$Konventionen.$D$3]))" office:value-type="string" office:string-value="" calcext:value-type="error">
            <text:p>#NV</text:p>
          </table:table-cell>
          <table:table-cell table:style-name="ce14" table:formula="of:=[.L228]-7" office:value-type="string" office:string-value="" calcext:value-type="error">
            <text:p>#NV</text:p>
          </table:table-cell>
          <table:table-cell table:style-name="ce14" table:formula="of:=COM.MICROSOFT.IFS([.E228]=[$Konventionen.$C$2];[.J228]+[$Konventionen.$E$2];[.E228]=[$Konventionen.$C$3];[.J2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8]&lt;=[.N228];[.L228]&gt;=[.N228]);IF([.K228]&lt;=[.N2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9]);#NULL!;IF(ISBLANK([.I229]);ORG.OPENOFFICE.YEARS([.C229];TODAY();0);ORG.OPENOFFICE.YEARS([.C229];[.I229];0)))" office:value-type="string" office:string-value="" calcext:value-type="error">
            <text:p>#NULL!</text:p>
          </table:table-cell>
          <table:table-cell table:style-name="ce18"/>
          <table:table-cell table:formula="of:=IF(AND([.D229]&lt;60;[.E22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9]);COM.MICROSOFT.IFS([.E229]=[$Konventionen.$C$2];[.G229]+[$Konventionen.$D$2];[.E229]=[$Konventionen.$C$3];[.G229]+[$Konventionen.$D$3]); COM.MICROSOFT.IFS([.E229]=[$Konventionen.$C$2];[.I229]+[$Konventionen.$D$2];[.E229]=[$Konventionen.$C$3];[.I229]+[$Konventionen.$D$3]))" office:value-type="string" office:string-value="" calcext:value-type="error">
            <text:p>#NV</text:p>
          </table:table-cell>
          <table:table-cell table:style-name="ce14" table:formula="of:=[.L229]-7" office:value-type="string" office:string-value="" calcext:value-type="error">
            <text:p>#NV</text:p>
          </table:table-cell>
          <table:table-cell table:style-name="ce14" table:formula="of:=COM.MICROSOFT.IFS([.E229]=[$Konventionen.$C$2];[.J229]+[$Konventionen.$E$2];[.E229]=[$Konventionen.$C$3];[.J2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9]&lt;=[.N229];[.L229]&gt;=[.N229]);IF([.K229]&lt;=[.N2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0]);#NULL!;IF(ISBLANK([.I230]);ORG.OPENOFFICE.YEARS([.C230];TODAY();0);ORG.OPENOFFICE.YEARS([.C230];[.I230];0)))" office:value-type="string" office:string-value="" calcext:value-type="error">
            <text:p>#NULL!</text:p>
          </table:table-cell>
          <table:table-cell table:style-name="ce18"/>
          <table:table-cell table:formula="of:=IF(AND([.D230]&lt;60;[.E23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0]);COM.MICROSOFT.IFS([.E230]=[$Konventionen.$C$2];[.G230]+[$Konventionen.$D$2];[.E230]=[$Konventionen.$C$3];[.G230]+[$Konventionen.$D$3]); COM.MICROSOFT.IFS([.E230]=[$Konventionen.$C$2];[.I230]+[$Konventionen.$D$2];[.E230]=[$Konventionen.$C$3];[.I230]+[$Konventionen.$D$3]))" office:value-type="string" office:string-value="" calcext:value-type="error">
            <text:p>#NV</text:p>
          </table:table-cell>
          <table:table-cell table:style-name="ce14" table:formula="of:=[.L230]-7" office:value-type="string" office:string-value="" calcext:value-type="error">
            <text:p>#NV</text:p>
          </table:table-cell>
          <table:table-cell table:style-name="ce14" table:formula="of:=COM.MICROSOFT.IFS([.E230]=[$Konventionen.$C$2];[.J230]+[$Konventionen.$E$2];[.E230]=[$Konventionen.$C$3];[.J2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0]&lt;=[.N230];[.L230]&gt;=[.N230]);IF([.K230]&lt;=[.N2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1]);#NULL!;IF(ISBLANK([.I231]);ORG.OPENOFFICE.YEARS([.C231];TODAY();0);ORG.OPENOFFICE.YEARS([.C231];[.I231];0)))" office:value-type="string" office:string-value="" calcext:value-type="error">
            <text:p>#NULL!</text:p>
          </table:table-cell>
          <table:table-cell table:style-name="ce18"/>
          <table:table-cell table:formula="of:=IF(AND([.D231]&lt;60;[.E23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1]);COM.MICROSOFT.IFS([.E231]=[$Konventionen.$C$2];[.G231]+[$Konventionen.$D$2];[.E231]=[$Konventionen.$C$3];[.G231]+[$Konventionen.$D$3]); COM.MICROSOFT.IFS([.E231]=[$Konventionen.$C$2];[.I231]+[$Konventionen.$D$2];[.E231]=[$Konventionen.$C$3];[.I231]+[$Konventionen.$D$3]))" office:value-type="string" office:string-value="" calcext:value-type="error">
            <text:p>#NV</text:p>
          </table:table-cell>
          <table:table-cell table:style-name="ce14" table:formula="of:=[.L231]-7" office:value-type="string" office:string-value="" calcext:value-type="error">
            <text:p>#NV</text:p>
          </table:table-cell>
          <table:table-cell table:style-name="ce14" table:formula="of:=COM.MICROSOFT.IFS([.E231]=[$Konventionen.$C$2];[.J231]+[$Konventionen.$E$2];[.E231]=[$Konventionen.$C$3];[.J2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1]&lt;=[.N231];[.L231]&gt;=[.N231]);IF([.K231]&lt;=[.N2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2]);#NULL!;IF(ISBLANK([.I232]);ORG.OPENOFFICE.YEARS([.C232];TODAY();0);ORG.OPENOFFICE.YEARS([.C232];[.I232];0)))" office:value-type="string" office:string-value="" calcext:value-type="error">
            <text:p>#NULL!</text:p>
          </table:table-cell>
          <table:table-cell table:style-name="ce18"/>
          <table:table-cell table:formula="of:=IF(AND([.D232]&lt;60;[.E23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2]);COM.MICROSOFT.IFS([.E232]=[$Konventionen.$C$2];[.G232]+[$Konventionen.$D$2];[.E232]=[$Konventionen.$C$3];[.G232]+[$Konventionen.$D$3]); COM.MICROSOFT.IFS([.E232]=[$Konventionen.$C$2];[.I232]+[$Konventionen.$D$2];[.E232]=[$Konventionen.$C$3];[.I232]+[$Konventionen.$D$3]))" office:value-type="string" office:string-value="" calcext:value-type="error">
            <text:p>#NV</text:p>
          </table:table-cell>
          <table:table-cell table:style-name="ce14" table:formula="of:=[.L232]-7" office:value-type="string" office:string-value="" calcext:value-type="error">
            <text:p>#NV</text:p>
          </table:table-cell>
          <table:table-cell table:style-name="ce14" table:formula="of:=COM.MICROSOFT.IFS([.E232]=[$Konventionen.$C$2];[.J232]+[$Konventionen.$E$2];[.E232]=[$Konventionen.$C$3];[.J2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2]&lt;=[.N232];[.L232]&gt;=[.N232]);IF([.K232]&lt;=[.N2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3]);#NULL!;IF(ISBLANK([.I233]);ORG.OPENOFFICE.YEARS([.C233];TODAY();0);ORG.OPENOFFICE.YEARS([.C233];[.I233];0)))" office:value-type="string" office:string-value="" calcext:value-type="error">
            <text:p>#NULL!</text:p>
          </table:table-cell>
          <table:table-cell table:style-name="ce18"/>
          <table:table-cell table:formula="of:=IF(AND([.D233]&lt;60;[.E23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3]);COM.MICROSOFT.IFS([.E233]=[$Konventionen.$C$2];[.G233]+[$Konventionen.$D$2];[.E233]=[$Konventionen.$C$3];[.G233]+[$Konventionen.$D$3]); COM.MICROSOFT.IFS([.E233]=[$Konventionen.$C$2];[.I233]+[$Konventionen.$D$2];[.E233]=[$Konventionen.$C$3];[.I233]+[$Konventionen.$D$3]))" office:value-type="string" office:string-value="" calcext:value-type="error">
            <text:p>#NV</text:p>
          </table:table-cell>
          <table:table-cell table:style-name="ce14" table:formula="of:=[.L233]-7" office:value-type="string" office:string-value="" calcext:value-type="error">
            <text:p>#NV</text:p>
          </table:table-cell>
          <table:table-cell table:style-name="ce14" table:formula="of:=COM.MICROSOFT.IFS([.E233]=[$Konventionen.$C$2];[.J233]+[$Konventionen.$E$2];[.E233]=[$Konventionen.$C$3];[.J2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3]&lt;=[.N233];[.L233]&gt;=[.N233]);IF([.K233]&lt;=[.N2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4]);#NULL!;IF(ISBLANK([.I234]);ORG.OPENOFFICE.YEARS([.C234];TODAY();0);ORG.OPENOFFICE.YEARS([.C234];[.I234];0)))" office:value-type="string" office:string-value="" calcext:value-type="error">
            <text:p>#NULL!</text:p>
          </table:table-cell>
          <table:table-cell table:style-name="ce18"/>
          <table:table-cell table:formula="of:=IF(AND([.D234]&lt;60;[.E23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4]);COM.MICROSOFT.IFS([.E234]=[$Konventionen.$C$2];[.G234]+[$Konventionen.$D$2];[.E234]=[$Konventionen.$C$3];[.G234]+[$Konventionen.$D$3]); COM.MICROSOFT.IFS([.E234]=[$Konventionen.$C$2];[.I234]+[$Konventionen.$D$2];[.E234]=[$Konventionen.$C$3];[.I234]+[$Konventionen.$D$3]))" office:value-type="string" office:string-value="" calcext:value-type="error">
            <text:p>#NV</text:p>
          </table:table-cell>
          <table:table-cell table:style-name="ce14" table:formula="of:=[.L234]-7" office:value-type="string" office:string-value="" calcext:value-type="error">
            <text:p>#NV</text:p>
          </table:table-cell>
          <table:table-cell table:style-name="ce14" table:formula="of:=COM.MICROSOFT.IFS([.E234]=[$Konventionen.$C$2];[.J234]+[$Konventionen.$E$2];[.E234]=[$Konventionen.$C$3];[.J2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4]&lt;=[.N234];[.L234]&gt;=[.N234]);IF([.K234]&lt;=[.N2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5]);#NULL!;IF(ISBLANK([.I235]);ORG.OPENOFFICE.YEARS([.C235];TODAY();0);ORG.OPENOFFICE.YEARS([.C235];[.I235];0)))" office:value-type="string" office:string-value="" calcext:value-type="error">
            <text:p>#NULL!</text:p>
          </table:table-cell>
          <table:table-cell table:style-name="ce18"/>
          <table:table-cell table:formula="of:=IF(AND([.D235]&lt;60;[.E23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5]);COM.MICROSOFT.IFS([.E235]=[$Konventionen.$C$2];[.G235]+[$Konventionen.$D$2];[.E235]=[$Konventionen.$C$3];[.G235]+[$Konventionen.$D$3]); COM.MICROSOFT.IFS([.E235]=[$Konventionen.$C$2];[.I235]+[$Konventionen.$D$2];[.E235]=[$Konventionen.$C$3];[.I235]+[$Konventionen.$D$3]))" office:value-type="string" office:string-value="" calcext:value-type="error">
            <text:p>#NV</text:p>
          </table:table-cell>
          <table:table-cell table:style-name="ce14" table:formula="of:=[.L235]-7" office:value-type="string" office:string-value="" calcext:value-type="error">
            <text:p>#NV</text:p>
          </table:table-cell>
          <table:table-cell table:style-name="ce14" table:formula="of:=COM.MICROSOFT.IFS([.E235]=[$Konventionen.$C$2];[.J235]+[$Konventionen.$E$2];[.E235]=[$Konventionen.$C$3];[.J2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5]&lt;=[.N235];[.L235]&gt;=[.N235]);IF([.K235]&lt;=[.N2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6]);#NULL!;IF(ISBLANK([.I236]);ORG.OPENOFFICE.YEARS([.C236];TODAY();0);ORG.OPENOFFICE.YEARS([.C236];[.I236];0)))" office:value-type="string" office:string-value="" calcext:value-type="error">
            <text:p>#NULL!</text:p>
          </table:table-cell>
          <table:table-cell table:style-name="ce18"/>
          <table:table-cell table:formula="of:=IF(AND([.D236]&lt;60;[.E23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6]);COM.MICROSOFT.IFS([.E236]=[$Konventionen.$C$2];[.G236]+[$Konventionen.$D$2];[.E236]=[$Konventionen.$C$3];[.G236]+[$Konventionen.$D$3]); COM.MICROSOFT.IFS([.E236]=[$Konventionen.$C$2];[.I236]+[$Konventionen.$D$2];[.E236]=[$Konventionen.$C$3];[.I236]+[$Konventionen.$D$3]))" office:value-type="string" office:string-value="" calcext:value-type="error">
            <text:p>#NV</text:p>
          </table:table-cell>
          <table:table-cell table:style-name="ce14" table:formula="of:=[.L236]-7" office:value-type="string" office:string-value="" calcext:value-type="error">
            <text:p>#NV</text:p>
          </table:table-cell>
          <table:table-cell table:style-name="ce14" table:formula="of:=COM.MICROSOFT.IFS([.E236]=[$Konventionen.$C$2];[.J236]+[$Konventionen.$E$2];[.E236]=[$Konventionen.$C$3];[.J2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6]&lt;=[.N236];[.L236]&gt;=[.N236]);IF([.K236]&lt;=[.N2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7]);#NULL!;IF(ISBLANK([.I237]);ORG.OPENOFFICE.YEARS([.C237];TODAY();0);ORG.OPENOFFICE.YEARS([.C237];[.I237];0)))" office:value-type="string" office:string-value="" calcext:value-type="error">
            <text:p>#NULL!</text:p>
          </table:table-cell>
          <table:table-cell table:style-name="ce18"/>
          <table:table-cell table:formula="of:=IF(AND([.D237]&lt;60;[.E23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7]);COM.MICROSOFT.IFS([.E237]=[$Konventionen.$C$2];[.G237]+[$Konventionen.$D$2];[.E237]=[$Konventionen.$C$3];[.G237]+[$Konventionen.$D$3]); COM.MICROSOFT.IFS([.E237]=[$Konventionen.$C$2];[.I237]+[$Konventionen.$D$2];[.E237]=[$Konventionen.$C$3];[.I237]+[$Konventionen.$D$3]))" office:value-type="string" office:string-value="" calcext:value-type="error">
            <text:p>#NV</text:p>
          </table:table-cell>
          <table:table-cell table:style-name="ce14" table:formula="of:=[.L237]-7" office:value-type="string" office:string-value="" calcext:value-type="error">
            <text:p>#NV</text:p>
          </table:table-cell>
          <table:table-cell table:style-name="ce14" table:formula="of:=COM.MICROSOFT.IFS([.E237]=[$Konventionen.$C$2];[.J237]+[$Konventionen.$E$2];[.E237]=[$Konventionen.$C$3];[.J2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7]&lt;=[.N237];[.L237]&gt;=[.N237]);IF([.K237]&lt;=[.N2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8]);#NULL!;IF(ISBLANK([.I238]);ORG.OPENOFFICE.YEARS([.C238];TODAY();0);ORG.OPENOFFICE.YEARS([.C238];[.I238];0)))" office:value-type="string" office:string-value="" calcext:value-type="error">
            <text:p>#NULL!</text:p>
          </table:table-cell>
          <table:table-cell table:style-name="ce18"/>
          <table:table-cell table:formula="of:=IF(AND([.D238]&lt;60;[.E23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8]);COM.MICROSOFT.IFS([.E238]=[$Konventionen.$C$2];[.G238]+[$Konventionen.$D$2];[.E238]=[$Konventionen.$C$3];[.G238]+[$Konventionen.$D$3]); COM.MICROSOFT.IFS([.E238]=[$Konventionen.$C$2];[.I238]+[$Konventionen.$D$2];[.E238]=[$Konventionen.$C$3];[.I238]+[$Konventionen.$D$3]))" office:value-type="string" office:string-value="" calcext:value-type="error">
            <text:p>#NV</text:p>
          </table:table-cell>
          <table:table-cell table:style-name="ce14" table:formula="of:=[.L238]-7" office:value-type="string" office:string-value="" calcext:value-type="error">
            <text:p>#NV</text:p>
          </table:table-cell>
          <table:table-cell table:style-name="ce14" table:formula="of:=COM.MICROSOFT.IFS([.E238]=[$Konventionen.$C$2];[.J238]+[$Konventionen.$E$2];[.E238]=[$Konventionen.$C$3];[.J2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8]&lt;=[.N238];[.L238]&gt;=[.N238]);IF([.K238]&lt;=[.N2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9]);#NULL!;IF(ISBLANK([.I239]);ORG.OPENOFFICE.YEARS([.C239];TODAY();0);ORG.OPENOFFICE.YEARS([.C239];[.I239];0)))" office:value-type="string" office:string-value="" calcext:value-type="error">
            <text:p>#NULL!</text:p>
          </table:table-cell>
          <table:table-cell table:style-name="ce18"/>
          <table:table-cell table:formula="of:=IF(AND([.D239]&lt;60;[.E23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9]);COM.MICROSOFT.IFS([.E239]=[$Konventionen.$C$2];[.G239]+[$Konventionen.$D$2];[.E239]=[$Konventionen.$C$3];[.G239]+[$Konventionen.$D$3]); COM.MICROSOFT.IFS([.E239]=[$Konventionen.$C$2];[.I239]+[$Konventionen.$D$2];[.E239]=[$Konventionen.$C$3];[.I239]+[$Konventionen.$D$3]))" office:value-type="string" office:string-value="" calcext:value-type="error">
            <text:p>#NV</text:p>
          </table:table-cell>
          <table:table-cell table:style-name="ce14" table:formula="of:=[.L239]-7" office:value-type="string" office:string-value="" calcext:value-type="error">
            <text:p>#NV</text:p>
          </table:table-cell>
          <table:table-cell table:style-name="ce14" table:formula="of:=COM.MICROSOFT.IFS([.E239]=[$Konventionen.$C$2];[.J239]+[$Konventionen.$E$2];[.E239]=[$Konventionen.$C$3];[.J2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9]&lt;=[.N239];[.L239]&gt;=[.N239]);IF([.K239]&lt;=[.N2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0]);#NULL!;IF(ISBLANK([.I240]);ORG.OPENOFFICE.YEARS([.C240];TODAY();0);ORG.OPENOFFICE.YEARS([.C240];[.I240];0)))" office:value-type="string" office:string-value="" calcext:value-type="error">
            <text:p>#NULL!</text:p>
          </table:table-cell>
          <table:table-cell table:style-name="ce18"/>
          <table:table-cell table:formula="of:=IF(AND([.D240]&lt;60;[.E24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0]);COM.MICROSOFT.IFS([.E240]=[$Konventionen.$C$2];[.G240]+[$Konventionen.$D$2];[.E240]=[$Konventionen.$C$3];[.G240]+[$Konventionen.$D$3]); COM.MICROSOFT.IFS([.E240]=[$Konventionen.$C$2];[.I240]+[$Konventionen.$D$2];[.E240]=[$Konventionen.$C$3];[.I240]+[$Konventionen.$D$3]))" office:value-type="string" office:string-value="" calcext:value-type="error">
            <text:p>#NV</text:p>
          </table:table-cell>
          <table:table-cell table:style-name="ce14" table:formula="of:=[.L240]-7" office:value-type="string" office:string-value="" calcext:value-type="error">
            <text:p>#NV</text:p>
          </table:table-cell>
          <table:table-cell table:style-name="ce14" table:formula="of:=COM.MICROSOFT.IFS([.E240]=[$Konventionen.$C$2];[.J240]+[$Konventionen.$E$2];[.E240]=[$Konventionen.$C$3];[.J2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0]&lt;=[.N240];[.L240]&gt;=[.N240]);IF([.K240]&lt;=[.N2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1]);#NULL!;IF(ISBLANK([.I241]);ORG.OPENOFFICE.YEARS([.C241];TODAY();0);ORG.OPENOFFICE.YEARS([.C241];[.I241];0)))" office:value-type="string" office:string-value="" calcext:value-type="error">
            <text:p>#NULL!</text:p>
          </table:table-cell>
          <table:table-cell table:style-name="ce18"/>
          <table:table-cell table:formula="of:=IF(AND([.D241]&lt;60;[.E24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1]);COM.MICROSOFT.IFS([.E241]=[$Konventionen.$C$2];[.G241]+[$Konventionen.$D$2];[.E241]=[$Konventionen.$C$3];[.G241]+[$Konventionen.$D$3]); COM.MICROSOFT.IFS([.E241]=[$Konventionen.$C$2];[.I241]+[$Konventionen.$D$2];[.E241]=[$Konventionen.$C$3];[.I241]+[$Konventionen.$D$3]))" office:value-type="string" office:string-value="" calcext:value-type="error">
            <text:p>#NV</text:p>
          </table:table-cell>
          <table:table-cell table:style-name="ce14" table:formula="of:=[.L241]-7" office:value-type="string" office:string-value="" calcext:value-type="error">
            <text:p>#NV</text:p>
          </table:table-cell>
          <table:table-cell table:style-name="ce14" table:formula="of:=COM.MICROSOFT.IFS([.E241]=[$Konventionen.$C$2];[.J241]+[$Konventionen.$E$2];[.E241]=[$Konventionen.$C$3];[.J2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1]&lt;=[.N241];[.L241]&gt;=[.N241]);IF([.K241]&lt;=[.N2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2]);#NULL!;IF(ISBLANK([.I242]);ORG.OPENOFFICE.YEARS([.C242];TODAY();0);ORG.OPENOFFICE.YEARS([.C242];[.I242];0)))" office:value-type="string" office:string-value="" calcext:value-type="error">
            <text:p>#NULL!</text:p>
          </table:table-cell>
          <table:table-cell table:style-name="ce18"/>
          <table:table-cell table:formula="of:=IF(AND([.D242]&lt;60;[.E24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2]);COM.MICROSOFT.IFS([.E242]=[$Konventionen.$C$2];[.G242]+[$Konventionen.$D$2];[.E242]=[$Konventionen.$C$3];[.G242]+[$Konventionen.$D$3]); COM.MICROSOFT.IFS([.E242]=[$Konventionen.$C$2];[.I242]+[$Konventionen.$D$2];[.E242]=[$Konventionen.$C$3];[.I242]+[$Konventionen.$D$3]))" office:value-type="string" office:string-value="" calcext:value-type="error">
            <text:p>#NV</text:p>
          </table:table-cell>
          <table:table-cell table:style-name="ce14" table:formula="of:=[.L242]-7" office:value-type="string" office:string-value="" calcext:value-type="error">
            <text:p>#NV</text:p>
          </table:table-cell>
          <table:table-cell table:style-name="ce14" table:formula="of:=COM.MICROSOFT.IFS([.E242]=[$Konventionen.$C$2];[.J242]+[$Konventionen.$E$2];[.E242]=[$Konventionen.$C$3];[.J2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2]&lt;=[.N242];[.L242]&gt;=[.N242]);IF([.K242]&lt;=[.N2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3]);#NULL!;IF(ISBLANK([.I243]);ORG.OPENOFFICE.YEARS([.C243];TODAY();0);ORG.OPENOFFICE.YEARS([.C243];[.I243];0)))" office:value-type="string" office:string-value="" calcext:value-type="error">
            <text:p>#NULL!</text:p>
          </table:table-cell>
          <table:table-cell table:style-name="ce18"/>
          <table:table-cell table:formula="of:=IF(AND([.D243]&lt;60;[.E24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3]);COM.MICROSOFT.IFS([.E243]=[$Konventionen.$C$2];[.G243]+[$Konventionen.$D$2];[.E243]=[$Konventionen.$C$3];[.G243]+[$Konventionen.$D$3]); COM.MICROSOFT.IFS([.E243]=[$Konventionen.$C$2];[.I243]+[$Konventionen.$D$2];[.E243]=[$Konventionen.$C$3];[.I243]+[$Konventionen.$D$3]))" office:value-type="string" office:string-value="" calcext:value-type="error">
            <text:p>#NV</text:p>
          </table:table-cell>
          <table:table-cell table:style-name="ce14" table:formula="of:=[.L243]-7" office:value-type="string" office:string-value="" calcext:value-type="error">
            <text:p>#NV</text:p>
          </table:table-cell>
          <table:table-cell table:style-name="ce14" table:formula="of:=COM.MICROSOFT.IFS([.E243]=[$Konventionen.$C$2];[.J243]+[$Konventionen.$E$2];[.E243]=[$Konventionen.$C$3];[.J2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3]&lt;=[.N243];[.L243]&gt;=[.N243]);IF([.K243]&lt;=[.N2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4]);#NULL!;IF(ISBLANK([.I244]);ORG.OPENOFFICE.YEARS([.C244];TODAY();0);ORG.OPENOFFICE.YEARS([.C244];[.I244];0)))" office:value-type="string" office:string-value="" calcext:value-type="error">
            <text:p>#NULL!</text:p>
          </table:table-cell>
          <table:table-cell table:style-name="ce18"/>
          <table:table-cell table:formula="of:=IF(AND([.D244]&lt;60;[.E24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4]);COM.MICROSOFT.IFS([.E244]=[$Konventionen.$C$2];[.G244]+[$Konventionen.$D$2];[.E244]=[$Konventionen.$C$3];[.G244]+[$Konventionen.$D$3]); COM.MICROSOFT.IFS([.E244]=[$Konventionen.$C$2];[.I244]+[$Konventionen.$D$2];[.E244]=[$Konventionen.$C$3];[.I244]+[$Konventionen.$D$3]))" office:value-type="string" office:string-value="" calcext:value-type="error">
            <text:p>#NV</text:p>
          </table:table-cell>
          <table:table-cell table:style-name="ce14" table:formula="of:=[.L244]-7" office:value-type="string" office:string-value="" calcext:value-type="error">
            <text:p>#NV</text:p>
          </table:table-cell>
          <table:table-cell table:style-name="ce14" table:formula="of:=COM.MICROSOFT.IFS([.E244]=[$Konventionen.$C$2];[.J244]+[$Konventionen.$E$2];[.E244]=[$Konventionen.$C$3];[.J2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4]&lt;=[.N244];[.L244]&gt;=[.N244]);IF([.K244]&lt;=[.N2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5]);#NULL!;IF(ISBLANK([.I245]);ORG.OPENOFFICE.YEARS([.C245];TODAY();0);ORG.OPENOFFICE.YEARS([.C245];[.I245];0)))" office:value-type="string" office:string-value="" calcext:value-type="error">
            <text:p>#NULL!</text:p>
          </table:table-cell>
          <table:table-cell table:style-name="ce18"/>
          <table:table-cell table:formula="of:=IF(AND([.D245]&lt;60;[.E24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5]);COM.MICROSOFT.IFS([.E245]=[$Konventionen.$C$2];[.G245]+[$Konventionen.$D$2];[.E245]=[$Konventionen.$C$3];[.G245]+[$Konventionen.$D$3]); COM.MICROSOFT.IFS([.E245]=[$Konventionen.$C$2];[.I245]+[$Konventionen.$D$2];[.E245]=[$Konventionen.$C$3];[.I245]+[$Konventionen.$D$3]))" office:value-type="string" office:string-value="" calcext:value-type="error">
            <text:p>#NV</text:p>
          </table:table-cell>
          <table:table-cell table:style-name="ce14" table:formula="of:=[.L245]-7" office:value-type="string" office:string-value="" calcext:value-type="error">
            <text:p>#NV</text:p>
          </table:table-cell>
          <table:table-cell table:style-name="ce14" table:formula="of:=COM.MICROSOFT.IFS([.E245]=[$Konventionen.$C$2];[.J245]+[$Konventionen.$E$2];[.E245]=[$Konventionen.$C$3];[.J2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5]&lt;=[.N245];[.L245]&gt;=[.N245]);IF([.K245]&lt;=[.N2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6]);#NULL!;IF(ISBLANK([.I246]);ORG.OPENOFFICE.YEARS([.C246];TODAY();0);ORG.OPENOFFICE.YEARS([.C246];[.I246];0)))" office:value-type="string" office:string-value="" calcext:value-type="error">
            <text:p>#NULL!</text:p>
          </table:table-cell>
          <table:table-cell table:style-name="ce18"/>
          <table:table-cell table:formula="of:=IF(AND([.D246]&lt;60;[.E24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6]);COM.MICROSOFT.IFS([.E246]=[$Konventionen.$C$2];[.G246]+[$Konventionen.$D$2];[.E246]=[$Konventionen.$C$3];[.G246]+[$Konventionen.$D$3]); COM.MICROSOFT.IFS([.E246]=[$Konventionen.$C$2];[.I246]+[$Konventionen.$D$2];[.E246]=[$Konventionen.$C$3];[.I246]+[$Konventionen.$D$3]))" office:value-type="string" office:string-value="" calcext:value-type="error">
            <text:p>#NV</text:p>
          </table:table-cell>
          <table:table-cell table:style-name="ce14" table:formula="of:=[.L246]-7" office:value-type="string" office:string-value="" calcext:value-type="error">
            <text:p>#NV</text:p>
          </table:table-cell>
          <table:table-cell table:style-name="ce14" table:formula="of:=COM.MICROSOFT.IFS([.E246]=[$Konventionen.$C$2];[.J246]+[$Konventionen.$E$2];[.E246]=[$Konventionen.$C$3];[.J2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6]&lt;=[.N246];[.L246]&gt;=[.N246]);IF([.K246]&lt;=[.N2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7]);#NULL!;IF(ISBLANK([.I247]);ORG.OPENOFFICE.YEARS([.C247];TODAY();0);ORG.OPENOFFICE.YEARS([.C247];[.I247];0)))" office:value-type="string" office:string-value="" calcext:value-type="error">
            <text:p>#NULL!</text:p>
          </table:table-cell>
          <table:table-cell table:style-name="ce18"/>
          <table:table-cell table:formula="of:=IF(AND([.D247]&lt;60;[.E24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7]);COM.MICROSOFT.IFS([.E247]=[$Konventionen.$C$2];[.G247]+[$Konventionen.$D$2];[.E247]=[$Konventionen.$C$3];[.G247]+[$Konventionen.$D$3]); COM.MICROSOFT.IFS([.E247]=[$Konventionen.$C$2];[.I247]+[$Konventionen.$D$2];[.E247]=[$Konventionen.$C$3];[.I247]+[$Konventionen.$D$3]))" office:value-type="string" office:string-value="" calcext:value-type="error">
            <text:p>#NV</text:p>
          </table:table-cell>
          <table:table-cell table:style-name="ce14" table:formula="of:=[.L247]-7" office:value-type="string" office:string-value="" calcext:value-type="error">
            <text:p>#NV</text:p>
          </table:table-cell>
          <table:table-cell table:style-name="ce14" table:formula="of:=COM.MICROSOFT.IFS([.E247]=[$Konventionen.$C$2];[.J247]+[$Konventionen.$E$2];[.E247]=[$Konventionen.$C$3];[.J2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7]&lt;=[.N247];[.L247]&gt;=[.N247]);IF([.K247]&lt;=[.N2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8]);#NULL!;IF(ISBLANK([.I248]);ORG.OPENOFFICE.YEARS([.C248];TODAY();0);ORG.OPENOFFICE.YEARS([.C248];[.I248];0)))" office:value-type="string" office:string-value="" calcext:value-type="error">
            <text:p>#NULL!</text:p>
          </table:table-cell>
          <table:table-cell table:style-name="ce18"/>
          <table:table-cell table:formula="of:=IF(AND([.D248]&lt;60;[.E24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8]);COM.MICROSOFT.IFS([.E248]=[$Konventionen.$C$2];[.G248]+[$Konventionen.$D$2];[.E248]=[$Konventionen.$C$3];[.G248]+[$Konventionen.$D$3]); COM.MICROSOFT.IFS([.E248]=[$Konventionen.$C$2];[.I248]+[$Konventionen.$D$2];[.E248]=[$Konventionen.$C$3];[.I248]+[$Konventionen.$D$3]))" office:value-type="string" office:string-value="" calcext:value-type="error">
            <text:p>#NV</text:p>
          </table:table-cell>
          <table:table-cell table:style-name="ce14" table:formula="of:=[.L248]-7" office:value-type="string" office:string-value="" calcext:value-type="error">
            <text:p>#NV</text:p>
          </table:table-cell>
          <table:table-cell table:style-name="ce14" table:formula="of:=COM.MICROSOFT.IFS([.E248]=[$Konventionen.$C$2];[.J248]+[$Konventionen.$E$2];[.E248]=[$Konventionen.$C$3];[.J2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8]&lt;=[.N248];[.L248]&gt;=[.N248]);IF([.K248]&lt;=[.N2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9]);#NULL!;IF(ISBLANK([.I249]);ORG.OPENOFFICE.YEARS([.C249];TODAY();0);ORG.OPENOFFICE.YEARS([.C249];[.I249];0)))" office:value-type="string" office:string-value="" calcext:value-type="error">
            <text:p>#NULL!</text:p>
          </table:table-cell>
          <table:table-cell table:style-name="ce18"/>
          <table:table-cell table:formula="of:=IF(AND([.D249]&lt;60;[.E24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9]);COM.MICROSOFT.IFS([.E249]=[$Konventionen.$C$2];[.G249]+[$Konventionen.$D$2];[.E249]=[$Konventionen.$C$3];[.G249]+[$Konventionen.$D$3]); COM.MICROSOFT.IFS([.E249]=[$Konventionen.$C$2];[.I249]+[$Konventionen.$D$2];[.E249]=[$Konventionen.$C$3];[.I249]+[$Konventionen.$D$3]))" office:value-type="string" office:string-value="" calcext:value-type="error">
            <text:p>#NV</text:p>
          </table:table-cell>
          <table:table-cell table:style-name="ce14" table:formula="of:=[.L249]-7" office:value-type="string" office:string-value="" calcext:value-type="error">
            <text:p>#NV</text:p>
          </table:table-cell>
          <table:table-cell table:style-name="ce14" table:formula="of:=COM.MICROSOFT.IFS([.E249]=[$Konventionen.$C$2];[.J249]+[$Konventionen.$E$2];[.E249]=[$Konventionen.$C$3];[.J2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9]&lt;=[.N249];[.L249]&gt;=[.N249]);IF([.K249]&lt;=[.N2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0]);#NULL!;IF(ISBLANK([.I250]);ORG.OPENOFFICE.YEARS([.C250];TODAY();0);ORG.OPENOFFICE.YEARS([.C250];[.I250];0)))" office:value-type="string" office:string-value="" calcext:value-type="error">
            <text:p>#NULL!</text:p>
          </table:table-cell>
          <table:table-cell table:style-name="ce18"/>
          <table:table-cell table:formula="of:=IF(AND([.D250]&lt;60;[.E25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0]);COM.MICROSOFT.IFS([.E250]=[$Konventionen.$C$2];[.G250]+[$Konventionen.$D$2];[.E250]=[$Konventionen.$C$3];[.G250]+[$Konventionen.$D$3]); COM.MICROSOFT.IFS([.E250]=[$Konventionen.$C$2];[.I250]+[$Konventionen.$D$2];[.E250]=[$Konventionen.$C$3];[.I250]+[$Konventionen.$D$3]))" office:value-type="string" office:string-value="" calcext:value-type="error">
            <text:p>#NV</text:p>
          </table:table-cell>
          <table:table-cell table:style-name="ce14" table:formula="of:=[.L250]-7" office:value-type="string" office:string-value="" calcext:value-type="error">
            <text:p>#NV</text:p>
          </table:table-cell>
          <table:table-cell table:style-name="ce14" table:formula="of:=COM.MICROSOFT.IFS([.E250]=[$Konventionen.$C$2];[.J250]+[$Konventionen.$E$2];[.E250]=[$Konventionen.$C$3];[.J2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0]&lt;=[.N250];[.L250]&gt;=[.N250]);IF([.K250]&lt;=[.N2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1]);#NULL!;IF(ISBLANK([.I251]);ORG.OPENOFFICE.YEARS([.C251];TODAY();0);ORG.OPENOFFICE.YEARS([.C251];[.I251];0)))" office:value-type="string" office:string-value="" calcext:value-type="error">
            <text:p>#NULL!</text:p>
          </table:table-cell>
          <table:table-cell table:style-name="ce18"/>
          <table:table-cell table:formula="of:=IF(AND([.D251]&lt;60;[.E25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1]);COM.MICROSOFT.IFS([.E251]=[$Konventionen.$C$2];[.G251]+[$Konventionen.$D$2];[.E251]=[$Konventionen.$C$3];[.G251]+[$Konventionen.$D$3]); COM.MICROSOFT.IFS([.E251]=[$Konventionen.$C$2];[.I251]+[$Konventionen.$D$2];[.E251]=[$Konventionen.$C$3];[.I251]+[$Konventionen.$D$3]))" office:value-type="string" office:string-value="" calcext:value-type="error">
            <text:p>#NV</text:p>
          </table:table-cell>
          <table:table-cell table:style-name="ce14" table:formula="of:=[.L251]-7" office:value-type="string" office:string-value="" calcext:value-type="error">
            <text:p>#NV</text:p>
          </table:table-cell>
          <table:table-cell table:style-name="ce14" table:formula="of:=COM.MICROSOFT.IFS([.E251]=[$Konventionen.$C$2];[.J251]+[$Konventionen.$E$2];[.E251]=[$Konventionen.$C$3];[.J2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1]&lt;=[.N251];[.L251]&gt;=[.N251]);IF([.K251]&lt;=[.N2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2]);#NULL!;IF(ISBLANK([.I252]);ORG.OPENOFFICE.YEARS([.C252];TODAY();0);ORG.OPENOFFICE.YEARS([.C252];[.I252];0)))" office:value-type="string" office:string-value="" calcext:value-type="error">
            <text:p>#NULL!</text:p>
          </table:table-cell>
          <table:table-cell table:style-name="ce18"/>
          <table:table-cell table:formula="of:=IF(AND([.D252]&lt;60;[.E25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2]);COM.MICROSOFT.IFS([.E252]=[$Konventionen.$C$2];[.G252]+[$Konventionen.$D$2];[.E252]=[$Konventionen.$C$3];[.G252]+[$Konventionen.$D$3]); COM.MICROSOFT.IFS([.E252]=[$Konventionen.$C$2];[.I252]+[$Konventionen.$D$2];[.E252]=[$Konventionen.$C$3];[.I252]+[$Konventionen.$D$3]))" office:value-type="string" office:string-value="" calcext:value-type="error">
            <text:p>#NV</text:p>
          </table:table-cell>
          <table:table-cell table:style-name="ce14" table:formula="of:=[.L252]-7" office:value-type="string" office:string-value="" calcext:value-type="error">
            <text:p>#NV</text:p>
          </table:table-cell>
          <table:table-cell table:style-name="ce14" table:formula="of:=COM.MICROSOFT.IFS([.E252]=[$Konventionen.$C$2];[.J252]+[$Konventionen.$E$2];[.E252]=[$Konventionen.$C$3];[.J2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2]&lt;=[.N252];[.L252]&gt;=[.N252]);IF([.K252]&lt;=[.N2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3]);#NULL!;IF(ISBLANK([.I253]);ORG.OPENOFFICE.YEARS([.C253];TODAY();0);ORG.OPENOFFICE.YEARS([.C253];[.I253];0)))" office:value-type="string" office:string-value="" calcext:value-type="error">
            <text:p>#NULL!</text:p>
          </table:table-cell>
          <table:table-cell table:style-name="ce18"/>
          <table:table-cell table:formula="of:=IF(AND([.D253]&lt;60;[.E25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3]);COM.MICROSOFT.IFS([.E253]=[$Konventionen.$C$2];[.G253]+[$Konventionen.$D$2];[.E253]=[$Konventionen.$C$3];[.G253]+[$Konventionen.$D$3]); COM.MICROSOFT.IFS([.E253]=[$Konventionen.$C$2];[.I253]+[$Konventionen.$D$2];[.E253]=[$Konventionen.$C$3];[.I253]+[$Konventionen.$D$3]))" office:value-type="string" office:string-value="" calcext:value-type="error">
            <text:p>#NV</text:p>
          </table:table-cell>
          <table:table-cell table:style-name="ce14" table:formula="of:=[.L253]-7" office:value-type="string" office:string-value="" calcext:value-type="error">
            <text:p>#NV</text:p>
          </table:table-cell>
          <table:table-cell table:style-name="ce14" table:formula="of:=COM.MICROSOFT.IFS([.E253]=[$Konventionen.$C$2];[.J253]+[$Konventionen.$E$2];[.E253]=[$Konventionen.$C$3];[.J2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3]&lt;=[.N253];[.L253]&gt;=[.N253]);IF([.K253]&lt;=[.N2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4]);#NULL!;IF(ISBLANK([.I254]);ORG.OPENOFFICE.YEARS([.C254];TODAY();0);ORG.OPENOFFICE.YEARS([.C254];[.I254];0)))" office:value-type="string" office:string-value="" calcext:value-type="error">
            <text:p>#NULL!</text:p>
          </table:table-cell>
          <table:table-cell table:style-name="ce18"/>
          <table:table-cell table:formula="of:=IF(AND([.D254]&lt;60;[.E25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4]);COM.MICROSOFT.IFS([.E254]=[$Konventionen.$C$2];[.G254]+[$Konventionen.$D$2];[.E254]=[$Konventionen.$C$3];[.G254]+[$Konventionen.$D$3]); COM.MICROSOFT.IFS([.E254]=[$Konventionen.$C$2];[.I254]+[$Konventionen.$D$2];[.E254]=[$Konventionen.$C$3];[.I254]+[$Konventionen.$D$3]))" office:value-type="string" office:string-value="" calcext:value-type="error">
            <text:p>#NV</text:p>
          </table:table-cell>
          <table:table-cell table:style-name="ce14" table:formula="of:=[.L254]-7" office:value-type="string" office:string-value="" calcext:value-type="error">
            <text:p>#NV</text:p>
          </table:table-cell>
          <table:table-cell table:style-name="ce14" table:formula="of:=COM.MICROSOFT.IFS([.E254]=[$Konventionen.$C$2];[.J254]+[$Konventionen.$E$2];[.E254]=[$Konventionen.$C$3];[.J2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4]&lt;=[.N254];[.L254]&gt;=[.N254]);IF([.K254]&lt;=[.N2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5]);#NULL!;IF(ISBLANK([.I255]);ORG.OPENOFFICE.YEARS([.C255];TODAY();0);ORG.OPENOFFICE.YEARS([.C255];[.I255];0)))" office:value-type="string" office:string-value="" calcext:value-type="error">
            <text:p>#NULL!</text:p>
          </table:table-cell>
          <table:table-cell table:style-name="ce18"/>
          <table:table-cell table:formula="of:=IF(AND([.D255]&lt;60;[.E25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5]);COM.MICROSOFT.IFS([.E255]=[$Konventionen.$C$2];[.G255]+[$Konventionen.$D$2];[.E255]=[$Konventionen.$C$3];[.G255]+[$Konventionen.$D$3]); COM.MICROSOFT.IFS([.E255]=[$Konventionen.$C$2];[.I255]+[$Konventionen.$D$2];[.E255]=[$Konventionen.$C$3];[.I255]+[$Konventionen.$D$3]))" office:value-type="string" office:string-value="" calcext:value-type="error">
            <text:p>#NV</text:p>
          </table:table-cell>
          <table:table-cell table:style-name="ce14" table:formula="of:=[.L255]-7" office:value-type="string" office:string-value="" calcext:value-type="error">
            <text:p>#NV</text:p>
          </table:table-cell>
          <table:table-cell table:style-name="ce14" table:formula="of:=COM.MICROSOFT.IFS([.E255]=[$Konventionen.$C$2];[.J255]+[$Konventionen.$E$2];[.E255]=[$Konventionen.$C$3];[.J2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5]&lt;=[.N255];[.L255]&gt;=[.N255]);IF([.K255]&lt;=[.N2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6]);#NULL!;IF(ISBLANK([.I256]);ORG.OPENOFFICE.YEARS([.C256];TODAY();0);ORG.OPENOFFICE.YEARS([.C256];[.I256];0)))" office:value-type="string" office:string-value="" calcext:value-type="error">
            <text:p>#NULL!</text:p>
          </table:table-cell>
          <table:table-cell table:style-name="ce18"/>
          <table:table-cell table:formula="of:=IF(AND([.D256]&lt;60;[.E25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6]);COM.MICROSOFT.IFS([.E256]=[$Konventionen.$C$2];[.G256]+[$Konventionen.$D$2];[.E256]=[$Konventionen.$C$3];[.G256]+[$Konventionen.$D$3]); COM.MICROSOFT.IFS([.E256]=[$Konventionen.$C$2];[.I256]+[$Konventionen.$D$2];[.E256]=[$Konventionen.$C$3];[.I256]+[$Konventionen.$D$3]))" office:value-type="string" office:string-value="" calcext:value-type="error">
            <text:p>#NV</text:p>
          </table:table-cell>
          <table:table-cell table:style-name="ce14" table:formula="of:=[.L256]-7" office:value-type="string" office:string-value="" calcext:value-type="error">
            <text:p>#NV</text:p>
          </table:table-cell>
          <table:table-cell table:style-name="ce14" table:formula="of:=COM.MICROSOFT.IFS([.E256]=[$Konventionen.$C$2];[.J256]+[$Konventionen.$E$2];[.E256]=[$Konventionen.$C$3];[.J2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6]&lt;=[.N256];[.L256]&gt;=[.N256]);IF([.K256]&lt;=[.N2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7]);#NULL!;IF(ISBLANK([.I257]);ORG.OPENOFFICE.YEARS([.C257];TODAY();0);ORG.OPENOFFICE.YEARS([.C257];[.I2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57]);COM.MICROSOFT.IFS([.E257]=[$Konventionen.$C$2];[.G257]+[$Konventionen.$D$2];[.E257]=[$Konventionen.$C$3];[.G257]+[$Konventionen.$D$3]); COM.MICROSOFT.IFS([.E257]=[$Konventionen.$C$2];[.I257]+[$Konventionen.$D$2];[.E257]=[$Konventionen.$C$3];[.I257]+[$Konventionen.$D$3]))" office:value-type="string" office:string-value="" calcext:value-type="error">
            <text:p>#NV</text:p>
          </table:table-cell>
          <table:table-cell table:style-name="ce14" table:formula="of:=[.L257]-7" office:value-type="string" office:string-value="" calcext:value-type="error">
            <text:p>#NV</text:p>
          </table:table-cell>
          <table:table-cell table:style-name="ce14" table:formula="of:=COM.MICROSOFT.IFS([.E257]=[$Konventionen.$C$2];[.J257]+[$Konventionen.$E$2];[.E257]=[$Konventionen.$C$3];[.J2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7]&lt;=[.N257];[.L257]&gt;=[.N257]);IF([.K257]&lt;=[.N2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8]);#NULL!;IF(ISBLANK([.I258]);ORG.OPENOFFICE.YEARS([.C258];TODAY();0);ORG.OPENOFFICE.YEARS([.C258];[.I2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58]);COM.MICROSOFT.IFS([.E258]=[$Konventionen.$C$2];[.G258]+[$Konventionen.$D$2];[.E258]=[$Konventionen.$C$3];[.G258]+[$Konventionen.$D$3]); COM.MICROSOFT.IFS([.E258]=[$Konventionen.$C$2];[.I258]+[$Konventionen.$D$2];[.E258]=[$Konventionen.$C$3];[.I258]+[$Konventionen.$D$3]))" office:value-type="string" office:string-value="" calcext:value-type="error">
            <text:p>#NV</text:p>
          </table:table-cell>
          <table:table-cell table:style-name="ce14" table:formula="of:=[.L258]-7" office:value-type="string" office:string-value="" calcext:value-type="error">
            <text:p>#NV</text:p>
          </table:table-cell>
          <table:table-cell table:style-name="ce14" table:formula="of:=COM.MICROSOFT.IFS([.E258]=[$Konventionen.$C$2];[.J258]+[$Konventionen.$E$2];[.E258]=[$Konventionen.$C$3];[.J2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8]&lt;=[.N258];[.L258]&gt;=[.N258]);IF([.K258]&lt;=[.N2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9]);#NULL!;IF(ISBLANK([.I259]);ORG.OPENOFFICE.YEARS([.C259];TODAY();0);ORG.OPENOFFICE.YEARS([.C259];[.I2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59]);COM.MICROSOFT.IFS([.E259]=[$Konventionen.$C$2];[.G259]+[$Konventionen.$D$2];[.E259]=[$Konventionen.$C$3];[.G259]+[$Konventionen.$D$3]); COM.MICROSOFT.IFS([.E259]=[$Konventionen.$C$2];[.I259]+[$Konventionen.$D$2];[.E259]=[$Konventionen.$C$3];[.I259]+[$Konventionen.$D$3]))" office:value-type="string" office:string-value="" calcext:value-type="error">
            <text:p>#NV</text:p>
          </table:table-cell>
          <table:table-cell table:style-name="ce14" table:formula="of:=[.L259]-7" office:value-type="string" office:string-value="" calcext:value-type="error">
            <text:p>#NV</text:p>
          </table:table-cell>
          <table:table-cell table:style-name="ce14" table:formula="of:=COM.MICROSOFT.IFS([.E259]=[$Konventionen.$C$2];[.J259]+[$Konventionen.$E$2];[.E259]=[$Konventionen.$C$3];[.J2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9]&lt;=[.N259];[.L259]&gt;=[.N259]);IF([.K259]&lt;=[.N2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0]);#NULL!;IF(ISBLANK([.I260]);ORG.OPENOFFICE.YEARS([.C260];TODAY();0);ORG.OPENOFFICE.YEARS([.C260];[.I2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0]);COM.MICROSOFT.IFS([.E260]=[$Konventionen.$C$2];[.G260]+[$Konventionen.$D$2];[.E260]=[$Konventionen.$C$3];[.G260]+[$Konventionen.$D$3]); COM.MICROSOFT.IFS([.E260]=[$Konventionen.$C$2];[.I260]+[$Konventionen.$D$2];[.E260]=[$Konventionen.$C$3];[.I260]+[$Konventionen.$D$3]))" office:value-type="string" office:string-value="" calcext:value-type="error">
            <text:p>#NV</text:p>
          </table:table-cell>
          <table:table-cell table:style-name="ce14" table:formula="of:=[.L260]-7" office:value-type="string" office:string-value="" calcext:value-type="error">
            <text:p>#NV</text:p>
          </table:table-cell>
          <table:table-cell table:style-name="ce14" table:formula="of:=COM.MICROSOFT.IFS([.E260]=[$Konventionen.$C$2];[.J260]+[$Konventionen.$E$2];[.E260]=[$Konventionen.$C$3];[.J2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0]&lt;=[.N260];[.L260]&gt;=[.N260]);IF([.K260]&lt;=[.N2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1]);#NULL!;IF(ISBLANK([.I261]);ORG.OPENOFFICE.YEARS([.C261];TODAY();0);ORG.OPENOFFICE.YEARS([.C261];[.I2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1]);COM.MICROSOFT.IFS([.E261]=[$Konventionen.$C$2];[.G261]+[$Konventionen.$D$2];[.E261]=[$Konventionen.$C$3];[.G261]+[$Konventionen.$D$3]); COM.MICROSOFT.IFS([.E261]=[$Konventionen.$C$2];[.I261]+[$Konventionen.$D$2];[.E261]=[$Konventionen.$C$3];[.I261]+[$Konventionen.$D$3]))" office:value-type="string" office:string-value="" calcext:value-type="error">
            <text:p>#NV</text:p>
          </table:table-cell>
          <table:table-cell table:style-name="ce14" table:formula="of:=[.L261]-7" office:value-type="string" office:string-value="" calcext:value-type="error">
            <text:p>#NV</text:p>
          </table:table-cell>
          <table:table-cell table:style-name="ce14" table:formula="of:=COM.MICROSOFT.IFS([.E261]=[$Konventionen.$C$2];[.J261]+[$Konventionen.$E$2];[.E261]=[$Konventionen.$C$3];[.J2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1]&lt;=[.N261];[.L261]&gt;=[.N261]);IF([.K261]&lt;=[.N2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2]);#NULL!;IF(ISBLANK([.I262]);ORG.OPENOFFICE.YEARS([.C262];TODAY();0);ORG.OPENOFFICE.YEARS([.C262];[.I2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2]);COM.MICROSOFT.IFS([.E262]=[$Konventionen.$C$2];[.G262]+[$Konventionen.$D$2];[.E262]=[$Konventionen.$C$3];[.G262]+[$Konventionen.$D$3]); COM.MICROSOFT.IFS([.E262]=[$Konventionen.$C$2];[.I262]+[$Konventionen.$D$2];[.E262]=[$Konventionen.$C$3];[.I262]+[$Konventionen.$D$3]))" office:value-type="string" office:string-value="" calcext:value-type="error">
            <text:p>#NV</text:p>
          </table:table-cell>
          <table:table-cell table:style-name="ce14" table:formula="of:=[.L262]-7" office:value-type="string" office:string-value="" calcext:value-type="error">
            <text:p>#NV</text:p>
          </table:table-cell>
          <table:table-cell table:style-name="ce14" table:formula="of:=COM.MICROSOFT.IFS([.E262]=[$Konventionen.$C$2];[.J262]+[$Konventionen.$E$2];[.E262]=[$Konventionen.$C$3];[.J2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2]&lt;=[.N262];[.L262]&gt;=[.N262]);IF([.K262]&lt;=[.N2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3]);#NULL!;IF(ISBLANK([.I263]);ORG.OPENOFFICE.YEARS([.C263];TODAY();0);ORG.OPENOFFICE.YEARS([.C263];[.I2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3]);COM.MICROSOFT.IFS([.E263]=[$Konventionen.$C$2];[.G263]+[$Konventionen.$D$2];[.E263]=[$Konventionen.$C$3];[.G263]+[$Konventionen.$D$3]); COM.MICROSOFT.IFS([.E263]=[$Konventionen.$C$2];[.I263]+[$Konventionen.$D$2];[.E263]=[$Konventionen.$C$3];[.I263]+[$Konventionen.$D$3]))" office:value-type="string" office:string-value="" calcext:value-type="error">
            <text:p>#NV</text:p>
          </table:table-cell>
          <table:table-cell table:style-name="ce14" table:formula="of:=[.L263]-7" office:value-type="string" office:string-value="" calcext:value-type="error">
            <text:p>#NV</text:p>
          </table:table-cell>
          <table:table-cell table:style-name="ce14" table:formula="of:=COM.MICROSOFT.IFS([.E263]=[$Konventionen.$C$2];[.J263]+[$Konventionen.$E$2];[.E263]=[$Konventionen.$C$3];[.J2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3]&lt;=[.N263];[.L263]&gt;=[.N263]);IF([.K263]&lt;=[.N2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4]);#NULL!;IF(ISBLANK([.I264]);ORG.OPENOFFICE.YEARS([.C264];TODAY();0);ORG.OPENOFFICE.YEARS([.C264];[.I2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4]);COM.MICROSOFT.IFS([.E264]=[$Konventionen.$C$2];[.G264]+[$Konventionen.$D$2];[.E264]=[$Konventionen.$C$3];[.G264]+[$Konventionen.$D$3]); COM.MICROSOFT.IFS([.E264]=[$Konventionen.$C$2];[.I264]+[$Konventionen.$D$2];[.E264]=[$Konventionen.$C$3];[.I264]+[$Konventionen.$D$3]))" office:value-type="string" office:string-value="" calcext:value-type="error">
            <text:p>#NV</text:p>
          </table:table-cell>
          <table:table-cell table:style-name="ce14" table:formula="of:=[.L264]-7" office:value-type="string" office:string-value="" calcext:value-type="error">
            <text:p>#NV</text:p>
          </table:table-cell>
          <table:table-cell table:style-name="ce14" table:formula="of:=COM.MICROSOFT.IFS([.E264]=[$Konventionen.$C$2];[.J264]+[$Konventionen.$E$2];[.E264]=[$Konventionen.$C$3];[.J2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4]&lt;=[.N264];[.L264]&gt;=[.N264]);IF([.K264]&lt;=[.N2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5]);#NULL!;IF(ISBLANK([.I265]);ORG.OPENOFFICE.YEARS([.C265];TODAY();0);ORG.OPENOFFICE.YEARS([.C265];[.I2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5]);COM.MICROSOFT.IFS([.E265]=[$Konventionen.$C$2];[.G265]+[$Konventionen.$D$2];[.E265]=[$Konventionen.$C$3];[.G265]+[$Konventionen.$D$3]); COM.MICROSOFT.IFS([.E265]=[$Konventionen.$C$2];[.I265]+[$Konventionen.$D$2];[.E265]=[$Konventionen.$C$3];[.I265]+[$Konventionen.$D$3]))" office:value-type="string" office:string-value="" calcext:value-type="error">
            <text:p>#NV</text:p>
          </table:table-cell>
          <table:table-cell table:style-name="ce14" table:formula="of:=[.L265]-7" office:value-type="string" office:string-value="" calcext:value-type="error">
            <text:p>#NV</text:p>
          </table:table-cell>
          <table:table-cell table:style-name="ce14" table:formula="of:=COM.MICROSOFT.IFS([.E265]=[$Konventionen.$C$2];[.J265]+[$Konventionen.$E$2];[.E265]=[$Konventionen.$C$3];[.J2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5]&lt;=[.N265];[.L265]&gt;=[.N265]);IF([.K265]&lt;=[.N2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6]);#NULL!;IF(ISBLANK([.I266]);ORG.OPENOFFICE.YEARS([.C266];TODAY();0);ORG.OPENOFFICE.YEARS([.C266];[.I2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6]);COM.MICROSOFT.IFS([.E266]=[$Konventionen.$C$2];[.G266]+[$Konventionen.$D$2];[.E266]=[$Konventionen.$C$3];[.G266]+[$Konventionen.$D$3]); COM.MICROSOFT.IFS([.E266]=[$Konventionen.$C$2];[.I266]+[$Konventionen.$D$2];[.E266]=[$Konventionen.$C$3];[.I266]+[$Konventionen.$D$3]))" office:value-type="string" office:string-value="" calcext:value-type="error">
            <text:p>#NV</text:p>
          </table:table-cell>
          <table:table-cell table:style-name="ce14" table:formula="of:=[.L266]-7" office:value-type="string" office:string-value="" calcext:value-type="error">
            <text:p>#NV</text:p>
          </table:table-cell>
          <table:table-cell table:style-name="ce14" table:formula="of:=COM.MICROSOFT.IFS([.E266]=[$Konventionen.$C$2];[.J266]+[$Konventionen.$E$2];[.E266]=[$Konventionen.$C$3];[.J2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6]&lt;=[.N266];[.L266]&gt;=[.N266]);IF([.K266]&lt;=[.N2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7]);#NULL!;IF(ISBLANK([.I267]);ORG.OPENOFFICE.YEARS([.C267];TODAY();0);ORG.OPENOFFICE.YEARS([.C267];[.I2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7]);COM.MICROSOFT.IFS([.E267]=[$Konventionen.$C$2];[.G267]+[$Konventionen.$D$2];[.E267]=[$Konventionen.$C$3];[.G267]+[$Konventionen.$D$3]); COM.MICROSOFT.IFS([.E267]=[$Konventionen.$C$2];[.I267]+[$Konventionen.$D$2];[.E267]=[$Konventionen.$C$3];[.I267]+[$Konventionen.$D$3]))" office:value-type="string" office:string-value="" calcext:value-type="error">
            <text:p>#NV</text:p>
          </table:table-cell>
          <table:table-cell table:style-name="ce14" table:formula="of:=[.L267]-7" office:value-type="string" office:string-value="" calcext:value-type="error">
            <text:p>#NV</text:p>
          </table:table-cell>
          <table:table-cell table:style-name="ce14" table:formula="of:=COM.MICROSOFT.IFS([.E267]=[$Konventionen.$C$2];[.J267]+[$Konventionen.$E$2];[.E267]=[$Konventionen.$C$3];[.J2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7]&lt;=[.N267];[.L267]&gt;=[.N267]);IF([.K267]&lt;=[.N2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8]);#NULL!;IF(ISBLANK([.I268]);ORG.OPENOFFICE.YEARS([.C268];TODAY();0);ORG.OPENOFFICE.YEARS([.C268];[.I2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8]);COM.MICROSOFT.IFS([.E268]=[$Konventionen.$C$2];[.G268]+[$Konventionen.$D$2];[.E268]=[$Konventionen.$C$3];[.G268]+[$Konventionen.$D$3]); COM.MICROSOFT.IFS([.E268]=[$Konventionen.$C$2];[.I268]+[$Konventionen.$D$2];[.E268]=[$Konventionen.$C$3];[.I268]+[$Konventionen.$D$3]))" office:value-type="string" office:string-value="" calcext:value-type="error">
            <text:p>#NV</text:p>
          </table:table-cell>
          <table:table-cell table:style-name="ce14" table:formula="of:=[.L268]-7" office:value-type="string" office:string-value="" calcext:value-type="error">
            <text:p>#NV</text:p>
          </table:table-cell>
          <table:table-cell table:style-name="ce14" table:formula="of:=COM.MICROSOFT.IFS([.E268]=[$Konventionen.$C$2];[.J268]+[$Konventionen.$E$2];[.E268]=[$Konventionen.$C$3];[.J2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8]&lt;=[.N268];[.L268]&gt;=[.N268]);IF([.K268]&lt;=[.N2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9]);#NULL!;IF(ISBLANK([.I269]);ORG.OPENOFFICE.YEARS([.C269];TODAY();0);ORG.OPENOFFICE.YEARS([.C269];[.I2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9]);COM.MICROSOFT.IFS([.E269]=[$Konventionen.$C$2];[.G269]+[$Konventionen.$D$2];[.E269]=[$Konventionen.$C$3];[.G269]+[$Konventionen.$D$3]); COM.MICROSOFT.IFS([.E269]=[$Konventionen.$C$2];[.I269]+[$Konventionen.$D$2];[.E269]=[$Konventionen.$C$3];[.I269]+[$Konventionen.$D$3]))" office:value-type="string" office:string-value="" calcext:value-type="error">
            <text:p>#NV</text:p>
          </table:table-cell>
          <table:table-cell table:style-name="ce14" table:formula="of:=[.L269]-7" office:value-type="string" office:string-value="" calcext:value-type="error">
            <text:p>#NV</text:p>
          </table:table-cell>
          <table:table-cell table:style-name="ce14" table:formula="of:=COM.MICROSOFT.IFS([.E269]=[$Konventionen.$C$2];[.J269]+[$Konventionen.$E$2];[.E269]=[$Konventionen.$C$3];[.J2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9]&lt;=[.N269];[.L269]&gt;=[.N269]);IF([.K269]&lt;=[.N2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0]);#NULL!;IF(ISBLANK([.I270]);ORG.OPENOFFICE.YEARS([.C270];TODAY();0);ORG.OPENOFFICE.YEARS([.C270];[.I2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0]);COM.MICROSOFT.IFS([.E270]=[$Konventionen.$C$2];[.G270]+[$Konventionen.$D$2];[.E270]=[$Konventionen.$C$3];[.G270]+[$Konventionen.$D$3]); COM.MICROSOFT.IFS([.E270]=[$Konventionen.$C$2];[.I270]+[$Konventionen.$D$2];[.E270]=[$Konventionen.$C$3];[.I270]+[$Konventionen.$D$3]))" office:value-type="string" office:string-value="" calcext:value-type="error">
            <text:p>#NV</text:p>
          </table:table-cell>
          <table:table-cell table:style-name="ce14" table:formula="of:=[.L270]-7" office:value-type="string" office:string-value="" calcext:value-type="error">
            <text:p>#NV</text:p>
          </table:table-cell>
          <table:table-cell table:style-name="ce14" table:formula="of:=COM.MICROSOFT.IFS([.E270]=[$Konventionen.$C$2];[.J270]+[$Konventionen.$E$2];[.E270]=[$Konventionen.$C$3];[.J2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0]&lt;=[.N270];[.L270]&gt;=[.N270]);IF([.K270]&lt;=[.N2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1]);#NULL!;IF(ISBLANK([.I271]);ORG.OPENOFFICE.YEARS([.C271];TODAY();0);ORG.OPENOFFICE.YEARS([.C271];[.I2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1]);COM.MICROSOFT.IFS([.E271]=[$Konventionen.$C$2];[.G271]+[$Konventionen.$D$2];[.E271]=[$Konventionen.$C$3];[.G271]+[$Konventionen.$D$3]); COM.MICROSOFT.IFS([.E271]=[$Konventionen.$C$2];[.I271]+[$Konventionen.$D$2];[.E271]=[$Konventionen.$C$3];[.I271]+[$Konventionen.$D$3]))" office:value-type="string" office:string-value="" calcext:value-type="error">
            <text:p>#NV</text:p>
          </table:table-cell>
          <table:table-cell table:style-name="ce14" table:formula="of:=[.L271]-7" office:value-type="string" office:string-value="" calcext:value-type="error">
            <text:p>#NV</text:p>
          </table:table-cell>
          <table:table-cell table:style-name="ce14" table:formula="of:=COM.MICROSOFT.IFS([.E271]=[$Konventionen.$C$2];[.J271]+[$Konventionen.$E$2];[.E271]=[$Konventionen.$C$3];[.J2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1]&lt;=[.N271];[.L271]&gt;=[.N271]);IF([.K271]&lt;=[.N2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2]);#NULL!;IF(ISBLANK([.I272]);ORG.OPENOFFICE.YEARS([.C272];TODAY();0);ORG.OPENOFFICE.YEARS([.C272];[.I2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2]);COM.MICROSOFT.IFS([.E272]=[$Konventionen.$C$2];[.G272]+[$Konventionen.$D$2];[.E272]=[$Konventionen.$C$3];[.G272]+[$Konventionen.$D$3]); COM.MICROSOFT.IFS([.E272]=[$Konventionen.$C$2];[.I272]+[$Konventionen.$D$2];[.E272]=[$Konventionen.$C$3];[.I272]+[$Konventionen.$D$3]))" office:value-type="string" office:string-value="" calcext:value-type="error">
            <text:p>#NV</text:p>
          </table:table-cell>
          <table:table-cell table:style-name="ce14" table:formula="of:=[.L272]-7" office:value-type="string" office:string-value="" calcext:value-type="error">
            <text:p>#NV</text:p>
          </table:table-cell>
          <table:table-cell table:style-name="ce14" table:formula="of:=COM.MICROSOFT.IFS([.E272]=[$Konventionen.$C$2];[.J272]+[$Konventionen.$E$2];[.E272]=[$Konventionen.$C$3];[.J2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2]&lt;=[.N272];[.L272]&gt;=[.N272]);IF([.K272]&lt;=[.N2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3]);#NULL!;IF(ISBLANK([.I273]);ORG.OPENOFFICE.YEARS([.C273];TODAY();0);ORG.OPENOFFICE.YEARS([.C273];[.I2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3]);COM.MICROSOFT.IFS([.E273]=[$Konventionen.$C$2];[.G273]+[$Konventionen.$D$2];[.E273]=[$Konventionen.$C$3];[.G273]+[$Konventionen.$D$3]); COM.MICROSOFT.IFS([.E273]=[$Konventionen.$C$2];[.I273]+[$Konventionen.$D$2];[.E273]=[$Konventionen.$C$3];[.I273]+[$Konventionen.$D$3]))" office:value-type="string" office:string-value="" calcext:value-type="error">
            <text:p>#NV</text:p>
          </table:table-cell>
          <table:table-cell table:style-name="ce14" table:formula="of:=[.L273]-7" office:value-type="string" office:string-value="" calcext:value-type="error">
            <text:p>#NV</text:p>
          </table:table-cell>
          <table:table-cell table:style-name="ce14" table:formula="of:=COM.MICROSOFT.IFS([.E273]=[$Konventionen.$C$2];[.J273]+[$Konventionen.$E$2];[.E273]=[$Konventionen.$C$3];[.J2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3]&lt;=[.N273];[.L273]&gt;=[.N273]);IF([.K273]&lt;=[.N2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4]);#NULL!;IF(ISBLANK([.I274]);ORG.OPENOFFICE.YEARS([.C274];TODAY();0);ORG.OPENOFFICE.YEARS([.C274];[.I2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4]);COM.MICROSOFT.IFS([.E274]=[$Konventionen.$C$2];[.G274]+[$Konventionen.$D$2];[.E274]=[$Konventionen.$C$3];[.G274]+[$Konventionen.$D$3]); COM.MICROSOFT.IFS([.E274]=[$Konventionen.$C$2];[.I274]+[$Konventionen.$D$2];[.E274]=[$Konventionen.$C$3];[.I274]+[$Konventionen.$D$3]))" office:value-type="string" office:string-value="" calcext:value-type="error">
            <text:p>#NV</text:p>
          </table:table-cell>
          <table:table-cell table:style-name="ce14" table:formula="of:=[.L274]-7" office:value-type="string" office:string-value="" calcext:value-type="error">
            <text:p>#NV</text:p>
          </table:table-cell>
          <table:table-cell table:style-name="ce14" table:formula="of:=COM.MICROSOFT.IFS([.E274]=[$Konventionen.$C$2];[.J274]+[$Konventionen.$E$2];[.E274]=[$Konventionen.$C$3];[.J2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4]&lt;=[.N274];[.L274]&gt;=[.N274]);IF([.K274]&lt;=[.N2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5]);#NULL!;IF(ISBLANK([.I275]);ORG.OPENOFFICE.YEARS([.C275];TODAY();0);ORG.OPENOFFICE.YEARS([.C275];[.I2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5]);COM.MICROSOFT.IFS([.E275]=[$Konventionen.$C$2];[.G275]+[$Konventionen.$D$2];[.E275]=[$Konventionen.$C$3];[.G275]+[$Konventionen.$D$3]); COM.MICROSOFT.IFS([.E275]=[$Konventionen.$C$2];[.I275]+[$Konventionen.$D$2];[.E275]=[$Konventionen.$C$3];[.I275]+[$Konventionen.$D$3]))" office:value-type="string" office:string-value="" calcext:value-type="error">
            <text:p>#NV</text:p>
          </table:table-cell>
          <table:table-cell table:style-name="ce14" table:formula="of:=[.L275]-7" office:value-type="string" office:string-value="" calcext:value-type="error">
            <text:p>#NV</text:p>
          </table:table-cell>
          <table:table-cell table:style-name="ce14" table:formula="of:=COM.MICROSOFT.IFS([.E275]=[$Konventionen.$C$2];[.J275]+[$Konventionen.$E$2];[.E275]=[$Konventionen.$C$3];[.J2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5]&lt;=[.N275];[.L275]&gt;=[.N275]);IF([.K275]&lt;=[.N2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6]);#NULL!;IF(ISBLANK([.I276]);ORG.OPENOFFICE.YEARS([.C276];TODAY();0);ORG.OPENOFFICE.YEARS([.C276];[.I2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6]);COM.MICROSOFT.IFS([.E276]=[$Konventionen.$C$2];[.G276]+[$Konventionen.$D$2];[.E276]=[$Konventionen.$C$3];[.G276]+[$Konventionen.$D$3]); COM.MICROSOFT.IFS([.E276]=[$Konventionen.$C$2];[.I276]+[$Konventionen.$D$2];[.E276]=[$Konventionen.$C$3];[.I276]+[$Konventionen.$D$3]))" office:value-type="string" office:string-value="" calcext:value-type="error">
            <text:p>#NV</text:p>
          </table:table-cell>
          <table:table-cell table:style-name="ce14" table:formula="of:=[.L276]-7" office:value-type="string" office:string-value="" calcext:value-type="error">
            <text:p>#NV</text:p>
          </table:table-cell>
          <table:table-cell table:style-name="ce14" table:formula="of:=COM.MICROSOFT.IFS([.E276]=[$Konventionen.$C$2];[.J276]+[$Konventionen.$E$2];[.E276]=[$Konventionen.$C$3];[.J2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6]&lt;=[.N276];[.L276]&gt;=[.N276]);IF([.K276]&lt;=[.N2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7]);#NULL!;IF(ISBLANK([.I277]);ORG.OPENOFFICE.YEARS([.C277];TODAY();0);ORG.OPENOFFICE.YEARS([.C277];[.I2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7]);COM.MICROSOFT.IFS([.E277]=[$Konventionen.$C$2];[.G277]+[$Konventionen.$D$2];[.E277]=[$Konventionen.$C$3];[.G277]+[$Konventionen.$D$3]); COM.MICROSOFT.IFS([.E277]=[$Konventionen.$C$2];[.I277]+[$Konventionen.$D$2];[.E277]=[$Konventionen.$C$3];[.I277]+[$Konventionen.$D$3]))" office:value-type="string" office:string-value="" calcext:value-type="error">
            <text:p>#NV</text:p>
          </table:table-cell>
          <table:table-cell table:style-name="ce14" table:formula="of:=[.L277]-7" office:value-type="string" office:string-value="" calcext:value-type="error">
            <text:p>#NV</text:p>
          </table:table-cell>
          <table:table-cell table:style-name="ce14" table:formula="of:=COM.MICROSOFT.IFS([.E277]=[$Konventionen.$C$2];[.J277]+[$Konventionen.$E$2];[.E277]=[$Konventionen.$C$3];[.J2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7]&lt;=[.N277];[.L277]&gt;=[.N277]);IF([.K277]&lt;=[.N2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8]);#NULL!;IF(ISBLANK([.I278]);ORG.OPENOFFICE.YEARS([.C278];TODAY();0);ORG.OPENOFFICE.YEARS([.C278];[.I2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8]);COM.MICROSOFT.IFS([.E278]=[$Konventionen.$C$2];[.G278]+[$Konventionen.$D$2];[.E278]=[$Konventionen.$C$3];[.G278]+[$Konventionen.$D$3]); COM.MICROSOFT.IFS([.E278]=[$Konventionen.$C$2];[.I278]+[$Konventionen.$D$2];[.E278]=[$Konventionen.$C$3];[.I278]+[$Konventionen.$D$3]))" office:value-type="string" office:string-value="" calcext:value-type="error">
            <text:p>#NV</text:p>
          </table:table-cell>
          <table:table-cell table:style-name="ce14" table:formula="of:=[.L278]-7" office:value-type="string" office:string-value="" calcext:value-type="error">
            <text:p>#NV</text:p>
          </table:table-cell>
          <table:table-cell table:style-name="ce14" table:formula="of:=COM.MICROSOFT.IFS([.E278]=[$Konventionen.$C$2];[.J278]+[$Konventionen.$E$2];[.E278]=[$Konventionen.$C$3];[.J2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8]&lt;=[.N278];[.L278]&gt;=[.N278]);IF([.K278]&lt;=[.N2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9]);#NULL!;IF(ISBLANK([.I279]);ORG.OPENOFFICE.YEARS([.C279];TODAY();0);ORG.OPENOFFICE.YEARS([.C279];[.I2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9]);COM.MICROSOFT.IFS([.E279]=[$Konventionen.$C$2];[.G279]+[$Konventionen.$D$2];[.E279]=[$Konventionen.$C$3];[.G279]+[$Konventionen.$D$3]); COM.MICROSOFT.IFS([.E279]=[$Konventionen.$C$2];[.I279]+[$Konventionen.$D$2];[.E279]=[$Konventionen.$C$3];[.I279]+[$Konventionen.$D$3]))" office:value-type="string" office:string-value="" calcext:value-type="error">
            <text:p>#NV</text:p>
          </table:table-cell>
          <table:table-cell table:style-name="ce14" table:formula="of:=[.L279]-7" office:value-type="string" office:string-value="" calcext:value-type="error">
            <text:p>#NV</text:p>
          </table:table-cell>
          <table:table-cell table:style-name="ce14" table:formula="of:=COM.MICROSOFT.IFS([.E279]=[$Konventionen.$C$2];[.J279]+[$Konventionen.$E$2];[.E279]=[$Konventionen.$C$3];[.J2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9]&lt;=[.N279];[.L279]&gt;=[.N279]);IF([.K279]&lt;=[.N2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0]);#NULL!;IF(ISBLANK([.I280]);ORG.OPENOFFICE.YEARS([.C280];TODAY();0);ORG.OPENOFFICE.YEARS([.C280];[.I2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0]);COM.MICROSOFT.IFS([.E280]=[$Konventionen.$C$2];[.G280]+[$Konventionen.$D$2];[.E280]=[$Konventionen.$C$3];[.G280]+[$Konventionen.$D$3]); COM.MICROSOFT.IFS([.E280]=[$Konventionen.$C$2];[.I280]+[$Konventionen.$D$2];[.E280]=[$Konventionen.$C$3];[.I280]+[$Konventionen.$D$3]))" office:value-type="string" office:string-value="" calcext:value-type="error">
            <text:p>#NV</text:p>
          </table:table-cell>
          <table:table-cell table:style-name="ce14" table:formula="of:=[.L280]-7" office:value-type="string" office:string-value="" calcext:value-type="error">
            <text:p>#NV</text:p>
          </table:table-cell>
          <table:table-cell table:style-name="ce14" table:formula="of:=COM.MICROSOFT.IFS([.E280]=[$Konventionen.$C$2];[.J280]+[$Konventionen.$E$2];[.E280]=[$Konventionen.$C$3];[.J2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0]&lt;=[.N280];[.L280]&gt;=[.N280]);IF([.K280]&lt;=[.N2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1]);#NULL!;IF(ISBLANK([.I281]);ORG.OPENOFFICE.YEARS([.C281];TODAY();0);ORG.OPENOFFICE.YEARS([.C281];[.I2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1]);COM.MICROSOFT.IFS([.E281]=[$Konventionen.$C$2];[.G281]+[$Konventionen.$D$2];[.E281]=[$Konventionen.$C$3];[.G281]+[$Konventionen.$D$3]); COM.MICROSOFT.IFS([.E281]=[$Konventionen.$C$2];[.I281]+[$Konventionen.$D$2];[.E281]=[$Konventionen.$C$3];[.I281]+[$Konventionen.$D$3]))" office:value-type="string" office:string-value="" calcext:value-type="error">
            <text:p>#NV</text:p>
          </table:table-cell>
          <table:table-cell table:style-name="ce14" table:formula="of:=[.L281]-7" office:value-type="string" office:string-value="" calcext:value-type="error">
            <text:p>#NV</text:p>
          </table:table-cell>
          <table:table-cell table:style-name="ce14" table:formula="of:=COM.MICROSOFT.IFS([.E281]=[$Konventionen.$C$2];[.J281]+[$Konventionen.$E$2];[.E281]=[$Konventionen.$C$3];[.J2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1]&lt;=[.N281];[.L281]&gt;=[.N281]);IF([.K281]&lt;=[.N2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2]);#NULL!;IF(ISBLANK([.I282]);ORG.OPENOFFICE.YEARS([.C282];TODAY();0);ORG.OPENOFFICE.YEARS([.C282];[.I2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2]);COM.MICROSOFT.IFS([.E282]=[$Konventionen.$C$2];[.G282]+[$Konventionen.$D$2];[.E282]=[$Konventionen.$C$3];[.G282]+[$Konventionen.$D$3]); COM.MICROSOFT.IFS([.E282]=[$Konventionen.$C$2];[.I282]+[$Konventionen.$D$2];[.E282]=[$Konventionen.$C$3];[.I282]+[$Konventionen.$D$3]))" office:value-type="string" office:string-value="" calcext:value-type="error">
            <text:p>#NV</text:p>
          </table:table-cell>
          <table:table-cell table:style-name="ce14" table:formula="of:=[.L282]-7" office:value-type="string" office:string-value="" calcext:value-type="error">
            <text:p>#NV</text:p>
          </table:table-cell>
          <table:table-cell table:style-name="ce14" table:formula="of:=COM.MICROSOFT.IFS([.E282]=[$Konventionen.$C$2];[.J282]+[$Konventionen.$E$2];[.E282]=[$Konventionen.$C$3];[.J2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2]&lt;=[.N282];[.L282]&gt;=[.N282]);IF([.K282]&lt;=[.N2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3]);#NULL!;IF(ISBLANK([.I283]);ORG.OPENOFFICE.YEARS([.C283];TODAY();0);ORG.OPENOFFICE.YEARS([.C283];[.I2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3]);COM.MICROSOFT.IFS([.E283]=[$Konventionen.$C$2];[.G283]+[$Konventionen.$D$2];[.E283]=[$Konventionen.$C$3];[.G283]+[$Konventionen.$D$3]); COM.MICROSOFT.IFS([.E283]=[$Konventionen.$C$2];[.I283]+[$Konventionen.$D$2];[.E283]=[$Konventionen.$C$3];[.I283]+[$Konventionen.$D$3]))" office:value-type="string" office:string-value="" calcext:value-type="error">
            <text:p>#NV</text:p>
          </table:table-cell>
          <table:table-cell table:style-name="ce14" table:formula="of:=[.L283]-7" office:value-type="string" office:string-value="" calcext:value-type="error">
            <text:p>#NV</text:p>
          </table:table-cell>
          <table:table-cell table:style-name="ce14" table:formula="of:=COM.MICROSOFT.IFS([.E283]=[$Konventionen.$C$2];[.J283]+[$Konventionen.$E$2];[.E283]=[$Konventionen.$C$3];[.J2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3]&lt;=[.N283];[.L283]&gt;=[.N283]);IF([.K283]&lt;=[.N2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4]);#NULL!;IF(ISBLANK([.I284]);ORG.OPENOFFICE.YEARS([.C284];TODAY();0);ORG.OPENOFFICE.YEARS([.C284];[.I2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4]);COM.MICROSOFT.IFS([.E284]=[$Konventionen.$C$2];[.G284]+[$Konventionen.$D$2];[.E284]=[$Konventionen.$C$3];[.G284]+[$Konventionen.$D$3]); COM.MICROSOFT.IFS([.E284]=[$Konventionen.$C$2];[.I284]+[$Konventionen.$D$2];[.E284]=[$Konventionen.$C$3];[.I284]+[$Konventionen.$D$3]))" office:value-type="string" office:string-value="" calcext:value-type="error">
            <text:p>#NV</text:p>
          </table:table-cell>
          <table:table-cell table:style-name="ce14" table:formula="of:=[.L284]-7" office:value-type="string" office:string-value="" calcext:value-type="error">
            <text:p>#NV</text:p>
          </table:table-cell>
          <table:table-cell table:style-name="ce14" table:formula="of:=COM.MICROSOFT.IFS([.E284]=[$Konventionen.$C$2];[.J284]+[$Konventionen.$E$2];[.E284]=[$Konventionen.$C$3];[.J2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4]&lt;=[.N284];[.L284]&gt;=[.N284]);IF([.K284]&lt;=[.N2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5]);#NULL!;IF(ISBLANK([.I285]);ORG.OPENOFFICE.YEARS([.C285];TODAY();0);ORG.OPENOFFICE.YEARS([.C285];[.I2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5]);COM.MICROSOFT.IFS([.E285]=[$Konventionen.$C$2];[.G285]+[$Konventionen.$D$2];[.E285]=[$Konventionen.$C$3];[.G285]+[$Konventionen.$D$3]); COM.MICROSOFT.IFS([.E285]=[$Konventionen.$C$2];[.I285]+[$Konventionen.$D$2];[.E285]=[$Konventionen.$C$3];[.I285]+[$Konventionen.$D$3]))" office:value-type="string" office:string-value="" calcext:value-type="error">
            <text:p>#NV</text:p>
          </table:table-cell>
          <table:table-cell table:style-name="ce14" table:formula="of:=[.L285]-7" office:value-type="string" office:string-value="" calcext:value-type="error">
            <text:p>#NV</text:p>
          </table:table-cell>
          <table:table-cell table:style-name="ce14" table:formula="of:=COM.MICROSOFT.IFS([.E285]=[$Konventionen.$C$2];[.J285]+[$Konventionen.$E$2];[.E285]=[$Konventionen.$C$3];[.J2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5]&lt;=[.N285];[.L285]&gt;=[.N285]);IF([.K285]&lt;=[.N2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6]);#NULL!;IF(ISBLANK([.I286]);ORG.OPENOFFICE.YEARS([.C286];TODAY();0);ORG.OPENOFFICE.YEARS([.C286];[.I2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6]);COM.MICROSOFT.IFS([.E286]=[$Konventionen.$C$2];[.G286]+[$Konventionen.$D$2];[.E286]=[$Konventionen.$C$3];[.G286]+[$Konventionen.$D$3]); COM.MICROSOFT.IFS([.E286]=[$Konventionen.$C$2];[.I286]+[$Konventionen.$D$2];[.E286]=[$Konventionen.$C$3];[.I286]+[$Konventionen.$D$3]))" office:value-type="string" office:string-value="" calcext:value-type="error">
            <text:p>#NV</text:p>
          </table:table-cell>
          <table:table-cell table:style-name="ce14" table:formula="of:=[.L286]-7" office:value-type="string" office:string-value="" calcext:value-type="error">
            <text:p>#NV</text:p>
          </table:table-cell>
          <table:table-cell table:style-name="ce14" table:formula="of:=COM.MICROSOFT.IFS([.E286]=[$Konventionen.$C$2];[.J286]+[$Konventionen.$E$2];[.E286]=[$Konventionen.$C$3];[.J2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6]&lt;=[.N286];[.L286]&gt;=[.N286]);IF([.K286]&lt;=[.N2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7]);#NULL!;IF(ISBLANK([.I287]);ORG.OPENOFFICE.YEARS([.C287];TODAY();0);ORG.OPENOFFICE.YEARS([.C287];[.I2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7]);COM.MICROSOFT.IFS([.E287]=[$Konventionen.$C$2];[.G287]+[$Konventionen.$D$2];[.E287]=[$Konventionen.$C$3];[.G287]+[$Konventionen.$D$3]); COM.MICROSOFT.IFS([.E287]=[$Konventionen.$C$2];[.I287]+[$Konventionen.$D$2];[.E287]=[$Konventionen.$C$3];[.I287]+[$Konventionen.$D$3]))" office:value-type="string" office:string-value="" calcext:value-type="error">
            <text:p>#NV</text:p>
          </table:table-cell>
          <table:table-cell table:style-name="ce14" table:formula="of:=[.L287]-7" office:value-type="string" office:string-value="" calcext:value-type="error">
            <text:p>#NV</text:p>
          </table:table-cell>
          <table:table-cell table:style-name="ce14" table:formula="of:=COM.MICROSOFT.IFS([.E287]=[$Konventionen.$C$2];[.J287]+[$Konventionen.$E$2];[.E287]=[$Konventionen.$C$3];[.J2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7]&lt;=[.N287];[.L287]&gt;=[.N287]);IF([.K287]&lt;=[.N2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8]);#NULL!;IF(ISBLANK([.I288]);ORG.OPENOFFICE.YEARS([.C288];TODAY();0);ORG.OPENOFFICE.YEARS([.C288];[.I2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8]);COM.MICROSOFT.IFS([.E288]=[$Konventionen.$C$2];[.G288]+[$Konventionen.$D$2];[.E288]=[$Konventionen.$C$3];[.G288]+[$Konventionen.$D$3]); COM.MICROSOFT.IFS([.E288]=[$Konventionen.$C$2];[.I288]+[$Konventionen.$D$2];[.E288]=[$Konventionen.$C$3];[.I288]+[$Konventionen.$D$3]))" office:value-type="string" office:string-value="" calcext:value-type="error">
            <text:p>#NV</text:p>
          </table:table-cell>
          <table:table-cell table:style-name="ce14" table:formula="of:=[.L288]-7" office:value-type="string" office:string-value="" calcext:value-type="error">
            <text:p>#NV</text:p>
          </table:table-cell>
          <table:table-cell table:style-name="ce14" table:formula="of:=COM.MICROSOFT.IFS([.E288]=[$Konventionen.$C$2];[.J288]+[$Konventionen.$E$2];[.E288]=[$Konventionen.$C$3];[.J2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8]&lt;=[.N288];[.L288]&gt;=[.N288]);IF([.K288]&lt;=[.N2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9]);#NULL!;IF(ISBLANK([.I289]);ORG.OPENOFFICE.YEARS([.C289];TODAY();0);ORG.OPENOFFICE.YEARS([.C289];[.I2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9]);COM.MICROSOFT.IFS([.E289]=[$Konventionen.$C$2];[.G289]+[$Konventionen.$D$2];[.E289]=[$Konventionen.$C$3];[.G289]+[$Konventionen.$D$3]); COM.MICROSOFT.IFS([.E289]=[$Konventionen.$C$2];[.I289]+[$Konventionen.$D$2];[.E289]=[$Konventionen.$C$3];[.I289]+[$Konventionen.$D$3]))" office:value-type="string" office:string-value="" calcext:value-type="error">
            <text:p>#NV</text:p>
          </table:table-cell>
          <table:table-cell table:style-name="ce14" table:formula="of:=[.L289]-7" office:value-type="string" office:string-value="" calcext:value-type="error">
            <text:p>#NV</text:p>
          </table:table-cell>
          <table:table-cell table:style-name="ce14" table:formula="of:=COM.MICROSOFT.IFS([.E289]=[$Konventionen.$C$2];[.J289]+[$Konventionen.$E$2];[.E289]=[$Konventionen.$C$3];[.J2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9]&lt;=[.N289];[.L289]&gt;=[.N289]);IF([.K289]&lt;=[.N2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0]);#NULL!;IF(ISBLANK([.I290]);ORG.OPENOFFICE.YEARS([.C290];TODAY();0);ORG.OPENOFFICE.YEARS([.C290];[.I2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0]);COM.MICROSOFT.IFS([.E290]=[$Konventionen.$C$2];[.G290]+[$Konventionen.$D$2];[.E290]=[$Konventionen.$C$3];[.G290]+[$Konventionen.$D$3]); COM.MICROSOFT.IFS([.E290]=[$Konventionen.$C$2];[.I290]+[$Konventionen.$D$2];[.E290]=[$Konventionen.$C$3];[.I290]+[$Konventionen.$D$3]))" office:value-type="string" office:string-value="" calcext:value-type="error">
            <text:p>#NV</text:p>
          </table:table-cell>
          <table:table-cell table:style-name="ce14" table:formula="of:=[.L290]-7" office:value-type="string" office:string-value="" calcext:value-type="error">
            <text:p>#NV</text:p>
          </table:table-cell>
          <table:table-cell table:style-name="ce14" table:formula="of:=COM.MICROSOFT.IFS([.E290]=[$Konventionen.$C$2];[.J290]+[$Konventionen.$E$2];[.E290]=[$Konventionen.$C$3];[.J2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0]&lt;=[.N290];[.L290]&gt;=[.N290]);IF([.K290]&lt;=[.N2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1]);#NULL!;IF(ISBLANK([.I291]);ORG.OPENOFFICE.YEARS([.C291];TODAY();0);ORG.OPENOFFICE.YEARS([.C291];[.I2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1]);COM.MICROSOFT.IFS([.E291]=[$Konventionen.$C$2];[.G291]+[$Konventionen.$D$2];[.E291]=[$Konventionen.$C$3];[.G291]+[$Konventionen.$D$3]); COM.MICROSOFT.IFS([.E291]=[$Konventionen.$C$2];[.I291]+[$Konventionen.$D$2];[.E291]=[$Konventionen.$C$3];[.I291]+[$Konventionen.$D$3]))" office:value-type="string" office:string-value="" calcext:value-type="error">
            <text:p>#NV</text:p>
          </table:table-cell>
          <table:table-cell table:style-name="ce14" table:formula="of:=[.L291]-7" office:value-type="string" office:string-value="" calcext:value-type="error">
            <text:p>#NV</text:p>
          </table:table-cell>
          <table:table-cell table:style-name="ce14" table:formula="of:=COM.MICROSOFT.IFS([.E291]=[$Konventionen.$C$2];[.J291]+[$Konventionen.$E$2];[.E291]=[$Konventionen.$C$3];[.J2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1]&lt;=[.N291];[.L291]&gt;=[.N291]);IF([.K291]&lt;=[.N2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2]);#NULL!;IF(ISBLANK([.I292]);ORG.OPENOFFICE.YEARS([.C292];TODAY();0);ORG.OPENOFFICE.YEARS([.C292];[.I2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2]);COM.MICROSOFT.IFS([.E292]=[$Konventionen.$C$2];[.G292]+[$Konventionen.$D$2];[.E292]=[$Konventionen.$C$3];[.G292]+[$Konventionen.$D$3]); COM.MICROSOFT.IFS([.E292]=[$Konventionen.$C$2];[.I292]+[$Konventionen.$D$2];[.E292]=[$Konventionen.$C$3];[.I292]+[$Konventionen.$D$3]))" office:value-type="string" office:string-value="" calcext:value-type="error">
            <text:p>#NV</text:p>
          </table:table-cell>
          <table:table-cell table:style-name="ce14" table:formula="of:=[.L292]-7" office:value-type="string" office:string-value="" calcext:value-type="error">
            <text:p>#NV</text:p>
          </table:table-cell>
          <table:table-cell table:style-name="ce14" table:formula="of:=COM.MICROSOFT.IFS([.E292]=[$Konventionen.$C$2];[.J292]+[$Konventionen.$E$2];[.E292]=[$Konventionen.$C$3];[.J2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2]&lt;=[.N292];[.L292]&gt;=[.N292]);IF([.K292]&lt;=[.N2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3]);#NULL!;IF(ISBLANK([.I293]);ORG.OPENOFFICE.YEARS([.C293];TODAY();0);ORG.OPENOFFICE.YEARS([.C293];[.I2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3]);COM.MICROSOFT.IFS([.E293]=[$Konventionen.$C$2];[.G293]+[$Konventionen.$D$2];[.E293]=[$Konventionen.$C$3];[.G293]+[$Konventionen.$D$3]); COM.MICROSOFT.IFS([.E293]=[$Konventionen.$C$2];[.I293]+[$Konventionen.$D$2];[.E293]=[$Konventionen.$C$3];[.I293]+[$Konventionen.$D$3]))" office:value-type="string" office:string-value="" calcext:value-type="error">
            <text:p>#NV</text:p>
          </table:table-cell>
          <table:table-cell table:style-name="ce14" table:formula="of:=[.L293]-7" office:value-type="string" office:string-value="" calcext:value-type="error">
            <text:p>#NV</text:p>
          </table:table-cell>
          <table:table-cell table:style-name="ce14" table:formula="of:=COM.MICROSOFT.IFS([.E293]=[$Konventionen.$C$2];[.J293]+[$Konventionen.$E$2];[.E293]=[$Konventionen.$C$3];[.J2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3]&lt;=[.N293];[.L293]&gt;=[.N293]);IF([.K293]&lt;=[.N2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4]);#NULL!;IF(ISBLANK([.I294]);ORG.OPENOFFICE.YEARS([.C294];TODAY();0);ORG.OPENOFFICE.YEARS([.C294];[.I2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4]);COM.MICROSOFT.IFS([.E294]=[$Konventionen.$C$2];[.G294]+[$Konventionen.$D$2];[.E294]=[$Konventionen.$C$3];[.G294]+[$Konventionen.$D$3]); COM.MICROSOFT.IFS([.E294]=[$Konventionen.$C$2];[.I294]+[$Konventionen.$D$2];[.E294]=[$Konventionen.$C$3];[.I294]+[$Konventionen.$D$3]))" office:value-type="string" office:string-value="" calcext:value-type="error">
            <text:p>#NV</text:p>
          </table:table-cell>
          <table:table-cell table:style-name="ce14" table:formula="of:=[.L294]-7" office:value-type="string" office:string-value="" calcext:value-type="error">
            <text:p>#NV</text:p>
          </table:table-cell>
          <table:table-cell table:style-name="ce14" table:formula="of:=COM.MICROSOFT.IFS([.E294]=[$Konventionen.$C$2];[.J294]+[$Konventionen.$E$2];[.E294]=[$Konventionen.$C$3];[.J2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4]&lt;=[.N294];[.L294]&gt;=[.N294]);IF([.K294]&lt;=[.N2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5]);#NULL!;IF(ISBLANK([.I295]);ORG.OPENOFFICE.YEARS([.C295];TODAY();0);ORG.OPENOFFICE.YEARS([.C295];[.I2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5]);COM.MICROSOFT.IFS([.E295]=[$Konventionen.$C$2];[.G295]+[$Konventionen.$D$2];[.E295]=[$Konventionen.$C$3];[.G295]+[$Konventionen.$D$3]); COM.MICROSOFT.IFS([.E295]=[$Konventionen.$C$2];[.I295]+[$Konventionen.$D$2];[.E295]=[$Konventionen.$C$3];[.I295]+[$Konventionen.$D$3]))" office:value-type="string" office:string-value="" calcext:value-type="error">
            <text:p>#NV</text:p>
          </table:table-cell>
          <table:table-cell table:style-name="ce14" table:formula="of:=[.L295]-7" office:value-type="string" office:string-value="" calcext:value-type="error">
            <text:p>#NV</text:p>
          </table:table-cell>
          <table:table-cell table:style-name="ce14" table:formula="of:=COM.MICROSOFT.IFS([.E295]=[$Konventionen.$C$2];[.J295]+[$Konventionen.$E$2];[.E295]=[$Konventionen.$C$3];[.J2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5]&lt;=[.N295];[.L295]&gt;=[.N295]);IF([.K295]&lt;=[.N2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6]);#NULL!;IF(ISBLANK([.I296]);ORG.OPENOFFICE.YEARS([.C296];TODAY();0);ORG.OPENOFFICE.YEARS([.C296];[.I2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6]);COM.MICROSOFT.IFS([.E296]=[$Konventionen.$C$2];[.G296]+[$Konventionen.$D$2];[.E296]=[$Konventionen.$C$3];[.G296]+[$Konventionen.$D$3]); COM.MICROSOFT.IFS([.E296]=[$Konventionen.$C$2];[.I296]+[$Konventionen.$D$2];[.E296]=[$Konventionen.$C$3];[.I296]+[$Konventionen.$D$3]))" office:value-type="string" office:string-value="" calcext:value-type="error">
            <text:p>#NV</text:p>
          </table:table-cell>
          <table:table-cell table:style-name="ce14" table:formula="of:=[.L296]-7" office:value-type="string" office:string-value="" calcext:value-type="error">
            <text:p>#NV</text:p>
          </table:table-cell>
          <table:table-cell table:style-name="ce14" table:formula="of:=COM.MICROSOFT.IFS([.E296]=[$Konventionen.$C$2];[.J296]+[$Konventionen.$E$2];[.E296]=[$Konventionen.$C$3];[.J2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6]&lt;=[.N296];[.L296]&gt;=[.N296]);IF([.K296]&lt;=[.N2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7]);#NULL!;IF(ISBLANK([.I297]);ORG.OPENOFFICE.YEARS([.C297];TODAY();0);ORG.OPENOFFICE.YEARS([.C297];[.I2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7]);COM.MICROSOFT.IFS([.E297]=[$Konventionen.$C$2];[.G297]+[$Konventionen.$D$2];[.E297]=[$Konventionen.$C$3];[.G297]+[$Konventionen.$D$3]); COM.MICROSOFT.IFS([.E297]=[$Konventionen.$C$2];[.I297]+[$Konventionen.$D$2];[.E297]=[$Konventionen.$C$3];[.I297]+[$Konventionen.$D$3]))" office:value-type="string" office:string-value="" calcext:value-type="error">
            <text:p>#NV</text:p>
          </table:table-cell>
          <table:table-cell table:style-name="ce14" table:formula="of:=[.L297]-7" office:value-type="string" office:string-value="" calcext:value-type="error">
            <text:p>#NV</text:p>
          </table:table-cell>
          <table:table-cell table:style-name="ce14" table:formula="of:=COM.MICROSOFT.IFS([.E297]=[$Konventionen.$C$2];[.J297]+[$Konventionen.$E$2];[.E297]=[$Konventionen.$C$3];[.J2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7]&lt;=[.N297];[.L297]&gt;=[.N297]);IF([.K297]&lt;=[.N2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8]);#NULL!;IF(ISBLANK([.I298]);ORG.OPENOFFICE.YEARS([.C298];TODAY();0);ORG.OPENOFFICE.YEARS([.C298];[.I2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8]);COM.MICROSOFT.IFS([.E298]=[$Konventionen.$C$2];[.G298]+[$Konventionen.$D$2];[.E298]=[$Konventionen.$C$3];[.G298]+[$Konventionen.$D$3]); COM.MICROSOFT.IFS([.E298]=[$Konventionen.$C$2];[.I298]+[$Konventionen.$D$2];[.E298]=[$Konventionen.$C$3];[.I298]+[$Konventionen.$D$3]))" office:value-type="string" office:string-value="" calcext:value-type="error">
            <text:p>#NV</text:p>
          </table:table-cell>
          <table:table-cell table:style-name="ce14" table:formula="of:=[.L298]-7" office:value-type="string" office:string-value="" calcext:value-type="error">
            <text:p>#NV</text:p>
          </table:table-cell>
          <table:table-cell table:style-name="ce14" table:formula="of:=COM.MICROSOFT.IFS([.E298]=[$Konventionen.$C$2];[.J298]+[$Konventionen.$E$2];[.E298]=[$Konventionen.$C$3];[.J2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8]&lt;=[.N298];[.L298]&gt;=[.N298]);IF([.K298]&lt;=[.N2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9]);#NULL!;IF(ISBLANK([.I299]);ORG.OPENOFFICE.YEARS([.C299];TODAY();0);ORG.OPENOFFICE.YEARS([.C299];[.I2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9]);COM.MICROSOFT.IFS([.E299]=[$Konventionen.$C$2];[.G299]+[$Konventionen.$D$2];[.E299]=[$Konventionen.$C$3];[.G299]+[$Konventionen.$D$3]); COM.MICROSOFT.IFS([.E299]=[$Konventionen.$C$2];[.I299]+[$Konventionen.$D$2];[.E299]=[$Konventionen.$C$3];[.I299]+[$Konventionen.$D$3]))" office:value-type="string" office:string-value="" calcext:value-type="error">
            <text:p>#NV</text:p>
          </table:table-cell>
          <table:table-cell table:style-name="ce14" table:formula="of:=[.L299]-7" office:value-type="string" office:string-value="" calcext:value-type="error">
            <text:p>#NV</text:p>
          </table:table-cell>
          <table:table-cell table:style-name="ce14" table:formula="of:=COM.MICROSOFT.IFS([.E299]=[$Konventionen.$C$2];[.J299]+[$Konventionen.$E$2];[.E299]=[$Konventionen.$C$3];[.J2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9]&lt;=[.N299];[.L299]&gt;=[.N299]);IF([.K299]&lt;=[.N2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0]);#NULL!;IF(ISBLANK([.I300]);ORG.OPENOFFICE.YEARS([.C300];TODAY();0);ORG.OPENOFFICE.YEARS([.C300];[.I3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0]);COM.MICROSOFT.IFS([.E300]=[$Konventionen.$C$2];[.G300]+[$Konventionen.$D$2];[.E300]=[$Konventionen.$C$3];[.G300]+[$Konventionen.$D$3]); COM.MICROSOFT.IFS([.E300]=[$Konventionen.$C$2];[.I300]+[$Konventionen.$D$2];[.E300]=[$Konventionen.$C$3];[.I300]+[$Konventionen.$D$3]))" office:value-type="string" office:string-value="" calcext:value-type="error">
            <text:p>#NV</text:p>
          </table:table-cell>
          <table:table-cell table:style-name="ce14" table:formula="of:=[.L300]-7" office:value-type="string" office:string-value="" calcext:value-type="error">
            <text:p>#NV</text:p>
          </table:table-cell>
          <table:table-cell table:style-name="ce14" table:formula="of:=COM.MICROSOFT.IFS([.E300]=[$Konventionen.$C$2];[.J300]+[$Konventionen.$E$2];[.E300]=[$Konventionen.$C$3];[.J3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0]&lt;=[.N300];[.L300]&gt;=[.N300]);IF([.K300]&lt;=[.N3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1]);#NULL!;IF(ISBLANK([.I301]);ORG.OPENOFFICE.YEARS([.C301];TODAY();0);ORG.OPENOFFICE.YEARS([.C301];[.I3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1]);COM.MICROSOFT.IFS([.E301]=[$Konventionen.$C$2];[.G301]+[$Konventionen.$D$2];[.E301]=[$Konventionen.$C$3];[.G301]+[$Konventionen.$D$3]); COM.MICROSOFT.IFS([.E301]=[$Konventionen.$C$2];[.I301]+[$Konventionen.$D$2];[.E301]=[$Konventionen.$C$3];[.I301]+[$Konventionen.$D$3]))" office:value-type="string" office:string-value="" calcext:value-type="error">
            <text:p>#NV</text:p>
          </table:table-cell>
          <table:table-cell table:style-name="ce14" table:formula="of:=[.L301]-7" office:value-type="string" office:string-value="" calcext:value-type="error">
            <text:p>#NV</text:p>
          </table:table-cell>
          <table:table-cell table:style-name="ce14" table:formula="of:=COM.MICROSOFT.IFS([.E301]=[$Konventionen.$C$2];[.J301]+[$Konventionen.$E$2];[.E301]=[$Konventionen.$C$3];[.J3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1]&lt;=[.N301];[.L301]&gt;=[.N301]);IF([.K301]&lt;=[.N3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2]);#NULL!;IF(ISBLANK([.I302]);ORG.OPENOFFICE.YEARS([.C302];TODAY();0);ORG.OPENOFFICE.YEARS([.C302];[.I3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2]);COM.MICROSOFT.IFS([.E302]=[$Konventionen.$C$2];[.G302]+[$Konventionen.$D$2];[.E302]=[$Konventionen.$C$3];[.G302]+[$Konventionen.$D$3]); COM.MICROSOFT.IFS([.E302]=[$Konventionen.$C$2];[.I302]+[$Konventionen.$D$2];[.E302]=[$Konventionen.$C$3];[.I302]+[$Konventionen.$D$3]))" office:value-type="string" office:string-value="" calcext:value-type="error">
            <text:p>#NV</text:p>
          </table:table-cell>
          <table:table-cell table:style-name="ce14" table:formula="of:=[.L302]-7" office:value-type="string" office:string-value="" calcext:value-type="error">
            <text:p>#NV</text:p>
          </table:table-cell>
          <table:table-cell table:style-name="ce14" table:formula="of:=COM.MICROSOFT.IFS([.E302]=[$Konventionen.$C$2];[.J302]+[$Konventionen.$E$2];[.E302]=[$Konventionen.$C$3];[.J3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2]&lt;=[.N302];[.L302]&gt;=[.N302]);IF([.K302]&lt;=[.N3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3]);#NULL!;IF(ISBLANK([.I303]);ORG.OPENOFFICE.YEARS([.C303];TODAY();0);ORG.OPENOFFICE.YEARS([.C303];[.I3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3]);COM.MICROSOFT.IFS([.E303]=[$Konventionen.$C$2];[.G303]+[$Konventionen.$D$2];[.E303]=[$Konventionen.$C$3];[.G303]+[$Konventionen.$D$3]); COM.MICROSOFT.IFS([.E303]=[$Konventionen.$C$2];[.I303]+[$Konventionen.$D$2];[.E303]=[$Konventionen.$C$3];[.I303]+[$Konventionen.$D$3]))" office:value-type="string" office:string-value="" calcext:value-type="error">
            <text:p>#NV</text:p>
          </table:table-cell>
          <table:table-cell table:style-name="ce14" table:formula="of:=[.L303]-7" office:value-type="string" office:string-value="" calcext:value-type="error">
            <text:p>#NV</text:p>
          </table:table-cell>
          <table:table-cell table:style-name="ce14" table:formula="of:=COM.MICROSOFT.IFS([.E303]=[$Konventionen.$C$2];[.J303]+[$Konventionen.$E$2];[.E303]=[$Konventionen.$C$3];[.J3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3]&lt;=[.N303];[.L303]&gt;=[.N303]);IF([.K303]&lt;=[.N3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4]);#NULL!;IF(ISBLANK([.I304]);ORG.OPENOFFICE.YEARS([.C304];TODAY();0);ORG.OPENOFFICE.YEARS([.C304];[.I3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4]);COM.MICROSOFT.IFS([.E304]=[$Konventionen.$C$2];[.G304]+[$Konventionen.$D$2];[.E304]=[$Konventionen.$C$3];[.G304]+[$Konventionen.$D$3]); COM.MICROSOFT.IFS([.E304]=[$Konventionen.$C$2];[.I304]+[$Konventionen.$D$2];[.E304]=[$Konventionen.$C$3];[.I304]+[$Konventionen.$D$3]))" office:value-type="string" office:string-value="" calcext:value-type="error">
            <text:p>#NV</text:p>
          </table:table-cell>
          <table:table-cell table:style-name="ce14" table:formula="of:=[.L304]-7" office:value-type="string" office:string-value="" calcext:value-type="error">
            <text:p>#NV</text:p>
          </table:table-cell>
          <table:table-cell table:style-name="ce14" table:formula="of:=COM.MICROSOFT.IFS([.E304]=[$Konventionen.$C$2];[.J304]+[$Konventionen.$E$2];[.E304]=[$Konventionen.$C$3];[.J3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4]&lt;=[.N304];[.L304]&gt;=[.N304]);IF([.K304]&lt;=[.N3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5]);#NULL!;IF(ISBLANK([.I305]);ORG.OPENOFFICE.YEARS([.C305];TODAY();0);ORG.OPENOFFICE.YEARS([.C305];[.I3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5]);COM.MICROSOFT.IFS([.E305]=[$Konventionen.$C$2];[.G305]+[$Konventionen.$D$2];[.E305]=[$Konventionen.$C$3];[.G305]+[$Konventionen.$D$3]); COM.MICROSOFT.IFS([.E305]=[$Konventionen.$C$2];[.I305]+[$Konventionen.$D$2];[.E305]=[$Konventionen.$C$3];[.I305]+[$Konventionen.$D$3]))" office:value-type="string" office:string-value="" calcext:value-type="error">
            <text:p>#NV</text:p>
          </table:table-cell>
          <table:table-cell table:style-name="ce14" table:formula="of:=[.L305]-7" office:value-type="string" office:string-value="" calcext:value-type="error">
            <text:p>#NV</text:p>
          </table:table-cell>
          <table:table-cell table:style-name="ce14" table:formula="of:=COM.MICROSOFT.IFS([.E305]=[$Konventionen.$C$2];[.J305]+[$Konventionen.$E$2];[.E305]=[$Konventionen.$C$3];[.J3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5]&lt;=[.N305];[.L305]&gt;=[.N305]);IF([.K305]&lt;=[.N3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6]);#NULL!;IF(ISBLANK([.I306]);ORG.OPENOFFICE.YEARS([.C306];TODAY();0);ORG.OPENOFFICE.YEARS([.C306];[.I3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6]);COM.MICROSOFT.IFS([.E306]=[$Konventionen.$C$2];[.G306]+[$Konventionen.$D$2];[.E306]=[$Konventionen.$C$3];[.G306]+[$Konventionen.$D$3]); COM.MICROSOFT.IFS([.E306]=[$Konventionen.$C$2];[.I306]+[$Konventionen.$D$2];[.E306]=[$Konventionen.$C$3];[.I306]+[$Konventionen.$D$3]))" office:value-type="string" office:string-value="" calcext:value-type="error">
            <text:p>#NV</text:p>
          </table:table-cell>
          <table:table-cell table:style-name="ce14" table:formula="of:=[.L306]-7" office:value-type="string" office:string-value="" calcext:value-type="error">
            <text:p>#NV</text:p>
          </table:table-cell>
          <table:table-cell table:style-name="ce14" table:formula="of:=COM.MICROSOFT.IFS([.E306]=[$Konventionen.$C$2];[.J306]+[$Konventionen.$E$2];[.E306]=[$Konventionen.$C$3];[.J3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6]&lt;=[.N306];[.L306]&gt;=[.N306]);IF([.K306]&lt;=[.N3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7]);#NULL!;IF(ISBLANK([.I307]);ORG.OPENOFFICE.YEARS([.C307];TODAY();0);ORG.OPENOFFICE.YEARS([.C307];[.I3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7]);COM.MICROSOFT.IFS([.E307]=[$Konventionen.$C$2];[.G307]+[$Konventionen.$D$2];[.E307]=[$Konventionen.$C$3];[.G307]+[$Konventionen.$D$3]); COM.MICROSOFT.IFS([.E307]=[$Konventionen.$C$2];[.I307]+[$Konventionen.$D$2];[.E307]=[$Konventionen.$C$3];[.I307]+[$Konventionen.$D$3]))" office:value-type="string" office:string-value="" calcext:value-type="error">
            <text:p>#NV</text:p>
          </table:table-cell>
          <table:table-cell table:style-name="ce14" table:formula="of:=[.L307]-7" office:value-type="string" office:string-value="" calcext:value-type="error">
            <text:p>#NV</text:p>
          </table:table-cell>
          <table:table-cell table:style-name="ce14" table:formula="of:=COM.MICROSOFT.IFS([.E307]=[$Konventionen.$C$2];[.J307]+[$Konventionen.$E$2];[.E307]=[$Konventionen.$C$3];[.J3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7]&lt;=[.N307];[.L307]&gt;=[.N307]);IF([.K307]&lt;=[.N3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8]);#NULL!;IF(ISBLANK([.I308]);ORG.OPENOFFICE.YEARS([.C308];TODAY();0);ORG.OPENOFFICE.YEARS([.C308];[.I3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8]);COM.MICROSOFT.IFS([.E308]=[$Konventionen.$C$2];[.G308]+[$Konventionen.$D$2];[.E308]=[$Konventionen.$C$3];[.G308]+[$Konventionen.$D$3]); COM.MICROSOFT.IFS([.E308]=[$Konventionen.$C$2];[.I308]+[$Konventionen.$D$2];[.E308]=[$Konventionen.$C$3];[.I308]+[$Konventionen.$D$3]))" office:value-type="string" office:string-value="" calcext:value-type="error">
            <text:p>#NV</text:p>
          </table:table-cell>
          <table:table-cell table:style-name="ce14" table:formula="of:=[.L308]-7" office:value-type="string" office:string-value="" calcext:value-type="error">
            <text:p>#NV</text:p>
          </table:table-cell>
          <table:table-cell table:style-name="ce14" table:formula="of:=COM.MICROSOFT.IFS([.E308]=[$Konventionen.$C$2];[.J308]+[$Konventionen.$E$2];[.E308]=[$Konventionen.$C$3];[.J3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8]&lt;=[.N308];[.L308]&gt;=[.N308]);IF([.K308]&lt;=[.N3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9]);#NULL!;IF(ISBLANK([.I309]);ORG.OPENOFFICE.YEARS([.C309];TODAY();0);ORG.OPENOFFICE.YEARS([.C309];[.I3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9]);COM.MICROSOFT.IFS([.E309]=[$Konventionen.$C$2];[.G309]+[$Konventionen.$D$2];[.E309]=[$Konventionen.$C$3];[.G309]+[$Konventionen.$D$3]); COM.MICROSOFT.IFS([.E309]=[$Konventionen.$C$2];[.I309]+[$Konventionen.$D$2];[.E309]=[$Konventionen.$C$3];[.I309]+[$Konventionen.$D$3]))" office:value-type="string" office:string-value="" calcext:value-type="error">
            <text:p>#NV</text:p>
          </table:table-cell>
          <table:table-cell table:style-name="ce14" table:formula="of:=[.L309]-7" office:value-type="string" office:string-value="" calcext:value-type="error">
            <text:p>#NV</text:p>
          </table:table-cell>
          <table:table-cell table:style-name="ce14" table:formula="of:=COM.MICROSOFT.IFS([.E309]=[$Konventionen.$C$2];[.J309]+[$Konventionen.$E$2];[.E309]=[$Konventionen.$C$3];[.J3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9]&lt;=[.N309];[.L309]&gt;=[.N309]);IF([.K309]&lt;=[.N3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0]);#NULL!;IF(ISBLANK([.I310]);ORG.OPENOFFICE.YEARS([.C310];TODAY();0);ORG.OPENOFFICE.YEARS([.C310];[.I3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0]);COM.MICROSOFT.IFS([.E310]=[$Konventionen.$C$2];[.G310]+[$Konventionen.$D$2];[.E310]=[$Konventionen.$C$3];[.G310]+[$Konventionen.$D$3]); COM.MICROSOFT.IFS([.E310]=[$Konventionen.$C$2];[.I310]+[$Konventionen.$D$2];[.E310]=[$Konventionen.$C$3];[.I310]+[$Konventionen.$D$3]))" office:value-type="string" office:string-value="" calcext:value-type="error">
            <text:p>#NV</text:p>
          </table:table-cell>
          <table:table-cell table:style-name="ce14" table:formula="of:=[.L310]-7" office:value-type="string" office:string-value="" calcext:value-type="error">
            <text:p>#NV</text:p>
          </table:table-cell>
          <table:table-cell table:style-name="ce14" table:formula="of:=COM.MICROSOFT.IFS([.E310]=[$Konventionen.$C$2];[.J310]+[$Konventionen.$E$2];[.E310]=[$Konventionen.$C$3];[.J3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0]&lt;=[.N310];[.L310]&gt;=[.N310]);IF([.K310]&lt;=[.N3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1]);#NULL!;IF(ISBLANK([.I311]);ORG.OPENOFFICE.YEARS([.C311];TODAY();0);ORG.OPENOFFICE.YEARS([.C311];[.I3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1]);COM.MICROSOFT.IFS([.E311]=[$Konventionen.$C$2];[.G311]+[$Konventionen.$D$2];[.E311]=[$Konventionen.$C$3];[.G311]+[$Konventionen.$D$3]); COM.MICROSOFT.IFS([.E311]=[$Konventionen.$C$2];[.I311]+[$Konventionen.$D$2];[.E311]=[$Konventionen.$C$3];[.I311]+[$Konventionen.$D$3]))" office:value-type="string" office:string-value="" calcext:value-type="error">
            <text:p>#NV</text:p>
          </table:table-cell>
          <table:table-cell table:style-name="ce14" table:formula="of:=[.L311]-7" office:value-type="string" office:string-value="" calcext:value-type="error">
            <text:p>#NV</text:p>
          </table:table-cell>
          <table:table-cell table:style-name="ce14" table:formula="of:=COM.MICROSOFT.IFS([.E311]=[$Konventionen.$C$2];[.J311]+[$Konventionen.$E$2];[.E311]=[$Konventionen.$C$3];[.J3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1]&lt;=[.N311];[.L311]&gt;=[.N311]);IF([.K311]&lt;=[.N3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2]);#NULL!;IF(ISBLANK([.I312]);ORG.OPENOFFICE.YEARS([.C312];TODAY();0);ORG.OPENOFFICE.YEARS([.C312];[.I3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2]);COM.MICROSOFT.IFS([.E312]=[$Konventionen.$C$2];[.G312]+[$Konventionen.$D$2];[.E312]=[$Konventionen.$C$3];[.G312]+[$Konventionen.$D$3]); COM.MICROSOFT.IFS([.E312]=[$Konventionen.$C$2];[.I312]+[$Konventionen.$D$2];[.E312]=[$Konventionen.$C$3];[.I312]+[$Konventionen.$D$3]))" office:value-type="string" office:string-value="" calcext:value-type="error">
            <text:p>#NV</text:p>
          </table:table-cell>
          <table:table-cell table:style-name="ce14" table:formula="of:=[.L312]-7" office:value-type="string" office:string-value="" calcext:value-type="error">
            <text:p>#NV</text:p>
          </table:table-cell>
          <table:table-cell table:style-name="ce14" table:formula="of:=COM.MICROSOFT.IFS([.E312]=[$Konventionen.$C$2];[.J312]+[$Konventionen.$E$2];[.E312]=[$Konventionen.$C$3];[.J3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2]&lt;=[.N312];[.L312]&gt;=[.N312]);IF([.K312]&lt;=[.N3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3]);#NULL!;IF(ISBLANK([.I313]);ORG.OPENOFFICE.YEARS([.C313];TODAY();0);ORG.OPENOFFICE.YEARS([.C313];[.I3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3]);COM.MICROSOFT.IFS([.E313]=[$Konventionen.$C$2];[.G313]+[$Konventionen.$D$2];[.E313]=[$Konventionen.$C$3];[.G313]+[$Konventionen.$D$3]); COM.MICROSOFT.IFS([.E313]=[$Konventionen.$C$2];[.I313]+[$Konventionen.$D$2];[.E313]=[$Konventionen.$C$3];[.I313]+[$Konventionen.$D$3]))" office:value-type="string" office:string-value="" calcext:value-type="error">
            <text:p>#NV</text:p>
          </table:table-cell>
          <table:table-cell table:style-name="ce14" table:formula="of:=[.L313]-7" office:value-type="string" office:string-value="" calcext:value-type="error">
            <text:p>#NV</text:p>
          </table:table-cell>
          <table:table-cell table:style-name="ce14" table:formula="of:=COM.MICROSOFT.IFS([.E313]=[$Konventionen.$C$2];[.J313]+[$Konventionen.$E$2];[.E313]=[$Konventionen.$C$3];[.J3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3]&lt;=[.N313];[.L313]&gt;=[.N313]);IF([.K313]&lt;=[.N3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4]);#NULL!;IF(ISBLANK([.I314]);ORG.OPENOFFICE.YEARS([.C314];TODAY();0);ORG.OPENOFFICE.YEARS([.C314];[.I3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4]);COM.MICROSOFT.IFS([.E314]=[$Konventionen.$C$2];[.G314]+[$Konventionen.$D$2];[.E314]=[$Konventionen.$C$3];[.G314]+[$Konventionen.$D$3]); COM.MICROSOFT.IFS([.E314]=[$Konventionen.$C$2];[.I314]+[$Konventionen.$D$2];[.E314]=[$Konventionen.$C$3];[.I314]+[$Konventionen.$D$3]))" office:value-type="string" office:string-value="" calcext:value-type="error">
            <text:p>#NV</text:p>
          </table:table-cell>
          <table:table-cell table:style-name="ce14" table:formula="of:=[.L314]-7" office:value-type="string" office:string-value="" calcext:value-type="error">
            <text:p>#NV</text:p>
          </table:table-cell>
          <table:table-cell table:style-name="ce14" table:formula="of:=COM.MICROSOFT.IFS([.E314]=[$Konventionen.$C$2];[.J314]+[$Konventionen.$E$2];[.E314]=[$Konventionen.$C$3];[.J3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4]&lt;=[.N314];[.L314]&gt;=[.N314]);IF([.K314]&lt;=[.N3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5]);#NULL!;IF(ISBLANK([.I315]);ORG.OPENOFFICE.YEARS([.C315];TODAY();0);ORG.OPENOFFICE.YEARS([.C315];[.I3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5]);COM.MICROSOFT.IFS([.E315]=[$Konventionen.$C$2];[.G315]+[$Konventionen.$D$2];[.E315]=[$Konventionen.$C$3];[.G315]+[$Konventionen.$D$3]); COM.MICROSOFT.IFS([.E315]=[$Konventionen.$C$2];[.I315]+[$Konventionen.$D$2];[.E315]=[$Konventionen.$C$3];[.I315]+[$Konventionen.$D$3]))" office:value-type="string" office:string-value="" calcext:value-type="error">
            <text:p>#NV</text:p>
          </table:table-cell>
          <table:table-cell table:style-name="ce14" table:formula="of:=[.L315]-7" office:value-type="string" office:string-value="" calcext:value-type="error">
            <text:p>#NV</text:p>
          </table:table-cell>
          <table:table-cell table:style-name="ce14" table:formula="of:=COM.MICROSOFT.IFS([.E315]=[$Konventionen.$C$2];[.J315]+[$Konventionen.$E$2];[.E315]=[$Konventionen.$C$3];[.J3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5]&lt;=[.N315];[.L315]&gt;=[.N315]);IF([.K315]&lt;=[.N3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6]);#NULL!;IF(ISBLANK([.I316]);ORG.OPENOFFICE.YEARS([.C316];TODAY();0);ORG.OPENOFFICE.YEARS([.C316];[.I3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6]);COM.MICROSOFT.IFS([.E316]=[$Konventionen.$C$2];[.G316]+[$Konventionen.$D$2];[.E316]=[$Konventionen.$C$3];[.G316]+[$Konventionen.$D$3]); COM.MICROSOFT.IFS([.E316]=[$Konventionen.$C$2];[.I316]+[$Konventionen.$D$2];[.E316]=[$Konventionen.$C$3];[.I316]+[$Konventionen.$D$3]))" office:value-type="string" office:string-value="" calcext:value-type="error">
            <text:p>#NV</text:p>
          </table:table-cell>
          <table:table-cell table:style-name="ce14" table:formula="of:=[.L316]-7" office:value-type="string" office:string-value="" calcext:value-type="error">
            <text:p>#NV</text:p>
          </table:table-cell>
          <table:table-cell table:style-name="ce14" table:formula="of:=COM.MICROSOFT.IFS([.E316]=[$Konventionen.$C$2];[.J316]+[$Konventionen.$E$2];[.E316]=[$Konventionen.$C$3];[.J3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6]&lt;=[.N316];[.L316]&gt;=[.N316]);IF([.K316]&lt;=[.N3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7]);#NULL!;IF(ISBLANK([.I317]);ORG.OPENOFFICE.YEARS([.C317];TODAY();0);ORG.OPENOFFICE.YEARS([.C317];[.I3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7]);COM.MICROSOFT.IFS([.E317]=[$Konventionen.$C$2];[.G317]+[$Konventionen.$D$2];[.E317]=[$Konventionen.$C$3];[.G317]+[$Konventionen.$D$3]); COM.MICROSOFT.IFS([.E317]=[$Konventionen.$C$2];[.I317]+[$Konventionen.$D$2];[.E317]=[$Konventionen.$C$3];[.I317]+[$Konventionen.$D$3]))" office:value-type="string" office:string-value="" calcext:value-type="error">
            <text:p>#NV</text:p>
          </table:table-cell>
          <table:table-cell table:style-name="ce14" table:formula="of:=[.L317]-7" office:value-type="string" office:string-value="" calcext:value-type="error">
            <text:p>#NV</text:p>
          </table:table-cell>
          <table:table-cell table:style-name="ce14" table:formula="of:=COM.MICROSOFT.IFS([.E317]=[$Konventionen.$C$2];[.J317]+[$Konventionen.$E$2];[.E317]=[$Konventionen.$C$3];[.J3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7]&lt;=[.N317];[.L317]&gt;=[.N317]);IF([.K317]&lt;=[.N3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8]);#NULL!;IF(ISBLANK([.I318]);ORG.OPENOFFICE.YEARS([.C318];TODAY();0);ORG.OPENOFFICE.YEARS([.C318];[.I3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8]);COM.MICROSOFT.IFS([.E318]=[$Konventionen.$C$2];[.G318]+[$Konventionen.$D$2];[.E318]=[$Konventionen.$C$3];[.G318]+[$Konventionen.$D$3]); COM.MICROSOFT.IFS([.E318]=[$Konventionen.$C$2];[.I318]+[$Konventionen.$D$2];[.E318]=[$Konventionen.$C$3];[.I318]+[$Konventionen.$D$3]))" office:value-type="string" office:string-value="" calcext:value-type="error">
            <text:p>#NV</text:p>
          </table:table-cell>
          <table:table-cell table:style-name="ce14" table:formula="of:=[.L318]-7" office:value-type="string" office:string-value="" calcext:value-type="error">
            <text:p>#NV</text:p>
          </table:table-cell>
          <table:table-cell table:style-name="ce14" table:formula="of:=COM.MICROSOFT.IFS([.E318]=[$Konventionen.$C$2];[.J318]+[$Konventionen.$E$2];[.E318]=[$Konventionen.$C$3];[.J3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8]&lt;=[.N318];[.L318]&gt;=[.N318]);IF([.K318]&lt;=[.N3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9]);#NULL!;IF(ISBLANK([.I319]);ORG.OPENOFFICE.YEARS([.C319];TODAY();0);ORG.OPENOFFICE.YEARS([.C319];[.I3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9]);COM.MICROSOFT.IFS([.E319]=[$Konventionen.$C$2];[.G319]+[$Konventionen.$D$2];[.E319]=[$Konventionen.$C$3];[.G319]+[$Konventionen.$D$3]); COM.MICROSOFT.IFS([.E319]=[$Konventionen.$C$2];[.I319]+[$Konventionen.$D$2];[.E319]=[$Konventionen.$C$3];[.I319]+[$Konventionen.$D$3]))" office:value-type="string" office:string-value="" calcext:value-type="error">
            <text:p>#NV</text:p>
          </table:table-cell>
          <table:table-cell table:style-name="ce14" table:formula="of:=[.L319]-7" office:value-type="string" office:string-value="" calcext:value-type="error">
            <text:p>#NV</text:p>
          </table:table-cell>
          <table:table-cell table:style-name="ce14" table:formula="of:=COM.MICROSOFT.IFS([.E319]=[$Konventionen.$C$2];[.J319]+[$Konventionen.$E$2];[.E319]=[$Konventionen.$C$3];[.J3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9]&lt;=[.N319];[.L319]&gt;=[.N319]);IF([.K319]&lt;=[.N3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0]);#NULL!;IF(ISBLANK([.I320]);ORG.OPENOFFICE.YEARS([.C320];TODAY();0);ORG.OPENOFFICE.YEARS([.C320];[.I3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0]);COM.MICROSOFT.IFS([.E320]=[$Konventionen.$C$2];[.G320]+[$Konventionen.$D$2];[.E320]=[$Konventionen.$C$3];[.G320]+[$Konventionen.$D$3]); COM.MICROSOFT.IFS([.E320]=[$Konventionen.$C$2];[.I320]+[$Konventionen.$D$2];[.E320]=[$Konventionen.$C$3];[.I320]+[$Konventionen.$D$3]))" office:value-type="string" office:string-value="" calcext:value-type="error">
            <text:p>#NV</text:p>
          </table:table-cell>
          <table:table-cell table:style-name="ce14" table:formula="of:=[.L320]-7" office:value-type="string" office:string-value="" calcext:value-type="error">
            <text:p>#NV</text:p>
          </table:table-cell>
          <table:table-cell table:style-name="ce14" table:formula="of:=COM.MICROSOFT.IFS([.E320]=[$Konventionen.$C$2];[.J320]+[$Konventionen.$E$2];[.E320]=[$Konventionen.$C$3];[.J3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0]&lt;=[.N320];[.L320]&gt;=[.N320]);IF([.K320]&lt;=[.N3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1]);#NULL!;IF(ISBLANK([.I321]);ORG.OPENOFFICE.YEARS([.C321];TODAY();0);ORG.OPENOFFICE.YEARS([.C321];[.I3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1]);COM.MICROSOFT.IFS([.E321]=[$Konventionen.$C$2];[.G321]+[$Konventionen.$D$2];[.E321]=[$Konventionen.$C$3];[.G321]+[$Konventionen.$D$3]); COM.MICROSOFT.IFS([.E321]=[$Konventionen.$C$2];[.I321]+[$Konventionen.$D$2];[.E321]=[$Konventionen.$C$3];[.I321]+[$Konventionen.$D$3]))" office:value-type="string" office:string-value="" calcext:value-type="error">
            <text:p>#NV</text:p>
          </table:table-cell>
          <table:table-cell table:style-name="ce14" table:formula="of:=[.L321]-7" office:value-type="string" office:string-value="" calcext:value-type="error">
            <text:p>#NV</text:p>
          </table:table-cell>
          <table:table-cell table:style-name="ce14" table:formula="of:=COM.MICROSOFT.IFS([.E321]=[$Konventionen.$C$2];[.J321]+[$Konventionen.$E$2];[.E321]=[$Konventionen.$C$3];[.J3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1]&lt;=[.N321];[.L321]&gt;=[.N321]);IF([.K321]&lt;=[.N3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2]);#NULL!;IF(ISBLANK([.I322]);ORG.OPENOFFICE.YEARS([.C322];TODAY();0);ORG.OPENOFFICE.YEARS([.C322];[.I3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2]);COM.MICROSOFT.IFS([.E322]=[$Konventionen.$C$2];[.G322]+[$Konventionen.$D$2];[.E322]=[$Konventionen.$C$3];[.G322]+[$Konventionen.$D$3]); COM.MICROSOFT.IFS([.E322]=[$Konventionen.$C$2];[.I322]+[$Konventionen.$D$2];[.E322]=[$Konventionen.$C$3];[.I322]+[$Konventionen.$D$3]))" office:value-type="string" office:string-value="" calcext:value-type="error">
            <text:p>#NV</text:p>
          </table:table-cell>
          <table:table-cell table:style-name="ce14" table:formula="of:=[.L322]-7" office:value-type="string" office:string-value="" calcext:value-type="error">
            <text:p>#NV</text:p>
          </table:table-cell>
          <table:table-cell table:style-name="ce14" table:formula="of:=COM.MICROSOFT.IFS([.E322]=[$Konventionen.$C$2];[.J322]+[$Konventionen.$E$2];[.E322]=[$Konventionen.$C$3];[.J3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2]&lt;=[.N322];[.L322]&gt;=[.N322]);IF([.K322]&lt;=[.N3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3]);#NULL!;IF(ISBLANK([.I323]);ORG.OPENOFFICE.YEARS([.C323];TODAY();0);ORG.OPENOFFICE.YEARS([.C323];[.I3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3]);COM.MICROSOFT.IFS([.E323]=[$Konventionen.$C$2];[.G323]+[$Konventionen.$D$2];[.E323]=[$Konventionen.$C$3];[.G323]+[$Konventionen.$D$3]); COM.MICROSOFT.IFS([.E323]=[$Konventionen.$C$2];[.I323]+[$Konventionen.$D$2];[.E323]=[$Konventionen.$C$3];[.I323]+[$Konventionen.$D$3]))" office:value-type="string" office:string-value="" calcext:value-type="error">
            <text:p>#NV</text:p>
          </table:table-cell>
          <table:table-cell table:style-name="ce14" table:formula="of:=[.L323]-7" office:value-type="string" office:string-value="" calcext:value-type="error">
            <text:p>#NV</text:p>
          </table:table-cell>
          <table:table-cell table:style-name="ce14" table:formula="of:=COM.MICROSOFT.IFS([.E323]=[$Konventionen.$C$2];[.J323]+[$Konventionen.$E$2];[.E323]=[$Konventionen.$C$3];[.J3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3]&lt;=[.N323];[.L323]&gt;=[.N323]);IF([.K323]&lt;=[.N3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4]);#NULL!;IF(ISBLANK([.I324]);ORG.OPENOFFICE.YEARS([.C324];TODAY();0);ORG.OPENOFFICE.YEARS([.C324];[.I3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4]);COM.MICROSOFT.IFS([.E324]=[$Konventionen.$C$2];[.G324]+[$Konventionen.$D$2];[.E324]=[$Konventionen.$C$3];[.G324]+[$Konventionen.$D$3]); COM.MICROSOFT.IFS([.E324]=[$Konventionen.$C$2];[.I324]+[$Konventionen.$D$2];[.E324]=[$Konventionen.$C$3];[.I324]+[$Konventionen.$D$3]))" office:value-type="string" office:string-value="" calcext:value-type="error">
            <text:p>#NV</text:p>
          </table:table-cell>
          <table:table-cell table:style-name="ce14" table:formula="of:=[.L324]-7" office:value-type="string" office:string-value="" calcext:value-type="error">
            <text:p>#NV</text:p>
          </table:table-cell>
          <table:table-cell table:style-name="ce14" table:formula="of:=COM.MICROSOFT.IFS([.E324]=[$Konventionen.$C$2];[.J324]+[$Konventionen.$E$2];[.E324]=[$Konventionen.$C$3];[.J3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4]&lt;=[.N324];[.L324]&gt;=[.N324]);IF([.K324]&lt;=[.N3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5]);#NULL!;IF(ISBLANK([.I325]);ORG.OPENOFFICE.YEARS([.C325];TODAY();0);ORG.OPENOFFICE.YEARS([.C325];[.I3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5]);COM.MICROSOFT.IFS([.E325]=[$Konventionen.$C$2];[.G325]+[$Konventionen.$D$2];[.E325]=[$Konventionen.$C$3];[.G325]+[$Konventionen.$D$3]); COM.MICROSOFT.IFS([.E325]=[$Konventionen.$C$2];[.I325]+[$Konventionen.$D$2];[.E325]=[$Konventionen.$C$3];[.I325]+[$Konventionen.$D$3]))" office:value-type="string" office:string-value="" calcext:value-type="error">
            <text:p>#NV</text:p>
          </table:table-cell>
          <table:table-cell table:style-name="ce14" table:formula="of:=[.L325]-7" office:value-type="string" office:string-value="" calcext:value-type="error">
            <text:p>#NV</text:p>
          </table:table-cell>
          <table:table-cell table:style-name="ce14" table:formula="of:=COM.MICROSOFT.IFS([.E325]=[$Konventionen.$C$2];[.J325]+[$Konventionen.$E$2];[.E325]=[$Konventionen.$C$3];[.J3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5]&lt;=[.N325];[.L325]&gt;=[.N325]);IF([.K325]&lt;=[.N3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6]);#NULL!;IF(ISBLANK([.I326]);ORG.OPENOFFICE.YEARS([.C326];TODAY();0);ORG.OPENOFFICE.YEARS([.C326];[.I3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6]);COM.MICROSOFT.IFS([.E326]=[$Konventionen.$C$2];[.G326]+[$Konventionen.$D$2];[.E326]=[$Konventionen.$C$3];[.G326]+[$Konventionen.$D$3]); COM.MICROSOFT.IFS([.E326]=[$Konventionen.$C$2];[.I326]+[$Konventionen.$D$2];[.E326]=[$Konventionen.$C$3];[.I326]+[$Konventionen.$D$3]))" office:value-type="string" office:string-value="" calcext:value-type="error">
            <text:p>#NV</text:p>
          </table:table-cell>
          <table:table-cell table:style-name="ce14" table:formula="of:=[.L326]-7" office:value-type="string" office:string-value="" calcext:value-type="error">
            <text:p>#NV</text:p>
          </table:table-cell>
          <table:table-cell table:style-name="ce14" table:formula="of:=COM.MICROSOFT.IFS([.E326]=[$Konventionen.$C$2];[.J326]+[$Konventionen.$E$2];[.E326]=[$Konventionen.$C$3];[.J3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6]&lt;=[.N326];[.L326]&gt;=[.N326]);IF([.K326]&lt;=[.N3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7]);#NULL!;IF(ISBLANK([.I327]);ORG.OPENOFFICE.YEARS([.C327];TODAY();0);ORG.OPENOFFICE.YEARS([.C327];[.I3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7]);COM.MICROSOFT.IFS([.E327]=[$Konventionen.$C$2];[.G327]+[$Konventionen.$D$2];[.E327]=[$Konventionen.$C$3];[.G327]+[$Konventionen.$D$3]); COM.MICROSOFT.IFS([.E327]=[$Konventionen.$C$2];[.I327]+[$Konventionen.$D$2];[.E327]=[$Konventionen.$C$3];[.I327]+[$Konventionen.$D$3]))" office:value-type="string" office:string-value="" calcext:value-type="error">
            <text:p>#NV</text:p>
          </table:table-cell>
          <table:table-cell table:style-name="ce14" table:formula="of:=[.L327]-7" office:value-type="string" office:string-value="" calcext:value-type="error">
            <text:p>#NV</text:p>
          </table:table-cell>
          <table:table-cell table:style-name="ce14" table:formula="of:=COM.MICROSOFT.IFS([.E327]=[$Konventionen.$C$2];[.J327]+[$Konventionen.$E$2];[.E327]=[$Konventionen.$C$3];[.J3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7]&lt;=[.N327];[.L327]&gt;=[.N327]);IF([.K327]&lt;=[.N3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8]);#NULL!;IF(ISBLANK([.I328]);ORG.OPENOFFICE.YEARS([.C328];TODAY();0);ORG.OPENOFFICE.YEARS([.C328];[.I3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8]);COM.MICROSOFT.IFS([.E328]=[$Konventionen.$C$2];[.G328]+[$Konventionen.$D$2];[.E328]=[$Konventionen.$C$3];[.G328]+[$Konventionen.$D$3]); COM.MICROSOFT.IFS([.E328]=[$Konventionen.$C$2];[.I328]+[$Konventionen.$D$2];[.E328]=[$Konventionen.$C$3];[.I328]+[$Konventionen.$D$3]))" office:value-type="string" office:string-value="" calcext:value-type="error">
            <text:p>#NV</text:p>
          </table:table-cell>
          <table:table-cell table:style-name="ce14" table:formula="of:=[.L328]-7" office:value-type="string" office:string-value="" calcext:value-type="error">
            <text:p>#NV</text:p>
          </table:table-cell>
          <table:table-cell table:style-name="ce14" table:formula="of:=COM.MICROSOFT.IFS([.E328]=[$Konventionen.$C$2];[.J328]+[$Konventionen.$E$2];[.E328]=[$Konventionen.$C$3];[.J3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8]&lt;=[.N328];[.L328]&gt;=[.N328]);IF([.K328]&lt;=[.N3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9]);#NULL!;IF(ISBLANK([.I329]);ORG.OPENOFFICE.YEARS([.C329];TODAY();0);ORG.OPENOFFICE.YEARS([.C329];[.I3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9]);COM.MICROSOFT.IFS([.E329]=[$Konventionen.$C$2];[.G329]+[$Konventionen.$D$2];[.E329]=[$Konventionen.$C$3];[.G329]+[$Konventionen.$D$3]); COM.MICROSOFT.IFS([.E329]=[$Konventionen.$C$2];[.I329]+[$Konventionen.$D$2];[.E329]=[$Konventionen.$C$3];[.I329]+[$Konventionen.$D$3]))" office:value-type="string" office:string-value="" calcext:value-type="error">
            <text:p>#NV</text:p>
          </table:table-cell>
          <table:table-cell table:style-name="ce14" table:formula="of:=[.L329]-7" office:value-type="string" office:string-value="" calcext:value-type="error">
            <text:p>#NV</text:p>
          </table:table-cell>
          <table:table-cell table:style-name="ce14" table:formula="of:=COM.MICROSOFT.IFS([.E329]=[$Konventionen.$C$2];[.J329]+[$Konventionen.$E$2];[.E329]=[$Konventionen.$C$3];[.J3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9]&lt;=[.N329];[.L329]&gt;=[.N329]);IF([.K329]&lt;=[.N3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0]);#NULL!;IF(ISBLANK([.I330]);ORG.OPENOFFICE.YEARS([.C330];TODAY();0);ORG.OPENOFFICE.YEARS([.C330];[.I3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0]);COM.MICROSOFT.IFS([.E330]=[$Konventionen.$C$2];[.G330]+[$Konventionen.$D$2];[.E330]=[$Konventionen.$C$3];[.G330]+[$Konventionen.$D$3]); COM.MICROSOFT.IFS([.E330]=[$Konventionen.$C$2];[.I330]+[$Konventionen.$D$2];[.E330]=[$Konventionen.$C$3];[.I330]+[$Konventionen.$D$3]))" office:value-type="string" office:string-value="" calcext:value-type="error">
            <text:p>#NV</text:p>
          </table:table-cell>
          <table:table-cell table:style-name="ce14" table:formula="of:=[.L330]-7" office:value-type="string" office:string-value="" calcext:value-type="error">
            <text:p>#NV</text:p>
          </table:table-cell>
          <table:table-cell table:style-name="ce14" table:formula="of:=COM.MICROSOFT.IFS([.E330]=[$Konventionen.$C$2];[.J330]+[$Konventionen.$E$2];[.E330]=[$Konventionen.$C$3];[.J3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0]&lt;=[.N330];[.L330]&gt;=[.N330]);IF([.K330]&lt;=[.N3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1]);#NULL!;IF(ISBLANK([.I331]);ORG.OPENOFFICE.YEARS([.C331];TODAY();0);ORG.OPENOFFICE.YEARS([.C331];[.I3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1]);COM.MICROSOFT.IFS([.E331]=[$Konventionen.$C$2];[.G331]+[$Konventionen.$D$2];[.E331]=[$Konventionen.$C$3];[.G331]+[$Konventionen.$D$3]); COM.MICROSOFT.IFS([.E331]=[$Konventionen.$C$2];[.I331]+[$Konventionen.$D$2];[.E331]=[$Konventionen.$C$3];[.I331]+[$Konventionen.$D$3]))" office:value-type="string" office:string-value="" calcext:value-type="error">
            <text:p>#NV</text:p>
          </table:table-cell>
          <table:table-cell table:style-name="ce14" table:formula="of:=[.L331]-7" office:value-type="string" office:string-value="" calcext:value-type="error">
            <text:p>#NV</text:p>
          </table:table-cell>
          <table:table-cell table:style-name="ce14" table:formula="of:=COM.MICROSOFT.IFS([.E331]=[$Konventionen.$C$2];[.J331]+[$Konventionen.$E$2];[.E331]=[$Konventionen.$C$3];[.J3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1]&lt;=[.N331];[.L331]&gt;=[.N331]);IF([.K331]&lt;=[.N3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2]);#NULL!;IF(ISBLANK([.I332]);ORG.OPENOFFICE.YEARS([.C332];TODAY();0);ORG.OPENOFFICE.YEARS([.C332];[.I3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2]);COM.MICROSOFT.IFS([.E332]=[$Konventionen.$C$2];[.G332]+[$Konventionen.$D$2];[.E332]=[$Konventionen.$C$3];[.G332]+[$Konventionen.$D$3]); COM.MICROSOFT.IFS([.E332]=[$Konventionen.$C$2];[.I332]+[$Konventionen.$D$2];[.E332]=[$Konventionen.$C$3];[.I332]+[$Konventionen.$D$3]))" office:value-type="string" office:string-value="" calcext:value-type="error">
            <text:p>#NV</text:p>
          </table:table-cell>
          <table:table-cell table:style-name="ce14" table:formula="of:=[.L332]-7" office:value-type="string" office:string-value="" calcext:value-type="error">
            <text:p>#NV</text:p>
          </table:table-cell>
          <table:table-cell table:style-name="ce14" table:formula="of:=COM.MICROSOFT.IFS([.E332]=[$Konventionen.$C$2];[.J332]+[$Konventionen.$E$2];[.E332]=[$Konventionen.$C$3];[.J3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2]&lt;=[.N332];[.L332]&gt;=[.N332]);IF([.K332]&lt;=[.N3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3]);#NULL!;IF(ISBLANK([.I333]);ORG.OPENOFFICE.YEARS([.C333];TODAY();0);ORG.OPENOFFICE.YEARS([.C333];[.I3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3]);COM.MICROSOFT.IFS([.E333]=[$Konventionen.$C$2];[.G333]+[$Konventionen.$D$2];[.E333]=[$Konventionen.$C$3];[.G333]+[$Konventionen.$D$3]); COM.MICROSOFT.IFS([.E333]=[$Konventionen.$C$2];[.I333]+[$Konventionen.$D$2];[.E333]=[$Konventionen.$C$3];[.I333]+[$Konventionen.$D$3]))" office:value-type="string" office:string-value="" calcext:value-type="error">
            <text:p>#NV</text:p>
          </table:table-cell>
          <table:table-cell table:style-name="ce14" table:formula="of:=[.L333]-7" office:value-type="string" office:string-value="" calcext:value-type="error">
            <text:p>#NV</text:p>
          </table:table-cell>
          <table:table-cell table:style-name="ce14" table:formula="of:=COM.MICROSOFT.IFS([.E333]=[$Konventionen.$C$2];[.J333]+[$Konventionen.$E$2];[.E333]=[$Konventionen.$C$3];[.J3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3]&lt;=[.N333];[.L333]&gt;=[.N333]);IF([.K333]&lt;=[.N3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4]);#NULL!;IF(ISBLANK([.I334]);ORG.OPENOFFICE.YEARS([.C334];TODAY();0);ORG.OPENOFFICE.YEARS([.C334];[.I3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4]);COM.MICROSOFT.IFS([.E334]=[$Konventionen.$C$2];[.G334]+[$Konventionen.$D$2];[.E334]=[$Konventionen.$C$3];[.G334]+[$Konventionen.$D$3]); COM.MICROSOFT.IFS([.E334]=[$Konventionen.$C$2];[.I334]+[$Konventionen.$D$2];[.E334]=[$Konventionen.$C$3];[.I334]+[$Konventionen.$D$3]))" office:value-type="string" office:string-value="" calcext:value-type="error">
            <text:p>#NV</text:p>
          </table:table-cell>
          <table:table-cell table:style-name="ce14" table:formula="of:=[.L334]-7" office:value-type="string" office:string-value="" calcext:value-type="error">
            <text:p>#NV</text:p>
          </table:table-cell>
          <table:table-cell table:style-name="ce14" table:formula="of:=COM.MICROSOFT.IFS([.E334]=[$Konventionen.$C$2];[.J334]+[$Konventionen.$E$2];[.E334]=[$Konventionen.$C$3];[.J3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4]&lt;=[.N334];[.L334]&gt;=[.N334]);IF([.K334]&lt;=[.N3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5]);#NULL!;IF(ISBLANK([.I335]);ORG.OPENOFFICE.YEARS([.C335];TODAY();0);ORG.OPENOFFICE.YEARS([.C335];[.I3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5]);COM.MICROSOFT.IFS([.E335]=[$Konventionen.$C$2];[.G335]+[$Konventionen.$D$2];[.E335]=[$Konventionen.$C$3];[.G335]+[$Konventionen.$D$3]); COM.MICROSOFT.IFS([.E335]=[$Konventionen.$C$2];[.I335]+[$Konventionen.$D$2];[.E335]=[$Konventionen.$C$3];[.I335]+[$Konventionen.$D$3]))" office:value-type="string" office:string-value="" calcext:value-type="error">
            <text:p>#NV</text:p>
          </table:table-cell>
          <table:table-cell table:style-name="ce14" table:formula="of:=[.L335]-7" office:value-type="string" office:string-value="" calcext:value-type="error">
            <text:p>#NV</text:p>
          </table:table-cell>
          <table:table-cell table:style-name="ce14" table:formula="of:=COM.MICROSOFT.IFS([.E335]=[$Konventionen.$C$2];[.J335]+[$Konventionen.$E$2];[.E335]=[$Konventionen.$C$3];[.J3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5]&lt;=[.N335];[.L335]&gt;=[.N335]);IF([.K335]&lt;=[.N3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6]);#NULL!;IF(ISBLANK([.I336]);ORG.OPENOFFICE.YEARS([.C336];TODAY();0);ORG.OPENOFFICE.YEARS([.C336];[.I3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6]);COM.MICROSOFT.IFS([.E336]=[$Konventionen.$C$2];[.G336]+[$Konventionen.$D$2];[.E336]=[$Konventionen.$C$3];[.G336]+[$Konventionen.$D$3]); COM.MICROSOFT.IFS([.E336]=[$Konventionen.$C$2];[.I336]+[$Konventionen.$D$2];[.E336]=[$Konventionen.$C$3];[.I336]+[$Konventionen.$D$3]))" office:value-type="string" office:string-value="" calcext:value-type="error">
            <text:p>#NV</text:p>
          </table:table-cell>
          <table:table-cell table:style-name="ce14" table:formula="of:=[.L336]-7" office:value-type="string" office:string-value="" calcext:value-type="error">
            <text:p>#NV</text:p>
          </table:table-cell>
          <table:table-cell table:style-name="ce14" table:formula="of:=COM.MICROSOFT.IFS([.E336]=[$Konventionen.$C$2];[.J336]+[$Konventionen.$E$2];[.E336]=[$Konventionen.$C$3];[.J3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6]&lt;=[.N336];[.L336]&gt;=[.N336]);IF([.K336]&lt;=[.N3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7]);#NULL!;IF(ISBLANK([.I337]);ORG.OPENOFFICE.YEARS([.C337];TODAY();0);ORG.OPENOFFICE.YEARS([.C337];[.I3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7]);COM.MICROSOFT.IFS([.E337]=[$Konventionen.$C$2];[.G337]+[$Konventionen.$D$2];[.E337]=[$Konventionen.$C$3];[.G337]+[$Konventionen.$D$3]); COM.MICROSOFT.IFS([.E337]=[$Konventionen.$C$2];[.I337]+[$Konventionen.$D$2];[.E337]=[$Konventionen.$C$3];[.I337]+[$Konventionen.$D$3]))" office:value-type="string" office:string-value="" calcext:value-type="error">
            <text:p>#NV</text:p>
          </table:table-cell>
          <table:table-cell table:style-name="ce14" table:formula="of:=[.L337]-7" office:value-type="string" office:string-value="" calcext:value-type="error">
            <text:p>#NV</text:p>
          </table:table-cell>
          <table:table-cell table:style-name="ce14" table:formula="of:=COM.MICROSOFT.IFS([.E337]=[$Konventionen.$C$2];[.J337]+[$Konventionen.$E$2];[.E337]=[$Konventionen.$C$3];[.J3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7]&lt;=[.N337];[.L337]&gt;=[.N337]);IF([.K337]&lt;=[.N3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8]);#NULL!;IF(ISBLANK([.I338]);ORG.OPENOFFICE.YEARS([.C338];TODAY();0);ORG.OPENOFFICE.YEARS([.C338];[.I3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8]);COM.MICROSOFT.IFS([.E338]=[$Konventionen.$C$2];[.G338]+[$Konventionen.$D$2];[.E338]=[$Konventionen.$C$3];[.G338]+[$Konventionen.$D$3]); COM.MICROSOFT.IFS([.E338]=[$Konventionen.$C$2];[.I338]+[$Konventionen.$D$2];[.E338]=[$Konventionen.$C$3];[.I338]+[$Konventionen.$D$3]))" office:value-type="string" office:string-value="" calcext:value-type="error">
            <text:p>#NV</text:p>
          </table:table-cell>
          <table:table-cell table:style-name="ce14" table:formula="of:=[.L338]-7" office:value-type="string" office:string-value="" calcext:value-type="error">
            <text:p>#NV</text:p>
          </table:table-cell>
          <table:table-cell table:style-name="ce14" table:formula="of:=COM.MICROSOFT.IFS([.E338]=[$Konventionen.$C$2];[.J338]+[$Konventionen.$E$2];[.E338]=[$Konventionen.$C$3];[.J3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8]&lt;=[.N338];[.L338]&gt;=[.N338]);IF([.K338]&lt;=[.N3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9]);#NULL!;IF(ISBLANK([.I339]);ORG.OPENOFFICE.YEARS([.C339];TODAY();0);ORG.OPENOFFICE.YEARS([.C339];[.I3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9]);COM.MICROSOFT.IFS([.E339]=[$Konventionen.$C$2];[.G339]+[$Konventionen.$D$2];[.E339]=[$Konventionen.$C$3];[.G339]+[$Konventionen.$D$3]); COM.MICROSOFT.IFS([.E339]=[$Konventionen.$C$2];[.I339]+[$Konventionen.$D$2];[.E339]=[$Konventionen.$C$3];[.I339]+[$Konventionen.$D$3]))" office:value-type="string" office:string-value="" calcext:value-type="error">
            <text:p>#NV</text:p>
          </table:table-cell>
          <table:table-cell table:style-name="ce14" table:formula="of:=[.L339]-7" office:value-type="string" office:string-value="" calcext:value-type="error">
            <text:p>#NV</text:p>
          </table:table-cell>
          <table:table-cell table:style-name="ce14" table:formula="of:=COM.MICROSOFT.IFS([.E339]=[$Konventionen.$C$2];[.J339]+[$Konventionen.$E$2];[.E339]=[$Konventionen.$C$3];[.J3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9]&lt;=[.N339];[.L339]&gt;=[.N339]);IF([.K339]&lt;=[.N3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0]);#NULL!;IF(ISBLANK([.I340]);ORG.OPENOFFICE.YEARS([.C340];TODAY();0);ORG.OPENOFFICE.YEARS([.C340];[.I3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0]);COM.MICROSOFT.IFS([.E340]=[$Konventionen.$C$2];[.G340]+[$Konventionen.$D$2];[.E340]=[$Konventionen.$C$3];[.G340]+[$Konventionen.$D$3]); COM.MICROSOFT.IFS([.E340]=[$Konventionen.$C$2];[.I340]+[$Konventionen.$D$2];[.E340]=[$Konventionen.$C$3];[.I340]+[$Konventionen.$D$3]))" office:value-type="string" office:string-value="" calcext:value-type="error">
            <text:p>#NV</text:p>
          </table:table-cell>
          <table:table-cell table:style-name="ce14" table:formula="of:=[.L340]-7" office:value-type="string" office:string-value="" calcext:value-type="error">
            <text:p>#NV</text:p>
          </table:table-cell>
          <table:table-cell table:style-name="ce14" table:formula="of:=COM.MICROSOFT.IFS([.E340]=[$Konventionen.$C$2];[.J340]+[$Konventionen.$E$2];[.E340]=[$Konventionen.$C$3];[.J3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0]&lt;=[.N340];[.L340]&gt;=[.N340]);IF([.K340]&lt;=[.N3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1]);#NULL!;IF(ISBLANK([.I341]);ORG.OPENOFFICE.YEARS([.C341];TODAY();0);ORG.OPENOFFICE.YEARS([.C341];[.I3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1]);COM.MICROSOFT.IFS([.E341]=[$Konventionen.$C$2];[.G341]+[$Konventionen.$D$2];[.E341]=[$Konventionen.$C$3];[.G341]+[$Konventionen.$D$3]); COM.MICROSOFT.IFS([.E341]=[$Konventionen.$C$2];[.I341]+[$Konventionen.$D$2];[.E341]=[$Konventionen.$C$3];[.I341]+[$Konventionen.$D$3]))" office:value-type="string" office:string-value="" calcext:value-type="error">
            <text:p>#NV</text:p>
          </table:table-cell>
          <table:table-cell table:style-name="ce14" table:formula="of:=[.L341]-7" office:value-type="string" office:string-value="" calcext:value-type="error">
            <text:p>#NV</text:p>
          </table:table-cell>
          <table:table-cell table:style-name="ce14" table:formula="of:=COM.MICROSOFT.IFS([.E341]=[$Konventionen.$C$2];[.J341]+[$Konventionen.$E$2];[.E341]=[$Konventionen.$C$3];[.J3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1]&lt;=[.N341];[.L341]&gt;=[.N341]);IF([.K341]&lt;=[.N3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2]);#NULL!;IF(ISBLANK([.I342]);ORG.OPENOFFICE.YEARS([.C342];TODAY();0);ORG.OPENOFFICE.YEARS([.C342];[.I3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2]);COM.MICROSOFT.IFS([.E342]=[$Konventionen.$C$2];[.G342]+[$Konventionen.$D$2];[.E342]=[$Konventionen.$C$3];[.G342]+[$Konventionen.$D$3]); COM.MICROSOFT.IFS([.E342]=[$Konventionen.$C$2];[.I342]+[$Konventionen.$D$2];[.E342]=[$Konventionen.$C$3];[.I342]+[$Konventionen.$D$3]))" office:value-type="string" office:string-value="" calcext:value-type="error">
            <text:p>#NV</text:p>
          </table:table-cell>
          <table:table-cell table:style-name="ce14" table:formula="of:=[.L342]-7" office:value-type="string" office:string-value="" calcext:value-type="error">
            <text:p>#NV</text:p>
          </table:table-cell>
          <table:table-cell table:style-name="ce14" table:formula="of:=COM.MICROSOFT.IFS([.E342]=[$Konventionen.$C$2];[.J342]+[$Konventionen.$E$2];[.E342]=[$Konventionen.$C$3];[.J3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2]&lt;=[.N342];[.L342]&gt;=[.N342]);IF([.K342]&lt;=[.N3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3]);#NULL!;IF(ISBLANK([.I343]);ORG.OPENOFFICE.YEARS([.C343];TODAY();0);ORG.OPENOFFICE.YEARS([.C343];[.I3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3]);COM.MICROSOFT.IFS([.E343]=[$Konventionen.$C$2];[.G343]+[$Konventionen.$D$2];[.E343]=[$Konventionen.$C$3];[.G343]+[$Konventionen.$D$3]); COM.MICROSOFT.IFS([.E343]=[$Konventionen.$C$2];[.I343]+[$Konventionen.$D$2];[.E343]=[$Konventionen.$C$3];[.I343]+[$Konventionen.$D$3]))" office:value-type="string" office:string-value="" calcext:value-type="error">
            <text:p>#NV</text:p>
          </table:table-cell>
          <table:table-cell table:style-name="ce14" table:formula="of:=[.L343]-7" office:value-type="string" office:string-value="" calcext:value-type="error">
            <text:p>#NV</text:p>
          </table:table-cell>
          <table:table-cell table:style-name="ce14" table:formula="of:=COM.MICROSOFT.IFS([.E343]=[$Konventionen.$C$2];[.J343]+[$Konventionen.$E$2];[.E343]=[$Konventionen.$C$3];[.J3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3]&lt;=[.N343];[.L343]&gt;=[.N343]);IF([.K343]&lt;=[.N3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4]);#NULL!;IF(ISBLANK([.I344]);ORG.OPENOFFICE.YEARS([.C344];TODAY();0);ORG.OPENOFFICE.YEARS([.C344];[.I3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4]);COM.MICROSOFT.IFS([.E344]=[$Konventionen.$C$2];[.G344]+[$Konventionen.$D$2];[.E344]=[$Konventionen.$C$3];[.G344]+[$Konventionen.$D$3]); COM.MICROSOFT.IFS([.E344]=[$Konventionen.$C$2];[.I344]+[$Konventionen.$D$2];[.E344]=[$Konventionen.$C$3];[.I344]+[$Konventionen.$D$3]))" office:value-type="string" office:string-value="" calcext:value-type="error">
            <text:p>#NV</text:p>
          </table:table-cell>
          <table:table-cell table:style-name="ce14" table:formula="of:=[.L344]-7" office:value-type="string" office:string-value="" calcext:value-type="error">
            <text:p>#NV</text:p>
          </table:table-cell>
          <table:table-cell table:style-name="ce14" table:formula="of:=COM.MICROSOFT.IFS([.E344]=[$Konventionen.$C$2];[.J344]+[$Konventionen.$E$2];[.E344]=[$Konventionen.$C$3];[.J3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4]&lt;=[.N344];[.L344]&gt;=[.N344]);IF([.K344]&lt;=[.N3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5]);#NULL!;IF(ISBLANK([.I345]);ORG.OPENOFFICE.YEARS([.C345];TODAY();0);ORG.OPENOFFICE.YEARS([.C345];[.I3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5]);COM.MICROSOFT.IFS([.E345]=[$Konventionen.$C$2];[.G345]+[$Konventionen.$D$2];[.E345]=[$Konventionen.$C$3];[.G345]+[$Konventionen.$D$3]); COM.MICROSOFT.IFS([.E345]=[$Konventionen.$C$2];[.I345]+[$Konventionen.$D$2];[.E345]=[$Konventionen.$C$3];[.I345]+[$Konventionen.$D$3]))" office:value-type="string" office:string-value="" calcext:value-type="error">
            <text:p>#NV</text:p>
          </table:table-cell>
          <table:table-cell table:style-name="ce14" table:formula="of:=[.L345]-7" office:value-type="string" office:string-value="" calcext:value-type="error">
            <text:p>#NV</text:p>
          </table:table-cell>
          <table:table-cell table:style-name="ce14" table:formula="of:=COM.MICROSOFT.IFS([.E345]=[$Konventionen.$C$2];[.J345]+[$Konventionen.$E$2];[.E345]=[$Konventionen.$C$3];[.J3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5]&lt;=[.N345];[.L345]&gt;=[.N345]);IF([.K345]&lt;=[.N3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6]);#NULL!;IF(ISBLANK([.I346]);ORG.OPENOFFICE.YEARS([.C346];TODAY();0);ORG.OPENOFFICE.YEARS([.C346];[.I3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6]);COM.MICROSOFT.IFS([.E346]=[$Konventionen.$C$2];[.G346]+[$Konventionen.$D$2];[.E346]=[$Konventionen.$C$3];[.G346]+[$Konventionen.$D$3]); COM.MICROSOFT.IFS([.E346]=[$Konventionen.$C$2];[.I346]+[$Konventionen.$D$2];[.E346]=[$Konventionen.$C$3];[.I346]+[$Konventionen.$D$3]))" office:value-type="string" office:string-value="" calcext:value-type="error">
            <text:p>#NV</text:p>
          </table:table-cell>
          <table:table-cell table:style-name="ce14" table:formula="of:=[.L346]-7" office:value-type="string" office:string-value="" calcext:value-type="error">
            <text:p>#NV</text:p>
          </table:table-cell>
          <table:table-cell table:style-name="ce14" table:formula="of:=COM.MICROSOFT.IFS([.E346]=[$Konventionen.$C$2];[.J346]+[$Konventionen.$E$2];[.E346]=[$Konventionen.$C$3];[.J3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6]&lt;=[.N346];[.L346]&gt;=[.N346]);IF([.K346]&lt;=[.N3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7]);#NULL!;IF(ISBLANK([.I347]);ORG.OPENOFFICE.YEARS([.C347];TODAY();0);ORG.OPENOFFICE.YEARS([.C347];[.I3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7]);COM.MICROSOFT.IFS([.E347]=[$Konventionen.$C$2];[.G347]+[$Konventionen.$D$2];[.E347]=[$Konventionen.$C$3];[.G347]+[$Konventionen.$D$3]); COM.MICROSOFT.IFS([.E347]=[$Konventionen.$C$2];[.I347]+[$Konventionen.$D$2];[.E347]=[$Konventionen.$C$3];[.I347]+[$Konventionen.$D$3]))" office:value-type="string" office:string-value="" calcext:value-type="error">
            <text:p>#NV</text:p>
          </table:table-cell>
          <table:table-cell table:style-name="ce14" table:formula="of:=[.L347]-7" office:value-type="string" office:string-value="" calcext:value-type="error">
            <text:p>#NV</text:p>
          </table:table-cell>
          <table:table-cell table:style-name="ce14" table:formula="of:=COM.MICROSOFT.IFS([.E347]=[$Konventionen.$C$2];[.J347]+[$Konventionen.$E$2];[.E347]=[$Konventionen.$C$3];[.J3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7]&lt;=[.N347];[.L347]&gt;=[.N347]);IF([.K347]&lt;=[.N3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8]);#NULL!;IF(ISBLANK([.I348]);ORG.OPENOFFICE.YEARS([.C348];TODAY();0);ORG.OPENOFFICE.YEARS([.C348];[.I3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8]);COM.MICROSOFT.IFS([.E348]=[$Konventionen.$C$2];[.G348]+[$Konventionen.$D$2];[.E348]=[$Konventionen.$C$3];[.G348]+[$Konventionen.$D$3]); COM.MICROSOFT.IFS([.E348]=[$Konventionen.$C$2];[.I348]+[$Konventionen.$D$2];[.E348]=[$Konventionen.$C$3];[.I348]+[$Konventionen.$D$3]))" office:value-type="string" office:string-value="" calcext:value-type="error">
            <text:p>#NV</text:p>
          </table:table-cell>
          <table:table-cell table:style-name="ce14" table:formula="of:=[.L348]-7" office:value-type="string" office:string-value="" calcext:value-type="error">
            <text:p>#NV</text:p>
          </table:table-cell>
          <table:table-cell table:style-name="ce14" table:formula="of:=COM.MICROSOFT.IFS([.E348]=[$Konventionen.$C$2];[.J348]+[$Konventionen.$E$2];[.E348]=[$Konventionen.$C$3];[.J3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8]&lt;=[.N348];[.L348]&gt;=[.N348]);IF([.K348]&lt;=[.N3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9]);#NULL!;IF(ISBLANK([.I349]);ORG.OPENOFFICE.YEARS([.C349];TODAY();0);ORG.OPENOFFICE.YEARS([.C349];[.I3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9]);COM.MICROSOFT.IFS([.E349]=[$Konventionen.$C$2];[.G349]+[$Konventionen.$D$2];[.E349]=[$Konventionen.$C$3];[.G349]+[$Konventionen.$D$3]); COM.MICROSOFT.IFS([.E349]=[$Konventionen.$C$2];[.I349]+[$Konventionen.$D$2];[.E349]=[$Konventionen.$C$3];[.I349]+[$Konventionen.$D$3]))" office:value-type="string" office:string-value="" calcext:value-type="error">
            <text:p>#NV</text:p>
          </table:table-cell>
          <table:table-cell table:style-name="ce14" table:formula="of:=[.L349]-7" office:value-type="string" office:string-value="" calcext:value-type="error">
            <text:p>#NV</text:p>
          </table:table-cell>
          <table:table-cell table:style-name="ce14" table:formula="of:=COM.MICROSOFT.IFS([.E349]=[$Konventionen.$C$2];[.J349]+[$Konventionen.$E$2];[.E349]=[$Konventionen.$C$3];[.J3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9]&lt;=[.N349];[.L349]&gt;=[.N349]);IF([.K349]&lt;=[.N3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0]);#NULL!;IF(ISBLANK([.I350]);ORG.OPENOFFICE.YEARS([.C350];TODAY();0);ORG.OPENOFFICE.YEARS([.C350];[.I3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0]);COM.MICROSOFT.IFS([.E350]=[$Konventionen.$C$2];[.G350]+[$Konventionen.$D$2];[.E350]=[$Konventionen.$C$3];[.G350]+[$Konventionen.$D$3]); COM.MICROSOFT.IFS([.E350]=[$Konventionen.$C$2];[.I350]+[$Konventionen.$D$2];[.E350]=[$Konventionen.$C$3];[.I350]+[$Konventionen.$D$3]))" office:value-type="string" office:string-value="" calcext:value-type="error">
            <text:p>#NV</text:p>
          </table:table-cell>
          <table:table-cell table:style-name="ce14" table:formula="of:=[.L350]-7" office:value-type="string" office:string-value="" calcext:value-type="error">
            <text:p>#NV</text:p>
          </table:table-cell>
          <table:table-cell table:style-name="ce14" table:formula="of:=COM.MICROSOFT.IFS([.E350]=[$Konventionen.$C$2];[.J350]+[$Konventionen.$E$2];[.E350]=[$Konventionen.$C$3];[.J3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0]&lt;=[.N350];[.L350]&gt;=[.N350]);IF([.K350]&lt;=[.N3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1]);#NULL!;IF(ISBLANK([.I351]);ORG.OPENOFFICE.YEARS([.C351];TODAY();0);ORG.OPENOFFICE.YEARS([.C351];[.I3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1]);COM.MICROSOFT.IFS([.E351]=[$Konventionen.$C$2];[.G351]+[$Konventionen.$D$2];[.E351]=[$Konventionen.$C$3];[.G351]+[$Konventionen.$D$3]); COM.MICROSOFT.IFS([.E351]=[$Konventionen.$C$2];[.I351]+[$Konventionen.$D$2];[.E351]=[$Konventionen.$C$3];[.I351]+[$Konventionen.$D$3]))" office:value-type="string" office:string-value="" calcext:value-type="error">
            <text:p>#NV</text:p>
          </table:table-cell>
          <table:table-cell table:style-name="ce14" table:formula="of:=[.L351]-7" office:value-type="string" office:string-value="" calcext:value-type="error">
            <text:p>#NV</text:p>
          </table:table-cell>
          <table:table-cell table:style-name="ce14" table:formula="of:=COM.MICROSOFT.IFS([.E351]=[$Konventionen.$C$2];[.J351]+[$Konventionen.$E$2];[.E351]=[$Konventionen.$C$3];[.J3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1]&lt;=[.N351];[.L351]&gt;=[.N351]);IF([.K351]&lt;=[.N3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2]);#NULL!;IF(ISBLANK([.I352]);ORG.OPENOFFICE.YEARS([.C352];TODAY();0);ORG.OPENOFFICE.YEARS([.C352];[.I3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2]);COM.MICROSOFT.IFS([.E352]=[$Konventionen.$C$2];[.G352]+[$Konventionen.$D$2];[.E352]=[$Konventionen.$C$3];[.G352]+[$Konventionen.$D$3]); COM.MICROSOFT.IFS([.E352]=[$Konventionen.$C$2];[.I352]+[$Konventionen.$D$2];[.E352]=[$Konventionen.$C$3];[.I352]+[$Konventionen.$D$3]))" office:value-type="string" office:string-value="" calcext:value-type="error">
            <text:p>#NV</text:p>
          </table:table-cell>
          <table:table-cell table:style-name="ce14" table:formula="of:=[.L352]-7" office:value-type="string" office:string-value="" calcext:value-type="error">
            <text:p>#NV</text:p>
          </table:table-cell>
          <table:table-cell table:style-name="ce14" table:formula="of:=COM.MICROSOFT.IFS([.E352]=[$Konventionen.$C$2];[.J352]+[$Konventionen.$E$2];[.E352]=[$Konventionen.$C$3];[.J3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2]&lt;=[.N352];[.L352]&gt;=[.N352]);IF([.K352]&lt;=[.N3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3]);#NULL!;IF(ISBLANK([.I353]);ORG.OPENOFFICE.YEARS([.C353];TODAY();0);ORG.OPENOFFICE.YEARS([.C353];[.I3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3]);COM.MICROSOFT.IFS([.E353]=[$Konventionen.$C$2];[.G353]+[$Konventionen.$D$2];[.E353]=[$Konventionen.$C$3];[.G353]+[$Konventionen.$D$3]); COM.MICROSOFT.IFS([.E353]=[$Konventionen.$C$2];[.I353]+[$Konventionen.$D$2];[.E353]=[$Konventionen.$C$3];[.I353]+[$Konventionen.$D$3]))" office:value-type="string" office:string-value="" calcext:value-type="error">
            <text:p>#NV</text:p>
          </table:table-cell>
          <table:table-cell table:style-name="ce14" table:formula="of:=[.L353]-7" office:value-type="string" office:string-value="" calcext:value-type="error">
            <text:p>#NV</text:p>
          </table:table-cell>
          <table:table-cell table:style-name="ce14" table:formula="of:=COM.MICROSOFT.IFS([.E353]=[$Konventionen.$C$2];[.J353]+[$Konventionen.$E$2];[.E353]=[$Konventionen.$C$3];[.J3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3]&lt;=[.N353];[.L353]&gt;=[.N353]);IF([.K353]&lt;=[.N3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4]);#NULL!;IF(ISBLANK([.I354]);ORG.OPENOFFICE.YEARS([.C354];TODAY();0);ORG.OPENOFFICE.YEARS([.C354];[.I3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4]);COM.MICROSOFT.IFS([.E354]=[$Konventionen.$C$2];[.G354]+[$Konventionen.$D$2];[.E354]=[$Konventionen.$C$3];[.G354]+[$Konventionen.$D$3]); COM.MICROSOFT.IFS([.E354]=[$Konventionen.$C$2];[.I354]+[$Konventionen.$D$2];[.E354]=[$Konventionen.$C$3];[.I354]+[$Konventionen.$D$3]))" office:value-type="string" office:string-value="" calcext:value-type="error">
            <text:p>#NV</text:p>
          </table:table-cell>
          <table:table-cell table:style-name="ce14" table:formula="of:=[.L354]-7" office:value-type="string" office:string-value="" calcext:value-type="error">
            <text:p>#NV</text:p>
          </table:table-cell>
          <table:table-cell table:style-name="ce14" table:formula="of:=COM.MICROSOFT.IFS([.E354]=[$Konventionen.$C$2];[.J354]+[$Konventionen.$E$2];[.E354]=[$Konventionen.$C$3];[.J3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4]&lt;=[.N354];[.L354]&gt;=[.N354]);IF([.K354]&lt;=[.N3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5]);#NULL!;IF(ISBLANK([.I355]);ORG.OPENOFFICE.YEARS([.C355];TODAY();0);ORG.OPENOFFICE.YEARS([.C355];[.I3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5]);COM.MICROSOFT.IFS([.E355]=[$Konventionen.$C$2];[.G355]+[$Konventionen.$D$2];[.E355]=[$Konventionen.$C$3];[.G355]+[$Konventionen.$D$3]); COM.MICROSOFT.IFS([.E355]=[$Konventionen.$C$2];[.I355]+[$Konventionen.$D$2];[.E355]=[$Konventionen.$C$3];[.I355]+[$Konventionen.$D$3]))" office:value-type="string" office:string-value="" calcext:value-type="error">
            <text:p>#NV</text:p>
          </table:table-cell>
          <table:table-cell table:style-name="ce14" table:formula="of:=[.L355]-7" office:value-type="string" office:string-value="" calcext:value-type="error">
            <text:p>#NV</text:p>
          </table:table-cell>
          <table:table-cell table:style-name="ce14" table:formula="of:=COM.MICROSOFT.IFS([.E355]=[$Konventionen.$C$2];[.J355]+[$Konventionen.$E$2];[.E355]=[$Konventionen.$C$3];[.J3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5]&lt;=[.N355];[.L355]&gt;=[.N355]);IF([.K355]&lt;=[.N3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6]);#NULL!;IF(ISBLANK([.I356]);ORG.OPENOFFICE.YEARS([.C356];TODAY();0);ORG.OPENOFFICE.YEARS([.C356];[.I3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6]);COM.MICROSOFT.IFS([.E356]=[$Konventionen.$C$2];[.G356]+[$Konventionen.$D$2];[.E356]=[$Konventionen.$C$3];[.G356]+[$Konventionen.$D$3]); COM.MICROSOFT.IFS([.E356]=[$Konventionen.$C$2];[.I356]+[$Konventionen.$D$2];[.E356]=[$Konventionen.$C$3];[.I356]+[$Konventionen.$D$3]))" office:value-type="string" office:string-value="" calcext:value-type="error">
            <text:p>#NV</text:p>
          </table:table-cell>
          <table:table-cell table:style-name="ce14" table:formula="of:=[.L356]-7" office:value-type="string" office:string-value="" calcext:value-type="error">
            <text:p>#NV</text:p>
          </table:table-cell>
          <table:table-cell table:style-name="ce14" table:formula="of:=COM.MICROSOFT.IFS([.E356]=[$Konventionen.$C$2];[.J356]+[$Konventionen.$E$2];[.E356]=[$Konventionen.$C$3];[.J3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6]&lt;=[.N356];[.L356]&gt;=[.N356]);IF([.K356]&lt;=[.N3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7]);#NULL!;IF(ISBLANK([.I357]);ORG.OPENOFFICE.YEARS([.C357];TODAY();0);ORG.OPENOFFICE.YEARS([.C357];[.I3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7]);COM.MICROSOFT.IFS([.E357]=[$Konventionen.$C$2];[.G357]+[$Konventionen.$D$2];[.E357]=[$Konventionen.$C$3];[.G357]+[$Konventionen.$D$3]); COM.MICROSOFT.IFS([.E357]=[$Konventionen.$C$2];[.I357]+[$Konventionen.$D$2];[.E357]=[$Konventionen.$C$3];[.I357]+[$Konventionen.$D$3]))" office:value-type="string" office:string-value="" calcext:value-type="error">
            <text:p>#NV</text:p>
          </table:table-cell>
          <table:table-cell table:style-name="ce14" table:formula="of:=[.L357]-7" office:value-type="string" office:string-value="" calcext:value-type="error">
            <text:p>#NV</text:p>
          </table:table-cell>
          <table:table-cell table:style-name="ce14" table:formula="of:=COM.MICROSOFT.IFS([.E357]=[$Konventionen.$C$2];[.J357]+[$Konventionen.$E$2];[.E357]=[$Konventionen.$C$3];[.J3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7]&lt;=[.N357];[.L357]&gt;=[.N357]);IF([.K357]&lt;=[.N3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8]);#NULL!;IF(ISBLANK([.I358]);ORG.OPENOFFICE.YEARS([.C358];TODAY();0);ORG.OPENOFFICE.YEARS([.C358];[.I3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8]);COM.MICROSOFT.IFS([.E358]=[$Konventionen.$C$2];[.G358]+[$Konventionen.$D$2];[.E358]=[$Konventionen.$C$3];[.G358]+[$Konventionen.$D$3]); COM.MICROSOFT.IFS([.E358]=[$Konventionen.$C$2];[.I358]+[$Konventionen.$D$2];[.E358]=[$Konventionen.$C$3];[.I358]+[$Konventionen.$D$3]))" office:value-type="string" office:string-value="" calcext:value-type="error">
            <text:p>#NV</text:p>
          </table:table-cell>
          <table:table-cell table:style-name="ce14" table:formula="of:=[.L358]-7" office:value-type="string" office:string-value="" calcext:value-type="error">
            <text:p>#NV</text:p>
          </table:table-cell>
          <table:table-cell table:style-name="ce14" table:formula="of:=COM.MICROSOFT.IFS([.E358]=[$Konventionen.$C$2];[.J358]+[$Konventionen.$E$2];[.E358]=[$Konventionen.$C$3];[.J3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8]&lt;=[.N358];[.L358]&gt;=[.N358]);IF([.K358]&lt;=[.N3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9]);#NULL!;IF(ISBLANK([.I359]);ORG.OPENOFFICE.YEARS([.C359];TODAY();0);ORG.OPENOFFICE.YEARS([.C359];[.I3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9]);COM.MICROSOFT.IFS([.E359]=[$Konventionen.$C$2];[.G359]+[$Konventionen.$D$2];[.E359]=[$Konventionen.$C$3];[.G359]+[$Konventionen.$D$3]); COM.MICROSOFT.IFS([.E359]=[$Konventionen.$C$2];[.I359]+[$Konventionen.$D$2];[.E359]=[$Konventionen.$C$3];[.I359]+[$Konventionen.$D$3]))" office:value-type="string" office:string-value="" calcext:value-type="error">
            <text:p>#NV</text:p>
          </table:table-cell>
          <table:table-cell table:style-name="ce14" table:formula="of:=[.L359]-7" office:value-type="string" office:string-value="" calcext:value-type="error">
            <text:p>#NV</text:p>
          </table:table-cell>
          <table:table-cell table:style-name="ce14" table:formula="of:=COM.MICROSOFT.IFS([.E359]=[$Konventionen.$C$2];[.J359]+[$Konventionen.$E$2];[.E359]=[$Konventionen.$C$3];[.J3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9]&lt;=[.N359];[.L359]&gt;=[.N359]);IF([.K359]&lt;=[.N3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0]);#NULL!;IF(ISBLANK([.I360]);ORG.OPENOFFICE.YEARS([.C360];TODAY();0);ORG.OPENOFFICE.YEARS([.C360];[.I3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0]);COM.MICROSOFT.IFS([.E360]=[$Konventionen.$C$2];[.G360]+[$Konventionen.$D$2];[.E360]=[$Konventionen.$C$3];[.G360]+[$Konventionen.$D$3]); COM.MICROSOFT.IFS([.E360]=[$Konventionen.$C$2];[.I360]+[$Konventionen.$D$2];[.E360]=[$Konventionen.$C$3];[.I360]+[$Konventionen.$D$3]))" office:value-type="string" office:string-value="" calcext:value-type="error">
            <text:p>#NV</text:p>
          </table:table-cell>
          <table:table-cell table:style-name="ce14" table:formula="of:=[.L360]-7" office:value-type="string" office:string-value="" calcext:value-type="error">
            <text:p>#NV</text:p>
          </table:table-cell>
          <table:table-cell table:style-name="ce14" table:formula="of:=COM.MICROSOFT.IFS([.E360]=[$Konventionen.$C$2];[.J360]+[$Konventionen.$E$2];[.E360]=[$Konventionen.$C$3];[.J3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0]&lt;=[.N360];[.L360]&gt;=[.N360]);IF([.K360]&lt;=[.N3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1]);#NULL!;IF(ISBLANK([.I361]);ORG.OPENOFFICE.YEARS([.C361];TODAY();0);ORG.OPENOFFICE.YEARS([.C361];[.I3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1]);COM.MICROSOFT.IFS([.E361]=[$Konventionen.$C$2];[.G361]+[$Konventionen.$D$2];[.E361]=[$Konventionen.$C$3];[.G361]+[$Konventionen.$D$3]); COM.MICROSOFT.IFS([.E361]=[$Konventionen.$C$2];[.I361]+[$Konventionen.$D$2];[.E361]=[$Konventionen.$C$3];[.I361]+[$Konventionen.$D$3]))" office:value-type="string" office:string-value="" calcext:value-type="error">
            <text:p>#NV</text:p>
          </table:table-cell>
          <table:table-cell table:style-name="ce14" table:formula="of:=[.L361]-7" office:value-type="string" office:string-value="" calcext:value-type="error">
            <text:p>#NV</text:p>
          </table:table-cell>
          <table:table-cell table:style-name="ce14" table:formula="of:=COM.MICROSOFT.IFS([.E361]=[$Konventionen.$C$2];[.J361]+[$Konventionen.$E$2];[.E361]=[$Konventionen.$C$3];[.J3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1]&lt;=[.N361];[.L361]&gt;=[.N361]);IF([.K361]&lt;=[.N3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2]);#NULL!;IF(ISBLANK([.I362]);ORG.OPENOFFICE.YEARS([.C362];TODAY();0);ORG.OPENOFFICE.YEARS([.C362];[.I3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2]);COM.MICROSOFT.IFS([.E362]=[$Konventionen.$C$2];[.G362]+[$Konventionen.$D$2];[.E362]=[$Konventionen.$C$3];[.G362]+[$Konventionen.$D$3]); COM.MICROSOFT.IFS([.E362]=[$Konventionen.$C$2];[.I362]+[$Konventionen.$D$2];[.E362]=[$Konventionen.$C$3];[.I362]+[$Konventionen.$D$3]))" office:value-type="string" office:string-value="" calcext:value-type="error">
            <text:p>#NV</text:p>
          </table:table-cell>
          <table:table-cell table:style-name="ce14" table:formula="of:=[.L362]-7" office:value-type="string" office:string-value="" calcext:value-type="error">
            <text:p>#NV</text:p>
          </table:table-cell>
          <table:table-cell table:style-name="ce14" table:formula="of:=COM.MICROSOFT.IFS([.E362]=[$Konventionen.$C$2];[.J362]+[$Konventionen.$E$2];[.E362]=[$Konventionen.$C$3];[.J3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2]&lt;=[.N362];[.L362]&gt;=[.N362]);IF([.K362]&lt;=[.N3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3]);#NULL!;IF(ISBLANK([.I363]);ORG.OPENOFFICE.YEARS([.C363];TODAY();0);ORG.OPENOFFICE.YEARS([.C363];[.I3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3]);COM.MICROSOFT.IFS([.E363]=[$Konventionen.$C$2];[.G363]+[$Konventionen.$D$2];[.E363]=[$Konventionen.$C$3];[.G363]+[$Konventionen.$D$3]); COM.MICROSOFT.IFS([.E363]=[$Konventionen.$C$2];[.I363]+[$Konventionen.$D$2];[.E363]=[$Konventionen.$C$3];[.I363]+[$Konventionen.$D$3]))" office:value-type="string" office:string-value="" calcext:value-type="error">
            <text:p>#NV</text:p>
          </table:table-cell>
          <table:table-cell table:style-name="ce14" table:formula="of:=[.L363]-7" office:value-type="string" office:string-value="" calcext:value-type="error">
            <text:p>#NV</text:p>
          </table:table-cell>
          <table:table-cell table:style-name="ce14" table:formula="of:=COM.MICROSOFT.IFS([.E363]=[$Konventionen.$C$2];[.J363]+[$Konventionen.$E$2];[.E363]=[$Konventionen.$C$3];[.J3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3]&lt;=[.N363];[.L363]&gt;=[.N363]);IF([.K363]&lt;=[.N3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4]);#NULL!;IF(ISBLANK([.I364]);ORG.OPENOFFICE.YEARS([.C364];TODAY();0);ORG.OPENOFFICE.YEARS([.C364];[.I3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4]);COM.MICROSOFT.IFS([.E364]=[$Konventionen.$C$2];[.G364]+[$Konventionen.$D$2];[.E364]=[$Konventionen.$C$3];[.G364]+[$Konventionen.$D$3]); COM.MICROSOFT.IFS([.E364]=[$Konventionen.$C$2];[.I364]+[$Konventionen.$D$2];[.E364]=[$Konventionen.$C$3];[.I364]+[$Konventionen.$D$3]))" office:value-type="string" office:string-value="" calcext:value-type="error">
            <text:p>#NV</text:p>
          </table:table-cell>
          <table:table-cell table:style-name="ce14" table:formula="of:=[.L364]-7" office:value-type="string" office:string-value="" calcext:value-type="error">
            <text:p>#NV</text:p>
          </table:table-cell>
          <table:table-cell table:style-name="ce14" table:formula="of:=COM.MICROSOFT.IFS([.E364]=[$Konventionen.$C$2];[.J364]+[$Konventionen.$E$2];[.E364]=[$Konventionen.$C$3];[.J3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4]&lt;=[.N364];[.L364]&gt;=[.N364]);IF([.K364]&lt;=[.N3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5]);#NULL!;IF(ISBLANK([.I365]);ORG.OPENOFFICE.YEARS([.C365];TODAY();0);ORG.OPENOFFICE.YEARS([.C365];[.I3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5]);COM.MICROSOFT.IFS([.E365]=[$Konventionen.$C$2];[.G365]+[$Konventionen.$D$2];[.E365]=[$Konventionen.$C$3];[.G365]+[$Konventionen.$D$3]); COM.MICROSOFT.IFS([.E365]=[$Konventionen.$C$2];[.I365]+[$Konventionen.$D$2];[.E365]=[$Konventionen.$C$3];[.I365]+[$Konventionen.$D$3]))" office:value-type="string" office:string-value="" calcext:value-type="error">
            <text:p>#NV</text:p>
          </table:table-cell>
          <table:table-cell table:style-name="ce14" table:formula="of:=[.L365]-7" office:value-type="string" office:string-value="" calcext:value-type="error">
            <text:p>#NV</text:p>
          </table:table-cell>
          <table:table-cell table:style-name="ce14" table:formula="of:=COM.MICROSOFT.IFS([.E365]=[$Konventionen.$C$2];[.J365]+[$Konventionen.$E$2];[.E365]=[$Konventionen.$C$3];[.J3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5]&lt;=[.N365];[.L365]&gt;=[.N365]);IF([.K365]&lt;=[.N3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6]);#NULL!;IF(ISBLANK([.I366]);ORG.OPENOFFICE.YEARS([.C366];TODAY();0);ORG.OPENOFFICE.YEARS([.C366];[.I3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6]);COM.MICROSOFT.IFS([.E366]=[$Konventionen.$C$2];[.G366]+[$Konventionen.$D$2];[.E366]=[$Konventionen.$C$3];[.G366]+[$Konventionen.$D$3]); COM.MICROSOFT.IFS([.E366]=[$Konventionen.$C$2];[.I366]+[$Konventionen.$D$2];[.E366]=[$Konventionen.$C$3];[.I366]+[$Konventionen.$D$3]))" office:value-type="string" office:string-value="" calcext:value-type="error">
            <text:p>#NV</text:p>
          </table:table-cell>
          <table:table-cell table:style-name="ce14" table:formula="of:=[.L366]-7" office:value-type="string" office:string-value="" calcext:value-type="error">
            <text:p>#NV</text:p>
          </table:table-cell>
          <table:table-cell table:style-name="ce14" table:formula="of:=COM.MICROSOFT.IFS([.E366]=[$Konventionen.$C$2];[.J366]+[$Konventionen.$E$2];[.E366]=[$Konventionen.$C$3];[.J3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6]&lt;=[.N366];[.L366]&gt;=[.N366]);IF([.K366]&lt;=[.N3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7]);#NULL!;IF(ISBLANK([.I367]);ORG.OPENOFFICE.YEARS([.C367];TODAY();0);ORG.OPENOFFICE.YEARS([.C367];[.I3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7]);COM.MICROSOFT.IFS([.E367]=[$Konventionen.$C$2];[.G367]+[$Konventionen.$D$2];[.E367]=[$Konventionen.$C$3];[.G367]+[$Konventionen.$D$3]); COM.MICROSOFT.IFS([.E367]=[$Konventionen.$C$2];[.I367]+[$Konventionen.$D$2];[.E367]=[$Konventionen.$C$3];[.I367]+[$Konventionen.$D$3]))" office:value-type="string" office:string-value="" calcext:value-type="error">
            <text:p>#NV</text:p>
          </table:table-cell>
          <table:table-cell table:style-name="ce14" table:formula="of:=[.L367]-7" office:value-type="string" office:string-value="" calcext:value-type="error">
            <text:p>#NV</text:p>
          </table:table-cell>
          <table:table-cell table:style-name="ce14" table:formula="of:=COM.MICROSOFT.IFS([.E367]=[$Konventionen.$C$2];[.J367]+[$Konventionen.$E$2];[.E367]=[$Konventionen.$C$3];[.J3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7]&lt;=[.N367];[.L367]&gt;=[.N367]);IF([.K367]&lt;=[.N3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8]);#NULL!;IF(ISBLANK([.I368]);ORG.OPENOFFICE.YEARS([.C368];TODAY();0);ORG.OPENOFFICE.YEARS([.C368];[.I3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8]);COM.MICROSOFT.IFS([.E368]=[$Konventionen.$C$2];[.G368]+[$Konventionen.$D$2];[.E368]=[$Konventionen.$C$3];[.G368]+[$Konventionen.$D$3]); COM.MICROSOFT.IFS([.E368]=[$Konventionen.$C$2];[.I368]+[$Konventionen.$D$2];[.E368]=[$Konventionen.$C$3];[.I368]+[$Konventionen.$D$3]))" office:value-type="string" office:string-value="" calcext:value-type="error">
            <text:p>#NV</text:p>
          </table:table-cell>
          <table:table-cell table:style-name="ce14" table:formula="of:=[.L368]-7" office:value-type="string" office:string-value="" calcext:value-type="error">
            <text:p>#NV</text:p>
          </table:table-cell>
          <table:table-cell table:style-name="ce14" table:formula="of:=COM.MICROSOFT.IFS([.E368]=[$Konventionen.$C$2];[.J368]+[$Konventionen.$E$2];[.E368]=[$Konventionen.$C$3];[.J3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8]&lt;=[.N368];[.L368]&gt;=[.N368]);IF([.K368]&lt;=[.N3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9]);#NULL!;IF(ISBLANK([.I369]);ORG.OPENOFFICE.YEARS([.C369];TODAY();0);ORG.OPENOFFICE.YEARS([.C369];[.I3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9]);COM.MICROSOFT.IFS([.E369]=[$Konventionen.$C$2];[.G369]+[$Konventionen.$D$2];[.E369]=[$Konventionen.$C$3];[.G369]+[$Konventionen.$D$3]); COM.MICROSOFT.IFS([.E369]=[$Konventionen.$C$2];[.I369]+[$Konventionen.$D$2];[.E369]=[$Konventionen.$C$3];[.I369]+[$Konventionen.$D$3]))" office:value-type="string" office:string-value="" calcext:value-type="error">
            <text:p>#NV</text:p>
          </table:table-cell>
          <table:table-cell table:style-name="ce14" table:formula="of:=[.L369]-7" office:value-type="string" office:string-value="" calcext:value-type="error">
            <text:p>#NV</text:p>
          </table:table-cell>
          <table:table-cell table:style-name="ce14" table:formula="of:=COM.MICROSOFT.IFS([.E369]=[$Konventionen.$C$2];[.J369]+[$Konventionen.$E$2];[.E369]=[$Konventionen.$C$3];[.J3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9]&lt;=[.N369];[.L369]&gt;=[.N369]);IF([.K369]&lt;=[.N3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0]);#NULL!;IF(ISBLANK([.I370]);ORG.OPENOFFICE.YEARS([.C370];TODAY();0);ORG.OPENOFFICE.YEARS([.C370];[.I3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0]);COM.MICROSOFT.IFS([.E370]=[$Konventionen.$C$2];[.G370]+[$Konventionen.$D$2];[.E370]=[$Konventionen.$C$3];[.G370]+[$Konventionen.$D$3]); COM.MICROSOFT.IFS([.E370]=[$Konventionen.$C$2];[.I370]+[$Konventionen.$D$2];[.E370]=[$Konventionen.$C$3];[.I370]+[$Konventionen.$D$3]))" office:value-type="string" office:string-value="" calcext:value-type="error">
            <text:p>#NV</text:p>
          </table:table-cell>
          <table:table-cell table:style-name="ce14" table:formula="of:=[.L370]-7" office:value-type="string" office:string-value="" calcext:value-type="error">
            <text:p>#NV</text:p>
          </table:table-cell>
          <table:table-cell table:style-name="ce14" table:formula="of:=COM.MICROSOFT.IFS([.E370]=[$Konventionen.$C$2];[.J370]+[$Konventionen.$E$2];[.E370]=[$Konventionen.$C$3];[.J3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0]&lt;=[.N370];[.L370]&gt;=[.N370]);IF([.K370]&lt;=[.N3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1]);#NULL!;IF(ISBLANK([.I371]);ORG.OPENOFFICE.YEARS([.C371];TODAY();0);ORG.OPENOFFICE.YEARS([.C371];[.I3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1]);COM.MICROSOFT.IFS([.E371]=[$Konventionen.$C$2];[.G371]+[$Konventionen.$D$2];[.E371]=[$Konventionen.$C$3];[.G371]+[$Konventionen.$D$3]); COM.MICROSOFT.IFS([.E371]=[$Konventionen.$C$2];[.I371]+[$Konventionen.$D$2];[.E371]=[$Konventionen.$C$3];[.I371]+[$Konventionen.$D$3]))" office:value-type="string" office:string-value="" calcext:value-type="error">
            <text:p>#NV</text:p>
          </table:table-cell>
          <table:table-cell table:style-name="ce14" table:formula="of:=[.L371]-7" office:value-type="string" office:string-value="" calcext:value-type="error">
            <text:p>#NV</text:p>
          </table:table-cell>
          <table:table-cell table:style-name="ce14" table:formula="of:=COM.MICROSOFT.IFS([.E371]=[$Konventionen.$C$2];[.J371]+[$Konventionen.$E$2];[.E371]=[$Konventionen.$C$3];[.J3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1]&lt;=[.N371];[.L371]&gt;=[.N371]);IF([.K371]&lt;=[.N3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2]);#NULL!;IF(ISBLANK([.I372]);ORG.OPENOFFICE.YEARS([.C372];TODAY();0);ORG.OPENOFFICE.YEARS([.C372];[.I3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2]);COM.MICROSOFT.IFS([.E372]=[$Konventionen.$C$2];[.G372]+[$Konventionen.$D$2];[.E372]=[$Konventionen.$C$3];[.G372]+[$Konventionen.$D$3]); COM.MICROSOFT.IFS([.E372]=[$Konventionen.$C$2];[.I372]+[$Konventionen.$D$2];[.E372]=[$Konventionen.$C$3];[.I372]+[$Konventionen.$D$3]))" office:value-type="string" office:string-value="" calcext:value-type="error">
            <text:p>#NV</text:p>
          </table:table-cell>
          <table:table-cell table:style-name="ce14" table:formula="of:=[.L372]-7" office:value-type="string" office:string-value="" calcext:value-type="error">
            <text:p>#NV</text:p>
          </table:table-cell>
          <table:table-cell table:style-name="ce14" table:formula="of:=COM.MICROSOFT.IFS([.E372]=[$Konventionen.$C$2];[.J372]+[$Konventionen.$E$2];[.E372]=[$Konventionen.$C$3];[.J3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2]&lt;=[.N372];[.L372]&gt;=[.N372]);IF([.K372]&lt;=[.N3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3]);#NULL!;IF(ISBLANK([.I373]);ORG.OPENOFFICE.YEARS([.C373];TODAY();0);ORG.OPENOFFICE.YEARS([.C373];[.I3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3]);COM.MICROSOFT.IFS([.E373]=[$Konventionen.$C$2];[.G373]+[$Konventionen.$D$2];[.E373]=[$Konventionen.$C$3];[.G373]+[$Konventionen.$D$3]); COM.MICROSOFT.IFS([.E373]=[$Konventionen.$C$2];[.I373]+[$Konventionen.$D$2];[.E373]=[$Konventionen.$C$3];[.I373]+[$Konventionen.$D$3]))" office:value-type="string" office:string-value="" calcext:value-type="error">
            <text:p>#NV</text:p>
          </table:table-cell>
          <table:table-cell table:style-name="ce14" table:formula="of:=[.L373]-7" office:value-type="string" office:string-value="" calcext:value-type="error">
            <text:p>#NV</text:p>
          </table:table-cell>
          <table:table-cell table:style-name="ce14" table:formula="of:=COM.MICROSOFT.IFS([.E373]=[$Konventionen.$C$2];[.J373]+[$Konventionen.$E$2];[.E373]=[$Konventionen.$C$3];[.J3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3]&lt;=[.N373];[.L373]&gt;=[.N373]);IF([.K373]&lt;=[.N3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4]);#NULL!;IF(ISBLANK([.I374]);ORG.OPENOFFICE.YEARS([.C374];TODAY();0);ORG.OPENOFFICE.YEARS([.C374];[.I3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4]);COM.MICROSOFT.IFS([.E374]=[$Konventionen.$C$2];[.G374]+[$Konventionen.$D$2];[.E374]=[$Konventionen.$C$3];[.G374]+[$Konventionen.$D$3]); COM.MICROSOFT.IFS([.E374]=[$Konventionen.$C$2];[.I374]+[$Konventionen.$D$2];[.E374]=[$Konventionen.$C$3];[.I374]+[$Konventionen.$D$3]))" office:value-type="string" office:string-value="" calcext:value-type="error">
            <text:p>#NV</text:p>
          </table:table-cell>
          <table:table-cell table:style-name="ce14" table:formula="of:=[.L374]-7" office:value-type="string" office:string-value="" calcext:value-type="error">
            <text:p>#NV</text:p>
          </table:table-cell>
          <table:table-cell table:style-name="ce14" table:formula="of:=COM.MICROSOFT.IFS([.E374]=[$Konventionen.$C$2];[.J374]+[$Konventionen.$E$2];[.E374]=[$Konventionen.$C$3];[.J3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4]&lt;=[.N374];[.L374]&gt;=[.N374]);IF([.K374]&lt;=[.N3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5]);#NULL!;IF(ISBLANK([.I375]);ORG.OPENOFFICE.YEARS([.C375];TODAY();0);ORG.OPENOFFICE.YEARS([.C375];[.I3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5]);COM.MICROSOFT.IFS([.E375]=[$Konventionen.$C$2];[.G375]+[$Konventionen.$D$2];[.E375]=[$Konventionen.$C$3];[.G375]+[$Konventionen.$D$3]); COM.MICROSOFT.IFS([.E375]=[$Konventionen.$C$2];[.I375]+[$Konventionen.$D$2];[.E375]=[$Konventionen.$C$3];[.I375]+[$Konventionen.$D$3]))" office:value-type="string" office:string-value="" calcext:value-type="error">
            <text:p>#NV</text:p>
          </table:table-cell>
          <table:table-cell table:style-name="ce14" table:formula="of:=[.L375]-7" office:value-type="string" office:string-value="" calcext:value-type="error">
            <text:p>#NV</text:p>
          </table:table-cell>
          <table:table-cell table:style-name="ce14" table:formula="of:=COM.MICROSOFT.IFS([.E375]=[$Konventionen.$C$2];[.J375]+[$Konventionen.$E$2];[.E375]=[$Konventionen.$C$3];[.J3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5]&lt;=[.N375];[.L375]&gt;=[.N375]);IF([.K375]&lt;=[.N3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6]);#NULL!;IF(ISBLANK([.I376]);ORG.OPENOFFICE.YEARS([.C376];TODAY();0);ORG.OPENOFFICE.YEARS([.C376];[.I3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6]);COM.MICROSOFT.IFS([.E376]=[$Konventionen.$C$2];[.G376]+[$Konventionen.$D$2];[.E376]=[$Konventionen.$C$3];[.G376]+[$Konventionen.$D$3]); COM.MICROSOFT.IFS([.E376]=[$Konventionen.$C$2];[.I376]+[$Konventionen.$D$2];[.E376]=[$Konventionen.$C$3];[.I376]+[$Konventionen.$D$3]))" office:value-type="string" office:string-value="" calcext:value-type="error">
            <text:p>#NV</text:p>
          </table:table-cell>
          <table:table-cell table:style-name="ce14" table:formula="of:=[.L376]-7" office:value-type="string" office:string-value="" calcext:value-type="error">
            <text:p>#NV</text:p>
          </table:table-cell>
          <table:table-cell table:style-name="ce14" table:formula="of:=COM.MICROSOFT.IFS([.E376]=[$Konventionen.$C$2];[.J376]+[$Konventionen.$E$2];[.E376]=[$Konventionen.$C$3];[.J3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6]&lt;=[.N376];[.L376]&gt;=[.N376]);IF([.K376]&lt;=[.N3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7]);#NULL!;IF(ISBLANK([.I377]);ORG.OPENOFFICE.YEARS([.C377];TODAY();0);ORG.OPENOFFICE.YEARS([.C377];[.I3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7]);COM.MICROSOFT.IFS([.E377]=[$Konventionen.$C$2];[.G377]+[$Konventionen.$D$2];[.E377]=[$Konventionen.$C$3];[.G377]+[$Konventionen.$D$3]); COM.MICROSOFT.IFS([.E377]=[$Konventionen.$C$2];[.I377]+[$Konventionen.$D$2];[.E377]=[$Konventionen.$C$3];[.I377]+[$Konventionen.$D$3]))" office:value-type="string" office:string-value="" calcext:value-type="error">
            <text:p>#NV</text:p>
          </table:table-cell>
          <table:table-cell table:style-name="ce14" table:formula="of:=[.L377]-7" office:value-type="string" office:string-value="" calcext:value-type="error">
            <text:p>#NV</text:p>
          </table:table-cell>
          <table:table-cell table:style-name="ce14" table:formula="of:=COM.MICROSOFT.IFS([.E377]=[$Konventionen.$C$2];[.J377]+[$Konventionen.$E$2];[.E377]=[$Konventionen.$C$3];[.J3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7]&lt;=[.N377];[.L377]&gt;=[.N377]);IF([.K377]&lt;=[.N3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8]);#NULL!;IF(ISBLANK([.I378]);ORG.OPENOFFICE.YEARS([.C378];TODAY();0);ORG.OPENOFFICE.YEARS([.C378];[.I3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8]);COM.MICROSOFT.IFS([.E378]=[$Konventionen.$C$2];[.G378]+[$Konventionen.$D$2];[.E378]=[$Konventionen.$C$3];[.G378]+[$Konventionen.$D$3]); COM.MICROSOFT.IFS([.E378]=[$Konventionen.$C$2];[.I378]+[$Konventionen.$D$2];[.E378]=[$Konventionen.$C$3];[.I378]+[$Konventionen.$D$3]))" office:value-type="string" office:string-value="" calcext:value-type="error">
            <text:p>#NV</text:p>
          </table:table-cell>
          <table:table-cell table:style-name="ce14" table:formula="of:=[.L378]-7" office:value-type="string" office:string-value="" calcext:value-type="error">
            <text:p>#NV</text:p>
          </table:table-cell>
          <table:table-cell table:style-name="ce14" table:formula="of:=COM.MICROSOFT.IFS([.E378]=[$Konventionen.$C$2];[.J378]+[$Konventionen.$E$2];[.E378]=[$Konventionen.$C$3];[.J3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8]&lt;=[.N378];[.L378]&gt;=[.N378]);IF([.K378]&lt;=[.N3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9]);#NULL!;IF(ISBLANK([.I379]);ORG.OPENOFFICE.YEARS([.C379];TODAY();0);ORG.OPENOFFICE.YEARS([.C379];[.I3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9]);COM.MICROSOFT.IFS([.E379]=[$Konventionen.$C$2];[.G379]+[$Konventionen.$D$2];[.E379]=[$Konventionen.$C$3];[.G379]+[$Konventionen.$D$3]); COM.MICROSOFT.IFS([.E379]=[$Konventionen.$C$2];[.I379]+[$Konventionen.$D$2];[.E379]=[$Konventionen.$C$3];[.I379]+[$Konventionen.$D$3]))" office:value-type="string" office:string-value="" calcext:value-type="error">
            <text:p>#NV</text:p>
          </table:table-cell>
          <table:table-cell table:style-name="ce14" table:formula="of:=[.L379]-7" office:value-type="string" office:string-value="" calcext:value-type="error">
            <text:p>#NV</text:p>
          </table:table-cell>
          <table:table-cell table:style-name="ce14" table:formula="of:=COM.MICROSOFT.IFS([.E379]=[$Konventionen.$C$2];[.J379]+[$Konventionen.$E$2];[.E379]=[$Konventionen.$C$3];[.J3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9]&lt;=[.N379];[.L379]&gt;=[.N379]);IF([.K379]&lt;=[.N3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0]);#NULL!;IF(ISBLANK([.I380]);ORG.OPENOFFICE.YEARS([.C380];TODAY();0);ORG.OPENOFFICE.YEARS([.C380];[.I3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0]);COM.MICROSOFT.IFS([.E380]=[$Konventionen.$C$2];[.G380]+[$Konventionen.$D$2];[.E380]=[$Konventionen.$C$3];[.G380]+[$Konventionen.$D$3]); COM.MICROSOFT.IFS([.E380]=[$Konventionen.$C$2];[.I380]+[$Konventionen.$D$2];[.E380]=[$Konventionen.$C$3];[.I380]+[$Konventionen.$D$3]))" office:value-type="string" office:string-value="" calcext:value-type="error">
            <text:p>#NV</text:p>
          </table:table-cell>
          <table:table-cell table:style-name="ce14" table:formula="of:=[.L380]-7" office:value-type="string" office:string-value="" calcext:value-type="error">
            <text:p>#NV</text:p>
          </table:table-cell>
          <table:table-cell table:style-name="ce14" table:formula="of:=COM.MICROSOFT.IFS([.E380]=[$Konventionen.$C$2];[.J380]+[$Konventionen.$E$2];[.E380]=[$Konventionen.$C$3];[.J3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0]&lt;=[.N380];[.L380]&gt;=[.N380]);IF([.K380]&lt;=[.N3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1]);#NULL!;IF(ISBLANK([.I381]);ORG.OPENOFFICE.YEARS([.C381];TODAY();0);ORG.OPENOFFICE.YEARS([.C381];[.I3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1]);COM.MICROSOFT.IFS([.E381]=[$Konventionen.$C$2];[.G381]+[$Konventionen.$D$2];[.E381]=[$Konventionen.$C$3];[.G381]+[$Konventionen.$D$3]); COM.MICROSOFT.IFS([.E381]=[$Konventionen.$C$2];[.I381]+[$Konventionen.$D$2];[.E381]=[$Konventionen.$C$3];[.I381]+[$Konventionen.$D$3]))" office:value-type="string" office:string-value="" calcext:value-type="error">
            <text:p>#NV</text:p>
          </table:table-cell>
          <table:table-cell table:style-name="ce14" table:formula="of:=[.L381]-7" office:value-type="string" office:string-value="" calcext:value-type="error">
            <text:p>#NV</text:p>
          </table:table-cell>
          <table:table-cell table:style-name="ce14" table:formula="of:=COM.MICROSOFT.IFS([.E381]=[$Konventionen.$C$2];[.J381]+[$Konventionen.$E$2];[.E381]=[$Konventionen.$C$3];[.J3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1]&lt;=[.N381];[.L381]&gt;=[.N381]);IF([.K381]&lt;=[.N3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2]);#NULL!;IF(ISBLANK([.I382]);ORG.OPENOFFICE.YEARS([.C382];TODAY();0);ORG.OPENOFFICE.YEARS([.C382];[.I3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2]);COM.MICROSOFT.IFS([.E382]=[$Konventionen.$C$2];[.G382]+[$Konventionen.$D$2];[.E382]=[$Konventionen.$C$3];[.G382]+[$Konventionen.$D$3]); COM.MICROSOFT.IFS([.E382]=[$Konventionen.$C$2];[.I382]+[$Konventionen.$D$2];[.E382]=[$Konventionen.$C$3];[.I382]+[$Konventionen.$D$3]))" office:value-type="string" office:string-value="" calcext:value-type="error">
            <text:p>#NV</text:p>
          </table:table-cell>
          <table:table-cell table:style-name="ce14" table:formula="of:=[.L382]-7" office:value-type="string" office:string-value="" calcext:value-type="error">
            <text:p>#NV</text:p>
          </table:table-cell>
          <table:table-cell table:style-name="ce14" table:formula="of:=COM.MICROSOFT.IFS([.E382]=[$Konventionen.$C$2];[.J382]+[$Konventionen.$E$2];[.E382]=[$Konventionen.$C$3];[.J3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2]&lt;=[.N382];[.L382]&gt;=[.N382]);IF([.K382]&lt;=[.N3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3]);#NULL!;IF(ISBLANK([.I383]);ORG.OPENOFFICE.YEARS([.C383];TODAY();0);ORG.OPENOFFICE.YEARS([.C383];[.I3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3]);COM.MICROSOFT.IFS([.E383]=[$Konventionen.$C$2];[.G383]+[$Konventionen.$D$2];[.E383]=[$Konventionen.$C$3];[.G383]+[$Konventionen.$D$3]); COM.MICROSOFT.IFS([.E383]=[$Konventionen.$C$2];[.I383]+[$Konventionen.$D$2];[.E383]=[$Konventionen.$C$3];[.I383]+[$Konventionen.$D$3]))" office:value-type="string" office:string-value="" calcext:value-type="error">
            <text:p>#NV</text:p>
          </table:table-cell>
          <table:table-cell table:style-name="ce14" table:formula="of:=[.L383]-7" office:value-type="string" office:string-value="" calcext:value-type="error">
            <text:p>#NV</text:p>
          </table:table-cell>
          <table:table-cell table:style-name="ce14" table:formula="of:=COM.MICROSOFT.IFS([.E383]=[$Konventionen.$C$2];[.J383]+[$Konventionen.$E$2];[.E383]=[$Konventionen.$C$3];[.J3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3]&lt;=[.N383];[.L383]&gt;=[.N383]);IF([.K383]&lt;=[.N3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4]);#NULL!;IF(ISBLANK([.I384]);ORG.OPENOFFICE.YEARS([.C384];TODAY();0);ORG.OPENOFFICE.YEARS([.C384];[.I3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4]);COM.MICROSOFT.IFS([.E384]=[$Konventionen.$C$2];[.G384]+[$Konventionen.$D$2];[.E384]=[$Konventionen.$C$3];[.G384]+[$Konventionen.$D$3]); COM.MICROSOFT.IFS([.E384]=[$Konventionen.$C$2];[.I384]+[$Konventionen.$D$2];[.E384]=[$Konventionen.$C$3];[.I384]+[$Konventionen.$D$3]))" office:value-type="string" office:string-value="" calcext:value-type="error">
            <text:p>#NV</text:p>
          </table:table-cell>
          <table:table-cell table:style-name="ce14" table:formula="of:=[.L384]-7" office:value-type="string" office:string-value="" calcext:value-type="error">
            <text:p>#NV</text:p>
          </table:table-cell>
          <table:table-cell table:style-name="ce14" table:formula="of:=COM.MICROSOFT.IFS([.E384]=[$Konventionen.$C$2];[.J384]+[$Konventionen.$E$2];[.E384]=[$Konventionen.$C$3];[.J3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4]&lt;=[.N384];[.L384]&gt;=[.N384]);IF([.K384]&lt;=[.N3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5]);#NULL!;IF(ISBLANK([.I385]);ORG.OPENOFFICE.YEARS([.C385];TODAY();0);ORG.OPENOFFICE.YEARS([.C385];[.I3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5]);COM.MICROSOFT.IFS([.E385]=[$Konventionen.$C$2];[.G385]+[$Konventionen.$D$2];[.E385]=[$Konventionen.$C$3];[.G385]+[$Konventionen.$D$3]); COM.MICROSOFT.IFS([.E385]=[$Konventionen.$C$2];[.I385]+[$Konventionen.$D$2];[.E385]=[$Konventionen.$C$3];[.I385]+[$Konventionen.$D$3]))" office:value-type="string" office:string-value="" calcext:value-type="error">
            <text:p>#NV</text:p>
          </table:table-cell>
          <table:table-cell table:style-name="ce14" table:formula="of:=[.L385]-7" office:value-type="string" office:string-value="" calcext:value-type="error">
            <text:p>#NV</text:p>
          </table:table-cell>
          <table:table-cell table:style-name="ce14" table:formula="of:=COM.MICROSOFT.IFS([.E385]=[$Konventionen.$C$2];[.J385]+[$Konventionen.$E$2];[.E385]=[$Konventionen.$C$3];[.J3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5]&lt;=[.N385];[.L385]&gt;=[.N385]);IF([.K385]&lt;=[.N3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6]);#NULL!;IF(ISBLANK([.I386]);ORG.OPENOFFICE.YEARS([.C386];TODAY();0);ORG.OPENOFFICE.YEARS([.C386];[.I3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6]);COM.MICROSOFT.IFS([.E386]=[$Konventionen.$C$2];[.G386]+[$Konventionen.$D$2];[.E386]=[$Konventionen.$C$3];[.G386]+[$Konventionen.$D$3]); COM.MICROSOFT.IFS([.E386]=[$Konventionen.$C$2];[.I386]+[$Konventionen.$D$2];[.E386]=[$Konventionen.$C$3];[.I386]+[$Konventionen.$D$3]))" office:value-type="string" office:string-value="" calcext:value-type="error">
            <text:p>#NV</text:p>
          </table:table-cell>
          <table:table-cell table:style-name="ce14" table:formula="of:=[.L386]-7" office:value-type="string" office:string-value="" calcext:value-type="error">
            <text:p>#NV</text:p>
          </table:table-cell>
          <table:table-cell table:style-name="ce14" table:formula="of:=COM.MICROSOFT.IFS([.E386]=[$Konventionen.$C$2];[.J386]+[$Konventionen.$E$2];[.E386]=[$Konventionen.$C$3];[.J3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6]&lt;=[.N386];[.L386]&gt;=[.N386]);IF([.K386]&lt;=[.N3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7]);#NULL!;IF(ISBLANK([.I387]);ORG.OPENOFFICE.YEARS([.C387];TODAY();0);ORG.OPENOFFICE.YEARS([.C387];[.I3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7]);COM.MICROSOFT.IFS([.E387]=[$Konventionen.$C$2];[.G387]+[$Konventionen.$D$2];[.E387]=[$Konventionen.$C$3];[.G387]+[$Konventionen.$D$3]); COM.MICROSOFT.IFS([.E387]=[$Konventionen.$C$2];[.I387]+[$Konventionen.$D$2];[.E387]=[$Konventionen.$C$3];[.I387]+[$Konventionen.$D$3]))" office:value-type="string" office:string-value="" calcext:value-type="error">
            <text:p>#NV</text:p>
          </table:table-cell>
          <table:table-cell table:style-name="ce14" table:formula="of:=[.L387]-7" office:value-type="string" office:string-value="" calcext:value-type="error">
            <text:p>#NV</text:p>
          </table:table-cell>
          <table:table-cell table:style-name="ce14" table:formula="of:=COM.MICROSOFT.IFS([.E387]=[$Konventionen.$C$2];[.J387]+[$Konventionen.$E$2];[.E387]=[$Konventionen.$C$3];[.J3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7]&lt;=[.N387];[.L387]&gt;=[.N387]);IF([.K387]&lt;=[.N3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8]);#NULL!;IF(ISBLANK([.I388]);ORG.OPENOFFICE.YEARS([.C388];TODAY();0);ORG.OPENOFFICE.YEARS([.C388];[.I3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8]);COM.MICROSOFT.IFS([.E388]=[$Konventionen.$C$2];[.G388]+[$Konventionen.$D$2];[.E388]=[$Konventionen.$C$3];[.G388]+[$Konventionen.$D$3]); COM.MICROSOFT.IFS([.E388]=[$Konventionen.$C$2];[.I388]+[$Konventionen.$D$2];[.E388]=[$Konventionen.$C$3];[.I388]+[$Konventionen.$D$3]))" office:value-type="string" office:string-value="" calcext:value-type="error">
            <text:p>#NV</text:p>
          </table:table-cell>
          <table:table-cell table:style-name="ce14" table:formula="of:=[.L388]-7" office:value-type="string" office:string-value="" calcext:value-type="error">
            <text:p>#NV</text:p>
          </table:table-cell>
          <table:table-cell table:style-name="ce14" table:formula="of:=COM.MICROSOFT.IFS([.E388]=[$Konventionen.$C$2];[.J388]+[$Konventionen.$E$2];[.E388]=[$Konventionen.$C$3];[.J3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8]&lt;=[.N388];[.L388]&gt;=[.N388]);IF([.K388]&lt;=[.N3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9]);#NULL!;IF(ISBLANK([.I389]);ORG.OPENOFFICE.YEARS([.C389];TODAY();0);ORG.OPENOFFICE.YEARS([.C389];[.I3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9]);COM.MICROSOFT.IFS([.E389]=[$Konventionen.$C$2];[.G389]+[$Konventionen.$D$2];[.E389]=[$Konventionen.$C$3];[.G389]+[$Konventionen.$D$3]); COM.MICROSOFT.IFS([.E389]=[$Konventionen.$C$2];[.I389]+[$Konventionen.$D$2];[.E389]=[$Konventionen.$C$3];[.I389]+[$Konventionen.$D$3]))" office:value-type="string" office:string-value="" calcext:value-type="error">
            <text:p>#NV</text:p>
          </table:table-cell>
          <table:table-cell table:style-name="ce14" table:formula="of:=[.L389]-7" office:value-type="string" office:string-value="" calcext:value-type="error">
            <text:p>#NV</text:p>
          </table:table-cell>
          <table:table-cell table:style-name="ce14" table:formula="of:=COM.MICROSOFT.IFS([.E389]=[$Konventionen.$C$2];[.J389]+[$Konventionen.$E$2];[.E389]=[$Konventionen.$C$3];[.J3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9]&lt;=[.N389];[.L389]&gt;=[.N389]);IF([.K389]&lt;=[.N3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0]);#NULL!;IF(ISBLANK([.I390]);ORG.OPENOFFICE.YEARS([.C390];TODAY();0);ORG.OPENOFFICE.YEARS([.C390];[.I3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0]);COM.MICROSOFT.IFS([.E390]=[$Konventionen.$C$2];[.G390]+[$Konventionen.$D$2];[.E390]=[$Konventionen.$C$3];[.G390]+[$Konventionen.$D$3]); COM.MICROSOFT.IFS([.E390]=[$Konventionen.$C$2];[.I390]+[$Konventionen.$D$2];[.E390]=[$Konventionen.$C$3];[.I390]+[$Konventionen.$D$3]))" office:value-type="string" office:string-value="" calcext:value-type="error">
            <text:p>#NV</text:p>
          </table:table-cell>
          <table:table-cell table:style-name="ce14" table:formula="of:=[.L390]-7" office:value-type="string" office:string-value="" calcext:value-type="error">
            <text:p>#NV</text:p>
          </table:table-cell>
          <table:table-cell table:style-name="ce14" table:formula="of:=COM.MICROSOFT.IFS([.E390]=[$Konventionen.$C$2];[.J390]+[$Konventionen.$E$2];[.E390]=[$Konventionen.$C$3];[.J3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0]&lt;=[.N390];[.L390]&gt;=[.N390]);IF([.K390]&lt;=[.N3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1]);#NULL!;IF(ISBLANK([.I391]);ORG.OPENOFFICE.YEARS([.C391];TODAY();0);ORG.OPENOFFICE.YEARS([.C391];[.I3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1]);COM.MICROSOFT.IFS([.E391]=[$Konventionen.$C$2];[.G391]+[$Konventionen.$D$2];[.E391]=[$Konventionen.$C$3];[.G391]+[$Konventionen.$D$3]); COM.MICROSOFT.IFS([.E391]=[$Konventionen.$C$2];[.I391]+[$Konventionen.$D$2];[.E391]=[$Konventionen.$C$3];[.I391]+[$Konventionen.$D$3]))" office:value-type="string" office:string-value="" calcext:value-type="error">
            <text:p>#NV</text:p>
          </table:table-cell>
          <table:table-cell table:style-name="ce14" table:formula="of:=[.L391]-7" office:value-type="string" office:string-value="" calcext:value-type="error">
            <text:p>#NV</text:p>
          </table:table-cell>
          <table:table-cell table:style-name="ce14" table:formula="of:=COM.MICROSOFT.IFS([.E391]=[$Konventionen.$C$2];[.J391]+[$Konventionen.$E$2];[.E391]=[$Konventionen.$C$3];[.J3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1]&lt;=[.N391];[.L391]&gt;=[.N391]);IF([.K391]&lt;=[.N3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2]);#NULL!;IF(ISBLANK([.I392]);ORG.OPENOFFICE.YEARS([.C392];TODAY();0);ORG.OPENOFFICE.YEARS([.C392];[.I3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2]);COM.MICROSOFT.IFS([.E392]=[$Konventionen.$C$2];[.G392]+[$Konventionen.$D$2];[.E392]=[$Konventionen.$C$3];[.G392]+[$Konventionen.$D$3]); COM.MICROSOFT.IFS([.E392]=[$Konventionen.$C$2];[.I392]+[$Konventionen.$D$2];[.E392]=[$Konventionen.$C$3];[.I392]+[$Konventionen.$D$3]))" office:value-type="string" office:string-value="" calcext:value-type="error">
            <text:p>#NV</text:p>
          </table:table-cell>
          <table:table-cell table:style-name="ce14" table:formula="of:=[.L392]-7" office:value-type="string" office:string-value="" calcext:value-type="error">
            <text:p>#NV</text:p>
          </table:table-cell>
          <table:table-cell table:style-name="ce14" table:formula="of:=COM.MICROSOFT.IFS([.E392]=[$Konventionen.$C$2];[.J392]+[$Konventionen.$E$2];[.E392]=[$Konventionen.$C$3];[.J3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2]&lt;=[.N392];[.L392]&gt;=[.N392]);IF([.K392]&lt;=[.N3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3]);#NULL!;IF(ISBLANK([.I393]);ORG.OPENOFFICE.YEARS([.C393];TODAY();0);ORG.OPENOFFICE.YEARS([.C393];[.I3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3]);COM.MICROSOFT.IFS([.E393]=[$Konventionen.$C$2];[.G393]+[$Konventionen.$D$2];[.E393]=[$Konventionen.$C$3];[.G393]+[$Konventionen.$D$3]); COM.MICROSOFT.IFS([.E393]=[$Konventionen.$C$2];[.I393]+[$Konventionen.$D$2];[.E393]=[$Konventionen.$C$3];[.I393]+[$Konventionen.$D$3]))" office:value-type="string" office:string-value="" calcext:value-type="error">
            <text:p>#NV</text:p>
          </table:table-cell>
          <table:table-cell table:style-name="ce14" table:formula="of:=[.L393]-7" office:value-type="string" office:string-value="" calcext:value-type="error">
            <text:p>#NV</text:p>
          </table:table-cell>
          <table:table-cell table:style-name="ce14" table:formula="of:=COM.MICROSOFT.IFS([.E393]=[$Konventionen.$C$2];[.J393]+[$Konventionen.$E$2];[.E393]=[$Konventionen.$C$3];[.J3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3]&lt;=[.N393];[.L393]&gt;=[.N393]);IF([.K393]&lt;=[.N3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4]);#NULL!;IF(ISBLANK([.I394]);ORG.OPENOFFICE.YEARS([.C394];TODAY();0);ORG.OPENOFFICE.YEARS([.C394];[.I3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4]);COM.MICROSOFT.IFS([.E394]=[$Konventionen.$C$2];[.G394]+[$Konventionen.$D$2];[.E394]=[$Konventionen.$C$3];[.G394]+[$Konventionen.$D$3]); COM.MICROSOFT.IFS([.E394]=[$Konventionen.$C$2];[.I394]+[$Konventionen.$D$2];[.E394]=[$Konventionen.$C$3];[.I394]+[$Konventionen.$D$3]))" office:value-type="string" office:string-value="" calcext:value-type="error">
            <text:p>#NV</text:p>
          </table:table-cell>
          <table:table-cell table:style-name="ce14" table:formula="of:=[.L394]-7" office:value-type="string" office:string-value="" calcext:value-type="error">
            <text:p>#NV</text:p>
          </table:table-cell>
          <table:table-cell table:style-name="ce14" table:formula="of:=COM.MICROSOFT.IFS([.E394]=[$Konventionen.$C$2];[.J394]+[$Konventionen.$E$2];[.E394]=[$Konventionen.$C$3];[.J3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4]&lt;=[.N394];[.L394]&gt;=[.N394]);IF([.K394]&lt;=[.N3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5]);#NULL!;IF(ISBLANK([.I395]);ORG.OPENOFFICE.YEARS([.C395];TODAY();0);ORG.OPENOFFICE.YEARS([.C395];[.I3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5]);COM.MICROSOFT.IFS([.E395]=[$Konventionen.$C$2];[.G395]+[$Konventionen.$D$2];[.E395]=[$Konventionen.$C$3];[.G395]+[$Konventionen.$D$3]); COM.MICROSOFT.IFS([.E395]=[$Konventionen.$C$2];[.I395]+[$Konventionen.$D$2];[.E395]=[$Konventionen.$C$3];[.I395]+[$Konventionen.$D$3]))" office:value-type="string" office:string-value="" calcext:value-type="error">
            <text:p>#NV</text:p>
          </table:table-cell>
          <table:table-cell table:style-name="ce14" table:formula="of:=[.L395]-7" office:value-type="string" office:string-value="" calcext:value-type="error">
            <text:p>#NV</text:p>
          </table:table-cell>
          <table:table-cell table:style-name="ce14" table:formula="of:=COM.MICROSOFT.IFS([.E395]=[$Konventionen.$C$2];[.J395]+[$Konventionen.$E$2];[.E395]=[$Konventionen.$C$3];[.J3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5]&lt;=[.N395];[.L395]&gt;=[.N395]);IF([.K395]&lt;=[.N3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6]);#NULL!;IF(ISBLANK([.I396]);ORG.OPENOFFICE.YEARS([.C396];TODAY();0);ORG.OPENOFFICE.YEARS([.C396];[.I3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6]);COM.MICROSOFT.IFS([.E396]=[$Konventionen.$C$2];[.G396]+[$Konventionen.$D$2];[.E396]=[$Konventionen.$C$3];[.G396]+[$Konventionen.$D$3]); COM.MICROSOFT.IFS([.E396]=[$Konventionen.$C$2];[.I396]+[$Konventionen.$D$2];[.E396]=[$Konventionen.$C$3];[.I396]+[$Konventionen.$D$3]))" office:value-type="string" office:string-value="" calcext:value-type="error">
            <text:p>#NV</text:p>
          </table:table-cell>
          <table:table-cell table:style-name="ce14" table:formula="of:=[.L396]-7" office:value-type="string" office:string-value="" calcext:value-type="error">
            <text:p>#NV</text:p>
          </table:table-cell>
          <table:table-cell table:style-name="ce14" table:formula="of:=COM.MICROSOFT.IFS([.E396]=[$Konventionen.$C$2];[.J396]+[$Konventionen.$E$2];[.E396]=[$Konventionen.$C$3];[.J3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6]&lt;=[.N396];[.L396]&gt;=[.N396]);IF([.K396]&lt;=[.N3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7]);#NULL!;IF(ISBLANK([.I397]);ORG.OPENOFFICE.YEARS([.C397];TODAY();0);ORG.OPENOFFICE.YEARS([.C397];[.I3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7]);COM.MICROSOFT.IFS([.E397]=[$Konventionen.$C$2];[.G397]+[$Konventionen.$D$2];[.E397]=[$Konventionen.$C$3];[.G397]+[$Konventionen.$D$3]); COM.MICROSOFT.IFS([.E397]=[$Konventionen.$C$2];[.I397]+[$Konventionen.$D$2];[.E397]=[$Konventionen.$C$3];[.I397]+[$Konventionen.$D$3]))" office:value-type="string" office:string-value="" calcext:value-type="error">
            <text:p>#NV</text:p>
          </table:table-cell>
          <table:table-cell table:style-name="ce14" table:formula="of:=[.L397]-7" office:value-type="string" office:string-value="" calcext:value-type="error">
            <text:p>#NV</text:p>
          </table:table-cell>
          <table:table-cell table:style-name="ce14" table:formula="of:=COM.MICROSOFT.IFS([.E397]=[$Konventionen.$C$2];[.J397]+[$Konventionen.$E$2];[.E397]=[$Konventionen.$C$3];[.J3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7]&lt;=[.N397];[.L397]&gt;=[.N397]);IF([.K397]&lt;=[.N3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8]);#NULL!;IF(ISBLANK([.I398]);ORG.OPENOFFICE.YEARS([.C398];TODAY();0);ORG.OPENOFFICE.YEARS([.C398];[.I3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8]);COM.MICROSOFT.IFS([.E398]=[$Konventionen.$C$2];[.G398]+[$Konventionen.$D$2];[.E398]=[$Konventionen.$C$3];[.G398]+[$Konventionen.$D$3]); COM.MICROSOFT.IFS([.E398]=[$Konventionen.$C$2];[.I398]+[$Konventionen.$D$2];[.E398]=[$Konventionen.$C$3];[.I398]+[$Konventionen.$D$3]))" office:value-type="string" office:string-value="" calcext:value-type="error">
            <text:p>#NV</text:p>
          </table:table-cell>
          <table:table-cell table:style-name="ce14" table:formula="of:=[.L398]-7" office:value-type="string" office:string-value="" calcext:value-type="error">
            <text:p>#NV</text:p>
          </table:table-cell>
          <table:table-cell table:style-name="ce14" table:formula="of:=COM.MICROSOFT.IFS([.E398]=[$Konventionen.$C$2];[.J398]+[$Konventionen.$E$2];[.E398]=[$Konventionen.$C$3];[.J3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8]&lt;=[.N398];[.L398]&gt;=[.N398]);IF([.K398]&lt;=[.N3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9]);#NULL!;IF(ISBLANK([.I399]);ORG.OPENOFFICE.YEARS([.C399];TODAY();0);ORG.OPENOFFICE.YEARS([.C399];[.I3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9]);COM.MICROSOFT.IFS([.E399]=[$Konventionen.$C$2];[.G399]+[$Konventionen.$D$2];[.E399]=[$Konventionen.$C$3];[.G399]+[$Konventionen.$D$3]); COM.MICROSOFT.IFS([.E399]=[$Konventionen.$C$2];[.I399]+[$Konventionen.$D$2];[.E399]=[$Konventionen.$C$3];[.I399]+[$Konventionen.$D$3]))" office:value-type="string" office:string-value="" calcext:value-type="error">
            <text:p>#NV</text:p>
          </table:table-cell>
          <table:table-cell table:style-name="ce14" table:formula="of:=[.L399]-7" office:value-type="string" office:string-value="" calcext:value-type="error">
            <text:p>#NV</text:p>
          </table:table-cell>
          <table:table-cell table:style-name="ce14" table:formula="of:=COM.MICROSOFT.IFS([.E399]=[$Konventionen.$C$2];[.J399]+[$Konventionen.$E$2];[.E399]=[$Konventionen.$C$3];[.J3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9]&lt;=[.N399];[.L399]&gt;=[.N399]);IF([.K399]&lt;=[.N3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0]);#NULL!;IF(ISBLANK([.I400]);ORG.OPENOFFICE.YEARS([.C400];TODAY();0);ORG.OPENOFFICE.YEARS([.C400];[.I4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0]);COM.MICROSOFT.IFS([.E400]=[$Konventionen.$C$2];[.G400]+[$Konventionen.$D$2];[.E400]=[$Konventionen.$C$3];[.G400]+[$Konventionen.$D$3]); COM.MICROSOFT.IFS([.E400]=[$Konventionen.$C$2];[.I400]+[$Konventionen.$D$2];[.E400]=[$Konventionen.$C$3];[.I400]+[$Konventionen.$D$3]))" office:value-type="string" office:string-value="" calcext:value-type="error">
            <text:p>#NV</text:p>
          </table:table-cell>
          <table:table-cell table:style-name="ce14" table:formula="of:=[.L400]-7" office:value-type="string" office:string-value="" calcext:value-type="error">
            <text:p>#NV</text:p>
          </table:table-cell>
          <table:table-cell table:style-name="ce14" table:formula="of:=COM.MICROSOFT.IFS([.E400]=[$Konventionen.$C$2];[.J400]+[$Konventionen.$E$2];[.E400]=[$Konventionen.$C$3];[.J4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0]&lt;=[.N400];[.L400]&gt;=[.N400]);IF([.K400]&lt;=[.N4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1]);#NULL!;IF(ISBLANK([.I401]);ORG.OPENOFFICE.YEARS([.C401];TODAY();0);ORG.OPENOFFICE.YEARS([.C401];[.I4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1]);COM.MICROSOFT.IFS([.E401]=[$Konventionen.$C$2];[.G401]+[$Konventionen.$D$2];[.E401]=[$Konventionen.$C$3];[.G401]+[$Konventionen.$D$3]); COM.MICROSOFT.IFS([.E401]=[$Konventionen.$C$2];[.I401]+[$Konventionen.$D$2];[.E401]=[$Konventionen.$C$3];[.I401]+[$Konventionen.$D$3]))" office:value-type="string" office:string-value="" calcext:value-type="error">
            <text:p>#NV</text:p>
          </table:table-cell>
          <table:table-cell table:style-name="ce14" table:formula="of:=[.L401]-7" office:value-type="string" office:string-value="" calcext:value-type="error">
            <text:p>#NV</text:p>
          </table:table-cell>
          <table:table-cell table:style-name="ce14" table:formula="of:=COM.MICROSOFT.IFS([.E401]=[$Konventionen.$C$2];[.J401]+[$Konventionen.$E$2];[.E401]=[$Konventionen.$C$3];[.J4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1]&lt;=[.N401];[.L401]&gt;=[.N401]);IF([.K401]&lt;=[.N4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2]);#NULL!;IF(ISBLANK([.I402]);ORG.OPENOFFICE.YEARS([.C402];TODAY();0);ORG.OPENOFFICE.YEARS([.C402];[.I4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2]);COM.MICROSOFT.IFS([.E402]=[$Konventionen.$C$2];[.G402]+[$Konventionen.$D$2];[.E402]=[$Konventionen.$C$3];[.G402]+[$Konventionen.$D$3]); COM.MICROSOFT.IFS([.E402]=[$Konventionen.$C$2];[.I402]+[$Konventionen.$D$2];[.E402]=[$Konventionen.$C$3];[.I402]+[$Konventionen.$D$3]))" office:value-type="string" office:string-value="" calcext:value-type="error">
            <text:p>#NV</text:p>
          </table:table-cell>
          <table:table-cell table:style-name="ce14" table:formula="of:=[.L402]-7" office:value-type="string" office:string-value="" calcext:value-type="error">
            <text:p>#NV</text:p>
          </table:table-cell>
          <table:table-cell table:style-name="ce14" table:formula="of:=COM.MICROSOFT.IFS([.E402]=[$Konventionen.$C$2];[.J402]+[$Konventionen.$E$2];[.E402]=[$Konventionen.$C$3];[.J4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2]&lt;=[.N402];[.L402]&gt;=[.N402]);IF([.K402]&lt;=[.N4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3]);#NULL!;IF(ISBLANK([.I403]);ORG.OPENOFFICE.YEARS([.C403];TODAY();0);ORG.OPENOFFICE.YEARS([.C403];[.I4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3]);COM.MICROSOFT.IFS([.E403]=[$Konventionen.$C$2];[.G403]+[$Konventionen.$D$2];[.E403]=[$Konventionen.$C$3];[.G403]+[$Konventionen.$D$3]); COM.MICROSOFT.IFS([.E403]=[$Konventionen.$C$2];[.I403]+[$Konventionen.$D$2];[.E403]=[$Konventionen.$C$3];[.I403]+[$Konventionen.$D$3]))" office:value-type="string" office:string-value="" calcext:value-type="error">
            <text:p>#NV</text:p>
          </table:table-cell>
          <table:table-cell table:style-name="ce14" table:formula="of:=[.L403]-7" office:value-type="string" office:string-value="" calcext:value-type="error">
            <text:p>#NV</text:p>
          </table:table-cell>
          <table:table-cell table:style-name="ce14" table:formula="of:=COM.MICROSOFT.IFS([.E403]=[$Konventionen.$C$2];[.J403]+[$Konventionen.$E$2];[.E403]=[$Konventionen.$C$3];[.J4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3]&lt;=[.N403];[.L403]&gt;=[.N403]);IF([.K403]&lt;=[.N4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4]);#NULL!;IF(ISBLANK([.I404]);ORG.OPENOFFICE.YEARS([.C404];TODAY();0);ORG.OPENOFFICE.YEARS([.C404];[.I4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4]);COM.MICROSOFT.IFS([.E404]=[$Konventionen.$C$2];[.G404]+[$Konventionen.$D$2];[.E404]=[$Konventionen.$C$3];[.G404]+[$Konventionen.$D$3]); COM.MICROSOFT.IFS([.E404]=[$Konventionen.$C$2];[.I404]+[$Konventionen.$D$2];[.E404]=[$Konventionen.$C$3];[.I404]+[$Konventionen.$D$3]))" office:value-type="string" office:string-value="" calcext:value-type="error">
            <text:p>#NV</text:p>
          </table:table-cell>
          <table:table-cell table:style-name="ce14" table:formula="of:=[.L404]-7" office:value-type="string" office:string-value="" calcext:value-type="error">
            <text:p>#NV</text:p>
          </table:table-cell>
          <table:table-cell table:style-name="ce14" table:formula="of:=COM.MICROSOFT.IFS([.E404]=[$Konventionen.$C$2];[.J404]+[$Konventionen.$E$2];[.E404]=[$Konventionen.$C$3];[.J4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4]&lt;=[.N404];[.L404]&gt;=[.N404]);IF([.K404]&lt;=[.N4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5]);#NULL!;IF(ISBLANK([.I405]);ORG.OPENOFFICE.YEARS([.C405];TODAY();0);ORG.OPENOFFICE.YEARS([.C405];[.I4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5]);COM.MICROSOFT.IFS([.E405]=[$Konventionen.$C$2];[.G405]+[$Konventionen.$D$2];[.E405]=[$Konventionen.$C$3];[.G405]+[$Konventionen.$D$3]); COM.MICROSOFT.IFS([.E405]=[$Konventionen.$C$2];[.I405]+[$Konventionen.$D$2];[.E405]=[$Konventionen.$C$3];[.I405]+[$Konventionen.$D$3]))" office:value-type="string" office:string-value="" calcext:value-type="error">
            <text:p>#NV</text:p>
          </table:table-cell>
          <table:table-cell table:style-name="ce14" table:formula="of:=[.L405]-7" office:value-type="string" office:string-value="" calcext:value-type="error">
            <text:p>#NV</text:p>
          </table:table-cell>
          <table:table-cell table:style-name="ce14" table:formula="of:=COM.MICROSOFT.IFS([.E405]=[$Konventionen.$C$2];[.J405]+[$Konventionen.$E$2];[.E405]=[$Konventionen.$C$3];[.J4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5]&lt;=[.N405];[.L405]&gt;=[.N405]);IF([.K405]&lt;=[.N4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6]);#NULL!;IF(ISBLANK([.I406]);ORG.OPENOFFICE.YEARS([.C406];TODAY();0);ORG.OPENOFFICE.YEARS([.C406];[.I4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6]);COM.MICROSOFT.IFS([.E406]=[$Konventionen.$C$2];[.G406]+[$Konventionen.$D$2];[.E406]=[$Konventionen.$C$3];[.G406]+[$Konventionen.$D$3]); COM.MICROSOFT.IFS([.E406]=[$Konventionen.$C$2];[.I406]+[$Konventionen.$D$2];[.E406]=[$Konventionen.$C$3];[.I406]+[$Konventionen.$D$3]))" office:value-type="string" office:string-value="" calcext:value-type="error">
            <text:p>#NV</text:p>
          </table:table-cell>
          <table:table-cell table:style-name="ce14" table:formula="of:=[.L406]-7" office:value-type="string" office:string-value="" calcext:value-type="error">
            <text:p>#NV</text:p>
          </table:table-cell>
          <table:table-cell table:style-name="ce14" table:formula="of:=COM.MICROSOFT.IFS([.E406]=[$Konventionen.$C$2];[.J406]+[$Konventionen.$E$2];[.E406]=[$Konventionen.$C$3];[.J4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6]&lt;=[.N406];[.L406]&gt;=[.N406]);IF([.K406]&lt;=[.N4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7]);#NULL!;IF(ISBLANK([.I407]);ORG.OPENOFFICE.YEARS([.C407];TODAY();0);ORG.OPENOFFICE.YEARS([.C407];[.I4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7]);COM.MICROSOFT.IFS([.E407]=[$Konventionen.$C$2];[.G407]+[$Konventionen.$D$2];[.E407]=[$Konventionen.$C$3];[.G407]+[$Konventionen.$D$3]); COM.MICROSOFT.IFS([.E407]=[$Konventionen.$C$2];[.I407]+[$Konventionen.$D$2];[.E407]=[$Konventionen.$C$3];[.I407]+[$Konventionen.$D$3]))" office:value-type="string" office:string-value="" calcext:value-type="error">
            <text:p>#NV</text:p>
          </table:table-cell>
          <table:table-cell table:style-name="ce14" table:formula="of:=[.L407]-7" office:value-type="string" office:string-value="" calcext:value-type="error">
            <text:p>#NV</text:p>
          </table:table-cell>
          <table:table-cell table:style-name="ce14" table:formula="of:=COM.MICROSOFT.IFS([.E407]=[$Konventionen.$C$2];[.J407]+[$Konventionen.$E$2];[.E407]=[$Konventionen.$C$3];[.J4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7]&lt;=[.N407];[.L407]&gt;=[.N407]);IF([.K407]&lt;=[.N4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8]);#NULL!;IF(ISBLANK([.I408]);ORG.OPENOFFICE.YEARS([.C408];TODAY();0);ORG.OPENOFFICE.YEARS([.C408];[.I4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8]);COM.MICROSOFT.IFS([.E408]=[$Konventionen.$C$2];[.G408]+[$Konventionen.$D$2];[.E408]=[$Konventionen.$C$3];[.G408]+[$Konventionen.$D$3]); COM.MICROSOFT.IFS([.E408]=[$Konventionen.$C$2];[.I408]+[$Konventionen.$D$2];[.E408]=[$Konventionen.$C$3];[.I408]+[$Konventionen.$D$3]))" office:value-type="string" office:string-value="" calcext:value-type="error">
            <text:p>#NV</text:p>
          </table:table-cell>
          <table:table-cell table:style-name="ce14" table:formula="of:=[.L408]-7" office:value-type="string" office:string-value="" calcext:value-type="error">
            <text:p>#NV</text:p>
          </table:table-cell>
          <table:table-cell table:style-name="ce14" table:formula="of:=COM.MICROSOFT.IFS([.E408]=[$Konventionen.$C$2];[.J408]+[$Konventionen.$E$2];[.E408]=[$Konventionen.$C$3];[.J4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8]&lt;=[.N408];[.L408]&gt;=[.N408]);IF([.K408]&lt;=[.N4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9]);#NULL!;IF(ISBLANK([.I409]);ORG.OPENOFFICE.YEARS([.C409];TODAY();0);ORG.OPENOFFICE.YEARS([.C409];[.I4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9]);COM.MICROSOFT.IFS([.E409]=[$Konventionen.$C$2];[.G409]+[$Konventionen.$D$2];[.E409]=[$Konventionen.$C$3];[.G409]+[$Konventionen.$D$3]); COM.MICROSOFT.IFS([.E409]=[$Konventionen.$C$2];[.I409]+[$Konventionen.$D$2];[.E409]=[$Konventionen.$C$3];[.I409]+[$Konventionen.$D$3]))" office:value-type="string" office:string-value="" calcext:value-type="error">
            <text:p>#NV</text:p>
          </table:table-cell>
          <table:table-cell table:style-name="ce14" table:formula="of:=[.L409]-7" office:value-type="string" office:string-value="" calcext:value-type="error">
            <text:p>#NV</text:p>
          </table:table-cell>
          <table:table-cell table:style-name="ce14" table:formula="of:=COM.MICROSOFT.IFS([.E409]=[$Konventionen.$C$2];[.J409]+[$Konventionen.$E$2];[.E409]=[$Konventionen.$C$3];[.J4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9]&lt;=[.N409];[.L409]&gt;=[.N409]);IF([.K409]&lt;=[.N4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0]);#NULL!;IF(ISBLANK([.I410]);ORG.OPENOFFICE.YEARS([.C410];TODAY();0);ORG.OPENOFFICE.YEARS([.C410];[.I4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0]);COM.MICROSOFT.IFS([.E410]=[$Konventionen.$C$2];[.G410]+[$Konventionen.$D$2];[.E410]=[$Konventionen.$C$3];[.G410]+[$Konventionen.$D$3]); COM.MICROSOFT.IFS([.E410]=[$Konventionen.$C$2];[.I410]+[$Konventionen.$D$2];[.E410]=[$Konventionen.$C$3];[.I410]+[$Konventionen.$D$3]))" office:value-type="string" office:string-value="" calcext:value-type="error">
            <text:p>#NV</text:p>
          </table:table-cell>
          <table:table-cell table:style-name="ce14" table:formula="of:=[.L410]-7" office:value-type="string" office:string-value="" calcext:value-type="error">
            <text:p>#NV</text:p>
          </table:table-cell>
          <table:table-cell table:style-name="ce14" table:formula="of:=COM.MICROSOFT.IFS([.E410]=[$Konventionen.$C$2];[.J410]+[$Konventionen.$E$2];[.E410]=[$Konventionen.$C$3];[.J4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0]&lt;=[.N410];[.L410]&gt;=[.N410]);IF([.K410]&lt;=[.N4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1]);#NULL!;IF(ISBLANK([.I411]);ORG.OPENOFFICE.YEARS([.C411];TODAY();0);ORG.OPENOFFICE.YEARS([.C411];[.I4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1]);COM.MICROSOFT.IFS([.E411]=[$Konventionen.$C$2];[.G411]+[$Konventionen.$D$2];[.E411]=[$Konventionen.$C$3];[.G411]+[$Konventionen.$D$3]); COM.MICROSOFT.IFS([.E411]=[$Konventionen.$C$2];[.I411]+[$Konventionen.$D$2];[.E411]=[$Konventionen.$C$3];[.I411]+[$Konventionen.$D$3]))" office:value-type="string" office:string-value="" calcext:value-type="error">
            <text:p>#NV</text:p>
          </table:table-cell>
          <table:table-cell table:style-name="ce14" table:formula="of:=[.L411]-7" office:value-type="string" office:string-value="" calcext:value-type="error">
            <text:p>#NV</text:p>
          </table:table-cell>
          <table:table-cell table:style-name="ce14" table:formula="of:=COM.MICROSOFT.IFS([.E411]=[$Konventionen.$C$2];[.J411]+[$Konventionen.$E$2];[.E411]=[$Konventionen.$C$3];[.J4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1]&lt;=[.N411];[.L411]&gt;=[.N411]);IF([.K411]&lt;=[.N4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2]);#NULL!;IF(ISBLANK([.I412]);ORG.OPENOFFICE.YEARS([.C412];TODAY();0);ORG.OPENOFFICE.YEARS([.C412];[.I4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2]);COM.MICROSOFT.IFS([.E412]=[$Konventionen.$C$2];[.G412]+[$Konventionen.$D$2];[.E412]=[$Konventionen.$C$3];[.G412]+[$Konventionen.$D$3]); COM.MICROSOFT.IFS([.E412]=[$Konventionen.$C$2];[.I412]+[$Konventionen.$D$2];[.E412]=[$Konventionen.$C$3];[.I412]+[$Konventionen.$D$3]))" office:value-type="string" office:string-value="" calcext:value-type="error">
            <text:p>#NV</text:p>
          </table:table-cell>
          <table:table-cell table:style-name="ce14" table:formula="of:=[.L412]-7" office:value-type="string" office:string-value="" calcext:value-type="error">
            <text:p>#NV</text:p>
          </table:table-cell>
          <table:table-cell table:style-name="ce14" table:formula="of:=COM.MICROSOFT.IFS([.E412]=[$Konventionen.$C$2];[.J412]+[$Konventionen.$E$2];[.E412]=[$Konventionen.$C$3];[.J4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2]&lt;=[.N412];[.L412]&gt;=[.N412]);IF([.K412]&lt;=[.N4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3]);#NULL!;IF(ISBLANK([.I413]);ORG.OPENOFFICE.YEARS([.C413];TODAY();0);ORG.OPENOFFICE.YEARS([.C413];[.I4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3]);COM.MICROSOFT.IFS([.E413]=[$Konventionen.$C$2];[.G413]+[$Konventionen.$D$2];[.E413]=[$Konventionen.$C$3];[.G413]+[$Konventionen.$D$3]); COM.MICROSOFT.IFS([.E413]=[$Konventionen.$C$2];[.I413]+[$Konventionen.$D$2];[.E413]=[$Konventionen.$C$3];[.I413]+[$Konventionen.$D$3]))" office:value-type="string" office:string-value="" calcext:value-type="error">
            <text:p>#NV</text:p>
          </table:table-cell>
          <table:table-cell table:style-name="ce14" table:formula="of:=[.L413]-7" office:value-type="string" office:string-value="" calcext:value-type="error">
            <text:p>#NV</text:p>
          </table:table-cell>
          <table:table-cell table:style-name="ce14" table:formula="of:=COM.MICROSOFT.IFS([.E413]=[$Konventionen.$C$2];[.J413]+[$Konventionen.$E$2];[.E413]=[$Konventionen.$C$3];[.J4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3]&lt;=[.N413];[.L413]&gt;=[.N413]);IF([.K413]&lt;=[.N4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4]);#NULL!;IF(ISBLANK([.I414]);ORG.OPENOFFICE.YEARS([.C414];TODAY();0);ORG.OPENOFFICE.YEARS([.C414];[.I4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4]);COM.MICROSOFT.IFS([.E414]=[$Konventionen.$C$2];[.G414]+[$Konventionen.$D$2];[.E414]=[$Konventionen.$C$3];[.G414]+[$Konventionen.$D$3]); COM.MICROSOFT.IFS([.E414]=[$Konventionen.$C$2];[.I414]+[$Konventionen.$D$2];[.E414]=[$Konventionen.$C$3];[.I414]+[$Konventionen.$D$3]))" office:value-type="string" office:string-value="" calcext:value-type="error">
            <text:p>#NV</text:p>
          </table:table-cell>
          <table:table-cell table:style-name="ce14" table:formula="of:=[.L414]-7" office:value-type="string" office:string-value="" calcext:value-type="error">
            <text:p>#NV</text:p>
          </table:table-cell>
          <table:table-cell table:style-name="ce14" table:formula="of:=COM.MICROSOFT.IFS([.E414]=[$Konventionen.$C$2];[.J414]+[$Konventionen.$E$2];[.E414]=[$Konventionen.$C$3];[.J4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4]&lt;=[.N414];[.L414]&gt;=[.N414]);IF([.K414]&lt;=[.N4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5]);#NULL!;IF(ISBLANK([.I415]);ORG.OPENOFFICE.YEARS([.C415];TODAY();0);ORG.OPENOFFICE.YEARS([.C415];[.I4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5]);COM.MICROSOFT.IFS([.E415]=[$Konventionen.$C$2];[.G415]+[$Konventionen.$D$2];[.E415]=[$Konventionen.$C$3];[.G415]+[$Konventionen.$D$3]); COM.MICROSOFT.IFS([.E415]=[$Konventionen.$C$2];[.I415]+[$Konventionen.$D$2];[.E415]=[$Konventionen.$C$3];[.I415]+[$Konventionen.$D$3]))" office:value-type="string" office:string-value="" calcext:value-type="error">
            <text:p>#NV</text:p>
          </table:table-cell>
          <table:table-cell table:style-name="ce14" table:formula="of:=[.L415]-7" office:value-type="string" office:string-value="" calcext:value-type="error">
            <text:p>#NV</text:p>
          </table:table-cell>
          <table:table-cell table:style-name="ce14" table:formula="of:=COM.MICROSOFT.IFS([.E415]=[$Konventionen.$C$2];[.J415]+[$Konventionen.$E$2];[.E415]=[$Konventionen.$C$3];[.J4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5]&lt;=[.N415];[.L415]&gt;=[.N415]);IF([.K415]&lt;=[.N4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6]);#NULL!;IF(ISBLANK([.I416]);ORG.OPENOFFICE.YEARS([.C416];TODAY();0);ORG.OPENOFFICE.YEARS([.C416];[.I4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6]);COM.MICROSOFT.IFS([.E416]=[$Konventionen.$C$2];[.G416]+[$Konventionen.$D$2];[.E416]=[$Konventionen.$C$3];[.G416]+[$Konventionen.$D$3]); COM.MICROSOFT.IFS([.E416]=[$Konventionen.$C$2];[.I416]+[$Konventionen.$D$2];[.E416]=[$Konventionen.$C$3];[.I416]+[$Konventionen.$D$3]))" office:value-type="string" office:string-value="" calcext:value-type="error">
            <text:p>#NV</text:p>
          </table:table-cell>
          <table:table-cell table:style-name="ce14" table:formula="of:=[.L416]-7" office:value-type="string" office:string-value="" calcext:value-type="error">
            <text:p>#NV</text:p>
          </table:table-cell>
          <table:table-cell table:style-name="ce14" table:formula="of:=COM.MICROSOFT.IFS([.E416]=[$Konventionen.$C$2];[.J416]+[$Konventionen.$E$2];[.E416]=[$Konventionen.$C$3];[.J4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6]&lt;=[.N416];[.L416]&gt;=[.N416]);IF([.K416]&lt;=[.N4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7]);#NULL!;IF(ISBLANK([.I417]);ORG.OPENOFFICE.YEARS([.C417];TODAY();0);ORG.OPENOFFICE.YEARS([.C417];[.I4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7]);COM.MICROSOFT.IFS([.E417]=[$Konventionen.$C$2];[.G417]+[$Konventionen.$D$2];[.E417]=[$Konventionen.$C$3];[.G417]+[$Konventionen.$D$3]); COM.MICROSOFT.IFS([.E417]=[$Konventionen.$C$2];[.I417]+[$Konventionen.$D$2];[.E417]=[$Konventionen.$C$3];[.I417]+[$Konventionen.$D$3]))" office:value-type="string" office:string-value="" calcext:value-type="error">
            <text:p>#NV</text:p>
          </table:table-cell>
          <table:table-cell table:style-name="ce14" table:formula="of:=[.L417]-7" office:value-type="string" office:string-value="" calcext:value-type="error">
            <text:p>#NV</text:p>
          </table:table-cell>
          <table:table-cell table:style-name="ce14" table:formula="of:=COM.MICROSOFT.IFS([.E417]=[$Konventionen.$C$2];[.J417]+[$Konventionen.$E$2];[.E417]=[$Konventionen.$C$3];[.J4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7]&lt;=[.N417];[.L417]&gt;=[.N417]);IF([.K417]&lt;=[.N4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8]);#NULL!;IF(ISBLANK([.I418]);ORG.OPENOFFICE.YEARS([.C418];TODAY();0);ORG.OPENOFFICE.YEARS([.C418];[.I4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8]);COM.MICROSOFT.IFS([.E418]=[$Konventionen.$C$2];[.G418]+[$Konventionen.$D$2];[.E418]=[$Konventionen.$C$3];[.G418]+[$Konventionen.$D$3]); COM.MICROSOFT.IFS([.E418]=[$Konventionen.$C$2];[.I418]+[$Konventionen.$D$2];[.E418]=[$Konventionen.$C$3];[.I418]+[$Konventionen.$D$3]))" office:value-type="string" office:string-value="" calcext:value-type="error">
            <text:p>#NV</text:p>
          </table:table-cell>
          <table:table-cell table:style-name="ce14" table:formula="of:=[.L418]-7" office:value-type="string" office:string-value="" calcext:value-type="error">
            <text:p>#NV</text:p>
          </table:table-cell>
          <table:table-cell table:style-name="ce14" table:formula="of:=COM.MICROSOFT.IFS([.E418]=[$Konventionen.$C$2];[.J418]+[$Konventionen.$E$2];[.E418]=[$Konventionen.$C$3];[.J4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8]&lt;=[.N418];[.L418]&gt;=[.N418]);IF([.K418]&lt;=[.N4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9]);#NULL!;IF(ISBLANK([.I419]);ORG.OPENOFFICE.YEARS([.C419];TODAY();0);ORG.OPENOFFICE.YEARS([.C419];[.I4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9]);COM.MICROSOFT.IFS([.E419]=[$Konventionen.$C$2];[.G419]+[$Konventionen.$D$2];[.E419]=[$Konventionen.$C$3];[.G419]+[$Konventionen.$D$3]); COM.MICROSOFT.IFS([.E419]=[$Konventionen.$C$2];[.I419]+[$Konventionen.$D$2];[.E419]=[$Konventionen.$C$3];[.I419]+[$Konventionen.$D$3]))" office:value-type="string" office:string-value="" calcext:value-type="error">
            <text:p>#NV</text:p>
          </table:table-cell>
          <table:table-cell table:style-name="ce14" table:formula="of:=[.L419]-7" office:value-type="string" office:string-value="" calcext:value-type="error">
            <text:p>#NV</text:p>
          </table:table-cell>
          <table:table-cell table:style-name="ce14" table:formula="of:=COM.MICROSOFT.IFS([.E419]=[$Konventionen.$C$2];[.J419]+[$Konventionen.$E$2];[.E419]=[$Konventionen.$C$3];[.J4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9]&lt;=[.N419];[.L419]&gt;=[.N419]);IF([.K419]&lt;=[.N4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0]);#NULL!;IF(ISBLANK([.I420]);ORG.OPENOFFICE.YEARS([.C420];TODAY();0);ORG.OPENOFFICE.YEARS([.C420];[.I4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0]);COM.MICROSOFT.IFS([.E420]=[$Konventionen.$C$2];[.G420]+[$Konventionen.$D$2];[.E420]=[$Konventionen.$C$3];[.G420]+[$Konventionen.$D$3]); COM.MICROSOFT.IFS([.E420]=[$Konventionen.$C$2];[.I420]+[$Konventionen.$D$2];[.E420]=[$Konventionen.$C$3];[.I420]+[$Konventionen.$D$3]))" office:value-type="string" office:string-value="" calcext:value-type="error">
            <text:p>#NV</text:p>
          </table:table-cell>
          <table:table-cell table:style-name="ce14" table:formula="of:=[.L420]-7" office:value-type="string" office:string-value="" calcext:value-type="error">
            <text:p>#NV</text:p>
          </table:table-cell>
          <table:table-cell table:style-name="ce14" table:formula="of:=COM.MICROSOFT.IFS([.E420]=[$Konventionen.$C$2];[.J420]+[$Konventionen.$E$2];[.E420]=[$Konventionen.$C$3];[.J4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0]&lt;=[.N420];[.L420]&gt;=[.N420]);IF([.K420]&lt;=[.N4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1]);#NULL!;IF(ISBLANK([.I421]);ORG.OPENOFFICE.YEARS([.C421];TODAY();0);ORG.OPENOFFICE.YEARS([.C421];[.I4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1]);COM.MICROSOFT.IFS([.E421]=[$Konventionen.$C$2];[.G421]+[$Konventionen.$D$2];[.E421]=[$Konventionen.$C$3];[.G421]+[$Konventionen.$D$3]); COM.MICROSOFT.IFS([.E421]=[$Konventionen.$C$2];[.I421]+[$Konventionen.$D$2];[.E421]=[$Konventionen.$C$3];[.I421]+[$Konventionen.$D$3]))" office:value-type="string" office:string-value="" calcext:value-type="error">
            <text:p>#NV</text:p>
          </table:table-cell>
          <table:table-cell table:style-name="ce14" table:formula="of:=[.L421]-7" office:value-type="string" office:string-value="" calcext:value-type="error">
            <text:p>#NV</text:p>
          </table:table-cell>
          <table:table-cell table:style-name="ce14" table:formula="of:=COM.MICROSOFT.IFS([.E421]=[$Konventionen.$C$2];[.J421]+[$Konventionen.$E$2];[.E421]=[$Konventionen.$C$3];[.J4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1]&lt;=[.N421];[.L421]&gt;=[.N421]);IF([.K421]&lt;=[.N4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2]);#NULL!;IF(ISBLANK([.I422]);ORG.OPENOFFICE.YEARS([.C422];TODAY();0);ORG.OPENOFFICE.YEARS([.C422];[.I4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2]);COM.MICROSOFT.IFS([.E422]=[$Konventionen.$C$2];[.G422]+[$Konventionen.$D$2];[.E422]=[$Konventionen.$C$3];[.G422]+[$Konventionen.$D$3]); COM.MICROSOFT.IFS([.E422]=[$Konventionen.$C$2];[.I422]+[$Konventionen.$D$2];[.E422]=[$Konventionen.$C$3];[.I422]+[$Konventionen.$D$3]))" office:value-type="string" office:string-value="" calcext:value-type="error">
            <text:p>#NV</text:p>
          </table:table-cell>
          <table:table-cell table:style-name="ce14" table:formula="of:=[.L422]-7" office:value-type="string" office:string-value="" calcext:value-type="error">
            <text:p>#NV</text:p>
          </table:table-cell>
          <table:table-cell table:style-name="ce14" table:formula="of:=COM.MICROSOFT.IFS([.E422]=[$Konventionen.$C$2];[.J422]+[$Konventionen.$E$2];[.E422]=[$Konventionen.$C$3];[.J4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2]&lt;=[.N422];[.L422]&gt;=[.N422]);IF([.K422]&lt;=[.N4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3]);#NULL!;IF(ISBLANK([.I423]);ORG.OPENOFFICE.YEARS([.C423];TODAY();0);ORG.OPENOFFICE.YEARS([.C423];[.I4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3]);COM.MICROSOFT.IFS([.E423]=[$Konventionen.$C$2];[.G423]+[$Konventionen.$D$2];[.E423]=[$Konventionen.$C$3];[.G423]+[$Konventionen.$D$3]); COM.MICROSOFT.IFS([.E423]=[$Konventionen.$C$2];[.I423]+[$Konventionen.$D$2];[.E423]=[$Konventionen.$C$3];[.I423]+[$Konventionen.$D$3]))" office:value-type="string" office:string-value="" calcext:value-type="error">
            <text:p>#NV</text:p>
          </table:table-cell>
          <table:table-cell table:style-name="ce14" table:formula="of:=[.L423]-7" office:value-type="string" office:string-value="" calcext:value-type="error">
            <text:p>#NV</text:p>
          </table:table-cell>
          <table:table-cell table:style-name="ce14" table:formula="of:=COM.MICROSOFT.IFS([.E423]=[$Konventionen.$C$2];[.J423]+[$Konventionen.$E$2];[.E423]=[$Konventionen.$C$3];[.J4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3]&lt;=[.N423];[.L423]&gt;=[.N423]);IF([.K423]&lt;=[.N4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4]);#NULL!;IF(ISBLANK([.I424]);ORG.OPENOFFICE.YEARS([.C424];TODAY();0);ORG.OPENOFFICE.YEARS([.C424];[.I4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4]);COM.MICROSOFT.IFS([.E424]=[$Konventionen.$C$2];[.G424]+[$Konventionen.$D$2];[.E424]=[$Konventionen.$C$3];[.G424]+[$Konventionen.$D$3]); COM.MICROSOFT.IFS([.E424]=[$Konventionen.$C$2];[.I424]+[$Konventionen.$D$2];[.E424]=[$Konventionen.$C$3];[.I424]+[$Konventionen.$D$3]))" office:value-type="string" office:string-value="" calcext:value-type="error">
            <text:p>#NV</text:p>
          </table:table-cell>
          <table:table-cell table:style-name="ce14" table:formula="of:=[.L424]-7" office:value-type="string" office:string-value="" calcext:value-type="error">
            <text:p>#NV</text:p>
          </table:table-cell>
          <table:table-cell table:style-name="ce14" table:formula="of:=COM.MICROSOFT.IFS([.E424]=[$Konventionen.$C$2];[.J424]+[$Konventionen.$E$2];[.E424]=[$Konventionen.$C$3];[.J4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4]&lt;=[.N424];[.L424]&gt;=[.N424]);IF([.K424]&lt;=[.N4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5]);#NULL!;IF(ISBLANK([.I425]);ORG.OPENOFFICE.YEARS([.C425];TODAY();0);ORG.OPENOFFICE.YEARS([.C425];[.I4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5]);COM.MICROSOFT.IFS([.E425]=[$Konventionen.$C$2];[.G425]+[$Konventionen.$D$2];[.E425]=[$Konventionen.$C$3];[.G425]+[$Konventionen.$D$3]); COM.MICROSOFT.IFS([.E425]=[$Konventionen.$C$2];[.I425]+[$Konventionen.$D$2];[.E425]=[$Konventionen.$C$3];[.I425]+[$Konventionen.$D$3]))" office:value-type="string" office:string-value="" calcext:value-type="error">
            <text:p>#NV</text:p>
          </table:table-cell>
          <table:table-cell table:style-name="ce14" table:formula="of:=[.L425]-7" office:value-type="string" office:string-value="" calcext:value-type="error">
            <text:p>#NV</text:p>
          </table:table-cell>
          <table:table-cell table:style-name="ce14" table:formula="of:=COM.MICROSOFT.IFS([.E425]=[$Konventionen.$C$2];[.J425]+[$Konventionen.$E$2];[.E425]=[$Konventionen.$C$3];[.J4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5]&lt;=[.N425];[.L425]&gt;=[.N425]);IF([.K425]&lt;=[.N4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6]);#NULL!;IF(ISBLANK([.I426]);ORG.OPENOFFICE.YEARS([.C426];TODAY();0);ORG.OPENOFFICE.YEARS([.C426];[.I4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6]);COM.MICROSOFT.IFS([.E426]=[$Konventionen.$C$2];[.G426]+[$Konventionen.$D$2];[.E426]=[$Konventionen.$C$3];[.G426]+[$Konventionen.$D$3]); COM.MICROSOFT.IFS([.E426]=[$Konventionen.$C$2];[.I426]+[$Konventionen.$D$2];[.E426]=[$Konventionen.$C$3];[.I426]+[$Konventionen.$D$3]))" office:value-type="string" office:string-value="" calcext:value-type="error">
            <text:p>#NV</text:p>
          </table:table-cell>
          <table:table-cell table:style-name="ce14" table:formula="of:=[.L426]-7" office:value-type="string" office:string-value="" calcext:value-type="error">
            <text:p>#NV</text:p>
          </table:table-cell>
          <table:table-cell table:style-name="ce14" table:formula="of:=COM.MICROSOFT.IFS([.E426]=[$Konventionen.$C$2];[.J426]+[$Konventionen.$E$2];[.E426]=[$Konventionen.$C$3];[.J4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6]&lt;=[.N426];[.L426]&gt;=[.N426]);IF([.K426]&lt;=[.N4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7]);#NULL!;IF(ISBLANK([.I427]);ORG.OPENOFFICE.YEARS([.C427];TODAY();0);ORG.OPENOFFICE.YEARS([.C427];[.I4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7]);COM.MICROSOFT.IFS([.E427]=[$Konventionen.$C$2];[.G427]+[$Konventionen.$D$2];[.E427]=[$Konventionen.$C$3];[.G427]+[$Konventionen.$D$3]); COM.MICROSOFT.IFS([.E427]=[$Konventionen.$C$2];[.I427]+[$Konventionen.$D$2];[.E427]=[$Konventionen.$C$3];[.I427]+[$Konventionen.$D$3]))" office:value-type="string" office:string-value="" calcext:value-type="error">
            <text:p>#NV</text:p>
          </table:table-cell>
          <table:table-cell table:style-name="ce14" table:formula="of:=[.L427]-7" office:value-type="string" office:string-value="" calcext:value-type="error">
            <text:p>#NV</text:p>
          </table:table-cell>
          <table:table-cell table:style-name="ce14" table:formula="of:=COM.MICROSOFT.IFS([.E427]=[$Konventionen.$C$2];[.J427]+[$Konventionen.$E$2];[.E427]=[$Konventionen.$C$3];[.J4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7]&lt;=[.N427];[.L427]&gt;=[.N427]);IF([.K427]&lt;=[.N4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8]);#NULL!;IF(ISBLANK([.I428]);ORG.OPENOFFICE.YEARS([.C428];TODAY();0);ORG.OPENOFFICE.YEARS([.C428];[.I4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8]);COM.MICROSOFT.IFS([.E428]=[$Konventionen.$C$2];[.G428]+[$Konventionen.$D$2];[.E428]=[$Konventionen.$C$3];[.G428]+[$Konventionen.$D$3]); COM.MICROSOFT.IFS([.E428]=[$Konventionen.$C$2];[.I428]+[$Konventionen.$D$2];[.E428]=[$Konventionen.$C$3];[.I428]+[$Konventionen.$D$3]))" office:value-type="string" office:string-value="" calcext:value-type="error">
            <text:p>#NV</text:p>
          </table:table-cell>
          <table:table-cell table:style-name="ce14" table:formula="of:=[.L428]-7" office:value-type="string" office:string-value="" calcext:value-type="error">
            <text:p>#NV</text:p>
          </table:table-cell>
          <table:table-cell table:style-name="ce14" table:formula="of:=COM.MICROSOFT.IFS([.E428]=[$Konventionen.$C$2];[.J428]+[$Konventionen.$E$2];[.E428]=[$Konventionen.$C$3];[.J4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8]&lt;=[.N428];[.L428]&gt;=[.N428]);IF([.K428]&lt;=[.N4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9]);#NULL!;IF(ISBLANK([.I429]);ORG.OPENOFFICE.YEARS([.C429];TODAY();0);ORG.OPENOFFICE.YEARS([.C429];[.I4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9]);COM.MICROSOFT.IFS([.E429]=[$Konventionen.$C$2];[.G429]+[$Konventionen.$D$2];[.E429]=[$Konventionen.$C$3];[.G429]+[$Konventionen.$D$3]); COM.MICROSOFT.IFS([.E429]=[$Konventionen.$C$2];[.I429]+[$Konventionen.$D$2];[.E429]=[$Konventionen.$C$3];[.I429]+[$Konventionen.$D$3]))" office:value-type="string" office:string-value="" calcext:value-type="error">
            <text:p>#NV</text:p>
          </table:table-cell>
          <table:table-cell table:style-name="ce14" table:formula="of:=[.L429]-7" office:value-type="string" office:string-value="" calcext:value-type="error">
            <text:p>#NV</text:p>
          </table:table-cell>
          <table:table-cell table:style-name="ce14" table:formula="of:=COM.MICROSOFT.IFS([.E429]=[$Konventionen.$C$2];[.J429]+[$Konventionen.$E$2];[.E429]=[$Konventionen.$C$3];[.J4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9]&lt;=[.N429];[.L429]&gt;=[.N429]);IF([.K429]&lt;=[.N4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0]);#NULL!;IF(ISBLANK([.I430]);ORG.OPENOFFICE.YEARS([.C430];TODAY();0);ORG.OPENOFFICE.YEARS([.C430];[.I4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0]);COM.MICROSOFT.IFS([.E430]=[$Konventionen.$C$2];[.G430]+[$Konventionen.$D$2];[.E430]=[$Konventionen.$C$3];[.G430]+[$Konventionen.$D$3]); COM.MICROSOFT.IFS([.E430]=[$Konventionen.$C$2];[.I430]+[$Konventionen.$D$2];[.E430]=[$Konventionen.$C$3];[.I430]+[$Konventionen.$D$3]))" office:value-type="string" office:string-value="" calcext:value-type="error">
            <text:p>#NV</text:p>
          </table:table-cell>
          <table:table-cell table:style-name="ce14" table:formula="of:=[.L430]-7" office:value-type="string" office:string-value="" calcext:value-type="error">
            <text:p>#NV</text:p>
          </table:table-cell>
          <table:table-cell table:style-name="ce14" table:formula="of:=COM.MICROSOFT.IFS([.E430]=[$Konventionen.$C$2];[.J430]+[$Konventionen.$E$2];[.E430]=[$Konventionen.$C$3];[.J4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0]&lt;=[.N430];[.L430]&gt;=[.N430]);IF([.K430]&lt;=[.N4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1]);#NULL!;IF(ISBLANK([.I431]);ORG.OPENOFFICE.YEARS([.C431];TODAY();0);ORG.OPENOFFICE.YEARS([.C431];[.I4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1]);COM.MICROSOFT.IFS([.E431]=[$Konventionen.$C$2];[.G431]+[$Konventionen.$D$2];[.E431]=[$Konventionen.$C$3];[.G431]+[$Konventionen.$D$3]); COM.MICROSOFT.IFS([.E431]=[$Konventionen.$C$2];[.I431]+[$Konventionen.$D$2];[.E431]=[$Konventionen.$C$3];[.I431]+[$Konventionen.$D$3]))" office:value-type="string" office:string-value="" calcext:value-type="error">
            <text:p>#NV</text:p>
          </table:table-cell>
          <table:table-cell table:style-name="ce14" table:formula="of:=[.L431]-7" office:value-type="string" office:string-value="" calcext:value-type="error">
            <text:p>#NV</text:p>
          </table:table-cell>
          <table:table-cell table:style-name="ce14" table:formula="of:=COM.MICROSOFT.IFS([.E431]=[$Konventionen.$C$2];[.J431]+[$Konventionen.$E$2];[.E431]=[$Konventionen.$C$3];[.J4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1]&lt;=[.N431];[.L431]&gt;=[.N431]);IF([.K431]&lt;=[.N4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2]);#NULL!;IF(ISBLANK([.I432]);ORG.OPENOFFICE.YEARS([.C432];TODAY();0);ORG.OPENOFFICE.YEARS([.C432];[.I4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2]);COM.MICROSOFT.IFS([.E432]=[$Konventionen.$C$2];[.G432]+[$Konventionen.$D$2];[.E432]=[$Konventionen.$C$3];[.G432]+[$Konventionen.$D$3]); COM.MICROSOFT.IFS([.E432]=[$Konventionen.$C$2];[.I432]+[$Konventionen.$D$2];[.E432]=[$Konventionen.$C$3];[.I432]+[$Konventionen.$D$3]))" office:value-type="string" office:string-value="" calcext:value-type="error">
            <text:p>#NV</text:p>
          </table:table-cell>
          <table:table-cell table:style-name="ce14" table:formula="of:=[.L432]-7" office:value-type="string" office:string-value="" calcext:value-type="error">
            <text:p>#NV</text:p>
          </table:table-cell>
          <table:table-cell table:style-name="ce14" table:formula="of:=COM.MICROSOFT.IFS([.E432]=[$Konventionen.$C$2];[.J432]+[$Konventionen.$E$2];[.E432]=[$Konventionen.$C$3];[.J4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2]&lt;=[.N432];[.L432]&gt;=[.N432]);IF([.K432]&lt;=[.N4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3]);#NULL!;IF(ISBLANK([.I433]);ORG.OPENOFFICE.YEARS([.C433];TODAY();0);ORG.OPENOFFICE.YEARS([.C433];[.I4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3]);COM.MICROSOFT.IFS([.E433]=[$Konventionen.$C$2];[.G433]+[$Konventionen.$D$2];[.E433]=[$Konventionen.$C$3];[.G433]+[$Konventionen.$D$3]); COM.MICROSOFT.IFS([.E433]=[$Konventionen.$C$2];[.I433]+[$Konventionen.$D$2];[.E433]=[$Konventionen.$C$3];[.I433]+[$Konventionen.$D$3]))" office:value-type="string" office:string-value="" calcext:value-type="error">
            <text:p>#NV</text:p>
          </table:table-cell>
          <table:table-cell table:style-name="ce14" table:formula="of:=[.L433]-7" office:value-type="string" office:string-value="" calcext:value-type="error">
            <text:p>#NV</text:p>
          </table:table-cell>
          <table:table-cell table:style-name="ce14" table:formula="of:=COM.MICROSOFT.IFS([.E433]=[$Konventionen.$C$2];[.J433]+[$Konventionen.$E$2];[.E433]=[$Konventionen.$C$3];[.J4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3]&lt;=[.N433];[.L433]&gt;=[.N433]);IF([.K433]&lt;=[.N4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4]);#NULL!;IF(ISBLANK([.I434]);ORG.OPENOFFICE.YEARS([.C434];TODAY();0);ORG.OPENOFFICE.YEARS([.C434];[.I4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4]);COM.MICROSOFT.IFS([.E434]=[$Konventionen.$C$2];[.G434]+[$Konventionen.$D$2];[.E434]=[$Konventionen.$C$3];[.G434]+[$Konventionen.$D$3]); COM.MICROSOFT.IFS([.E434]=[$Konventionen.$C$2];[.I434]+[$Konventionen.$D$2];[.E434]=[$Konventionen.$C$3];[.I434]+[$Konventionen.$D$3]))" office:value-type="string" office:string-value="" calcext:value-type="error">
            <text:p>#NV</text:p>
          </table:table-cell>
          <table:table-cell table:style-name="ce14" table:formula="of:=[.L434]-7" office:value-type="string" office:string-value="" calcext:value-type="error">
            <text:p>#NV</text:p>
          </table:table-cell>
          <table:table-cell table:style-name="ce14" table:formula="of:=COM.MICROSOFT.IFS([.E434]=[$Konventionen.$C$2];[.J434]+[$Konventionen.$E$2];[.E434]=[$Konventionen.$C$3];[.J4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4]&lt;=[.N434];[.L434]&gt;=[.N434]);IF([.K434]&lt;=[.N4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5]);#NULL!;IF(ISBLANK([.I435]);ORG.OPENOFFICE.YEARS([.C435];TODAY();0);ORG.OPENOFFICE.YEARS([.C435];[.I4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5]);COM.MICROSOFT.IFS([.E435]=[$Konventionen.$C$2];[.G435]+[$Konventionen.$D$2];[.E435]=[$Konventionen.$C$3];[.G435]+[$Konventionen.$D$3]); COM.MICROSOFT.IFS([.E435]=[$Konventionen.$C$2];[.I435]+[$Konventionen.$D$2];[.E435]=[$Konventionen.$C$3];[.I435]+[$Konventionen.$D$3]))" office:value-type="string" office:string-value="" calcext:value-type="error">
            <text:p>#NV</text:p>
          </table:table-cell>
          <table:table-cell table:style-name="ce14" table:formula="of:=[.L435]-7" office:value-type="string" office:string-value="" calcext:value-type="error">
            <text:p>#NV</text:p>
          </table:table-cell>
          <table:table-cell table:style-name="ce14" table:formula="of:=COM.MICROSOFT.IFS([.E435]=[$Konventionen.$C$2];[.J435]+[$Konventionen.$E$2];[.E435]=[$Konventionen.$C$3];[.J4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5]&lt;=[.N435];[.L435]&gt;=[.N435]);IF([.K435]&lt;=[.N4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6]);#NULL!;IF(ISBLANK([.I436]);ORG.OPENOFFICE.YEARS([.C436];TODAY();0);ORG.OPENOFFICE.YEARS([.C436];[.I4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6]);COM.MICROSOFT.IFS([.E436]=[$Konventionen.$C$2];[.G436]+[$Konventionen.$D$2];[.E436]=[$Konventionen.$C$3];[.G436]+[$Konventionen.$D$3]); COM.MICROSOFT.IFS([.E436]=[$Konventionen.$C$2];[.I436]+[$Konventionen.$D$2];[.E436]=[$Konventionen.$C$3];[.I436]+[$Konventionen.$D$3]))" office:value-type="string" office:string-value="" calcext:value-type="error">
            <text:p>#NV</text:p>
          </table:table-cell>
          <table:table-cell table:style-name="ce14" table:formula="of:=[.L436]-7" office:value-type="string" office:string-value="" calcext:value-type="error">
            <text:p>#NV</text:p>
          </table:table-cell>
          <table:table-cell table:style-name="ce14" table:formula="of:=COM.MICROSOFT.IFS([.E436]=[$Konventionen.$C$2];[.J436]+[$Konventionen.$E$2];[.E436]=[$Konventionen.$C$3];[.J4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6]&lt;=[.N436];[.L436]&gt;=[.N436]);IF([.K436]&lt;=[.N4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7]);#NULL!;IF(ISBLANK([.I437]);ORG.OPENOFFICE.YEARS([.C437];TODAY();0);ORG.OPENOFFICE.YEARS([.C437];[.I4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7]);COM.MICROSOFT.IFS([.E437]=[$Konventionen.$C$2];[.G437]+[$Konventionen.$D$2];[.E437]=[$Konventionen.$C$3];[.G437]+[$Konventionen.$D$3]); COM.MICROSOFT.IFS([.E437]=[$Konventionen.$C$2];[.I437]+[$Konventionen.$D$2];[.E437]=[$Konventionen.$C$3];[.I437]+[$Konventionen.$D$3]))" office:value-type="string" office:string-value="" calcext:value-type="error">
            <text:p>#NV</text:p>
          </table:table-cell>
          <table:table-cell table:style-name="ce14" table:formula="of:=[.L437]-7" office:value-type="string" office:string-value="" calcext:value-type="error">
            <text:p>#NV</text:p>
          </table:table-cell>
          <table:table-cell table:style-name="ce14" table:formula="of:=COM.MICROSOFT.IFS([.E437]=[$Konventionen.$C$2];[.J437]+[$Konventionen.$E$2];[.E437]=[$Konventionen.$C$3];[.J4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7]&lt;=[.N437];[.L437]&gt;=[.N437]);IF([.K437]&lt;=[.N4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8]);#NULL!;IF(ISBLANK([.I438]);ORG.OPENOFFICE.YEARS([.C438];TODAY();0);ORG.OPENOFFICE.YEARS([.C438];[.I4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8]);COM.MICROSOFT.IFS([.E438]=[$Konventionen.$C$2];[.G438]+[$Konventionen.$D$2];[.E438]=[$Konventionen.$C$3];[.G438]+[$Konventionen.$D$3]); COM.MICROSOFT.IFS([.E438]=[$Konventionen.$C$2];[.I438]+[$Konventionen.$D$2];[.E438]=[$Konventionen.$C$3];[.I438]+[$Konventionen.$D$3]))" office:value-type="string" office:string-value="" calcext:value-type="error">
            <text:p>#NV</text:p>
          </table:table-cell>
          <table:table-cell table:style-name="ce14" table:formula="of:=[.L438]-7" office:value-type="string" office:string-value="" calcext:value-type="error">
            <text:p>#NV</text:p>
          </table:table-cell>
          <table:table-cell table:style-name="ce14" table:formula="of:=COM.MICROSOFT.IFS([.E438]=[$Konventionen.$C$2];[.J438]+[$Konventionen.$E$2];[.E438]=[$Konventionen.$C$3];[.J4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8]&lt;=[.N438];[.L438]&gt;=[.N438]);IF([.K438]&lt;=[.N4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9]);#NULL!;IF(ISBLANK([.I439]);ORG.OPENOFFICE.YEARS([.C439];TODAY();0);ORG.OPENOFFICE.YEARS([.C439];[.I4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9]);COM.MICROSOFT.IFS([.E439]=[$Konventionen.$C$2];[.G439]+[$Konventionen.$D$2];[.E439]=[$Konventionen.$C$3];[.G439]+[$Konventionen.$D$3]); COM.MICROSOFT.IFS([.E439]=[$Konventionen.$C$2];[.I439]+[$Konventionen.$D$2];[.E439]=[$Konventionen.$C$3];[.I439]+[$Konventionen.$D$3]))" office:value-type="string" office:string-value="" calcext:value-type="error">
            <text:p>#NV</text:p>
          </table:table-cell>
          <table:table-cell table:style-name="ce14" table:formula="of:=[.L439]-7" office:value-type="string" office:string-value="" calcext:value-type="error">
            <text:p>#NV</text:p>
          </table:table-cell>
          <table:table-cell table:style-name="ce14" table:formula="of:=COM.MICROSOFT.IFS([.E439]=[$Konventionen.$C$2];[.J439]+[$Konventionen.$E$2];[.E439]=[$Konventionen.$C$3];[.J4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9]&lt;=[.N439];[.L439]&gt;=[.N439]);IF([.K439]&lt;=[.N4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0]);#NULL!;IF(ISBLANK([.I440]);ORG.OPENOFFICE.YEARS([.C440];TODAY();0);ORG.OPENOFFICE.YEARS([.C440];[.I4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0]);COM.MICROSOFT.IFS([.E440]=[$Konventionen.$C$2];[.G440]+[$Konventionen.$D$2];[.E440]=[$Konventionen.$C$3];[.G440]+[$Konventionen.$D$3]); COM.MICROSOFT.IFS([.E440]=[$Konventionen.$C$2];[.I440]+[$Konventionen.$D$2];[.E440]=[$Konventionen.$C$3];[.I440]+[$Konventionen.$D$3]))" office:value-type="string" office:string-value="" calcext:value-type="error">
            <text:p>#NV</text:p>
          </table:table-cell>
          <table:table-cell table:style-name="ce14" table:formula="of:=[.L440]-7" office:value-type="string" office:string-value="" calcext:value-type="error">
            <text:p>#NV</text:p>
          </table:table-cell>
          <table:table-cell table:style-name="ce14" table:formula="of:=COM.MICROSOFT.IFS([.E440]=[$Konventionen.$C$2];[.J440]+[$Konventionen.$E$2];[.E440]=[$Konventionen.$C$3];[.J4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0]&lt;=[.N440];[.L440]&gt;=[.N440]);IF([.K440]&lt;=[.N4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1]);#NULL!;IF(ISBLANK([.I441]);ORG.OPENOFFICE.YEARS([.C441];TODAY();0);ORG.OPENOFFICE.YEARS([.C441];[.I4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1]);COM.MICROSOFT.IFS([.E441]=[$Konventionen.$C$2];[.G441]+[$Konventionen.$D$2];[.E441]=[$Konventionen.$C$3];[.G441]+[$Konventionen.$D$3]); COM.MICROSOFT.IFS([.E441]=[$Konventionen.$C$2];[.I441]+[$Konventionen.$D$2];[.E441]=[$Konventionen.$C$3];[.I441]+[$Konventionen.$D$3]))" office:value-type="string" office:string-value="" calcext:value-type="error">
            <text:p>#NV</text:p>
          </table:table-cell>
          <table:table-cell table:style-name="ce14" table:formula="of:=[.L441]-7" office:value-type="string" office:string-value="" calcext:value-type="error">
            <text:p>#NV</text:p>
          </table:table-cell>
          <table:table-cell table:style-name="ce14" table:formula="of:=COM.MICROSOFT.IFS([.E441]=[$Konventionen.$C$2];[.J441]+[$Konventionen.$E$2];[.E441]=[$Konventionen.$C$3];[.J4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1]&lt;=[.N441];[.L441]&gt;=[.N441]);IF([.K441]&lt;=[.N4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2]);#NULL!;IF(ISBLANK([.I442]);ORG.OPENOFFICE.YEARS([.C442];TODAY();0);ORG.OPENOFFICE.YEARS([.C442];[.I4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2]);COM.MICROSOFT.IFS([.E442]=[$Konventionen.$C$2];[.G442]+[$Konventionen.$D$2];[.E442]=[$Konventionen.$C$3];[.G442]+[$Konventionen.$D$3]); COM.MICROSOFT.IFS([.E442]=[$Konventionen.$C$2];[.I442]+[$Konventionen.$D$2];[.E442]=[$Konventionen.$C$3];[.I442]+[$Konventionen.$D$3]))" office:value-type="string" office:string-value="" calcext:value-type="error">
            <text:p>#NV</text:p>
          </table:table-cell>
          <table:table-cell table:style-name="ce14" table:formula="of:=[.L442]-7" office:value-type="string" office:string-value="" calcext:value-type="error">
            <text:p>#NV</text:p>
          </table:table-cell>
          <table:table-cell table:style-name="ce14" table:formula="of:=COM.MICROSOFT.IFS([.E442]=[$Konventionen.$C$2];[.J442]+[$Konventionen.$E$2];[.E442]=[$Konventionen.$C$3];[.J4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2]&lt;=[.N442];[.L442]&gt;=[.N442]);IF([.K442]&lt;=[.N4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3]);#NULL!;IF(ISBLANK([.I443]);ORG.OPENOFFICE.YEARS([.C443];TODAY();0);ORG.OPENOFFICE.YEARS([.C443];[.I4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3]);COM.MICROSOFT.IFS([.E443]=[$Konventionen.$C$2];[.G443]+[$Konventionen.$D$2];[.E443]=[$Konventionen.$C$3];[.G443]+[$Konventionen.$D$3]); COM.MICROSOFT.IFS([.E443]=[$Konventionen.$C$2];[.I443]+[$Konventionen.$D$2];[.E443]=[$Konventionen.$C$3];[.I443]+[$Konventionen.$D$3]))" office:value-type="string" office:string-value="" calcext:value-type="error">
            <text:p>#NV</text:p>
          </table:table-cell>
          <table:table-cell table:style-name="ce14" table:formula="of:=[.L443]-7" office:value-type="string" office:string-value="" calcext:value-type="error">
            <text:p>#NV</text:p>
          </table:table-cell>
          <table:table-cell table:style-name="ce14" table:formula="of:=COM.MICROSOFT.IFS([.E443]=[$Konventionen.$C$2];[.J443]+[$Konventionen.$E$2];[.E443]=[$Konventionen.$C$3];[.J4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3]&lt;=[.N443];[.L443]&gt;=[.N443]);IF([.K443]&lt;=[.N4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4]);#NULL!;IF(ISBLANK([.I444]);ORG.OPENOFFICE.YEARS([.C444];TODAY();0);ORG.OPENOFFICE.YEARS([.C444];[.I4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4]);COM.MICROSOFT.IFS([.E444]=[$Konventionen.$C$2];[.G444]+[$Konventionen.$D$2];[.E444]=[$Konventionen.$C$3];[.G444]+[$Konventionen.$D$3]); COM.MICROSOFT.IFS([.E444]=[$Konventionen.$C$2];[.I444]+[$Konventionen.$D$2];[.E444]=[$Konventionen.$C$3];[.I444]+[$Konventionen.$D$3]))" office:value-type="string" office:string-value="" calcext:value-type="error">
            <text:p>#NV</text:p>
          </table:table-cell>
          <table:table-cell table:style-name="ce14" table:formula="of:=[.L444]-7" office:value-type="string" office:string-value="" calcext:value-type="error">
            <text:p>#NV</text:p>
          </table:table-cell>
          <table:table-cell table:style-name="ce14" table:formula="of:=COM.MICROSOFT.IFS([.E444]=[$Konventionen.$C$2];[.J444]+[$Konventionen.$E$2];[.E444]=[$Konventionen.$C$3];[.J4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4]&lt;=[.N444];[.L444]&gt;=[.N444]);IF([.K444]&lt;=[.N4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5]);#NULL!;IF(ISBLANK([.I445]);ORG.OPENOFFICE.YEARS([.C445];TODAY();0);ORG.OPENOFFICE.YEARS([.C445];[.I4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5]);COM.MICROSOFT.IFS([.E445]=[$Konventionen.$C$2];[.G445]+[$Konventionen.$D$2];[.E445]=[$Konventionen.$C$3];[.G445]+[$Konventionen.$D$3]); COM.MICROSOFT.IFS([.E445]=[$Konventionen.$C$2];[.I445]+[$Konventionen.$D$2];[.E445]=[$Konventionen.$C$3];[.I445]+[$Konventionen.$D$3]))" office:value-type="string" office:string-value="" calcext:value-type="error">
            <text:p>#NV</text:p>
          </table:table-cell>
          <table:table-cell table:style-name="ce14" table:formula="of:=[.L445]-7" office:value-type="string" office:string-value="" calcext:value-type="error">
            <text:p>#NV</text:p>
          </table:table-cell>
          <table:table-cell table:style-name="ce14" table:formula="of:=COM.MICROSOFT.IFS([.E445]=[$Konventionen.$C$2];[.J445]+[$Konventionen.$E$2];[.E445]=[$Konventionen.$C$3];[.J4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5]&lt;=[.N445];[.L445]&gt;=[.N445]);IF([.K445]&lt;=[.N4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6]);#NULL!;IF(ISBLANK([.I446]);ORG.OPENOFFICE.YEARS([.C446];TODAY();0);ORG.OPENOFFICE.YEARS([.C446];[.I4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6]);COM.MICROSOFT.IFS([.E446]=[$Konventionen.$C$2];[.G446]+[$Konventionen.$D$2];[.E446]=[$Konventionen.$C$3];[.G446]+[$Konventionen.$D$3]); COM.MICROSOFT.IFS([.E446]=[$Konventionen.$C$2];[.I446]+[$Konventionen.$D$2];[.E446]=[$Konventionen.$C$3];[.I446]+[$Konventionen.$D$3]))" office:value-type="string" office:string-value="" calcext:value-type="error">
            <text:p>#NV</text:p>
          </table:table-cell>
          <table:table-cell table:style-name="ce14" table:formula="of:=[.L446]-7" office:value-type="string" office:string-value="" calcext:value-type="error">
            <text:p>#NV</text:p>
          </table:table-cell>
          <table:table-cell table:style-name="ce14" table:formula="of:=COM.MICROSOFT.IFS([.E446]=[$Konventionen.$C$2];[.J446]+[$Konventionen.$E$2];[.E446]=[$Konventionen.$C$3];[.J4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6]&lt;=[.N446];[.L446]&gt;=[.N446]);IF([.K446]&lt;=[.N4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7]);#NULL!;IF(ISBLANK([.I447]);ORG.OPENOFFICE.YEARS([.C447];TODAY();0);ORG.OPENOFFICE.YEARS([.C447];[.I4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7]);COM.MICROSOFT.IFS([.E447]=[$Konventionen.$C$2];[.G447]+[$Konventionen.$D$2];[.E447]=[$Konventionen.$C$3];[.G447]+[$Konventionen.$D$3]); COM.MICROSOFT.IFS([.E447]=[$Konventionen.$C$2];[.I447]+[$Konventionen.$D$2];[.E447]=[$Konventionen.$C$3];[.I447]+[$Konventionen.$D$3]))" office:value-type="string" office:string-value="" calcext:value-type="error">
            <text:p>#NV</text:p>
          </table:table-cell>
          <table:table-cell table:style-name="ce14" table:formula="of:=[.L447]-7" office:value-type="string" office:string-value="" calcext:value-type="error">
            <text:p>#NV</text:p>
          </table:table-cell>
          <table:table-cell table:style-name="ce14" table:formula="of:=COM.MICROSOFT.IFS([.E447]=[$Konventionen.$C$2];[.J447]+[$Konventionen.$E$2];[.E447]=[$Konventionen.$C$3];[.J4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7]&lt;=[.N447];[.L447]&gt;=[.N447]);IF([.K447]&lt;=[.N4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8]);#NULL!;IF(ISBLANK([.I448]);ORG.OPENOFFICE.YEARS([.C448];TODAY();0);ORG.OPENOFFICE.YEARS([.C448];[.I4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8]);COM.MICROSOFT.IFS([.E448]=[$Konventionen.$C$2];[.G448]+[$Konventionen.$D$2];[.E448]=[$Konventionen.$C$3];[.G448]+[$Konventionen.$D$3]); COM.MICROSOFT.IFS([.E448]=[$Konventionen.$C$2];[.I448]+[$Konventionen.$D$2];[.E448]=[$Konventionen.$C$3];[.I448]+[$Konventionen.$D$3]))" office:value-type="string" office:string-value="" calcext:value-type="error">
            <text:p>#NV</text:p>
          </table:table-cell>
          <table:table-cell table:style-name="ce14" table:formula="of:=[.L448]-7" office:value-type="string" office:string-value="" calcext:value-type="error">
            <text:p>#NV</text:p>
          </table:table-cell>
          <table:table-cell table:style-name="ce14" table:formula="of:=COM.MICROSOFT.IFS([.E448]=[$Konventionen.$C$2];[.J448]+[$Konventionen.$E$2];[.E448]=[$Konventionen.$C$3];[.J4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8]&lt;=[.N448];[.L448]&gt;=[.N448]);IF([.K448]&lt;=[.N4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9]);#NULL!;IF(ISBLANK([.I449]);ORG.OPENOFFICE.YEARS([.C449];TODAY();0);ORG.OPENOFFICE.YEARS([.C449];[.I4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9]);COM.MICROSOFT.IFS([.E449]=[$Konventionen.$C$2];[.G449]+[$Konventionen.$D$2];[.E449]=[$Konventionen.$C$3];[.G449]+[$Konventionen.$D$3]); COM.MICROSOFT.IFS([.E449]=[$Konventionen.$C$2];[.I449]+[$Konventionen.$D$2];[.E449]=[$Konventionen.$C$3];[.I449]+[$Konventionen.$D$3]))" office:value-type="string" office:string-value="" calcext:value-type="error">
            <text:p>#NV</text:p>
          </table:table-cell>
          <table:table-cell table:style-name="ce14" table:formula="of:=[.L449]-7" office:value-type="string" office:string-value="" calcext:value-type="error">
            <text:p>#NV</text:p>
          </table:table-cell>
          <table:table-cell table:style-name="ce14" table:formula="of:=COM.MICROSOFT.IFS([.E449]=[$Konventionen.$C$2];[.J449]+[$Konventionen.$E$2];[.E449]=[$Konventionen.$C$3];[.J4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9]&lt;=[.N449];[.L449]&gt;=[.N449]);IF([.K449]&lt;=[.N4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0]);#NULL!;IF(ISBLANK([.I450]);ORG.OPENOFFICE.YEARS([.C450];TODAY();0);ORG.OPENOFFICE.YEARS([.C450];[.I4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0]);COM.MICROSOFT.IFS([.E450]=[$Konventionen.$C$2];[.G450]+[$Konventionen.$D$2];[.E450]=[$Konventionen.$C$3];[.G450]+[$Konventionen.$D$3]); COM.MICROSOFT.IFS([.E450]=[$Konventionen.$C$2];[.I450]+[$Konventionen.$D$2];[.E450]=[$Konventionen.$C$3];[.I450]+[$Konventionen.$D$3]))" office:value-type="string" office:string-value="" calcext:value-type="error">
            <text:p>#NV</text:p>
          </table:table-cell>
          <table:table-cell table:style-name="ce14" table:formula="of:=[.L450]-7" office:value-type="string" office:string-value="" calcext:value-type="error">
            <text:p>#NV</text:p>
          </table:table-cell>
          <table:table-cell table:style-name="ce14" table:formula="of:=COM.MICROSOFT.IFS([.E450]=[$Konventionen.$C$2];[.J450]+[$Konventionen.$E$2];[.E450]=[$Konventionen.$C$3];[.J4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0]&lt;=[.N450];[.L450]&gt;=[.N450]);IF([.K450]&lt;=[.N4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1]);#NULL!;IF(ISBLANK([.I451]);ORG.OPENOFFICE.YEARS([.C451];TODAY();0);ORG.OPENOFFICE.YEARS([.C451];[.I4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1]);COM.MICROSOFT.IFS([.E451]=[$Konventionen.$C$2];[.G451]+[$Konventionen.$D$2];[.E451]=[$Konventionen.$C$3];[.G451]+[$Konventionen.$D$3]); COM.MICROSOFT.IFS([.E451]=[$Konventionen.$C$2];[.I451]+[$Konventionen.$D$2];[.E451]=[$Konventionen.$C$3];[.I451]+[$Konventionen.$D$3]))" office:value-type="string" office:string-value="" calcext:value-type="error">
            <text:p>#NV</text:p>
          </table:table-cell>
          <table:table-cell table:style-name="ce14" table:formula="of:=[.L451]-7" office:value-type="string" office:string-value="" calcext:value-type="error">
            <text:p>#NV</text:p>
          </table:table-cell>
          <table:table-cell table:style-name="ce14" table:formula="of:=COM.MICROSOFT.IFS([.E451]=[$Konventionen.$C$2];[.J451]+[$Konventionen.$E$2];[.E451]=[$Konventionen.$C$3];[.J4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1]&lt;=[.N451];[.L451]&gt;=[.N451]);IF([.K451]&lt;=[.N4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2]);#NULL!;IF(ISBLANK([.I452]);ORG.OPENOFFICE.YEARS([.C452];TODAY();0);ORG.OPENOFFICE.YEARS([.C452];[.I4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2]);COM.MICROSOFT.IFS([.E452]=[$Konventionen.$C$2];[.G452]+[$Konventionen.$D$2];[.E452]=[$Konventionen.$C$3];[.G452]+[$Konventionen.$D$3]); COM.MICROSOFT.IFS([.E452]=[$Konventionen.$C$2];[.I452]+[$Konventionen.$D$2];[.E452]=[$Konventionen.$C$3];[.I452]+[$Konventionen.$D$3]))" office:value-type="string" office:string-value="" calcext:value-type="error">
            <text:p>#NV</text:p>
          </table:table-cell>
          <table:table-cell table:style-name="ce14" table:formula="of:=[.L452]-7" office:value-type="string" office:string-value="" calcext:value-type="error">
            <text:p>#NV</text:p>
          </table:table-cell>
          <table:table-cell table:style-name="ce14" table:formula="of:=COM.MICROSOFT.IFS([.E452]=[$Konventionen.$C$2];[.J452]+[$Konventionen.$E$2];[.E452]=[$Konventionen.$C$3];[.J4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2]&lt;=[.N452];[.L452]&gt;=[.N452]);IF([.K452]&lt;=[.N4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3]);#NULL!;IF(ISBLANK([.I453]);ORG.OPENOFFICE.YEARS([.C453];TODAY();0);ORG.OPENOFFICE.YEARS([.C453];[.I4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3]);COM.MICROSOFT.IFS([.E453]=[$Konventionen.$C$2];[.G453]+[$Konventionen.$D$2];[.E453]=[$Konventionen.$C$3];[.G453]+[$Konventionen.$D$3]); COM.MICROSOFT.IFS([.E453]=[$Konventionen.$C$2];[.I453]+[$Konventionen.$D$2];[.E453]=[$Konventionen.$C$3];[.I453]+[$Konventionen.$D$3]))" office:value-type="string" office:string-value="" calcext:value-type="error">
            <text:p>#NV</text:p>
          </table:table-cell>
          <table:table-cell table:style-name="ce14" table:formula="of:=[.L453]-7" office:value-type="string" office:string-value="" calcext:value-type="error">
            <text:p>#NV</text:p>
          </table:table-cell>
          <table:table-cell table:style-name="ce14" table:formula="of:=COM.MICROSOFT.IFS([.E453]=[$Konventionen.$C$2];[.J453]+[$Konventionen.$E$2];[.E453]=[$Konventionen.$C$3];[.J4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3]&lt;=[.N453];[.L453]&gt;=[.N453]);IF([.K453]&lt;=[.N4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4]);#NULL!;IF(ISBLANK([.I454]);ORG.OPENOFFICE.YEARS([.C454];TODAY();0);ORG.OPENOFFICE.YEARS([.C454];[.I4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4]);COM.MICROSOFT.IFS([.E454]=[$Konventionen.$C$2];[.G454]+[$Konventionen.$D$2];[.E454]=[$Konventionen.$C$3];[.G454]+[$Konventionen.$D$3]); COM.MICROSOFT.IFS([.E454]=[$Konventionen.$C$2];[.I454]+[$Konventionen.$D$2];[.E454]=[$Konventionen.$C$3];[.I454]+[$Konventionen.$D$3]))" office:value-type="string" office:string-value="" calcext:value-type="error">
            <text:p>#NV</text:p>
          </table:table-cell>
          <table:table-cell table:style-name="ce14" table:formula="of:=[.L454]-7" office:value-type="string" office:string-value="" calcext:value-type="error">
            <text:p>#NV</text:p>
          </table:table-cell>
          <table:table-cell table:style-name="ce14" table:formula="of:=COM.MICROSOFT.IFS([.E454]=[$Konventionen.$C$2];[.J454]+[$Konventionen.$E$2];[.E454]=[$Konventionen.$C$3];[.J4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4]&lt;=[.N454];[.L454]&gt;=[.N454]);IF([.K454]&lt;=[.N4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5]);#NULL!;IF(ISBLANK([.I455]);ORG.OPENOFFICE.YEARS([.C455];TODAY();0);ORG.OPENOFFICE.YEARS([.C455];[.I4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5]);COM.MICROSOFT.IFS([.E455]=[$Konventionen.$C$2];[.G455]+[$Konventionen.$D$2];[.E455]=[$Konventionen.$C$3];[.G455]+[$Konventionen.$D$3]); COM.MICROSOFT.IFS([.E455]=[$Konventionen.$C$2];[.I455]+[$Konventionen.$D$2];[.E455]=[$Konventionen.$C$3];[.I455]+[$Konventionen.$D$3]))" office:value-type="string" office:string-value="" calcext:value-type="error">
            <text:p>#NV</text:p>
          </table:table-cell>
          <table:table-cell table:style-name="ce14" table:formula="of:=[.L455]-7" office:value-type="string" office:string-value="" calcext:value-type="error">
            <text:p>#NV</text:p>
          </table:table-cell>
          <table:table-cell table:style-name="ce14" table:formula="of:=COM.MICROSOFT.IFS([.E455]=[$Konventionen.$C$2];[.J455]+[$Konventionen.$E$2];[.E455]=[$Konventionen.$C$3];[.J4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5]&lt;=[.N455];[.L455]&gt;=[.N455]);IF([.K455]&lt;=[.N4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6]);#NULL!;IF(ISBLANK([.I456]);ORG.OPENOFFICE.YEARS([.C456];TODAY();0);ORG.OPENOFFICE.YEARS([.C456];[.I4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6]);COM.MICROSOFT.IFS([.E456]=[$Konventionen.$C$2];[.G456]+[$Konventionen.$D$2];[.E456]=[$Konventionen.$C$3];[.G456]+[$Konventionen.$D$3]); COM.MICROSOFT.IFS([.E456]=[$Konventionen.$C$2];[.I456]+[$Konventionen.$D$2];[.E456]=[$Konventionen.$C$3];[.I456]+[$Konventionen.$D$3]))" office:value-type="string" office:string-value="" calcext:value-type="error">
            <text:p>#NV</text:p>
          </table:table-cell>
          <table:table-cell table:style-name="ce14" table:formula="of:=[.L456]-7" office:value-type="string" office:string-value="" calcext:value-type="error">
            <text:p>#NV</text:p>
          </table:table-cell>
          <table:table-cell table:style-name="ce14" table:formula="of:=COM.MICROSOFT.IFS([.E456]=[$Konventionen.$C$2];[.J456]+[$Konventionen.$E$2];[.E456]=[$Konventionen.$C$3];[.J4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6]&lt;=[.N456];[.L456]&gt;=[.N456]);IF([.K456]&lt;=[.N4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7]);#NULL!;IF(ISBLANK([.I457]);ORG.OPENOFFICE.YEARS([.C457];TODAY();0);ORG.OPENOFFICE.YEARS([.C457];[.I4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7]);COM.MICROSOFT.IFS([.E457]=[$Konventionen.$C$2];[.G457]+[$Konventionen.$D$2];[.E457]=[$Konventionen.$C$3];[.G457]+[$Konventionen.$D$3]); COM.MICROSOFT.IFS([.E457]=[$Konventionen.$C$2];[.I457]+[$Konventionen.$D$2];[.E457]=[$Konventionen.$C$3];[.I457]+[$Konventionen.$D$3]))" office:value-type="string" office:string-value="" calcext:value-type="error">
            <text:p>#NV</text:p>
          </table:table-cell>
          <table:table-cell table:style-name="ce14" table:formula="of:=[.L457]-7" office:value-type="string" office:string-value="" calcext:value-type="error">
            <text:p>#NV</text:p>
          </table:table-cell>
          <table:table-cell table:style-name="ce14" table:formula="of:=COM.MICROSOFT.IFS([.E457]=[$Konventionen.$C$2];[.J457]+[$Konventionen.$E$2];[.E457]=[$Konventionen.$C$3];[.J4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7]&lt;=[.N457];[.L457]&gt;=[.N457]);IF([.K457]&lt;=[.N4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8]);#NULL!;IF(ISBLANK([.I458]);ORG.OPENOFFICE.YEARS([.C458];TODAY();0);ORG.OPENOFFICE.YEARS([.C458];[.I4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8]);COM.MICROSOFT.IFS([.E458]=[$Konventionen.$C$2];[.G458]+[$Konventionen.$D$2];[.E458]=[$Konventionen.$C$3];[.G458]+[$Konventionen.$D$3]); COM.MICROSOFT.IFS([.E458]=[$Konventionen.$C$2];[.I458]+[$Konventionen.$D$2];[.E458]=[$Konventionen.$C$3];[.I458]+[$Konventionen.$D$3]))" office:value-type="string" office:string-value="" calcext:value-type="error">
            <text:p>#NV</text:p>
          </table:table-cell>
          <table:table-cell table:style-name="ce14" table:formula="of:=[.L458]-7" office:value-type="string" office:string-value="" calcext:value-type="error">
            <text:p>#NV</text:p>
          </table:table-cell>
          <table:table-cell table:style-name="ce14" table:formula="of:=COM.MICROSOFT.IFS([.E458]=[$Konventionen.$C$2];[.J458]+[$Konventionen.$E$2];[.E458]=[$Konventionen.$C$3];[.J4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8]&lt;=[.N458];[.L458]&gt;=[.N458]);IF([.K458]&lt;=[.N4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9]);#NULL!;IF(ISBLANK([.I459]);ORG.OPENOFFICE.YEARS([.C459];TODAY();0);ORG.OPENOFFICE.YEARS([.C459];[.I4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9]);COM.MICROSOFT.IFS([.E459]=[$Konventionen.$C$2];[.G459]+[$Konventionen.$D$2];[.E459]=[$Konventionen.$C$3];[.G459]+[$Konventionen.$D$3]); COM.MICROSOFT.IFS([.E459]=[$Konventionen.$C$2];[.I459]+[$Konventionen.$D$2];[.E459]=[$Konventionen.$C$3];[.I459]+[$Konventionen.$D$3]))" office:value-type="string" office:string-value="" calcext:value-type="error">
            <text:p>#NV</text:p>
          </table:table-cell>
          <table:table-cell table:style-name="ce14" table:formula="of:=[.L459]-7" office:value-type="string" office:string-value="" calcext:value-type="error">
            <text:p>#NV</text:p>
          </table:table-cell>
          <table:table-cell table:style-name="ce14" table:formula="of:=COM.MICROSOFT.IFS([.E459]=[$Konventionen.$C$2];[.J459]+[$Konventionen.$E$2];[.E459]=[$Konventionen.$C$3];[.J4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9]&lt;=[.N459];[.L459]&gt;=[.N459]);IF([.K459]&lt;=[.N4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0]);#NULL!;IF(ISBLANK([.I460]);ORG.OPENOFFICE.YEARS([.C460];TODAY();0);ORG.OPENOFFICE.YEARS([.C460];[.I4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0]);COM.MICROSOFT.IFS([.E460]=[$Konventionen.$C$2];[.G460]+[$Konventionen.$D$2];[.E460]=[$Konventionen.$C$3];[.G460]+[$Konventionen.$D$3]); COM.MICROSOFT.IFS([.E460]=[$Konventionen.$C$2];[.I460]+[$Konventionen.$D$2];[.E460]=[$Konventionen.$C$3];[.I460]+[$Konventionen.$D$3]))" office:value-type="string" office:string-value="" calcext:value-type="error">
            <text:p>#NV</text:p>
          </table:table-cell>
          <table:table-cell table:style-name="ce14" table:formula="of:=[.L460]-7" office:value-type="string" office:string-value="" calcext:value-type="error">
            <text:p>#NV</text:p>
          </table:table-cell>
          <table:table-cell table:style-name="ce14" table:formula="of:=COM.MICROSOFT.IFS([.E460]=[$Konventionen.$C$2];[.J460]+[$Konventionen.$E$2];[.E460]=[$Konventionen.$C$3];[.J4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0]&lt;=[.N460];[.L460]&gt;=[.N460]);IF([.K460]&lt;=[.N4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1]);#NULL!;IF(ISBLANK([.I461]);ORG.OPENOFFICE.YEARS([.C461];TODAY();0);ORG.OPENOFFICE.YEARS([.C461];[.I4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1]);COM.MICROSOFT.IFS([.E461]=[$Konventionen.$C$2];[.G461]+[$Konventionen.$D$2];[.E461]=[$Konventionen.$C$3];[.G461]+[$Konventionen.$D$3]); COM.MICROSOFT.IFS([.E461]=[$Konventionen.$C$2];[.I461]+[$Konventionen.$D$2];[.E461]=[$Konventionen.$C$3];[.I461]+[$Konventionen.$D$3]))" office:value-type="string" office:string-value="" calcext:value-type="error">
            <text:p>#NV</text:p>
          </table:table-cell>
          <table:table-cell table:style-name="ce14" table:formula="of:=[.L461]-7" office:value-type="string" office:string-value="" calcext:value-type="error">
            <text:p>#NV</text:p>
          </table:table-cell>
          <table:table-cell table:style-name="ce14" table:formula="of:=COM.MICROSOFT.IFS([.E461]=[$Konventionen.$C$2];[.J461]+[$Konventionen.$E$2];[.E461]=[$Konventionen.$C$3];[.J4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1]&lt;=[.N461];[.L461]&gt;=[.N461]);IF([.K461]&lt;=[.N4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2]);#NULL!;IF(ISBLANK([.I462]);ORG.OPENOFFICE.YEARS([.C462];TODAY();0);ORG.OPENOFFICE.YEARS([.C462];[.I4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2]);COM.MICROSOFT.IFS([.E462]=[$Konventionen.$C$2];[.G462]+[$Konventionen.$D$2];[.E462]=[$Konventionen.$C$3];[.G462]+[$Konventionen.$D$3]); COM.MICROSOFT.IFS([.E462]=[$Konventionen.$C$2];[.I462]+[$Konventionen.$D$2];[.E462]=[$Konventionen.$C$3];[.I462]+[$Konventionen.$D$3]))" office:value-type="string" office:string-value="" calcext:value-type="error">
            <text:p>#NV</text:p>
          </table:table-cell>
          <table:table-cell table:style-name="ce14" table:formula="of:=[.L462]-7" office:value-type="string" office:string-value="" calcext:value-type="error">
            <text:p>#NV</text:p>
          </table:table-cell>
          <table:table-cell table:style-name="ce14" table:formula="of:=COM.MICROSOFT.IFS([.E462]=[$Konventionen.$C$2];[.J462]+[$Konventionen.$E$2];[.E462]=[$Konventionen.$C$3];[.J4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2]&lt;=[.N462];[.L462]&gt;=[.N462]);IF([.K462]&lt;=[.N4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3]);#NULL!;IF(ISBLANK([.I463]);ORG.OPENOFFICE.YEARS([.C463];TODAY();0);ORG.OPENOFFICE.YEARS([.C463];[.I4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3]);COM.MICROSOFT.IFS([.E463]=[$Konventionen.$C$2];[.G463]+[$Konventionen.$D$2];[.E463]=[$Konventionen.$C$3];[.G463]+[$Konventionen.$D$3]); COM.MICROSOFT.IFS([.E463]=[$Konventionen.$C$2];[.I463]+[$Konventionen.$D$2];[.E463]=[$Konventionen.$C$3];[.I463]+[$Konventionen.$D$3]))" office:value-type="string" office:string-value="" calcext:value-type="error">
            <text:p>#NV</text:p>
          </table:table-cell>
          <table:table-cell table:style-name="ce14" table:formula="of:=[.L463]-7" office:value-type="string" office:string-value="" calcext:value-type="error">
            <text:p>#NV</text:p>
          </table:table-cell>
          <table:table-cell table:style-name="ce14" table:formula="of:=COM.MICROSOFT.IFS([.E463]=[$Konventionen.$C$2];[.J463]+[$Konventionen.$E$2];[.E463]=[$Konventionen.$C$3];[.J4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3]&lt;=[.N463];[.L463]&gt;=[.N463]);IF([.K463]&lt;=[.N4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4]);#NULL!;IF(ISBLANK([.I464]);ORG.OPENOFFICE.YEARS([.C464];TODAY();0);ORG.OPENOFFICE.YEARS([.C464];[.I4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4]);COM.MICROSOFT.IFS([.E464]=[$Konventionen.$C$2];[.G464]+[$Konventionen.$D$2];[.E464]=[$Konventionen.$C$3];[.G464]+[$Konventionen.$D$3]); COM.MICROSOFT.IFS([.E464]=[$Konventionen.$C$2];[.I464]+[$Konventionen.$D$2];[.E464]=[$Konventionen.$C$3];[.I464]+[$Konventionen.$D$3]))" office:value-type="string" office:string-value="" calcext:value-type="error">
            <text:p>#NV</text:p>
          </table:table-cell>
          <table:table-cell table:style-name="ce14" table:formula="of:=[.L464]-7" office:value-type="string" office:string-value="" calcext:value-type="error">
            <text:p>#NV</text:p>
          </table:table-cell>
          <table:table-cell table:style-name="ce14" table:formula="of:=COM.MICROSOFT.IFS([.E464]=[$Konventionen.$C$2];[.J464]+[$Konventionen.$E$2];[.E464]=[$Konventionen.$C$3];[.J4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4]&lt;=[.N464];[.L464]&gt;=[.N464]);IF([.K464]&lt;=[.N4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5]);#NULL!;IF(ISBLANK([.I465]);ORG.OPENOFFICE.YEARS([.C465];TODAY();0);ORG.OPENOFFICE.YEARS([.C465];[.I4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5]);COM.MICROSOFT.IFS([.E465]=[$Konventionen.$C$2];[.G465]+[$Konventionen.$D$2];[.E465]=[$Konventionen.$C$3];[.G465]+[$Konventionen.$D$3]); COM.MICROSOFT.IFS([.E465]=[$Konventionen.$C$2];[.I465]+[$Konventionen.$D$2];[.E465]=[$Konventionen.$C$3];[.I465]+[$Konventionen.$D$3]))" office:value-type="string" office:string-value="" calcext:value-type="error">
            <text:p>#NV</text:p>
          </table:table-cell>
          <table:table-cell table:style-name="ce14" table:formula="of:=[.L465]-7" office:value-type="string" office:string-value="" calcext:value-type="error">
            <text:p>#NV</text:p>
          </table:table-cell>
          <table:table-cell table:style-name="ce14" table:formula="of:=COM.MICROSOFT.IFS([.E465]=[$Konventionen.$C$2];[.J465]+[$Konventionen.$E$2];[.E465]=[$Konventionen.$C$3];[.J4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5]&lt;=[.N465];[.L465]&gt;=[.N465]);IF([.K465]&lt;=[.N4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6]);#NULL!;IF(ISBLANK([.I466]);ORG.OPENOFFICE.YEARS([.C466];TODAY();0);ORG.OPENOFFICE.YEARS([.C466];[.I4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6]);COM.MICROSOFT.IFS([.E466]=[$Konventionen.$C$2];[.G466]+[$Konventionen.$D$2];[.E466]=[$Konventionen.$C$3];[.G466]+[$Konventionen.$D$3]); COM.MICROSOFT.IFS([.E466]=[$Konventionen.$C$2];[.I466]+[$Konventionen.$D$2];[.E466]=[$Konventionen.$C$3];[.I466]+[$Konventionen.$D$3]))" office:value-type="string" office:string-value="" calcext:value-type="error">
            <text:p>#NV</text:p>
          </table:table-cell>
          <table:table-cell table:style-name="ce14" table:formula="of:=[.L466]-7" office:value-type="string" office:string-value="" calcext:value-type="error">
            <text:p>#NV</text:p>
          </table:table-cell>
          <table:table-cell table:style-name="ce14" table:formula="of:=COM.MICROSOFT.IFS([.E466]=[$Konventionen.$C$2];[.J466]+[$Konventionen.$E$2];[.E466]=[$Konventionen.$C$3];[.J4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6]&lt;=[.N466];[.L466]&gt;=[.N466]);IF([.K466]&lt;=[.N4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7]);#NULL!;IF(ISBLANK([.I467]);ORG.OPENOFFICE.YEARS([.C467];TODAY();0);ORG.OPENOFFICE.YEARS([.C467];[.I4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7]);COM.MICROSOFT.IFS([.E467]=[$Konventionen.$C$2];[.G467]+[$Konventionen.$D$2];[.E467]=[$Konventionen.$C$3];[.G467]+[$Konventionen.$D$3]); COM.MICROSOFT.IFS([.E467]=[$Konventionen.$C$2];[.I467]+[$Konventionen.$D$2];[.E467]=[$Konventionen.$C$3];[.I467]+[$Konventionen.$D$3]))" office:value-type="string" office:string-value="" calcext:value-type="error">
            <text:p>#NV</text:p>
          </table:table-cell>
          <table:table-cell table:style-name="ce14" table:formula="of:=[.L467]-7" office:value-type="string" office:string-value="" calcext:value-type="error">
            <text:p>#NV</text:p>
          </table:table-cell>
          <table:table-cell table:style-name="ce14" table:formula="of:=COM.MICROSOFT.IFS([.E467]=[$Konventionen.$C$2];[.J467]+[$Konventionen.$E$2];[.E467]=[$Konventionen.$C$3];[.J4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7]&lt;=[.N467];[.L467]&gt;=[.N467]);IF([.K467]&lt;=[.N4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8]);#NULL!;IF(ISBLANK([.I468]);ORG.OPENOFFICE.YEARS([.C468];TODAY();0);ORG.OPENOFFICE.YEARS([.C468];[.I4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8]);COM.MICROSOFT.IFS([.E468]=[$Konventionen.$C$2];[.G468]+[$Konventionen.$D$2];[.E468]=[$Konventionen.$C$3];[.G468]+[$Konventionen.$D$3]); COM.MICROSOFT.IFS([.E468]=[$Konventionen.$C$2];[.I468]+[$Konventionen.$D$2];[.E468]=[$Konventionen.$C$3];[.I468]+[$Konventionen.$D$3]))" office:value-type="string" office:string-value="" calcext:value-type="error">
            <text:p>#NV</text:p>
          </table:table-cell>
          <table:table-cell table:style-name="ce14" table:formula="of:=[.L468]-7" office:value-type="string" office:string-value="" calcext:value-type="error">
            <text:p>#NV</text:p>
          </table:table-cell>
          <table:table-cell table:style-name="ce14" table:formula="of:=COM.MICROSOFT.IFS([.E468]=[$Konventionen.$C$2];[.J468]+[$Konventionen.$E$2];[.E468]=[$Konventionen.$C$3];[.J4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8]&lt;=[.N468];[.L468]&gt;=[.N468]);IF([.K468]&lt;=[.N4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9]);#NULL!;IF(ISBLANK([.I469]);ORG.OPENOFFICE.YEARS([.C469];TODAY();0);ORG.OPENOFFICE.YEARS([.C469];[.I4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9]);COM.MICROSOFT.IFS([.E469]=[$Konventionen.$C$2];[.G469]+[$Konventionen.$D$2];[.E469]=[$Konventionen.$C$3];[.G469]+[$Konventionen.$D$3]); COM.MICROSOFT.IFS([.E469]=[$Konventionen.$C$2];[.I469]+[$Konventionen.$D$2];[.E469]=[$Konventionen.$C$3];[.I469]+[$Konventionen.$D$3]))" office:value-type="string" office:string-value="" calcext:value-type="error">
            <text:p>#NV</text:p>
          </table:table-cell>
          <table:table-cell table:style-name="ce14" table:formula="of:=[.L469]-7" office:value-type="string" office:string-value="" calcext:value-type="error">
            <text:p>#NV</text:p>
          </table:table-cell>
          <table:table-cell table:style-name="ce14" table:formula="of:=COM.MICROSOFT.IFS([.E469]=[$Konventionen.$C$2];[.J469]+[$Konventionen.$E$2];[.E469]=[$Konventionen.$C$3];[.J4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9]&lt;=[.N469];[.L469]&gt;=[.N469]);IF([.K469]&lt;=[.N4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0]);#NULL!;IF(ISBLANK([.I470]);ORG.OPENOFFICE.YEARS([.C470];TODAY();0);ORG.OPENOFFICE.YEARS([.C470];[.I4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0]);COM.MICROSOFT.IFS([.E470]=[$Konventionen.$C$2];[.G470]+[$Konventionen.$D$2];[.E470]=[$Konventionen.$C$3];[.G470]+[$Konventionen.$D$3]); COM.MICROSOFT.IFS([.E470]=[$Konventionen.$C$2];[.I470]+[$Konventionen.$D$2];[.E470]=[$Konventionen.$C$3];[.I470]+[$Konventionen.$D$3]))" office:value-type="string" office:string-value="" calcext:value-type="error">
            <text:p>#NV</text:p>
          </table:table-cell>
          <table:table-cell table:style-name="ce14" table:formula="of:=[.L470]-7" office:value-type="string" office:string-value="" calcext:value-type="error">
            <text:p>#NV</text:p>
          </table:table-cell>
          <table:table-cell table:style-name="ce14" table:formula="of:=COM.MICROSOFT.IFS([.E470]=[$Konventionen.$C$2];[.J470]+[$Konventionen.$E$2];[.E470]=[$Konventionen.$C$3];[.J4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0]&lt;=[.N470];[.L470]&gt;=[.N470]);IF([.K470]&lt;=[.N4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1]);#NULL!;IF(ISBLANK([.I471]);ORG.OPENOFFICE.YEARS([.C471];TODAY();0);ORG.OPENOFFICE.YEARS([.C471];[.I4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1]);COM.MICROSOFT.IFS([.E471]=[$Konventionen.$C$2];[.G471]+[$Konventionen.$D$2];[.E471]=[$Konventionen.$C$3];[.G471]+[$Konventionen.$D$3]); COM.MICROSOFT.IFS([.E471]=[$Konventionen.$C$2];[.I471]+[$Konventionen.$D$2];[.E471]=[$Konventionen.$C$3];[.I471]+[$Konventionen.$D$3]))" office:value-type="string" office:string-value="" calcext:value-type="error">
            <text:p>#NV</text:p>
          </table:table-cell>
          <table:table-cell table:style-name="ce14" table:formula="of:=[.L471]-7" office:value-type="string" office:string-value="" calcext:value-type="error">
            <text:p>#NV</text:p>
          </table:table-cell>
          <table:table-cell table:style-name="ce14" table:formula="of:=COM.MICROSOFT.IFS([.E471]=[$Konventionen.$C$2];[.J471]+[$Konventionen.$E$2];[.E471]=[$Konventionen.$C$3];[.J4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1]&lt;=[.N471];[.L471]&gt;=[.N471]);IF([.K471]&lt;=[.N4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2]);#NULL!;IF(ISBLANK([.I472]);ORG.OPENOFFICE.YEARS([.C472];TODAY();0);ORG.OPENOFFICE.YEARS([.C472];[.I4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2]);COM.MICROSOFT.IFS([.E472]=[$Konventionen.$C$2];[.G472]+[$Konventionen.$D$2];[.E472]=[$Konventionen.$C$3];[.G472]+[$Konventionen.$D$3]); COM.MICROSOFT.IFS([.E472]=[$Konventionen.$C$2];[.I472]+[$Konventionen.$D$2];[.E472]=[$Konventionen.$C$3];[.I472]+[$Konventionen.$D$3]))" office:value-type="string" office:string-value="" calcext:value-type="error">
            <text:p>#NV</text:p>
          </table:table-cell>
          <table:table-cell table:style-name="ce14" table:formula="of:=[.L472]-7" office:value-type="string" office:string-value="" calcext:value-type="error">
            <text:p>#NV</text:p>
          </table:table-cell>
          <table:table-cell table:style-name="ce14" table:formula="of:=COM.MICROSOFT.IFS([.E472]=[$Konventionen.$C$2];[.J472]+[$Konventionen.$E$2];[.E472]=[$Konventionen.$C$3];[.J4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2]&lt;=[.N472];[.L472]&gt;=[.N472]);IF([.K472]&lt;=[.N4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3]);#NULL!;IF(ISBLANK([.I473]);ORG.OPENOFFICE.YEARS([.C473];TODAY();0);ORG.OPENOFFICE.YEARS([.C473];[.I4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3]);COM.MICROSOFT.IFS([.E473]=[$Konventionen.$C$2];[.G473]+[$Konventionen.$D$2];[.E473]=[$Konventionen.$C$3];[.G473]+[$Konventionen.$D$3]); COM.MICROSOFT.IFS([.E473]=[$Konventionen.$C$2];[.I473]+[$Konventionen.$D$2];[.E473]=[$Konventionen.$C$3];[.I473]+[$Konventionen.$D$3]))" office:value-type="string" office:string-value="" calcext:value-type="error">
            <text:p>#NV</text:p>
          </table:table-cell>
          <table:table-cell table:style-name="ce14" table:formula="of:=[.L473]-7" office:value-type="string" office:string-value="" calcext:value-type="error">
            <text:p>#NV</text:p>
          </table:table-cell>
          <table:table-cell table:style-name="ce14" table:formula="of:=COM.MICROSOFT.IFS([.E473]=[$Konventionen.$C$2];[.J473]+[$Konventionen.$E$2];[.E473]=[$Konventionen.$C$3];[.J4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3]&lt;=[.N473];[.L473]&gt;=[.N473]);IF([.K473]&lt;=[.N4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4]);#NULL!;IF(ISBLANK([.I474]);ORG.OPENOFFICE.YEARS([.C474];TODAY();0);ORG.OPENOFFICE.YEARS([.C474];[.I4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4]);COM.MICROSOFT.IFS([.E474]=[$Konventionen.$C$2];[.G474]+[$Konventionen.$D$2];[.E474]=[$Konventionen.$C$3];[.G474]+[$Konventionen.$D$3]); COM.MICROSOFT.IFS([.E474]=[$Konventionen.$C$2];[.I474]+[$Konventionen.$D$2];[.E474]=[$Konventionen.$C$3];[.I474]+[$Konventionen.$D$3]))" office:value-type="string" office:string-value="" calcext:value-type="error">
            <text:p>#NV</text:p>
          </table:table-cell>
          <table:table-cell table:style-name="ce14" table:formula="of:=[.L474]-7" office:value-type="string" office:string-value="" calcext:value-type="error">
            <text:p>#NV</text:p>
          </table:table-cell>
          <table:table-cell table:style-name="ce14" table:formula="of:=COM.MICROSOFT.IFS([.E474]=[$Konventionen.$C$2];[.J474]+[$Konventionen.$E$2];[.E474]=[$Konventionen.$C$3];[.J4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4]&lt;=[.N474];[.L474]&gt;=[.N474]);IF([.K474]&lt;=[.N4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5]);#NULL!;IF(ISBLANK([.I475]);ORG.OPENOFFICE.YEARS([.C475];TODAY();0);ORG.OPENOFFICE.YEARS([.C475];[.I4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5]);COM.MICROSOFT.IFS([.E475]=[$Konventionen.$C$2];[.G475]+[$Konventionen.$D$2];[.E475]=[$Konventionen.$C$3];[.G475]+[$Konventionen.$D$3]); COM.MICROSOFT.IFS([.E475]=[$Konventionen.$C$2];[.I475]+[$Konventionen.$D$2];[.E475]=[$Konventionen.$C$3];[.I475]+[$Konventionen.$D$3]))" office:value-type="string" office:string-value="" calcext:value-type="error">
            <text:p>#NV</text:p>
          </table:table-cell>
          <table:table-cell table:style-name="ce14" table:formula="of:=[.L475]-7" office:value-type="string" office:string-value="" calcext:value-type="error">
            <text:p>#NV</text:p>
          </table:table-cell>
          <table:table-cell table:style-name="ce14" table:formula="of:=COM.MICROSOFT.IFS([.E475]=[$Konventionen.$C$2];[.J475]+[$Konventionen.$E$2];[.E475]=[$Konventionen.$C$3];[.J4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5]&lt;=[.N475];[.L475]&gt;=[.N475]);IF([.K475]&lt;=[.N4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6]);#NULL!;IF(ISBLANK([.I476]);ORG.OPENOFFICE.YEARS([.C476];TODAY();0);ORG.OPENOFFICE.YEARS([.C476];[.I4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6]);COM.MICROSOFT.IFS([.E476]=[$Konventionen.$C$2];[.G476]+[$Konventionen.$D$2];[.E476]=[$Konventionen.$C$3];[.G476]+[$Konventionen.$D$3]); COM.MICROSOFT.IFS([.E476]=[$Konventionen.$C$2];[.I476]+[$Konventionen.$D$2];[.E476]=[$Konventionen.$C$3];[.I476]+[$Konventionen.$D$3]))" office:value-type="string" office:string-value="" calcext:value-type="error">
            <text:p>#NV</text:p>
          </table:table-cell>
          <table:table-cell table:style-name="ce14" table:formula="of:=[.L476]-7" office:value-type="string" office:string-value="" calcext:value-type="error">
            <text:p>#NV</text:p>
          </table:table-cell>
          <table:table-cell table:style-name="ce14" table:formula="of:=COM.MICROSOFT.IFS([.E476]=[$Konventionen.$C$2];[.J476]+[$Konventionen.$E$2];[.E476]=[$Konventionen.$C$3];[.J4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6]&lt;=[.N476];[.L476]&gt;=[.N476]);IF([.K476]&lt;=[.N4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7]);#NULL!;IF(ISBLANK([.I477]);ORG.OPENOFFICE.YEARS([.C477];TODAY();0);ORG.OPENOFFICE.YEARS([.C477];[.I4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7]);COM.MICROSOFT.IFS([.E477]=[$Konventionen.$C$2];[.G477]+[$Konventionen.$D$2];[.E477]=[$Konventionen.$C$3];[.G477]+[$Konventionen.$D$3]); COM.MICROSOFT.IFS([.E477]=[$Konventionen.$C$2];[.I477]+[$Konventionen.$D$2];[.E477]=[$Konventionen.$C$3];[.I477]+[$Konventionen.$D$3]))" office:value-type="string" office:string-value="" calcext:value-type="error">
            <text:p>#NV</text:p>
          </table:table-cell>
          <table:table-cell table:style-name="ce14" table:formula="of:=[.L477]-7" office:value-type="string" office:string-value="" calcext:value-type="error">
            <text:p>#NV</text:p>
          </table:table-cell>
          <table:table-cell table:style-name="ce14" table:formula="of:=COM.MICROSOFT.IFS([.E477]=[$Konventionen.$C$2];[.J477]+[$Konventionen.$E$2];[.E477]=[$Konventionen.$C$3];[.J4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7]&lt;=[.N477];[.L477]&gt;=[.N477]);IF([.K477]&lt;=[.N4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8]);#NULL!;IF(ISBLANK([.I478]);ORG.OPENOFFICE.YEARS([.C478];TODAY();0);ORG.OPENOFFICE.YEARS([.C478];[.I4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8]);COM.MICROSOFT.IFS([.E478]=[$Konventionen.$C$2];[.G478]+[$Konventionen.$D$2];[.E478]=[$Konventionen.$C$3];[.G478]+[$Konventionen.$D$3]); COM.MICROSOFT.IFS([.E478]=[$Konventionen.$C$2];[.I478]+[$Konventionen.$D$2];[.E478]=[$Konventionen.$C$3];[.I478]+[$Konventionen.$D$3]))" office:value-type="string" office:string-value="" calcext:value-type="error">
            <text:p>#NV</text:p>
          </table:table-cell>
          <table:table-cell table:style-name="ce14" table:formula="of:=[.L478]-7" office:value-type="string" office:string-value="" calcext:value-type="error">
            <text:p>#NV</text:p>
          </table:table-cell>
          <table:table-cell table:style-name="ce14" table:formula="of:=COM.MICROSOFT.IFS([.E478]=[$Konventionen.$C$2];[.J478]+[$Konventionen.$E$2];[.E478]=[$Konventionen.$C$3];[.J4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8]&lt;=[.N478];[.L478]&gt;=[.N478]);IF([.K478]&lt;=[.N4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9]);#NULL!;IF(ISBLANK([.I479]);ORG.OPENOFFICE.YEARS([.C479];TODAY();0);ORG.OPENOFFICE.YEARS([.C479];[.I4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9]);COM.MICROSOFT.IFS([.E479]=[$Konventionen.$C$2];[.G479]+[$Konventionen.$D$2];[.E479]=[$Konventionen.$C$3];[.G479]+[$Konventionen.$D$3]); COM.MICROSOFT.IFS([.E479]=[$Konventionen.$C$2];[.I479]+[$Konventionen.$D$2];[.E479]=[$Konventionen.$C$3];[.I479]+[$Konventionen.$D$3]))" office:value-type="string" office:string-value="" calcext:value-type="error">
            <text:p>#NV</text:p>
          </table:table-cell>
          <table:table-cell table:style-name="ce14" table:formula="of:=[.L479]-7" office:value-type="string" office:string-value="" calcext:value-type="error">
            <text:p>#NV</text:p>
          </table:table-cell>
          <table:table-cell table:style-name="ce14" table:formula="of:=COM.MICROSOFT.IFS([.E479]=[$Konventionen.$C$2];[.J479]+[$Konventionen.$E$2];[.E479]=[$Konventionen.$C$3];[.J4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9]&lt;=[.N479];[.L479]&gt;=[.N479]);IF([.K479]&lt;=[.N4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0]);#NULL!;IF(ISBLANK([.I480]);ORG.OPENOFFICE.YEARS([.C480];TODAY();0);ORG.OPENOFFICE.YEARS([.C480];[.I4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0]);COM.MICROSOFT.IFS([.E480]=[$Konventionen.$C$2];[.G480]+[$Konventionen.$D$2];[.E480]=[$Konventionen.$C$3];[.G480]+[$Konventionen.$D$3]); COM.MICROSOFT.IFS([.E480]=[$Konventionen.$C$2];[.I480]+[$Konventionen.$D$2];[.E480]=[$Konventionen.$C$3];[.I480]+[$Konventionen.$D$3]))" office:value-type="string" office:string-value="" calcext:value-type="error">
            <text:p>#NV</text:p>
          </table:table-cell>
          <table:table-cell table:style-name="ce14" table:formula="of:=[.L480]-7" office:value-type="string" office:string-value="" calcext:value-type="error">
            <text:p>#NV</text:p>
          </table:table-cell>
          <table:table-cell table:style-name="ce14" table:formula="of:=COM.MICROSOFT.IFS([.E480]=[$Konventionen.$C$2];[.J480]+[$Konventionen.$E$2];[.E480]=[$Konventionen.$C$3];[.J4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0]&lt;=[.N480];[.L480]&gt;=[.N480]);IF([.K480]&lt;=[.N4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1]);#NULL!;IF(ISBLANK([.I481]);ORG.OPENOFFICE.YEARS([.C481];TODAY();0);ORG.OPENOFFICE.YEARS([.C481];[.I4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1]);COM.MICROSOFT.IFS([.E481]=[$Konventionen.$C$2];[.G481]+[$Konventionen.$D$2];[.E481]=[$Konventionen.$C$3];[.G481]+[$Konventionen.$D$3]); COM.MICROSOFT.IFS([.E481]=[$Konventionen.$C$2];[.I481]+[$Konventionen.$D$2];[.E481]=[$Konventionen.$C$3];[.I481]+[$Konventionen.$D$3]))" office:value-type="string" office:string-value="" calcext:value-type="error">
            <text:p>#NV</text:p>
          </table:table-cell>
          <table:table-cell table:style-name="ce14" table:formula="of:=[.L481]-7" office:value-type="string" office:string-value="" calcext:value-type="error">
            <text:p>#NV</text:p>
          </table:table-cell>
          <table:table-cell table:style-name="ce14" table:formula="of:=COM.MICROSOFT.IFS([.E481]=[$Konventionen.$C$2];[.J481]+[$Konventionen.$E$2];[.E481]=[$Konventionen.$C$3];[.J4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1]&lt;=[.N481];[.L481]&gt;=[.N481]);IF([.K481]&lt;=[.N4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2]);#NULL!;IF(ISBLANK([.I482]);ORG.OPENOFFICE.YEARS([.C482];TODAY();0);ORG.OPENOFFICE.YEARS([.C482];[.I4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2]);COM.MICROSOFT.IFS([.E482]=[$Konventionen.$C$2];[.G482]+[$Konventionen.$D$2];[.E482]=[$Konventionen.$C$3];[.G482]+[$Konventionen.$D$3]); COM.MICROSOFT.IFS([.E482]=[$Konventionen.$C$2];[.I482]+[$Konventionen.$D$2];[.E482]=[$Konventionen.$C$3];[.I482]+[$Konventionen.$D$3]))" office:value-type="string" office:string-value="" calcext:value-type="error">
            <text:p>#NV</text:p>
          </table:table-cell>
          <table:table-cell table:style-name="ce14" table:formula="of:=[.L482]-7" office:value-type="string" office:string-value="" calcext:value-type="error">
            <text:p>#NV</text:p>
          </table:table-cell>
          <table:table-cell table:style-name="ce14" table:formula="of:=COM.MICROSOFT.IFS([.E482]=[$Konventionen.$C$2];[.J482]+[$Konventionen.$E$2];[.E482]=[$Konventionen.$C$3];[.J4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2]&lt;=[.N482];[.L482]&gt;=[.N482]);IF([.K482]&lt;=[.N4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3]);#NULL!;IF(ISBLANK([.I483]);ORG.OPENOFFICE.YEARS([.C483];TODAY();0);ORG.OPENOFFICE.YEARS([.C483];[.I4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3]);COM.MICROSOFT.IFS([.E483]=[$Konventionen.$C$2];[.G483]+[$Konventionen.$D$2];[.E483]=[$Konventionen.$C$3];[.G483]+[$Konventionen.$D$3]); COM.MICROSOFT.IFS([.E483]=[$Konventionen.$C$2];[.I483]+[$Konventionen.$D$2];[.E483]=[$Konventionen.$C$3];[.I483]+[$Konventionen.$D$3]))" office:value-type="string" office:string-value="" calcext:value-type="error">
            <text:p>#NV</text:p>
          </table:table-cell>
          <table:table-cell table:style-name="ce14" table:formula="of:=[.L483]-7" office:value-type="string" office:string-value="" calcext:value-type="error">
            <text:p>#NV</text:p>
          </table:table-cell>
          <table:table-cell table:style-name="ce14" table:formula="of:=COM.MICROSOFT.IFS([.E483]=[$Konventionen.$C$2];[.J483]+[$Konventionen.$E$2];[.E483]=[$Konventionen.$C$3];[.J4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3]&lt;=[.N483];[.L483]&gt;=[.N483]);IF([.K483]&lt;=[.N4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4]);#NULL!;IF(ISBLANK([.I484]);ORG.OPENOFFICE.YEARS([.C484];TODAY();0);ORG.OPENOFFICE.YEARS([.C484];[.I4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4]);COM.MICROSOFT.IFS([.E484]=[$Konventionen.$C$2];[.G484]+[$Konventionen.$D$2];[.E484]=[$Konventionen.$C$3];[.G484]+[$Konventionen.$D$3]); COM.MICROSOFT.IFS([.E484]=[$Konventionen.$C$2];[.I484]+[$Konventionen.$D$2];[.E484]=[$Konventionen.$C$3];[.I484]+[$Konventionen.$D$3]))" office:value-type="string" office:string-value="" calcext:value-type="error">
            <text:p>#NV</text:p>
          </table:table-cell>
          <table:table-cell table:style-name="ce14" table:formula="of:=[.L484]-7" office:value-type="string" office:string-value="" calcext:value-type="error">
            <text:p>#NV</text:p>
          </table:table-cell>
          <table:table-cell table:style-name="ce14" table:formula="of:=COM.MICROSOFT.IFS([.E484]=[$Konventionen.$C$2];[.J484]+[$Konventionen.$E$2];[.E484]=[$Konventionen.$C$3];[.J4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4]&lt;=[.N484];[.L484]&gt;=[.N484]);IF([.K484]&lt;=[.N4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5]);#NULL!;IF(ISBLANK([.I485]);ORG.OPENOFFICE.YEARS([.C485];TODAY();0);ORG.OPENOFFICE.YEARS([.C485];[.I4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5]);COM.MICROSOFT.IFS([.E485]=[$Konventionen.$C$2];[.G485]+[$Konventionen.$D$2];[.E485]=[$Konventionen.$C$3];[.G485]+[$Konventionen.$D$3]); COM.MICROSOFT.IFS([.E485]=[$Konventionen.$C$2];[.I485]+[$Konventionen.$D$2];[.E485]=[$Konventionen.$C$3];[.I485]+[$Konventionen.$D$3]))" office:value-type="string" office:string-value="" calcext:value-type="error">
            <text:p>#NV</text:p>
          </table:table-cell>
          <table:table-cell table:style-name="ce14" table:formula="of:=[.L485]-7" office:value-type="string" office:string-value="" calcext:value-type="error">
            <text:p>#NV</text:p>
          </table:table-cell>
          <table:table-cell table:style-name="ce14" table:formula="of:=COM.MICROSOFT.IFS([.E485]=[$Konventionen.$C$2];[.J485]+[$Konventionen.$E$2];[.E485]=[$Konventionen.$C$3];[.J4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5]&lt;=[.N485];[.L485]&gt;=[.N485]);IF([.K485]&lt;=[.N4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6]);#NULL!;IF(ISBLANK([.I486]);ORG.OPENOFFICE.YEARS([.C486];TODAY();0);ORG.OPENOFFICE.YEARS([.C486];[.I4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6]);COM.MICROSOFT.IFS([.E486]=[$Konventionen.$C$2];[.G486]+[$Konventionen.$D$2];[.E486]=[$Konventionen.$C$3];[.G486]+[$Konventionen.$D$3]); COM.MICROSOFT.IFS([.E486]=[$Konventionen.$C$2];[.I486]+[$Konventionen.$D$2];[.E486]=[$Konventionen.$C$3];[.I486]+[$Konventionen.$D$3]))" office:value-type="string" office:string-value="" calcext:value-type="error">
            <text:p>#NV</text:p>
          </table:table-cell>
          <table:table-cell table:style-name="ce14" table:formula="of:=[.L486]-7" office:value-type="string" office:string-value="" calcext:value-type="error">
            <text:p>#NV</text:p>
          </table:table-cell>
          <table:table-cell table:style-name="ce14" table:formula="of:=COM.MICROSOFT.IFS([.E486]=[$Konventionen.$C$2];[.J486]+[$Konventionen.$E$2];[.E486]=[$Konventionen.$C$3];[.J4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6]&lt;=[.N486];[.L486]&gt;=[.N486]);IF([.K486]&lt;=[.N4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7]);#NULL!;IF(ISBLANK([.I487]);ORG.OPENOFFICE.YEARS([.C487];TODAY();0);ORG.OPENOFFICE.YEARS([.C487];[.I4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7]);COM.MICROSOFT.IFS([.E487]=[$Konventionen.$C$2];[.G487]+[$Konventionen.$D$2];[.E487]=[$Konventionen.$C$3];[.G487]+[$Konventionen.$D$3]); COM.MICROSOFT.IFS([.E487]=[$Konventionen.$C$2];[.I487]+[$Konventionen.$D$2];[.E487]=[$Konventionen.$C$3];[.I487]+[$Konventionen.$D$3]))" office:value-type="string" office:string-value="" calcext:value-type="error">
            <text:p>#NV</text:p>
          </table:table-cell>
          <table:table-cell table:style-name="ce14" table:formula="of:=[.L487]-7" office:value-type="string" office:string-value="" calcext:value-type="error">
            <text:p>#NV</text:p>
          </table:table-cell>
          <table:table-cell table:style-name="ce14" table:formula="of:=COM.MICROSOFT.IFS([.E487]=[$Konventionen.$C$2];[.J487]+[$Konventionen.$E$2];[.E487]=[$Konventionen.$C$3];[.J4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7]&lt;=[.N487];[.L487]&gt;=[.N487]);IF([.K487]&lt;=[.N4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8]);#NULL!;IF(ISBLANK([.I488]);ORG.OPENOFFICE.YEARS([.C488];TODAY();0);ORG.OPENOFFICE.YEARS([.C488];[.I4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8]);COM.MICROSOFT.IFS([.E488]=[$Konventionen.$C$2];[.G488]+[$Konventionen.$D$2];[.E488]=[$Konventionen.$C$3];[.G488]+[$Konventionen.$D$3]); COM.MICROSOFT.IFS([.E488]=[$Konventionen.$C$2];[.I488]+[$Konventionen.$D$2];[.E488]=[$Konventionen.$C$3];[.I488]+[$Konventionen.$D$3]))" office:value-type="string" office:string-value="" calcext:value-type="error">
            <text:p>#NV</text:p>
          </table:table-cell>
          <table:table-cell table:style-name="ce14" table:formula="of:=[.L488]-7" office:value-type="string" office:string-value="" calcext:value-type="error">
            <text:p>#NV</text:p>
          </table:table-cell>
          <table:table-cell table:style-name="ce14" table:formula="of:=COM.MICROSOFT.IFS([.E488]=[$Konventionen.$C$2];[.J488]+[$Konventionen.$E$2];[.E488]=[$Konventionen.$C$3];[.J4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8]&lt;=[.N488];[.L488]&gt;=[.N488]);IF([.K488]&lt;=[.N4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9]);#NULL!;IF(ISBLANK([.I489]);ORG.OPENOFFICE.YEARS([.C489];TODAY();0);ORG.OPENOFFICE.YEARS([.C489];[.I4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9]);COM.MICROSOFT.IFS([.E489]=[$Konventionen.$C$2];[.G489]+[$Konventionen.$D$2];[.E489]=[$Konventionen.$C$3];[.G489]+[$Konventionen.$D$3]); COM.MICROSOFT.IFS([.E489]=[$Konventionen.$C$2];[.I489]+[$Konventionen.$D$2];[.E489]=[$Konventionen.$C$3];[.I489]+[$Konventionen.$D$3]))" office:value-type="string" office:string-value="" calcext:value-type="error">
            <text:p>#NV</text:p>
          </table:table-cell>
          <table:table-cell table:style-name="ce14" table:formula="of:=[.L489]-7" office:value-type="string" office:string-value="" calcext:value-type="error">
            <text:p>#NV</text:p>
          </table:table-cell>
          <table:table-cell table:style-name="ce14" table:formula="of:=COM.MICROSOFT.IFS([.E489]=[$Konventionen.$C$2];[.J489]+[$Konventionen.$E$2];[.E489]=[$Konventionen.$C$3];[.J4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9]&lt;=[.N489];[.L489]&gt;=[.N489]);IF([.K489]&lt;=[.N4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0]);#NULL!;IF(ISBLANK([.I490]);ORG.OPENOFFICE.YEARS([.C490];TODAY();0);ORG.OPENOFFICE.YEARS([.C490];[.I4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0]);COM.MICROSOFT.IFS([.E490]=[$Konventionen.$C$2];[.G490]+[$Konventionen.$D$2];[.E490]=[$Konventionen.$C$3];[.G490]+[$Konventionen.$D$3]); COM.MICROSOFT.IFS([.E490]=[$Konventionen.$C$2];[.I490]+[$Konventionen.$D$2];[.E490]=[$Konventionen.$C$3];[.I490]+[$Konventionen.$D$3]))" office:value-type="string" office:string-value="" calcext:value-type="error">
            <text:p>#NV</text:p>
          </table:table-cell>
          <table:table-cell table:style-name="ce14" table:formula="of:=[.L490]-7" office:value-type="string" office:string-value="" calcext:value-type="error">
            <text:p>#NV</text:p>
          </table:table-cell>
          <table:table-cell table:style-name="ce14" table:formula="of:=COM.MICROSOFT.IFS([.E490]=[$Konventionen.$C$2];[.J490]+[$Konventionen.$E$2];[.E490]=[$Konventionen.$C$3];[.J4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0]&lt;=[.N490];[.L490]&gt;=[.N490]);IF([.K490]&lt;=[.N4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1]);#NULL!;IF(ISBLANK([.I491]);ORG.OPENOFFICE.YEARS([.C491];TODAY();0);ORG.OPENOFFICE.YEARS([.C491];[.I4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1]);COM.MICROSOFT.IFS([.E491]=[$Konventionen.$C$2];[.G491]+[$Konventionen.$D$2];[.E491]=[$Konventionen.$C$3];[.G491]+[$Konventionen.$D$3]); COM.MICROSOFT.IFS([.E491]=[$Konventionen.$C$2];[.I491]+[$Konventionen.$D$2];[.E491]=[$Konventionen.$C$3];[.I491]+[$Konventionen.$D$3]))" office:value-type="string" office:string-value="" calcext:value-type="error">
            <text:p>#NV</text:p>
          </table:table-cell>
          <table:table-cell table:style-name="ce14" table:formula="of:=[.L491]-7" office:value-type="string" office:string-value="" calcext:value-type="error">
            <text:p>#NV</text:p>
          </table:table-cell>
          <table:table-cell table:style-name="ce14" table:formula="of:=COM.MICROSOFT.IFS([.E491]=[$Konventionen.$C$2];[.J491]+[$Konventionen.$E$2];[.E491]=[$Konventionen.$C$3];[.J4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1]&lt;=[.N491];[.L491]&gt;=[.N491]);IF([.K491]&lt;=[.N4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2]);#NULL!;IF(ISBLANK([.I492]);ORG.OPENOFFICE.YEARS([.C492];TODAY();0);ORG.OPENOFFICE.YEARS([.C492];[.I4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2]);COM.MICROSOFT.IFS([.E492]=[$Konventionen.$C$2];[.G492]+[$Konventionen.$D$2];[.E492]=[$Konventionen.$C$3];[.G492]+[$Konventionen.$D$3]); COM.MICROSOFT.IFS([.E492]=[$Konventionen.$C$2];[.I492]+[$Konventionen.$D$2];[.E492]=[$Konventionen.$C$3];[.I492]+[$Konventionen.$D$3]))" office:value-type="string" office:string-value="" calcext:value-type="error">
            <text:p>#NV</text:p>
          </table:table-cell>
          <table:table-cell table:style-name="ce14" table:formula="of:=[.L492]-7" office:value-type="string" office:string-value="" calcext:value-type="error">
            <text:p>#NV</text:p>
          </table:table-cell>
          <table:table-cell table:style-name="ce14" table:formula="of:=COM.MICROSOFT.IFS([.E492]=[$Konventionen.$C$2];[.J492]+[$Konventionen.$E$2];[.E492]=[$Konventionen.$C$3];[.J4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2]&lt;=[.N492];[.L492]&gt;=[.N492]);IF([.K492]&lt;=[.N4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3]);#NULL!;IF(ISBLANK([.I493]);ORG.OPENOFFICE.YEARS([.C493];TODAY();0);ORG.OPENOFFICE.YEARS([.C493];[.I4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3]);COM.MICROSOFT.IFS([.E493]=[$Konventionen.$C$2];[.G493]+[$Konventionen.$D$2];[.E493]=[$Konventionen.$C$3];[.G493]+[$Konventionen.$D$3]); COM.MICROSOFT.IFS([.E493]=[$Konventionen.$C$2];[.I493]+[$Konventionen.$D$2];[.E493]=[$Konventionen.$C$3];[.I493]+[$Konventionen.$D$3]))" office:value-type="string" office:string-value="" calcext:value-type="error">
            <text:p>#NV</text:p>
          </table:table-cell>
          <table:table-cell table:style-name="ce14" table:formula="of:=[.L493]-7" office:value-type="string" office:string-value="" calcext:value-type="error">
            <text:p>#NV</text:p>
          </table:table-cell>
          <table:table-cell table:style-name="ce14" table:formula="of:=COM.MICROSOFT.IFS([.E493]=[$Konventionen.$C$2];[.J493]+[$Konventionen.$E$2];[.E493]=[$Konventionen.$C$3];[.J4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3]&lt;=[.N493];[.L493]&gt;=[.N493]);IF([.K493]&lt;=[.N4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4]);#NULL!;IF(ISBLANK([.I494]);ORG.OPENOFFICE.YEARS([.C494];TODAY();0);ORG.OPENOFFICE.YEARS([.C494];[.I4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4]);COM.MICROSOFT.IFS([.E494]=[$Konventionen.$C$2];[.G494]+[$Konventionen.$D$2];[.E494]=[$Konventionen.$C$3];[.G494]+[$Konventionen.$D$3]); COM.MICROSOFT.IFS([.E494]=[$Konventionen.$C$2];[.I494]+[$Konventionen.$D$2];[.E494]=[$Konventionen.$C$3];[.I494]+[$Konventionen.$D$3]))" office:value-type="string" office:string-value="" calcext:value-type="error">
            <text:p>#NV</text:p>
          </table:table-cell>
          <table:table-cell table:style-name="ce14" table:formula="of:=[.L494]-7" office:value-type="string" office:string-value="" calcext:value-type="error">
            <text:p>#NV</text:p>
          </table:table-cell>
          <table:table-cell table:style-name="ce14" table:formula="of:=COM.MICROSOFT.IFS([.E494]=[$Konventionen.$C$2];[.J494]+[$Konventionen.$E$2];[.E494]=[$Konventionen.$C$3];[.J4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4]&lt;=[.N494];[.L494]&gt;=[.N494]);IF([.K494]&lt;=[.N4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5]);#NULL!;IF(ISBLANK([.I495]);ORG.OPENOFFICE.YEARS([.C495];TODAY();0);ORG.OPENOFFICE.YEARS([.C495];[.I4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5]);COM.MICROSOFT.IFS([.E495]=[$Konventionen.$C$2];[.G495]+[$Konventionen.$D$2];[.E495]=[$Konventionen.$C$3];[.G495]+[$Konventionen.$D$3]); COM.MICROSOFT.IFS([.E495]=[$Konventionen.$C$2];[.I495]+[$Konventionen.$D$2];[.E495]=[$Konventionen.$C$3];[.I495]+[$Konventionen.$D$3]))" office:value-type="string" office:string-value="" calcext:value-type="error">
            <text:p>#NV</text:p>
          </table:table-cell>
          <table:table-cell table:style-name="ce14" table:formula="of:=[.L495]-7" office:value-type="string" office:string-value="" calcext:value-type="error">
            <text:p>#NV</text:p>
          </table:table-cell>
          <table:table-cell table:style-name="ce14" table:formula="of:=COM.MICROSOFT.IFS([.E495]=[$Konventionen.$C$2];[.J495]+[$Konventionen.$E$2];[.E495]=[$Konventionen.$C$3];[.J4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5]&lt;=[.N495];[.L495]&gt;=[.N495]);IF([.K495]&lt;=[.N4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6]);#NULL!;IF(ISBLANK([.I496]);ORG.OPENOFFICE.YEARS([.C496];TODAY();0);ORG.OPENOFFICE.YEARS([.C496];[.I4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6]);COM.MICROSOFT.IFS([.E496]=[$Konventionen.$C$2];[.G496]+[$Konventionen.$D$2];[.E496]=[$Konventionen.$C$3];[.G496]+[$Konventionen.$D$3]); COM.MICROSOFT.IFS([.E496]=[$Konventionen.$C$2];[.I496]+[$Konventionen.$D$2];[.E496]=[$Konventionen.$C$3];[.I496]+[$Konventionen.$D$3]))" office:value-type="string" office:string-value="" calcext:value-type="error">
            <text:p>#NV</text:p>
          </table:table-cell>
          <table:table-cell table:style-name="ce14" table:formula="of:=[.L496]-7" office:value-type="string" office:string-value="" calcext:value-type="error">
            <text:p>#NV</text:p>
          </table:table-cell>
          <table:table-cell table:style-name="ce14" table:formula="of:=COM.MICROSOFT.IFS([.E496]=[$Konventionen.$C$2];[.J496]+[$Konventionen.$E$2];[.E496]=[$Konventionen.$C$3];[.J4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6]&lt;=[.N496];[.L496]&gt;=[.N496]);IF([.K496]&lt;=[.N4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7]);#NULL!;IF(ISBLANK([.I497]);ORG.OPENOFFICE.YEARS([.C497];TODAY();0);ORG.OPENOFFICE.YEARS([.C497];[.I4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7]);COM.MICROSOFT.IFS([.E497]=[$Konventionen.$C$2];[.G497]+[$Konventionen.$D$2];[.E497]=[$Konventionen.$C$3];[.G497]+[$Konventionen.$D$3]); COM.MICROSOFT.IFS([.E497]=[$Konventionen.$C$2];[.I497]+[$Konventionen.$D$2];[.E497]=[$Konventionen.$C$3];[.I497]+[$Konventionen.$D$3]))" office:value-type="string" office:string-value="" calcext:value-type="error">
            <text:p>#NV</text:p>
          </table:table-cell>
          <table:table-cell table:style-name="ce14" table:formula="of:=[.L497]-7" office:value-type="string" office:string-value="" calcext:value-type="error">
            <text:p>#NV</text:p>
          </table:table-cell>
          <table:table-cell table:style-name="ce14" table:formula="of:=COM.MICROSOFT.IFS([.E497]=[$Konventionen.$C$2];[.J497]+[$Konventionen.$E$2];[.E497]=[$Konventionen.$C$3];[.J4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7]&lt;=[.N497];[.L497]&gt;=[.N497]);IF([.K497]&lt;=[.N4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8]);#NULL!;IF(ISBLANK([.I498]);ORG.OPENOFFICE.YEARS([.C498];TODAY();0);ORG.OPENOFFICE.YEARS([.C498];[.I4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8]);COM.MICROSOFT.IFS([.E498]=[$Konventionen.$C$2];[.G498]+[$Konventionen.$D$2];[.E498]=[$Konventionen.$C$3];[.G498]+[$Konventionen.$D$3]); COM.MICROSOFT.IFS([.E498]=[$Konventionen.$C$2];[.I498]+[$Konventionen.$D$2];[.E498]=[$Konventionen.$C$3];[.I498]+[$Konventionen.$D$3]))" office:value-type="string" office:string-value="" calcext:value-type="error">
            <text:p>#NV</text:p>
          </table:table-cell>
          <table:table-cell table:style-name="ce14" table:formula="of:=[.L498]-7" office:value-type="string" office:string-value="" calcext:value-type="error">
            <text:p>#NV</text:p>
          </table:table-cell>
          <table:table-cell table:style-name="ce14" table:formula="of:=COM.MICROSOFT.IFS([.E498]=[$Konventionen.$C$2];[.J498]+[$Konventionen.$E$2];[.E498]=[$Konventionen.$C$3];[.J4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8]&lt;=[.N498];[.L498]&gt;=[.N498]);IF([.K498]&lt;=[.N4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9]);#NULL!;IF(ISBLANK([.I499]);ORG.OPENOFFICE.YEARS([.C499];TODAY();0);ORG.OPENOFFICE.YEARS([.C499];[.I4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9]);COM.MICROSOFT.IFS([.E499]=[$Konventionen.$C$2];[.G499]+[$Konventionen.$D$2];[.E499]=[$Konventionen.$C$3];[.G499]+[$Konventionen.$D$3]); COM.MICROSOFT.IFS([.E499]=[$Konventionen.$C$2];[.I499]+[$Konventionen.$D$2];[.E499]=[$Konventionen.$C$3];[.I499]+[$Konventionen.$D$3]))" office:value-type="string" office:string-value="" calcext:value-type="error">
            <text:p>#NV</text:p>
          </table:table-cell>
          <table:table-cell table:style-name="ce14" table:formula="of:=[.L499]-7" office:value-type="string" office:string-value="" calcext:value-type="error">
            <text:p>#NV</text:p>
          </table:table-cell>
          <table:table-cell table:style-name="ce14" table:formula="of:=COM.MICROSOFT.IFS([.E499]=[$Konventionen.$C$2];[.J499]+[$Konventionen.$E$2];[.E499]=[$Konventionen.$C$3];[.J4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9]&lt;=[.N499];[.L499]&gt;=[.N499]);IF([.K499]&lt;=[.N4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0]);#NULL!;IF(ISBLANK([.I500]);ORG.OPENOFFICE.YEARS([.C500];TODAY();0);ORG.OPENOFFICE.YEARS([.C500];[.I5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0]);COM.MICROSOFT.IFS([.E500]=[$Konventionen.$C$2];[.G500]+[$Konventionen.$D$2];[.E500]=[$Konventionen.$C$3];[.G500]+[$Konventionen.$D$3]); COM.MICROSOFT.IFS([.E500]=[$Konventionen.$C$2];[.I500]+[$Konventionen.$D$2];[.E500]=[$Konventionen.$C$3];[.I500]+[$Konventionen.$D$3]))" office:value-type="string" office:string-value="" calcext:value-type="error">
            <text:p>#NV</text:p>
          </table:table-cell>
          <table:table-cell table:style-name="ce14" table:formula="of:=[.L500]-7" office:value-type="string" office:string-value="" calcext:value-type="error">
            <text:p>#NV</text:p>
          </table:table-cell>
          <table:table-cell table:style-name="ce14" table:formula="of:=COM.MICROSOFT.IFS([.E500]=[$Konventionen.$C$2];[.J500]+[$Konventionen.$E$2];[.E500]=[$Konventionen.$C$3];[.J5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0]&lt;=[.N500];[.L500]&gt;=[.N500]);IF([.K500]&lt;=[.N5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1]);#NULL!;IF(ISBLANK([.I501]);ORG.OPENOFFICE.YEARS([.C501];TODAY();0);ORG.OPENOFFICE.YEARS([.C501];[.I5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1]);COM.MICROSOFT.IFS([.E501]=[$Konventionen.$C$2];[.G501]+[$Konventionen.$D$2];[.E501]=[$Konventionen.$C$3];[.G501]+[$Konventionen.$D$3]); COM.MICROSOFT.IFS([.E501]=[$Konventionen.$C$2];[.I501]+[$Konventionen.$D$2];[.E501]=[$Konventionen.$C$3];[.I501]+[$Konventionen.$D$3]))" office:value-type="string" office:string-value="" calcext:value-type="error">
            <text:p>#NV</text:p>
          </table:table-cell>
          <table:table-cell table:style-name="ce14" table:formula="of:=[.L501]-7" office:value-type="string" office:string-value="" calcext:value-type="error">
            <text:p>#NV</text:p>
          </table:table-cell>
          <table:table-cell table:style-name="ce14" table:formula="of:=COM.MICROSOFT.IFS([.E501]=[$Konventionen.$C$2];[.J501]+[$Konventionen.$E$2];[.E501]=[$Konventionen.$C$3];[.J5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1]&lt;=[.N501];[.L501]&gt;=[.N501]);IF([.K501]&lt;=[.N5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2]);#NULL!;IF(ISBLANK([.I502]);ORG.OPENOFFICE.YEARS([.C502];TODAY();0);ORG.OPENOFFICE.YEARS([.C502];[.I5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2]);COM.MICROSOFT.IFS([.E502]=[$Konventionen.$C$2];[.G502]+[$Konventionen.$D$2];[.E502]=[$Konventionen.$C$3];[.G502]+[$Konventionen.$D$3]); COM.MICROSOFT.IFS([.E502]=[$Konventionen.$C$2];[.I502]+[$Konventionen.$D$2];[.E502]=[$Konventionen.$C$3];[.I502]+[$Konventionen.$D$3]))" office:value-type="string" office:string-value="" calcext:value-type="error">
            <text:p>#NV</text:p>
          </table:table-cell>
          <table:table-cell table:style-name="ce14" table:formula="of:=[.L502]-7" office:value-type="string" office:string-value="" calcext:value-type="error">
            <text:p>#NV</text:p>
          </table:table-cell>
          <table:table-cell table:style-name="ce14" table:formula="of:=COM.MICROSOFT.IFS([.E502]=[$Konventionen.$C$2];[.J502]+[$Konventionen.$E$2];[.E502]=[$Konventionen.$C$3];[.J5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2]&lt;=[.N502];[.L502]&gt;=[.N502]);IF([.K502]&lt;=[.N5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3]);#NULL!;IF(ISBLANK([.I503]);ORG.OPENOFFICE.YEARS([.C503];TODAY();0);ORG.OPENOFFICE.YEARS([.C503];[.I5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3]);COM.MICROSOFT.IFS([.E503]=[$Konventionen.$C$2];[.G503]+[$Konventionen.$D$2];[.E503]=[$Konventionen.$C$3];[.G503]+[$Konventionen.$D$3]); COM.MICROSOFT.IFS([.E503]=[$Konventionen.$C$2];[.I503]+[$Konventionen.$D$2];[.E503]=[$Konventionen.$C$3];[.I503]+[$Konventionen.$D$3]))" office:value-type="string" office:string-value="" calcext:value-type="error">
            <text:p>#NV</text:p>
          </table:table-cell>
          <table:table-cell table:style-name="ce14" table:formula="of:=[.L503]-7" office:value-type="string" office:string-value="" calcext:value-type="error">
            <text:p>#NV</text:p>
          </table:table-cell>
          <table:table-cell table:style-name="ce14" table:formula="of:=COM.MICROSOFT.IFS([.E503]=[$Konventionen.$C$2];[.J503]+[$Konventionen.$E$2];[.E503]=[$Konventionen.$C$3];[.J5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3]&lt;=[.N503];[.L503]&gt;=[.N503]);IF([.K503]&lt;=[.N5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4]);#NULL!;IF(ISBLANK([.I504]);ORG.OPENOFFICE.YEARS([.C504];TODAY();0);ORG.OPENOFFICE.YEARS([.C504];[.I5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4]);COM.MICROSOFT.IFS([.E504]=[$Konventionen.$C$2];[.G504]+[$Konventionen.$D$2];[.E504]=[$Konventionen.$C$3];[.G504]+[$Konventionen.$D$3]); COM.MICROSOFT.IFS([.E504]=[$Konventionen.$C$2];[.I504]+[$Konventionen.$D$2];[.E504]=[$Konventionen.$C$3];[.I504]+[$Konventionen.$D$3]))" office:value-type="string" office:string-value="" calcext:value-type="error">
            <text:p>#NV</text:p>
          </table:table-cell>
          <table:table-cell table:style-name="ce14" table:formula="of:=[.L504]-7" office:value-type="string" office:string-value="" calcext:value-type="error">
            <text:p>#NV</text:p>
          </table:table-cell>
          <table:table-cell table:style-name="ce14" table:formula="of:=COM.MICROSOFT.IFS([.E504]=[$Konventionen.$C$2];[.J504]+[$Konventionen.$E$2];[.E504]=[$Konventionen.$C$3];[.J5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4]&lt;=[.N504];[.L504]&gt;=[.N504]);IF([.K504]&lt;=[.N5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5]);#NULL!;IF(ISBLANK([.I505]);ORG.OPENOFFICE.YEARS([.C505];TODAY();0);ORG.OPENOFFICE.YEARS([.C505];[.I5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5]);COM.MICROSOFT.IFS([.E505]=[$Konventionen.$C$2];[.G505]+[$Konventionen.$D$2];[.E505]=[$Konventionen.$C$3];[.G505]+[$Konventionen.$D$3]); COM.MICROSOFT.IFS([.E505]=[$Konventionen.$C$2];[.I505]+[$Konventionen.$D$2];[.E505]=[$Konventionen.$C$3];[.I505]+[$Konventionen.$D$3]))" office:value-type="string" office:string-value="" calcext:value-type="error">
            <text:p>#NV</text:p>
          </table:table-cell>
          <table:table-cell table:style-name="ce14" table:formula="of:=[.L505]-7" office:value-type="string" office:string-value="" calcext:value-type="error">
            <text:p>#NV</text:p>
          </table:table-cell>
          <table:table-cell table:style-name="ce14" table:formula="of:=COM.MICROSOFT.IFS([.E505]=[$Konventionen.$C$2];[.J505]+[$Konventionen.$E$2];[.E505]=[$Konventionen.$C$3];[.J5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5]&lt;=[.N505];[.L505]&gt;=[.N505]);IF([.K505]&lt;=[.N5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6]);#NULL!;IF(ISBLANK([.I506]);ORG.OPENOFFICE.YEARS([.C506];TODAY();0);ORG.OPENOFFICE.YEARS([.C506];[.I5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6]);COM.MICROSOFT.IFS([.E506]=[$Konventionen.$C$2];[.G506]+[$Konventionen.$D$2];[.E506]=[$Konventionen.$C$3];[.G506]+[$Konventionen.$D$3]); COM.MICROSOFT.IFS([.E506]=[$Konventionen.$C$2];[.I506]+[$Konventionen.$D$2];[.E506]=[$Konventionen.$C$3];[.I506]+[$Konventionen.$D$3]))" office:value-type="string" office:string-value="" calcext:value-type="error">
            <text:p>#NV</text:p>
          </table:table-cell>
          <table:table-cell table:style-name="ce14" table:formula="of:=[.L506]-7" office:value-type="string" office:string-value="" calcext:value-type="error">
            <text:p>#NV</text:p>
          </table:table-cell>
          <table:table-cell table:style-name="ce14" table:formula="of:=COM.MICROSOFT.IFS([.E506]=[$Konventionen.$C$2];[.J506]+[$Konventionen.$E$2];[.E506]=[$Konventionen.$C$3];[.J5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6]&lt;=[.N506];[.L506]&gt;=[.N506]);IF([.K506]&lt;=[.N5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7]);#NULL!;IF(ISBLANK([.I507]);ORG.OPENOFFICE.YEARS([.C507];TODAY();0);ORG.OPENOFFICE.YEARS([.C507];[.I5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7]);COM.MICROSOFT.IFS([.E507]=[$Konventionen.$C$2];[.G507]+[$Konventionen.$D$2];[.E507]=[$Konventionen.$C$3];[.G507]+[$Konventionen.$D$3]); COM.MICROSOFT.IFS([.E507]=[$Konventionen.$C$2];[.I507]+[$Konventionen.$D$2];[.E507]=[$Konventionen.$C$3];[.I507]+[$Konventionen.$D$3]))" office:value-type="string" office:string-value="" calcext:value-type="error">
            <text:p>#NV</text:p>
          </table:table-cell>
          <table:table-cell table:style-name="ce14" table:formula="of:=[.L507]-7" office:value-type="string" office:string-value="" calcext:value-type="error">
            <text:p>#NV</text:p>
          </table:table-cell>
          <table:table-cell table:style-name="ce14" table:formula="of:=COM.MICROSOFT.IFS([.E507]=[$Konventionen.$C$2];[.J507]+[$Konventionen.$E$2];[.E507]=[$Konventionen.$C$3];[.J5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7]&lt;=[.N507];[.L507]&gt;=[.N507]);IF([.K507]&lt;=[.N5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8]);#NULL!;IF(ISBLANK([.I508]);ORG.OPENOFFICE.YEARS([.C508];TODAY();0);ORG.OPENOFFICE.YEARS([.C508];[.I5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8]);COM.MICROSOFT.IFS([.E508]=[$Konventionen.$C$2];[.G508]+[$Konventionen.$D$2];[.E508]=[$Konventionen.$C$3];[.G508]+[$Konventionen.$D$3]); COM.MICROSOFT.IFS([.E508]=[$Konventionen.$C$2];[.I508]+[$Konventionen.$D$2];[.E508]=[$Konventionen.$C$3];[.I508]+[$Konventionen.$D$3]))" office:value-type="string" office:string-value="" calcext:value-type="error">
            <text:p>#NV</text:p>
          </table:table-cell>
          <table:table-cell table:style-name="ce14" table:formula="of:=[.L508]-7" office:value-type="string" office:string-value="" calcext:value-type="error">
            <text:p>#NV</text:p>
          </table:table-cell>
          <table:table-cell table:style-name="ce14" table:formula="of:=COM.MICROSOFT.IFS([.E508]=[$Konventionen.$C$2];[.J508]+[$Konventionen.$E$2];[.E508]=[$Konventionen.$C$3];[.J5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8]&lt;=[.N508];[.L508]&gt;=[.N508]);IF([.K508]&lt;=[.N5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9]);#NULL!;IF(ISBLANK([.I509]);ORG.OPENOFFICE.YEARS([.C509];TODAY();0);ORG.OPENOFFICE.YEARS([.C509];[.I5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9]);COM.MICROSOFT.IFS([.E509]=[$Konventionen.$C$2];[.G509]+[$Konventionen.$D$2];[.E509]=[$Konventionen.$C$3];[.G509]+[$Konventionen.$D$3]); COM.MICROSOFT.IFS([.E509]=[$Konventionen.$C$2];[.I509]+[$Konventionen.$D$2];[.E509]=[$Konventionen.$C$3];[.I509]+[$Konventionen.$D$3]))" office:value-type="string" office:string-value="" calcext:value-type="error">
            <text:p>#NV</text:p>
          </table:table-cell>
          <table:table-cell table:style-name="ce14" table:formula="of:=[.L509]-7" office:value-type="string" office:string-value="" calcext:value-type="error">
            <text:p>#NV</text:p>
          </table:table-cell>
          <table:table-cell table:style-name="ce14" table:formula="of:=COM.MICROSOFT.IFS([.E509]=[$Konventionen.$C$2];[.J509]+[$Konventionen.$E$2];[.E509]=[$Konventionen.$C$3];[.J5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9]&lt;=[.N509];[.L509]&gt;=[.N509]);IF([.K509]&lt;=[.N5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0]);#NULL!;IF(ISBLANK([.I510]);ORG.OPENOFFICE.YEARS([.C510];TODAY();0);ORG.OPENOFFICE.YEARS([.C510];[.I5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0]);COM.MICROSOFT.IFS([.E510]=[$Konventionen.$C$2];[.G510]+[$Konventionen.$D$2];[.E510]=[$Konventionen.$C$3];[.G510]+[$Konventionen.$D$3]); COM.MICROSOFT.IFS([.E510]=[$Konventionen.$C$2];[.I510]+[$Konventionen.$D$2];[.E510]=[$Konventionen.$C$3];[.I510]+[$Konventionen.$D$3]))" office:value-type="string" office:string-value="" calcext:value-type="error">
            <text:p>#NV</text:p>
          </table:table-cell>
          <table:table-cell table:style-name="ce14" table:formula="of:=[.L510]-7" office:value-type="string" office:string-value="" calcext:value-type="error">
            <text:p>#NV</text:p>
          </table:table-cell>
          <table:table-cell table:style-name="ce14" table:formula="of:=COM.MICROSOFT.IFS([.E510]=[$Konventionen.$C$2];[.J510]+[$Konventionen.$E$2];[.E510]=[$Konventionen.$C$3];[.J5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0]&lt;=[.N510];[.L510]&gt;=[.N510]);IF([.K510]&lt;=[.N5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1]);#NULL!;IF(ISBLANK([.I511]);ORG.OPENOFFICE.YEARS([.C511];TODAY();0);ORG.OPENOFFICE.YEARS([.C511];[.I5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1]);COM.MICROSOFT.IFS([.E511]=[$Konventionen.$C$2];[.G511]+[$Konventionen.$D$2];[.E511]=[$Konventionen.$C$3];[.G511]+[$Konventionen.$D$3]); COM.MICROSOFT.IFS([.E511]=[$Konventionen.$C$2];[.I511]+[$Konventionen.$D$2];[.E511]=[$Konventionen.$C$3];[.I511]+[$Konventionen.$D$3]))" office:value-type="string" office:string-value="" calcext:value-type="error">
            <text:p>#NV</text:p>
          </table:table-cell>
          <table:table-cell table:style-name="ce14" table:formula="of:=[.L511]-7" office:value-type="string" office:string-value="" calcext:value-type="error">
            <text:p>#NV</text:p>
          </table:table-cell>
          <table:table-cell table:style-name="ce14" table:formula="of:=COM.MICROSOFT.IFS([.E511]=[$Konventionen.$C$2];[.J511]+[$Konventionen.$E$2];[.E511]=[$Konventionen.$C$3];[.J5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1]&lt;=[.N511];[.L511]&gt;=[.N511]);IF([.K511]&lt;=[.N5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2]);#NULL!;IF(ISBLANK([.I512]);ORG.OPENOFFICE.YEARS([.C512];TODAY();0);ORG.OPENOFFICE.YEARS([.C512];[.I5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2]);COM.MICROSOFT.IFS([.E512]=[$Konventionen.$C$2];[.G512]+[$Konventionen.$D$2];[.E512]=[$Konventionen.$C$3];[.G512]+[$Konventionen.$D$3]); COM.MICROSOFT.IFS([.E512]=[$Konventionen.$C$2];[.I512]+[$Konventionen.$D$2];[.E512]=[$Konventionen.$C$3];[.I512]+[$Konventionen.$D$3]))" office:value-type="string" office:string-value="" calcext:value-type="error">
            <text:p>#NV</text:p>
          </table:table-cell>
          <table:table-cell table:style-name="ce14" table:formula="of:=[.L512]-7" office:value-type="string" office:string-value="" calcext:value-type="error">
            <text:p>#NV</text:p>
          </table:table-cell>
          <table:table-cell table:style-name="ce14" table:formula="of:=COM.MICROSOFT.IFS([.E512]=[$Konventionen.$C$2];[.J512]+[$Konventionen.$E$2];[.E512]=[$Konventionen.$C$3];[.J5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2]&lt;=[.N512];[.L512]&gt;=[.N512]);IF([.K512]&lt;=[.N5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3]);#NULL!;IF(ISBLANK([.I513]);ORG.OPENOFFICE.YEARS([.C513];TODAY();0);ORG.OPENOFFICE.YEARS([.C513];[.I5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3]);COM.MICROSOFT.IFS([.E513]=[$Konventionen.$C$2];[.G513]+[$Konventionen.$D$2];[.E513]=[$Konventionen.$C$3];[.G513]+[$Konventionen.$D$3]); COM.MICROSOFT.IFS([.E513]=[$Konventionen.$C$2];[.I513]+[$Konventionen.$D$2];[.E513]=[$Konventionen.$C$3];[.I513]+[$Konventionen.$D$3]))" office:value-type="string" office:string-value="" calcext:value-type="error">
            <text:p>#NV</text:p>
          </table:table-cell>
          <table:table-cell table:style-name="ce14" table:formula="of:=[.L513]-7" office:value-type="string" office:string-value="" calcext:value-type="error">
            <text:p>#NV</text:p>
          </table:table-cell>
          <table:table-cell table:style-name="ce14" table:formula="of:=COM.MICROSOFT.IFS([.E513]=[$Konventionen.$C$2];[.J513]+[$Konventionen.$E$2];[.E513]=[$Konventionen.$C$3];[.J5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3]&lt;=[.N513];[.L513]&gt;=[.N513]);IF([.K513]&lt;=[.N5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4]);#NULL!;IF(ISBLANK([.I514]);ORG.OPENOFFICE.YEARS([.C514];TODAY();0);ORG.OPENOFFICE.YEARS([.C514];[.I5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4]);COM.MICROSOFT.IFS([.E514]=[$Konventionen.$C$2];[.G514]+[$Konventionen.$D$2];[.E514]=[$Konventionen.$C$3];[.G514]+[$Konventionen.$D$3]); COM.MICROSOFT.IFS([.E514]=[$Konventionen.$C$2];[.I514]+[$Konventionen.$D$2];[.E514]=[$Konventionen.$C$3];[.I514]+[$Konventionen.$D$3]))" office:value-type="string" office:string-value="" calcext:value-type="error">
            <text:p>#NV</text:p>
          </table:table-cell>
          <table:table-cell table:style-name="ce14" table:formula="of:=[.L514]-7" office:value-type="string" office:string-value="" calcext:value-type="error">
            <text:p>#NV</text:p>
          </table:table-cell>
          <table:table-cell table:style-name="ce14" table:formula="of:=COM.MICROSOFT.IFS([.E514]=[$Konventionen.$C$2];[.J514]+[$Konventionen.$E$2];[.E514]=[$Konventionen.$C$3];[.J5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4]&lt;=[.N514];[.L514]&gt;=[.N514]);IF([.K514]&lt;=[.N5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5]);#NULL!;IF(ISBLANK([.I515]);ORG.OPENOFFICE.YEARS([.C515];TODAY();0);ORG.OPENOFFICE.YEARS([.C515];[.I5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5]);COM.MICROSOFT.IFS([.E515]=[$Konventionen.$C$2];[.G515]+[$Konventionen.$D$2];[.E515]=[$Konventionen.$C$3];[.G515]+[$Konventionen.$D$3]); COM.MICROSOFT.IFS([.E515]=[$Konventionen.$C$2];[.I515]+[$Konventionen.$D$2];[.E515]=[$Konventionen.$C$3];[.I515]+[$Konventionen.$D$3]))" office:value-type="string" office:string-value="" calcext:value-type="error">
            <text:p>#NV</text:p>
          </table:table-cell>
          <table:table-cell table:style-name="ce14" table:formula="of:=[.L515]-7" office:value-type="string" office:string-value="" calcext:value-type="error">
            <text:p>#NV</text:p>
          </table:table-cell>
          <table:table-cell table:style-name="ce14" table:formula="of:=COM.MICROSOFT.IFS([.E515]=[$Konventionen.$C$2];[.J515]+[$Konventionen.$E$2];[.E515]=[$Konventionen.$C$3];[.J5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5]&lt;=[.N515];[.L515]&gt;=[.N515]);IF([.K515]&lt;=[.N5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6]);#NULL!;IF(ISBLANK([.I516]);ORG.OPENOFFICE.YEARS([.C516];TODAY();0);ORG.OPENOFFICE.YEARS([.C516];[.I5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6]);COM.MICROSOFT.IFS([.E516]=[$Konventionen.$C$2];[.G516]+[$Konventionen.$D$2];[.E516]=[$Konventionen.$C$3];[.G516]+[$Konventionen.$D$3]); COM.MICROSOFT.IFS([.E516]=[$Konventionen.$C$2];[.I516]+[$Konventionen.$D$2];[.E516]=[$Konventionen.$C$3];[.I516]+[$Konventionen.$D$3]))" office:value-type="string" office:string-value="" calcext:value-type="error">
            <text:p>#NV</text:p>
          </table:table-cell>
          <table:table-cell table:style-name="ce14" table:formula="of:=[.L516]-7" office:value-type="string" office:string-value="" calcext:value-type="error">
            <text:p>#NV</text:p>
          </table:table-cell>
          <table:table-cell table:style-name="ce14" table:formula="of:=COM.MICROSOFT.IFS([.E516]=[$Konventionen.$C$2];[.J516]+[$Konventionen.$E$2];[.E516]=[$Konventionen.$C$3];[.J5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6]&lt;=[.N516];[.L516]&gt;=[.N516]);IF([.K516]&lt;=[.N5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7]);#NULL!;IF(ISBLANK([.I517]);ORG.OPENOFFICE.YEARS([.C517];TODAY();0);ORG.OPENOFFICE.YEARS([.C517];[.I5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7]);COM.MICROSOFT.IFS([.E517]=[$Konventionen.$C$2];[.G517]+[$Konventionen.$D$2];[.E517]=[$Konventionen.$C$3];[.G517]+[$Konventionen.$D$3]); COM.MICROSOFT.IFS([.E517]=[$Konventionen.$C$2];[.I517]+[$Konventionen.$D$2];[.E517]=[$Konventionen.$C$3];[.I517]+[$Konventionen.$D$3]))" office:value-type="string" office:string-value="" calcext:value-type="error">
            <text:p>#NV</text:p>
          </table:table-cell>
          <table:table-cell table:style-name="ce14" table:formula="of:=[.L517]-7" office:value-type="string" office:string-value="" calcext:value-type="error">
            <text:p>#NV</text:p>
          </table:table-cell>
          <table:table-cell table:style-name="ce14" table:formula="of:=COM.MICROSOFT.IFS([.E517]=[$Konventionen.$C$2];[.J517]+[$Konventionen.$E$2];[.E517]=[$Konventionen.$C$3];[.J5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7]&lt;=[.N517];[.L517]&gt;=[.N517]);IF([.K517]&lt;=[.N5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8]);#NULL!;IF(ISBLANK([.I518]);ORG.OPENOFFICE.YEARS([.C518];TODAY();0);ORG.OPENOFFICE.YEARS([.C518];[.I5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8]);COM.MICROSOFT.IFS([.E518]=[$Konventionen.$C$2];[.G518]+[$Konventionen.$D$2];[.E518]=[$Konventionen.$C$3];[.G518]+[$Konventionen.$D$3]); COM.MICROSOFT.IFS([.E518]=[$Konventionen.$C$2];[.I518]+[$Konventionen.$D$2];[.E518]=[$Konventionen.$C$3];[.I518]+[$Konventionen.$D$3]))" office:value-type="string" office:string-value="" calcext:value-type="error">
            <text:p>#NV</text:p>
          </table:table-cell>
          <table:table-cell table:style-name="ce14" table:formula="of:=[.L518]-7" office:value-type="string" office:string-value="" calcext:value-type="error">
            <text:p>#NV</text:p>
          </table:table-cell>
          <table:table-cell table:style-name="ce14" table:formula="of:=COM.MICROSOFT.IFS([.E518]=[$Konventionen.$C$2];[.J518]+[$Konventionen.$E$2];[.E518]=[$Konventionen.$C$3];[.J5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8]&lt;=[.N518];[.L518]&gt;=[.N518]);IF([.K518]&lt;=[.N5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9]);#NULL!;IF(ISBLANK([.I519]);ORG.OPENOFFICE.YEARS([.C519];TODAY();0);ORG.OPENOFFICE.YEARS([.C519];[.I5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9]);COM.MICROSOFT.IFS([.E519]=[$Konventionen.$C$2];[.G519]+[$Konventionen.$D$2];[.E519]=[$Konventionen.$C$3];[.G519]+[$Konventionen.$D$3]); COM.MICROSOFT.IFS([.E519]=[$Konventionen.$C$2];[.I519]+[$Konventionen.$D$2];[.E519]=[$Konventionen.$C$3];[.I519]+[$Konventionen.$D$3]))" office:value-type="string" office:string-value="" calcext:value-type="error">
            <text:p>#NV</text:p>
          </table:table-cell>
          <table:table-cell table:style-name="ce14" table:formula="of:=[.L519]-7" office:value-type="string" office:string-value="" calcext:value-type="error">
            <text:p>#NV</text:p>
          </table:table-cell>
          <table:table-cell table:style-name="ce14" table:formula="of:=COM.MICROSOFT.IFS([.E519]=[$Konventionen.$C$2];[.J519]+[$Konventionen.$E$2];[.E519]=[$Konventionen.$C$3];[.J5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9]&lt;=[.N519];[.L519]&gt;=[.N519]);IF([.K519]&lt;=[.N5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0]);#NULL!;IF(ISBLANK([.I520]);ORG.OPENOFFICE.YEARS([.C520];TODAY();0);ORG.OPENOFFICE.YEARS([.C520];[.I5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0]);COM.MICROSOFT.IFS([.E520]=[$Konventionen.$C$2];[.G520]+[$Konventionen.$D$2];[.E520]=[$Konventionen.$C$3];[.G520]+[$Konventionen.$D$3]); COM.MICROSOFT.IFS([.E520]=[$Konventionen.$C$2];[.I520]+[$Konventionen.$D$2];[.E520]=[$Konventionen.$C$3];[.I520]+[$Konventionen.$D$3]))" office:value-type="string" office:string-value="" calcext:value-type="error">
            <text:p>#NV</text:p>
          </table:table-cell>
          <table:table-cell table:style-name="ce14" table:formula="of:=[.L520]-7" office:value-type="string" office:string-value="" calcext:value-type="error">
            <text:p>#NV</text:p>
          </table:table-cell>
          <table:table-cell table:style-name="ce14" table:formula="of:=COM.MICROSOFT.IFS([.E520]=[$Konventionen.$C$2];[.J520]+[$Konventionen.$E$2];[.E520]=[$Konventionen.$C$3];[.J5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0]&lt;=[.N520];[.L520]&gt;=[.N520]);IF([.K520]&lt;=[.N5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1]);#NULL!;IF(ISBLANK([.I521]);ORG.OPENOFFICE.YEARS([.C521];TODAY();0);ORG.OPENOFFICE.YEARS([.C521];[.I5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1]);COM.MICROSOFT.IFS([.E521]=[$Konventionen.$C$2];[.G521]+[$Konventionen.$D$2];[.E521]=[$Konventionen.$C$3];[.G521]+[$Konventionen.$D$3]); COM.MICROSOFT.IFS([.E521]=[$Konventionen.$C$2];[.I521]+[$Konventionen.$D$2];[.E521]=[$Konventionen.$C$3];[.I521]+[$Konventionen.$D$3]))" office:value-type="string" office:string-value="" calcext:value-type="error">
            <text:p>#NV</text:p>
          </table:table-cell>
          <table:table-cell table:style-name="ce14" table:formula="of:=[.L521]-7" office:value-type="string" office:string-value="" calcext:value-type="error">
            <text:p>#NV</text:p>
          </table:table-cell>
          <table:table-cell table:style-name="ce14" table:formula="of:=COM.MICROSOFT.IFS([.E521]=[$Konventionen.$C$2];[.J521]+[$Konventionen.$E$2];[.E521]=[$Konventionen.$C$3];[.J5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1]&lt;=[.N521];[.L521]&gt;=[.N521]);IF([.K521]&lt;=[.N5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2]);#NULL!;IF(ISBLANK([.I522]);ORG.OPENOFFICE.YEARS([.C522];TODAY();0);ORG.OPENOFFICE.YEARS([.C522];[.I5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2]);COM.MICROSOFT.IFS([.E522]=[$Konventionen.$C$2];[.G522]+[$Konventionen.$D$2];[.E522]=[$Konventionen.$C$3];[.G522]+[$Konventionen.$D$3]); COM.MICROSOFT.IFS([.E522]=[$Konventionen.$C$2];[.I522]+[$Konventionen.$D$2];[.E522]=[$Konventionen.$C$3];[.I522]+[$Konventionen.$D$3]))" office:value-type="string" office:string-value="" calcext:value-type="error">
            <text:p>#NV</text:p>
          </table:table-cell>
          <table:table-cell table:style-name="ce14" table:formula="of:=[.L522]-7" office:value-type="string" office:string-value="" calcext:value-type="error">
            <text:p>#NV</text:p>
          </table:table-cell>
          <table:table-cell table:style-name="ce14" table:formula="of:=COM.MICROSOFT.IFS([.E522]=[$Konventionen.$C$2];[.J522]+[$Konventionen.$E$2];[.E522]=[$Konventionen.$C$3];[.J5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2]&lt;=[.N522];[.L522]&gt;=[.N522]);IF([.K522]&lt;=[.N5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3]);#NULL!;IF(ISBLANK([.I523]);ORG.OPENOFFICE.YEARS([.C523];TODAY();0);ORG.OPENOFFICE.YEARS([.C523];[.I5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3]);COM.MICROSOFT.IFS([.E523]=[$Konventionen.$C$2];[.G523]+[$Konventionen.$D$2];[.E523]=[$Konventionen.$C$3];[.G523]+[$Konventionen.$D$3]); COM.MICROSOFT.IFS([.E523]=[$Konventionen.$C$2];[.I523]+[$Konventionen.$D$2];[.E523]=[$Konventionen.$C$3];[.I523]+[$Konventionen.$D$3]))" office:value-type="string" office:string-value="" calcext:value-type="error">
            <text:p>#NV</text:p>
          </table:table-cell>
          <table:table-cell table:style-name="ce14" table:formula="of:=[.L523]-7" office:value-type="string" office:string-value="" calcext:value-type="error">
            <text:p>#NV</text:p>
          </table:table-cell>
          <table:table-cell table:style-name="ce14" table:formula="of:=COM.MICROSOFT.IFS([.E523]=[$Konventionen.$C$2];[.J523]+[$Konventionen.$E$2];[.E523]=[$Konventionen.$C$3];[.J5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3]&lt;=[.N523];[.L523]&gt;=[.N523]);IF([.K523]&lt;=[.N5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4]);#NULL!;IF(ISBLANK([.I524]);ORG.OPENOFFICE.YEARS([.C524];TODAY();0);ORG.OPENOFFICE.YEARS([.C524];[.I5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4]);COM.MICROSOFT.IFS([.E524]=[$Konventionen.$C$2];[.G524]+[$Konventionen.$D$2];[.E524]=[$Konventionen.$C$3];[.G524]+[$Konventionen.$D$3]); COM.MICROSOFT.IFS([.E524]=[$Konventionen.$C$2];[.I524]+[$Konventionen.$D$2];[.E524]=[$Konventionen.$C$3];[.I524]+[$Konventionen.$D$3]))" office:value-type="string" office:string-value="" calcext:value-type="error">
            <text:p>#NV</text:p>
          </table:table-cell>
          <table:table-cell table:style-name="ce14" table:formula="of:=[.L524]-7" office:value-type="string" office:string-value="" calcext:value-type="error">
            <text:p>#NV</text:p>
          </table:table-cell>
          <table:table-cell table:style-name="ce14" table:formula="of:=COM.MICROSOFT.IFS([.E524]=[$Konventionen.$C$2];[.J524]+[$Konventionen.$E$2];[.E524]=[$Konventionen.$C$3];[.J5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4]&lt;=[.N524];[.L524]&gt;=[.N524]);IF([.K524]&lt;=[.N5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5]);#NULL!;IF(ISBLANK([.I525]);ORG.OPENOFFICE.YEARS([.C525];TODAY();0);ORG.OPENOFFICE.YEARS([.C525];[.I5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5]);COM.MICROSOFT.IFS([.E525]=[$Konventionen.$C$2];[.G525]+[$Konventionen.$D$2];[.E525]=[$Konventionen.$C$3];[.G525]+[$Konventionen.$D$3]); COM.MICROSOFT.IFS([.E525]=[$Konventionen.$C$2];[.I525]+[$Konventionen.$D$2];[.E525]=[$Konventionen.$C$3];[.I525]+[$Konventionen.$D$3]))" office:value-type="string" office:string-value="" calcext:value-type="error">
            <text:p>#NV</text:p>
          </table:table-cell>
          <table:table-cell table:style-name="ce14" table:formula="of:=[.L525]-7" office:value-type="string" office:string-value="" calcext:value-type="error">
            <text:p>#NV</text:p>
          </table:table-cell>
          <table:table-cell table:style-name="ce14" table:formula="of:=COM.MICROSOFT.IFS([.E525]=[$Konventionen.$C$2];[.J525]+[$Konventionen.$E$2];[.E525]=[$Konventionen.$C$3];[.J5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5]&lt;=[.N525];[.L525]&gt;=[.N525]);IF([.K525]&lt;=[.N5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6]);#NULL!;IF(ISBLANK([.I526]);ORG.OPENOFFICE.YEARS([.C526];TODAY();0);ORG.OPENOFFICE.YEARS([.C526];[.I5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6]);COM.MICROSOFT.IFS([.E526]=[$Konventionen.$C$2];[.G526]+[$Konventionen.$D$2];[.E526]=[$Konventionen.$C$3];[.G526]+[$Konventionen.$D$3]); COM.MICROSOFT.IFS([.E526]=[$Konventionen.$C$2];[.I526]+[$Konventionen.$D$2];[.E526]=[$Konventionen.$C$3];[.I526]+[$Konventionen.$D$3]))" office:value-type="string" office:string-value="" calcext:value-type="error">
            <text:p>#NV</text:p>
          </table:table-cell>
          <table:table-cell table:style-name="ce14" table:formula="of:=[.L526]-7" office:value-type="string" office:string-value="" calcext:value-type="error">
            <text:p>#NV</text:p>
          </table:table-cell>
          <table:table-cell table:style-name="ce14" table:formula="of:=COM.MICROSOFT.IFS([.E526]=[$Konventionen.$C$2];[.J526]+[$Konventionen.$E$2];[.E526]=[$Konventionen.$C$3];[.J5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6]&lt;=[.N526];[.L526]&gt;=[.N526]);IF([.K526]&lt;=[.N5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7]);#NULL!;IF(ISBLANK([.I527]);ORG.OPENOFFICE.YEARS([.C527];TODAY();0);ORG.OPENOFFICE.YEARS([.C527];[.I5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7]);COM.MICROSOFT.IFS([.E527]=[$Konventionen.$C$2];[.G527]+[$Konventionen.$D$2];[.E527]=[$Konventionen.$C$3];[.G527]+[$Konventionen.$D$3]); COM.MICROSOFT.IFS([.E527]=[$Konventionen.$C$2];[.I527]+[$Konventionen.$D$2];[.E527]=[$Konventionen.$C$3];[.I527]+[$Konventionen.$D$3]))" office:value-type="string" office:string-value="" calcext:value-type="error">
            <text:p>#NV</text:p>
          </table:table-cell>
          <table:table-cell table:style-name="ce14" table:formula="of:=[.L527]-7" office:value-type="string" office:string-value="" calcext:value-type="error">
            <text:p>#NV</text:p>
          </table:table-cell>
          <table:table-cell table:style-name="ce14" table:formula="of:=COM.MICROSOFT.IFS([.E527]=[$Konventionen.$C$2];[.J527]+[$Konventionen.$E$2];[.E527]=[$Konventionen.$C$3];[.J5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7]&lt;=[.N527];[.L527]&gt;=[.N527]);IF([.K527]&lt;=[.N5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8]);#NULL!;IF(ISBLANK([.I528]);ORG.OPENOFFICE.YEARS([.C528];TODAY();0);ORG.OPENOFFICE.YEARS([.C528];[.I5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8]);COM.MICROSOFT.IFS([.E528]=[$Konventionen.$C$2];[.G528]+[$Konventionen.$D$2];[.E528]=[$Konventionen.$C$3];[.G528]+[$Konventionen.$D$3]); COM.MICROSOFT.IFS([.E528]=[$Konventionen.$C$2];[.I528]+[$Konventionen.$D$2];[.E528]=[$Konventionen.$C$3];[.I528]+[$Konventionen.$D$3]))" office:value-type="string" office:string-value="" calcext:value-type="error">
            <text:p>#NV</text:p>
          </table:table-cell>
          <table:table-cell table:style-name="ce14" table:formula="of:=[.L528]-7" office:value-type="string" office:string-value="" calcext:value-type="error">
            <text:p>#NV</text:p>
          </table:table-cell>
          <table:table-cell table:style-name="ce14" table:formula="of:=COM.MICROSOFT.IFS([.E528]=[$Konventionen.$C$2];[.J528]+[$Konventionen.$E$2];[.E528]=[$Konventionen.$C$3];[.J5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8]&lt;=[.N528];[.L528]&gt;=[.N528]);IF([.K528]&lt;=[.N5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9]);#NULL!;IF(ISBLANK([.I529]);ORG.OPENOFFICE.YEARS([.C529];TODAY();0);ORG.OPENOFFICE.YEARS([.C529];[.I5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9]);COM.MICROSOFT.IFS([.E529]=[$Konventionen.$C$2];[.G529]+[$Konventionen.$D$2];[.E529]=[$Konventionen.$C$3];[.G529]+[$Konventionen.$D$3]); COM.MICROSOFT.IFS([.E529]=[$Konventionen.$C$2];[.I529]+[$Konventionen.$D$2];[.E529]=[$Konventionen.$C$3];[.I529]+[$Konventionen.$D$3]))" office:value-type="string" office:string-value="" calcext:value-type="error">
            <text:p>#NV</text:p>
          </table:table-cell>
          <table:table-cell table:style-name="ce14" table:formula="of:=[.L529]-7" office:value-type="string" office:string-value="" calcext:value-type="error">
            <text:p>#NV</text:p>
          </table:table-cell>
          <table:table-cell table:style-name="ce14" table:formula="of:=COM.MICROSOFT.IFS([.E529]=[$Konventionen.$C$2];[.J529]+[$Konventionen.$E$2];[.E529]=[$Konventionen.$C$3];[.J5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9]&lt;=[.N529];[.L529]&gt;=[.N529]);IF([.K529]&lt;=[.N5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0]);#NULL!;IF(ISBLANK([.I530]);ORG.OPENOFFICE.YEARS([.C530];TODAY();0);ORG.OPENOFFICE.YEARS([.C530];[.I5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0]);COM.MICROSOFT.IFS([.E530]=[$Konventionen.$C$2];[.G530]+[$Konventionen.$D$2];[.E530]=[$Konventionen.$C$3];[.G530]+[$Konventionen.$D$3]); COM.MICROSOFT.IFS([.E530]=[$Konventionen.$C$2];[.I530]+[$Konventionen.$D$2];[.E530]=[$Konventionen.$C$3];[.I530]+[$Konventionen.$D$3]))" office:value-type="string" office:string-value="" calcext:value-type="error">
            <text:p>#NV</text:p>
          </table:table-cell>
          <table:table-cell table:style-name="ce14" table:formula="of:=[.L530]-7" office:value-type="string" office:string-value="" calcext:value-type="error">
            <text:p>#NV</text:p>
          </table:table-cell>
          <table:table-cell table:style-name="ce14" table:formula="of:=COM.MICROSOFT.IFS([.E530]=[$Konventionen.$C$2];[.J530]+[$Konventionen.$E$2];[.E530]=[$Konventionen.$C$3];[.J5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0]&lt;=[.N530];[.L530]&gt;=[.N530]);IF([.K530]&lt;=[.N5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1]);#NULL!;IF(ISBLANK([.I531]);ORG.OPENOFFICE.YEARS([.C531];TODAY();0);ORG.OPENOFFICE.YEARS([.C531];[.I5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1]);COM.MICROSOFT.IFS([.E531]=[$Konventionen.$C$2];[.G531]+[$Konventionen.$D$2];[.E531]=[$Konventionen.$C$3];[.G531]+[$Konventionen.$D$3]); COM.MICROSOFT.IFS([.E531]=[$Konventionen.$C$2];[.I531]+[$Konventionen.$D$2];[.E531]=[$Konventionen.$C$3];[.I531]+[$Konventionen.$D$3]))" office:value-type="string" office:string-value="" calcext:value-type="error">
            <text:p>#NV</text:p>
          </table:table-cell>
          <table:table-cell table:style-name="ce14" table:formula="of:=[.L531]-7" office:value-type="string" office:string-value="" calcext:value-type="error">
            <text:p>#NV</text:p>
          </table:table-cell>
          <table:table-cell table:style-name="ce14" table:formula="of:=COM.MICROSOFT.IFS([.E531]=[$Konventionen.$C$2];[.J531]+[$Konventionen.$E$2];[.E531]=[$Konventionen.$C$3];[.J5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1]&lt;=[.N531];[.L531]&gt;=[.N531]);IF([.K531]&lt;=[.N5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2]);#NULL!;IF(ISBLANK([.I532]);ORG.OPENOFFICE.YEARS([.C532];TODAY();0);ORG.OPENOFFICE.YEARS([.C532];[.I5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2]);COM.MICROSOFT.IFS([.E532]=[$Konventionen.$C$2];[.G532]+[$Konventionen.$D$2];[.E532]=[$Konventionen.$C$3];[.G532]+[$Konventionen.$D$3]); COM.MICROSOFT.IFS([.E532]=[$Konventionen.$C$2];[.I532]+[$Konventionen.$D$2];[.E532]=[$Konventionen.$C$3];[.I532]+[$Konventionen.$D$3]))" office:value-type="string" office:string-value="" calcext:value-type="error">
            <text:p>#NV</text:p>
          </table:table-cell>
          <table:table-cell table:style-name="ce14" table:formula="of:=[.L532]-7" office:value-type="string" office:string-value="" calcext:value-type="error">
            <text:p>#NV</text:p>
          </table:table-cell>
          <table:table-cell table:style-name="ce14" table:formula="of:=COM.MICROSOFT.IFS([.E532]=[$Konventionen.$C$2];[.J532]+[$Konventionen.$E$2];[.E532]=[$Konventionen.$C$3];[.J5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2]&lt;=[.N532];[.L532]&gt;=[.N532]);IF([.K532]&lt;=[.N5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3]);#NULL!;IF(ISBLANK([.I533]);ORG.OPENOFFICE.YEARS([.C533];TODAY();0);ORG.OPENOFFICE.YEARS([.C533];[.I5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3]);COM.MICROSOFT.IFS([.E533]=[$Konventionen.$C$2];[.G533]+[$Konventionen.$D$2];[.E533]=[$Konventionen.$C$3];[.G533]+[$Konventionen.$D$3]); COM.MICROSOFT.IFS([.E533]=[$Konventionen.$C$2];[.I533]+[$Konventionen.$D$2];[.E533]=[$Konventionen.$C$3];[.I533]+[$Konventionen.$D$3]))" office:value-type="string" office:string-value="" calcext:value-type="error">
            <text:p>#NV</text:p>
          </table:table-cell>
          <table:table-cell table:style-name="ce14" table:formula="of:=[.L533]-7" office:value-type="string" office:string-value="" calcext:value-type="error">
            <text:p>#NV</text:p>
          </table:table-cell>
          <table:table-cell table:style-name="ce14" table:formula="of:=COM.MICROSOFT.IFS([.E533]=[$Konventionen.$C$2];[.J533]+[$Konventionen.$E$2];[.E533]=[$Konventionen.$C$3];[.J5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3]&lt;=[.N533];[.L533]&gt;=[.N533]);IF([.K533]&lt;=[.N5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4]);#NULL!;IF(ISBLANK([.I534]);ORG.OPENOFFICE.YEARS([.C534];TODAY();0);ORG.OPENOFFICE.YEARS([.C534];[.I5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4]);COM.MICROSOFT.IFS([.E534]=[$Konventionen.$C$2];[.G534]+[$Konventionen.$D$2];[.E534]=[$Konventionen.$C$3];[.G534]+[$Konventionen.$D$3]); COM.MICROSOFT.IFS([.E534]=[$Konventionen.$C$2];[.I534]+[$Konventionen.$D$2];[.E534]=[$Konventionen.$C$3];[.I534]+[$Konventionen.$D$3]))" office:value-type="string" office:string-value="" calcext:value-type="error">
            <text:p>#NV</text:p>
          </table:table-cell>
          <table:table-cell table:style-name="ce14" table:formula="of:=[.L534]-7" office:value-type="string" office:string-value="" calcext:value-type="error">
            <text:p>#NV</text:p>
          </table:table-cell>
          <table:table-cell table:style-name="ce14" table:formula="of:=COM.MICROSOFT.IFS([.E534]=[$Konventionen.$C$2];[.J534]+[$Konventionen.$E$2];[.E534]=[$Konventionen.$C$3];[.J5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4]&lt;=[.N534];[.L534]&gt;=[.N534]);IF([.K534]&lt;=[.N5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5]);#NULL!;IF(ISBLANK([.I535]);ORG.OPENOFFICE.YEARS([.C535];TODAY();0);ORG.OPENOFFICE.YEARS([.C535];[.I5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5]);COM.MICROSOFT.IFS([.E535]=[$Konventionen.$C$2];[.G535]+[$Konventionen.$D$2];[.E535]=[$Konventionen.$C$3];[.G535]+[$Konventionen.$D$3]); COM.MICROSOFT.IFS([.E535]=[$Konventionen.$C$2];[.I535]+[$Konventionen.$D$2];[.E535]=[$Konventionen.$C$3];[.I535]+[$Konventionen.$D$3]))" office:value-type="string" office:string-value="" calcext:value-type="error">
            <text:p>#NV</text:p>
          </table:table-cell>
          <table:table-cell table:style-name="ce14" table:formula="of:=[.L535]-7" office:value-type="string" office:string-value="" calcext:value-type="error">
            <text:p>#NV</text:p>
          </table:table-cell>
          <table:table-cell table:style-name="ce14" table:formula="of:=COM.MICROSOFT.IFS([.E535]=[$Konventionen.$C$2];[.J535]+[$Konventionen.$E$2];[.E535]=[$Konventionen.$C$3];[.J5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5]&lt;=[.N535];[.L535]&gt;=[.N535]);IF([.K535]&lt;=[.N5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6]);#NULL!;IF(ISBLANK([.I536]);ORG.OPENOFFICE.YEARS([.C536];TODAY();0);ORG.OPENOFFICE.YEARS([.C536];[.I5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6]);COM.MICROSOFT.IFS([.E536]=[$Konventionen.$C$2];[.G536]+[$Konventionen.$D$2];[.E536]=[$Konventionen.$C$3];[.G536]+[$Konventionen.$D$3]); COM.MICROSOFT.IFS([.E536]=[$Konventionen.$C$2];[.I536]+[$Konventionen.$D$2];[.E536]=[$Konventionen.$C$3];[.I536]+[$Konventionen.$D$3]))" office:value-type="string" office:string-value="" calcext:value-type="error">
            <text:p>#NV</text:p>
          </table:table-cell>
          <table:table-cell table:style-name="ce14" table:formula="of:=[.L536]-7" office:value-type="string" office:string-value="" calcext:value-type="error">
            <text:p>#NV</text:p>
          </table:table-cell>
          <table:table-cell table:style-name="ce14" table:formula="of:=COM.MICROSOFT.IFS([.E536]=[$Konventionen.$C$2];[.J536]+[$Konventionen.$E$2];[.E536]=[$Konventionen.$C$3];[.J5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6]&lt;=[.N536];[.L536]&gt;=[.N536]);IF([.K536]&lt;=[.N5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7]);#NULL!;IF(ISBLANK([.I537]);ORG.OPENOFFICE.YEARS([.C537];TODAY();0);ORG.OPENOFFICE.YEARS([.C537];[.I5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7]);COM.MICROSOFT.IFS([.E537]=[$Konventionen.$C$2];[.G537]+[$Konventionen.$D$2];[.E537]=[$Konventionen.$C$3];[.G537]+[$Konventionen.$D$3]); COM.MICROSOFT.IFS([.E537]=[$Konventionen.$C$2];[.I537]+[$Konventionen.$D$2];[.E537]=[$Konventionen.$C$3];[.I537]+[$Konventionen.$D$3]))" office:value-type="string" office:string-value="" calcext:value-type="error">
            <text:p>#NV</text:p>
          </table:table-cell>
          <table:table-cell table:style-name="ce14" table:formula="of:=[.L537]-7" office:value-type="string" office:string-value="" calcext:value-type="error">
            <text:p>#NV</text:p>
          </table:table-cell>
          <table:table-cell table:style-name="ce14" table:formula="of:=COM.MICROSOFT.IFS([.E537]=[$Konventionen.$C$2];[.J537]+[$Konventionen.$E$2];[.E537]=[$Konventionen.$C$3];[.J5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7]&lt;=[.N537];[.L537]&gt;=[.N537]);IF([.K537]&lt;=[.N5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8]);#NULL!;IF(ISBLANK([.I538]);ORG.OPENOFFICE.YEARS([.C538];TODAY();0);ORG.OPENOFFICE.YEARS([.C538];[.I5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8]);COM.MICROSOFT.IFS([.E538]=[$Konventionen.$C$2];[.G538]+[$Konventionen.$D$2];[.E538]=[$Konventionen.$C$3];[.G538]+[$Konventionen.$D$3]); COM.MICROSOFT.IFS([.E538]=[$Konventionen.$C$2];[.I538]+[$Konventionen.$D$2];[.E538]=[$Konventionen.$C$3];[.I538]+[$Konventionen.$D$3]))" office:value-type="string" office:string-value="" calcext:value-type="error">
            <text:p>#NV</text:p>
          </table:table-cell>
          <table:table-cell table:style-name="ce14" table:formula="of:=[.L538]-7" office:value-type="string" office:string-value="" calcext:value-type="error">
            <text:p>#NV</text:p>
          </table:table-cell>
          <table:table-cell table:style-name="ce14" table:formula="of:=COM.MICROSOFT.IFS([.E538]=[$Konventionen.$C$2];[.J538]+[$Konventionen.$E$2];[.E538]=[$Konventionen.$C$3];[.J5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8]&lt;=[.N538];[.L538]&gt;=[.N538]);IF([.K538]&lt;=[.N5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9]);#NULL!;IF(ISBLANK([.I539]);ORG.OPENOFFICE.YEARS([.C539];TODAY();0);ORG.OPENOFFICE.YEARS([.C539];[.I5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9]);COM.MICROSOFT.IFS([.E539]=[$Konventionen.$C$2];[.G539]+[$Konventionen.$D$2];[.E539]=[$Konventionen.$C$3];[.G539]+[$Konventionen.$D$3]); COM.MICROSOFT.IFS([.E539]=[$Konventionen.$C$2];[.I539]+[$Konventionen.$D$2];[.E539]=[$Konventionen.$C$3];[.I539]+[$Konventionen.$D$3]))" office:value-type="string" office:string-value="" calcext:value-type="error">
            <text:p>#NV</text:p>
          </table:table-cell>
          <table:table-cell table:style-name="ce14" table:formula="of:=[.L539]-7" office:value-type="string" office:string-value="" calcext:value-type="error">
            <text:p>#NV</text:p>
          </table:table-cell>
          <table:table-cell table:style-name="ce14" table:formula="of:=COM.MICROSOFT.IFS([.E539]=[$Konventionen.$C$2];[.J539]+[$Konventionen.$E$2];[.E539]=[$Konventionen.$C$3];[.J5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9]&lt;=[.N539];[.L539]&gt;=[.N539]);IF([.K539]&lt;=[.N5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0]);#NULL!;IF(ISBLANK([.I540]);ORG.OPENOFFICE.YEARS([.C540];TODAY();0);ORG.OPENOFFICE.YEARS([.C540];[.I5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0]);COM.MICROSOFT.IFS([.E540]=[$Konventionen.$C$2];[.G540]+[$Konventionen.$D$2];[.E540]=[$Konventionen.$C$3];[.G540]+[$Konventionen.$D$3]); COM.MICROSOFT.IFS([.E540]=[$Konventionen.$C$2];[.I540]+[$Konventionen.$D$2];[.E540]=[$Konventionen.$C$3];[.I540]+[$Konventionen.$D$3]))" office:value-type="string" office:string-value="" calcext:value-type="error">
            <text:p>#NV</text:p>
          </table:table-cell>
          <table:table-cell table:style-name="ce14" table:formula="of:=[.L540]-7" office:value-type="string" office:string-value="" calcext:value-type="error">
            <text:p>#NV</text:p>
          </table:table-cell>
          <table:table-cell table:style-name="ce14" table:formula="of:=COM.MICROSOFT.IFS([.E540]=[$Konventionen.$C$2];[.J540]+[$Konventionen.$E$2];[.E540]=[$Konventionen.$C$3];[.J5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0]&lt;=[.N540];[.L540]&gt;=[.N540]);IF([.K540]&lt;=[.N5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1]);#NULL!;IF(ISBLANK([.I541]);ORG.OPENOFFICE.YEARS([.C541];TODAY();0);ORG.OPENOFFICE.YEARS([.C541];[.I5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1]);COM.MICROSOFT.IFS([.E541]=[$Konventionen.$C$2];[.G541]+[$Konventionen.$D$2];[.E541]=[$Konventionen.$C$3];[.G541]+[$Konventionen.$D$3]); COM.MICROSOFT.IFS([.E541]=[$Konventionen.$C$2];[.I541]+[$Konventionen.$D$2];[.E541]=[$Konventionen.$C$3];[.I541]+[$Konventionen.$D$3]))" office:value-type="string" office:string-value="" calcext:value-type="error">
            <text:p>#NV</text:p>
          </table:table-cell>
          <table:table-cell table:style-name="ce14" table:formula="of:=[.L541]-7" office:value-type="string" office:string-value="" calcext:value-type="error">
            <text:p>#NV</text:p>
          </table:table-cell>
          <table:table-cell table:style-name="ce14" table:formula="of:=COM.MICROSOFT.IFS([.E541]=[$Konventionen.$C$2];[.J541]+[$Konventionen.$E$2];[.E541]=[$Konventionen.$C$3];[.J5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1]&lt;=[.N541];[.L541]&gt;=[.N541]);IF([.K541]&lt;=[.N5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2]);#NULL!;IF(ISBLANK([.I542]);ORG.OPENOFFICE.YEARS([.C542];TODAY();0);ORG.OPENOFFICE.YEARS([.C542];[.I5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2]);COM.MICROSOFT.IFS([.E542]=[$Konventionen.$C$2];[.G542]+[$Konventionen.$D$2];[.E542]=[$Konventionen.$C$3];[.G542]+[$Konventionen.$D$3]); COM.MICROSOFT.IFS([.E542]=[$Konventionen.$C$2];[.I542]+[$Konventionen.$D$2];[.E542]=[$Konventionen.$C$3];[.I542]+[$Konventionen.$D$3]))" office:value-type="string" office:string-value="" calcext:value-type="error">
            <text:p>#NV</text:p>
          </table:table-cell>
          <table:table-cell table:style-name="ce14" table:formula="of:=[.L542]-7" office:value-type="string" office:string-value="" calcext:value-type="error">
            <text:p>#NV</text:p>
          </table:table-cell>
          <table:table-cell table:style-name="ce14" table:formula="of:=COM.MICROSOFT.IFS([.E542]=[$Konventionen.$C$2];[.J542]+[$Konventionen.$E$2];[.E542]=[$Konventionen.$C$3];[.J5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2]&lt;=[.N542];[.L542]&gt;=[.N542]);IF([.K542]&lt;=[.N5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3]);#NULL!;IF(ISBLANK([.I543]);ORG.OPENOFFICE.YEARS([.C543];TODAY();0);ORG.OPENOFFICE.YEARS([.C543];[.I5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3]);COM.MICROSOFT.IFS([.E543]=[$Konventionen.$C$2];[.G543]+[$Konventionen.$D$2];[.E543]=[$Konventionen.$C$3];[.G543]+[$Konventionen.$D$3]); COM.MICROSOFT.IFS([.E543]=[$Konventionen.$C$2];[.I543]+[$Konventionen.$D$2];[.E543]=[$Konventionen.$C$3];[.I543]+[$Konventionen.$D$3]))" office:value-type="string" office:string-value="" calcext:value-type="error">
            <text:p>#NV</text:p>
          </table:table-cell>
          <table:table-cell table:style-name="ce14" table:formula="of:=[.L543]-7" office:value-type="string" office:string-value="" calcext:value-type="error">
            <text:p>#NV</text:p>
          </table:table-cell>
          <table:table-cell table:style-name="ce14" table:formula="of:=COM.MICROSOFT.IFS([.E543]=[$Konventionen.$C$2];[.J543]+[$Konventionen.$E$2];[.E543]=[$Konventionen.$C$3];[.J5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3]&lt;=[.N543];[.L543]&gt;=[.N543]);IF([.K543]&lt;=[.N5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4]);#NULL!;IF(ISBLANK([.I544]);ORG.OPENOFFICE.YEARS([.C544];TODAY();0);ORG.OPENOFFICE.YEARS([.C544];[.I5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4]);COM.MICROSOFT.IFS([.E544]=[$Konventionen.$C$2];[.G544]+[$Konventionen.$D$2];[.E544]=[$Konventionen.$C$3];[.G544]+[$Konventionen.$D$3]); COM.MICROSOFT.IFS([.E544]=[$Konventionen.$C$2];[.I544]+[$Konventionen.$D$2];[.E544]=[$Konventionen.$C$3];[.I544]+[$Konventionen.$D$3]))" office:value-type="string" office:string-value="" calcext:value-type="error">
            <text:p>#NV</text:p>
          </table:table-cell>
          <table:table-cell table:style-name="ce14" table:formula="of:=[.L544]-7" office:value-type="string" office:string-value="" calcext:value-type="error">
            <text:p>#NV</text:p>
          </table:table-cell>
          <table:table-cell table:style-name="ce14" table:formula="of:=COM.MICROSOFT.IFS([.E544]=[$Konventionen.$C$2];[.J544]+[$Konventionen.$E$2];[.E544]=[$Konventionen.$C$3];[.J5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4]&lt;=[.N544];[.L544]&gt;=[.N544]);IF([.K544]&lt;=[.N5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5]);#NULL!;IF(ISBLANK([.I545]);ORG.OPENOFFICE.YEARS([.C545];TODAY();0);ORG.OPENOFFICE.YEARS([.C545];[.I5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5]);COM.MICROSOFT.IFS([.E545]=[$Konventionen.$C$2];[.G545]+[$Konventionen.$D$2];[.E545]=[$Konventionen.$C$3];[.G545]+[$Konventionen.$D$3]); COM.MICROSOFT.IFS([.E545]=[$Konventionen.$C$2];[.I545]+[$Konventionen.$D$2];[.E545]=[$Konventionen.$C$3];[.I545]+[$Konventionen.$D$3]))" office:value-type="string" office:string-value="" calcext:value-type="error">
            <text:p>#NV</text:p>
          </table:table-cell>
          <table:table-cell table:style-name="ce14" table:formula="of:=[.L545]-7" office:value-type="string" office:string-value="" calcext:value-type="error">
            <text:p>#NV</text:p>
          </table:table-cell>
          <table:table-cell table:style-name="ce14" table:formula="of:=COM.MICROSOFT.IFS([.E545]=[$Konventionen.$C$2];[.J545]+[$Konventionen.$E$2];[.E545]=[$Konventionen.$C$3];[.J5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5]&lt;=[.N545];[.L545]&gt;=[.N545]);IF([.K545]&lt;=[.N5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6]);#NULL!;IF(ISBLANK([.I546]);ORG.OPENOFFICE.YEARS([.C546];TODAY();0);ORG.OPENOFFICE.YEARS([.C546];[.I5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6]);COM.MICROSOFT.IFS([.E546]=[$Konventionen.$C$2];[.G546]+[$Konventionen.$D$2];[.E546]=[$Konventionen.$C$3];[.G546]+[$Konventionen.$D$3]); COM.MICROSOFT.IFS([.E546]=[$Konventionen.$C$2];[.I546]+[$Konventionen.$D$2];[.E546]=[$Konventionen.$C$3];[.I546]+[$Konventionen.$D$3]))" office:value-type="string" office:string-value="" calcext:value-type="error">
            <text:p>#NV</text:p>
          </table:table-cell>
          <table:table-cell table:style-name="ce14" table:formula="of:=[.L546]-7" office:value-type="string" office:string-value="" calcext:value-type="error">
            <text:p>#NV</text:p>
          </table:table-cell>
          <table:table-cell table:style-name="ce14" table:formula="of:=COM.MICROSOFT.IFS([.E546]=[$Konventionen.$C$2];[.J546]+[$Konventionen.$E$2];[.E546]=[$Konventionen.$C$3];[.J5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6]&lt;=[.N546];[.L546]&gt;=[.N546]);IF([.K546]&lt;=[.N5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7]);#NULL!;IF(ISBLANK([.I547]);ORG.OPENOFFICE.YEARS([.C547];TODAY();0);ORG.OPENOFFICE.YEARS([.C547];[.I5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7]);COM.MICROSOFT.IFS([.E547]=[$Konventionen.$C$2];[.G547]+[$Konventionen.$D$2];[.E547]=[$Konventionen.$C$3];[.G547]+[$Konventionen.$D$3]); COM.MICROSOFT.IFS([.E547]=[$Konventionen.$C$2];[.I547]+[$Konventionen.$D$2];[.E547]=[$Konventionen.$C$3];[.I547]+[$Konventionen.$D$3]))" office:value-type="string" office:string-value="" calcext:value-type="error">
            <text:p>#NV</text:p>
          </table:table-cell>
          <table:table-cell table:style-name="ce14" table:formula="of:=[.L547]-7" office:value-type="string" office:string-value="" calcext:value-type="error">
            <text:p>#NV</text:p>
          </table:table-cell>
          <table:table-cell table:style-name="ce14" table:formula="of:=COM.MICROSOFT.IFS([.E547]=[$Konventionen.$C$2];[.J547]+[$Konventionen.$E$2];[.E547]=[$Konventionen.$C$3];[.J5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7]&lt;=[.N547];[.L547]&gt;=[.N547]);IF([.K547]&lt;=[.N5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8]);#NULL!;IF(ISBLANK([.I548]);ORG.OPENOFFICE.YEARS([.C548];TODAY();0);ORG.OPENOFFICE.YEARS([.C548];[.I5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8]);COM.MICROSOFT.IFS([.E548]=[$Konventionen.$C$2];[.G548]+[$Konventionen.$D$2];[.E548]=[$Konventionen.$C$3];[.G548]+[$Konventionen.$D$3]); COM.MICROSOFT.IFS([.E548]=[$Konventionen.$C$2];[.I548]+[$Konventionen.$D$2];[.E548]=[$Konventionen.$C$3];[.I548]+[$Konventionen.$D$3]))" office:value-type="string" office:string-value="" calcext:value-type="error">
            <text:p>#NV</text:p>
          </table:table-cell>
          <table:table-cell table:style-name="ce14" table:formula="of:=[.L548]-7" office:value-type="string" office:string-value="" calcext:value-type="error">
            <text:p>#NV</text:p>
          </table:table-cell>
          <table:table-cell table:style-name="ce14" table:formula="of:=COM.MICROSOFT.IFS([.E548]=[$Konventionen.$C$2];[.J548]+[$Konventionen.$E$2];[.E548]=[$Konventionen.$C$3];[.J5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8]&lt;=[.N548];[.L548]&gt;=[.N548]);IF([.K548]&lt;=[.N5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9]);#NULL!;IF(ISBLANK([.I549]);ORG.OPENOFFICE.YEARS([.C549];TODAY();0);ORG.OPENOFFICE.YEARS([.C549];[.I5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9]);COM.MICROSOFT.IFS([.E549]=[$Konventionen.$C$2];[.G549]+[$Konventionen.$D$2];[.E549]=[$Konventionen.$C$3];[.G549]+[$Konventionen.$D$3]); COM.MICROSOFT.IFS([.E549]=[$Konventionen.$C$2];[.I549]+[$Konventionen.$D$2];[.E549]=[$Konventionen.$C$3];[.I549]+[$Konventionen.$D$3]))" office:value-type="string" office:string-value="" calcext:value-type="error">
            <text:p>#NV</text:p>
          </table:table-cell>
          <table:table-cell table:style-name="ce14" table:formula="of:=[.L549]-7" office:value-type="string" office:string-value="" calcext:value-type="error">
            <text:p>#NV</text:p>
          </table:table-cell>
          <table:table-cell table:style-name="ce14" table:formula="of:=COM.MICROSOFT.IFS([.E549]=[$Konventionen.$C$2];[.J549]+[$Konventionen.$E$2];[.E549]=[$Konventionen.$C$3];[.J5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9]&lt;=[.N549];[.L549]&gt;=[.N549]);IF([.K549]&lt;=[.N5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0]);#NULL!;IF(ISBLANK([.I550]);ORG.OPENOFFICE.YEARS([.C550];TODAY();0);ORG.OPENOFFICE.YEARS([.C550];[.I5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0]);COM.MICROSOFT.IFS([.E550]=[$Konventionen.$C$2];[.G550]+[$Konventionen.$D$2];[.E550]=[$Konventionen.$C$3];[.G550]+[$Konventionen.$D$3]); COM.MICROSOFT.IFS([.E550]=[$Konventionen.$C$2];[.I550]+[$Konventionen.$D$2];[.E550]=[$Konventionen.$C$3];[.I550]+[$Konventionen.$D$3]))" office:value-type="string" office:string-value="" calcext:value-type="error">
            <text:p>#NV</text:p>
          </table:table-cell>
          <table:table-cell table:style-name="ce14" table:formula="of:=[.L550]-7" office:value-type="string" office:string-value="" calcext:value-type="error">
            <text:p>#NV</text:p>
          </table:table-cell>
          <table:table-cell table:style-name="ce14" table:formula="of:=COM.MICROSOFT.IFS([.E550]=[$Konventionen.$C$2];[.J550]+[$Konventionen.$E$2];[.E550]=[$Konventionen.$C$3];[.J5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0]&lt;=[.N550];[.L550]&gt;=[.N550]);IF([.K550]&lt;=[.N5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1]);#NULL!;IF(ISBLANK([.I551]);ORG.OPENOFFICE.YEARS([.C551];TODAY();0);ORG.OPENOFFICE.YEARS([.C551];[.I5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1]);COM.MICROSOFT.IFS([.E551]=[$Konventionen.$C$2];[.G551]+[$Konventionen.$D$2];[.E551]=[$Konventionen.$C$3];[.G551]+[$Konventionen.$D$3]); COM.MICROSOFT.IFS([.E551]=[$Konventionen.$C$2];[.I551]+[$Konventionen.$D$2];[.E551]=[$Konventionen.$C$3];[.I551]+[$Konventionen.$D$3]))" office:value-type="string" office:string-value="" calcext:value-type="error">
            <text:p>#NV</text:p>
          </table:table-cell>
          <table:table-cell table:style-name="ce14" table:formula="of:=[.L551]-7" office:value-type="string" office:string-value="" calcext:value-type="error">
            <text:p>#NV</text:p>
          </table:table-cell>
          <table:table-cell table:style-name="ce14" table:formula="of:=COM.MICROSOFT.IFS([.E551]=[$Konventionen.$C$2];[.J551]+[$Konventionen.$E$2];[.E551]=[$Konventionen.$C$3];[.J5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1]&lt;=[.N551];[.L551]&gt;=[.N551]);IF([.K551]&lt;=[.N5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2]);#NULL!;IF(ISBLANK([.I552]);ORG.OPENOFFICE.YEARS([.C552];TODAY();0);ORG.OPENOFFICE.YEARS([.C552];[.I5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2]);COM.MICROSOFT.IFS([.E552]=[$Konventionen.$C$2];[.G552]+[$Konventionen.$D$2];[.E552]=[$Konventionen.$C$3];[.G552]+[$Konventionen.$D$3]); COM.MICROSOFT.IFS([.E552]=[$Konventionen.$C$2];[.I552]+[$Konventionen.$D$2];[.E552]=[$Konventionen.$C$3];[.I552]+[$Konventionen.$D$3]))" office:value-type="string" office:string-value="" calcext:value-type="error">
            <text:p>#NV</text:p>
          </table:table-cell>
          <table:table-cell table:style-name="ce14" table:formula="of:=[.L552]-7" office:value-type="string" office:string-value="" calcext:value-type="error">
            <text:p>#NV</text:p>
          </table:table-cell>
          <table:table-cell table:style-name="ce14" table:formula="of:=COM.MICROSOFT.IFS([.E552]=[$Konventionen.$C$2];[.J552]+[$Konventionen.$E$2];[.E552]=[$Konventionen.$C$3];[.J5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2]&lt;=[.N552];[.L552]&gt;=[.N552]);IF([.K552]&lt;=[.N5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3]);#NULL!;IF(ISBLANK([.I553]);ORG.OPENOFFICE.YEARS([.C553];TODAY();0);ORG.OPENOFFICE.YEARS([.C553];[.I5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3]);COM.MICROSOFT.IFS([.E553]=[$Konventionen.$C$2];[.G553]+[$Konventionen.$D$2];[.E553]=[$Konventionen.$C$3];[.G553]+[$Konventionen.$D$3]); COM.MICROSOFT.IFS([.E553]=[$Konventionen.$C$2];[.I553]+[$Konventionen.$D$2];[.E553]=[$Konventionen.$C$3];[.I553]+[$Konventionen.$D$3]))" office:value-type="string" office:string-value="" calcext:value-type="error">
            <text:p>#NV</text:p>
          </table:table-cell>
          <table:table-cell table:style-name="ce14" table:formula="of:=[.L553]-7" office:value-type="string" office:string-value="" calcext:value-type="error">
            <text:p>#NV</text:p>
          </table:table-cell>
          <table:table-cell table:style-name="ce14" table:formula="of:=COM.MICROSOFT.IFS([.E553]=[$Konventionen.$C$2];[.J553]+[$Konventionen.$E$2];[.E553]=[$Konventionen.$C$3];[.J5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3]&lt;=[.N553];[.L553]&gt;=[.N553]);IF([.K553]&lt;=[.N5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4]);#NULL!;IF(ISBLANK([.I554]);ORG.OPENOFFICE.YEARS([.C554];TODAY();0);ORG.OPENOFFICE.YEARS([.C554];[.I5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4]);COM.MICROSOFT.IFS([.E554]=[$Konventionen.$C$2];[.G554]+[$Konventionen.$D$2];[.E554]=[$Konventionen.$C$3];[.G554]+[$Konventionen.$D$3]); COM.MICROSOFT.IFS([.E554]=[$Konventionen.$C$2];[.I554]+[$Konventionen.$D$2];[.E554]=[$Konventionen.$C$3];[.I554]+[$Konventionen.$D$3]))" office:value-type="string" office:string-value="" calcext:value-type="error">
            <text:p>#NV</text:p>
          </table:table-cell>
          <table:table-cell table:style-name="ce14" table:formula="of:=[.L554]-7" office:value-type="string" office:string-value="" calcext:value-type="error">
            <text:p>#NV</text:p>
          </table:table-cell>
          <table:table-cell table:style-name="ce14" table:formula="of:=COM.MICROSOFT.IFS([.E554]=[$Konventionen.$C$2];[.J554]+[$Konventionen.$E$2];[.E554]=[$Konventionen.$C$3];[.J5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4]&lt;=[.N554];[.L554]&gt;=[.N554]);IF([.K554]&lt;=[.N5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5]);#NULL!;IF(ISBLANK([.I555]);ORG.OPENOFFICE.YEARS([.C555];TODAY();0);ORG.OPENOFFICE.YEARS([.C555];[.I5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5]);COM.MICROSOFT.IFS([.E555]=[$Konventionen.$C$2];[.G555]+[$Konventionen.$D$2];[.E555]=[$Konventionen.$C$3];[.G555]+[$Konventionen.$D$3]); COM.MICROSOFT.IFS([.E555]=[$Konventionen.$C$2];[.I555]+[$Konventionen.$D$2];[.E555]=[$Konventionen.$C$3];[.I555]+[$Konventionen.$D$3]))" office:value-type="string" office:string-value="" calcext:value-type="error">
            <text:p>#NV</text:p>
          </table:table-cell>
          <table:table-cell table:style-name="ce14" table:formula="of:=[.L555]-7" office:value-type="string" office:string-value="" calcext:value-type="error">
            <text:p>#NV</text:p>
          </table:table-cell>
          <table:table-cell table:style-name="ce14" table:formula="of:=COM.MICROSOFT.IFS([.E555]=[$Konventionen.$C$2];[.J555]+[$Konventionen.$E$2];[.E555]=[$Konventionen.$C$3];[.J5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5]&lt;=[.N555];[.L555]&gt;=[.N555]);IF([.K555]&lt;=[.N5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6]);#NULL!;IF(ISBLANK([.I556]);ORG.OPENOFFICE.YEARS([.C556];TODAY();0);ORG.OPENOFFICE.YEARS([.C556];[.I5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6]);COM.MICROSOFT.IFS([.E556]=[$Konventionen.$C$2];[.G556]+[$Konventionen.$D$2];[.E556]=[$Konventionen.$C$3];[.G556]+[$Konventionen.$D$3]); COM.MICROSOFT.IFS([.E556]=[$Konventionen.$C$2];[.I556]+[$Konventionen.$D$2];[.E556]=[$Konventionen.$C$3];[.I556]+[$Konventionen.$D$3]))" office:value-type="string" office:string-value="" calcext:value-type="error">
            <text:p>#NV</text:p>
          </table:table-cell>
          <table:table-cell table:style-name="ce14" table:formula="of:=[.L556]-7" office:value-type="string" office:string-value="" calcext:value-type="error">
            <text:p>#NV</text:p>
          </table:table-cell>
          <table:table-cell table:style-name="ce14" table:formula="of:=COM.MICROSOFT.IFS([.E556]=[$Konventionen.$C$2];[.J556]+[$Konventionen.$E$2];[.E556]=[$Konventionen.$C$3];[.J5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6]&lt;=[.N556];[.L556]&gt;=[.N556]);IF([.K556]&lt;=[.N5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7]);#NULL!;IF(ISBLANK([.I557]);ORG.OPENOFFICE.YEARS([.C557];TODAY();0);ORG.OPENOFFICE.YEARS([.C557];[.I5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7]);COM.MICROSOFT.IFS([.E557]=[$Konventionen.$C$2];[.G557]+[$Konventionen.$D$2];[.E557]=[$Konventionen.$C$3];[.G557]+[$Konventionen.$D$3]); COM.MICROSOFT.IFS([.E557]=[$Konventionen.$C$2];[.I557]+[$Konventionen.$D$2];[.E557]=[$Konventionen.$C$3];[.I557]+[$Konventionen.$D$3]))" office:value-type="string" office:string-value="" calcext:value-type="error">
            <text:p>#NV</text:p>
          </table:table-cell>
          <table:table-cell table:style-name="ce14" table:formula="of:=[.L557]-7" office:value-type="string" office:string-value="" calcext:value-type="error">
            <text:p>#NV</text:p>
          </table:table-cell>
          <table:table-cell table:style-name="ce14" table:formula="of:=COM.MICROSOFT.IFS([.E557]=[$Konventionen.$C$2];[.J557]+[$Konventionen.$E$2];[.E557]=[$Konventionen.$C$3];[.J5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7]&lt;=[.N557];[.L557]&gt;=[.N557]);IF([.K557]&lt;=[.N5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8]);#NULL!;IF(ISBLANK([.I558]);ORG.OPENOFFICE.YEARS([.C558];TODAY();0);ORG.OPENOFFICE.YEARS([.C558];[.I5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8]);COM.MICROSOFT.IFS([.E558]=[$Konventionen.$C$2];[.G558]+[$Konventionen.$D$2];[.E558]=[$Konventionen.$C$3];[.G558]+[$Konventionen.$D$3]); COM.MICROSOFT.IFS([.E558]=[$Konventionen.$C$2];[.I558]+[$Konventionen.$D$2];[.E558]=[$Konventionen.$C$3];[.I558]+[$Konventionen.$D$3]))" office:value-type="string" office:string-value="" calcext:value-type="error">
            <text:p>#NV</text:p>
          </table:table-cell>
          <table:table-cell table:style-name="ce14" table:formula="of:=[.L558]-7" office:value-type="string" office:string-value="" calcext:value-type="error">
            <text:p>#NV</text:p>
          </table:table-cell>
          <table:table-cell table:style-name="ce14" table:formula="of:=COM.MICROSOFT.IFS([.E558]=[$Konventionen.$C$2];[.J558]+[$Konventionen.$E$2];[.E558]=[$Konventionen.$C$3];[.J5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8]&lt;=[.N558];[.L558]&gt;=[.N558]);IF([.K558]&lt;=[.N5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9]);#NULL!;IF(ISBLANK([.I559]);ORG.OPENOFFICE.YEARS([.C559];TODAY();0);ORG.OPENOFFICE.YEARS([.C559];[.I5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9]);COM.MICROSOFT.IFS([.E559]=[$Konventionen.$C$2];[.G559]+[$Konventionen.$D$2];[.E559]=[$Konventionen.$C$3];[.G559]+[$Konventionen.$D$3]); COM.MICROSOFT.IFS([.E559]=[$Konventionen.$C$2];[.I559]+[$Konventionen.$D$2];[.E559]=[$Konventionen.$C$3];[.I559]+[$Konventionen.$D$3]))" office:value-type="string" office:string-value="" calcext:value-type="error">
            <text:p>#NV</text:p>
          </table:table-cell>
          <table:table-cell table:style-name="ce14" table:formula="of:=[.L559]-7" office:value-type="string" office:string-value="" calcext:value-type="error">
            <text:p>#NV</text:p>
          </table:table-cell>
          <table:table-cell table:style-name="ce14" table:formula="of:=COM.MICROSOFT.IFS([.E559]=[$Konventionen.$C$2];[.J559]+[$Konventionen.$E$2];[.E559]=[$Konventionen.$C$3];[.J5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9]&lt;=[.N559];[.L559]&gt;=[.N559]);IF([.K559]&lt;=[.N5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0]);#NULL!;IF(ISBLANK([.I560]);ORG.OPENOFFICE.YEARS([.C560];TODAY();0);ORG.OPENOFFICE.YEARS([.C560];[.I5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0]);COM.MICROSOFT.IFS([.E560]=[$Konventionen.$C$2];[.G560]+[$Konventionen.$D$2];[.E560]=[$Konventionen.$C$3];[.G560]+[$Konventionen.$D$3]); COM.MICROSOFT.IFS([.E560]=[$Konventionen.$C$2];[.I560]+[$Konventionen.$D$2];[.E560]=[$Konventionen.$C$3];[.I560]+[$Konventionen.$D$3]))" office:value-type="string" office:string-value="" calcext:value-type="error">
            <text:p>#NV</text:p>
          </table:table-cell>
          <table:table-cell table:style-name="ce14" table:formula="of:=[.L560]-7" office:value-type="string" office:string-value="" calcext:value-type="error">
            <text:p>#NV</text:p>
          </table:table-cell>
          <table:table-cell table:style-name="ce14" table:formula="of:=COM.MICROSOFT.IFS([.E560]=[$Konventionen.$C$2];[.J560]+[$Konventionen.$E$2];[.E560]=[$Konventionen.$C$3];[.J5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0]&lt;=[.N560];[.L560]&gt;=[.N560]);IF([.K560]&lt;=[.N5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1]);#NULL!;IF(ISBLANK([.I561]);ORG.OPENOFFICE.YEARS([.C561];TODAY();0);ORG.OPENOFFICE.YEARS([.C561];[.I5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1]);COM.MICROSOFT.IFS([.E561]=[$Konventionen.$C$2];[.G561]+[$Konventionen.$D$2];[.E561]=[$Konventionen.$C$3];[.G561]+[$Konventionen.$D$3]); COM.MICROSOFT.IFS([.E561]=[$Konventionen.$C$2];[.I561]+[$Konventionen.$D$2];[.E561]=[$Konventionen.$C$3];[.I561]+[$Konventionen.$D$3]))" office:value-type="string" office:string-value="" calcext:value-type="error">
            <text:p>#NV</text:p>
          </table:table-cell>
          <table:table-cell table:style-name="ce14" table:formula="of:=[.L561]-7" office:value-type="string" office:string-value="" calcext:value-type="error">
            <text:p>#NV</text:p>
          </table:table-cell>
          <table:table-cell table:style-name="ce14" table:formula="of:=COM.MICROSOFT.IFS([.E561]=[$Konventionen.$C$2];[.J561]+[$Konventionen.$E$2];[.E561]=[$Konventionen.$C$3];[.J5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1]&lt;=[.N561];[.L561]&gt;=[.N561]);IF([.K561]&lt;=[.N5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2]);#NULL!;IF(ISBLANK([.I562]);ORG.OPENOFFICE.YEARS([.C562];TODAY();0);ORG.OPENOFFICE.YEARS([.C562];[.I5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2]);COM.MICROSOFT.IFS([.E562]=[$Konventionen.$C$2];[.G562]+[$Konventionen.$D$2];[.E562]=[$Konventionen.$C$3];[.G562]+[$Konventionen.$D$3]); COM.MICROSOFT.IFS([.E562]=[$Konventionen.$C$2];[.I562]+[$Konventionen.$D$2];[.E562]=[$Konventionen.$C$3];[.I562]+[$Konventionen.$D$3]))" office:value-type="string" office:string-value="" calcext:value-type="error">
            <text:p>#NV</text:p>
          </table:table-cell>
          <table:table-cell table:style-name="ce14" table:formula="of:=[.L562]-7" office:value-type="string" office:string-value="" calcext:value-type="error">
            <text:p>#NV</text:p>
          </table:table-cell>
          <table:table-cell table:style-name="ce14" table:formula="of:=COM.MICROSOFT.IFS([.E562]=[$Konventionen.$C$2];[.J562]+[$Konventionen.$E$2];[.E562]=[$Konventionen.$C$3];[.J5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2]&lt;=[.N562];[.L562]&gt;=[.N562]);IF([.K562]&lt;=[.N5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3]);#NULL!;IF(ISBLANK([.I563]);ORG.OPENOFFICE.YEARS([.C563];TODAY();0);ORG.OPENOFFICE.YEARS([.C563];[.I5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3]);COM.MICROSOFT.IFS([.E563]=[$Konventionen.$C$2];[.G563]+[$Konventionen.$D$2];[.E563]=[$Konventionen.$C$3];[.G563]+[$Konventionen.$D$3]); COM.MICROSOFT.IFS([.E563]=[$Konventionen.$C$2];[.I563]+[$Konventionen.$D$2];[.E563]=[$Konventionen.$C$3];[.I563]+[$Konventionen.$D$3]))" office:value-type="string" office:string-value="" calcext:value-type="error">
            <text:p>#NV</text:p>
          </table:table-cell>
          <table:table-cell table:style-name="ce14" table:formula="of:=[.L563]-7" office:value-type="string" office:string-value="" calcext:value-type="error">
            <text:p>#NV</text:p>
          </table:table-cell>
          <table:table-cell table:style-name="ce14" table:formula="of:=COM.MICROSOFT.IFS([.E563]=[$Konventionen.$C$2];[.J563]+[$Konventionen.$E$2];[.E563]=[$Konventionen.$C$3];[.J5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3]&lt;=[.N563];[.L563]&gt;=[.N563]);IF([.K563]&lt;=[.N5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4]);#NULL!;IF(ISBLANK([.I564]);ORG.OPENOFFICE.YEARS([.C564];TODAY();0);ORG.OPENOFFICE.YEARS([.C564];[.I5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4]);COM.MICROSOFT.IFS([.E564]=[$Konventionen.$C$2];[.G564]+[$Konventionen.$D$2];[.E564]=[$Konventionen.$C$3];[.G564]+[$Konventionen.$D$3]); COM.MICROSOFT.IFS([.E564]=[$Konventionen.$C$2];[.I564]+[$Konventionen.$D$2];[.E564]=[$Konventionen.$C$3];[.I564]+[$Konventionen.$D$3]))" office:value-type="string" office:string-value="" calcext:value-type="error">
            <text:p>#NV</text:p>
          </table:table-cell>
          <table:table-cell table:style-name="ce14" table:formula="of:=[.L564]-7" office:value-type="string" office:string-value="" calcext:value-type="error">
            <text:p>#NV</text:p>
          </table:table-cell>
          <table:table-cell table:style-name="ce14" table:formula="of:=COM.MICROSOFT.IFS([.E564]=[$Konventionen.$C$2];[.J564]+[$Konventionen.$E$2];[.E564]=[$Konventionen.$C$3];[.J5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4]&lt;=[.N564];[.L564]&gt;=[.N564]);IF([.K564]&lt;=[.N5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5]);#NULL!;IF(ISBLANK([.I565]);ORG.OPENOFFICE.YEARS([.C565];TODAY();0);ORG.OPENOFFICE.YEARS([.C565];[.I5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5]);COM.MICROSOFT.IFS([.E565]=[$Konventionen.$C$2];[.G565]+[$Konventionen.$D$2];[.E565]=[$Konventionen.$C$3];[.G565]+[$Konventionen.$D$3]); COM.MICROSOFT.IFS([.E565]=[$Konventionen.$C$2];[.I565]+[$Konventionen.$D$2];[.E565]=[$Konventionen.$C$3];[.I565]+[$Konventionen.$D$3]))" office:value-type="string" office:string-value="" calcext:value-type="error">
            <text:p>#NV</text:p>
          </table:table-cell>
          <table:table-cell table:style-name="ce14" table:formula="of:=[.L565]-7" office:value-type="string" office:string-value="" calcext:value-type="error">
            <text:p>#NV</text:p>
          </table:table-cell>
          <table:table-cell table:style-name="ce14" table:formula="of:=COM.MICROSOFT.IFS([.E565]=[$Konventionen.$C$2];[.J565]+[$Konventionen.$E$2];[.E565]=[$Konventionen.$C$3];[.J5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5]&lt;=[.N565];[.L565]&gt;=[.N565]);IF([.K565]&lt;=[.N5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6]);#NULL!;IF(ISBLANK([.I566]);ORG.OPENOFFICE.YEARS([.C566];TODAY();0);ORG.OPENOFFICE.YEARS([.C566];[.I5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6]);COM.MICROSOFT.IFS([.E566]=[$Konventionen.$C$2];[.G566]+[$Konventionen.$D$2];[.E566]=[$Konventionen.$C$3];[.G566]+[$Konventionen.$D$3]); COM.MICROSOFT.IFS([.E566]=[$Konventionen.$C$2];[.I566]+[$Konventionen.$D$2];[.E566]=[$Konventionen.$C$3];[.I566]+[$Konventionen.$D$3]))" office:value-type="string" office:string-value="" calcext:value-type="error">
            <text:p>#NV</text:p>
          </table:table-cell>
          <table:table-cell table:style-name="ce14" table:formula="of:=[.L566]-7" office:value-type="string" office:string-value="" calcext:value-type="error">
            <text:p>#NV</text:p>
          </table:table-cell>
          <table:table-cell table:style-name="ce14" table:formula="of:=COM.MICROSOFT.IFS([.E566]=[$Konventionen.$C$2];[.J566]+[$Konventionen.$E$2];[.E566]=[$Konventionen.$C$3];[.J5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6]&lt;=[.N566];[.L566]&gt;=[.N566]);IF([.K566]&lt;=[.N5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7]);#NULL!;IF(ISBLANK([.I567]);ORG.OPENOFFICE.YEARS([.C567];TODAY();0);ORG.OPENOFFICE.YEARS([.C567];[.I5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7]);COM.MICROSOFT.IFS([.E567]=[$Konventionen.$C$2];[.G567]+[$Konventionen.$D$2];[.E567]=[$Konventionen.$C$3];[.G567]+[$Konventionen.$D$3]); COM.MICROSOFT.IFS([.E567]=[$Konventionen.$C$2];[.I567]+[$Konventionen.$D$2];[.E567]=[$Konventionen.$C$3];[.I567]+[$Konventionen.$D$3]))" office:value-type="string" office:string-value="" calcext:value-type="error">
            <text:p>#NV</text:p>
          </table:table-cell>
          <table:table-cell table:style-name="ce14" table:formula="of:=[.L567]-7" office:value-type="string" office:string-value="" calcext:value-type="error">
            <text:p>#NV</text:p>
          </table:table-cell>
          <table:table-cell table:style-name="ce14" table:formula="of:=COM.MICROSOFT.IFS([.E567]=[$Konventionen.$C$2];[.J567]+[$Konventionen.$E$2];[.E567]=[$Konventionen.$C$3];[.J5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7]&lt;=[.N567];[.L567]&gt;=[.N567]);IF([.K567]&lt;=[.N5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8]);#NULL!;IF(ISBLANK([.I568]);ORG.OPENOFFICE.YEARS([.C568];TODAY();0);ORG.OPENOFFICE.YEARS([.C568];[.I5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8]);COM.MICROSOFT.IFS([.E568]=[$Konventionen.$C$2];[.G568]+[$Konventionen.$D$2];[.E568]=[$Konventionen.$C$3];[.G568]+[$Konventionen.$D$3]); COM.MICROSOFT.IFS([.E568]=[$Konventionen.$C$2];[.I568]+[$Konventionen.$D$2];[.E568]=[$Konventionen.$C$3];[.I568]+[$Konventionen.$D$3]))" office:value-type="string" office:string-value="" calcext:value-type="error">
            <text:p>#NV</text:p>
          </table:table-cell>
          <table:table-cell table:style-name="ce14" table:formula="of:=[.L568]-7" office:value-type="string" office:string-value="" calcext:value-type="error">
            <text:p>#NV</text:p>
          </table:table-cell>
          <table:table-cell table:style-name="ce14" table:formula="of:=COM.MICROSOFT.IFS([.E568]=[$Konventionen.$C$2];[.J568]+[$Konventionen.$E$2];[.E568]=[$Konventionen.$C$3];[.J5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8]&lt;=[.N568];[.L568]&gt;=[.N568]);IF([.K568]&lt;=[.N5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9]);#NULL!;IF(ISBLANK([.I569]);ORG.OPENOFFICE.YEARS([.C569];TODAY();0);ORG.OPENOFFICE.YEARS([.C569];[.I5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9]);COM.MICROSOFT.IFS([.E569]=[$Konventionen.$C$2];[.G569]+[$Konventionen.$D$2];[.E569]=[$Konventionen.$C$3];[.G569]+[$Konventionen.$D$3]); COM.MICROSOFT.IFS([.E569]=[$Konventionen.$C$2];[.I569]+[$Konventionen.$D$2];[.E569]=[$Konventionen.$C$3];[.I569]+[$Konventionen.$D$3]))" office:value-type="string" office:string-value="" calcext:value-type="error">
            <text:p>#NV</text:p>
          </table:table-cell>
          <table:table-cell table:style-name="ce14" table:formula="of:=[.L569]-7" office:value-type="string" office:string-value="" calcext:value-type="error">
            <text:p>#NV</text:p>
          </table:table-cell>
          <table:table-cell table:style-name="ce14" table:formula="of:=COM.MICROSOFT.IFS([.E569]=[$Konventionen.$C$2];[.J569]+[$Konventionen.$E$2];[.E569]=[$Konventionen.$C$3];[.J5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9]&lt;=[.N569];[.L569]&gt;=[.N569]);IF([.K569]&lt;=[.N5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0]);#NULL!;IF(ISBLANK([.I570]);ORG.OPENOFFICE.YEARS([.C570];TODAY();0);ORG.OPENOFFICE.YEARS([.C570];[.I5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0]);COM.MICROSOFT.IFS([.E570]=[$Konventionen.$C$2];[.G570]+[$Konventionen.$D$2];[.E570]=[$Konventionen.$C$3];[.G570]+[$Konventionen.$D$3]); COM.MICROSOFT.IFS([.E570]=[$Konventionen.$C$2];[.I570]+[$Konventionen.$D$2];[.E570]=[$Konventionen.$C$3];[.I570]+[$Konventionen.$D$3]))" office:value-type="string" office:string-value="" calcext:value-type="error">
            <text:p>#NV</text:p>
          </table:table-cell>
          <table:table-cell table:style-name="ce14" table:formula="of:=[.L570]-7" office:value-type="string" office:string-value="" calcext:value-type="error">
            <text:p>#NV</text:p>
          </table:table-cell>
          <table:table-cell table:style-name="ce14" table:formula="of:=COM.MICROSOFT.IFS([.E570]=[$Konventionen.$C$2];[.J570]+[$Konventionen.$E$2];[.E570]=[$Konventionen.$C$3];[.J5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0]&lt;=[.N570];[.L570]&gt;=[.N570]);IF([.K570]&lt;=[.N5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1]);#NULL!;IF(ISBLANK([.I571]);ORG.OPENOFFICE.YEARS([.C571];TODAY();0);ORG.OPENOFFICE.YEARS([.C571];[.I5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1]);COM.MICROSOFT.IFS([.E571]=[$Konventionen.$C$2];[.G571]+[$Konventionen.$D$2];[.E571]=[$Konventionen.$C$3];[.G571]+[$Konventionen.$D$3]); COM.MICROSOFT.IFS([.E571]=[$Konventionen.$C$2];[.I571]+[$Konventionen.$D$2];[.E571]=[$Konventionen.$C$3];[.I571]+[$Konventionen.$D$3]))" office:value-type="string" office:string-value="" calcext:value-type="error">
            <text:p>#NV</text:p>
          </table:table-cell>
          <table:table-cell table:style-name="ce14" table:formula="of:=[.L571]-7" office:value-type="string" office:string-value="" calcext:value-type="error">
            <text:p>#NV</text:p>
          </table:table-cell>
          <table:table-cell table:style-name="ce14" table:formula="of:=COM.MICROSOFT.IFS([.E571]=[$Konventionen.$C$2];[.J571]+[$Konventionen.$E$2];[.E571]=[$Konventionen.$C$3];[.J5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1]&lt;=[.N571];[.L571]&gt;=[.N571]);IF([.K571]&lt;=[.N5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2]);#NULL!;IF(ISBLANK([.I572]);ORG.OPENOFFICE.YEARS([.C572];TODAY();0);ORG.OPENOFFICE.YEARS([.C572];[.I5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2]);COM.MICROSOFT.IFS([.E572]=[$Konventionen.$C$2];[.G572]+[$Konventionen.$D$2];[.E572]=[$Konventionen.$C$3];[.G572]+[$Konventionen.$D$3]); COM.MICROSOFT.IFS([.E572]=[$Konventionen.$C$2];[.I572]+[$Konventionen.$D$2];[.E572]=[$Konventionen.$C$3];[.I572]+[$Konventionen.$D$3]))" office:value-type="string" office:string-value="" calcext:value-type="error">
            <text:p>#NV</text:p>
          </table:table-cell>
          <table:table-cell table:style-name="ce14" table:formula="of:=[.L572]-7" office:value-type="string" office:string-value="" calcext:value-type="error">
            <text:p>#NV</text:p>
          </table:table-cell>
          <table:table-cell table:style-name="ce14" table:formula="of:=COM.MICROSOFT.IFS([.E572]=[$Konventionen.$C$2];[.J572]+[$Konventionen.$E$2];[.E572]=[$Konventionen.$C$3];[.J5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2]&lt;=[.N572];[.L572]&gt;=[.N572]);IF([.K572]&lt;=[.N5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3]);#NULL!;IF(ISBLANK([.I573]);ORG.OPENOFFICE.YEARS([.C573];TODAY();0);ORG.OPENOFFICE.YEARS([.C573];[.I5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3]);COM.MICROSOFT.IFS([.E573]=[$Konventionen.$C$2];[.G573]+[$Konventionen.$D$2];[.E573]=[$Konventionen.$C$3];[.G573]+[$Konventionen.$D$3]); COM.MICROSOFT.IFS([.E573]=[$Konventionen.$C$2];[.I573]+[$Konventionen.$D$2];[.E573]=[$Konventionen.$C$3];[.I573]+[$Konventionen.$D$3]))" office:value-type="string" office:string-value="" calcext:value-type="error">
            <text:p>#NV</text:p>
          </table:table-cell>
          <table:table-cell table:style-name="ce14" table:formula="of:=[.L573]-7" office:value-type="string" office:string-value="" calcext:value-type="error">
            <text:p>#NV</text:p>
          </table:table-cell>
          <table:table-cell table:style-name="ce14" table:formula="of:=COM.MICROSOFT.IFS([.E573]=[$Konventionen.$C$2];[.J573]+[$Konventionen.$E$2];[.E573]=[$Konventionen.$C$3];[.J5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3]&lt;=[.N573];[.L573]&gt;=[.N573]);IF([.K573]&lt;=[.N5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4]);#NULL!;IF(ISBLANK([.I574]);ORG.OPENOFFICE.YEARS([.C574];TODAY();0);ORG.OPENOFFICE.YEARS([.C574];[.I5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4]);COM.MICROSOFT.IFS([.E574]=[$Konventionen.$C$2];[.G574]+[$Konventionen.$D$2];[.E574]=[$Konventionen.$C$3];[.G574]+[$Konventionen.$D$3]); COM.MICROSOFT.IFS([.E574]=[$Konventionen.$C$2];[.I574]+[$Konventionen.$D$2];[.E574]=[$Konventionen.$C$3];[.I574]+[$Konventionen.$D$3]))" office:value-type="string" office:string-value="" calcext:value-type="error">
            <text:p>#NV</text:p>
          </table:table-cell>
          <table:table-cell table:style-name="ce14" table:formula="of:=[.L574]-7" office:value-type="string" office:string-value="" calcext:value-type="error">
            <text:p>#NV</text:p>
          </table:table-cell>
          <table:table-cell table:style-name="ce14" table:formula="of:=COM.MICROSOFT.IFS([.E574]=[$Konventionen.$C$2];[.J574]+[$Konventionen.$E$2];[.E574]=[$Konventionen.$C$3];[.J5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4]&lt;=[.N574];[.L574]&gt;=[.N574]);IF([.K574]&lt;=[.N5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5]);#NULL!;IF(ISBLANK([.I575]);ORG.OPENOFFICE.YEARS([.C575];TODAY();0);ORG.OPENOFFICE.YEARS([.C575];[.I5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5]);COM.MICROSOFT.IFS([.E575]=[$Konventionen.$C$2];[.G575]+[$Konventionen.$D$2];[.E575]=[$Konventionen.$C$3];[.G575]+[$Konventionen.$D$3]); COM.MICROSOFT.IFS([.E575]=[$Konventionen.$C$2];[.I575]+[$Konventionen.$D$2];[.E575]=[$Konventionen.$C$3];[.I575]+[$Konventionen.$D$3]))" office:value-type="string" office:string-value="" calcext:value-type="error">
            <text:p>#NV</text:p>
          </table:table-cell>
          <table:table-cell table:style-name="ce14" table:formula="of:=[.L575]-7" office:value-type="string" office:string-value="" calcext:value-type="error">
            <text:p>#NV</text:p>
          </table:table-cell>
          <table:table-cell table:style-name="ce14" table:formula="of:=COM.MICROSOFT.IFS([.E575]=[$Konventionen.$C$2];[.J575]+[$Konventionen.$E$2];[.E575]=[$Konventionen.$C$3];[.J5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5]&lt;=[.N575];[.L575]&gt;=[.N575]);IF([.K575]&lt;=[.N5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6]);#NULL!;IF(ISBLANK([.I576]);ORG.OPENOFFICE.YEARS([.C576];TODAY();0);ORG.OPENOFFICE.YEARS([.C576];[.I5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6]);COM.MICROSOFT.IFS([.E576]=[$Konventionen.$C$2];[.G576]+[$Konventionen.$D$2];[.E576]=[$Konventionen.$C$3];[.G576]+[$Konventionen.$D$3]); COM.MICROSOFT.IFS([.E576]=[$Konventionen.$C$2];[.I576]+[$Konventionen.$D$2];[.E576]=[$Konventionen.$C$3];[.I576]+[$Konventionen.$D$3]))" office:value-type="string" office:string-value="" calcext:value-type="error">
            <text:p>#NV</text:p>
          </table:table-cell>
          <table:table-cell table:style-name="ce14" table:formula="of:=[.L576]-7" office:value-type="string" office:string-value="" calcext:value-type="error">
            <text:p>#NV</text:p>
          </table:table-cell>
          <table:table-cell table:style-name="ce14" table:formula="of:=COM.MICROSOFT.IFS([.E576]=[$Konventionen.$C$2];[.J576]+[$Konventionen.$E$2];[.E576]=[$Konventionen.$C$3];[.J5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6]&lt;=[.N576];[.L576]&gt;=[.N576]);IF([.K576]&lt;=[.N5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7]);#NULL!;IF(ISBLANK([.I577]);ORG.OPENOFFICE.YEARS([.C577];TODAY();0);ORG.OPENOFFICE.YEARS([.C577];[.I5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7]);COM.MICROSOFT.IFS([.E577]=[$Konventionen.$C$2];[.G577]+[$Konventionen.$D$2];[.E577]=[$Konventionen.$C$3];[.G577]+[$Konventionen.$D$3]); COM.MICROSOFT.IFS([.E577]=[$Konventionen.$C$2];[.I577]+[$Konventionen.$D$2];[.E577]=[$Konventionen.$C$3];[.I577]+[$Konventionen.$D$3]))" office:value-type="string" office:string-value="" calcext:value-type="error">
            <text:p>#NV</text:p>
          </table:table-cell>
          <table:table-cell table:style-name="ce14" table:formula="of:=[.L577]-7" office:value-type="string" office:string-value="" calcext:value-type="error">
            <text:p>#NV</text:p>
          </table:table-cell>
          <table:table-cell table:style-name="ce14" table:formula="of:=COM.MICROSOFT.IFS([.E577]=[$Konventionen.$C$2];[.J577]+[$Konventionen.$E$2];[.E577]=[$Konventionen.$C$3];[.J5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7]&lt;=[.N577];[.L577]&gt;=[.N577]);IF([.K577]&lt;=[.N5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8]);#NULL!;IF(ISBLANK([.I578]);ORG.OPENOFFICE.YEARS([.C578];TODAY();0);ORG.OPENOFFICE.YEARS([.C578];[.I5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8]);COM.MICROSOFT.IFS([.E578]=[$Konventionen.$C$2];[.G578]+[$Konventionen.$D$2];[.E578]=[$Konventionen.$C$3];[.G578]+[$Konventionen.$D$3]); COM.MICROSOFT.IFS([.E578]=[$Konventionen.$C$2];[.I578]+[$Konventionen.$D$2];[.E578]=[$Konventionen.$C$3];[.I578]+[$Konventionen.$D$3]))" office:value-type="string" office:string-value="" calcext:value-type="error">
            <text:p>#NV</text:p>
          </table:table-cell>
          <table:table-cell table:style-name="ce14" table:formula="of:=[.L578]-7" office:value-type="string" office:string-value="" calcext:value-type="error">
            <text:p>#NV</text:p>
          </table:table-cell>
          <table:table-cell table:style-name="ce14" table:formula="of:=COM.MICROSOFT.IFS([.E578]=[$Konventionen.$C$2];[.J578]+[$Konventionen.$E$2];[.E578]=[$Konventionen.$C$3];[.J5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8]&lt;=[.N578];[.L578]&gt;=[.N578]);IF([.K578]&lt;=[.N5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9]);#NULL!;IF(ISBLANK([.I579]);ORG.OPENOFFICE.YEARS([.C579];TODAY();0);ORG.OPENOFFICE.YEARS([.C579];[.I5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9]);COM.MICROSOFT.IFS([.E579]=[$Konventionen.$C$2];[.G579]+[$Konventionen.$D$2];[.E579]=[$Konventionen.$C$3];[.G579]+[$Konventionen.$D$3]); COM.MICROSOFT.IFS([.E579]=[$Konventionen.$C$2];[.I579]+[$Konventionen.$D$2];[.E579]=[$Konventionen.$C$3];[.I579]+[$Konventionen.$D$3]))" office:value-type="string" office:string-value="" calcext:value-type="error">
            <text:p>#NV</text:p>
          </table:table-cell>
          <table:table-cell table:style-name="ce14" table:formula="of:=[.L579]-7" office:value-type="string" office:string-value="" calcext:value-type="error">
            <text:p>#NV</text:p>
          </table:table-cell>
          <table:table-cell table:style-name="ce14" table:formula="of:=COM.MICROSOFT.IFS([.E579]=[$Konventionen.$C$2];[.J579]+[$Konventionen.$E$2];[.E579]=[$Konventionen.$C$3];[.J5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9]&lt;=[.N579];[.L579]&gt;=[.N579]);IF([.K579]&lt;=[.N5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0]);#NULL!;IF(ISBLANK([.I580]);ORG.OPENOFFICE.YEARS([.C580];TODAY();0);ORG.OPENOFFICE.YEARS([.C580];[.I5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0]);COM.MICROSOFT.IFS([.E580]=[$Konventionen.$C$2];[.G580]+[$Konventionen.$D$2];[.E580]=[$Konventionen.$C$3];[.G580]+[$Konventionen.$D$3]); COM.MICROSOFT.IFS([.E580]=[$Konventionen.$C$2];[.I580]+[$Konventionen.$D$2];[.E580]=[$Konventionen.$C$3];[.I580]+[$Konventionen.$D$3]))" office:value-type="string" office:string-value="" calcext:value-type="error">
            <text:p>#NV</text:p>
          </table:table-cell>
          <table:table-cell table:style-name="ce14" table:formula="of:=[.L580]-7" office:value-type="string" office:string-value="" calcext:value-type="error">
            <text:p>#NV</text:p>
          </table:table-cell>
          <table:table-cell table:style-name="ce14" table:formula="of:=COM.MICROSOFT.IFS([.E580]=[$Konventionen.$C$2];[.J580]+[$Konventionen.$E$2];[.E580]=[$Konventionen.$C$3];[.J5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0]&lt;=[.N580];[.L580]&gt;=[.N580]);IF([.K580]&lt;=[.N5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1]);#NULL!;IF(ISBLANK([.I581]);ORG.OPENOFFICE.YEARS([.C581];TODAY();0);ORG.OPENOFFICE.YEARS([.C581];[.I5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1]);COM.MICROSOFT.IFS([.E581]=[$Konventionen.$C$2];[.G581]+[$Konventionen.$D$2];[.E581]=[$Konventionen.$C$3];[.G581]+[$Konventionen.$D$3]); COM.MICROSOFT.IFS([.E581]=[$Konventionen.$C$2];[.I581]+[$Konventionen.$D$2];[.E581]=[$Konventionen.$C$3];[.I581]+[$Konventionen.$D$3]))" office:value-type="string" office:string-value="" calcext:value-type="error">
            <text:p>#NV</text:p>
          </table:table-cell>
          <table:table-cell table:style-name="ce14" table:formula="of:=[.L581]-7" office:value-type="string" office:string-value="" calcext:value-type="error">
            <text:p>#NV</text:p>
          </table:table-cell>
          <table:table-cell table:style-name="ce14" table:formula="of:=COM.MICROSOFT.IFS([.E581]=[$Konventionen.$C$2];[.J581]+[$Konventionen.$E$2];[.E581]=[$Konventionen.$C$3];[.J5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1]&lt;=[.N581];[.L581]&gt;=[.N581]);IF([.K581]&lt;=[.N5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2]);#NULL!;IF(ISBLANK([.I582]);ORG.OPENOFFICE.YEARS([.C582];TODAY();0);ORG.OPENOFFICE.YEARS([.C582];[.I5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2]);COM.MICROSOFT.IFS([.E582]=[$Konventionen.$C$2];[.G582]+[$Konventionen.$D$2];[.E582]=[$Konventionen.$C$3];[.G582]+[$Konventionen.$D$3]); COM.MICROSOFT.IFS([.E582]=[$Konventionen.$C$2];[.I582]+[$Konventionen.$D$2];[.E582]=[$Konventionen.$C$3];[.I582]+[$Konventionen.$D$3]))" office:value-type="string" office:string-value="" calcext:value-type="error">
            <text:p>#NV</text:p>
          </table:table-cell>
          <table:table-cell table:style-name="ce14" table:formula="of:=[.L582]-7" office:value-type="string" office:string-value="" calcext:value-type="error">
            <text:p>#NV</text:p>
          </table:table-cell>
          <table:table-cell table:style-name="ce14" table:formula="of:=COM.MICROSOFT.IFS([.E582]=[$Konventionen.$C$2];[.J582]+[$Konventionen.$E$2];[.E582]=[$Konventionen.$C$3];[.J5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2]&lt;=[.N582];[.L582]&gt;=[.N582]);IF([.K582]&lt;=[.N5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3]);#NULL!;IF(ISBLANK([.I583]);ORG.OPENOFFICE.YEARS([.C583];TODAY();0);ORG.OPENOFFICE.YEARS([.C583];[.I5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3]);COM.MICROSOFT.IFS([.E583]=[$Konventionen.$C$2];[.G583]+[$Konventionen.$D$2];[.E583]=[$Konventionen.$C$3];[.G583]+[$Konventionen.$D$3]); COM.MICROSOFT.IFS([.E583]=[$Konventionen.$C$2];[.I583]+[$Konventionen.$D$2];[.E583]=[$Konventionen.$C$3];[.I583]+[$Konventionen.$D$3]))" office:value-type="string" office:string-value="" calcext:value-type="error">
            <text:p>#NV</text:p>
          </table:table-cell>
          <table:table-cell table:style-name="ce14" table:formula="of:=[.L583]-7" office:value-type="string" office:string-value="" calcext:value-type="error">
            <text:p>#NV</text:p>
          </table:table-cell>
          <table:table-cell table:style-name="ce14" table:formula="of:=COM.MICROSOFT.IFS([.E583]=[$Konventionen.$C$2];[.J583]+[$Konventionen.$E$2];[.E583]=[$Konventionen.$C$3];[.J5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3]&lt;=[.N583];[.L583]&gt;=[.N583]);IF([.K583]&lt;=[.N5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4]);#NULL!;IF(ISBLANK([.I584]);ORG.OPENOFFICE.YEARS([.C584];TODAY();0);ORG.OPENOFFICE.YEARS([.C584];[.I5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4]);COM.MICROSOFT.IFS([.E584]=[$Konventionen.$C$2];[.G584]+[$Konventionen.$D$2];[.E584]=[$Konventionen.$C$3];[.G584]+[$Konventionen.$D$3]); COM.MICROSOFT.IFS([.E584]=[$Konventionen.$C$2];[.I584]+[$Konventionen.$D$2];[.E584]=[$Konventionen.$C$3];[.I584]+[$Konventionen.$D$3]))" office:value-type="string" office:string-value="" calcext:value-type="error">
            <text:p>#NV</text:p>
          </table:table-cell>
          <table:table-cell table:style-name="ce14" table:formula="of:=[.L584]-7" office:value-type="string" office:string-value="" calcext:value-type="error">
            <text:p>#NV</text:p>
          </table:table-cell>
          <table:table-cell table:style-name="ce14" table:formula="of:=COM.MICROSOFT.IFS([.E584]=[$Konventionen.$C$2];[.J584]+[$Konventionen.$E$2];[.E584]=[$Konventionen.$C$3];[.J5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4]&lt;=[.N584];[.L584]&gt;=[.N584]);IF([.K584]&lt;=[.N5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5]);#NULL!;IF(ISBLANK([.I585]);ORG.OPENOFFICE.YEARS([.C585];TODAY();0);ORG.OPENOFFICE.YEARS([.C585];[.I5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5]);COM.MICROSOFT.IFS([.E585]=[$Konventionen.$C$2];[.G585]+[$Konventionen.$D$2];[.E585]=[$Konventionen.$C$3];[.G585]+[$Konventionen.$D$3]); COM.MICROSOFT.IFS([.E585]=[$Konventionen.$C$2];[.I585]+[$Konventionen.$D$2];[.E585]=[$Konventionen.$C$3];[.I585]+[$Konventionen.$D$3]))" office:value-type="string" office:string-value="" calcext:value-type="error">
            <text:p>#NV</text:p>
          </table:table-cell>
          <table:table-cell table:style-name="ce14" table:formula="of:=[.L585]-7" office:value-type="string" office:string-value="" calcext:value-type="error">
            <text:p>#NV</text:p>
          </table:table-cell>
          <table:table-cell table:style-name="ce14" table:formula="of:=COM.MICROSOFT.IFS([.E585]=[$Konventionen.$C$2];[.J585]+[$Konventionen.$E$2];[.E585]=[$Konventionen.$C$3];[.J5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5]&lt;=[.N585];[.L585]&gt;=[.N585]);IF([.K585]&lt;=[.N5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6]);#NULL!;IF(ISBLANK([.I586]);ORG.OPENOFFICE.YEARS([.C586];TODAY();0);ORG.OPENOFFICE.YEARS([.C586];[.I5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6]);COM.MICROSOFT.IFS([.E586]=[$Konventionen.$C$2];[.G586]+[$Konventionen.$D$2];[.E586]=[$Konventionen.$C$3];[.G586]+[$Konventionen.$D$3]); COM.MICROSOFT.IFS([.E586]=[$Konventionen.$C$2];[.I586]+[$Konventionen.$D$2];[.E586]=[$Konventionen.$C$3];[.I586]+[$Konventionen.$D$3]))" office:value-type="string" office:string-value="" calcext:value-type="error">
            <text:p>#NV</text:p>
          </table:table-cell>
          <table:table-cell table:style-name="ce14" table:formula="of:=[.L586]-7" office:value-type="string" office:string-value="" calcext:value-type="error">
            <text:p>#NV</text:p>
          </table:table-cell>
          <table:table-cell table:style-name="ce14" table:formula="of:=COM.MICROSOFT.IFS([.E586]=[$Konventionen.$C$2];[.J586]+[$Konventionen.$E$2];[.E586]=[$Konventionen.$C$3];[.J5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6]&lt;=[.N586];[.L586]&gt;=[.N586]);IF([.K586]&lt;=[.N5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7]);#NULL!;IF(ISBLANK([.I587]);ORG.OPENOFFICE.YEARS([.C587];TODAY();0);ORG.OPENOFFICE.YEARS([.C587];[.I5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7]);COM.MICROSOFT.IFS([.E587]=[$Konventionen.$C$2];[.G587]+[$Konventionen.$D$2];[.E587]=[$Konventionen.$C$3];[.G587]+[$Konventionen.$D$3]); COM.MICROSOFT.IFS([.E587]=[$Konventionen.$C$2];[.I587]+[$Konventionen.$D$2];[.E587]=[$Konventionen.$C$3];[.I587]+[$Konventionen.$D$3]))" office:value-type="string" office:string-value="" calcext:value-type="error">
            <text:p>#NV</text:p>
          </table:table-cell>
          <table:table-cell table:style-name="ce14" table:formula="of:=[.L587]-7" office:value-type="string" office:string-value="" calcext:value-type="error">
            <text:p>#NV</text:p>
          </table:table-cell>
          <table:table-cell table:style-name="ce14" table:formula="of:=COM.MICROSOFT.IFS([.E587]=[$Konventionen.$C$2];[.J587]+[$Konventionen.$E$2];[.E587]=[$Konventionen.$C$3];[.J5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7]&lt;=[.N587];[.L587]&gt;=[.N587]);IF([.K587]&lt;=[.N5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8]);#NULL!;IF(ISBLANK([.I588]);ORG.OPENOFFICE.YEARS([.C588];TODAY();0);ORG.OPENOFFICE.YEARS([.C588];[.I5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8]);COM.MICROSOFT.IFS([.E588]=[$Konventionen.$C$2];[.G588]+[$Konventionen.$D$2];[.E588]=[$Konventionen.$C$3];[.G588]+[$Konventionen.$D$3]); COM.MICROSOFT.IFS([.E588]=[$Konventionen.$C$2];[.I588]+[$Konventionen.$D$2];[.E588]=[$Konventionen.$C$3];[.I588]+[$Konventionen.$D$3]))" office:value-type="string" office:string-value="" calcext:value-type="error">
            <text:p>#NV</text:p>
          </table:table-cell>
          <table:table-cell table:style-name="ce14" table:formula="of:=[.L588]-7" office:value-type="string" office:string-value="" calcext:value-type="error">
            <text:p>#NV</text:p>
          </table:table-cell>
          <table:table-cell table:style-name="ce14" table:formula="of:=COM.MICROSOFT.IFS([.E588]=[$Konventionen.$C$2];[.J588]+[$Konventionen.$E$2];[.E588]=[$Konventionen.$C$3];[.J5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8]&lt;=[.N588];[.L588]&gt;=[.N588]);IF([.K588]&lt;=[.N5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9]);#NULL!;IF(ISBLANK([.I589]);ORG.OPENOFFICE.YEARS([.C589];TODAY();0);ORG.OPENOFFICE.YEARS([.C589];[.I5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9]);COM.MICROSOFT.IFS([.E589]=[$Konventionen.$C$2];[.G589]+[$Konventionen.$D$2];[.E589]=[$Konventionen.$C$3];[.G589]+[$Konventionen.$D$3]); COM.MICROSOFT.IFS([.E589]=[$Konventionen.$C$2];[.I589]+[$Konventionen.$D$2];[.E589]=[$Konventionen.$C$3];[.I589]+[$Konventionen.$D$3]))" office:value-type="string" office:string-value="" calcext:value-type="error">
            <text:p>#NV</text:p>
          </table:table-cell>
          <table:table-cell table:style-name="ce14" table:formula="of:=[.L589]-7" office:value-type="string" office:string-value="" calcext:value-type="error">
            <text:p>#NV</text:p>
          </table:table-cell>
          <table:table-cell table:style-name="ce14" table:formula="of:=COM.MICROSOFT.IFS([.E589]=[$Konventionen.$C$2];[.J589]+[$Konventionen.$E$2];[.E589]=[$Konventionen.$C$3];[.J5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9]&lt;=[.N589];[.L589]&gt;=[.N589]);IF([.K589]&lt;=[.N5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0]);#NULL!;IF(ISBLANK([.I590]);ORG.OPENOFFICE.YEARS([.C590];TODAY();0);ORG.OPENOFFICE.YEARS([.C590];[.I5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0]);COM.MICROSOFT.IFS([.E590]=[$Konventionen.$C$2];[.G590]+[$Konventionen.$D$2];[.E590]=[$Konventionen.$C$3];[.G590]+[$Konventionen.$D$3]); COM.MICROSOFT.IFS([.E590]=[$Konventionen.$C$2];[.I590]+[$Konventionen.$D$2];[.E590]=[$Konventionen.$C$3];[.I590]+[$Konventionen.$D$3]))" office:value-type="string" office:string-value="" calcext:value-type="error">
            <text:p>#NV</text:p>
          </table:table-cell>
          <table:table-cell table:style-name="ce14" table:formula="of:=[.L590]-7" office:value-type="string" office:string-value="" calcext:value-type="error">
            <text:p>#NV</text:p>
          </table:table-cell>
          <table:table-cell table:style-name="ce14" table:formula="of:=COM.MICROSOFT.IFS([.E590]=[$Konventionen.$C$2];[.J590]+[$Konventionen.$E$2];[.E590]=[$Konventionen.$C$3];[.J5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0]&lt;=[.N590];[.L590]&gt;=[.N590]);IF([.K590]&lt;=[.N5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1]);#NULL!;IF(ISBLANK([.I591]);ORG.OPENOFFICE.YEARS([.C591];TODAY();0);ORG.OPENOFFICE.YEARS([.C591];[.I5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1]);COM.MICROSOFT.IFS([.E591]=[$Konventionen.$C$2];[.G591]+[$Konventionen.$D$2];[.E591]=[$Konventionen.$C$3];[.G591]+[$Konventionen.$D$3]); COM.MICROSOFT.IFS([.E591]=[$Konventionen.$C$2];[.I591]+[$Konventionen.$D$2];[.E591]=[$Konventionen.$C$3];[.I591]+[$Konventionen.$D$3]))" office:value-type="string" office:string-value="" calcext:value-type="error">
            <text:p>#NV</text:p>
          </table:table-cell>
          <table:table-cell table:style-name="ce14" table:formula="of:=[.L591]-7" office:value-type="string" office:string-value="" calcext:value-type="error">
            <text:p>#NV</text:p>
          </table:table-cell>
          <table:table-cell table:style-name="ce14" table:formula="of:=COM.MICROSOFT.IFS([.E591]=[$Konventionen.$C$2];[.J591]+[$Konventionen.$E$2];[.E591]=[$Konventionen.$C$3];[.J5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1]&lt;=[.N591];[.L591]&gt;=[.N591]);IF([.K591]&lt;=[.N5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2]);#NULL!;IF(ISBLANK([.I592]);ORG.OPENOFFICE.YEARS([.C592];TODAY();0);ORG.OPENOFFICE.YEARS([.C592];[.I5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2]);COM.MICROSOFT.IFS([.E592]=[$Konventionen.$C$2];[.G592]+[$Konventionen.$D$2];[.E592]=[$Konventionen.$C$3];[.G592]+[$Konventionen.$D$3]); COM.MICROSOFT.IFS([.E592]=[$Konventionen.$C$2];[.I592]+[$Konventionen.$D$2];[.E592]=[$Konventionen.$C$3];[.I592]+[$Konventionen.$D$3]))" office:value-type="string" office:string-value="" calcext:value-type="error">
            <text:p>#NV</text:p>
          </table:table-cell>
          <table:table-cell table:style-name="ce14" table:formula="of:=[.L592]-7" office:value-type="string" office:string-value="" calcext:value-type="error">
            <text:p>#NV</text:p>
          </table:table-cell>
          <table:table-cell table:style-name="ce14" table:formula="of:=COM.MICROSOFT.IFS([.E592]=[$Konventionen.$C$2];[.J592]+[$Konventionen.$E$2];[.E592]=[$Konventionen.$C$3];[.J5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2]&lt;=[.N592];[.L592]&gt;=[.N592]);IF([.K592]&lt;=[.N5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3]);#NULL!;IF(ISBLANK([.I593]);ORG.OPENOFFICE.YEARS([.C593];TODAY();0);ORG.OPENOFFICE.YEARS([.C593];[.I5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3]);COM.MICROSOFT.IFS([.E593]=[$Konventionen.$C$2];[.G593]+[$Konventionen.$D$2];[.E593]=[$Konventionen.$C$3];[.G593]+[$Konventionen.$D$3]); COM.MICROSOFT.IFS([.E593]=[$Konventionen.$C$2];[.I593]+[$Konventionen.$D$2];[.E593]=[$Konventionen.$C$3];[.I593]+[$Konventionen.$D$3]))" office:value-type="string" office:string-value="" calcext:value-type="error">
            <text:p>#NV</text:p>
          </table:table-cell>
          <table:table-cell table:style-name="ce14" table:formula="of:=[.L593]-7" office:value-type="string" office:string-value="" calcext:value-type="error">
            <text:p>#NV</text:p>
          </table:table-cell>
          <table:table-cell table:style-name="ce14" table:formula="of:=COM.MICROSOFT.IFS([.E593]=[$Konventionen.$C$2];[.J593]+[$Konventionen.$E$2];[.E593]=[$Konventionen.$C$3];[.J5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3]&lt;=[.N593];[.L593]&gt;=[.N593]);IF([.K593]&lt;=[.N5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4]);#NULL!;IF(ISBLANK([.I594]);ORG.OPENOFFICE.YEARS([.C594];TODAY();0);ORG.OPENOFFICE.YEARS([.C594];[.I5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4]);COM.MICROSOFT.IFS([.E594]=[$Konventionen.$C$2];[.G594]+[$Konventionen.$D$2];[.E594]=[$Konventionen.$C$3];[.G594]+[$Konventionen.$D$3]); COM.MICROSOFT.IFS([.E594]=[$Konventionen.$C$2];[.I594]+[$Konventionen.$D$2];[.E594]=[$Konventionen.$C$3];[.I594]+[$Konventionen.$D$3]))" office:value-type="string" office:string-value="" calcext:value-type="error">
            <text:p>#NV</text:p>
          </table:table-cell>
          <table:table-cell table:style-name="ce14" table:formula="of:=[.L594]-7" office:value-type="string" office:string-value="" calcext:value-type="error">
            <text:p>#NV</text:p>
          </table:table-cell>
          <table:table-cell table:style-name="ce14" table:formula="of:=COM.MICROSOFT.IFS([.E594]=[$Konventionen.$C$2];[.J594]+[$Konventionen.$E$2];[.E594]=[$Konventionen.$C$3];[.J5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4]&lt;=[.N594];[.L594]&gt;=[.N594]);IF([.K594]&lt;=[.N5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5]);#NULL!;IF(ISBLANK([.I595]);ORG.OPENOFFICE.YEARS([.C595];TODAY();0);ORG.OPENOFFICE.YEARS([.C595];[.I5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5]);COM.MICROSOFT.IFS([.E595]=[$Konventionen.$C$2];[.G595]+[$Konventionen.$D$2];[.E595]=[$Konventionen.$C$3];[.G595]+[$Konventionen.$D$3]); COM.MICROSOFT.IFS([.E595]=[$Konventionen.$C$2];[.I595]+[$Konventionen.$D$2];[.E595]=[$Konventionen.$C$3];[.I595]+[$Konventionen.$D$3]))" office:value-type="string" office:string-value="" calcext:value-type="error">
            <text:p>#NV</text:p>
          </table:table-cell>
          <table:table-cell table:style-name="ce14" table:formula="of:=[.L595]-7" office:value-type="string" office:string-value="" calcext:value-type="error">
            <text:p>#NV</text:p>
          </table:table-cell>
          <table:table-cell table:style-name="ce14" table:formula="of:=COM.MICROSOFT.IFS([.E595]=[$Konventionen.$C$2];[.J595]+[$Konventionen.$E$2];[.E595]=[$Konventionen.$C$3];[.J5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5]&lt;=[.N595];[.L595]&gt;=[.N595]);IF([.K595]&lt;=[.N5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6]);#NULL!;IF(ISBLANK([.I596]);ORG.OPENOFFICE.YEARS([.C596];TODAY();0);ORG.OPENOFFICE.YEARS([.C596];[.I5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6]);COM.MICROSOFT.IFS([.E596]=[$Konventionen.$C$2];[.G596]+[$Konventionen.$D$2];[.E596]=[$Konventionen.$C$3];[.G596]+[$Konventionen.$D$3]); COM.MICROSOFT.IFS([.E596]=[$Konventionen.$C$2];[.I596]+[$Konventionen.$D$2];[.E596]=[$Konventionen.$C$3];[.I596]+[$Konventionen.$D$3]))" office:value-type="string" office:string-value="" calcext:value-type="error">
            <text:p>#NV</text:p>
          </table:table-cell>
          <table:table-cell table:style-name="ce14" table:formula="of:=[.L596]-7" office:value-type="string" office:string-value="" calcext:value-type="error">
            <text:p>#NV</text:p>
          </table:table-cell>
          <table:table-cell table:style-name="ce14" table:formula="of:=COM.MICROSOFT.IFS([.E596]=[$Konventionen.$C$2];[.J596]+[$Konventionen.$E$2];[.E596]=[$Konventionen.$C$3];[.J5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6]&lt;=[.N596];[.L596]&gt;=[.N596]);IF([.K596]&lt;=[.N5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7]);#NULL!;IF(ISBLANK([.I597]);ORG.OPENOFFICE.YEARS([.C597];TODAY();0);ORG.OPENOFFICE.YEARS([.C597];[.I5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7]);COM.MICROSOFT.IFS([.E597]=[$Konventionen.$C$2];[.G597]+[$Konventionen.$D$2];[.E597]=[$Konventionen.$C$3];[.G597]+[$Konventionen.$D$3]); COM.MICROSOFT.IFS([.E597]=[$Konventionen.$C$2];[.I597]+[$Konventionen.$D$2];[.E597]=[$Konventionen.$C$3];[.I597]+[$Konventionen.$D$3]))" office:value-type="string" office:string-value="" calcext:value-type="error">
            <text:p>#NV</text:p>
          </table:table-cell>
          <table:table-cell table:style-name="ce14" table:formula="of:=[.L597]-7" office:value-type="string" office:string-value="" calcext:value-type="error">
            <text:p>#NV</text:p>
          </table:table-cell>
          <table:table-cell table:style-name="ce14" table:formula="of:=COM.MICROSOFT.IFS([.E597]=[$Konventionen.$C$2];[.J597]+[$Konventionen.$E$2];[.E597]=[$Konventionen.$C$3];[.J5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7]&lt;=[.N597];[.L597]&gt;=[.N597]);IF([.K597]&lt;=[.N5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8]);#NULL!;IF(ISBLANK([.I598]);ORG.OPENOFFICE.YEARS([.C598];TODAY();0);ORG.OPENOFFICE.YEARS([.C598];[.I5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8]);COM.MICROSOFT.IFS([.E598]=[$Konventionen.$C$2];[.G598]+[$Konventionen.$D$2];[.E598]=[$Konventionen.$C$3];[.G598]+[$Konventionen.$D$3]); COM.MICROSOFT.IFS([.E598]=[$Konventionen.$C$2];[.I598]+[$Konventionen.$D$2];[.E598]=[$Konventionen.$C$3];[.I598]+[$Konventionen.$D$3]))" office:value-type="string" office:string-value="" calcext:value-type="error">
            <text:p>#NV</text:p>
          </table:table-cell>
          <table:table-cell table:style-name="ce14" table:formula="of:=[.L598]-7" office:value-type="string" office:string-value="" calcext:value-type="error">
            <text:p>#NV</text:p>
          </table:table-cell>
          <table:table-cell table:style-name="ce14" table:formula="of:=COM.MICROSOFT.IFS([.E598]=[$Konventionen.$C$2];[.J598]+[$Konventionen.$E$2];[.E598]=[$Konventionen.$C$3];[.J5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8]&lt;=[.N598];[.L598]&gt;=[.N598]);IF([.K598]&lt;=[.N5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9]);#NULL!;IF(ISBLANK([.I599]);ORG.OPENOFFICE.YEARS([.C599];TODAY();0);ORG.OPENOFFICE.YEARS([.C599];[.I5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9]);COM.MICROSOFT.IFS([.E599]=[$Konventionen.$C$2];[.G599]+[$Konventionen.$D$2];[.E599]=[$Konventionen.$C$3];[.G599]+[$Konventionen.$D$3]); COM.MICROSOFT.IFS([.E599]=[$Konventionen.$C$2];[.I599]+[$Konventionen.$D$2];[.E599]=[$Konventionen.$C$3];[.I599]+[$Konventionen.$D$3]))" office:value-type="string" office:string-value="" calcext:value-type="error">
            <text:p>#NV</text:p>
          </table:table-cell>
          <table:table-cell table:style-name="ce14" table:formula="of:=[.L599]-7" office:value-type="string" office:string-value="" calcext:value-type="error">
            <text:p>#NV</text:p>
          </table:table-cell>
          <table:table-cell table:style-name="ce14" table:formula="of:=COM.MICROSOFT.IFS([.E599]=[$Konventionen.$C$2];[.J599]+[$Konventionen.$E$2];[.E599]=[$Konventionen.$C$3];[.J5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9]&lt;=[.N599];[.L599]&gt;=[.N599]);IF([.K599]&lt;=[.N5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0]);#NULL!;IF(ISBLANK([.I600]);ORG.OPENOFFICE.YEARS([.C600];TODAY();0);ORG.OPENOFFICE.YEARS([.C600];[.I6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0]);COM.MICROSOFT.IFS([.E600]=[$Konventionen.$C$2];[.G600]+[$Konventionen.$D$2];[.E600]=[$Konventionen.$C$3];[.G600]+[$Konventionen.$D$3]); COM.MICROSOFT.IFS([.E600]=[$Konventionen.$C$2];[.I600]+[$Konventionen.$D$2];[.E600]=[$Konventionen.$C$3];[.I600]+[$Konventionen.$D$3]))" office:value-type="string" office:string-value="" calcext:value-type="error">
            <text:p>#NV</text:p>
          </table:table-cell>
          <table:table-cell table:style-name="ce14" table:formula="of:=[.L600]-7" office:value-type="string" office:string-value="" calcext:value-type="error">
            <text:p>#NV</text:p>
          </table:table-cell>
          <table:table-cell table:style-name="ce14" table:formula="of:=COM.MICROSOFT.IFS([.E600]=[$Konventionen.$C$2];[.J600]+[$Konventionen.$E$2];[.E600]=[$Konventionen.$C$3];[.J6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0]&lt;=[.N600];[.L600]&gt;=[.N600]);IF([.K600]&lt;=[.N6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1]);#NULL!;IF(ISBLANK([.I601]);ORG.OPENOFFICE.YEARS([.C601];TODAY();0);ORG.OPENOFFICE.YEARS([.C601];[.I6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1]);COM.MICROSOFT.IFS([.E601]=[$Konventionen.$C$2];[.G601]+[$Konventionen.$D$2];[.E601]=[$Konventionen.$C$3];[.G601]+[$Konventionen.$D$3]); COM.MICROSOFT.IFS([.E601]=[$Konventionen.$C$2];[.I601]+[$Konventionen.$D$2];[.E601]=[$Konventionen.$C$3];[.I601]+[$Konventionen.$D$3]))" office:value-type="string" office:string-value="" calcext:value-type="error">
            <text:p>#NV</text:p>
          </table:table-cell>
          <table:table-cell table:style-name="ce14" table:formula="of:=[.L601]-7" office:value-type="string" office:string-value="" calcext:value-type="error">
            <text:p>#NV</text:p>
          </table:table-cell>
          <table:table-cell table:style-name="ce14" table:formula="of:=COM.MICROSOFT.IFS([.E601]=[$Konventionen.$C$2];[.J601]+[$Konventionen.$E$2];[.E601]=[$Konventionen.$C$3];[.J6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1]&lt;=[.N601];[.L601]&gt;=[.N601]);IF([.K601]&lt;=[.N6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2]);#NULL!;IF(ISBLANK([.I602]);ORG.OPENOFFICE.YEARS([.C602];TODAY();0);ORG.OPENOFFICE.YEARS([.C602];[.I6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2]);COM.MICROSOFT.IFS([.E602]=[$Konventionen.$C$2];[.G602]+[$Konventionen.$D$2];[.E602]=[$Konventionen.$C$3];[.G602]+[$Konventionen.$D$3]); COM.MICROSOFT.IFS([.E602]=[$Konventionen.$C$2];[.I602]+[$Konventionen.$D$2];[.E602]=[$Konventionen.$C$3];[.I602]+[$Konventionen.$D$3]))" office:value-type="string" office:string-value="" calcext:value-type="error">
            <text:p>#NV</text:p>
          </table:table-cell>
          <table:table-cell table:style-name="ce14" table:formula="of:=[.L602]-7" office:value-type="string" office:string-value="" calcext:value-type="error">
            <text:p>#NV</text:p>
          </table:table-cell>
          <table:table-cell table:style-name="ce14" table:formula="of:=COM.MICROSOFT.IFS([.E602]=[$Konventionen.$C$2];[.J602]+[$Konventionen.$E$2];[.E602]=[$Konventionen.$C$3];[.J6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2]&lt;=[.N602];[.L602]&gt;=[.N602]);IF([.K602]&lt;=[.N6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3]);#NULL!;IF(ISBLANK([.I603]);ORG.OPENOFFICE.YEARS([.C603];TODAY();0);ORG.OPENOFFICE.YEARS([.C603];[.I6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3]);COM.MICROSOFT.IFS([.E603]=[$Konventionen.$C$2];[.G603]+[$Konventionen.$D$2];[.E603]=[$Konventionen.$C$3];[.G603]+[$Konventionen.$D$3]); COM.MICROSOFT.IFS([.E603]=[$Konventionen.$C$2];[.I603]+[$Konventionen.$D$2];[.E603]=[$Konventionen.$C$3];[.I603]+[$Konventionen.$D$3]))" office:value-type="string" office:string-value="" calcext:value-type="error">
            <text:p>#NV</text:p>
          </table:table-cell>
          <table:table-cell table:style-name="ce14" table:formula="of:=[.L603]-7" office:value-type="string" office:string-value="" calcext:value-type="error">
            <text:p>#NV</text:p>
          </table:table-cell>
          <table:table-cell table:style-name="ce14" table:formula="of:=COM.MICROSOFT.IFS([.E603]=[$Konventionen.$C$2];[.J603]+[$Konventionen.$E$2];[.E603]=[$Konventionen.$C$3];[.J6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3]&lt;=[.N603];[.L603]&gt;=[.N603]);IF([.K603]&lt;=[.N6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4]);#NULL!;IF(ISBLANK([.I604]);ORG.OPENOFFICE.YEARS([.C604];TODAY();0);ORG.OPENOFFICE.YEARS([.C604];[.I6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4]);COM.MICROSOFT.IFS([.E604]=[$Konventionen.$C$2];[.G604]+[$Konventionen.$D$2];[.E604]=[$Konventionen.$C$3];[.G604]+[$Konventionen.$D$3]); COM.MICROSOFT.IFS([.E604]=[$Konventionen.$C$2];[.I604]+[$Konventionen.$D$2];[.E604]=[$Konventionen.$C$3];[.I604]+[$Konventionen.$D$3]))" office:value-type="string" office:string-value="" calcext:value-type="error">
            <text:p>#NV</text:p>
          </table:table-cell>
          <table:table-cell table:style-name="ce14" table:formula="of:=[.L604]-7" office:value-type="string" office:string-value="" calcext:value-type="error">
            <text:p>#NV</text:p>
          </table:table-cell>
          <table:table-cell table:style-name="ce14" table:formula="of:=COM.MICROSOFT.IFS([.E604]=[$Konventionen.$C$2];[.J604]+[$Konventionen.$E$2];[.E604]=[$Konventionen.$C$3];[.J6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4]&lt;=[.N604];[.L604]&gt;=[.N604]);IF([.K604]&lt;=[.N6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5]);#NULL!;IF(ISBLANK([.I605]);ORG.OPENOFFICE.YEARS([.C605];TODAY();0);ORG.OPENOFFICE.YEARS([.C605];[.I6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5]);COM.MICROSOFT.IFS([.E605]=[$Konventionen.$C$2];[.G605]+[$Konventionen.$D$2];[.E605]=[$Konventionen.$C$3];[.G605]+[$Konventionen.$D$3]); COM.MICROSOFT.IFS([.E605]=[$Konventionen.$C$2];[.I605]+[$Konventionen.$D$2];[.E605]=[$Konventionen.$C$3];[.I605]+[$Konventionen.$D$3]))" office:value-type="string" office:string-value="" calcext:value-type="error">
            <text:p>#NV</text:p>
          </table:table-cell>
          <table:table-cell table:style-name="ce14" table:formula="of:=[.L605]-7" office:value-type="string" office:string-value="" calcext:value-type="error">
            <text:p>#NV</text:p>
          </table:table-cell>
          <table:table-cell table:style-name="ce14" table:formula="of:=COM.MICROSOFT.IFS([.E605]=[$Konventionen.$C$2];[.J605]+[$Konventionen.$E$2];[.E605]=[$Konventionen.$C$3];[.J6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5]&lt;=[.N605];[.L605]&gt;=[.N605]);IF([.K605]&lt;=[.N6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6]);#NULL!;IF(ISBLANK([.I606]);ORG.OPENOFFICE.YEARS([.C606];TODAY();0);ORG.OPENOFFICE.YEARS([.C606];[.I6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6]);COM.MICROSOFT.IFS([.E606]=[$Konventionen.$C$2];[.G606]+[$Konventionen.$D$2];[.E606]=[$Konventionen.$C$3];[.G606]+[$Konventionen.$D$3]); COM.MICROSOFT.IFS([.E606]=[$Konventionen.$C$2];[.I606]+[$Konventionen.$D$2];[.E606]=[$Konventionen.$C$3];[.I606]+[$Konventionen.$D$3]))" office:value-type="string" office:string-value="" calcext:value-type="error">
            <text:p>#NV</text:p>
          </table:table-cell>
          <table:table-cell table:style-name="ce14" table:formula="of:=[.L606]-7" office:value-type="string" office:string-value="" calcext:value-type="error">
            <text:p>#NV</text:p>
          </table:table-cell>
          <table:table-cell table:style-name="ce14" table:formula="of:=COM.MICROSOFT.IFS([.E606]=[$Konventionen.$C$2];[.J606]+[$Konventionen.$E$2];[.E606]=[$Konventionen.$C$3];[.J6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6]&lt;=[.N606];[.L606]&gt;=[.N606]);IF([.K606]&lt;=[.N6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7]);#NULL!;IF(ISBLANK([.I607]);ORG.OPENOFFICE.YEARS([.C607];TODAY();0);ORG.OPENOFFICE.YEARS([.C607];[.I6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7]);COM.MICROSOFT.IFS([.E607]=[$Konventionen.$C$2];[.G607]+[$Konventionen.$D$2];[.E607]=[$Konventionen.$C$3];[.G607]+[$Konventionen.$D$3]); COM.MICROSOFT.IFS([.E607]=[$Konventionen.$C$2];[.I607]+[$Konventionen.$D$2];[.E607]=[$Konventionen.$C$3];[.I607]+[$Konventionen.$D$3]))" office:value-type="string" office:string-value="" calcext:value-type="error">
            <text:p>#NV</text:p>
          </table:table-cell>
          <table:table-cell table:style-name="ce14" table:formula="of:=[.L607]-7" office:value-type="string" office:string-value="" calcext:value-type="error">
            <text:p>#NV</text:p>
          </table:table-cell>
          <table:table-cell table:style-name="ce14" table:formula="of:=COM.MICROSOFT.IFS([.E607]=[$Konventionen.$C$2];[.J607]+[$Konventionen.$E$2];[.E607]=[$Konventionen.$C$3];[.J6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7]&lt;=[.N607];[.L607]&gt;=[.N607]);IF([.K607]&lt;=[.N6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8]);#NULL!;IF(ISBLANK([.I608]);ORG.OPENOFFICE.YEARS([.C608];TODAY();0);ORG.OPENOFFICE.YEARS([.C608];[.I6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8]);COM.MICROSOFT.IFS([.E608]=[$Konventionen.$C$2];[.G608]+[$Konventionen.$D$2];[.E608]=[$Konventionen.$C$3];[.G608]+[$Konventionen.$D$3]); COM.MICROSOFT.IFS([.E608]=[$Konventionen.$C$2];[.I608]+[$Konventionen.$D$2];[.E608]=[$Konventionen.$C$3];[.I608]+[$Konventionen.$D$3]))" office:value-type="string" office:string-value="" calcext:value-type="error">
            <text:p>#NV</text:p>
          </table:table-cell>
          <table:table-cell table:style-name="ce14" table:formula="of:=[.L608]-7" office:value-type="string" office:string-value="" calcext:value-type="error">
            <text:p>#NV</text:p>
          </table:table-cell>
          <table:table-cell table:style-name="ce14" table:formula="of:=COM.MICROSOFT.IFS([.E608]=[$Konventionen.$C$2];[.J608]+[$Konventionen.$E$2];[.E608]=[$Konventionen.$C$3];[.J6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8]&lt;=[.N608];[.L608]&gt;=[.N608]);IF([.K608]&lt;=[.N6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9]);#NULL!;IF(ISBLANK([.I609]);ORG.OPENOFFICE.YEARS([.C609];TODAY();0);ORG.OPENOFFICE.YEARS([.C609];[.I6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9]);COM.MICROSOFT.IFS([.E609]=[$Konventionen.$C$2];[.G609]+[$Konventionen.$D$2];[.E609]=[$Konventionen.$C$3];[.G609]+[$Konventionen.$D$3]); COM.MICROSOFT.IFS([.E609]=[$Konventionen.$C$2];[.I609]+[$Konventionen.$D$2];[.E609]=[$Konventionen.$C$3];[.I609]+[$Konventionen.$D$3]))" office:value-type="string" office:string-value="" calcext:value-type="error">
            <text:p>#NV</text:p>
          </table:table-cell>
          <table:table-cell table:style-name="ce14" table:formula="of:=[.L609]-7" office:value-type="string" office:string-value="" calcext:value-type="error">
            <text:p>#NV</text:p>
          </table:table-cell>
          <table:table-cell table:style-name="ce14" table:formula="of:=COM.MICROSOFT.IFS([.E609]=[$Konventionen.$C$2];[.J609]+[$Konventionen.$E$2];[.E609]=[$Konventionen.$C$3];[.J6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9]&lt;=[.N609];[.L609]&gt;=[.N609]);IF([.K609]&lt;=[.N6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0]);#NULL!;IF(ISBLANK([.I610]);ORG.OPENOFFICE.YEARS([.C610];TODAY();0);ORG.OPENOFFICE.YEARS([.C610];[.I6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0]);COM.MICROSOFT.IFS([.E610]=[$Konventionen.$C$2];[.G610]+[$Konventionen.$D$2];[.E610]=[$Konventionen.$C$3];[.G610]+[$Konventionen.$D$3]); COM.MICROSOFT.IFS([.E610]=[$Konventionen.$C$2];[.I610]+[$Konventionen.$D$2];[.E610]=[$Konventionen.$C$3];[.I610]+[$Konventionen.$D$3]))" office:value-type="string" office:string-value="" calcext:value-type="error">
            <text:p>#NV</text:p>
          </table:table-cell>
          <table:table-cell table:style-name="ce14" table:formula="of:=[.L610]-7" office:value-type="string" office:string-value="" calcext:value-type="error">
            <text:p>#NV</text:p>
          </table:table-cell>
          <table:table-cell table:style-name="ce14" table:formula="of:=COM.MICROSOFT.IFS([.E610]=[$Konventionen.$C$2];[.J610]+[$Konventionen.$E$2];[.E610]=[$Konventionen.$C$3];[.J6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0]&lt;=[.N610];[.L610]&gt;=[.N610]);IF([.K610]&lt;=[.N6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1]);#NULL!;IF(ISBLANK([.I611]);ORG.OPENOFFICE.YEARS([.C611];TODAY();0);ORG.OPENOFFICE.YEARS([.C611];[.I6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1]);COM.MICROSOFT.IFS([.E611]=[$Konventionen.$C$2];[.G611]+[$Konventionen.$D$2];[.E611]=[$Konventionen.$C$3];[.G611]+[$Konventionen.$D$3]); COM.MICROSOFT.IFS([.E611]=[$Konventionen.$C$2];[.I611]+[$Konventionen.$D$2];[.E611]=[$Konventionen.$C$3];[.I611]+[$Konventionen.$D$3]))" office:value-type="string" office:string-value="" calcext:value-type="error">
            <text:p>#NV</text:p>
          </table:table-cell>
          <table:table-cell table:style-name="ce14" table:formula="of:=[.L611]-7" office:value-type="string" office:string-value="" calcext:value-type="error">
            <text:p>#NV</text:p>
          </table:table-cell>
          <table:table-cell table:style-name="ce14" table:formula="of:=COM.MICROSOFT.IFS([.E611]=[$Konventionen.$C$2];[.J611]+[$Konventionen.$E$2];[.E611]=[$Konventionen.$C$3];[.J6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1]&lt;=[.N611];[.L611]&gt;=[.N611]);IF([.K611]&lt;=[.N6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2]);#NULL!;IF(ISBLANK([.I612]);ORG.OPENOFFICE.YEARS([.C612];TODAY();0);ORG.OPENOFFICE.YEARS([.C612];[.I6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2]);COM.MICROSOFT.IFS([.E612]=[$Konventionen.$C$2];[.G612]+[$Konventionen.$D$2];[.E612]=[$Konventionen.$C$3];[.G612]+[$Konventionen.$D$3]); COM.MICROSOFT.IFS([.E612]=[$Konventionen.$C$2];[.I612]+[$Konventionen.$D$2];[.E612]=[$Konventionen.$C$3];[.I612]+[$Konventionen.$D$3]))" office:value-type="string" office:string-value="" calcext:value-type="error">
            <text:p>#NV</text:p>
          </table:table-cell>
          <table:table-cell table:style-name="ce14" table:formula="of:=[.L612]-7" office:value-type="string" office:string-value="" calcext:value-type="error">
            <text:p>#NV</text:p>
          </table:table-cell>
          <table:table-cell table:style-name="ce14" table:formula="of:=COM.MICROSOFT.IFS([.E612]=[$Konventionen.$C$2];[.J612]+[$Konventionen.$E$2];[.E612]=[$Konventionen.$C$3];[.J6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2]&lt;=[.N612];[.L612]&gt;=[.N612]);IF([.K612]&lt;=[.N6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3]);#NULL!;IF(ISBLANK([.I613]);ORG.OPENOFFICE.YEARS([.C613];TODAY();0);ORG.OPENOFFICE.YEARS([.C613];[.I6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3]);COM.MICROSOFT.IFS([.E613]=[$Konventionen.$C$2];[.G613]+[$Konventionen.$D$2];[.E613]=[$Konventionen.$C$3];[.G613]+[$Konventionen.$D$3]); COM.MICROSOFT.IFS([.E613]=[$Konventionen.$C$2];[.I613]+[$Konventionen.$D$2];[.E613]=[$Konventionen.$C$3];[.I613]+[$Konventionen.$D$3]))" office:value-type="string" office:string-value="" calcext:value-type="error">
            <text:p>#NV</text:p>
          </table:table-cell>
          <table:table-cell table:style-name="ce14" table:formula="of:=[.L613]-7" office:value-type="string" office:string-value="" calcext:value-type="error">
            <text:p>#NV</text:p>
          </table:table-cell>
          <table:table-cell table:style-name="ce14" table:formula="of:=COM.MICROSOFT.IFS([.E613]=[$Konventionen.$C$2];[.J613]+[$Konventionen.$E$2];[.E613]=[$Konventionen.$C$3];[.J6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3]&lt;=[.N613];[.L613]&gt;=[.N613]);IF([.K613]&lt;=[.N6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4]);#NULL!;IF(ISBLANK([.I614]);ORG.OPENOFFICE.YEARS([.C614];TODAY();0);ORG.OPENOFFICE.YEARS([.C614];[.I6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4]);COM.MICROSOFT.IFS([.E614]=[$Konventionen.$C$2];[.G614]+[$Konventionen.$D$2];[.E614]=[$Konventionen.$C$3];[.G614]+[$Konventionen.$D$3]); COM.MICROSOFT.IFS([.E614]=[$Konventionen.$C$2];[.I614]+[$Konventionen.$D$2];[.E614]=[$Konventionen.$C$3];[.I614]+[$Konventionen.$D$3]))" office:value-type="string" office:string-value="" calcext:value-type="error">
            <text:p>#NV</text:p>
          </table:table-cell>
          <table:table-cell table:style-name="ce14" table:formula="of:=[.L614]-7" office:value-type="string" office:string-value="" calcext:value-type="error">
            <text:p>#NV</text:p>
          </table:table-cell>
          <table:table-cell table:style-name="ce14" table:formula="of:=COM.MICROSOFT.IFS([.E614]=[$Konventionen.$C$2];[.J614]+[$Konventionen.$E$2];[.E614]=[$Konventionen.$C$3];[.J6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4]&lt;=[.N614];[.L614]&gt;=[.N614]);IF([.K614]&lt;=[.N6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5]);#NULL!;IF(ISBLANK([.I615]);ORG.OPENOFFICE.YEARS([.C615];TODAY();0);ORG.OPENOFFICE.YEARS([.C615];[.I6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5]);COM.MICROSOFT.IFS([.E615]=[$Konventionen.$C$2];[.G615]+[$Konventionen.$D$2];[.E615]=[$Konventionen.$C$3];[.G615]+[$Konventionen.$D$3]); COM.MICROSOFT.IFS([.E615]=[$Konventionen.$C$2];[.I615]+[$Konventionen.$D$2];[.E615]=[$Konventionen.$C$3];[.I615]+[$Konventionen.$D$3]))" office:value-type="string" office:string-value="" calcext:value-type="error">
            <text:p>#NV</text:p>
          </table:table-cell>
          <table:table-cell table:style-name="ce14" table:formula="of:=[.L615]-7" office:value-type="string" office:string-value="" calcext:value-type="error">
            <text:p>#NV</text:p>
          </table:table-cell>
          <table:table-cell table:style-name="ce14" table:formula="of:=COM.MICROSOFT.IFS([.E615]=[$Konventionen.$C$2];[.J615]+[$Konventionen.$E$2];[.E615]=[$Konventionen.$C$3];[.J6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5]&lt;=[.N615];[.L615]&gt;=[.N615]);IF([.K615]&lt;=[.N6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6]);#NULL!;IF(ISBLANK([.I616]);ORG.OPENOFFICE.YEARS([.C616];TODAY();0);ORG.OPENOFFICE.YEARS([.C616];[.I6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6]);COM.MICROSOFT.IFS([.E616]=[$Konventionen.$C$2];[.G616]+[$Konventionen.$D$2];[.E616]=[$Konventionen.$C$3];[.G616]+[$Konventionen.$D$3]); COM.MICROSOFT.IFS([.E616]=[$Konventionen.$C$2];[.I616]+[$Konventionen.$D$2];[.E616]=[$Konventionen.$C$3];[.I616]+[$Konventionen.$D$3]))" office:value-type="string" office:string-value="" calcext:value-type="error">
            <text:p>#NV</text:p>
          </table:table-cell>
          <table:table-cell table:style-name="ce14" table:formula="of:=[.L616]-7" office:value-type="string" office:string-value="" calcext:value-type="error">
            <text:p>#NV</text:p>
          </table:table-cell>
          <table:table-cell table:style-name="ce14" table:formula="of:=COM.MICROSOFT.IFS([.E616]=[$Konventionen.$C$2];[.J616]+[$Konventionen.$E$2];[.E616]=[$Konventionen.$C$3];[.J6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6]&lt;=[.N616];[.L616]&gt;=[.N616]);IF([.K616]&lt;=[.N6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7]);#NULL!;IF(ISBLANK([.I617]);ORG.OPENOFFICE.YEARS([.C617];TODAY();0);ORG.OPENOFFICE.YEARS([.C617];[.I6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7]);COM.MICROSOFT.IFS([.E617]=[$Konventionen.$C$2];[.G617]+[$Konventionen.$D$2];[.E617]=[$Konventionen.$C$3];[.G617]+[$Konventionen.$D$3]); COM.MICROSOFT.IFS([.E617]=[$Konventionen.$C$2];[.I617]+[$Konventionen.$D$2];[.E617]=[$Konventionen.$C$3];[.I617]+[$Konventionen.$D$3]))" office:value-type="string" office:string-value="" calcext:value-type="error">
            <text:p>#NV</text:p>
          </table:table-cell>
          <table:table-cell table:style-name="ce14" table:formula="of:=[.L617]-7" office:value-type="string" office:string-value="" calcext:value-type="error">
            <text:p>#NV</text:p>
          </table:table-cell>
          <table:table-cell table:style-name="ce14" table:formula="of:=COM.MICROSOFT.IFS([.E617]=[$Konventionen.$C$2];[.J617]+[$Konventionen.$E$2];[.E617]=[$Konventionen.$C$3];[.J6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7]&lt;=[.N617];[.L617]&gt;=[.N617]);IF([.K617]&lt;=[.N6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8]);#NULL!;IF(ISBLANK([.I618]);ORG.OPENOFFICE.YEARS([.C618];TODAY();0);ORG.OPENOFFICE.YEARS([.C618];[.I6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8]);COM.MICROSOFT.IFS([.E618]=[$Konventionen.$C$2];[.G618]+[$Konventionen.$D$2];[.E618]=[$Konventionen.$C$3];[.G618]+[$Konventionen.$D$3]); COM.MICROSOFT.IFS([.E618]=[$Konventionen.$C$2];[.I618]+[$Konventionen.$D$2];[.E618]=[$Konventionen.$C$3];[.I618]+[$Konventionen.$D$3]))" office:value-type="string" office:string-value="" calcext:value-type="error">
            <text:p>#NV</text:p>
          </table:table-cell>
          <table:table-cell table:style-name="ce14" table:formula="of:=[.L618]-7" office:value-type="string" office:string-value="" calcext:value-type="error">
            <text:p>#NV</text:p>
          </table:table-cell>
          <table:table-cell table:style-name="ce14" table:formula="of:=COM.MICROSOFT.IFS([.E618]=[$Konventionen.$C$2];[.J618]+[$Konventionen.$E$2];[.E618]=[$Konventionen.$C$3];[.J6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8]&lt;=[.N618];[.L618]&gt;=[.N618]);IF([.K618]&lt;=[.N6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9]);#NULL!;IF(ISBLANK([.I619]);ORG.OPENOFFICE.YEARS([.C619];TODAY();0);ORG.OPENOFFICE.YEARS([.C619];[.I6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9]);COM.MICROSOFT.IFS([.E619]=[$Konventionen.$C$2];[.G619]+[$Konventionen.$D$2];[.E619]=[$Konventionen.$C$3];[.G619]+[$Konventionen.$D$3]); COM.MICROSOFT.IFS([.E619]=[$Konventionen.$C$2];[.I619]+[$Konventionen.$D$2];[.E619]=[$Konventionen.$C$3];[.I619]+[$Konventionen.$D$3]))" office:value-type="string" office:string-value="" calcext:value-type="error">
            <text:p>#NV</text:p>
          </table:table-cell>
          <table:table-cell table:style-name="ce14" table:formula="of:=[.L619]-7" office:value-type="string" office:string-value="" calcext:value-type="error">
            <text:p>#NV</text:p>
          </table:table-cell>
          <table:table-cell table:style-name="ce14" table:formula="of:=COM.MICROSOFT.IFS([.E619]=[$Konventionen.$C$2];[.J619]+[$Konventionen.$E$2];[.E619]=[$Konventionen.$C$3];[.J6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9]&lt;=[.N619];[.L619]&gt;=[.N619]);IF([.K619]&lt;=[.N6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0]);#NULL!;IF(ISBLANK([.I620]);ORG.OPENOFFICE.YEARS([.C620];TODAY();0);ORG.OPENOFFICE.YEARS([.C620];[.I6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0]);COM.MICROSOFT.IFS([.E620]=[$Konventionen.$C$2];[.G620]+[$Konventionen.$D$2];[.E620]=[$Konventionen.$C$3];[.G620]+[$Konventionen.$D$3]); COM.MICROSOFT.IFS([.E620]=[$Konventionen.$C$2];[.I620]+[$Konventionen.$D$2];[.E620]=[$Konventionen.$C$3];[.I620]+[$Konventionen.$D$3]))" office:value-type="string" office:string-value="" calcext:value-type="error">
            <text:p>#NV</text:p>
          </table:table-cell>
          <table:table-cell table:style-name="ce14" table:formula="of:=[.L620]-7" office:value-type="string" office:string-value="" calcext:value-type="error">
            <text:p>#NV</text:p>
          </table:table-cell>
          <table:table-cell table:style-name="ce14" table:formula="of:=COM.MICROSOFT.IFS([.E620]=[$Konventionen.$C$2];[.J620]+[$Konventionen.$E$2];[.E620]=[$Konventionen.$C$3];[.J6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0]&lt;=[.N620];[.L620]&gt;=[.N620]);IF([.K620]&lt;=[.N6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1]);#NULL!;IF(ISBLANK([.I621]);ORG.OPENOFFICE.YEARS([.C621];TODAY();0);ORG.OPENOFFICE.YEARS([.C621];[.I6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1]);COM.MICROSOFT.IFS([.E621]=[$Konventionen.$C$2];[.G621]+[$Konventionen.$D$2];[.E621]=[$Konventionen.$C$3];[.G621]+[$Konventionen.$D$3]); COM.MICROSOFT.IFS([.E621]=[$Konventionen.$C$2];[.I621]+[$Konventionen.$D$2];[.E621]=[$Konventionen.$C$3];[.I621]+[$Konventionen.$D$3]))" office:value-type="string" office:string-value="" calcext:value-type="error">
            <text:p>#NV</text:p>
          </table:table-cell>
          <table:table-cell table:style-name="ce14" table:formula="of:=[.L621]-7" office:value-type="string" office:string-value="" calcext:value-type="error">
            <text:p>#NV</text:p>
          </table:table-cell>
          <table:table-cell table:style-name="ce14" table:formula="of:=COM.MICROSOFT.IFS([.E621]=[$Konventionen.$C$2];[.J621]+[$Konventionen.$E$2];[.E621]=[$Konventionen.$C$3];[.J6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1]&lt;=[.N621];[.L621]&gt;=[.N621]);IF([.K621]&lt;=[.N6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2]);#NULL!;IF(ISBLANK([.I622]);ORG.OPENOFFICE.YEARS([.C622];TODAY();0);ORG.OPENOFFICE.YEARS([.C622];[.I6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2]);COM.MICROSOFT.IFS([.E622]=[$Konventionen.$C$2];[.G622]+[$Konventionen.$D$2];[.E622]=[$Konventionen.$C$3];[.G622]+[$Konventionen.$D$3]); COM.MICROSOFT.IFS([.E622]=[$Konventionen.$C$2];[.I622]+[$Konventionen.$D$2];[.E622]=[$Konventionen.$C$3];[.I622]+[$Konventionen.$D$3]))" office:value-type="string" office:string-value="" calcext:value-type="error">
            <text:p>#NV</text:p>
          </table:table-cell>
          <table:table-cell table:style-name="ce14" table:formula="of:=[.L622]-7" office:value-type="string" office:string-value="" calcext:value-type="error">
            <text:p>#NV</text:p>
          </table:table-cell>
          <table:table-cell table:style-name="ce14" table:formula="of:=COM.MICROSOFT.IFS([.E622]=[$Konventionen.$C$2];[.J622]+[$Konventionen.$E$2];[.E622]=[$Konventionen.$C$3];[.J6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2]&lt;=[.N622];[.L622]&gt;=[.N622]);IF([.K622]&lt;=[.N6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3]);#NULL!;IF(ISBLANK([.I623]);ORG.OPENOFFICE.YEARS([.C623];TODAY();0);ORG.OPENOFFICE.YEARS([.C623];[.I6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3]);COM.MICROSOFT.IFS([.E623]=[$Konventionen.$C$2];[.G623]+[$Konventionen.$D$2];[.E623]=[$Konventionen.$C$3];[.G623]+[$Konventionen.$D$3]); COM.MICROSOFT.IFS([.E623]=[$Konventionen.$C$2];[.I623]+[$Konventionen.$D$2];[.E623]=[$Konventionen.$C$3];[.I623]+[$Konventionen.$D$3]))" office:value-type="string" office:string-value="" calcext:value-type="error">
            <text:p>#NV</text:p>
          </table:table-cell>
          <table:table-cell table:style-name="ce14" table:formula="of:=[.L623]-7" office:value-type="string" office:string-value="" calcext:value-type="error">
            <text:p>#NV</text:p>
          </table:table-cell>
          <table:table-cell table:style-name="ce14" table:formula="of:=COM.MICROSOFT.IFS([.E623]=[$Konventionen.$C$2];[.J623]+[$Konventionen.$E$2];[.E623]=[$Konventionen.$C$3];[.J6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3]&lt;=[.N623];[.L623]&gt;=[.N623]);IF([.K623]&lt;=[.N6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4]);#NULL!;IF(ISBLANK([.I624]);ORG.OPENOFFICE.YEARS([.C624];TODAY();0);ORG.OPENOFFICE.YEARS([.C624];[.I6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4]);COM.MICROSOFT.IFS([.E624]=[$Konventionen.$C$2];[.G624]+[$Konventionen.$D$2];[.E624]=[$Konventionen.$C$3];[.G624]+[$Konventionen.$D$3]); COM.MICROSOFT.IFS([.E624]=[$Konventionen.$C$2];[.I624]+[$Konventionen.$D$2];[.E624]=[$Konventionen.$C$3];[.I624]+[$Konventionen.$D$3]))" office:value-type="string" office:string-value="" calcext:value-type="error">
            <text:p>#NV</text:p>
          </table:table-cell>
          <table:table-cell table:style-name="ce14" table:formula="of:=[.L624]-7" office:value-type="string" office:string-value="" calcext:value-type="error">
            <text:p>#NV</text:p>
          </table:table-cell>
          <table:table-cell table:style-name="ce14" table:formula="of:=COM.MICROSOFT.IFS([.E624]=[$Konventionen.$C$2];[.J624]+[$Konventionen.$E$2];[.E624]=[$Konventionen.$C$3];[.J6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4]&lt;=[.N624];[.L624]&gt;=[.N624]);IF([.K624]&lt;=[.N6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5]);#NULL!;IF(ISBLANK([.I625]);ORG.OPENOFFICE.YEARS([.C625];TODAY();0);ORG.OPENOFFICE.YEARS([.C625];[.I6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5]);COM.MICROSOFT.IFS([.E625]=[$Konventionen.$C$2];[.G625]+[$Konventionen.$D$2];[.E625]=[$Konventionen.$C$3];[.G625]+[$Konventionen.$D$3]); COM.MICROSOFT.IFS([.E625]=[$Konventionen.$C$2];[.I625]+[$Konventionen.$D$2];[.E625]=[$Konventionen.$C$3];[.I625]+[$Konventionen.$D$3]))" office:value-type="string" office:string-value="" calcext:value-type="error">
            <text:p>#NV</text:p>
          </table:table-cell>
          <table:table-cell table:style-name="ce14" table:formula="of:=[.L625]-7" office:value-type="string" office:string-value="" calcext:value-type="error">
            <text:p>#NV</text:p>
          </table:table-cell>
          <table:table-cell table:style-name="ce14" table:formula="of:=COM.MICROSOFT.IFS([.E625]=[$Konventionen.$C$2];[.J625]+[$Konventionen.$E$2];[.E625]=[$Konventionen.$C$3];[.J6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5]&lt;=[.N625];[.L625]&gt;=[.N625]);IF([.K625]&lt;=[.N6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6]);#NULL!;IF(ISBLANK([.I626]);ORG.OPENOFFICE.YEARS([.C626];TODAY();0);ORG.OPENOFFICE.YEARS([.C626];[.I6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6]);COM.MICROSOFT.IFS([.E626]=[$Konventionen.$C$2];[.G626]+[$Konventionen.$D$2];[.E626]=[$Konventionen.$C$3];[.G626]+[$Konventionen.$D$3]); COM.MICROSOFT.IFS([.E626]=[$Konventionen.$C$2];[.I626]+[$Konventionen.$D$2];[.E626]=[$Konventionen.$C$3];[.I626]+[$Konventionen.$D$3]))" office:value-type="string" office:string-value="" calcext:value-type="error">
            <text:p>#NV</text:p>
          </table:table-cell>
          <table:table-cell table:style-name="ce14" table:formula="of:=[.L626]-7" office:value-type="string" office:string-value="" calcext:value-type="error">
            <text:p>#NV</text:p>
          </table:table-cell>
          <table:table-cell table:style-name="ce14" table:formula="of:=COM.MICROSOFT.IFS([.E626]=[$Konventionen.$C$2];[.J626]+[$Konventionen.$E$2];[.E626]=[$Konventionen.$C$3];[.J6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6]&lt;=[.N626];[.L626]&gt;=[.N626]);IF([.K626]&lt;=[.N6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7]);#NULL!;IF(ISBLANK([.I627]);ORG.OPENOFFICE.YEARS([.C627];TODAY();0);ORG.OPENOFFICE.YEARS([.C627];[.I6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7]);COM.MICROSOFT.IFS([.E627]=[$Konventionen.$C$2];[.G627]+[$Konventionen.$D$2];[.E627]=[$Konventionen.$C$3];[.G627]+[$Konventionen.$D$3]); COM.MICROSOFT.IFS([.E627]=[$Konventionen.$C$2];[.I627]+[$Konventionen.$D$2];[.E627]=[$Konventionen.$C$3];[.I627]+[$Konventionen.$D$3]))" office:value-type="string" office:string-value="" calcext:value-type="error">
            <text:p>#NV</text:p>
          </table:table-cell>
          <table:table-cell table:style-name="ce14" table:formula="of:=[.L627]-7" office:value-type="string" office:string-value="" calcext:value-type="error">
            <text:p>#NV</text:p>
          </table:table-cell>
          <table:table-cell table:style-name="ce14" table:formula="of:=COM.MICROSOFT.IFS([.E627]=[$Konventionen.$C$2];[.J627]+[$Konventionen.$E$2];[.E627]=[$Konventionen.$C$3];[.J6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7]&lt;=[.N627];[.L627]&gt;=[.N627]);IF([.K627]&lt;=[.N6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8]);#NULL!;IF(ISBLANK([.I628]);ORG.OPENOFFICE.YEARS([.C628];TODAY();0);ORG.OPENOFFICE.YEARS([.C628];[.I6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8]);COM.MICROSOFT.IFS([.E628]=[$Konventionen.$C$2];[.G628]+[$Konventionen.$D$2];[.E628]=[$Konventionen.$C$3];[.G628]+[$Konventionen.$D$3]); COM.MICROSOFT.IFS([.E628]=[$Konventionen.$C$2];[.I628]+[$Konventionen.$D$2];[.E628]=[$Konventionen.$C$3];[.I628]+[$Konventionen.$D$3]))" office:value-type="string" office:string-value="" calcext:value-type="error">
            <text:p>#NV</text:p>
          </table:table-cell>
          <table:table-cell table:style-name="ce14" table:formula="of:=[.L628]-7" office:value-type="string" office:string-value="" calcext:value-type="error">
            <text:p>#NV</text:p>
          </table:table-cell>
          <table:table-cell table:style-name="ce14" table:formula="of:=COM.MICROSOFT.IFS([.E628]=[$Konventionen.$C$2];[.J628]+[$Konventionen.$E$2];[.E628]=[$Konventionen.$C$3];[.J6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8]&lt;=[.N628];[.L628]&gt;=[.N628]);IF([.K628]&lt;=[.N6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9]);#NULL!;IF(ISBLANK([.I629]);ORG.OPENOFFICE.YEARS([.C629];TODAY();0);ORG.OPENOFFICE.YEARS([.C629];[.I6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9]);COM.MICROSOFT.IFS([.E629]=[$Konventionen.$C$2];[.G629]+[$Konventionen.$D$2];[.E629]=[$Konventionen.$C$3];[.G629]+[$Konventionen.$D$3]); COM.MICROSOFT.IFS([.E629]=[$Konventionen.$C$2];[.I629]+[$Konventionen.$D$2];[.E629]=[$Konventionen.$C$3];[.I629]+[$Konventionen.$D$3]))" office:value-type="string" office:string-value="" calcext:value-type="error">
            <text:p>#NV</text:p>
          </table:table-cell>
          <table:table-cell table:style-name="ce14" table:formula="of:=[.L629]-7" office:value-type="string" office:string-value="" calcext:value-type="error">
            <text:p>#NV</text:p>
          </table:table-cell>
          <table:table-cell table:style-name="ce14" table:formula="of:=COM.MICROSOFT.IFS([.E629]=[$Konventionen.$C$2];[.J629]+[$Konventionen.$E$2];[.E629]=[$Konventionen.$C$3];[.J6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9]&lt;=[.N629];[.L629]&gt;=[.N629]);IF([.K629]&lt;=[.N6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0]);#NULL!;IF(ISBLANK([.I630]);ORG.OPENOFFICE.YEARS([.C630];TODAY();0);ORG.OPENOFFICE.YEARS([.C630];[.I6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0]);COM.MICROSOFT.IFS([.E630]=[$Konventionen.$C$2];[.G630]+[$Konventionen.$D$2];[.E630]=[$Konventionen.$C$3];[.G630]+[$Konventionen.$D$3]); COM.MICROSOFT.IFS([.E630]=[$Konventionen.$C$2];[.I630]+[$Konventionen.$D$2];[.E630]=[$Konventionen.$C$3];[.I630]+[$Konventionen.$D$3]))" office:value-type="string" office:string-value="" calcext:value-type="error">
            <text:p>#NV</text:p>
          </table:table-cell>
          <table:table-cell table:style-name="ce14" table:formula="of:=[.L630]-7" office:value-type="string" office:string-value="" calcext:value-type="error">
            <text:p>#NV</text:p>
          </table:table-cell>
          <table:table-cell table:style-name="ce14" table:formula="of:=COM.MICROSOFT.IFS([.E630]=[$Konventionen.$C$2];[.J630]+[$Konventionen.$E$2];[.E630]=[$Konventionen.$C$3];[.J6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0]&lt;=[.N630];[.L630]&gt;=[.N630]);IF([.K630]&lt;=[.N6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1]);#NULL!;IF(ISBLANK([.I631]);ORG.OPENOFFICE.YEARS([.C631];TODAY();0);ORG.OPENOFFICE.YEARS([.C631];[.I6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1]);COM.MICROSOFT.IFS([.E631]=[$Konventionen.$C$2];[.G631]+[$Konventionen.$D$2];[.E631]=[$Konventionen.$C$3];[.G631]+[$Konventionen.$D$3]); COM.MICROSOFT.IFS([.E631]=[$Konventionen.$C$2];[.I631]+[$Konventionen.$D$2];[.E631]=[$Konventionen.$C$3];[.I631]+[$Konventionen.$D$3]))" office:value-type="string" office:string-value="" calcext:value-type="error">
            <text:p>#NV</text:p>
          </table:table-cell>
          <table:table-cell table:style-name="ce14" table:formula="of:=[.L631]-7" office:value-type="string" office:string-value="" calcext:value-type="error">
            <text:p>#NV</text:p>
          </table:table-cell>
          <table:table-cell table:style-name="ce14" table:formula="of:=COM.MICROSOFT.IFS([.E631]=[$Konventionen.$C$2];[.J631]+[$Konventionen.$E$2];[.E631]=[$Konventionen.$C$3];[.J6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1]&lt;=[.N631];[.L631]&gt;=[.N631]);IF([.K631]&lt;=[.N6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2]);#NULL!;IF(ISBLANK([.I632]);ORG.OPENOFFICE.YEARS([.C632];TODAY();0);ORG.OPENOFFICE.YEARS([.C632];[.I6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2]);COM.MICROSOFT.IFS([.E632]=[$Konventionen.$C$2];[.G632]+[$Konventionen.$D$2];[.E632]=[$Konventionen.$C$3];[.G632]+[$Konventionen.$D$3]); COM.MICROSOFT.IFS([.E632]=[$Konventionen.$C$2];[.I632]+[$Konventionen.$D$2];[.E632]=[$Konventionen.$C$3];[.I632]+[$Konventionen.$D$3]))" office:value-type="string" office:string-value="" calcext:value-type="error">
            <text:p>#NV</text:p>
          </table:table-cell>
          <table:table-cell table:style-name="ce14" table:formula="of:=[.L632]-7" office:value-type="string" office:string-value="" calcext:value-type="error">
            <text:p>#NV</text:p>
          </table:table-cell>
          <table:table-cell table:style-name="ce14" table:formula="of:=COM.MICROSOFT.IFS([.E632]=[$Konventionen.$C$2];[.J632]+[$Konventionen.$E$2];[.E632]=[$Konventionen.$C$3];[.J6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2]&lt;=[.N632];[.L632]&gt;=[.N632]);IF([.K632]&lt;=[.N6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3]);#NULL!;IF(ISBLANK([.I633]);ORG.OPENOFFICE.YEARS([.C633];TODAY();0);ORG.OPENOFFICE.YEARS([.C633];[.I6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3]);COM.MICROSOFT.IFS([.E633]=[$Konventionen.$C$2];[.G633]+[$Konventionen.$D$2];[.E633]=[$Konventionen.$C$3];[.G633]+[$Konventionen.$D$3]); COM.MICROSOFT.IFS([.E633]=[$Konventionen.$C$2];[.I633]+[$Konventionen.$D$2];[.E633]=[$Konventionen.$C$3];[.I633]+[$Konventionen.$D$3]))" office:value-type="string" office:string-value="" calcext:value-type="error">
            <text:p>#NV</text:p>
          </table:table-cell>
          <table:table-cell table:style-name="ce14" table:formula="of:=[.L633]-7" office:value-type="string" office:string-value="" calcext:value-type="error">
            <text:p>#NV</text:p>
          </table:table-cell>
          <table:table-cell table:style-name="ce14" table:formula="of:=COM.MICROSOFT.IFS([.E633]=[$Konventionen.$C$2];[.J633]+[$Konventionen.$E$2];[.E633]=[$Konventionen.$C$3];[.J6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3]&lt;=[.N633];[.L633]&gt;=[.N633]);IF([.K633]&lt;=[.N6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4]);#NULL!;IF(ISBLANK([.I634]);ORG.OPENOFFICE.YEARS([.C634];TODAY();0);ORG.OPENOFFICE.YEARS([.C634];[.I6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4]);COM.MICROSOFT.IFS([.E634]=[$Konventionen.$C$2];[.G634]+[$Konventionen.$D$2];[.E634]=[$Konventionen.$C$3];[.G634]+[$Konventionen.$D$3]); COM.MICROSOFT.IFS([.E634]=[$Konventionen.$C$2];[.I634]+[$Konventionen.$D$2];[.E634]=[$Konventionen.$C$3];[.I634]+[$Konventionen.$D$3]))" office:value-type="string" office:string-value="" calcext:value-type="error">
            <text:p>#NV</text:p>
          </table:table-cell>
          <table:table-cell table:style-name="ce14" table:formula="of:=[.L634]-7" office:value-type="string" office:string-value="" calcext:value-type="error">
            <text:p>#NV</text:p>
          </table:table-cell>
          <table:table-cell table:style-name="ce14" table:formula="of:=COM.MICROSOFT.IFS([.E634]=[$Konventionen.$C$2];[.J634]+[$Konventionen.$E$2];[.E634]=[$Konventionen.$C$3];[.J6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4]&lt;=[.N634];[.L634]&gt;=[.N634]);IF([.K634]&lt;=[.N6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5]);#NULL!;IF(ISBLANK([.I635]);ORG.OPENOFFICE.YEARS([.C635];TODAY();0);ORG.OPENOFFICE.YEARS([.C635];[.I6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5]);COM.MICROSOFT.IFS([.E635]=[$Konventionen.$C$2];[.G635]+[$Konventionen.$D$2];[.E635]=[$Konventionen.$C$3];[.G635]+[$Konventionen.$D$3]); COM.MICROSOFT.IFS([.E635]=[$Konventionen.$C$2];[.I635]+[$Konventionen.$D$2];[.E635]=[$Konventionen.$C$3];[.I635]+[$Konventionen.$D$3]))" office:value-type="string" office:string-value="" calcext:value-type="error">
            <text:p>#NV</text:p>
          </table:table-cell>
          <table:table-cell table:style-name="ce14" table:formula="of:=[.L635]-7" office:value-type="string" office:string-value="" calcext:value-type="error">
            <text:p>#NV</text:p>
          </table:table-cell>
          <table:table-cell table:style-name="ce14" table:formula="of:=COM.MICROSOFT.IFS([.E635]=[$Konventionen.$C$2];[.J635]+[$Konventionen.$E$2];[.E635]=[$Konventionen.$C$3];[.J6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5]&lt;=[.N635];[.L635]&gt;=[.N635]);IF([.K635]&lt;=[.N6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6]);#NULL!;IF(ISBLANK([.I636]);ORG.OPENOFFICE.YEARS([.C636];TODAY();0);ORG.OPENOFFICE.YEARS([.C636];[.I6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6]);COM.MICROSOFT.IFS([.E636]=[$Konventionen.$C$2];[.G636]+[$Konventionen.$D$2];[.E636]=[$Konventionen.$C$3];[.G636]+[$Konventionen.$D$3]); COM.MICROSOFT.IFS([.E636]=[$Konventionen.$C$2];[.I636]+[$Konventionen.$D$2];[.E636]=[$Konventionen.$C$3];[.I636]+[$Konventionen.$D$3]))" office:value-type="string" office:string-value="" calcext:value-type="error">
            <text:p>#NV</text:p>
          </table:table-cell>
          <table:table-cell table:style-name="ce14" table:formula="of:=[.L636]-7" office:value-type="string" office:string-value="" calcext:value-type="error">
            <text:p>#NV</text:p>
          </table:table-cell>
          <table:table-cell table:style-name="ce14" table:formula="of:=COM.MICROSOFT.IFS([.E636]=[$Konventionen.$C$2];[.J636]+[$Konventionen.$E$2];[.E636]=[$Konventionen.$C$3];[.J6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6]&lt;=[.N636];[.L636]&gt;=[.N636]);IF([.K636]&lt;=[.N6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7]);#NULL!;IF(ISBLANK([.I637]);ORG.OPENOFFICE.YEARS([.C637];TODAY();0);ORG.OPENOFFICE.YEARS([.C637];[.I6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7]);COM.MICROSOFT.IFS([.E637]=[$Konventionen.$C$2];[.G637]+[$Konventionen.$D$2];[.E637]=[$Konventionen.$C$3];[.G637]+[$Konventionen.$D$3]); COM.MICROSOFT.IFS([.E637]=[$Konventionen.$C$2];[.I637]+[$Konventionen.$D$2];[.E637]=[$Konventionen.$C$3];[.I637]+[$Konventionen.$D$3]))" office:value-type="string" office:string-value="" calcext:value-type="error">
            <text:p>#NV</text:p>
          </table:table-cell>
          <table:table-cell table:style-name="ce14" table:formula="of:=[.L637]-7" office:value-type="string" office:string-value="" calcext:value-type="error">
            <text:p>#NV</text:p>
          </table:table-cell>
          <table:table-cell table:style-name="ce14" table:formula="of:=COM.MICROSOFT.IFS([.E637]=[$Konventionen.$C$2];[.J637]+[$Konventionen.$E$2];[.E637]=[$Konventionen.$C$3];[.J6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7]&lt;=[.N637];[.L637]&gt;=[.N637]);IF([.K637]&lt;=[.N6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8]);#NULL!;IF(ISBLANK([.I638]);ORG.OPENOFFICE.YEARS([.C638];TODAY();0);ORG.OPENOFFICE.YEARS([.C638];[.I6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8]);COM.MICROSOFT.IFS([.E638]=[$Konventionen.$C$2];[.G638]+[$Konventionen.$D$2];[.E638]=[$Konventionen.$C$3];[.G638]+[$Konventionen.$D$3]); COM.MICROSOFT.IFS([.E638]=[$Konventionen.$C$2];[.I638]+[$Konventionen.$D$2];[.E638]=[$Konventionen.$C$3];[.I638]+[$Konventionen.$D$3]))" office:value-type="string" office:string-value="" calcext:value-type="error">
            <text:p>#NV</text:p>
          </table:table-cell>
          <table:table-cell table:style-name="ce14" table:formula="of:=[.L638]-7" office:value-type="string" office:string-value="" calcext:value-type="error">
            <text:p>#NV</text:p>
          </table:table-cell>
          <table:table-cell table:style-name="ce14" table:formula="of:=COM.MICROSOFT.IFS([.E638]=[$Konventionen.$C$2];[.J638]+[$Konventionen.$E$2];[.E638]=[$Konventionen.$C$3];[.J6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8]&lt;=[.N638];[.L638]&gt;=[.N638]);IF([.K638]&lt;=[.N6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9]);#NULL!;IF(ISBLANK([.I639]);ORG.OPENOFFICE.YEARS([.C639];TODAY();0);ORG.OPENOFFICE.YEARS([.C639];[.I6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9]);COM.MICROSOFT.IFS([.E639]=[$Konventionen.$C$2];[.G639]+[$Konventionen.$D$2];[.E639]=[$Konventionen.$C$3];[.G639]+[$Konventionen.$D$3]); COM.MICROSOFT.IFS([.E639]=[$Konventionen.$C$2];[.I639]+[$Konventionen.$D$2];[.E639]=[$Konventionen.$C$3];[.I639]+[$Konventionen.$D$3]))" office:value-type="string" office:string-value="" calcext:value-type="error">
            <text:p>#NV</text:p>
          </table:table-cell>
          <table:table-cell table:style-name="ce14" table:formula="of:=[.L639]-7" office:value-type="string" office:string-value="" calcext:value-type="error">
            <text:p>#NV</text:p>
          </table:table-cell>
          <table:table-cell table:style-name="ce14" table:formula="of:=COM.MICROSOFT.IFS([.E639]=[$Konventionen.$C$2];[.J639]+[$Konventionen.$E$2];[.E639]=[$Konventionen.$C$3];[.J6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9]&lt;=[.N639];[.L639]&gt;=[.N639]);IF([.K639]&lt;=[.N6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0]);#NULL!;IF(ISBLANK([.I640]);ORG.OPENOFFICE.YEARS([.C640];TODAY();0);ORG.OPENOFFICE.YEARS([.C640];[.I6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0]);COM.MICROSOFT.IFS([.E640]=[$Konventionen.$C$2];[.G640]+[$Konventionen.$D$2];[.E640]=[$Konventionen.$C$3];[.G640]+[$Konventionen.$D$3]); COM.MICROSOFT.IFS([.E640]=[$Konventionen.$C$2];[.I640]+[$Konventionen.$D$2];[.E640]=[$Konventionen.$C$3];[.I640]+[$Konventionen.$D$3]))" office:value-type="string" office:string-value="" calcext:value-type="error">
            <text:p>#NV</text:p>
          </table:table-cell>
          <table:table-cell table:style-name="ce14" table:formula="of:=[.L640]-7" office:value-type="string" office:string-value="" calcext:value-type="error">
            <text:p>#NV</text:p>
          </table:table-cell>
          <table:table-cell table:style-name="ce14" table:formula="of:=COM.MICROSOFT.IFS([.E640]=[$Konventionen.$C$2];[.J640]+[$Konventionen.$E$2];[.E640]=[$Konventionen.$C$3];[.J6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0]&lt;=[.N640];[.L640]&gt;=[.N640]);IF([.K640]&lt;=[.N6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1]);#NULL!;IF(ISBLANK([.I641]);ORG.OPENOFFICE.YEARS([.C641];TODAY();0);ORG.OPENOFFICE.YEARS([.C641];[.I6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1]);COM.MICROSOFT.IFS([.E641]=[$Konventionen.$C$2];[.G641]+[$Konventionen.$D$2];[.E641]=[$Konventionen.$C$3];[.G641]+[$Konventionen.$D$3]); COM.MICROSOFT.IFS([.E641]=[$Konventionen.$C$2];[.I641]+[$Konventionen.$D$2];[.E641]=[$Konventionen.$C$3];[.I641]+[$Konventionen.$D$3]))" office:value-type="string" office:string-value="" calcext:value-type="error">
            <text:p>#NV</text:p>
          </table:table-cell>
          <table:table-cell table:style-name="ce14" table:formula="of:=[.L641]-7" office:value-type="string" office:string-value="" calcext:value-type="error">
            <text:p>#NV</text:p>
          </table:table-cell>
          <table:table-cell table:style-name="ce14" table:formula="of:=COM.MICROSOFT.IFS([.E641]=[$Konventionen.$C$2];[.J641]+[$Konventionen.$E$2];[.E641]=[$Konventionen.$C$3];[.J6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1]&lt;=[.N641];[.L641]&gt;=[.N641]);IF([.K641]&lt;=[.N6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2]);#NULL!;IF(ISBLANK([.I642]);ORG.OPENOFFICE.YEARS([.C642];TODAY();0);ORG.OPENOFFICE.YEARS([.C642];[.I6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2]);COM.MICROSOFT.IFS([.E642]=[$Konventionen.$C$2];[.G642]+[$Konventionen.$D$2];[.E642]=[$Konventionen.$C$3];[.G642]+[$Konventionen.$D$3]); COM.MICROSOFT.IFS([.E642]=[$Konventionen.$C$2];[.I642]+[$Konventionen.$D$2];[.E642]=[$Konventionen.$C$3];[.I642]+[$Konventionen.$D$3]))" office:value-type="string" office:string-value="" calcext:value-type="error">
            <text:p>#NV</text:p>
          </table:table-cell>
          <table:table-cell table:style-name="ce14" table:formula="of:=[.L642]-7" office:value-type="string" office:string-value="" calcext:value-type="error">
            <text:p>#NV</text:p>
          </table:table-cell>
          <table:table-cell table:style-name="ce14" table:formula="of:=COM.MICROSOFT.IFS([.E642]=[$Konventionen.$C$2];[.J642]+[$Konventionen.$E$2];[.E642]=[$Konventionen.$C$3];[.J6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2]&lt;=[.N642];[.L642]&gt;=[.N642]);IF([.K642]&lt;=[.N6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3]);#NULL!;IF(ISBLANK([.I643]);ORG.OPENOFFICE.YEARS([.C643];TODAY();0);ORG.OPENOFFICE.YEARS([.C643];[.I6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3]);COM.MICROSOFT.IFS([.E643]=[$Konventionen.$C$2];[.G643]+[$Konventionen.$D$2];[.E643]=[$Konventionen.$C$3];[.G643]+[$Konventionen.$D$3]); COM.MICROSOFT.IFS([.E643]=[$Konventionen.$C$2];[.I643]+[$Konventionen.$D$2];[.E643]=[$Konventionen.$C$3];[.I643]+[$Konventionen.$D$3]))" office:value-type="string" office:string-value="" calcext:value-type="error">
            <text:p>#NV</text:p>
          </table:table-cell>
          <table:table-cell table:style-name="ce14" table:formula="of:=[.L643]-7" office:value-type="string" office:string-value="" calcext:value-type="error">
            <text:p>#NV</text:p>
          </table:table-cell>
          <table:table-cell table:style-name="ce14" table:formula="of:=COM.MICROSOFT.IFS([.E643]=[$Konventionen.$C$2];[.J643]+[$Konventionen.$E$2];[.E643]=[$Konventionen.$C$3];[.J6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3]&lt;=[.N643];[.L643]&gt;=[.N643]);IF([.K643]&lt;=[.N6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4]);#NULL!;IF(ISBLANK([.I644]);ORG.OPENOFFICE.YEARS([.C644];TODAY();0);ORG.OPENOFFICE.YEARS([.C644];[.I6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4]);COM.MICROSOFT.IFS([.E644]=[$Konventionen.$C$2];[.G644]+[$Konventionen.$D$2];[.E644]=[$Konventionen.$C$3];[.G644]+[$Konventionen.$D$3]); COM.MICROSOFT.IFS([.E644]=[$Konventionen.$C$2];[.I644]+[$Konventionen.$D$2];[.E644]=[$Konventionen.$C$3];[.I644]+[$Konventionen.$D$3]))" office:value-type="string" office:string-value="" calcext:value-type="error">
            <text:p>#NV</text:p>
          </table:table-cell>
          <table:table-cell table:style-name="ce14" table:formula="of:=[.L644]-7" office:value-type="string" office:string-value="" calcext:value-type="error">
            <text:p>#NV</text:p>
          </table:table-cell>
          <table:table-cell table:style-name="ce14" table:formula="of:=COM.MICROSOFT.IFS([.E644]=[$Konventionen.$C$2];[.J644]+[$Konventionen.$E$2];[.E644]=[$Konventionen.$C$3];[.J6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4]&lt;=[.N644];[.L644]&gt;=[.N644]);IF([.K644]&lt;=[.N6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5]);#NULL!;IF(ISBLANK([.I645]);ORG.OPENOFFICE.YEARS([.C645];TODAY();0);ORG.OPENOFFICE.YEARS([.C645];[.I6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5]);COM.MICROSOFT.IFS([.E645]=[$Konventionen.$C$2];[.G645]+[$Konventionen.$D$2];[.E645]=[$Konventionen.$C$3];[.G645]+[$Konventionen.$D$3]); COM.MICROSOFT.IFS([.E645]=[$Konventionen.$C$2];[.I645]+[$Konventionen.$D$2];[.E645]=[$Konventionen.$C$3];[.I645]+[$Konventionen.$D$3]))" office:value-type="string" office:string-value="" calcext:value-type="error">
            <text:p>#NV</text:p>
          </table:table-cell>
          <table:table-cell table:style-name="ce14" table:formula="of:=[.L645]-7" office:value-type="string" office:string-value="" calcext:value-type="error">
            <text:p>#NV</text:p>
          </table:table-cell>
          <table:table-cell table:style-name="ce14" table:formula="of:=COM.MICROSOFT.IFS([.E645]=[$Konventionen.$C$2];[.J645]+[$Konventionen.$E$2];[.E645]=[$Konventionen.$C$3];[.J6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5]&lt;=[.N645];[.L645]&gt;=[.N645]);IF([.K645]&lt;=[.N6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6]);#NULL!;IF(ISBLANK([.I646]);ORG.OPENOFFICE.YEARS([.C646];TODAY();0);ORG.OPENOFFICE.YEARS([.C646];[.I6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6]);COM.MICROSOFT.IFS([.E646]=[$Konventionen.$C$2];[.G646]+[$Konventionen.$D$2];[.E646]=[$Konventionen.$C$3];[.G646]+[$Konventionen.$D$3]); COM.MICROSOFT.IFS([.E646]=[$Konventionen.$C$2];[.I646]+[$Konventionen.$D$2];[.E646]=[$Konventionen.$C$3];[.I646]+[$Konventionen.$D$3]))" office:value-type="string" office:string-value="" calcext:value-type="error">
            <text:p>#NV</text:p>
          </table:table-cell>
          <table:table-cell table:style-name="ce14" table:formula="of:=[.L646]-7" office:value-type="string" office:string-value="" calcext:value-type="error">
            <text:p>#NV</text:p>
          </table:table-cell>
          <table:table-cell table:style-name="ce14" table:formula="of:=COM.MICROSOFT.IFS([.E646]=[$Konventionen.$C$2];[.J646]+[$Konventionen.$E$2];[.E646]=[$Konventionen.$C$3];[.J6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6]&lt;=[.N646];[.L646]&gt;=[.N646]);IF([.K646]&lt;=[.N6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7]);#NULL!;IF(ISBLANK([.I647]);ORG.OPENOFFICE.YEARS([.C647];TODAY();0);ORG.OPENOFFICE.YEARS([.C647];[.I6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7]);COM.MICROSOFT.IFS([.E647]=[$Konventionen.$C$2];[.G647]+[$Konventionen.$D$2];[.E647]=[$Konventionen.$C$3];[.G647]+[$Konventionen.$D$3]); COM.MICROSOFT.IFS([.E647]=[$Konventionen.$C$2];[.I647]+[$Konventionen.$D$2];[.E647]=[$Konventionen.$C$3];[.I647]+[$Konventionen.$D$3]))" office:value-type="string" office:string-value="" calcext:value-type="error">
            <text:p>#NV</text:p>
          </table:table-cell>
          <table:table-cell table:style-name="ce14" table:formula="of:=[.L647]-7" office:value-type="string" office:string-value="" calcext:value-type="error">
            <text:p>#NV</text:p>
          </table:table-cell>
          <table:table-cell table:style-name="ce14" table:formula="of:=COM.MICROSOFT.IFS([.E647]=[$Konventionen.$C$2];[.J647]+[$Konventionen.$E$2];[.E647]=[$Konventionen.$C$3];[.J6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7]&lt;=[.N647];[.L647]&gt;=[.N647]);IF([.K647]&lt;=[.N6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8]);#NULL!;IF(ISBLANK([.I648]);ORG.OPENOFFICE.YEARS([.C648];TODAY();0);ORG.OPENOFFICE.YEARS([.C648];[.I6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8]);COM.MICROSOFT.IFS([.E648]=[$Konventionen.$C$2];[.G648]+[$Konventionen.$D$2];[.E648]=[$Konventionen.$C$3];[.G648]+[$Konventionen.$D$3]); COM.MICROSOFT.IFS([.E648]=[$Konventionen.$C$2];[.I648]+[$Konventionen.$D$2];[.E648]=[$Konventionen.$C$3];[.I648]+[$Konventionen.$D$3]))" office:value-type="string" office:string-value="" calcext:value-type="error">
            <text:p>#NV</text:p>
          </table:table-cell>
          <table:table-cell table:style-name="ce14" table:formula="of:=[.L648]-7" office:value-type="string" office:string-value="" calcext:value-type="error">
            <text:p>#NV</text:p>
          </table:table-cell>
          <table:table-cell table:style-name="ce14" table:formula="of:=COM.MICROSOFT.IFS([.E648]=[$Konventionen.$C$2];[.J648]+[$Konventionen.$E$2];[.E648]=[$Konventionen.$C$3];[.J6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8]&lt;=[.N648];[.L648]&gt;=[.N648]);IF([.K648]&lt;=[.N6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9]);#NULL!;IF(ISBLANK([.I649]);ORG.OPENOFFICE.YEARS([.C649];TODAY();0);ORG.OPENOFFICE.YEARS([.C649];[.I6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9]);COM.MICROSOFT.IFS([.E649]=[$Konventionen.$C$2];[.G649]+[$Konventionen.$D$2];[.E649]=[$Konventionen.$C$3];[.G649]+[$Konventionen.$D$3]); COM.MICROSOFT.IFS([.E649]=[$Konventionen.$C$2];[.I649]+[$Konventionen.$D$2];[.E649]=[$Konventionen.$C$3];[.I649]+[$Konventionen.$D$3]))" office:value-type="string" office:string-value="" calcext:value-type="error">
            <text:p>#NV</text:p>
          </table:table-cell>
          <table:table-cell table:style-name="ce14" table:formula="of:=[.L649]-7" office:value-type="string" office:string-value="" calcext:value-type="error">
            <text:p>#NV</text:p>
          </table:table-cell>
          <table:table-cell table:style-name="ce14" table:formula="of:=COM.MICROSOFT.IFS([.E649]=[$Konventionen.$C$2];[.J649]+[$Konventionen.$E$2];[.E649]=[$Konventionen.$C$3];[.J6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9]&lt;=[.N649];[.L649]&gt;=[.N649]);IF([.K649]&lt;=[.N6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0]);#NULL!;IF(ISBLANK([.I650]);ORG.OPENOFFICE.YEARS([.C650];TODAY();0);ORG.OPENOFFICE.YEARS([.C650];[.I6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0]);COM.MICROSOFT.IFS([.E650]=[$Konventionen.$C$2];[.G650]+[$Konventionen.$D$2];[.E650]=[$Konventionen.$C$3];[.G650]+[$Konventionen.$D$3]); COM.MICROSOFT.IFS([.E650]=[$Konventionen.$C$2];[.I650]+[$Konventionen.$D$2];[.E650]=[$Konventionen.$C$3];[.I650]+[$Konventionen.$D$3]))" office:value-type="string" office:string-value="" calcext:value-type="error">
            <text:p>#NV</text:p>
          </table:table-cell>
          <table:table-cell table:style-name="ce14" table:formula="of:=[.L650]-7" office:value-type="string" office:string-value="" calcext:value-type="error">
            <text:p>#NV</text:p>
          </table:table-cell>
          <table:table-cell table:style-name="ce14" table:formula="of:=COM.MICROSOFT.IFS([.E650]=[$Konventionen.$C$2];[.J650]+[$Konventionen.$E$2];[.E650]=[$Konventionen.$C$3];[.J6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0]&lt;=[.N650];[.L650]&gt;=[.N650]);IF([.K650]&lt;=[.N6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1]);#NULL!;IF(ISBLANK([.I651]);ORG.OPENOFFICE.YEARS([.C651];TODAY();0);ORG.OPENOFFICE.YEARS([.C651];[.I6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1]);COM.MICROSOFT.IFS([.E651]=[$Konventionen.$C$2];[.G651]+[$Konventionen.$D$2];[.E651]=[$Konventionen.$C$3];[.G651]+[$Konventionen.$D$3]); COM.MICROSOFT.IFS([.E651]=[$Konventionen.$C$2];[.I651]+[$Konventionen.$D$2];[.E651]=[$Konventionen.$C$3];[.I651]+[$Konventionen.$D$3]))" office:value-type="string" office:string-value="" calcext:value-type="error">
            <text:p>#NV</text:p>
          </table:table-cell>
          <table:table-cell table:style-name="ce14" table:formula="of:=[.L651]-7" office:value-type="string" office:string-value="" calcext:value-type="error">
            <text:p>#NV</text:p>
          </table:table-cell>
          <table:table-cell table:style-name="ce14" table:formula="of:=COM.MICROSOFT.IFS([.E651]=[$Konventionen.$C$2];[.J651]+[$Konventionen.$E$2];[.E651]=[$Konventionen.$C$3];[.J6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1]&lt;=[.N651];[.L651]&gt;=[.N651]);IF([.K651]&lt;=[.N6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2]);#NULL!;IF(ISBLANK([.I652]);ORG.OPENOFFICE.YEARS([.C652];TODAY();0);ORG.OPENOFFICE.YEARS([.C652];[.I6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2]);COM.MICROSOFT.IFS([.E652]=[$Konventionen.$C$2];[.G652]+[$Konventionen.$D$2];[.E652]=[$Konventionen.$C$3];[.G652]+[$Konventionen.$D$3]); COM.MICROSOFT.IFS([.E652]=[$Konventionen.$C$2];[.I652]+[$Konventionen.$D$2];[.E652]=[$Konventionen.$C$3];[.I652]+[$Konventionen.$D$3]))" office:value-type="string" office:string-value="" calcext:value-type="error">
            <text:p>#NV</text:p>
          </table:table-cell>
          <table:table-cell table:style-name="ce14" table:formula="of:=[.L652]-7" office:value-type="string" office:string-value="" calcext:value-type="error">
            <text:p>#NV</text:p>
          </table:table-cell>
          <table:table-cell table:style-name="ce14" table:formula="of:=COM.MICROSOFT.IFS([.E652]=[$Konventionen.$C$2];[.J652]+[$Konventionen.$E$2];[.E652]=[$Konventionen.$C$3];[.J6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2]&lt;=[.N652];[.L652]&gt;=[.N652]);IF([.K652]&lt;=[.N6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3]);#NULL!;IF(ISBLANK([.I653]);ORG.OPENOFFICE.YEARS([.C653];TODAY();0);ORG.OPENOFFICE.YEARS([.C653];[.I6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3]);COM.MICROSOFT.IFS([.E653]=[$Konventionen.$C$2];[.G653]+[$Konventionen.$D$2];[.E653]=[$Konventionen.$C$3];[.G653]+[$Konventionen.$D$3]); COM.MICROSOFT.IFS([.E653]=[$Konventionen.$C$2];[.I653]+[$Konventionen.$D$2];[.E653]=[$Konventionen.$C$3];[.I653]+[$Konventionen.$D$3]))" office:value-type="string" office:string-value="" calcext:value-type="error">
            <text:p>#NV</text:p>
          </table:table-cell>
          <table:table-cell table:style-name="ce14" table:formula="of:=[.L653]-7" office:value-type="string" office:string-value="" calcext:value-type="error">
            <text:p>#NV</text:p>
          </table:table-cell>
          <table:table-cell table:style-name="ce14" table:formula="of:=COM.MICROSOFT.IFS([.E653]=[$Konventionen.$C$2];[.J653]+[$Konventionen.$E$2];[.E653]=[$Konventionen.$C$3];[.J6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3]&lt;=[.N653];[.L653]&gt;=[.N653]);IF([.K653]&lt;=[.N6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4]);#NULL!;IF(ISBLANK([.I654]);ORG.OPENOFFICE.YEARS([.C654];TODAY();0);ORG.OPENOFFICE.YEARS([.C654];[.I6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4]);COM.MICROSOFT.IFS([.E654]=[$Konventionen.$C$2];[.G654]+[$Konventionen.$D$2];[.E654]=[$Konventionen.$C$3];[.G654]+[$Konventionen.$D$3]); COM.MICROSOFT.IFS([.E654]=[$Konventionen.$C$2];[.I654]+[$Konventionen.$D$2];[.E654]=[$Konventionen.$C$3];[.I654]+[$Konventionen.$D$3]))" office:value-type="string" office:string-value="" calcext:value-type="error">
            <text:p>#NV</text:p>
          </table:table-cell>
          <table:table-cell table:style-name="ce14" table:formula="of:=[.L654]-7" office:value-type="string" office:string-value="" calcext:value-type="error">
            <text:p>#NV</text:p>
          </table:table-cell>
          <table:table-cell table:style-name="ce14" table:formula="of:=COM.MICROSOFT.IFS([.E654]=[$Konventionen.$C$2];[.J654]+[$Konventionen.$E$2];[.E654]=[$Konventionen.$C$3];[.J6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4]&lt;=[.N654];[.L654]&gt;=[.N654]);IF([.K654]&lt;=[.N6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5]);#NULL!;IF(ISBLANK([.I655]);ORG.OPENOFFICE.YEARS([.C655];TODAY();0);ORG.OPENOFFICE.YEARS([.C655];[.I6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5]);COM.MICROSOFT.IFS([.E655]=[$Konventionen.$C$2];[.G655]+[$Konventionen.$D$2];[.E655]=[$Konventionen.$C$3];[.G655]+[$Konventionen.$D$3]); COM.MICROSOFT.IFS([.E655]=[$Konventionen.$C$2];[.I655]+[$Konventionen.$D$2];[.E655]=[$Konventionen.$C$3];[.I655]+[$Konventionen.$D$3]))" office:value-type="string" office:string-value="" calcext:value-type="error">
            <text:p>#NV</text:p>
          </table:table-cell>
          <table:table-cell table:style-name="ce14" table:formula="of:=[.L655]-7" office:value-type="string" office:string-value="" calcext:value-type="error">
            <text:p>#NV</text:p>
          </table:table-cell>
          <table:table-cell table:style-name="ce14" table:formula="of:=COM.MICROSOFT.IFS([.E655]=[$Konventionen.$C$2];[.J655]+[$Konventionen.$E$2];[.E655]=[$Konventionen.$C$3];[.J6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5]&lt;=[.N655];[.L655]&gt;=[.N655]);IF([.K655]&lt;=[.N6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6]);#NULL!;IF(ISBLANK([.I656]);ORG.OPENOFFICE.YEARS([.C656];TODAY();0);ORG.OPENOFFICE.YEARS([.C656];[.I6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6]);COM.MICROSOFT.IFS([.E656]=[$Konventionen.$C$2];[.G656]+[$Konventionen.$D$2];[.E656]=[$Konventionen.$C$3];[.G656]+[$Konventionen.$D$3]); COM.MICROSOFT.IFS([.E656]=[$Konventionen.$C$2];[.I656]+[$Konventionen.$D$2];[.E656]=[$Konventionen.$C$3];[.I656]+[$Konventionen.$D$3]))" office:value-type="string" office:string-value="" calcext:value-type="error">
            <text:p>#NV</text:p>
          </table:table-cell>
          <table:table-cell table:style-name="ce14" table:formula="of:=[.L656]-7" office:value-type="string" office:string-value="" calcext:value-type="error">
            <text:p>#NV</text:p>
          </table:table-cell>
          <table:table-cell table:style-name="ce14" table:formula="of:=COM.MICROSOFT.IFS([.E656]=[$Konventionen.$C$2];[.J656]+[$Konventionen.$E$2];[.E656]=[$Konventionen.$C$3];[.J6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6]&lt;=[.N656];[.L656]&gt;=[.N656]);IF([.K656]&lt;=[.N6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7]);#NULL!;IF(ISBLANK([.I657]);ORG.OPENOFFICE.YEARS([.C657];TODAY();0);ORG.OPENOFFICE.YEARS([.C657];[.I6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7]);COM.MICROSOFT.IFS([.E657]=[$Konventionen.$C$2];[.G657]+[$Konventionen.$D$2];[.E657]=[$Konventionen.$C$3];[.G657]+[$Konventionen.$D$3]); COM.MICROSOFT.IFS([.E657]=[$Konventionen.$C$2];[.I657]+[$Konventionen.$D$2];[.E657]=[$Konventionen.$C$3];[.I657]+[$Konventionen.$D$3]))" office:value-type="string" office:string-value="" calcext:value-type="error">
            <text:p>#NV</text:p>
          </table:table-cell>
          <table:table-cell table:style-name="ce14" table:formula="of:=[.L657]-7" office:value-type="string" office:string-value="" calcext:value-type="error">
            <text:p>#NV</text:p>
          </table:table-cell>
          <table:table-cell table:style-name="ce14" table:formula="of:=COM.MICROSOFT.IFS([.E657]=[$Konventionen.$C$2];[.J657]+[$Konventionen.$E$2];[.E657]=[$Konventionen.$C$3];[.J6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7]&lt;=[.N657];[.L657]&gt;=[.N657]);IF([.K657]&lt;=[.N6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8]);#NULL!;IF(ISBLANK([.I658]);ORG.OPENOFFICE.YEARS([.C658];TODAY();0);ORG.OPENOFFICE.YEARS([.C658];[.I6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8]);COM.MICROSOFT.IFS([.E658]=[$Konventionen.$C$2];[.G658]+[$Konventionen.$D$2];[.E658]=[$Konventionen.$C$3];[.G658]+[$Konventionen.$D$3]); COM.MICROSOFT.IFS([.E658]=[$Konventionen.$C$2];[.I658]+[$Konventionen.$D$2];[.E658]=[$Konventionen.$C$3];[.I658]+[$Konventionen.$D$3]))" office:value-type="string" office:string-value="" calcext:value-type="error">
            <text:p>#NV</text:p>
          </table:table-cell>
          <table:table-cell table:style-name="ce14" table:formula="of:=[.L658]-7" office:value-type="string" office:string-value="" calcext:value-type="error">
            <text:p>#NV</text:p>
          </table:table-cell>
          <table:table-cell table:style-name="ce14" table:formula="of:=COM.MICROSOFT.IFS([.E658]=[$Konventionen.$C$2];[.J658]+[$Konventionen.$E$2];[.E658]=[$Konventionen.$C$3];[.J6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8]&lt;=[.N658];[.L658]&gt;=[.N658]);IF([.K658]&lt;=[.N6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9]);#NULL!;IF(ISBLANK([.I659]);ORG.OPENOFFICE.YEARS([.C659];TODAY();0);ORG.OPENOFFICE.YEARS([.C659];[.I6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9]);COM.MICROSOFT.IFS([.E659]=[$Konventionen.$C$2];[.G659]+[$Konventionen.$D$2];[.E659]=[$Konventionen.$C$3];[.G659]+[$Konventionen.$D$3]); COM.MICROSOFT.IFS([.E659]=[$Konventionen.$C$2];[.I659]+[$Konventionen.$D$2];[.E659]=[$Konventionen.$C$3];[.I659]+[$Konventionen.$D$3]))" office:value-type="string" office:string-value="" calcext:value-type="error">
            <text:p>#NV</text:p>
          </table:table-cell>
          <table:table-cell table:style-name="ce14" table:formula="of:=[.L659]-7" office:value-type="string" office:string-value="" calcext:value-type="error">
            <text:p>#NV</text:p>
          </table:table-cell>
          <table:table-cell table:style-name="ce14" table:formula="of:=COM.MICROSOFT.IFS([.E659]=[$Konventionen.$C$2];[.J659]+[$Konventionen.$E$2];[.E659]=[$Konventionen.$C$3];[.J6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9]&lt;=[.N659];[.L659]&gt;=[.N659]);IF([.K659]&lt;=[.N6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0]);#NULL!;IF(ISBLANK([.I660]);ORG.OPENOFFICE.YEARS([.C660];TODAY();0);ORG.OPENOFFICE.YEARS([.C660];[.I6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0]);COM.MICROSOFT.IFS([.E660]=[$Konventionen.$C$2];[.G660]+[$Konventionen.$D$2];[.E660]=[$Konventionen.$C$3];[.G660]+[$Konventionen.$D$3]); COM.MICROSOFT.IFS([.E660]=[$Konventionen.$C$2];[.I660]+[$Konventionen.$D$2];[.E660]=[$Konventionen.$C$3];[.I660]+[$Konventionen.$D$3]))" office:value-type="string" office:string-value="" calcext:value-type="error">
            <text:p>#NV</text:p>
          </table:table-cell>
          <table:table-cell table:style-name="ce14" table:formula="of:=[.L660]-7" office:value-type="string" office:string-value="" calcext:value-type="error">
            <text:p>#NV</text:p>
          </table:table-cell>
          <table:table-cell table:style-name="ce14" table:formula="of:=COM.MICROSOFT.IFS([.E660]=[$Konventionen.$C$2];[.J660]+[$Konventionen.$E$2];[.E660]=[$Konventionen.$C$3];[.J6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0]&lt;=[.N660];[.L660]&gt;=[.N660]);IF([.K660]&lt;=[.N6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1]);#NULL!;IF(ISBLANK([.I661]);ORG.OPENOFFICE.YEARS([.C661];TODAY();0);ORG.OPENOFFICE.YEARS([.C661];[.I6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1]);COM.MICROSOFT.IFS([.E661]=[$Konventionen.$C$2];[.G661]+[$Konventionen.$D$2];[.E661]=[$Konventionen.$C$3];[.G661]+[$Konventionen.$D$3]); COM.MICROSOFT.IFS([.E661]=[$Konventionen.$C$2];[.I661]+[$Konventionen.$D$2];[.E661]=[$Konventionen.$C$3];[.I661]+[$Konventionen.$D$3]))" office:value-type="string" office:string-value="" calcext:value-type="error">
            <text:p>#NV</text:p>
          </table:table-cell>
          <table:table-cell table:style-name="ce14" table:formula="of:=[.L661]-7" office:value-type="string" office:string-value="" calcext:value-type="error">
            <text:p>#NV</text:p>
          </table:table-cell>
          <table:table-cell table:style-name="ce14" table:formula="of:=COM.MICROSOFT.IFS([.E661]=[$Konventionen.$C$2];[.J661]+[$Konventionen.$E$2];[.E661]=[$Konventionen.$C$3];[.J6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1]&lt;=[.N661];[.L661]&gt;=[.N661]);IF([.K661]&lt;=[.N6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2]);#NULL!;IF(ISBLANK([.I662]);ORG.OPENOFFICE.YEARS([.C662];TODAY();0);ORG.OPENOFFICE.YEARS([.C662];[.I6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2]);COM.MICROSOFT.IFS([.E662]=[$Konventionen.$C$2];[.G662]+[$Konventionen.$D$2];[.E662]=[$Konventionen.$C$3];[.G662]+[$Konventionen.$D$3]); COM.MICROSOFT.IFS([.E662]=[$Konventionen.$C$2];[.I662]+[$Konventionen.$D$2];[.E662]=[$Konventionen.$C$3];[.I662]+[$Konventionen.$D$3]))" office:value-type="string" office:string-value="" calcext:value-type="error">
            <text:p>#NV</text:p>
          </table:table-cell>
          <table:table-cell table:style-name="ce14" table:formula="of:=[.L662]-7" office:value-type="string" office:string-value="" calcext:value-type="error">
            <text:p>#NV</text:p>
          </table:table-cell>
          <table:table-cell table:style-name="ce14" table:formula="of:=COM.MICROSOFT.IFS([.E662]=[$Konventionen.$C$2];[.J662]+[$Konventionen.$E$2];[.E662]=[$Konventionen.$C$3];[.J6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2]&lt;=[.N662];[.L662]&gt;=[.N662]);IF([.K662]&lt;=[.N6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3]);#NULL!;IF(ISBLANK([.I663]);ORG.OPENOFFICE.YEARS([.C663];TODAY();0);ORG.OPENOFFICE.YEARS([.C663];[.I6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3]);COM.MICROSOFT.IFS([.E663]=[$Konventionen.$C$2];[.G663]+[$Konventionen.$D$2];[.E663]=[$Konventionen.$C$3];[.G663]+[$Konventionen.$D$3]); COM.MICROSOFT.IFS([.E663]=[$Konventionen.$C$2];[.I663]+[$Konventionen.$D$2];[.E663]=[$Konventionen.$C$3];[.I663]+[$Konventionen.$D$3]))" office:value-type="string" office:string-value="" calcext:value-type="error">
            <text:p>#NV</text:p>
          </table:table-cell>
          <table:table-cell table:style-name="ce14" table:formula="of:=[.L663]-7" office:value-type="string" office:string-value="" calcext:value-type="error">
            <text:p>#NV</text:p>
          </table:table-cell>
          <table:table-cell table:style-name="ce14" table:formula="of:=COM.MICROSOFT.IFS([.E663]=[$Konventionen.$C$2];[.J663]+[$Konventionen.$E$2];[.E663]=[$Konventionen.$C$3];[.J6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3]&lt;=[.N663];[.L663]&gt;=[.N663]);IF([.K663]&lt;=[.N6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4]);#NULL!;IF(ISBLANK([.I664]);ORG.OPENOFFICE.YEARS([.C664];TODAY();0);ORG.OPENOFFICE.YEARS([.C664];[.I6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4]);COM.MICROSOFT.IFS([.E664]=[$Konventionen.$C$2];[.G664]+[$Konventionen.$D$2];[.E664]=[$Konventionen.$C$3];[.G664]+[$Konventionen.$D$3]); COM.MICROSOFT.IFS([.E664]=[$Konventionen.$C$2];[.I664]+[$Konventionen.$D$2];[.E664]=[$Konventionen.$C$3];[.I664]+[$Konventionen.$D$3]))" office:value-type="string" office:string-value="" calcext:value-type="error">
            <text:p>#NV</text:p>
          </table:table-cell>
          <table:table-cell table:style-name="ce14" table:formula="of:=[.L664]-7" office:value-type="string" office:string-value="" calcext:value-type="error">
            <text:p>#NV</text:p>
          </table:table-cell>
          <table:table-cell table:style-name="ce14" table:formula="of:=COM.MICROSOFT.IFS([.E664]=[$Konventionen.$C$2];[.J664]+[$Konventionen.$E$2];[.E664]=[$Konventionen.$C$3];[.J6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4]&lt;=[.N664];[.L664]&gt;=[.N664]);IF([.K664]&lt;=[.N6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5]);#NULL!;IF(ISBLANK([.I665]);ORG.OPENOFFICE.YEARS([.C665];TODAY();0);ORG.OPENOFFICE.YEARS([.C665];[.I6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5]);COM.MICROSOFT.IFS([.E665]=[$Konventionen.$C$2];[.G665]+[$Konventionen.$D$2];[.E665]=[$Konventionen.$C$3];[.G665]+[$Konventionen.$D$3]); COM.MICROSOFT.IFS([.E665]=[$Konventionen.$C$2];[.I665]+[$Konventionen.$D$2];[.E665]=[$Konventionen.$C$3];[.I665]+[$Konventionen.$D$3]))" office:value-type="string" office:string-value="" calcext:value-type="error">
            <text:p>#NV</text:p>
          </table:table-cell>
          <table:table-cell table:style-name="ce14" table:formula="of:=[.L665]-7" office:value-type="string" office:string-value="" calcext:value-type="error">
            <text:p>#NV</text:p>
          </table:table-cell>
          <table:table-cell table:style-name="ce14" table:formula="of:=COM.MICROSOFT.IFS([.E665]=[$Konventionen.$C$2];[.J665]+[$Konventionen.$E$2];[.E665]=[$Konventionen.$C$3];[.J6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5]&lt;=[.N665];[.L665]&gt;=[.N665]);IF([.K665]&lt;=[.N6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6]);#NULL!;IF(ISBLANK([.I666]);ORG.OPENOFFICE.YEARS([.C666];TODAY();0);ORG.OPENOFFICE.YEARS([.C666];[.I6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6]);COM.MICROSOFT.IFS([.E666]=[$Konventionen.$C$2];[.G666]+[$Konventionen.$D$2];[.E666]=[$Konventionen.$C$3];[.G666]+[$Konventionen.$D$3]); COM.MICROSOFT.IFS([.E666]=[$Konventionen.$C$2];[.I666]+[$Konventionen.$D$2];[.E666]=[$Konventionen.$C$3];[.I666]+[$Konventionen.$D$3]))" office:value-type="string" office:string-value="" calcext:value-type="error">
            <text:p>#NV</text:p>
          </table:table-cell>
          <table:table-cell table:style-name="ce14" table:formula="of:=[.L666]-7" office:value-type="string" office:string-value="" calcext:value-type="error">
            <text:p>#NV</text:p>
          </table:table-cell>
          <table:table-cell table:style-name="ce14" table:formula="of:=COM.MICROSOFT.IFS([.E666]=[$Konventionen.$C$2];[.J666]+[$Konventionen.$E$2];[.E666]=[$Konventionen.$C$3];[.J6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6]&lt;=[.N666];[.L666]&gt;=[.N666]);IF([.K666]&lt;=[.N6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7]);#NULL!;IF(ISBLANK([.I667]);ORG.OPENOFFICE.YEARS([.C667];TODAY();0);ORG.OPENOFFICE.YEARS([.C667];[.I6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7]);COM.MICROSOFT.IFS([.E667]=[$Konventionen.$C$2];[.G667]+[$Konventionen.$D$2];[.E667]=[$Konventionen.$C$3];[.G667]+[$Konventionen.$D$3]); COM.MICROSOFT.IFS([.E667]=[$Konventionen.$C$2];[.I667]+[$Konventionen.$D$2];[.E667]=[$Konventionen.$C$3];[.I667]+[$Konventionen.$D$3]))" office:value-type="string" office:string-value="" calcext:value-type="error">
            <text:p>#NV</text:p>
          </table:table-cell>
          <table:table-cell table:style-name="ce14" table:formula="of:=[.L667]-7" office:value-type="string" office:string-value="" calcext:value-type="error">
            <text:p>#NV</text:p>
          </table:table-cell>
          <table:table-cell table:style-name="ce14" table:formula="of:=COM.MICROSOFT.IFS([.E667]=[$Konventionen.$C$2];[.J667]+[$Konventionen.$E$2];[.E667]=[$Konventionen.$C$3];[.J6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7]&lt;=[.N667];[.L667]&gt;=[.N667]);IF([.K667]&lt;=[.N6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8]);#NULL!;IF(ISBLANK([.I668]);ORG.OPENOFFICE.YEARS([.C668];TODAY();0);ORG.OPENOFFICE.YEARS([.C668];[.I6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8]);COM.MICROSOFT.IFS([.E668]=[$Konventionen.$C$2];[.G668]+[$Konventionen.$D$2];[.E668]=[$Konventionen.$C$3];[.G668]+[$Konventionen.$D$3]); COM.MICROSOFT.IFS([.E668]=[$Konventionen.$C$2];[.I668]+[$Konventionen.$D$2];[.E668]=[$Konventionen.$C$3];[.I668]+[$Konventionen.$D$3]))" office:value-type="string" office:string-value="" calcext:value-type="error">
            <text:p>#NV</text:p>
          </table:table-cell>
          <table:table-cell table:style-name="ce14" table:formula="of:=[.L668]-7" office:value-type="string" office:string-value="" calcext:value-type="error">
            <text:p>#NV</text:p>
          </table:table-cell>
          <table:table-cell table:style-name="ce14" table:formula="of:=COM.MICROSOFT.IFS([.E668]=[$Konventionen.$C$2];[.J668]+[$Konventionen.$E$2];[.E668]=[$Konventionen.$C$3];[.J6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8]&lt;=[.N668];[.L668]&gt;=[.N668]);IF([.K668]&lt;=[.N6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9]);#NULL!;IF(ISBLANK([.I669]);ORG.OPENOFFICE.YEARS([.C669];TODAY();0);ORG.OPENOFFICE.YEARS([.C669];[.I6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9]);COM.MICROSOFT.IFS([.E669]=[$Konventionen.$C$2];[.G669]+[$Konventionen.$D$2];[.E669]=[$Konventionen.$C$3];[.G669]+[$Konventionen.$D$3]); COM.MICROSOFT.IFS([.E669]=[$Konventionen.$C$2];[.I669]+[$Konventionen.$D$2];[.E669]=[$Konventionen.$C$3];[.I669]+[$Konventionen.$D$3]))" office:value-type="string" office:string-value="" calcext:value-type="error">
            <text:p>#NV</text:p>
          </table:table-cell>
          <table:table-cell table:style-name="ce14" table:formula="of:=[.L669]-7" office:value-type="string" office:string-value="" calcext:value-type="error">
            <text:p>#NV</text:p>
          </table:table-cell>
          <table:table-cell table:style-name="ce14" table:formula="of:=COM.MICROSOFT.IFS([.E669]=[$Konventionen.$C$2];[.J669]+[$Konventionen.$E$2];[.E669]=[$Konventionen.$C$3];[.J6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9]&lt;=[.N669];[.L669]&gt;=[.N669]);IF([.K669]&lt;=[.N6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0]);#NULL!;IF(ISBLANK([.I670]);ORG.OPENOFFICE.YEARS([.C670];TODAY();0);ORG.OPENOFFICE.YEARS([.C670];[.I6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0]);COM.MICROSOFT.IFS([.E670]=[$Konventionen.$C$2];[.G670]+[$Konventionen.$D$2];[.E670]=[$Konventionen.$C$3];[.G670]+[$Konventionen.$D$3]); COM.MICROSOFT.IFS([.E670]=[$Konventionen.$C$2];[.I670]+[$Konventionen.$D$2];[.E670]=[$Konventionen.$C$3];[.I670]+[$Konventionen.$D$3]))" office:value-type="string" office:string-value="" calcext:value-type="error">
            <text:p>#NV</text:p>
          </table:table-cell>
          <table:table-cell table:style-name="ce14" table:formula="of:=[.L670]-7" office:value-type="string" office:string-value="" calcext:value-type="error">
            <text:p>#NV</text:p>
          </table:table-cell>
          <table:table-cell table:style-name="ce14" table:formula="of:=COM.MICROSOFT.IFS([.E670]=[$Konventionen.$C$2];[.J670]+[$Konventionen.$E$2];[.E670]=[$Konventionen.$C$3];[.J6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0]&lt;=[.N670];[.L670]&gt;=[.N670]);IF([.K670]&lt;=[.N6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1]);#NULL!;IF(ISBLANK([.I671]);ORG.OPENOFFICE.YEARS([.C671];TODAY();0);ORG.OPENOFFICE.YEARS([.C671];[.I6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1]);COM.MICROSOFT.IFS([.E671]=[$Konventionen.$C$2];[.G671]+[$Konventionen.$D$2];[.E671]=[$Konventionen.$C$3];[.G671]+[$Konventionen.$D$3]); COM.MICROSOFT.IFS([.E671]=[$Konventionen.$C$2];[.I671]+[$Konventionen.$D$2];[.E671]=[$Konventionen.$C$3];[.I671]+[$Konventionen.$D$3]))" office:value-type="string" office:string-value="" calcext:value-type="error">
            <text:p>#NV</text:p>
          </table:table-cell>
          <table:table-cell table:style-name="ce14" table:formula="of:=[.L671]-7" office:value-type="string" office:string-value="" calcext:value-type="error">
            <text:p>#NV</text:p>
          </table:table-cell>
          <table:table-cell table:style-name="ce14" table:formula="of:=COM.MICROSOFT.IFS([.E671]=[$Konventionen.$C$2];[.J671]+[$Konventionen.$E$2];[.E671]=[$Konventionen.$C$3];[.J6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1]&lt;=[.N671];[.L671]&gt;=[.N671]);IF([.K671]&lt;=[.N6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2]);#NULL!;IF(ISBLANK([.I672]);ORG.OPENOFFICE.YEARS([.C672];TODAY();0);ORG.OPENOFFICE.YEARS([.C672];[.I6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2]);COM.MICROSOFT.IFS([.E672]=[$Konventionen.$C$2];[.G672]+[$Konventionen.$D$2];[.E672]=[$Konventionen.$C$3];[.G672]+[$Konventionen.$D$3]); COM.MICROSOFT.IFS([.E672]=[$Konventionen.$C$2];[.I672]+[$Konventionen.$D$2];[.E672]=[$Konventionen.$C$3];[.I672]+[$Konventionen.$D$3]))" office:value-type="string" office:string-value="" calcext:value-type="error">
            <text:p>#NV</text:p>
          </table:table-cell>
          <table:table-cell table:style-name="ce14" table:formula="of:=[.L672]-7" office:value-type="string" office:string-value="" calcext:value-type="error">
            <text:p>#NV</text:p>
          </table:table-cell>
          <table:table-cell table:style-name="ce14" table:formula="of:=COM.MICROSOFT.IFS([.E672]=[$Konventionen.$C$2];[.J672]+[$Konventionen.$E$2];[.E672]=[$Konventionen.$C$3];[.J6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2]&lt;=[.N672];[.L672]&gt;=[.N672]);IF([.K672]&lt;=[.N6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3]);#NULL!;IF(ISBLANK([.I673]);ORG.OPENOFFICE.YEARS([.C673];TODAY();0);ORG.OPENOFFICE.YEARS([.C673];[.I6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3]);COM.MICROSOFT.IFS([.E673]=[$Konventionen.$C$2];[.G673]+[$Konventionen.$D$2];[.E673]=[$Konventionen.$C$3];[.G673]+[$Konventionen.$D$3]); COM.MICROSOFT.IFS([.E673]=[$Konventionen.$C$2];[.I673]+[$Konventionen.$D$2];[.E673]=[$Konventionen.$C$3];[.I673]+[$Konventionen.$D$3]))" office:value-type="string" office:string-value="" calcext:value-type="error">
            <text:p>#NV</text:p>
          </table:table-cell>
          <table:table-cell table:style-name="ce14" table:formula="of:=[.L673]-7" office:value-type="string" office:string-value="" calcext:value-type="error">
            <text:p>#NV</text:p>
          </table:table-cell>
          <table:table-cell table:style-name="ce14" table:formula="of:=COM.MICROSOFT.IFS([.E673]=[$Konventionen.$C$2];[.J673]+[$Konventionen.$E$2];[.E673]=[$Konventionen.$C$3];[.J6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3]&lt;=[.N673];[.L673]&gt;=[.N673]);IF([.K673]&lt;=[.N6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4]);#NULL!;IF(ISBLANK([.I674]);ORG.OPENOFFICE.YEARS([.C674];TODAY();0);ORG.OPENOFFICE.YEARS([.C674];[.I6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4]);COM.MICROSOFT.IFS([.E674]=[$Konventionen.$C$2];[.G674]+[$Konventionen.$D$2];[.E674]=[$Konventionen.$C$3];[.G674]+[$Konventionen.$D$3]); COM.MICROSOFT.IFS([.E674]=[$Konventionen.$C$2];[.I674]+[$Konventionen.$D$2];[.E674]=[$Konventionen.$C$3];[.I674]+[$Konventionen.$D$3]))" office:value-type="string" office:string-value="" calcext:value-type="error">
            <text:p>#NV</text:p>
          </table:table-cell>
          <table:table-cell table:style-name="ce14" table:formula="of:=[.L674]-7" office:value-type="string" office:string-value="" calcext:value-type="error">
            <text:p>#NV</text:p>
          </table:table-cell>
          <table:table-cell table:style-name="ce14" table:formula="of:=COM.MICROSOFT.IFS([.E674]=[$Konventionen.$C$2];[.J674]+[$Konventionen.$E$2];[.E674]=[$Konventionen.$C$3];[.J6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4]&lt;=[.N674];[.L674]&gt;=[.N674]);IF([.K674]&lt;=[.N6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5]);#NULL!;IF(ISBLANK([.I675]);ORG.OPENOFFICE.YEARS([.C675];TODAY();0);ORG.OPENOFFICE.YEARS([.C675];[.I6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5]);COM.MICROSOFT.IFS([.E675]=[$Konventionen.$C$2];[.G675]+[$Konventionen.$D$2];[.E675]=[$Konventionen.$C$3];[.G675]+[$Konventionen.$D$3]); COM.MICROSOFT.IFS([.E675]=[$Konventionen.$C$2];[.I675]+[$Konventionen.$D$2];[.E675]=[$Konventionen.$C$3];[.I675]+[$Konventionen.$D$3]))" office:value-type="string" office:string-value="" calcext:value-type="error">
            <text:p>#NV</text:p>
          </table:table-cell>
          <table:table-cell table:style-name="ce14" table:formula="of:=[.L675]-7" office:value-type="string" office:string-value="" calcext:value-type="error">
            <text:p>#NV</text:p>
          </table:table-cell>
          <table:table-cell table:style-name="ce14" table:formula="of:=COM.MICROSOFT.IFS([.E675]=[$Konventionen.$C$2];[.J675]+[$Konventionen.$E$2];[.E675]=[$Konventionen.$C$3];[.J6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5]&lt;=[.N675];[.L675]&gt;=[.N675]);IF([.K675]&lt;=[.N6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6]);#NULL!;IF(ISBLANK([.I676]);ORG.OPENOFFICE.YEARS([.C676];TODAY();0);ORG.OPENOFFICE.YEARS([.C676];[.I6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6]);COM.MICROSOFT.IFS([.E676]=[$Konventionen.$C$2];[.G676]+[$Konventionen.$D$2];[.E676]=[$Konventionen.$C$3];[.G676]+[$Konventionen.$D$3]); COM.MICROSOFT.IFS([.E676]=[$Konventionen.$C$2];[.I676]+[$Konventionen.$D$2];[.E676]=[$Konventionen.$C$3];[.I676]+[$Konventionen.$D$3]))" office:value-type="string" office:string-value="" calcext:value-type="error">
            <text:p>#NV</text:p>
          </table:table-cell>
          <table:table-cell table:style-name="ce14" table:formula="of:=[.L676]-7" office:value-type="string" office:string-value="" calcext:value-type="error">
            <text:p>#NV</text:p>
          </table:table-cell>
          <table:table-cell table:style-name="ce14" table:formula="of:=COM.MICROSOFT.IFS([.E676]=[$Konventionen.$C$2];[.J676]+[$Konventionen.$E$2];[.E676]=[$Konventionen.$C$3];[.J6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6]&lt;=[.N676];[.L676]&gt;=[.N676]);IF([.K676]&lt;=[.N6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7]);#NULL!;IF(ISBLANK([.I677]);ORG.OPENOFFICE.YEARS([.C677];TODAY();0);ORG.OPENOFFICE.YEARS([.C677];[.I6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7]);COM.MICROSOFT.IFS([.E677]=[$Konventionen.$C$2];[.G677]+[$Konventionen.$D$2];[.E677]=[$Konventionen.$C$3];[.G677]+[$Konventionen.$D$3]); COM.MICROSOFT.IFS([.E677]=[$Konventionen.$C$2];[.I677]+[$Konventionen.$D$2];[.E677]=[$Konventionen.$C$3];[.I677]+[$Konventionen.$D$3]))" office:value-type="string" office:string-value="" calcext:value-type="error">
            <text:p>#NV</text:p>
          </table:table-cell>
          <table:table-cell table:style-name="ce14" table:formula="of:=[.L677]-7" office:value-type="string" office:string-value="" calcext:value-type="error">
            <text:p>#NV</text:p>
          </table:table-cell>
          <table:table-cell table:style-name="ce14" table:formula="of:=COM.MICROSOFT.IFS([.E677]=[$Konventionen.$C$2];[.J677]+[$Konventionen.$E$2];[.E677]=[$Konventionen.$C$3];[.J6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7]&lt;=[.N677];[.L677]&gt;=[.N677]);IF([.K677]&lt;=[.N6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8]);#NULL!;IF(ISBLANK([.I678]);ORG.OPENOFFICE.YEARS([.C678];TODAY();0);ORG.OPENOFFICE.YEARS([.C678];[.I6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8]);COM.MICROSOFT.IFS([.E678]=[$Konventionen.$C$2];[.G678]+[$Konventionen.$D$2];[.E678]=[$Konventionen.$C$3];[.G678]+[$Konventionen.$D$3]); COM.MICROSOFT.IFS([.E678]=[$Konventionen.$C$2];[.I678]+[$Konventionen.$D$2];[.E678]=[$Konventionen.$C$3];[.I678]+[$Konventionen.$D$3]))" office:value-type="string" office:string-value="" calcext:value-type="error">
            <text:p>#NV</text:p>
          </table:table-cell>
          <table:table-cell table:style-name="ce14" table:formula="of:=[.L678]-7" office:value-type="string" office:string-value="" calcext:value-type="error">
            <text:p>#NV</text:p>
          </table:table-cell>
          <table:table-cell table:style-name="ce14" table:formula="of:=COM.MICROSOFT.IFS([.E678]=[$Konventionen.$C$2];[.J678]+[$Konventionen.$E$2];[.E678]=[$Konventionen.$C$3];[.J6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8]&lt;=[.N678];[.L678]&gt;=[.N678]);IF([.K678]&lt;=[.N6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9]);#NULL!;IF(ISBLANK([.I679]);ORG.OPENOFFICE.YEARS([.C679];TODAY();0);ORG.OPENOFFICE.YEARS([.C679];[.I6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9]);COM.MICROSOFT.IFS([.E679]=[$Konventionen.$C$2];[.G679]+[$Konventionen.$D$2];[.E679]=[$Konventionen.$C$3];[.G679]+[$Konventionen.$D$3]); COM.MICROSOFT.IFS([.E679]=[$Konventionen.$C$2];[.I679]+[$Konventionen.$D$2];[.E679]=[$Konventionen.$C$3];[.I679]+[$Konventionen.$D$3]))" office:value-type="string" office:string-value="" calcext:value-type="error">
            <text:p>#NV</text:p>
          </table:table-cell>
          <table:table-cell table:style-name="ce14" table:formula="of:=[.L679]-7" office:value-type="string" office:string-value="" calcext:value-type="error">
            <text:p>#NV</text:p>
          </table:table-cell>
          <table:table-cell table:style-name="ce14" table:formula="of:=COM.MICROSOFT.IFS([.E679]=[$Konventionen.$C$2];[.J679]+[$Konventionen.$E$2];[.E679]=[$Konventionen.$C$3];[.J6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9]&lt;=[.N679];[.L679]&gt;=[.N679]);IF([.K679]&lt;=[.N6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0]);#NULL!;IF(ISBLANK([.I680]);ORG.OPENOFFICE.YEARS([.C680];TODAY();0);ORG.OPENOFFICE.YEARS([.C680];[.I6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0]);COM.MICROSOFT.IFS([.E680]=[$Konventionen.$C$2];[.G680]+[$Konventionen.$D$2];[.E680]=[$Konventionen.$C$3];[.G680]+[$Konventionen.$D$3]); COM.MICROSOFT.IFS([.E680]=[$Konventionen.$C$2];[.I680]+[$Konventionen.$D$2];[.E680]=[$Konventionen.$C$3];[.I680]+[$Konventionen.$D$3]))" office:value-type="string" office:string-value="" calcext:value-type="error">
            <text:p>#NV</text:p>
          </table:table-cell>
          <table:table-cell table:style-name="ce14" table:formula="of:=[.L680]-7" office:value-type="string" office:string-value="" calcext:value-type="error">
            <text:p>#NV</text:p>
          </table:table-cell>
          <table:table-cell table:style-name="ce14" table:formula="of:=COM.MICROSOFT.IFS([.E680]=[$Konventionen.$C$2];[.J680]+[$Konventionen.$E$2];[.E680]=[$Konventionen.$C$3];[.J6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0]&lt;=[.N680];[.L680]&gt;=[.N680]);IF([.K680]&lt;=[.N6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1]);#NULL!;IF(ISBLANK([.I681]);ORG.OPENOFFICE.YEARS([.C681];TODAY();0);ORG.OPENOFFICE.YEARS([.C681];[.I6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1]);COM.MICROSOFT.IFS([.E681]=[$Konventionen.$C$2];[.G681]+[$Konventionen.$D$2];[.E681]=[$Konventionen.$C$3];[.G681]+[$Konventionen.$D$3]); COM.MICROSOFT.IFS([.E681]=[$Konventionen.$C$2];[.I681]+[$Konventionen.$D$2];[.E681]=[$Konventionen.$C$3];[.I681]+[$Konventionen.$D$3]))" office:value-type="string" office:string-value="" calcext:value-type="error">
            <text:p>#NV</text:p>
          </table:table-cell>
          <table:table-cell table:style-name="ce14" table:formula="of:=[.L681]-7" office:value-type="string" office:string-value="" calcext:value-type="error">
            <text:p>#NV</text:p>
          </table:table-cell>
          <table:table-cell table:style-name="ce14" table:formula="of:=COM.MICROSOFT.IFS([.E681]=[$Konventionen.$C$2];[.J681]+[$Konventionen.$E$2];[.E681]=[$Konventionen.$C$3];[.J6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1]&lt;=[.N681];[.L681]&gt;=[.N681]);IF([.K681]&lt;=[.N6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2]);#NULL!;IF(ISBLANK([.I682]);ORG.OPENOFFICE.YEARS([.C682];TODAY();0);ORG.OPENOFFICE.YEARS([.C682];[.I6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2]);COM.MICROSOFT.IFS([.E682]=[$Konventionen.$C$2];[.G682]+[$Konventionen.$D$2];[.E682]=[$Konventionen.$C$3];[.G682]+[$Konventionen.$D$3]); COM.MICROSOFT.IFS([.E682]=[$Konventionen.$C$2];[.I682]+[$Konventionen.$D$2];[.E682]=[$Konventionen.$C$3];[.I682]+[$Konventionen.$D$3]))" office:value-type="string" office:string-value="" calcext:value-type="error">
            <text:p>#NV</text:p>
          </table:table-cell>
          <table:table-cell table:style-name="ce14" table:formula="of:=[.L682]-7" office:value-type="string" office:string-value="" calcext:value-type="error">
            <text:p>#NV</text:p>
          </table:table-cell>
          <table:table-cell table:style-name="ce14" table:formula="of:=COM.MICROSOFT.IFS([.E682]=[$Konventionen.$C$2];[.J682]+[$Konventionen.$E$2];[.E682]=[$Konventionen.$C$3];[.J6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2]&lt;=[.N682];[.L682]&gt;=[.N682]);IF([.K682]&lt;=[.N6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3]);#NULL!;IF(ISBLANK([.I683]);ORG.OPENOFFICE.YEARS([.C683];TODAY();0);ORG.OPENOFFICE.YEARS([.C683];[.I6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3]);COM.MICROSOFT.IFS([.E683]=[$Konventionen.$C$2];[.G683]+[$Konventionen.$D$2];[.E683]=[$Konventionen.$C$3];[.G683]+[$Konventionen.$D$3]); COM.MICROSOFT.IFS([.E683]=[$Konventionen.$C$2];[.I683]+[$Konventionen.$D$2];[.E683]=[$Konventionen.$C$3];[.I683]+[$Konventionen.$D$3]))" office:value-type="string" office:string-value="" calcext:value-type="error">
            <text:p>#NV</text:p>
          </table:table-cell>
          <table:table-cell table:style-name="ce14" table:formula="of:=[.L683]-7" office:value-type="string" office:string-value="" calcext:value-type="error">
            <text:p>#NV</text:p>
          </table:table-cell>
          <table:table-cell table:style-name="ce14" table:formula="of:=COM.MICROSOFT.IFS([.E683]=[$Konventionen.$C$2];[.J683]+[$Konventionen.$E$2];[.E683]=[$Konventionen.$C$3];[.J6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3]&lt;=[.N683];[.L683]&gt;=[.N683]);IF([.K683]&lt;=[.N6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4]);#NULL!;IF(ISBLANK([.I684]);ORG.OPENOFFICE.YEARS([.C684];TODAY();0);ORG.OPENOFFICE.YEARS([.C684];[.I6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4]);COM.MICROSOFT.IFS([.E684]=[$Konventionen.$C$2];[.G684]+[$Konventionen.$D$2];[.E684]=[$Konventionen.$C$3];[.G684]+[$Konventionen.$D$3]); COM.MICROSOFT.IFS([.E684]=[$Konventionen.$C$2];[.I684]+[$Konventionen.$D$2];[.E684]=[$Konventionen.$C$3];[.I684]+[$Konventionen.$D$3]))" office:value-type="string" office:string-value="" calcext:value-type="error">
            <text:p>#NV</text:p>
          </table:table-cell>
          <table:table-cell table:style-name="ce14" table:formula="of:=[.L684]-7" office:value-type="string" office:string-value="" calcext:value-type="error">
            <text:p>#NV</text:p>
          </table:table-cell>
          <table:table-cell table:style-name="ce14" table:formula="of:=COM.MICROSOFT.IFS([.E684]=[$Konventionen.$C$2];[.J684]+[$Konventionen.$E$2];[.E684]=[$Konventionen.$C$3];[.J6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4]&lt;=[.N684];[.L684]&gt;=[.N684]);IF([.K684]&lt;=[.N6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5]);#NULL!;IF(ISBLANK([.I685]);ORG.OPENOFFICE.YEARS([.C685];TODAY();0);ORG.OPENOFFICE.YEARS([.C685];[.I6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5]);COM.MICROSOFT.IFS([.E685]=[$Konventionen.$C$2];[.G685]+[$Konventionen.$D$2];[.E685]=[$Konventionen.$C$3];[.G685]+[$Konventionen.$D$3]); COM.MICROSOFT.IFS([.E685]=[$Konventionen.$C$2];[.I685]+[$Konventionen.$D$2];[.E685]=[$Konventionen.$C$3];[.I685]+[$Konventionen.$D$3]))" office:value-type="string" office:string-value="" calcext:value-type="error">
            <text:p>#NV</text:p>
          </table:table-cell>
          <table:table-cell table:style-name="ce14" table:formula="of:=[.L685]-7" office:value-type="string" office:string-value="" calcext:value-type="error">
            <text:p>#NV</text:p>
          </table:table-cell>
          <table:table-cell table:style-name="ce14" table:formula="of:=COM.MICROSOFT.IFS([.E685]=[$Konventionen.$C$2];[.J685]+[$Konventionen.$E$2];[.E685]=[$Konventionen.$C$3];[.J6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5]&lt;=[.N685];[.L685]&gt;=[.N685]);IF([.K685]&lt;=[.N6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6]);#NULL!;IF(ISBLANK([.I686]);ORG.OPENOFFICE.YEARS([.C686];TODAY();0);ORG.OPENOFFICE.YEARS([.C686];[.I6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6]);COM.MICROSOFT.IFS([.E686]=[$Konventionen.$C$2];[.G686]+[$Konventionen.$D$2];[.E686]=[$Konventionen.$C$3];[.G686]+[$Konventionen.$D$3]); COM.MICROSOFT.IFS([.E686]=[$Konventionen.$C$2];[.I686]+[$Konventionen.$D$2];[.E686]=[$Konventionen.$C$3];[.I686]+[$Konventionen.$D$3]))" office:value-type="string" office:string-value="" calcext:value-type="error">
            <text:p>#NV</text:p>
          </table:table-cell>
          <table:table-cell table:style-name="ce14" table:formula="of:=[.L686]-7" office:value-type="string" office:string-value="" calcext:value-type="error">
            <text:p>#NV</text:p>
          </table:table-cell>
          <table:table-cell table:style-name="ce14" table:formula="of:=COM.MICROSOFT.IFS([.E686]=[$Konventionen.$C$2];[.J686]+[$Konventionen.$E$2];[.E686]=[$Konventionen.$C$3];[.J6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6]&lt;=[.N686];[.L686]&gt;=[.N686]);IF([.K686]&lt;=[.N6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7]);#NULL!;IF(ISBLANK([.I687]);ORG.OPENOFFICE.YEARS([.C687];TODAY();0);ORG.OPENOFFICE.YEARS([.C687];[.I6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7]);COM.MICROSOFT.IFS([.E687]=[$Konventionen.$C$2];[.G687]+[$Konventionen.$D$2];[.E687]=[$Konventionen.$C$3];[.G687]+[$Konventionen.$D$3]); COM.MICROSOFT.IFS([.E687]=[$Konventionen.$C$2];[.I687]+[$Konventionen.$D$2];[.E687]=[$Konventionen.$C$3];[.I687]+[$Konventionen.$D$3]))" office:value-type="string" office:string-value="" calcext:value-type="error">
            <text:p>#NV</text:p>
          </table:table-cell>
          <table:table-cell table:style-name="ce14" table:formula="of:=[.L687]-7" office:value-type="string" office:string-value="" calcext:value-type="error">
            <text:p>#NV</text:p>
          </table:table-cell>
          <table:table-cell table:style-name="ce14" table:formula="of:=COM.MICROSOFT.IFS([.E687]=[$Konventionen.$C$2];[.J687]+[$Konventionen.$E$2];[.E687]=[$Konventionen.$C$3];[.J6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7]&lt;=[.N687];[.L687]&gt;=[.N687]);IF([.K687]&lt;=[.N6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8]);#NULL!;IF(ISBLANK([.I688]);ORG.OPENOFFICE.YEARS([.C688];TODAY();0);ORG.OPENOFFICE.YEARS([.C688];[.I6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8]);COM.MICROSOFT.IFS([.E688]=[$Konventionen.$C$2];[.G688]+[$Konventionen.$D$2];[.E688]=[$Konventionen.$C$3];[.G688]+[$Konventionen.$D$3]); COM.MICROSOFT.IFS([.E688]=[$Konventionen.$C$2];[.I688]+[$Konventionen.$D$2];[.E688]=[$Konventionen.$C$3];[.I688]+[$Konventionen.$D$3]))" office:value-type="string" office:string-value="" calcext:value-type="error">
            <text:p>#NV</text:p>
          </table:table-cell>
          <table:table-cell table:style-name="ce14" table:formula="of:=[.L688]-7" office:value-type="string" office:string-value="" calcext:value-type="error">
            <text:p>#NV</text:p>
          </table:table-cell>
          <table:table-cell table:style-name="ce14" table:formula="of:=COM.MICROSOFT.IFS([.E688]=[$Konventionen.$C$2];[.J688]+[$Konventionen.$E$2];[.E688]=[$Konventionen.$C$3];[.J6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8]&lt;=[.N688];[.L688]&gt;=[.N688]);IF([.K688]&lt;=[.N6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9]);#NULL!;IF(ISBLANK([.I689]);ORG.OPENOFFICE.YEARS([.C689];TODAY();0);ORG.OPENOFFICE.YEARS([.C689];[.I6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9]);COM.MICROSOFT.IFS([.E689]=[$Konventionen.$C$2];[.G689]+[$Konventionen.$D$2];[.E689]=[$Konventionen.$C$3];[.G689]+[$Konventionen.$D$3]); COM.MICROSOFT.IFS([.E689]=[$Konventionen.$C$2];[.I689]+[$Konventionen.$D$2];[.E689]=[$Konventionen.$C$3];[.I689]+[$Konventionen.$D$3]))" office:value-type="string" office:string-value="" calcext:value-type="error">
            <text:p>#NV</text:p>
          </table:table-cell>
          <table:table-cell table:style-name="ce14" table:formula="of:=[.L689]-7" office:value-type="string" office:string-value="" calcext:value-type="error">
            <text:p>#NV</text:p>
          </table:table-cell>
          <table:table-cell table:style-name="ce14" table:formula="of:=COM.MICROSOFT.IFS([.E689]=[$Konventionen.$C$2];[.J689]+[$Konventionen.$E$2];[.E689]=[$Konventionen.$C$3];[.J6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9]&lt;=[.N689];[.L689]&gt;=[.N689]);IF([.K689]&lt;=[.N6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0]);#NULL!;IF(ISBLANK([.I690]);ORG.OPENOFFICE.YEARS([.C690];TODAY();0);ORG.OPENOFFICE.YEARS([.C690];[.I6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0]);COM.MICROSOFT.IFS([.E690]=[$Konventionen.$C$2];[.G690]+[$Konventionen.$D$2];[.E690]=[$Konventionen.$C$3];[.G690]+[$Konventionen.$D$3]); COM.MICROSOFT.IFS([.E690]=[$Konventionen.$C$2];[.I690]+[$Konventionen.$D$2];[.E690]=[$Konventionen.$C$3];[.I690]+[$Konventionen.$D$3]))" office:value-type="string" office:string-value="" calcext:value-type="error">
            <text:p>#NV</text:p>
          </table:table-cell>
          <table:table-cell table:style-name="ce14" table:formula="of:=[.L690]-7" office:value-type="string" office:string-value="" calcext:value-type="error">
            <text:p>#NV</text:p>
          </table:table-cell>
          <table:table-cell table:style-name="ce14" table:formula="of:=COM.MICROSOFT.IFS([.E690]=[$Konventionen.$C$2];[.J690]+[$Konventionen.$E$2];[.E690]=[$Konventionen.$C$3];[.J6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0]&lt;=[.N690];[.L690]&gt;=[.N690]);IF([.K690]&lt;=[.N6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1]);#NULL!;IF(ISBLANK([.I691]);ORG.OPENOFFICE.YEARS([.C691];TODAY();0);ORG.OPENOFFICE.YEARS([.C691];[.I6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1]);COM.MICROSOFT.IFS([.E691]=[$Konventionen.$C$2];[.G691]+[$Konventionen.$D$2];[.E691]=[$Konventionen.$C$3];[.G691]+[$Konventionen.$D$3]); COM.MICROSOFT.IFS([.E691]=[$Konventionen.$C$2];[.I691]+[$Konventionen.$D$2];[.E691]=[$Konventionen.$C$3];[.I691]+[$Konventionen.$D$3]))" office:value-type="string" office:string-value="" calcext:value-type="error">
            <text:p>#NV</text:p>
          </table:table-cell>
          <table:table-cell table:style-name="ce14" table:formula="of:=[.L691]-7" office:value-type="string" office:string-value="" calcext:value-type="error">
            <text:p>#NV</text:p>
          </table:table-cell>
          <table:table-cell table:style-name="ce14" table:formula="of:=COM.MICROSOFT.IFS([.E691]=[$Konventionen.$C$2];[.J691]+[$Konventionen.$E$2];[.E691]=[$Konventionen.$C$3];[.J6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1]&lt;=[.N691];[.L691]&gt;=[.N691]);IF([.K691]&lt;=[.N6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2]);#NULL!;IF(ISBLANK([.I692]);ORG.OPENOFFICE.YEARS([.C692];TODAY();0);ORG.OPENOFFICE.YEARS([.C692];[.I6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2]);COM.MICROSOFT.IFS([.E692]=[$Konventionen.$C$2];[.G692]+[$Konventionen.$D$2];[.E692]=[$Konventionen.$C$3];[.G692]+[$Konventionen.$D$3]); COM.MICROSOFT.IFS([.E692]=[$Konventionen.$C$2];[.I692]+[$Konventionen.$D$2];[.E692]=[$Konventionen.$C$3];[.I692]+[$Konventionen.$D$3]))" office:value-type="string" office:string-value="" calcext:value-type="error">
            <text:p>#NV</text:p>
          </table:table-cell>
          <table:table-cell table:style-name="ce14" table:formula="of:=[.L692]-7" office:value-type="string" office:string-value="" calcext:value-type="error">
            <text:p>#NV</text:p>
          </table:table-cell>
          <table:table-cell table:style-name="ce14" table:formula="of:=COM.MICROSOFT.IFS([.E692]=[$Konventionen.$C$2];[.J692]+[$Konventionen.$E$2];[.E692]=[$Konventionen.$C$3];[.J6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2]&lt;=[.N692];[.L692]&gt;=[.N692]);IF([.K692]&lt;=[.N6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3]);#NULL!;IF(ISBLANK([.I693]);ORG.OPENOFFICE.YEARS([.C693];TODAY();0);ORG.OPENOFFICE.YEARS([.C693];[.I6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3]);COM.MICROSOFT.IFS([.E693]=[$Konventionen.$C$2];[.G693]+[$Konventionen.$D$2];[.E693]=[$Konventionen.$C$3];[.G693]+[$Konventionen.$D$3]); COM.MICROSOFT.IFS([.E693]=[$Konventionen.$C$2];[.I693]+[$Konventionen.$D$2];[.E693]=[$Konventionen.$C$3];[.I693]+[$Konventionen.$D$3]))" office:value-type="string" office:string-value="" calcext:value-type="error">
            <text:p>#NV</text:p>
          </table:table-cell>
          <table:table-cell table:style-name="ce14" table:formula="of:=[.L693]-7" office:value-type="string" office:string-value="" calcext:value-type="error">
            <text:p>#NV</text:p>
          </table:table-cell>
          <table:table-cell table:style-name="ce14" table:formula="of:=COM.MICROSOFT.IFS([.E693]=[$Konventionen.$C$2];[.J693]+[$Konventionen.$E$2];[.E693]=[$Konventionen.$C$3];[.J6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3]&lt;=[.N693];[.L693]&gt;=[.N693]);IF([.K693]&lt;=[.N6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4]);#NULL!;IF(ISBLANK([.I694]);ORG.OPENOFFICE.YEARS([.C694];TODAY();0);ORG.OPENOFFICE.YEARS([.C694];[.I6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4]);COM.MICROSOFT.IFS([.E694]=[$Konventionen.$C$2];[.G694]+[$Konventionen.$D$2];[.E694]=[$Konventionen.$C$3];[.G694]+[$Konventionen.$D$3]); COM.MICROSOFT.IFS([.E694]=[$Konventionen.$C$2];[.I694]+[$Konventionen.$D$2];[.E694]=[$Konventionen.$C$3];[.I694]+[$Konventionen.$D$3]))" office:value-type="string" office:string-value="" calcext:value-type="error">
            <text:p>#NV</text:p>
          </table:table-cell>
          <table:table-cell table:style-name="ce14" table:formula="of:=[.L694]-7" office:value-type="string" office:string-value="" calcext:value-type="error">
            <text:p>#NV</text:p>
          </table:table-cell>
          <table:table-cell table:style-name="ce14" table:formula="of:=COM.MICROSOFT.IFS([.E694]=[$Konventionen.$C$2];[.J694]+[$Konventionen.$E$2];[.E694]=[$Konventionen.$C$3];[.J6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4]&lt;=[.N694];[.L694]&gt;=[.N694]);IF([.K694]&lt;=[.N6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5]);#NULL!;IF(ISBLANK([.I695]);ORG.OPENOFFICE.YEARS([.C695];TODAY();0);ORG.OPENOFFICE.YEARS([.C695];[.I6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5]);COM.MICROSOFT.IFS([.E695]=[$Konventionen.$C$2];[.G695]+[$Konventionen.$D$2];[.E695]=[$Konventionen.$C$3];[.G695]+[$Konventionen.$D$3]); COM.MICROSOFT.IFS([.E695]=[$Konventionen.$C$2];[.I695]+[$Konventionen.$D$2];[.E695]=[$Konventionen.$C$3];[.I695]+[$Konventionen.$D$3]))" office:value-type="string" office:string-value="" calcext:value-type="error">
            <text:p>#NV</text:p>
          </table:table-cell>
          <table:table-cell table:style-name="ce14" table:formula="of:=[.L695]-7" office:value-type="string" office:string-value="" calcext:value-type="error">
            <text:p>#NV</text:p>
          </table:table-cell>
          <table:table-cell table:style-name="ce14" table:formula="of:=COM.MICROSOFT.IFS([.E695]=[$Konventionen.$C$2];[.J695]+[$Konventionen.$E$2];[.E695]=[$Konventionen.$C$3];[.J6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5]&lt;=[.N695];[.L695]&gt;=[.N695]);IF([.K695]&lt;=[.N6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6]);#NULL!;IF(ISBLANK([.I696]);ORG.OPENOFFICE.YEARS([.C696];TODAY();0);ORG.OPENOFFICE.YEARS([.C696];[.I6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6]);COM.MICROSOFT.IFS([.E696]=[$Konventionen.$C$2];[.G696]+[$Konventionen.$D$2];[.E696]=[$Konventionen.$C$3];[.G696]+[$Konventionen.$D$3]); COM.MICROSOFT.IFS([.E696]=[$Konventionen.$C$2];[.I696]+[$Konventionen.$D$2];[.E696]=[$Konventionen.$C$3];[.I696]+[$Konventionen.$D$3]))" office:value-type="string" office:string-value="" calcext:value-type="error">
            <text:p>#NV</text:p>
          </table:table-cell>
          <table:table-cell table:style-name="ce14" table:formula="of:=[.L696]-7" office:value-type="string" office:string-value="" calcext:value-type="error">
            <text:p>#NV</text:p>
          </table:table-cell>
          <table:table-cell table:style-name="ce14" table:formula="of:=COM.MICROSOFT.IFS([.E696]=[$Konventionen.$C$2];[.J696]+[$Konventionen.$E$2];[.E696]=[$Konventionen.$C$3];[.J6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6]&lt;=[.N696];[.L696]&gt;=[.N696]);IF([.K696]&lt;=[.N6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7]);#NULL!;IF(ISBLANK([.I697]);ORG.OPENOFFICE.YEARS([.C697];TODAY();0);ORG.OPENOFFICE.YEARS([.C697];[.I6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7]);COM.MICROSOFT.IFS([.E697]=[$Konventionen.$C$2];[.G697]+[$Konventionen.$D$2];[.E697]=[$Konventionen.$C$3];[.G697]+[$Konventionen.$D$3]); COM.MICROSOFT.IFS([.E697]=[$Konventionen.$C$2];[.I697]+[$Konventionen.$D$2];[.E697]=[$Konventionen.$C$3];[.I697]+[$Konventionen.$D$3]))" office:value-type="string" office:string-value="" calcext:value-type="error">
            <text:p>#NV</text:p>
          </table:table-cell>
          <table:table-cell table:style-name="ce14" table:formula="of:=[.L697]-7" office:value-type="string" office:string-value="" calcext:value-type="error">
            <text:p>#NV</text:p>
          </table:table-cell>
          <table:table-cell table:style-name="ce14" table:formula="of:=COM.MICROSOFT.IFS([.E697]=[$Konventionen.$C$2];[.J697]+[$Konventionen.$E$2];[.E697]=[$Konventionen.$C$3];[.J6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7]&lt;=[.N697];[.L697]&gt;=[.N697]);IF([.K697]&lt;=[.N6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8]);#NULL!;IF(ISBLANK([.I698]);ORG.OPENOFFICE.YEARS([.C698];TODAY();0);ORG.OPENOFFICE.YEARS([.C698];[.I6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8]);COM.MICROSOFT.IFS([.E698]=[$Konventionen.$C$2];[.G698]+[$Konventionen.$D$2];[.E698]=[$Konventionen.$C$3];[.G698]+[$Konventionen.$D$3]); COM.MICROSOFT.IFS([.E698]=[$Konventionen.$C$2];[.I698]+[$Konventionen.$D$2];[.E698]=[$Konventionen.$C$3];[.I698]+[$Konventionen.$D$3]))" office:value-type="string" office:string-value="" calcext:value-type="error">
            <text:p>#NV</text:p>
          </table:table-cell>
          <table:table-cell table:style-name="ce14" table:formula="of:=[.L698]-7" office:value-type="string" office:string-value="" calcext:value-type="error">
            <text:p>#NV</text:p>
          </table:table-cell>
          <table:table-cell table:style-name="ce14" table:formula="of:=COM.MICROSOFT.IFS([.E698]=[$Konventionen.$C$2];[.J698]+[$Konventionen.$E$2];[.E698]=[$Konventionen.$C$3];[.J6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8]&lt;=[.N698];[.L698]&gt;=[.N698]);IF([.K698]&lt;=[.N6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9]);#NULL!;IF(ISBLANK([.I699]);ORG.OPENOFFICE.YEARS([.C699];TODAY();0);ORG.OPENOFFICE.YEARS([.C699];[.I6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9]);COM.MICROSOFT.IFS([.E699]=[$Konventionen.$C$2];[.G699]+[$Konventionen.$D$2];[.E699]=[$Konventionen.$C$3];[.G699]+[$Konventionen.$D$3]); COM.MICROSOFT.IFS([.E699]=[$Konventionen.$C$2];[.I699]+[$Konventionen.$D$2];[.E699]=[$Konventionen.$C$3];[.I699]+[$Konventionen.$D$3]))" office:value-type="string" office:string-value="" calcext:value-type="error">
            <text:p>#NV</text:p>
          </table:table-cell>
          <table:table-cell table:style-name="ce14" table:formula="of:=[.L699]-7" office:value-type="string" office:string-value="" calcext:value-type="error">
            <text:p>#NV</text:p>
          </table:table-cell>
          <table:table-cell table:style-name="ce14" table:formula="of:=COM.MICROSOFT.IFS([.E699]=[$Konventionen.$C$2];[.J699]+[$Konventionen.$E$2];[.E699]=[$Konventionen.$C$3];[.J6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9]&lt;=[.N699];[.L699]&gt;=[.N699]);IF([.K699]&lt;=[.N6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0]);#NULL!;IF(ISBLANK([.I700]);ORG.OPENOFFICE.YEARS([.C700];TODAY();0);ORG.OPENOFFICE.YEARS([.C700];[.I7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0]);COM.MICROSOFT.IFS([.E700]=[$Konventionen.$C$2];[.G700]+[$Konventionen.$D$2];[.E700]=[$Konventionen.$C$3];[.G700]+[$Konventionen.$D$3]); COM.MICROSOFT.IFS([.E700]=[$Konventionen.$C$2];[.I700]+[$Konventionen.$D$2];[.E700]=[$Konventionen.$C$3];[.I700]+[$Konventionen.$D$3]))" office:value-type="string" office:string-value="" calcext:value-type="error">
            <text:p>#NV</text:p>
          </table:table-cell>
          <table:table-cell table:style-name="ce14" table:formula="of:=[.L700]-7" office:value-type="string" office:string-value="" calcext:value-type="error">
            <text:p>#NV</text:p>
          </table:table-cell>
          <table:table-cell table:style-name="ce14" table:formula="of:=COM.MICROSOFT.IFS([.E700]=[$Konventionen.$C$2];[.J700]+[$Konventionen.$E$2];[.E700]=[$Konventionen.$C$3];[.J7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0]&lt;=[.N700];[.L700]&gt;=[.N700]);IF([.K700]&lt;=[.N7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1]);#NULL!;IF(ISBLANK([.I701]);ORG.OPENOFFICE.YEARS([.C701];TODAY();0);ORG.OPENOFFICE.YEARS([.C701];[.I7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1]);COM.MICROSOFT.IFS([.E701]=[$Konventionen.$C$2];[.G701]+[$Konventionen.$D$2];[.E701]=[$Konventionen.$C$3];[.G701]+[$Konventionen.$D$3]); COM.MICROSOFT.IFS([.E701]=[$Konventionen.$C$2];[.I701]+[$Konventionen.$D$2];[.E701]=[$Konventionen.$C$3];[.I701]+[$Konventionen.$D$3]))" office:value-type="string" office:string-value="" calcext:value-type="error">
            <text:p>#NV</text:p>
          </table:table-cell>
          <table:table-cell table:style-name="ce14" table:formula="of:=[.L701]-7" office:value-type="string" office:string-value="" calcext:value-type="error">
            <text:p>#NV</text:p>
          </table:table-cell>
          <table:table-cell table:style-name="ce14" table:formula="of:=COM.MICROSOFT.IFS([.E701]=[$Konventionen.$C$2];[.J701]+[$Konventionen.$E$2];[.E701]=[$Konventionen.$C$3];[.J7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1]&lt;=[.N701];[.L701]&gt;=[.N701]);IF([.K701]&lt;=[.N7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2]);#NULL!;IF(ISBLANK([.I702]);ORG.OPENOFFICE.YEARS([.C702];TODAY();0);ORG.OPENOFFICE.YEARS([.C702];[.I7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2]);COM.MICROSOFT.IFS([.E702]=[$Konventionen.$C$2];[.G702]+[$Konventionen.$D$2];[.E702]=[$Konventionen.$C$3];[.G702]+[$Konventionen.$D$3]); COM.MICROSOFT.IFS([.E702]=[$Konventionen.$C$2];[.I702]+[$Konventionen.$D$2];[.E702]=[$Konventionen.$C$3];[.I702]+[$Konventionen.$D$3]))" office:value-type="string" office:string-value="" calcext:value-type="error">
            <text:p>#NV</text:p>
          </table:table-cell>
          <table:table-cell table:style-name="ce14" table:formula="of:=[.L702]-7" office:value-type="string" office:string-value="" calcext:value-type="error">
            <text:p>#NV</text:p>
          </table:table-cell>
          <table:table-cell table:style-name="ce14" table:formula="of:=COM.MICROSOFT.IFS([.E702]=[$Konventionen.$C$2];[.J702]+[$Konventionen.$E$2];[.E702]=[$Konventionen.$C$3];[.J7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2]&lt;=[.N702];[.L702]&gt;=[.N702]);IF([.K702]&lt;=[.N7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3]);#NULL!;IF(ISBLANK([.I703]);ORG.OPENOFFICE.YEARS([.C703];TODAY();0);ORG.OPENOFFICE.YEARS([.C703];[.I7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3]);COM.MICROSOFT.IFS([.E703]=[$Konventionen.$C$2];[.G703]+[$Konventionen.$D$2];[.E703]=[$Konventionen.$C$3];[.G703]+[$Konventionen.$D$3]); COM.MICROSOFT.IFS([.E703]=[$Konventionen.$C$2];[.I703]+[$Konventionen.$D$2];[.E703]=[$Konventionen.$C$3];[.I703]+[$Konventionen.$D$3]))" office:value-type="string" office:string-value="" calcext:value-type="error">
            <text:p>#NV</text:p>
          </table:table-cell>
          <table:table-cell table:style-name="ce14" table:formula="of:=[.L703]-7" office:value-type="string" office:string-value="" calcext:value-type="error">
            <text:p>#NV</text:p>
          </table:table-cell>
          <table:table-cell table:style-name="ce14" table:formula="of:=COM.MICROSOFT.IFS([.E703]=[$Konventionen.$C$2];[.J703]+[$Konventionen.$E$2];[.E703]=[$Konventionen.$C$3];[.J7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3]&lt;=[.N703];[.L703]&gt;=[.N703]);IF([.K703]&lt;=[.N7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4]);#NULL!;IF(ISBLANK([.I704]);ORG.OPENOFFICE.YEARS([.C704];TODAY();0);ORG.OPENOFFICE.YEARS([.C704];[.I7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4]);COM.MICROSOFT.IFS([.E704]=[$Konventionen.$C$2];[.G704]+[$Konventionen.$D$2];[.E704]=[$Konventionen.$C$3];[.G704]+[$Konventionen.$D$3]); COM.MICROSOFT.IFS([.E704]=[$Konventionen.$C$2];[.I704]+[$Konventionen.$D$2];[.E704]=[$Konventionen.$C$3];[.I704]+[$Konventionen.$D$3]))" office:value-type="string" office:string-value="" calcext:value-type="error">
            <text:p>#NV</text:p>
          </table:table-cell>
          <table:table-cell table:style-name="ce14" table:formula="of:=[.L704]-7" office:value-type="string" office:string-value="" calcext:value-type="error">
            <text:p>#NV</text:p>
          </table:table-cell>
          <table:table-cell table:style-name="ce14" table:formula="of:=COM.MICROSOFT.IFS([.E704]=[$Konventionen.$C$2];[.J704]+[$Konventionen.$E$2];[.E704]=[$Konventionen.$C$3];[.J7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4]&lt;=[.N704];[.L704]&gt;=[.N704]);IF([.K704]&lt;=[.N7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5]);#NULL!;IF(ISBLANK([.I705]);ORG.OPENOFFICE.YEARS([.C705];TODAY();0);ORG.OPENOFFICE.YEARS([.C705];[.I7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5]);COM.MICROSOFT.IFS([.E705]=[$Konventionen.$C$2];[.G705]+[$Konventionen.$D$2];[.E705]=[$Konventionen.$C$3];[.G705]+[$Konventionen.$D$3]); COM.MICROSOFT.IFS([.E705]=[$Konventionen.$C$2];[.I705]+[$Konventionen.$D$2];[.E705]=[$Konventionen.$C$3];[.I705]+[$Konventionen.$D$3]))" office:value-type="string" office:string-value="" calcext:value-type="error">
            <text:p>#NV</text:p>
          </table:table-cell>
          <table:table-cell table:style-name="ce14" table:formula="of:=[.L705]-7" office:value-type="string" office:string-value="" calcext:value-type="error">
            <text:p>#NV</text:p>
          </table:table-cell>
          <table:table-cell table:style-name="ce14" table:formula="of:=COM.MICROSOFT.IFS([.E705]=[$Konventionen.$C$2];[.J705]+[$Konventionen.$E$2];[.E705]=[$Konventionen.$C$3];[.J7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5]&lt;=[.N705];[.L705]&gt;=[.N705]);IF([.K705]&lt;=[.N7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6]);#NULL!;IF(ISBLANK([.I706]);ORG.OPENOFFICE.YEARS([.C706];TODAY();0);ORG.OPENOFFICE.YEARS([.C706];[.I7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6]);COM.MICROSOFT.IFS([.E706]=[$Konventionen.$C$2];[.G706]+[$Konventionen.$D$2];[.E706]=[$Konventionen.$C$3];[.G706]+[$Konventionen.$D$3]); COM.MICROSOFT.IFS([.E706]=[$Konventionen.$C$2];[.I706]+[$Konventionen.$D$2];[.E706]=[$Konventionen.$C$3];[.I706]+[$Konventionen.$D$3]))" office:value-type="string" office:string-value="" calcext:value-type="error">
            <text:p>#NV</text:p>
          </table:table-cell>
          <table:table-cell table:style-name="ce14" table:formula="of:=[.L706]-7" office:value-type="string" office:string-value="" calcext:value-type="error">
            <text:p>#NV</text:p>
          </table:table-cell>
          <table:table-cell table:style-name="ce14" table:formula="of:=COM.MICROSOFT.IFS([.E706]=[$Konventionen.$C$2];[.J706]+[$Konventionen.$E$2];[.E706]=[$Konventionen.$C$3];[.J7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6]&lt;=[.N706];[.L706]&gt;=[.N706]);IF([.K706]&lt;=[.N7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7]);#NULL!;IF(ISBLANK([.I707]);ORG.OPENOFFICE.YEARS([.C707];TODAY();0);ORG.OPENOFFICE.YEARS([.C707];[.I7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7]);COM.MICROSOFT.IFS([.E707]=[$Konventionen.$C$2];[.G707]+[$Konventionen.$D$2];[.E707]=[$Konventionen.$C$3];[.G707]+[$Konventionen.$D$3]); COM.MICROSOFT.IFS([.E707]=[$Konventionen.$C$2];[.I707]+[$Konventionen.$D$2];[.E707]=[$Konventionen.$C$3];[.I707]+[$Konventionen.$D$3]))" office:value-type="string" office:string-value="" calcext:value-type="error">
            <text:p>#NV</text:p>
          </table:table-cell>
          <table:table-cell table:style-name="ce14" table:formula="of:=[.L707]-7" office:value-type="string" office:string-value="" calcext:value-type="error">
            <text:p>#NV</text:p>
          </table:table-cell>
          <table:table-cell table:style-name="ce14" table:formula="of:=COM.MICROSOFT.IFS([.E707]=[$Konventionen.$C$2];[.J707]+[$Konventionen.$E$2];[.E707]=[$Konventionen.$C$3];[.J7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7]&lt;=[.N707];[.L707]&gt;=[.N707]);IF([.K707]&lt;=[.N7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8]);#NULL!;IF(ISBLANK([.I708]);ORG.OPENOFFICE.YEARS([.C708];TODAY();0);ORG.OPENOFFICE.YEARS([.C708];[.I7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8]);COM.MICROSOFT.IFS([.E708]=[$Konventionen.$C$2];[.G708]+[$Konventionen.$D$2];[.E708]=[$Konventionen.$C$3];[.G708]+[$Konventionen.$D$3]); COM.MICROSOFT.IFS([.E708]=[$Konventionen.$C$2];[.I708]+[$Konventionen.$D$2];[.E708]=[$Konventionen.$C$3];[.I708]+[$Konventionen.$D$3]))" office:value-type="string" office:string-value="" calcext:value-type="error">
            <text:p>#NV</text:p>
          </table:table-cell>
          <table:table-cell table:style-name="ce14" table:formula="of:=[.L708]-7" office:value-type="string" office:string-value="" calcext:value-type="error">
            <text:p>#NV</text:p>
          </table:table-cell>
          <table:table-cell table:style-name="ce14" table:formula="of:=COM.MICROSOFT.IFS([.E708]=[$Konventionen.$C$2];[.J708]+[$Konventionen.$E$2];[.E708]=[$Konventionen.$C$3];[.J7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8]&lt;=[.N708];[.L708]&gt;=[.N708]);IF([.K708]&lt;=[.N7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9]);#NULL!;IF(ISBLANK([.I709]);ORG.OPENOFFICE.YEARS([.C709];TODAY();0);ORG.OPENOFFICE.YEARS([.C709];[.I7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9]);COM.MICROSOFT.IFS([.E709]=[$Konventionen.$C$2];[.G709]+[$Konventionen.$D$2];[.E709]=[$Konventionen.$C$3];[.G709]+[$Konventionen.$D$3]); COM.MICROSOFT.IFS([.E709]=[$Konventionen.$C$2];[.I709]+[$Konventionen.$D$2];[.E709]=[$Konventionen.$C$3];[.I709]+[$Konventionen.$D$3]))" office:value-type="string" office:string-value="" calcext:value-type="error">
            <text:p>#NV</text:p>
          </table:table-cell>
          <table:table-cell table:style-name="ce14" table:formula="of:=[.L709]-7" office:value-type="string" office:string-value="" calcext:value-type="error">
            <text:p>#NV</text:p>
          </table:table-cell>
          <table:table-cell table:style-name="ce14" table:formula="of:=COM.MICROSOFT.IFS([.E709]=[$Konventionen.$C$2];[.J709]+[$Konventionen.$E$2];[.E709]=[$Konventionen.$C$3];[.J7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9]&lt;=[.N709];[.L709]&gt;=[.N709]);IF([.K709]&lt;=[.N7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0]);#NULL!;IF(ISBLANK([.I710]);ORG.OPENOFFICE.YEARS([.C710];TODAY();0);ORG.OPENOFFICE.YEARS([.C710];[.I7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0]);COM.MICROSOFT.IFS([.E710]=[$Konventionen.$C$2];[.G710]+[$Konventionen.$D$2];[.E710]=[$Konventionen.$C$3];[.G710]+[$Konventionen.$D$3]); COM.MICROSOFT.IFS([.E710]=[$Konventionen.$C$2];[.I710]+[$Konventionen.$D$2];[.E710]=[$Konventionen.$C$3];[.I710]+[$Konventionen.$D$3]))" office:value-type="string" office:string-value="" calcext:value-type="error">
            <text:p>#NV</text:p>
          </table:table-cell>
          <table:table-cell table:style-name="ce14" table:formula="of:=[.L710]-7" office:value-type="string" office:string-value="" calcext:value-type="error">
            <text:p>#NV</text:p>
          </table:table-cell>
          <table:table-cell table:style-name="ce14" table:formula="of:=COM.MICROSOFT.IFS([.E710]=[$Konventionen.$C$2];[.J710]+[$Konventionen.$E$2];[.E710]=[$Konventionen.$C$3];[.J7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0]&lt;=[.N710];[.L710]&gt;=[.N710]);IF([.K710]&lt;=[.N7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1]);#NULL!;IF(ISBLANK([.I711]);ORG.OPENOFFICE.YEARS([.C711];TODAY();0);ORG.OPENOFFICE.YEARS([.C711];[.I7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1]);COM.MICROSOFT.IFS([.E711]=[$Konventionen.$C$2];[.G711]+[$Konventionen.$D$2];[.E711]=[$Konventionen.$C$3];[.G711]+[$Konventionen.$D$3]); COM.MICROSOFT.IFS([.E711]=[$Konventionen.$C$2];[.I711]+[$Konventionen.$D$2];[.E711]=[$Konventionen.$C$3];[.I711]+[$Konventionen.$D$3]))" office:value-type="string" office:string-value="" calcext:value-type="error">
            <text:p>#NV</text:p>
          </table:table-cell>
          <table:table-cell table:style-name="ce14" table:formula="of:=[.L711]-7" office:value-type="string" office:string-value="" calcext:value-type="error">
            <text:p>#NV</text:p>
          </table:table-cell>
          <table:table-cell table:style-name="ce14" table:formula="of:=COM.MICROSOFT.IFS([.E711]=[$Konventionen.$C$2];[.J711]+[$Konventionen.$E$2];[.E711]=[$Konventionen.$C$3];[.J7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1]&lt;=[.N711];[.L711]&gt;=[.N711]);IF([.K711]&lt;=[.N7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2]);#NULL!;IF(ISBLANK([.I712]);ORG.OPENOFFICE.YEARS([.C712];TODAY();0);ORG.OPENOFFICE.YEARS([.C712];[.I7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2]);COM.MICROSOFT.IFS([.E712]=[$Konventionen.$C$2];[.G712]+[$Konventionen.$D$2];[.E712]=[$Konventionen.$C$3];[.G712]+[$Konventionen.$D$3]); COM.MICROSOFT.IFS([.E712]=[$Konventionen.$C$2];[.I712]+[$Konventionen.$D$2];[.E712]=[$Konventionen.$C$3];[.I712]+[$Konventionen.$D$3]))" office:value-type="string" office:string-value="" calcext:value-type="error">
            <text:p>#NV</text:p>
          </table:table-cell>
          <table:table-cell table:style-name="ce14" table:formula="of:=[.L712]-7" office:value-type="string" office:string-value="" calcext:value-type="error">
            <text:p>#NV</text:p>
          </table:table-cell>
          <table:table-cell table:style-name="ce14" table:formula="of:=COM.MICROSOFT.IFS([.E712]=[$Konventionen.$C$2];[.J712]+[$Konventionen.$E$2];[.E712]=[$Konventionen.$C$3];[.J7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2]&lt;=[.N712];[.L712]&gt;=[.N712]);IF([.K712]&lt;=[.N7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3]);#NULL!;IF(ISBLANK([.I713]);ORG.OPENOFFICE.YEARS([.C713];TODAY();0);ORG.OPENOFFICE.YEARS([.C713];[.I7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3]);COM.MICROSOFT.IFS([.E713]=[$Konventionen.$C$2];[.G713]+[$Konventionen.$D$2];[.E713]=[$Konventionen.$C$3];[.G713]+[$Konventionen.$D$3]); COM.MICROSOFT.IFS([.E713]=[$Konventionen.$C$2];[.I713]+[$Konventionen.$D$2];[.E713]=[$Konventionen.$C$3];[.I713]+[$Konventionen.$D$3]))" office:value-type="string" office:string-value="" calcext:value-type="error">
            <text:p>#NV</text:p>
          </table:table-cell>
          <table:table-cell table:style-name="ce14" table:formula="of:=[.L713]-7" office:value-type="string" office:string-value="" calcext:value-type="error">
            <text:p>#NV</text:p>
          </table:table-cell>
          <table:table-cell table:style-name="ce14" table:formula="of:=COM.MICROSOFT.IFS([.E713]=[$Konventionen.$C$2];[.J713]+[$Konventionen.$E$2];[.E713]=[$Konventionen.$C$3];[.J7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3]&lt;=[.N713];[.L713]&gt;=[.N713]);IF([.K713]&lt;=[.N7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4]);#NULL!;IF(ISBLANK([.I714]);ORG.OPENOFFICE.YEARS([.C714];TODAY();0);ORG.OPENOFFICE.YEARS([.C714];[.I7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4]);COM.MICROSOFT.IFS([.E714]=[$Konventionen.$C$2];[.G714]+[$Konventionen.$D$2];[.E714]=[$Konventionen.$C$3];[.G714]+[$Konventionen.$D$3]); COM.MICROSOFT.IFS([.E714]=[$Konventionen.$C$2];[.I714]+[$Konventionen.$D$2];[.E714]=[$Konventionen.$C$3];[.I714]+[$Konventionen.$D$3]))" office:value-type="string" office:string-value="" calcext:value-type="error">
            <text:p>#NV</text:p>
          </table:table-cell>
          <table:table-cell table:style-name="ce14" table:formula="of:=[.L714]-7" office:value-type="string" office:string-value="" calcext:value-type="error">
            <text:p>#NV</text:p>
          </table:table-cell>
          <table:table-cell table:style-name="ce14" table:formula="of:=COM.MICROSOFT.IFS([.E714]=[$Konventionen.$C$2];[.J714]+[$Konventionen.$E$2];[.E714]=[$Konventionen.$C$3];[.J7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4]&lt;=[.N714];[.L714]&gt;=[.N714]);IF([.K714]&lt;=[.N7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5]);#NULL!;IF(ISBLANK([.I715]);ORG.OPENOFFICE.YEARS([.C715];TODAY();0);ORG.OPENOFFICE.YEARS([.C715];[.I7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5]);COM.MICROSOFT.IFS([.E715]=[$Konventionen.$C$2];[.G715]+[$Konventionen.$D$2];[.E715]=[$Konventionen.$C$3];[.G715]+[$Konventionen.$D$3]); COM.MICROSOFT.IFS([.E715]=[$Konventionen.$C$2];[.I715]+[$Konventionen.$D$2];[.E715]=[$Konventionen.$C$3];[.I715]+[$Konventionen.$D$3]))" office:value-type="string" office:string-value="" calcext:value-type="error">
            <text:p>#NV</text:p>
          </table:table-cell>
          <table:table-cell table:style-name="ce14" table:formula="of:=[.L715]-7" office:value-type="string" office:string-value="" calcext:value-type="error">
            <text:p>#NV</text:p>
          </table:table-cell>
          <table:table-cell table:style-name="ce14" table:formula="of:=COM.MICROSOFT.IFS([.E715]=[$Konventionen.$C$2];[.J715]+[$Konventionen.$E$2];[.E715]=[$Konventionen.$C$3];[.J7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5]&lt;=[.N715];[.L715]&gt;=[.N715]);IF([.K715]&lt;=[.N7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6]);#NULL!;IF(ISBLANK([.I716]);ORG.OPENOFFICE.YEARS([.C716];TODAY();0);ORG.OPENOFFICE.YEARS([.C716];[.I7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6]);COM.MICROSOFT.IFS([.E716]=[$Konventionen.$C$2];[.G716]+[$Konventionen.$D$2];[.E716]=[$Konventionen.$C$3];[.G716]+[$Konventionen.$D$3]); COM.MICROSOFT.IFS([.E716]=[$Konventionen.$C$2];[.I716]+[$Konventionen.$D$2];[.E716]=[$Konventionen.$C$3];[.I716]+[$Konventionen.$D$3]))" office:value-type="string" office:string-value="" calcext:value-type="error">
            <text:p>#NV</text:p>
          </table:table-cell>
          <table:table-cell table:style-name="ce14" table:formula="of:=[.L716]-7" office:value-type="string" office:string-value="" calcext:value-type="error">
            <text:p>#NV</text:p>
          </table:table-cell>
          <table:table-cell table:style-name="ce14" table:formula="of:=COM.MICROSOFT.IFS([.E716]=[$Konventionen.$C$2];[.J716]+[$Konventionen.$E$2];[.E716]=[$Konventionen.$C$3];[.J7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6]&lt;=[.N716];[.L716]&gt;=[.N716]);IF([.K716]&lt;=[.N7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7]);#NULL!;IF(ISBLANK([.I717]);ORG.OPENOFFICE.YEARS([.C717];TODAY();0);ORG.OPENOFFICE.YEARS([.C717];[.I7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7]);COM.MICROSOFT.IFS([.E717]=[$Konventionen.$C$2];[.G717]+[$Konventionen.$D$2];[.E717]=[$Konventionen.$C$3];[.G717]+[$Konventionen.$D$3]); COM.MICROSOFT.IFS([.E717]=[$Konventionen.$C$2];[.I717]+[$Konventionen.$D$2];[.E717]=[$Konventionen.$C$3];[.I717]+[$Konventionen.$D$3]))" office:value-type="string" office:string-value="" calcext:value-type="error">
            <text:p>#NV</text:p>
          </table:table-cell>
          <table:table-cell table:style-name="ce14" table:formula="of:=[.L717]-7" office:value-type="string" office:string-value="" calcext:value-type="error">
            <text:p>#NV</text:p>
          </table:table-cell>
          <table:table-cell table:style-name="ce14" table:formula="of:=COM.MICROSOFT.IFS([.E717]=[$Konventionen.$C$2];[.J717]+[$Konventionen.$E$2];[.E717]=[$Konventionen.$C$3];[.J7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7]&lt;=[.N717];[.L717]&gt;=[.N717]);IF([.K717]&lt;=[.N7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8]);#NULL!;IF(ISBLANK([.I718]);ORG.OPENOFFICE.YEARS([.C718];TODAY();0);ORG.OPENOFFICE.YEARS([.C718];[.I7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8]);COM.MICROSOFT.IFS([.E718]=[$Konventionen.$C$2];[.G718]+[$Konventionen.$D$2];[.E718]=[$Konventionen.$C$3];[.G718]+[$Konventionen.$D$3]); COM.MICROSOFT.IFS([.E718]=[$Konventionen.$C$2];[.I718]+[$Konventionen.$D$2];[.E718]=[$Konventionen.$C$3];[.I718]+[$Konventionen.$D$3]))" office:value-type="string" office:string-value="" calcext:value-type="error">
            <text:p>#NV</text:p>
          </table:table-cell>
          <table:table-cell table:style-name="ce14" table:formula="of:=[.L718]-7" office:value-type="string" office:string-value="" calcext:value-type="error">
            <text:p>#NV</text:p>
          </table:table-cell>
          <table:table-cell table:style-name="ce14" table:formula="of:=COM.MICROSOFT.IFS([.E718]=[$Konventionen.$C$2];[.J718]+[$Konventionen.$E$2];[.E718]=[$Konventionen.$C$3];[.J7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8]&lt;=[.N718];[.L718]&gt;=[.N718]);IF([.K718]&lt;=[.N7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9]);#NULL!;IF(ISBLANK([.I719]);ORG.OPENOFFICE.YEARS([.C719];TODAY();0);ORG.OPENOFFICE.YEARS([.C719];[.I7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9]);COM.MICROSOFT.IFS([.E719]=[$Konventionen.$C$2];[.G719]+[$Konventionen.$D$2];[.E719]=[$Konventionen.$C$3];[.G719]+[$Konventionen.$D$3]); COM.MICROSOFT.IFS([.E719]=[$Konventionen.$C$2];[.I719]+[$Konventionen.$D$2];[.E719]=[$Konventionen.$C$3];[.I719]+[$Konventionen.$D$3]))" office:value-type="string" office:string-value="" calcext:value-type="error">
            <text:p>#NV</text:p>
          </table:table-cell>
          <table:table-cell table:style-name="ce14" table:formula="of:=[.L719]-7" office:value-type="string" office:string-value="" calcext:value-type="error">
            <text:p>#NV</text:p>
          </table:table-cell>
          <table:table-cell table:style-name="ce14" table:formula="of:=COM.MICROSOFT.IFS([.E719]=[$Konventionen.$C$2];[.J719]+[$Konventionen.$E$2];[.E719]=[$Konventionen.$C$3];[.J7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9]&lt;=[.N719];[.L719]&gt;=[.N719]);IF([.K719]&lt;=[.N7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0]);#NULL!;IF(ISBLANK([.I720]);ORG.OPENOFFICE.YEARS([.C720];TODAY();0);ORG.OPENOFFICE.YEARS([.C720];[.I7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0]);COM.MICROSOFT.IFS([.E720]=[$Konventionen.$C$2];[.G720]+[$Konventionen.$D$2];[.E720]=[$Konventionen.$C$3];[.G720]+[$Konventionen.$D$3]); COM.MICROSOFT.IFS([.E720]=[$Konventionen.$C$2];[.I720]+[$Konventionen.$D$2];[.E720]=[$Konventionen.$C$3];[.I720]+[$Konventionen.$D$3]))" office:value-type="string" office:string-value="" calcext:value-type="error">
            <text:p>#NV</text:p>
          </table:table-cell>
          <table:table-cell table:style-name="ce14" table:formula="of:=[.L720]-7" office:value-type="string" office:string-value="" calcext:value-type="error">
            <text:p>#NV</text:p>
          </table:table-cell>
          <table:table-cell table:style-name="ce14" table:formula="of:=COM.MICROSOFT.IFS([.E720]=[$Konventionen.$C$2];[.J720]+[$Konventionen.$E$2];[.E720]=[$Konventionen.$C$3];[.J7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0]&lt;=[.N720];[.L720]&gt;=[.N720]);IF([.K720]&lt;=[.N7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1]);#NULL!;IF(ISBLANK([.I721]);ORG.OPENOFFICE.YEARS([.C721];TODAY();0);ORG.OPENOFFICE.YEARS([.C721];[.I7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1]);COM.MICROSOFT.IFS([.E721]=[$Konventionen.$C$2];[.G721]+[$Konventionen.$D$2];[.E721]=[$Konventionen.$C$3];[.G721]+[$Konventionen.$D$3]); COM.MICROSOFT.IFS([.E721]=[$Konventionen.$C$2];[.I721]+[$Konventionen.$D$2];[.E721]=[$Konventionen.$C$3];[.I721]+[$Konventionen.$D$3]))" office:value-type="string" office:string-value="" calcext:value-type="error">
            <text:p>#NV</text:p>
          </table:table-cell>
          <table:table-cell table:style-name="ce14" table:formula="of:=[.L721]-7" office:value-type="string" office:string-value="" calcext:value-type="error">
            <text:p>#NV</text:p>
          </table:table-cell>
          <table:table-cell table:style-name="ce14" table:formula="of:=COM.MICROSOFT.IFS([.E721]=[$Konventionen.$C$2];[.J721]+[$Konventionen.$E$2];[.E721]=[$Konventionen.$C$3];[.J7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1]&lt;=[.N721];[.L721]&gt;=[.N721]);IF([.K721]&lt;=[.N7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2]);#NULL!;IF(ISBLANK([.I722]);ORG.OPENOFFICE.YEARS([.C722];TODAY();0);ORG.OPENOFFICE.YEARS([.C722];[.I7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2]);COM.MICROSOFT.IFS([.E722]=[$Konventionen.$C$2];[.G722]+[$Konventionen.$D$2];[.E722]=[$Konventionen.$C$3];[.G722]+[$Konventionen.$D$3]); COM.MICROSOFT.IFS([.E722]=[$Konventionen.$C$2];[.I722]+[$Konventionen.$D$2];[.E722]=[$Konventionen.$C$3];[.I722]+[$Konventionen.$D$3]))" office:value-type="string" office:string-value="" calcext:value-type="error">
            <text:p>#NV</text:p>
          </table:table-cell>
          <table:table-cell table:style-name="ce14" table:formula="of:=[.L722]-7" office:value-type="string" office:string-value="" calcext:value-type="error">
            <text:p>#NV</text:p>
          </table:table-cell>
          <table:table-cell table:style-name="ce14" table:formula="of:=COM.MICROSOFT.IFS([.E722]=[$Konventionen.$C$2];[.J722]+[$Konventionen.$E$2];[.E722]=[$Konventionen.$C$3];[.J7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2]&lt;=[.N722];[.L722]&gt;=[.N722]);IF([.K722]&lt;=[.N7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3]);#NULL!;IF(ISBLANK([.I723]);ORG.OPENOFFICE.YEARS([.C723];TODAY();0);ORG.OPENOFFICE.YEARS([.C723];[.I7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3]);COM.MICROSOFT.IFS([.E723]=[$Konventionen.$C$2];[.G723]+[$Konventionen.$D$2];[.E723]=[$Konventionen.$C$3];[.G723]+[$Konventionen.$D$3]); COM.MICROSOFT.IFS([.E723]=[$Konventionen.$C$2];[.I723]+[$Konventionen.$D$2];[.E723]=[$Konventionen.$C$3];[.I723]+[$Konventionen.$D$3]))" office:value-type="string" office:string-value="" calcext:value-type="error">
            <text:p>#NV</text:p>
          </table:table-cell>
          <table:table-cell table:style-name="ce14" table:formula="of:=[.L723]-7" office:value-type="string" office:string-value="" calcext:value-type="error">
            <text:p>#NV</text:p>
          </table:table-cell>
          <table:table-cell table:style-name="ce14" table:formula="of:=COM.MICROSOFT.IFS([.E723]=[$Konventionen.$C$2];[.J723]+[$Konventionen.$E$2];[.E723]=[$Konventionen.$C$3];[.J7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3]&lt;=[.N723];[.L723]&gt;=[.N723]);IF([.K723]&lt;=[.N7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4]);#NULL!;IF(ISBLANK([.I724]);ORG.OPENOFFICE.YEARS([.C724];TODAY();0);ORG.OPENOFFICE.YEARS([.C724];[.I7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4]);COM.MICROSOFT.IFS([.E724]=[$Konventionen.$C$2];[.G724]+[$Konventionen.$D$2];[.E724]=[$Konventionen.$C$3];[.G724]+[$Konventionen.$D$3]); COM.MICROSOFT.IFS([.E724]=[$Konventionen.$C$2];[.I724]+[$Konventionen.$D$2];[.E724]=[$Konventionen.$C$3];[.I724]+[$Konventionen.$D$3]))" office:value-type="string" office:string-value="" calcext:value-type="error">
            <text:p>#NV</text:p>
          </table:table-cell>
          <table:table-cell table:style-name="ce14" table:formula="of:=[.L724]-7" office:value-type="string" office:string-value="" calcext:value-type="error">
            <text:p>#NV</text:p>
          </table:table-cell>
          <table:table-cell table:style-name="ce14" table:formula="of:=COM.MICROSOFT.IFS([.E724]=[$Konventionen.$C$2];[.J724]+[$Konventionen.$E$2];[.E724]=[$Konventionen.$C$3];[.J7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4]&lt;=[.N724];[.L724]&gt;=[.N724]);IF([.K724]&lt;=[.N7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5]);#NULL!;IF(ISBLANK([.I725]);ORG.OPENOFFICE.YEARS([.C725];TODAY();0);ORG.OPENOFFICE.YEARS([.C725];[.I7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5]);COM.MICROSOFT.IFS([.E725]=[$Konventionen.$C$2];[.G725]+[$Konventionen.$D$2];[.E725]=[$Konventionen.$C$3];[.G725]+[$Konventionen.$D$3]); COM.MICROSOFT.IFS([.E725]=[$Konventionen.$C$2];[.I725]+[$Konventionen.$D$2];[.E725]=[$Konventionen.$C$3];[.I725]+[$Konventionen.$D$3]))" office:value-type="string" office:string-value="" calcext:value-type="error">
            <text:p>#NV</text:p>
          </table:table-cell>
          <table:table-cell table:style-name="ce14" table:formula="of:=[.L725]-7" office:value-type="string" office:string-value="" calcext:value-type="error">
            <text:p>#NV</text:p>
          </table:table-cell>
          <table:table-cell table:style-name="ce14" table:formula="of:=COM.MICROSOFT.IFS([.E725]=[$Konventionen.$C$2];[.J725]+[$Konventionen.$E$2];[.E725]=[$Konventionen.$C$3];[.J7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5]&lt;=[.N725];[.L725]&gt;=[.N725]);IF([.K725]&lt;=[.N7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6]);#NULL!;IF(ISBLANK([.I726]);ORG.OPENOFFICE.YEARS([.C726];TODAY();0);ORG.OPENOFFICE.YEARS([.C726];[.I7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6]);COM.MICROSOFT.IFS([.E726]=[$Konventionen.$C$2];[.G726]+[$Konventionen.$D$2];[.E726]=[$Konventionen.$C$3];[.G726]+[$Konventionen.$D$3]); COM.MICROSOFT.IFS([.E726]=[$Konventionen.$C$2];[.I726]+[$Konventionen.$D$2];[.E726]=[$Konventionen.$C$3];[.I726]+[$Konventionen.$D$3]))" office:value-type="string" office:string-value="" calcext:value-type="error">
            <text:p>#NV</text:p>
          </table:table-cell>
          <table:table-cell table:style-name="ce14" table:formula="of:=[.L726]-7" office:value-type="string" office:string-value="" calcext:value-type="error">
            <text:p>#NV</text:p>
          </table:table-cell>
          <table:table-cell table:style-name="ce14" table:formula="of:=COM.MICROSOFT.IFS([.E726]=[$Konventionen.$C$2];[.J726]+[$Konventionen.$E$2];[.E726]=[$Konventionen.$C$3];[.J7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6]&lt;=[.N726];[.L726]&gt;=[.N726]);IF([.K726]&lt;=[.N7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7]);#NULL!;IF(ISBLANK([.I727]);ORG.OPENOFFICE.YEARS([.C727];TODAY();0);ORG.OPENOFFICE.YEARS([.C727];[.I7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7]);COM.MICROSOFT.IFS([.E727]=[$Konventionen.$C$2];[.G727]+[$Konventionen.$D$2];[.E727]=[$Konventionen.$C$3];[.G727]+[$Konventionen.$D$3]); COM.MICROSOFT.IFS([.E727]=[$Konventionen.$C$2];[.I727]+[$Konventionen.$D$2];[.E727]=[$Konventionen.$C$3];[.I727]+[$Konventionen.$D$3]))" office:value-type="string" office:string-value="" calcext:value-type="error">
            <text:p>#NV</text:p>
          </table:table-cell>
          <table:table-cell table:style-name="ce14" table:formula="of:=[.L727]-7" office:value-type="string" office:string-value="" calcext:value-type="error">
            <text:p>#NV</text:p>
          </table:table-cell>
          <table:table-cell table:style-name="ce14" table:formula="of:=COM.MICROSOFT.IFS([.E727]=[$Konventionen.$C$2];[.J727]+[$Konventionen.$E$2];[.E727]=[$Konventionen.$C$3];[.J7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7]&lt;=[.N727];[.L727]&gt;=[.N727]);IF([.K727]&lt;=[.N7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8]);#NULL!;IF(ISBLANK([.I728]);ORG.OPENOFFICE.YEARS([.C728];TODAY();0);ORG.OPENOFFICE.YEARS([.C728];[.I7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8]);COM.MICROSOFT.IFS([.E728]=[$Konventionen.$C$2];[.G728]+[$Konventionen.$D$2];[.E728]=[$Konventionen.$C$3];[.G728]+[$Konventionen.$D$3]); COM.MICROSOFT.IFS([.E728]=[$Konventionen.$C$2];[.I728]+[$Konventionen.$D$2];[.E728]=[$Konventionen.$C$3];[.I728]+[$Konventionen.$D$3]))" office:value-type="string" office:string-value="" calcext:value-type="error">
            <text:p>#NV</text:p>
          </table:table-cell>
          <table:table-cell table:style-name="ce14" table:formula="of:=[.L728]-7" office:value-type="string" office:string-value="" calcext:value-type="error">
            <text:p>#NV</text:p>
          </table:table-cell>
          <table:table-cell table:style-name="ce14" table:formula="of:=COM.MICROSOFT.IFS([.E728]=[$Konventionen.$C$2];[.J728]+[$Konventionen.$E$2];[.E728]=[$Konventionen.$C$3];[.J7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8]&lt;=[.N728];[.L728]&gt;=[.N728]);IF([.K728]&lt;=[.N7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9]);#NULL!;IF(ISBLANK([.I729]);ORG.OPENOFFICE.YEARS([.C729];TODAY();0);ORG.OPENOFFICE.YEARS([.C729];[.I7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9]);COM.MICROSOFT.IFS([.E729]=[$Konventionen.$C$2];[.G729]+[$Konventionen.$D$2];[.E729]=[$Konventionen.$C$3];[.G729]+[$Konventionen.$D$3]); COM.MICROSOFT.IFS([.E729]=[$Konventionen.$C$2];[.I729]+[$Konventionen.$D$2];[.E729]=[$Konventionen.$C$3];[.I729]+[$Konventionen.$D$3]))" office:value-type="string" office:string-value="" calcext:value-type="error">
            <text:p>#NV</text:p>
          </table:table-cell>
          <table:table-cell table:style-name="ce14" table:formula="of:=[.L729]-7" office:value-type="string" office:string-value="" calcext:value-type="error">
            <text:p>#NV</text:p>
          </table:table-cell>
          <table:table-cell table:style-name="ce14" table:formula="of:=COM.MICROSOFT.IFS([.E729]=[$Konventionen.$C$2];[.J729]+[$Konventionen.$E$2];[.E729]=[$Konventionen.$C$3];[.J7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9]&lt;=[.N729];[.L729]&gt;=[.N729]);IF([.K729]&lt;=[.N7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0]);#NULL!;IF(ISBLANK([.I730]);ORG.OPENOFFICE.YEARS([.C730];TODAY();0);ORG.OPENOFFICE.YEARS([.C730];[.I7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0]);COM.MICROSOFT.IFS([.E730]=[$Konventionen.$C$2];[.G730]+[$Konventionen.$D$2];[.E730]=[$Konventionen.$C$3];[.G730]+[$Konventionen.$D$3]); COM.MICROSOFT.IFS([.E730]=[$Konventionen.$C$2];[.I730]+[$Konventionen.$D$2];[.E730]=[$Konventionen.$C$3];[.I730]+[$Konventionen.$D$3]))" office:value-type="string" office:string-value="" calcext:value-type="error">
            <text:p>#NV</text:p>
          </table:table-cell>
          <table:table-cell table:style-name="ce14" table:formula="of:=[.L730]-7" office:value-type="string" office:string-value="" calcext:value-type="error">
            <text:p>#NV</text:p>
          </table:table-cell>
          <table:table-cell table:style-name="ce14" table:formula="of:=COM.MICROSOFT.IFS([.E730]=[$Konventionen.$C$2];[.J730]+[$Konventionen.$E$2];[.E730]=[$Konventionen.$C$3];[.J7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0]&lt;=[.N730];[.L730]&gt;=[.N730]);IF([.K730]&lt;=[.N7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1]);#NULL!;IF(ISBLANK([.I731]);ORG.OPENOFFICE.YEARS([.C731];TODAY();0);ORG.OPENOFFICE.YEARS([.C731];[.I7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1]);COM.MICROSOFT.IFS([.E731]=[$Konventionen.$C$2];[.G731]+[$Konventionen.$D$2];[.E731]=[$Konventionen.$C$3];[.G731]+[$Konventionen.$D$3]); COM.MICROSOFT.IFS([.E731]=[$Konventionen.$C$2];[.I731]+[$Konventionen.$D$2];[.E731]=[$Konventionen.$C$3];[.I731]+[$Konventionen.$D$3]))" office:value-type="string" office:string-value="" calcext:value-type="error">
            <text:p>#NV</text:p>
          </table:table-cell>
          <table:table-cell table:style-name="ce14" table:formula="of:=[.L731]-7" office:value-type="string" office:string-value="" calcext:value-type="error">
            <text:p>#NV</text:p>
          </table:table-cell>
          <table:table-cell table:style-name="ce14" table:formula="of:=COM.MICROSOFT.IFS([.E731]=[$Konventionen.$C$2];[.J731]+[$Konventionen.$E$2];[.E731]=[$Konventionen.$C$3];[.J7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1]&lt;=[.N731];[.L731]&gt;=[.N731]);IF([.K731]&lt;=[.N7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2]);#NULL!;IF(ISBLANK([.I732]);ORG.OPENOFFICE.YEARS([.C732];TODAY();0);ORG.OPENOFFICE.YEARS([.C732];[.I7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2]);COM.MICROSOFT.IFS([.E732]=[$Konventionen.$C$2];[.G732]+[$Konventionen.$D$2];[.E732]=[$Konventionen.$C$3];[.G732]+[$Konventionen.$D$3]); COM.MICROSOFT.IFS([.E732]=[$Konventionen.$C$2];[.I732]+[$Konventionen.$D$2];[.E732]=[$Konventionen.$C$3];[.I732]+[$Konventionen.$D$3]))" office:value-type="string" office:string-value="" calcext:value-type="error">
            <text:p>#NV</text:p>
          </table:table-cell>
          <table:table-cell table:style-name="ce14" table:formula="of:=[.L732]-7" office:value-type="string" office:string-value="" calcext:value-type="error">
            <text:p>#NV</text:p>
          </table:table-cell>
          <table:table-cell table:style-name="ce14" table:formula="of:=COM.MICROSOFT.IFS([.E732]=[$Konventionen.$C$2];[.J732]+[$Konventionen.$E$2];[.E732]=[$Konventionen.$C$3];[.J7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2]&lt;=[.N732];[.L732]&gt;=[.N732]);IF([.K732]&lt;=[.N7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3]);#NULL!;IF(ISBLANK([.I733]);ORG.OPENOFFICE.YEARS([.C733];TODAY();0);ORG.OPENOFFICE.YEARS([.C733];[.I7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3]);COM.MICROSOFT.IFS([.E733]=[$Konventionen.$C$2];[.G733]+[$Konventionen.$D$2];[.E733]=[$Konventionen.$C$3];[.G733]+[$Konventionen.$D$3]); COM.MICROSOFT.IFS([.E733]=[$Konventionen.$C$2];[.I733]+[$Konventionen.$D$2];[.E733]=[$Konventionen.$C$3];[.I733]+[$Konventionen.$D$3]))" office:value-type="string" office:string-value="" calcext:value-type="error">
            <text:p>#NV</text:p>
          </table:table-cell>
          <table:table-cell table:style-name="ce14" table:formula="of:=[.L733]-7" office:value-type="string" office:string-value="" calcext:value-type="error">
            <text:p>#NV</text:p>
          </table:table-cell>
          <table:table-cell table:style-name="ce14" table:formula="of:=COM.MICROSOFT.IFS([.E733]=[$Konventionen.$C$2];[.J733]+[$Konventionen.$E$2];[.E733]=[$Konventionen.$C$3];[.J7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3]&lt;=[.N733];[.L733]&gt;=[.N733]);IF([.K733]&lt;=[.N7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4]);#NULL!;IF(ISBLANK([.I734]);ORG.OPENOFFICE.YEARS([.C734];TODAY();0);ORG.OPENOFFICE.YEARS([.C734];[.I7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4]);COM.MICROSOFT.IFS([.E734]=[$Konventionen.$C$2];[.G734]+[$Konventionen.$D$2];[.E734]=[$Konventionen.$C$3];[.G734]+[$Konventionen.$D$3]); COM.MICROSOFT.IFS([.E734]=[$Konventionen.$C$2];[.I734]+[$Konventionen.$D$2];[.E734]=[$Konventionen.$C$3];[.I734]+[$Konventionen.$D$3]))" office:value-type="string" office:string-value="" calcext:value-type="error">
            <text:p>#NV</text:p>
          </table:table-cell>
          <table:table-cell table:style-name="ce14" table:formula="of:=[.L734]-7" office:value-type="string" office:string-value="" calcext:value-type="error">
            <text:p>#NV</text:p>
          </table:table-cell>
          <table:table-cell table:style-name="ce14" table:formula="of:=COM.MICROSOFT.IFS([.E734]=[$Konventionen.$C$2];[.J734]+[$Konventionen.$E$2];[.E734]=[$Konventionen.$C$3];[.J7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4]&lt;=[.N734];[.L734]&gt;=[.N734]);IF([.K734]&lt;=[.N7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5]);#NULL!;IF(ISBLANK([.I735]);ORG.OPENOFFICE.YEARS([.C735];TODAY();0);ORG.OPENOFFICE.YEARS([.C735];[.I7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5]);COM.MICROSOFT.IFS([.E735]=[$Konventionen.$C$2];[.G735]+[$Konventionen.$D$2];[.E735]=[$Konventionen.$C$3];[.G735]+[$Konventionen.$D$3]); COM.MICROSOFT.IFS([.E735]=[$Konventionen.$C$2];[.I735]+[$Konventionen.$D$2];[.E735]=[$Konventionen.$C$3];[.I735]+[$Konventionen.$D$3]))" office:value-type="string" office:string-value="" calcext:value-type="error">
            <text:p>#NV</text:p>
          </table:table-cell>
          <table:table-cell table:style-name="ce14" table:formula="of:=[.L735]-7" office:value-type="string" office:string-value="" calcext:value-type="error">
            <text:p>#NV</text:p>
          </table:table-cell>
          <table:table-cell table:style-name="ce14" table:formula="of:=COM.MICROSOFT.IFS([.E735]=[$Konventionen.$C$2];[.J735]+[$Konventionen.$E$2];[.E735]=[$Konventionen.$C$3];[.J7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5]&lt;=[.N735];[.L735]&gt;=[.N735]);IF([.K735]&lt;=[.N7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6]);#NULL!;IF(ISBLANK([.I736]);ORG.OPENOFFICE.YEARS([.C736];TODAY();0);ORG.OPENOFFICE.YEARS([.C736];[.I7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6]);COM.MICROSOFT.IFS([.E736]=[$Konventionen.$C$2];[.G736]+[$Konventionen.$D$2];[.E736]=[$Konventionen.$C$3];[.G736]+[$Konventionen.$D$3]); COM.MICROSOFT.IFS([.E736]=[$Konventionen.$C$2];[.I736]+[$Konventionen.$D$2];[.E736]=[$Konventionen.$C$3];[.I736]+[$Konventionen.$D$3]))" office:value-type="string" office:string-value="" calcext:value-type="error">
            <text:p>#NV</text:p>
          </table:table-cell>
          <table:table-cell table:style-name="ce14" table:formula="of:=[.L736]-7" office:value-type="string" office:string-value="" calcext:value-type="error">
            <text:p>#NV</text:p>
          </table:table-cell>
          <table:table-cell table:style-name="ce14" table:formula="of:=COM.MICROSOFT.IFS([.E736]=[$Konventionen.$C$2];[.J736]+[$Konventionen.$E$2];[.E736]=[$Konventionen.$C$3];[.J7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6]&lt;=[.N736];[.L736]&gt;=[.N736]);IF([.K736]&lt;=[.N7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7]);#NULL!;IF(ISBLANK([.I737]);ORG.OPENOFFICE.YEARS([.C737];TODAY();0);ORG.OPENOFFICE.YEARS([.C737];[.I7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7]);COM.MICROSOFT.IFS([.E737]=[$Konventionen.$C$2];[.G737]+[$Konventionen.$D$2];[.E737]=[$Konventionen.$C$3];[.G737]+[$Konventionen.$D$3]); COM.MICROSOFT.IFS([.E737]=[$Konventionen.$C$2];[.I737]+[$Konventionen.$D$2];[.E737]=[$Konventionen.$C$3];[.I737]+[$Konventionen.$D$3]))" office:value-type="string" office:string-value="" calcext:value-type="error">
            <text:p>#NV</text:p>
          </table:table-cell>
          <table:table-cell table:style-name="ce14" table:formula="of:=[.L737]-7" office:value-type="string" office:string-value="" calcext:value-type="error">
            <text:p>#NV</text:p>
          </table:table-cell>
          <table:table-cell table:style-name="ce14" table:formula="of:=COM.MICROSOFT.IFS([.E737]=[$Konventionen.$C$2];[.J737]+[$Konventionen.$E$2];[.E737]=[$Konventionen.$C$3];[.J7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7]&lt;=[.N737];[.L737]&gt;=[.N737]);IF([.K737]&lt;=[.N7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8]);#NULL!;IF(ISBLANK([.I738]);ORG.OPENOFFICE.YEARS([.C738];TODAY();0);ORG.OPENOFFICE.YEARS([.C738];[.I7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8]);COM.MICROSOFT.IFS([.E738]=[$Konventionen.$C$2];[.G738]+[$Konventionen.$D$2];[.E738]=[$Konventionen.$C$3];[.G738]+[$Konventionen.$D$3]); COM.MICROSOFT.IFS([.E738]=[$Konventionen.$C$2];[.I738]+[$Konventionen.$D$2];[.E738]=[$Konventionen.$C$3];[.I738]+[$Konventionen.$D$3]))" office:value-type="string" office:string-value="" calcext:value-type="error">
            <text:p>#NV</text:p>
          </table:table-cell>
          <table:table-cell table:style-name="ce14" table:formula="of:=[.L738]-7" office:value-type="string" office:string-value="" calcext:value-type="error">
            <text:p>#NV</text:p>
          </table:table-cell>
          <table:table-cell table:style-name="ce14" table:formula="of:=COM.MICROSOFT.IFS([.E738]=[$Konventionen.$C$2];[.J738]+[$Konventionen.$E$2];[.E738]=[$Konventionen.$C$3];[.J7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8]&lt;=[.N738];[.L738]&gt;=[.N738]);IF([.K738]&lt;=[.N7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9]);#NULL!;IF(ISBLANK([.I739]);ORG.OPENOFFICE.YEARS([.C739];TODAY();0);ORG.OPENOFFICE.YEARS([.C739];[.I7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9]);COM.MICROSOFT.IFS([.E739]=[$Konventionen.$C$2];[.G739]+[$Konventionen.$D$2];[.E739]=[$Konventionen.$C$3];[.G739]+[$Konventionen.$D$3]); COM.MICROSOFT.IFS([.E739]=[$Konventionen.$C$2];[.I739]+[$Konventionen.$D$2];[.E739]=[$Konventionen.$C$3];[.I739]+[$Konventionen.$D$3]))" office:value-type="string" office:string-value="" calcext:value-type="error">
            <text:p>#NV</text:p>
          </table:table-cell>
          <table:table-cell table:style-name="ce14" table:formula="of:=[.L739]-7" office:value-type="string" office:string-value="" calcext:value-type="error">
            <text:p>#NV</text:p>
          </table:table-cell>
          <table:table-cell table:style-name="ce14" table:formula="of:=COM.MICROSOFT.IFS([.E739]=[$Konventionen.$C$2];[.J739]+[$Konventionen.$E$2];[.E739]=[$Konventionen.$C$3];[.J7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9]&lt;=[.N739];[.L739]&gt;=[.N739]);IF([.K739]&lt;=[.N7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0]);#NULL!;IF(ISBLANK([.I740]);ORG.OPENOFFICE.YEARS([.C740];TODAY();0);ORG.OPENOFFICE.YEARS([.C740];[.I7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0]);COM.MICROSOFT.IFS([.E740]=[$Konventionen.$C$2];[.G740]+[$Konventionen.$D$2];[.E740]=[$Konventionen.$C$3];[.G740]+[$Konventionen.$D$3]); COM.MICROSOFT.IFS([.E740]=[$Konventionen.$C$2];[.I740]+[$Konventionen.$D$2];[.E740]=[$Konventionen.$C$3];[.I740]+[$Konventionen.$D$3]))" office:value-type="string" office:string-value="" calcext:value-type="error">
            <text:p>#NV</text:p>
          </table:table-cell>
          <table:table-cell table:style-name="ce14" table:formula="of:=[.L740]-7" office:value-type="string" office:string-value="" calcext:value-type="error">
            <text:p>#NV</text:p>
          </table:table-cell>
          <table:table-cell table:style-name="ce14" table:formula="of:=COM.MICROSOFT.IFS([.E740]=[$Konventionen.$C$2];[.J740]+[$Konventionen.$E$2];[.E740]=[$Konventionen.$C$3];[.J7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0]&lt;=[.N740];[.L740]&gt;=[.N740]);IF([.K740]&lt;=[.N7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1]);#NULL!;IF(ISBLANK([.I741]);ORG.OPENOFFICE.YEARS([.C741];TODAY();0);ORG.OPENOFFICE.YEARS([.C741];[.I7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1]);COM.MICROSOFT.IFS([.E741]=[$Konventionen.$C$2];[.G741]+[$Konventionen.$D$2];[.E741]=[$Konventionen.$C$3];[.G741]+[$Konventionen.$D$3]); COM.MICROSOFT.IFS([.E741]=[$Konventionen.$C$2];[.I741]+[$Konventionen.$D$2];[.E741]=[$Konventionen.$C$3];[.I741]+[$Konventionen.$D$3]))" office:value-type="string" office:string-value="" calcext:value-type="error">
            <text:p>#NV</text:p>
          </table:table-cell>
          <table:table-cell table:style-name="ce14" table:formula="of:=[.L741]-7" office:value-type="string" office:string-value="" calcext:value-type="error">
            <text:p>#NV</text:p>
          </table:table-cell>
          <table:table-cell table:style-name="ce14" table:formula="of:=COM.MICROSOFT.IFS([.E741]=[$Konventionen.$C$2];[.J741]+[$Konventionen.$E$2];[.E741]=[$Konventionen.$C$3];[.J7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1]&lt;=[.N741];[.L741]&gt;=[.N741]);IF([.K741]&lt;=[.N7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2]);#NULL!;IF(ISBLANK([.I742]);ORG.OPENOFFICE.YEARS([.C742];TODAY();0);ORG.OPENOFFICE.YEARS([.C742];[.I7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2]);COM.MICROSOFT.IFS([.E742]=[$Konventionen.$C$2];[.G742]+[$Konventionen.$D$2];[.E742]=[$Konventionen.$C$3];[.G742]+[$Konventionen.$D$3]); COM.MICROSOFT.IFS([.E742]=[$Konventionen.$C$2];[.I742]+[$Konventionen.$D$2];[.E742]=[$Konventionen.$C$3];[.I742]+[$Konventionen.$D$3]))" office:value-type="string" office:string-value="" calcext:value-type="error">
            <text:p>#NV</text:p>
          </table:table-cell>
          <table:table-cell table:style-name="ce14" table:formula="of:=[.L742]-7" office:value-type="string" office:string-value="" calcext:value-type="error">
            <text:p>#NV</text:p>
          </table:table-cell>
          <table:table-cell table:style-name="ce14" table:formula="of:=COM.MICROSOFT.IFS([.E742]=[$Konventionen.$C$2];[.J742]+[$Konventionen.$E$2];[.E742]=[$Konventionen.$C$3];[.J7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2]&lt;=[.N742];[.L742]&gt;=[.N742]);IF([.K742]&lt;=[.N7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3]);#NULL!;IF(ISBLANK([.I743]);ORG.OPENOFFICE.YEARS([.C743];TODAY();0);ORG.OPENOFFICE.YEARS([.C743];[.I7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3]);COM.MICROSOFT.IFS([.E743]=[$Konventionen.$C$2];[.G743]+[$Konventionen.$D$2];[.E743]=[$Konventionen.$C$3];[.G743]+[$Konventionen.$D$3]); COM.MICROSOFT.IFS([.E743]=[$Konventionen.$C$2];[.I743]+[$Konventionen.$D$2];[.E743]=[$Konventionen.$C$3];[.I743]+[$Konventionen.$D$3]))" office:value-type="string" office:string-value="" calcext:value-type="error">
            <text:p>#NV</text:p>
          </table:table-cell>
          <table:table-cell table:style-name="ce14" table:formula="of:=[.L743]-7" office:value-type="string" office:string-value="" calcext:value-type="error">
            <text:p>#NV</text:p>
          </table:table-cell>
          <table:table-cell table:style-name="ce14" table:formula="of:=COM.MICROSOFT.IFS([.E743]=[$Konventionen.$C$2];[.J743]+[$Konventionen.$E$2];[.E743]=[$Konventionen.$C$3];[.J7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3]&lt;=[.N743];[.L743]&gt;=[.N743]);IF([.K743]&lt;=[.N7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4]);#NULL!;IF(ISBLANK([.I744]);ORG.OPENOFFICE.YEARS([.C744];TODAY();0);ORG.OPENOFFICE.YEARS([.C744];[.I7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4]);COM.MICROSOFT.IFS([.E744]=[$Konventionen.$C$2];[.G744]+[$Konventionen.$D$2];[.E744]=[$Konventionen.$C$3];[.G744]+[$Konventionen.$D$3]); COM.MICROSOFT.IFS([.E744]=[$Konventionen.$C$2];[.I744]+[$Konventionen.$D$2];[.E744]=[$Konventionen.$C$3];[.I744]+[$Konventionen.$D$3]))" office:value-type="string" office:string-value="" calcext:value-type="error">
            <text:p>#NV</text:p>
          </table:table-cell>
          <table:table-cell table:style-name="ce14" table:formula="of:=[.L744]-7" office:value-type="string" office:string-value="" calcext:value-type="error">
            <text:p>#NV</text:p>
          </table:table-cell>
          <table:table-cell table:style-name="ce14" table:formula="of:=COM.MICROSOFT.IFS([.E744]=[$Konventionen.$C$2];[.J744]+[$Konventionen.$E$2];[.E744]=[$Konventionen.$C$3];[.J7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4]&lt;=[.N744];[.L744]&gt;=[.N744]);IF([.K744]&lt;=[.N7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5]);#NULL!;IF(ISBLANK([.I745]);ORG.OPENOFFICE.YEARS([.C745];TODAY();0);ORG.OPENOFFICE.YEARS([.C745];[.I7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5]);COM.MICROSOFT.IFS([.E745]=[$Konventionen.$C$2];[.G745]+[$Konventionen.$D$2];[.E745]=[$Konventionen.$C$3];[.G745]+[$Konventionen.$D$3]); COM.MICROSOFT.IFS([.E745]=[$Konventionen.$C$2];[.I745]+[$Konventionen.$D$2];[.E745]=[$Konventionen.$C$3];[.I745]+[$Konventionen.$D$3]))" office:value-type="string" office:string-value="" calcext:value-type="error">
            <text:p>#NV</text:p>
          </table:table-cell>
          <table:table-cell table:style-name="ce14" table:formula="of:=[.L745]-7" office:value-type="string" office:string-value="" calcext:value-type="error">
            <text:p>#NV</text:p>
          </table:table-cell>
          <table:table-cell table:style-name="ce14" table:formula="of:=COM.MICROSOFT.IFS([.E745]=[$Konventionen.$C$2];[.J745]+[$Konventionen.$E$2];[.E745]=[$Konventionen.$C$3];[.J7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5]&lt;=[.N745];[.L745]&gt;=[.N745]);IF([.K745]&lt;=[.N7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6]);#NULL!;IF(ISBLANK([.I746]);ORG.OPENOFFICE.YEARS([.C746];TODAY();0);ORG.OPENOFFICE.YEARS([.C746];[.I7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6]);COM.MICROSOFT.IFS([.E746]=[$Konventionen.$C$2];[.G746]+[$Konventionen.$D$2];[.E746]=[$Konventionen.$C$3];[.G746]+[$Konventionen.$D$3]); COM.MICROSOFT.IFS([.E746]=[$Konventionen.$C$2];[.I746]+[$Konventionen.$D$2];[.E746]=[$Konventionen.$C$3];[.I746]+[$Konventionen.$D$3]))" office:value-type="string" office:string-value="" calcext:value-type="error">
            <text:p>#NV</text:p>
          </table:table-cell>
          <table:table-cell table:style-name="ce14" table:formula="of:=[.L746]-7" office:value-type="string" office:string-value="" calcext:value-type="error">
            <text:p>#NV</text:p>
          </table:table-cell>
          <table:table-cell table:style-name="ce14" table:formula="of:=COM.MICROSOFT.IFS([.E746]=[$Konventionen.$C$2];[.J746]+[$Konventionen.$E$2];[.E746]=[$Konventionen.$C$3];[.J7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6]&lt;=[.N746];[.L746]&gt;=[.N746]);IF([.K746]&lt;=[.N7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7]);#NULL!;IF(ISBLANK([.I747]);ORG.OPENOFFICE.YEARS([.C747];TODAY();0);ORG.OPENOFFICE.YEARS([.C747];[.I7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7]);COM.MICROSOFT.IFS([.E747]=[$Konventionen.$C$2];[.G747]+[$Konventionen.$D$2];[.E747]=[$Konventionen.$C$3];[.G747]+[$Konventionen.$D$3]); COM.MICROSOFT.IFS([.E747]=[$Konventionen.$C$2];[.I747]+[$Konventionen.$D$2];[.E747]=[$Konventionen.$C$3];[.I747]+[$Konventionen.$D$3]))" office:value-type="string" office:string-value="" calcext:value-type="error">
            <text:p>#NV</text:p>
          </table:table-cell>
          <table:table-cell table:style-name="ce14" table:formula="of:=[.L747]-7" office:value-type="string" office:string-value="" calcext:value-type="error">
            <text:p>#NV</text:p>
          </table:table-cell>
          <table:table-cell table:style-name="ce14" table:formula="of:=COM.MICROSOFT.IFS([.E747]=[$Konventionen.$C$2];[.J747]+[$Konventionen.$E$2];[.E747]=[$Konventionen.$C$3];[.J7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7]&lt;=[.N747];[.L747]&gt;=[.N747]);IF([.K747]&lt;=[.N7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8]);#NULL!;IF(ISBLANK([.I748]);ORG.OPENOFFICE.YEARS([.C748];TODAY();0);ORG.OPENOFFICE.YEARS([.C748];[.I7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8]);COM.MICROSOFT.IFS([.E748]=[$Konventionen.$C$2];[.G748]+[$Konventionen.$D$2];[.E748]=[$Konventionen.$C$3];[.G748]+[$Konventionen.$D$3]); COM.MICROSOFT.IFS([.E748]=[$Konventionen.$C$2];[.I748]+[$Konventionen.$D$2];[.E748]=[$Konventionen.$C$3];[.I748]+[$Konventionen.$D$3]))" office:value-type="string" office:string-value="" calcext:value-type="error">
            <text:p>#NV</text:p>
          </table:table-cell>
          <table:table-cell table:style-name="ce14" table:formula="of:=[.L748]-7" office:value-type="string" office:string-value="" calcext:value-type="error">
            <text:p>#NV</text:p>
          </table:table-cell>
          <table:table-cell table:style-name="ce14" table:formula="of:=COM.MICROSOFT.IFS([.E748]=[$Konventionen.$C$2];[.J748]+[$Konventionen.$E$2];[.E748]=[$Konventionen.$C$3];[.J7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8]&lt;=[.N748];[.L748]&gt;=[.N748]);IF([.K748]&lt;=[.N7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9]);#NULL!;IF(ISBLANK([.I749]);ORG.OPENOFFICE.YEARS([.C749];TODAY();0);ORG.OPENOFFICE.YEARS([.C749];[.I7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9]);COM.MICROSOFT.IFS([.E749]=[$Konventionen.$C$2];[.G749]+[$Konventionen.$D$2];[.E749]=[$Konventionen.$C$3];[.G749]+[$Konventionen.$D$3]); COM.MICROSOFT.IFS([.E749]=[$Konventionen.$C$2];[.I749]+[$Konventionen.$D$2];[.E749]=[$Konventionen.$C$3];[.I749]+[$Konventionen.$D$3]))" office:value-type="string" office:string-value="" calcext:value-type="error">
            <text:p>#NV</text:p>
          </table:table-cell>
          <table:table-cell table:style-name="ce14" table:formula="of:=[.L749]-7" office:value-type="string" office:string-value="" calcext:value-type="error">
            <text:p>#NV</text:p>
          </table:table-cell>
          <table:table-cell table:style-name="ce14" table:formula="of:=COM.MICROSOFT.IFS([.E749]=[$Konventionen.$C$2];[.J749]+[$Konventionen.$E$2];[.E749]=[$Konventionen.$C$3];[.J7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9]&lt;=[.N749];[.L749]&gt;=[.N749]);IF([.K749]&lt;=[.N7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0]);#NULL!;IF(ISBLANK([.I750]);ORG.OPENOFFICE.YEARS([.C750];TODAY();0);ORG.OPENOFFICE.YEARS([.C750];[.I7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0]);COM.MICROSOFT.IFS([.E750]=[$Konventionen.$C$2];[.G750]+[$Konventionen.$D$2];[.E750]=[$Konventionen.$C$3];[.G750]+[$Konventionen.$D$3]); COM.MICROSOFT.IFS([.E750]=[$Konventionen.$C$2];[.I750]+[$Konventionen.$D$2];[.E750]=[$Konventionen.$C$3];[.I750]+[$Konventionen.$D$3]))" office:value-type="string" office:string-value="" calcext:value-type="error">
            <text:p>#NV</text:p>
          </table:table-cell>
          <table:table-cell table:style-name="ce14" table:formula="of:=[.L750]-7" office:value-type="string" office:string-value="" calcext:value-type="error">
            <text:p>#NV</text:p>
          </table:table-cell>
          <table:table-cell table:style-name="ce14" table:formula="of:=COM.MICROSOFT.IFS([.E750]=[$Konventionen.$C$2];[.J750]+[$Konventionen.$E$2];[.E750]=[$Konventionen.$C$3];[.J7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0]&lt;=[.N750];[.L750]&gt;=[.N750]);IF([.K750]&lt;=[.N7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1]);#NULL!;IF(ISBLANK([.I751]);ORG.OPENOFFICE.YEARS([.C751];TODAY();0);ORG.OPENOFFICE.YEARS([.C751];[.I7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1]);COM.MICROSOFT.IFS([.E751]=[$Konventionen.$C$2];[.G751]+[$Konventionen.$D$2];[.E751]=[$Konventionen.$C$3];[.G751]+[$Konventionen.$D$3]); COM.MICROSOFT.IFS([.E751]=[$Konventionen.$C$2];[.I751]+[$Konventionen.$D$2];[.E751]=[$Konventionen.$C$3];[.I751]+[$Konventionen.$D$3]))" office:value-type="string" office:string-value="" calcext:value-type="error">
            <text:p>#NV</text:p>
          </table:table-cell>
          <table:table-cell table:style-name="ce14" table:formula="of:=[.L751]-7" office:value-type="string" office:string-value="" calcext:value-type="error">
            <text:p>#NV</text:p>
          </table:table-cell>
          <table:table-cell table:style-name="ce14" table:formula="of:=COM.MICROSOFT.IFS([.E751]=[$Konventionen.$C$2];[.J751]+[$Konventionen.$E$2];[.E751]=[$Konventionen.$C$3];[.J7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1]&lt;=[.N751];[.L751]&gt;=[.N751]);IF([.K751]&lt;=[.N7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2]);#NULL!;IF(ISBLANK([.I752]);ORG.OPENOFFICE.YEARS([.C752];TODAY();0);ORG.OPENOFFICE.YEARS([.C752];[.I7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2]);COM.MICROSOFT.IFS([.E752]=[$Konventionen.$C$2];[.G752]+[$Konventionen.$D$2];[.E752]=[$Konventionen.$C$3];[.G752]+[$Konventionen.$D$3]); COM.MICROSOFT.IFS([.E752]=[$Konventionen.$C$2];[.I752]+[$Konventionen.$D$2];[.E752]=[$Konventionen.$C$3];[.I752]+[$Konventionen.$D$3]))" office:value-type="string" office:string-value="" calcext:value-type="error">
            <text:p>#NV</text:p>
          </table:table-cell>
          <table:table-cell table:style-name="ce14" table:formula="of:=[.L752]-7" office:value-type="string" office:string-value="" calcext:value-type="error">
            <text:p>#NV</text:p>
          </table:table-cell>
          <table:table-cell table:style-name="ce14" table:formula="of:=COM.MICROSOFT.IFS([.E752]=[$Konventionen.$C$2];[.J752]+[$Konventionen.$E$2];[.E752]=[$Konventionen.$C$3];[.J7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2]&lt;=[.N752];[.L752]&gt;=[.N752]);IF([.K752]&lt;=[.N7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3]);#NULL!;IF(ISBLANK([.I753]);ORG.OPENOFFICE.YEARS([.C753];TODAY();0);ORG.OPENOFFICE.YEARS([.C753];[.I7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3]);COM.MICROSOFT.IFS([.E753]=[$Konventionen.$C$2];[.G753]+[$Konventionen.$D$2];[.E753]=[$Konventionen.$C$3];[.G753]+[$Konventionen.$D$3]); COM.MICROSOFT.IFS([.E753]=[$Konventionen.$C$2];[.I753]+[$Konventionen.$D$2];[.E753]=[$Konventionen.$C$3];[.I753]+[$Konventionen.$D$3]))" office:value-type="string" office:string-value="" calcext:value-type="error">
            <text:p>#NV</text:p>
          </table:table-cell>
          <table:table-cell table:style-name="ce14" table:formula="of:=[.L753]-7" office:value-type="string" office:string-value="" calcext:value-type="error">
            <text:p>#NV</text:p>
          </table:table-cell>
          <table:table-cell table:style-name="ce14" table:formula="of:=COM.MICROSOFT.IFS([.E753]=[$Konventionen.$C$2];[.J753]+[$Konventionen.$E$2];[.E753]=[$Konventionen.$C$3];[.J7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3]&lt;=[.N753];[.L753]&gt;=[.N753]);IF([.K753]&lt;=[.N7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4]);#NULL!;IF(ISBLANK([.I754]);ORG.OPENOFFICE.YEARS([.C754];TODAY();0);ORG.OPENOFFICE.YEARS([.C754];[.I7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4]);COM.MICROSOFT.IFS([.E754]=[$Konventionen.$C$2];[.G754]+[$Konventionen.$D$2];[.E754]=[$Konventionen.$C$3];[.G754]+[$Konventionen.$D$3]); COM.MICROSOFT.IFS([.E754]=[$Konventionen.$C$2];[.I754]+[$Konventionen.$D$2];[.E754]=[$Konventionen.$C$3];[.I754]+[$Konventionen.$D$3]))" office:value-type="string" office:string-value="" calcext:value-type="error">
            <text:p>#NV</text:p>
          </table:table-cell>
          <table:table-cell table:style-name="ce14" table:formula="of:=[.L754]-7" office:value-type="string" office:string-value="" calcext:value-type="error">
            <text:p>#NV</text:p>
          </table:table-cell>
          <table:table-cell table:style-name="ce14" table:formula="of:=COM.MICROSOFT.IFS([.E754]=[$Konventionen.$C$2];[.J754]+[$Konventionen.$E$2];[.E754]=[$Konventionen.$C$3];[.J7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4]&lt;=[.N754];[.L754]&gt;=[.N754]);IF([.K754]&lt;=[.N7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5]);#NULL!;IF(ISBLANK([.I755]);ORG.OPENOFFICE.YEARS([.C755];TODAY();0);ORG.OPENOFFICE.YEARS([.C755];[.I7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5]);COM.MICROSOFT.IFS([.E755]=[$Konventionen.$C$2];[.G755]+[$Konventionen.$D$2];[.E755]=[$Konventionen.$C$3];[.G755]+[$Konventionen.$D$3]); COM.MICROSOFT.IFS([.E755]=[$Konventionen.$C$2];[.I755]+[$Konventionen.$D$2];[.E755]=[$Konventionen.$C$3];[.I755]+[$Konventionen.$D$3]))" office:value-type="string" office:string-value="" calcext:value-type="error">
            <text:p>#NV</text:p>
          </table:table-cell>
          <table:table-cell table:style-name="ce14" table:formula="of:=[.L755]-7" office:value-type="string" office:string-value="" calcext:value-type="error">
            <text:p>#NV</text:p>
          </table:table-cell>
          <table:table-cell table:style-name="ce14" table:formula="of:=COM.MICROSOFT.IFS([.E755]=[$Konventionen.$C$2];[.J755]+[$Konventionen.$E$2];[.E755]=[$Konventionen.$C$3];[.J7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5]&lt;=[.N755];[.L755]&gt;=[.N755]);IF([.K755]&lt;=[.N7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6]);#NULL!;IF(ISBLANK([.I756]);ORG.OPENOFFICE.YEARS([.C756];TODAY();0);ORG.OPENOFFICE.YEARS([.C756];[.I7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6]);COM.MICROSOFT.IFS([.E756]=[$Konventionen.$C$2];[.G756]+[$Konventionen.$D$2];[.E756]=[$Konventionen.$C$3];[.G756]+[$Konventionen.$D$3]); COM.MICROSOFT.IFS([.E756]=[$Konventionen.$C$2];[.I756]+[$Konventionen.$D$2];[.E756]=[$Konventionen.$C$3];[.I756]+[$Konventionen.$D$3]))" office:value-type="string" office:string-value="" calcext:value-type="error">
            <text:p>#NV</text:p>
          </table:table-cell>
          <table:table-cell table:style-name="ce14" table:formula="of:=[.L756]-7" office:value-type="string" office:string-value="" calcext:value-type="error">
            <text:p>#NV</text:p>
          </table:table-cell>
          <table:table-cell table:style-name="ce14" table:formula="of:=COM.MICROSOFT.IFS([.E756]=[$Konventionen.$C$2];[.J756]+[$Konventionen.$E$2];[.E756]=[$Konventionen.$C$3];[.J7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6]&lt;=[.N756];[.L756]&gt;=[.N756]);IF([.K756]&lt;=[.N7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7]);#NULL!;IF(ISBLANK([.I757]);ORG.OPENOFFICE.YEARS([.C757];TODAY();0);ORG.OPENOFFICE.YEARS([.C757];[.I7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7]);COM.MICROSOFT.IFS([.E757]=[$Konventionen.$C$2];[.G757]+[$Konventionen.$D$2];[.E757]=[$Konventionen.$C$3];[.G757]+[$Konventionen.$D$3]); COM.MICROSOFT.IFS([.E757]=[$Konventionen.$C$2];[.I757]+[$Konventionen.$D$2];[.E757]=[$Konventionen.$C$3];[.I757]+[$Konventionen.$D$3]))" office:value-type="string" office:string-value="" calcext:value-type="error">
            <text:p>#NV</text:p>
          </table:table-cell>
          <table:table-cell table:style-name="ce14" table:formula="of:=[.L757]-7" office:value-type="string" office:string-value="" calcext:value-type="error">
            <text:p>#NV</text:p>
          </table:table-cell>
          <table:table-cell table:style-name="ce14" table:formula="of:=COM.MICROSOFT.IFS([.E757]=[$Konventionen.$C$2];[.J757]+[$Konventionen.$E$2];[.E757]=[$Konventionen.$C$3];[.J7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7]&lt;=[.N757];[.L757]&gt;=[.N757]);IF([.K757]&lt;=[.N7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8]);#NULL!;IF(ISBLANK([.I758]);ORG.OPENOFFICE.YEARS([.C758];TODAY();0);ORG.OPENOFFICE.YEARS([.C758];[.I7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8]);COM.MICROSOFT.IFS([.E758]=[$Konventionen.$C$2];[.G758]+[$Konventionen.$D$2];[.E758]=[$Konventionen.$C$3];[.G758]+[$Konventionen.$D$3]); COM.MICROSOFT.IFS([.E758]=[$Konventionen.$C$2];[.I758]+[$Konventionen.$D$2];[.E758]=[$Konventionen.$C$3];[.I758]+[$Konventionen.$D$3]))" office:value-type="string" office:string-value="" calcext:value-type="error">
            <text:p>#NV</text:p>
          </table:table-cell>
          <table:table-cell table:style-name="ce14" table:formula="of:=[.L758]-7" office:value-type="string" office:string-value="" calcext:value-type="error">
            <text:p>#NV</text:p>
          </table:table-cell>
          <table:table-cell table:style-name="ce14" table:formula="of:=COM.MICROSOFT.IFS([.E758]=[$Konventionen.$C$2];[.J758]+[$Konventionen.$E$2];[.E758]=[$Konventionen.$C$3];[.J7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8]&lt;=[.N758];[.L758]&gt;=[.N758]);IF([.K758]&lt;=[.N7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9]);#NULL!;IF(ISBLANK([.I759]);ORG.OPENOFFICE.YEARS([.C759];TODAY();0);ORG.OPENOFFICE.YEARS([.C759];[.I7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9]);COM.MICROSOFT.IFS([.E759]=[$Konventionen.$C$2];[.G759]+[$Konventionen.$D$2];[.E759]=[$Konventionen.$C$3];[.G759]+[$Konventionen.$D$3]); COM.MICROSOFT.IFS([.E759]=[$Konventionen.$C$2];[.I759]+[$Konventionen.$D$2];[.E759]=[$Konventionen.$C$3];[.I759]+[$Konventionen.$D$3]))" office:value-type="string" office:string-value="" calcext:value-type="error">
            <text:p>#NV</text:p>
          </table:table-cell>
          <table:table-cell table:style-name="ce14" table:formula="of:=[.L759]-7" office:value-type="string" office:string-value="" calcext:value-type="error">
            <text:p>#NV</text:p>
          </table:table-cell>
          <table:table-cell table:style-name="ce14" table:formula="of:=COM.MICROSOFT.IFS([.E759]=[$Konventionen.$C$2];[.J759]+[$Konventionen.$E$2];[.E759]=[$Konventionen.$C$3];[.J7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9]&lt;=[.N759];[.L759]&gt;=[.N759]);IF([.K759]&lt;=[.N7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0]);#NULL!;IF(ISBLANK([.I760]);ORG.OPENOFFICE.YEARS([.C760];TODAY();0);ORG.OPENOFFICE.YEARS([.C760];[.I7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0]);COM.MICROSOFT.IFS([.E760]=[$Konventionen.$C$2];[.G760]+[$Konventionen.$D$2];[.E760]=[$Konventionen.$C$3];[.G760]+[$Konventionen.$D$3]); COM.MICROSOFT.IFS([.E760]=[$Konventionen.$C$2];[.I760]+[$Konventionen.$D$2];[.E760]=[$Konventionen.$C$3];[.I760]+[$Konventionen.$D$3]))" office:value-type="string" office:string-value="" calcext:value-type="error">
            <text:p>#NV</text:p>
          </table:table-cell>
          <table:table-cell table:style-name="ce14" table:formula="of:=[.L760]-7" office:value-type="string" office:string-value="" calcext:value-type="error">
            <text:p>#NV</text:p>
          </table:table-cell>
          <table:table-cell table:style-name="ce14" table:formula="of:=COM.MICROSOFT.IFS([.E760]=[$Konventionen.$C$2];[.J760]+[$Konventionen.$E$2];[.E760]=[$Konventionen.$C$3];[.J7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0]&lt;=[.N760];[.L760]&gt;=[.N760]);IF([.K760]&lt;=[.N7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1]);#NULL!;IF(ISBLANK([.I761]);ORG.OPENOFFICE.YEARS([.C761];TODAY();0);ORG.OPENOFFICE.YEARS([.C761];[.I7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1]);COM.MICROSOFT.IFS([.E761]=[$Konventionen.$C$2];[.G761]+[$Konventionen.$D$2];[.E761]=[$Konventionen.$C$3];[.G761]+[$Konventionen.$D$3]); COM.MICROSOFT.IFS([.E761]=[$Konventionen.$C$2];[.I761]+[$Konventionen.$D$2];[.E761]=[$Konventionen.$C$3];[.I761]+[$Konventionen.$D$3]))" office:value-type="string" office:string-value="" calcext:value-type="error">
            <text:p>#NV</text:p>
          </table:table-cell>
          <table:table-cell table:style-name="ce14" table:formula="of:=[.L761]-7" office:value-type="string" office:string-value="" calcext:value-type="error">
            <text:p>#NV</text:p>
          </table:table-cell>
          <table:table-cell table:style-name="ce14" table:formula="of:=COM.MICROSOFT.IFS([.E761]=[$Konventionen.$C$2];[.J761]+[$Konventionen.$E$2];[.E761]=[$Konventionen.$C$3];[.J7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1]&lt;=[.N761];[.L761]&gt;=[.N761]);IF([.K761]&lt;=[.N7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2]);#NULL!;IF(ISBLANK([.I762]);ORG.OPENOFFICE.YEARS([.C762];TODAY();0);ORG.OPENOFFICE.YEARS([.C762];[.I7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2]);COM.MICROSOFT.IFS([.E762]=[$Konventionen.$C$2];[.G762]+[$Konventionen.$D$2];[.E762]=[$Konventionen.$C$3];[.G762]+[$Konventionen.$D$3]); COM.MICROSOFT.IFS([.E762]=[$Konventionen.$C$2];[.I762]+[$Konventionen.$D$2];[.E762]=[$Konventionen.$C$3];[.I762]+[$Konventionen.$D$3]))" office:value-type="string" office:string-value="" calcext:value-type="error">
            <text:p>#NV</text:p>
          </table:table-cell>
          <table:table-cell table:style-name="ce14" table:formula="of:=[.L762]-7" office:value-type="string" office:string-value="" calcext:value-type="error">
            <text:p>#NV</text:p>
          </table:table-cell>
          <table:table-cell table:style-name="ce14" table:formula="of:=COM.MICROSOFT.IFS([.E762]=[$Konventionen.$C$2];[.J762]+[$Konventionen.$E$2];[.E762]=[$Konventionen.$C$3];[.J7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2]&lt;=[.N762];[.L762]&gt;=[.N762]);IF([.K762]&lt;=[.N7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3]);#NULL!;IF(ISBLANK([.I763]);ORG.OPENOFFICE.YEARS([.C763];TODAY();0);ORG.OPENOFFICE.YEARS([.C763];[.I7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3]);COM.MICROSOFT.IFS([.E763]=[$Konventionen.$C$2];[.G763]+[$Konventionen.$D$2];[.E763]=[$Konventionen.$C$3];[.G763]+[$Konventionen.$D$3]); COM.MICROSOFT.IFS([.E763]=[$Konventionen.$C$2];[.I763]+[$Konventionen.$D$2];[.E763]=[$Konventionen.$C$3];[.I763]+[$Konventionen.$D$3]))" office:value-type="string" office:string-value="" calcext:value-type="error">
            <text:p>#NV</text:p>
          </table:table-cell>
          <table:table-cell table:style-name="ce14" table:formula="of:=[.L763]-7" office:value-type="string" office:string-value="" calcext:value-type="error">
            <text:p>#NV</text:p>
          </table:table-cell>
          <table:table-cell table:style-name="ce14" table:formula="of:=COM.MICROSOFT.IFS([.E763]=[$Konventionen.$C$2];[.J763]+[$Konventionen.$E$2];[.E763]=[$Konventionen.$C$3];[.J7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3]&lt;=[.N763];[.L763]&gt;=[.N763]);IF([.K763]&lt;=[.N7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4]);#NULL!;IF(ISBLANK([.I764]);ORG.OPENOFFICE.YEARS([.C764];TODAY();0);ORG.OPENOFFICE.YEARS([.C764];[.I7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4]);COM.MICROSOFT.IFS([.E764]=[$Konventionen.$C$2];[.G764]+[$Konventionen.$D$2];[.E764]=[$Konventionen.$C$3];[.G764]+[$Konventionen.$D$3]); COM.MICROSOFT.IFS([.E764]=[$Konventionen.$C$2];[.I764]+[$Konventionen.$D$2];[.E764]=[$Konventionen.$C$3];[.I764]+[$Konventionen.$D$3]))" office:value-type="string" office:string-value="" calcext:value-type="error">
            <text:p>#NV</text:p>
          </table:table-cell>
          <table:table-cell table:style-name="ce14" table:formula="of:=[.L764]-7" office:value-type="string" office:string-value="" calcext:value-type="error">
            <text:p>#NV</text:p>
          </table:table-cell>
          <table:table-cell table:style-name="ce14" table:formula="of:=COM.MICROSOFT.IFS([.E764]=[$Konventionen.$C$2];[.J764]+[$Konventionen.$E$2];[.E764]=[$Konventionen.$C$3];[.J7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4]&lt;=[.N764];[.L764]&gt;=[.N764]);IF([.K764]&lt;=[.N7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5]);#NULL!;IF(ISBLANK([.I765]);ORG.OPENOFFICE.YEARS([.C765];TODAY();0);ORG.OPENOFFICE.YEARS([.C765];[.I7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5]);COM.MICROSOFT.IFS([.E765]=[$Konventionen.$C$2];[.G765]+[$Konventionen.$D$2];[.E765]=[$Konventionen.$C$3];[.G765]+[$Konventionen.$D$3]); COM.MICROSOFT.IFS([.E765]=[$Konventionen.$C$2];[.I765]+[$Konventionen.$D$2];[.E765]=[$Konventionen.$C$3];[.I765]+[$Konventionen.$D$3]))" office:value-type="string" office:string-value="" calcext:value-type="error">
            <text:p>#NV</text:p>
          </table:table-cell>
          <table:table-cell table:style-name="ce14" table:formula="of:=[.L765]-7" office:value-type="string" office:string-value="" calcext:value-type="error">
            <text:p>#NV</text:p>
          </table:table-cell>
          <table:table-cell table:style-name="ce14" table:formula="of:=COM.MICROSOFT.IFS([.E765]=[$Konventionen.$C$2];[.J765]+[$Konventionen.$E$2];[.E765]=[$Konventionen.$C$3];[.J7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5]&lt;=[.N765];[.L765]&gt;=[.N765]);IF([.K765]&lt;=[.N7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6]);#NULL!;IF(ISBLANK([.I766]);ORG.OPENOFFICE.YEARS([.C766];TODAY();0);ORG.OPENOFFICE.YEARS([.C766];[.I7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6]);COM.MICROSOFT.IFS([.E766]=[$Konventionen.$C$2];[.G766]+[$Konventionen.$D$2];[.E766]=[$Konventionen.$C$3];[.G766]+[$Konventionen.$D$3]); COM.MICROSOFT.IFS([.E766]=[$Konventionen.$C$2];[.I766]+[$Konventionen.$D$2];[.E766]=[$Konventionen.$C$3];[.I766]+[$Konventionen.$D$3]))" office:value-type="string" office:string-value="" calcext:value-type="error">
            <text:p>#NV</text:p>
          </table:table-cell>
          <table:table-cell table:style-name="ce14" table:formula="of:=[.L766]-7" office:value-type="string" office:string-value="" calcext:value-type="error">
            <text:p>#NV</text:p>
          </table:table-cell>
          <table:table-cell table:style-name="ce14" table:formula="of:=COM.MICROSOFT.IFS([.E766]=[$Konventionen.$C$2];[.J766]+[$Konventionen.$E$2];[.E766]=[$Konventionen.$C$3];[.J7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6]&lt;=[.N766];[.L766]&gt;=[.N766]);IF([.K766]&lt;=[.N7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7]);#NULL!;IF(ISBLANK([.I767]);ORG.OPENOFFICE.YEARS([.C767];TODAY();0);ORG.OPENOFFICE.YEARS([.C767];[.I7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7]);COM.MICROSOFT.IFS([.E767]=[$Konventionen.$C$2];[.G767]+[$Konventionen.$D$2];[.E767]=[$Konventionen.$C$3];[.G767]+[$Konventionen.$D$3]); COM.MICROSOFT.IFS([.E767]=[$Konventionen.$C$2];[.I767]+[$Konventionen.$D$2];[.E767]=[$Konventionen.$C$3];[.I767]+[$Konventionen.$D$3]))" office:value-type="string" office:string-value="" calcext:value-type="error">
            <text:p>#NV</text:p>
          </table:table-cell>
          <table:table-cell table:style-name="ce14" table:formula="of:=[.L767]-7" office:value-type="string" office:string-value="" calcext:value-type="error">
            <text:p>#NV</text:p>
          </table:table-cell>
          <table:table-cell table:style-name="ce14" table:formula="of:=COM.MICROSOFT.IFS([.E767]=[$Konventionen.$C$2];[.J767]+[$Konventionen.$E$2];[.E767]=[$Konventionen.$C$3];[.J7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7]&lt;=[.N767];[.L767]&gt;=[.N767]);IF([.K767]&lt;=[.N7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8]);#NULL!;IF(ISBLANK([.I768]);ORG.OPENOFFICE.YEARS([.C768];TODAY();0);ORG.OPENOFFICE.YEARS([.C768];[.I7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8]);COM.MICROSOFT.IFS([.E768]=[$Konventionen.$C$2];[.G768]+[$Konventionen.$D$2];[.E768]=[$Konventionen.$C$3];[.G768]+[$Konventionen.$D$3]); COM.MICROSOFT.IFS([.E768]=[$Konventionen.$C$2];[.I768]+[$Konventionen.$D$2];[.E768]=[$Konventionen.$C$3];[.I768]+[$Konventionen.$D$3]))" office:value-type="string" office:string-value="" calcext:value-type="error">
            <text:p>#NV</text:p>
          </table:table-cell>
          <table:table-cell table:style-name="ce14" table:formula="of:=[.L768]-7" office:value-type="string" office:string-value="" calcext:value-type="error">
            <text:p>#NV</text:p>
          </table:table-cell>
          <table:table-cell table:style-name="ce14" table:formula="of:=COM.MICROSOFT.IFS([.E768]=[$Konventionen.$C$2];[.J768]+[$Konventionen.$E$2];[.E768]=[$Konventionen.$C$3];[.J7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8]&lt;=[.N768];[.L768]&gt;=[.N768]);IF([.K768]&lt;=[.N7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9]);#NULL!;IF(ISBLANK([.I769]);ORG.OPENOFFICE.YEARS([.C769];TODAY();0);ORG.OPENOFFICE.YEARS([.C769];[.I7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9]);COM.MICROSOFT.IFS([.E769]=[$Konventionen.$C$2];[.G769]+[$Konventionen.$D$2];[.E769]=[$Konventionen.$C$3];[.G769]+[$Konventionen.$D$3]); COM.MICROSOFT.IFS([.E769]=[$Konventionen.$C$2];[.I769]+[$Konventionen.$D$2];[.E769]=[$Konventionen.$C$3];[.I769]+[$Konventionen.$D$3]))" office:value-type="string" office:string-value="" calcext:value-type="error">
            <text:p>#NV</text:p>
          </table:table-cell>
          <table:table-cell table:style-name="ce14" table:formula="of:=[.L769]-7" office:value-type="string" office:string-value="" calcext:value-type="error">
            <text:p>#NV</text:p>
          </table:table-cell>
          <table:table-cell table:style-name="ce14" table:formula="of:=COM.MICROSOFT.IFS([.E769]=[$Konventionen.$C$2];[.J769]+[$Konventionen.$E$2];[.E769]=[$Konventionen.$C$3];[.J7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9]&lt;=[.N769];[.L769]&gt;=[.N769]);IF([.K769]&lt;=[.N7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0]);#NULL!;IF(ISBLANK([.I770]);ORG.OPENOFFICE.YEARS([.C770];TODAY();0);ORG.OPENOFFICE.YEARS([.C770];[.I7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0]);COM.MICROSOFT.IFS([.E770]=[$Konventionen.$C$2];[.G770]+[$Konventionen.$D$2];[.E770]=[$Konventionen.$C$3];[.G770]+[$Konventionen.$D$3]); COM.MICROSOFT.IFS([.E770]=[$Konventionen.$C$2];[.I770]+[$Konventionen.$D$2];[.E770]=[$Konventionen.$C$3];[.I770]+[$Konventionen.$D$3]))" office:value-type="string" office:string-value="" calcext:value-type="error">
            <text:p>#NV</text:p>
          </table:table-cell>
          <table:table-cell table:style-name="ce14" table:formula="of:=[.L770]-7" office:value-type="string" office:string-value="" calcext:value-type="error">
            <text:p>#NV</text:p>
          </table:table-cell>
          <table:table-cell table:style-name="ce14" table:formula="of:=COM.MICROSOFT.IFS([.E770]=[$Konventionen.$C$2];[.J770]+[$Konventionen.$E$2];[.E770]=[$Konventionen.$C$3];[.J7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0]&lt;=[.N770];[.L770]&gt;=[.N770]);IF([.K770]&lt;=[.N7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1]);#NULL!;IF(ISBLANK([.I771]);ORG.OPENOFFICE.YEARS([.C771];TODAY();0);ORG.OPENOFFICE.YEARS([.C771];[.I7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1]);COM.MICROSOFT.IFS([.E771]=[$Konventionen.$C$2];[.G771]+[$Konventionen.$D$2];[.E771]=[$Konventionen.$C$3];[.G771]+[$Konventionen.$D$3]); COM.MICROSOFT.IFS([.E771]=[$Konventionen.$C$2];[.I771]+[$Konventionen.$D$2];[.E771]=[$Konventionen.$C$3];[.I771]+[$Konventionen.$D$3]))" office:value-type="string" office:string-value="" calcext:value-type="error">
            <text:p>#NV</text:p>
          </table:table-cell>
          <table:table-cell table:style-name="ce14" table:formula="of:=[.L771]-7" office:value-type="string" office:string-value="" calcext:value-type="error">
            <text:p>#NV</text:p>
          </table:table-cell>
          <table:table-cell table:style-name="ce14" table:formula="of:=COM.MICROSOFT.IFS([.E771]=[$Konventionen.$C$2];[.J771]+[$Konventionen.$E$2];[.E771]=[$Konventionen.$C$3];[.J7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1]&lt;=[.N771];[.L771]&gt;=[.N771]);IF([.K771]&lt;=[.N7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2]);#NULL!;IF(ISBLANK([.I772]);ORG.OPENOFFICE.YEARS([.C772];TODAY();0);ORG.OPENOFFICE.YEARS([.C772];[.I7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2]);COM.MICROSOFT.IFS([.E772]=[$Konventionen.$C$2];[.G772]+[$Konventionen.$D$2];[.E772]=[$Konventionen.$C$3];[.G772]+[$Konventionen.$D$3]); COM.MICROSOFT.IFS([.E772]=[$Konventionen.$C$2];[.I772]+[$Konventionen.$D$2];[.E772]=[$Konventionen.$C$3];[.I772]+[$Konventionen.$D$3]))" office:value-type="string" office:string-value="" calcext:value-type="error">
            <text:p>#NV</text:p>
          </table:table-cell>
          <table:table-cell table:style-name="ce14" table:formula="of:=[.L772]-7" office:value-type="string" office:string-value="" calcext:value-type="error">
            <text:p>#NV</text:p>
          </table:table-cell>
          <table:table-cell table:style-name="ce14" table:formula="of:=COM.MICROSOFT.IFS([.E772]=[$Konventionen.$C$2];[.J772]+[$Konventionen.$E$2];[.E772]=[$Konventionen.$C$3];[.J7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2]&lt;=[.N772];[.L772]&gt;=[.N772]);IF([.K772]&lt;=[.N7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3]);#NULL!;IF(ISBLANK([.I773]);ORG.OPENOFFICE.YEARS([.C773];TODAY();0);ORG.OPENOFFICE.YEARS([.C773];[.I7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3]);COM.MICROSOFT.IFS([.E773]=[$Konventionen.$C$2];[.G773]+[$Konventionen.$D$2];[.E773]=[$Konventionen.$C$3];[.G773]+[$Konventionen.$D$3]); COM.MICROSOFT.IFS([.E773]=[$Konventionen.$C$2];[.I773]+[$Konventionen.$D$2];[.E773]=[$Konventionen.$C$3];[.I773]+[$Konventionen.$D$3]))" office:value-type="string" office:string-value="" calcext:value-type="error">
            <text:p>#NV</text:p>
          </table:table-cell>
          <table:table-cell table:style-name="ce14" table:formula="of:=[.L773]-7" office:value-type="string" office:string-value="" calcext:value-type="error">
            <text:p>#NV</text:p>
          </table:table-cell>
          <table:table-cell table:style-name="ce14" table:formula="of:=COM.MICROSOFT.IFS([.E773]=[$Konventionen.$C$2];[.J773]+[$Konventionen.$E$2];[.E773]=[$Konventionen.$C$3];[.J7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3]&lt;=[.N773];[.L773]&gt;=[.N773]);IF([.K773]&lt;=[.N7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4]);#NULL!;IF(ISBLANK([.I774]);ORG.OPENOFFICE.YEARS([.C774];TODAY();0);ORG.OPENOFFICE.YEARS([.C774];[.I7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4]);COM.MICROSOFT.IFS([.E774]=[$Konventionen.$C$2];[.G774]+[$Konventionen.$D$2];[.E774]=[$Konventionen.$C$3];[.G774]+[$Konventionen.$D$3]); COM.MICROSOFT.IFS([.E774]=[$Konventionen.$C$2];[.I774]+[$Konventionen.$D$2];[.E774]=[$Konventionen.$C$3];[.I774]+[$Konventionen.$D$3]))" office:value-type="string" office:string-value="" calcext:value-type="error">
            <text:p>#NV</text:p>
          </table:table-cell>
          <table:table-cell table:style-name="ce14" table:formula="of:=[.L774]-7" office:value-type="string" office:string-value="" calcext:value-type="error">
            <text:p>#NV</text:p>
          </table:table-cell>
          <table:table-cell table:style-name="ce14" table:formula="of:=COM.MICROSOFT.IFS([.E774]=[$Konventionen.$C$2];[.J774]+[$Konventionen.$E$2];[.E774]=[$Konventionen.$C$3];[.J7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4]&lt;=[.N774];[.L774]&gt;=[.N774]);IF([.K774]&lt;=[.N7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5]);#NULL!;IF(ISBLANK([.I775]);ORG.OPENOFFICE.YEARS([.C775];TODAY();0);ORG.OPENOFFICE.YEARS([.C775];[.I7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5]);COM.MICROSOFT.IFS([.E775]=[$Konventionen.$C$2];[.G775]+[$Konventionen.$D$2];[.E775]=[$Konventionen.$C$3];[.G775]+[$Konventionen.$D$3]); COM.MICROSOFT.IFS([.E775]=[$Konventionen.$C$2];[.I775]+[$Konventionen.$D$2];[.E775]=[$Konventionen.$C$3];[.I775]+[$Konventionen.$D$3]))" office:value-type="string" office:string-value="" calcext:value-type="error">
            <text:p>#NV</text:p>
          </table:table-cell>
          <table:table-cell table:style-name="ce14" table:formula="of:=[.L775]-7" office:value-type="string" office:string-value="" calcext:value-type="error">
            <text:p>#NV</text:p>
          </table:table-cell>
          <table:table-cell table:style-name="ce14" table:formula="of:=COM.MICROSOFT.IFS([.E775]=[$Konventionen.$C$2];[.J775]+[$Konventionen.$E$2];[.E775]=[$Konventionen.$C$3];[.J7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5]&lt;=[.N775];[.L775]&gt;=[.N775]);IF([.K775]&lt;=[.N7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6]);#NULL!;IF(ISBLANK([.I776]);ORG.OPENOFFICE.YEARS([.C776];TODAY();0);ORG.OPENOFFICE.YEARS([.C776];[.I7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6]);COM.MICROSOFT.IFS([.E776]=[$Konventionen.$C$2];[.G776]+[$Konventionen.$D$2];[.E776]=[$Konventionen.$C$3];[.G776]+[$Konventionen.$D$3]); COM.MICROSOFT.IFS([.E776]=[$Konventionen.$C$2];[.I776]+[$Konventionen.$D$2];[.E776]=[$Konventionen.$C$3];[.I776]+[$Konventionen.$D$3]))" office:value-type="string" office:string-value="" calcext:value-type="error">
            <text:p>#NV</text:p>
          </table:table-cell>
          <table:table-cell table:style-name="ce14" table:formula="of:=[.L776]-7" office:value-type="string" office:string-value="" calcext:value-type="error">
            <text:p>#NV</text:p>
          </table:table-cell>
          <table:table-cell table:style-name="ce14" table:formula="of:=COM.MICROSOFT.IFS([.E776]=[$Konventionen.$C$2];[.J776]+[$Konventionen.$E$2];[.E776]=[$Konventionen.$C$3];[.J7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6]&lt;=[.N776];[.L776]&gt;=[.N776]);IF([.K776]&lt;=[.N7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7]);#NULL!;IF(ISBLANK([.I777]);ORG.OPENOFFICE.YEARS([.C777];TODAY();0);ORG.OPENOFFICE.YEARS([.C777];[.I7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7]);COM.MICROSOFT.IFS([.E777]=[$Konventionen.$C$2];[.G777]+[$Konventionen.$D$2];[.E777]=[$Konventionen.$C$3];[.G777]+[$Konventionen.$D$3]); COM.MICROSOFT.IFS([.E777]=[$Konventionen.$C$2];[.I777]+[$Konventionen.$D$2];[.E777]=[$Konventionen.$C$3];[.I777]+[$Konventionen.$D$3]))" office:value-type="string" office:string-value="" calcext:value-type="error">
            <text:p>#NV</text:p>
          </table:table-cell>
          <table:table-cell table:style-name="ce14" table:formula="of:=[.L777]-7" office:value-type="string" office:string-value="" calcext:value-type="error">
            <text:p>#NV</text:p>
          </table:table-cell>
          <table:table-cell table:style-name="ce14" table:formula="of:=COM.MICROSOFT.IFS([.E777]=[$Konventionen.$C$2];[.J777]+[$Konventionen.$E$2];[.E777]=[$Konventionen.$C$3];[.J7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7]&lt;=[.N777];[.L777]&gt;=[.N777]);IF([.K777]&lt;=[.N7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8]);#NULL!;IF(ISBLANK([.I778]);ORG.OPENOFFICE.YEARS([.C778];TODAY();0);ORG.OPENOFFICE.YEARS([.C778];[.I7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8]);COM.MICROSOFT.IFS([.E778]=[$Konventionen.$C$2];[.G778]+[$Konventionen.$D$2];[.E778]=[$Konventionen.$C$3];[.G778]+[$Konventionen.$D$3]); COM.MICROSOFT.IFS([.E778]=[$Konventionen.$C$2];[.I778]+[$Konventionen.$D$2];[.E778]=[$Konventionen.$C$3];[.I778]+[$Konventionen.$D$3]))" office:value-type="string" office:string-value="" calcext:value-type="error">
            <text:p>#NV</text:p>
          </table:table-cell>
          <table:table-cell table:style-name="ce14" table:formula="of:=[.L778]-7" office:value-type="string" office:string-value="" calcext:value-type="error">
            <text:p>#NV</text:p>
          </table:table-cell>
          <table:table-cell table:style-name="ce14" table:formula="of:=COM.MICROSOFT.IFS([.E778]=[$Konventionen.$C$2];[.J778]+[$Konventionen.$E$2];[.E778]=[$Konventionen.$C$3];[.J7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8]&lt;=[.N778];[.L778]&gt;=[.N778]);IF([.K778]&lt;=[.N7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9]);#NULL!;IF(ISBLANK([.I779]);ORG.OPENOFFICE.YEARS([.C779];TODAY();0);ORG.OPENOFFICE.YEARS([.C779];[.I7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9]);COM.MICROSOFT.IFS([.E779]=[$Konventionen.$C$2];[.G779]+[$Konventionen.$D$2];[.E779]=[$Konventionen.$C$3];[.G779]+[$Konventionen.$D$3]); COM.MICROSOFT.IFS([.E779]=[$Konventionen.$C$2];[.I779]+[$Konventionen.$D$2];[.E779]=[$Konventionen.$C$3];[.I779]+[$Konventionen.$D$3]))" office:value-type="string" office:string-value="" calcext:value-type="error">
            <text:p>#NV</text:p>
          </table:table-cell>
          <table:table-cell table:style-name="ce14" table:formula="of:=[.L779]-7" office:value-type="string" office:string-value="" calcext:value-type="error">
            <text:p>#NV</text:p>
          </table:table-cell>
          <table:table-cell table:style-name="ce14" table:formula="of:=COM.MICROSOFT.IFS([.E779]=[$Konventionen.$C$2];[.J779]+[$Konventionen.$E$2];[.E779]=[$Konventionen.$C$3];[.J7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9]&lt;=[.N779];[.L779]&gt;=[.N779]);IF([.K779]&lt;=[.N7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0]);#NULL!;IF(ISBLANK([.I780]);ORG.OPENOFFICE.YEARS([.C780];TODAY();0);ORG.OPENOFFICE.YEARS([.C780];[.I7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0]);COM.MICROSOFT.IFS([.E780]=[$Konventionen.$C$2];[.G780]+[$Konventionen.$D$2];[.E780]=[$Konventionen.$C$3];[.G780]+[$Konventionen.$D$3]); COM.MICROSOFT.IFS([.E780]=[$Konventionen.$C$2];[.I780]+[$Konventionen.$D$2];[.E780]=[$Konventionen.$C$3];[.I780]+[$Konventionen.$D$3]))" office:value-type="string" office:string-value="" calcext:value-type="error">
            <text:p>#NV</text:p>
          </table:table-cell>
          <table:table-cell table:style-name="ce14" table:formula="of:=[.L780]-7" office:value-type="string" office:string-value="" calcext:value-type="error">
            <text:p>#NV</text:p>
          </table:table-cell>
          <table:table-cell table:style-name="ce14" table:formula="of:=COM.MICROSOFT.IFS([.E780]=[$Konventionen.$C$2];[.J780]+[$Konventionen.$E$2];[.E780]=[$Konventionen.$C$3];[.J7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0]&lt;=[.N780];[.L780]&gt;=[.N780]);IF([.K780]&lt;=[.N7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1]);#NULL!;IF(ISBLANK([.I781]);ORG.OPENOFFICE.YEARS([.C781];TODAY();0);ORG.OPENOFFICE.YEARS([.C781];[.I7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1]);COM.MICROSOFT.IFS([.E781]=[$Konventionen.$C$2];[.G781]+[$Konventionen.$D$2];[.E781]=[$Konventionen.$C$3];[.G781]+[$Konventionen.$D$3]); COM.MICROSOFT.IFS([.E781]=[$Konventionen.$C$2];[.I781]+[$Konventionen.$D$2];[.E781]=[$Konventionen.$C$3];[.I781]+[$Konventionen.$D$3]))" office:value-type="string" office:string-value="" calcext:value-type="error">
            <text:p>#NV</text:p>
          </table:table-cell>
          <table:table-cell table:style-name="ce14" table:formula="of:=[.L781]-7" office:value-type="string" office:string-value="" calcext:value-type="error">
            <text:p>#NV</text:p>
          </table:table-cell>
          <table:table-cell table:style-name="ce14" table:formula="of:=COM.MICROSOFT.IFS([.E781]=[$Konventionen.$C$2];[.J781]+[$Konventionen.$E$2];[.E781]=[$Konventionen.$C$3];[.J7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1]&lt;=[.N781];[.L781]&gt;=[.N781]);IF([.K781]&lt;=[.N7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2]);#NULL!;IF(ISBLANK([.I782]);ORG.OPENOFFICE.YEARS([.C782];TODAY();0);ORG.OPENOFFICE.YEARS([.C782];[.I7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2]);COM.MICROSOFT.IFS([.E782]=[$Konventionen.$C$2];[.G782]+[$Konventionen.$D$2];[.E782]=[$Konventionen.$C$3];[.G782]+[$Konventionen.$D$3]); COM.MICROSOFT.IFS([.E782]=[$Konventionen.$C$2];[.I782]+[$Konventionen.$D$2];[.E782]=[$Konventionen.$C$3];[.I782]+[$Konventionen.$D$3]))" office:value-type="string" office:string-value="" calcext:value-type="error">
            <text:p>#NV</text:p>
          </table:table-cell>
          <table:table-cell table:style-name="ce14" table:formula="of:=[.L782]-7" office:value-type="string" office:string-value="" calcext:value-type="error">
            <text:p>#NV</text:p>
          </table:table-cell>
          <table:table-cell table:style-name="ce14" table:formula="of:=COM.MICROSOFT.IFS([.E782]=[$Konventionen.$C$2];[.J782]+[$Konventionen.$E$2];[.E782]=[$Konventionen.$C$3];[.J7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2]&lt;=[.N782];[.L782]&gt;=[.N782]);IF([.K782]&lt;=[.N7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3]);#NULL!;IF(ISBLANK([.I783]);ORG.OPENOFFICE.YEARS([.C783];TODAY();0);ORG.OPENOFFICE.YEARS([.C783];[.I7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3]);COM.MICROSOFT.IFS([.E783]=[$Konventionen.$C$2];[.G783]+[$Konventionen.$D$2];[.E783]=[$Konventionen.$C$3];[.G783]+[$Konventionen.$D$3]); COM.MICROSOFT.IFS([.E783]=[$Konventionen.$C$2];[.I783]+[$Konventionen.$D$2];[.E783]=[$Konventionen.$C$3];[.I783]+[$Konventionen.$D$3]))" office:value-type="string" office:string-value="" calcext:value-type="error">
            <text:p>#NV</text:p>
          </table:table-cell>
          <table:table-cell table:style-name="ce14" table:formula="of:=[.L783]-7" office:value-type="string" office:string-value="" calcext:value-type="error">
            <text:p>#NV</text:p>
          </table:table-cell>
          <table:table-cell table:style-name="ce14" table:formula="of:=COM.MICROSOFT.IFS([.E783]=[$Konventionen.$C$2];[.J783]+[$Konventionen.$E$2];[.E783]=[$Konventionen.$C$3];[.J7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3]&lt;=[.N783];[.L783]&gt;=[.N783]);IF([.K783]&lt;=[.N7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4]);#NULL!;IF(ISBLANK([.I784]);ORG.OPENOFFICE.YEARS([.C784];TODAY();0);ORG.OPENOFFICE.YEARS([.C784];[.I7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4]);COM.MICROSOFT.IFS([.E784]=[$Konventionen.$C$2];[.G784]+[$Konventionen.$D$2];[.E784]=[$Konventionen.$C$3];[.G784]+[$Konventionen.$D$3]); COM.MICROSOFT.IFS([.E784]=[$Konventionen.$C$2];[.I784]+[$Konventionen.$D$2];[.E784]=[$Konventionen.$C$3];[.I784]+[$Konventionen.$D$3]))" office:value-type="string" office:string-value="" calcext:value-type="error">
            <text:p>#NV</text:p>
          </table:table-cell>
          <table:table-cell table:style-name="ce14" table:formula="of:=[.L784]-7" office:value-type="string" office:string-value="" calcext:value-type="error">
            <text:p>#NV</text:p>
          </table:table-cell>
          <table:table-cell table:style-name="ce14" table:formula="of:=COM.MICROSOFT.IFS([.E784]=[$Konventionen.$C$2];[.J784]+[$Konventionen.$E$2];[.E784]=[$Konventionen.$C$3];[.J7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4]&lt;=[.N784];[.L784]&gt;=[.N784]);IF([.K784]&lt;=[.N7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5]);#NULL!;IF(ISBLANK([.I785]);ORG.OPENOFFICE.YEARS([.C785];TODAY();0);ORG.OPENOFFICE.YEARS([.C785];[.I7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5]);COM.MICROSOFT.IFS([.E785]=[$Konventionen.$C$2];[.G785]+[$Konventionen.$D$2];[.E785]=[$Konventionen.$C$3];[.G785]+[$Konventionen.$D$3]); COM.MICROSOFT.IFS([.E785]=[$Konventionen.$C$2];[.I785]+[$Konventionen.$D$2];[.E785]=[$Konventionen.$C$3];[.I785]+[$Konventionen.$D$3]))" office:value-type="string" office:string-value="" calcext:value-type="error">
            <text:p>#NV</text:p>
          </table:table-cell>
          <table:table-cell table:style-name="ce14" table:formula="of:=[.L785]-7" office:value-type="string" office:string-value="" calcext:value-type="error">
            <text:p>#NV</text:p>
          </table:table-cell>
          <table:table-cell table:style-name="ce14" table:formula="of:=COM.MICROSOFT.IFS([.E785]=[$Konventionen.$C$2];[.J785]+[$Konventionen.$E$2];[.E785]=[$Konventionen.$C$3];[.J7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5]&lt;=[.N785];[.L785]&gt;=[.N785]);IF([.K785]&lt;=[.N7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6]);#NULL!;IF(ISBLANK([.I786]);ORG.OPENOFFICE.YEARS([.C786];TODAY();0);ORG.OPENOFFICE.YEARS([.C786];[.I7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6]);COM.MICROSOFT.IFS([.E786]=[$Konventionen.$C$2];[.G786]+[$Konventionen.$D$2];[.E786]=[$Konventionen.$C$3];[.G786]+[$Konventionen.$D$3]); COM.MICROSOFT.IFS([.E786]=[$Konventionen.$C$2];[.I786]+[$Konventionen.$D$2];[.E786]=[$Konventionen.$C$3];[.I786]+[$Konventionen.$D$3]))" office:value-type="string" office:string-value="" calcext:value-type="error">
            <text:p>#NV</text:p>
          </table:table-cell>
          <table:table-cell table:style-name="ce14" table:formula="of:=[.L786]-7" office:value-type="string" office:string-value="" calcext:value-type="error">
            <text:p>#NV</text:p>
          </table:table-cell>
          <table:table-cell table:style-name="ce14" table:formula="of:=COM.MICROSOFT.IFS([.E786]=[$Konventionen.$C$2];[.J786]+[$Konventionen.$E$2];[.E786]=[$Konventionen.$C$3];[.J7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6]&lt;=[.N786];[.L786]&gt;=[.N786]);IF([.K786]&lt;=[.N7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7]);#NULL!;IF(ISBLANK([.I787]);ORG.OPENOFFICE.YEARS([.C787];TODAY();0);ORG.OPENOFFICE.YEARS([.C787];[.I7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7]);COM.MICROSOFT.IFS([.E787]=[$Konventionen.$C$2];[.G787]+[$Konventionen.$D$2];[.E787]=[$Konventionen.$C$3];[.G787]+[$Konventionen.$D$3]); COM.MICROSOFT.IFS([.E787]=[$Konventionen.$C$2];[.I787]+[$Konventionen.$D$2];[.E787]=[$Konventionen.$C$3];[.I787]+[$Konventionen.$D$3]))" office:value-type="string" office:string-value="" calcext:value-type="error">
            <text:p>#NV</text:p>
          </table:table-cell>
          <table:table-cell table:style-name="ce14" table:formula="of:=[.L787]-7" office:value-type="string" office:string-value="" calcext:value-type="error">
            <text:p>#NV</text:p>
          </table:table-cell>
          <table:table-cell table:style-name="ce14" table:formula="of:=COM.MICROSOFT.IFS([.E787]=[$Konventionen.$C$2];[.J787]+[$Konventionen.$E$2];[.E787]=[$Konventionen.$C$3];[.J7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7]&lt;=[.N787];[.L787]&gt;=[.N787]);IF([.K787]&lt;=[.N7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8]);#NULL!;IF(ISBLANK([.I788]);ORG.OPENOFFICE.YEARS([.C788];TODAY();0);ORG.OPENOFFICE.YEARS([.C788];[.I7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8]);COM.MICROSOFT.IFS([.E788]=[$Konventionen.$C$2];[.G788]+[$Konventionen.$D$2];[.E788]=[$Konventionen.$C$3];[.G788]+[$Konventionen.$D$3]); COM.MICROSOFT.IFS([.E788]=[$Konventionen.$C$2];[.I788]+[$Konventionen.$D$2];[.E788]=[$Konventionen.$C$3];[.I788]+[$Konventionen.$D$3]))" office:value-type="string" office:string-value="" calcext:value-type="error">
            <text:p>#NV</text:p>
          </table:table-cell>
          <table:table-cell table:style-name="ce14" table:formula="of:=[.L788]-7" office:value-type="string" office:string-value="" calcext:value-type="error">
            <text:p>#NV</text:p>
          </table:table-cell>
          <table:table-cell table:style-name="ce14" table:formula="of:=COM.MICROSOFT.IFS([.E788]=[$Konventionen.$C$2];[.J788]+[$Konventionen.$E$2];[.E788]=[$Konventionen.$C$3];[.J7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8]&lt;=[.N788];[.L788]&gt;=[.N788]);IF([.K788]&lt;=[.N7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9]);#NULL!;IF(ISBLANK([.I789]);ORG.OPENOFFICE.YEARS([.C789];TODAY();0);ORG.OPENOFFICE.YEARS([.C789];[.I7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9]);COM.MICROSOFT.IFS([.E789]=[$Konventionen.$C$2];[.G789]+[$Konventionen.$D$2];[.E789]=[$Konventionen.$C$3];[.G789]+[$Konventionen.$D$3]); COM.MICROSOFT.IFS([.E789]=[$Konventionen.$C$2];[.I789]+[$Konventionen.$D$2];[.E789]=[$Konventionen.$C$3];[.I789]+[$Konventionen.$D$3]))" office:value-type="string" office:string-value="" calcext:value-type="error">
            <text:p>#NV</text:p>
          </table:table-cell>
          <table:table-cell table:style-name="ce14" table:formula="of:=[.L789]-7" office:value-type="string" office:string-value="" calcext:value-type="error">
            <text:p>#NV</text:p>
          </table:table-cell>
          <table:table-cell table:style-name="ce14" table:formula="of:=COM.MICROSOFT.IFS([.E789]=[$Konventionen.$C$2];[.J789]+[$Konventionen.$E$2];[.E789]=[$Konventionen.$C$3];[.J7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9]&lt;=[.N789];[.L789]&gt;=[.N789]);IF([.K789]&lt;=[.N7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0]);#NULL!;IF(ISBLANK([.I790]);ORG.OPENOFFICE.YEARS([.C790];TODAY();0);ORG.OPENOFFICE.YEARS([.C790];[.I7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0]);COM.MICROSOFT.IFS([.E790]=[$Konventionen.$C$2];[.G790]+[$Konventionen.$D$2];[.E790]=[$Konventionen.$C$3];[.G790]+[$Konventionen.$D$3]); COM.MICROSOFT.IFS([.E790]=[$Konventionen.$C$2];[.I790]+[$Konventionen.$D$2];[.E790]=[$Konventionen.$C$3];[.I790]+[$Konventionen.$D$3]))" office:value-type="string" office:string-value="" calcext:value-type="error">
            <text:p>#NV</text:p>
          </table:table-cell>
          <table:table-cell table:style-name="ce14" table:formula="of:=[.L790]-7" office:value-type="string" office:string-value="" calcext:value-type="error">
            <text:p>#NV</text:p>
          </table:table-cell>
          <table:table-cell table:style-name="ce14" table:formula="of:=COM.MICROSOFT.IFS([.E790]=[$Konventionen.$C$2];[.J790]+[$Konventionen.$E$2];[.E790]=[$Konventionen.$C$3];[.J7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0]&lt;=[.N790];[.L790]&gt;=[.N790]);IF([.K790]&lt;=[.N7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1]);#NULL!;IF(ISBLANK([.I791]);ORG.OPENOFFICE.YEARS([.C791];TODAY();0);ORG.OPENOFFICE.YEARS([.C791];[.I7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1]);COM.MICROSOFT.IFS([.E791]=[$Konventionen.$C$2];[.G791]+[$Konventionen.$D$2];[.E791]=[$Konventionen.$C$3];[.G791]+[$Konventionen.$D$3]); COM.MICROSOFT.IFS([.E791]=[$Konventionen.$C$2];[.I791]+[$Konventionen.$D$2];[.E791]=[$Konventionen.$C$3];[.I791]+[$Konventionen.$D$3]))" office:value-type="string" office:string-value="" calcext:value-type="error">
            <text:p>#NV</text:p>
          </table:table-cell>
          <table:table-cell table:style-name="ce14" table:formula="of:=[.L791]-7" office:value-type="string" office:string-value="" calcext:value-type="error">
            <text:p>#NV</text:p>
          </table:table-cell>
          <table:table-cell table:style-name="ce14" table:formula="of:=COM.MICROSOFT.IFS([.E791]=[$Konventionen.$C$2];[.J791]+[$Konventionen.$E$2];[.E791]=[$Konventionen.$C$3];[.J7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1]&lt;=[.N791];[.L791]&gt;=[.N791]);IF([.K791]&lt;=[.N7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2]);#NULL!;IF(ISBLANK([.I792]);ORG.OPENOFFICE.YEARS([.C792];TODAY();0);ORG.OPENOFFICE.YEARS([.C792];[.I7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2]);COM.MICROSOFT.IFS([.E792]=[$Konventionen.$C$2];[.G792]+[$Konventionen.$D$2];[.E792]=[$Konventionen.$C$3];[.G792]+[$Konventionen.$D$3]); COM.MICROSOFT.IFS([.E792]=[$Konventionen.$C$2];[.I792]+[$Konventionen.$D$2];[.E792]=[$Konventionen.$C$3];[.I792]+[$Konventionen.$D$3]))" office:value-type="string" office:string-value="" calcext:value-type="error">
            <text:p>#NV</text:p>
          </table:table-cell>
          <table:table-cell table:style-name="ce14" table:formula="of:=[.L792]-7" office:value-type="string" office:string-value="" calcext:value-type="error">
            <text:p>#NV</text:p>
          </table:table-cell>
          <table:table-cell table:style-name="ce14" table:formula="of:=COM.MICROSOFT.IFS([.E792]=[$Konventionen.$C$2];[.J792]+[$Konventionen.$E$2];[.E792]=[$Konventionen.$C$3];[.J7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2]&lt;=[.N792];[.L792]&gt;=[.N792]);IF([.K792]&lt;=[.N7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3]);#NULL!;IF(ISBLANK([.I793]);ORG.OPENOFFICE.YEARS([.C793];TODAY();0);ORG.OPENOFFICE.YEARS([.C793];[.I7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3]);COM.MICROSOFT.IFS([.E793]=[$Konventionen.$C$2];[.G793]+[$Konventionen.$D$2];[.E793]=[$Konventionen.$C$3];[.G793]+[$Konventionen.$D$3]); COM.MICROSOFT.IFS([.E793]=[$Konventionen.$C$2];[.I793]+[$Konventionen.$D$2];[.E793]=[$Konventionen.$C$3];[.I793]+[$Konventionen.$D$3]))" office:value-type="string" office:string-value="" calcext:value-type="error">
            <text:p>#NV</text:p>
          </table:table-cell>
          <table:table-cell table:style-name="ce14" table:formula="of:=[.L793]-7" office:value-type="string" office:string-value="" calcext:value-type="error">
            <text:p>#NV</text:p>
          </table:table-cell>
          <table:table-cell table:style-name="ce14" table:formula="of:=COM.MICROSOFT.IFS([.E793]=[$Konventionen.$C$2];[.J793]+[$Konventionen.$E$2];[.E793]=[$Konventionen.$C$3];[.J7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3]&lt;=[.N793];[.L793]&gt;=[.N793]);IF([.K793]&lt;=[.N7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4]);#NULL!;IF(ISBLANK([.I794]);ORG.OPENOFFICE.YEARS([.C794];TODAY();0);ORG.OPENOFFICE.YEARS([.C794];[.I7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4]);COM.MICROSOFT.IFS([.E794]=[$Konventionen.$C$2];[.G794]+[$Konventionen.$D$2];[.E794]=[$Konventionen.$C$3];[.G794]+[$Konventionen.$D$3]); COM.MICROSOFT.IFS([.E794]=[$Konventionen.$C$2];[.I794]+[$Konventionen.$D$2];[.E794]=[$Konventionen.$C$3];[.I794]+[$Konventionen.$D$3]))" office:value-type="string" office:string-value="" calcext:value-type="error">
            <text:p>#NV</text:p>
          </table:table-cell>
          <table:table-cell table:style-name="ce14" table:formula="of:=[.L794]-7" office:value-type="string" office:string-value="" calcext:value-type="error">
            <text:p>#NV</text:p>
          </table:table-cell>
          <table:table-cell table:style-name="ce14" table:formula="of:=COM.MICROSOFT.IFS([.E794]=[$Konventionen.$C$2];[.J794]+[$Konventionen.$E$2];[.E794]=[$Konventionen.$C$3];[.J7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4]&lt;=[.N794];[.L794]&gt;=[.N794]);IF([.K794]&lt;=[.N7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5]);#NULL!;IF(ISBLANK([.I795]);ORG.OPENOFFICE.YEARS([.C795];TODAY();0);ORG.OPENOFFICE.YEARS([.C795];[.I7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5]);COM.MICROSOFT.IFS([.E795]=[$Konventionen.$C$2];[.G795]+[$Konventionen.$D$2];[.E795]=[$Konventionen.$C$3];[.G795]+[$Konventionen.$D$3]); COM.MICROSOFT.IFS([.E795]=[$Konventionen.$C$2];[.I795]+[$Konventionen.$D$2];[.E795]=[$Konventionen.$C$3];[.I795]+[$Konventionen.$D$3]))" office:value-type="string" office:string-value="" calcext:value-type="error">
            <text:p>#NV</text:p>
          </table:table-cell>
          <table:table-cell table:style-name="ce14" table:formula="of:=[.L795]-7" office:value-type="string" office:string-value="" calcext:value-type="error">
            <text:p>#NV</text:p>
          </table:table-cell>
          <table:table-cell table:style-name="ce14" table:formula="of:=COM.MICROSOFT.IFS([.E795]=[$Konventionen.$C$2];[.J795]+[$Konventionen.$E$2];[.E795]=[$Konventionen.$C$3];[.J7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5]&lt;=[.N795];[.L795]&gt;=[.N795]);IF([.K795]&lt;=[.N7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6]);#NULL!;IF(ISBLANK([.I796]);ORG.OPENOFFICE.YEARS([.C796];TODAY();0);ORG.OPENOFFICE.YEARS([.C796];[.I7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6]);COM.MICROSOFT.IFS([.E796]=[$Konventionen.$C$2];[.G796]+[$Konventionen.$D$2];[.E796]=[$Konventionen.$C$3];[.G796]+[$Konventionen.$D$3]); COM.MICROSOFT.IFS([.E796]=[$Konventionen.$C$2];[.I796]+[$Konventionen.$D$2];[.E796]=[$Konventionen.$C$3];[.I796]+[$Konventionen.$D$3]))" office:value-type="string" office:string-value="" calcext:value-type="error">
            <text:p>#NV</text:p>
          </table:table-cell>
          <table:table-cell table:style-name="ce14" table:formula="of:=[.L796]-7" office:value-type="string" office:string-value="" calcext:value-type="error">
            <text:p>#NV</text:p>
          </table:table-cell>
          <table:table-cell table:style-name="ce14" table:formula="of:=COM.MICROSOFT.IFS([.E796]=[$Konventionen.$C$2];[.J796]+[$Konventionen.$E$2];[.E796]=[$Konventionen.$C$3];[.J7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6]&lt;=[.N796];[.L796]&gt;=[.N796]);IF([.K796]&lt;=[.N7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7]);#NULL!;IF(ISBLANK([.I797]);ORG.OPENOFFICE.YEARS([.C797];TODAY();0);ORG.OPENOFFICE.YEARS([.C797];[.I7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7]);COM.MICROSOFT.IFS([.E797]=[$Konventionen.$C$2];[.G797]+[$Konventionen.$D$2];[.E797]=[$Konventionen.$C$3];[.G797]+[$Konventionen.$D$3]); COM.MICROSOFT.IFS([.E797]=[$Konventionen.$C$2];[.I797]+[$Konventionen.$D$2];[.E797]=[$Konventionen.$C$3];[.I797]+[$Konventionen.$D$3]))" office:value-type="string" office:string-value="" calcext:value-type="error">
            <text:p>#NV</text:p>
          </table:table-cell>
          <table:table-cell table:style-name="ce14" table:formula="of:=[.L797]-7" office:value-type="string" office:string-value="" calcext:value-type="error">
            <text:p>#NV</text:p>
          </table:table-cell>
          <table:table-cell table:style-name="ce14" table:formula="of:=COM.MICROSOFT.IFS([.E797]=[$Konventionen.$C$2];[.J797]+[$Konventionen.$E$2];[.E797]=[$Konventionen.$C$3];[.J7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7]&lt;=[.N797];[.L797]&gt;=[.N797]);IF([.K797]&lt;=[.N7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8]);#NULL!;IF(ISBLANK([.I798]);ORG.OPENOFFICE.YEARS([.C798];TODAY();0);ORG.OPENOFFICE.YEARS([.C798];[.I7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8]);COM.MICROSOFT.IFS([.E798]=[$Konventionen.$C$2];[.G798]+[$Konventionen.$D$2];[.E798]=[$Konventionen.$C$3];[.G798]+[$Konventionen.$D$3]); COM.MICROSOFT.IFS([.E798]=[$Konventionen.$C$2];[.I798]+[$Konventionen.$D$2];[.E798]=[$Konventionen.$C$3];[.I798]+[$Konventionen.$D$3]))" office:value-type="string" office:string-value="" calcext:value-type="error">
            <text:p>#NV</text:p>
          </table:table-cell>
          <table:table-cell table:style-name="ce14" table:formula="of:=[.L798]-7" office:value-type="string" office:string-value="" calcext:value-type="error">
            <text:p>#NV</text:p>
          </table:table-cell>
          <table:table-cell table:style-name="ce14" table:formula="of:=COM.MICROSOFT.IFS([.E798]=[$Konventionen.$C$2];[.J798]+[$Konventionen.$E$2];[.E798]=[$Konventionen.$C$3];[.J7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8]&lt;=[.N798];[.L798]&gt;=[.N798]);IF([.K798]&lt;=[.N7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9]);#NULL!;IF(ISBLANK([.I799]);ORG.OPENOFFICE.YEARS([.C799];TODAY();0);ORG.OPENOFFICE.YEARS([.C799];[.I7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9]);COM.MICROSOFT.IFS([.E799]=[$Konventionen.$C$2];[.G799]+[$Konventionen.$D$2];[.E799]=[$Konventionen.$C$3];[.G799]+[$Konventionen.$D$3]); COM.MICROSOFT.IFS([.E799]=[$Konventionen.$C$2];[.I799]+[$Konventionen.$D$2];[.E799]=[$Konventionen.$C$3];[.I799]+[$Konventionen.$D$3]))" office:value-type="string" office:string-value="" calcext:value-type="error">
            <text:p>#NV</text:p>
          </table:table-cell>
          <table:table-cell table:style-name="ce14" table:formula="of:=[.L799]-7" office:value-type="string" office:string-value="" calcext:value-type="error">
            <text:p>#NV</text:p>
          </table:table-cell>
          <table:table-cell table:style-name="ce14" table:formula="of:=COM.MICROSOFT.IFS([.E799]=[$Konventionen.$C$2];[.J799]+[$Konventionen.$E$2];[.E799]=[$Konventionen.$C$3];[.J7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9]&lt;=[.N799];[.L799]&gt;=[.N799]);IF([.K799]&lt;=[.N7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0]);#NULL!;IF(ISBLANK([.I800]);ORG.OPENOFFICE.YEARS([.C800];TODAY();0);ORG.OPENOFFICE.YEARS([.C800];[.I8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0]);COM.MICROSOFT.IFS([.E800]=[$Konventionen.$C$2];[.G800]+[$Konventionen.$D$2];[.E800]=[$Konventionen.$C$3];[.G800]+[$Konventionen.$D$3]); COM.MICROSOFT.IFS([.E800]=[$Konventionen.$C$2];[.I800]+[$Konventionen.$D$2];[.E800]=[$Konventionen.$C$3];[.I800]+[$Konventionen.$D$3]))" office:value-type="string" office:string-value="" calcext:value-type="error">
            <text:p>#NV</text:p>
          </table:table-cell>
          <table:table-cell table:style-name="ce14" table:formula="of:=[.L800]-7" office:value-type="string" office:string-value="" calcext:value-type="error">
            <text:p>#NV</text:p>
          </table:table-cell>
          <table:table-cell table:style-name="ce14" table:formula="of:=COM.MICROSOFT.IFS([.E800]=[$Konventionen.$C$2];[.J800]+[$Konventionen.$E$2];[.E800]=[$Konventionen.$C$3];[.J8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0]&lt;=[.N800];[.L800]&gt;=[.N800]);IF([.K800]&lt;=[.N8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1]);#NULL!;IF(ISBLANK([.I801]);ORG.OPENOFFICE.YEARS([.C801];TODAY();0);ORG.OPENOFFICE.YEARS([.C801];[.I8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1]);COM.MICROSOFT.IFS([.E801]=[$Konventionen.$C$2];[.G801]+[$Konventionen.$D$2];[.E801]=[$Konventionen.$C$3];[.G801]+[$Konventionen.$D$3]); COM.MICROSOFT.IFS([.E801]=[$Konventionen.$C$2];[.I801]+[$Konventionen.$D$2];[.E801]=[$Konventionen.$C$3];[.I801]+[$Konventionen.$D$3]))" office:value-type="string" office:string-value="" calcext:value-type="error">
            <text:p>#NV</text:p>
          </table:table-cell>
          <table:table-cell table:style-name="ce14" table:formula="of:=[.L801]-7" office:value-type="string" office:string-value="" calcext:value-type="error">
            <text:p>#NV</text:p>
          </table:table-cell>
          <table:table-cell table:style-name="ce14" table:formula="of:=COM.MICROSOFT.IFS([.E801]=[$Konventionen.$C$2];[.J801]+[$Konventionen.$E$2];[.E801]=[$Konventionen.$C$3];[.J8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1]&lt;=[.N801];[.L801]&gt;=[.N801]);IF([.K801]&lt;=[.N8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2]);#NULL!;IF(ISBLANK([.I802]);ORG.OPENOFFICE.YEARS([.C802];TODAY();0);ORG.OPENOFFICE.YEARS([.C802];[.I8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2]);COM.MICROSOFT.IFS([.E802]=[$Konventionen.$C$2];[.G802]+[$Konventionen.$D$2];[.E802]=[$Konventionen.$C$3];[.G802]+[$Konventionen.$D$3]); COM.MICROSOFT.IFS([.E802]=[$Konventionen.$C$2];[.I802]+[$Konventionen.$D$2];[.E802]=[$Konventionen.$C$3];[.I802]+[$Konventionen.$D$3]))" office:value-type="string" office:string-value="" calcext:value-type="error">
            <text:p>#NV</text:p>
          </table:table-cell>
          <table:table-cell table:style-name="ce14" table:formula="of:=[.L802]-7" office:value-type="string" office:string-value="" calcext:value-type="error">
            <text:p>#NV</text:p>
          </table:table-cell>
          <table:table-cell table:style-name="ce14" table:formula="of:=COM.MICROSOFT.IFS([.E802]=[$Konventionen.$C$2];[.J802]+[$Konventionen.$E$2];[.E802]=[$Konventionen.$C$3];[.J8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2]&lt;=[.N802];[.L802]&gt;=[.N802]);IF([.K802]&lt;=[.N8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3]);#NULL!;IF(ISBLANK([.I803]);ORG.OPENOFFICE.YEARS([.C803];TODAY();0);ORG.OPENOFFICE.YEARS([.C803];[.I8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3]);COM.MICROSOFT.IFS([.E803]=[$Konventionen.$C$2];[.G803]+[$Konventionen.$D$2];[.E803]=[$Konventionen.$C$3];[.G803]+[$Konventionen.$D$3]); COM.MICROSOFT.IFS([.E803]=[$Konventionen.$C$2];[.I803]+[$Konventionen.$D$2];[.E803]=[$Konventionen.$C$3];[.I803]+[$Konventionen.$D$3]))" office:value-type="string" office:string-value="" calcext:value-type="error">
            <text:p>#NV</text:p>
          </table:table-cell>
          <table:table-cell table:style-name="ce14" table:formula="of:=[.L803]-7" office:value-type="string" office:string-value="" calcext:value-type="error">
            <text:p>#NV</text:p>
          </table:table-cell>
          <table:table-cell table:style-name="ce14" table:formula="of:=COM.MICROSOFT.IFS([.E803]=[$Konventionen.$C$2];[.J803]+[$Konventionen.$E$2];[.E803]=[$Konventionen.$C$3];[.J8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3]&lt;=[.N803];[.L803]&gt;=[.N803]);IF([.K803]&lt;=[.N8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4]);#NULL!;IF(ISBLANK([.I804]);ORG.OPENOFFICE.YEARS([.C804];TODAY();0);ORG.OPENOFFICE.YEARS([.C804];[.I8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4]);COM.MICROSOFT.IFS([.E804]=[$Konventionen.$C$2];[.G804]+[$Konventionen.$D$2];[.E804]=[$Konventionen.$C$3];[.G804]+[$Konventionen.$D$3]); COM.MICROSOFT.IFS([.E804]=[$Konventionen.$C$2];[.I804]+[$Konventionen.$D$2];[.E804]=[$Konventionen.$C$3];[.I804]+[$Konventionen.$D$3]))" office:value-type="string" office:string-value="" calcext:value-type="error">
            <text:p>#NV</text:p>
          </table:table-cell>
          <table:table-cell table:style-name="ce14" table:formula="of:=[.L804]-7" office:value-type="string" office:string-value="" calcext:value-type="error">
            <text:p>#NV</text:p>
          </table:table-cell>
          <table:table-cell table:style-name="ce14" table:formula="of:=COM.MICROSOFT.IFS([.E804]=[$Konventionen.$C$2];[.J804]+[$Konventionen.$E$2];[.E804]=[$Konventionen.$C$3];[.J8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4]&lt;=[.N804];[.L804]&gt;=[.N804]);IF([.K804]&lt;=[.N8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5]);#NULL!;IF(ISBLANK([.I805]);ORG.OPENOFFICE.YEARS([.C805];TODAY();0);ORG.OPENOFFICE.YEARS([.C805];[.I8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5]);COM.MICROSOFT.IFS([.E805]=[$Konventionen.$C$2];[.G805]+[$Konventionen.$D$2];[.E805]=[$Konventionen.$C$3];[.G805]+[$Konventionen.$D$3]); COM.MICROSOFT.IFS([.E805]=[$Konventionen.$C$2];[.I805]+[$Konventionen.$D$2];[.E805]=[$Konventionen.$C$3];[.I805]+[$Konventionen.$D$3]))" office:value-type="string" office:string-value="" calcext:value-type="error">
            <text:p>#NV</text:p>
          </table:table-cell>
          <table:table-cell table:style-name="ce14" table:formula="of:=[.L805]-7" office:value-type="string" office:string-value="" calcext:value-type="error">
            <text:p>#NV</text:p>
          </table:table-cell>
          <table:table-cell table:style-name="ce14" table:formula="of:=COM.MICROSOFT.IFS([.E805]=[$Konventionen.$C$2];[.J805]+[$Konventionen.$E$2];[.E805]=[$Konventionen.$C$3];[.J8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5]&lt;=[.N805];[.L805]&gt;=[.N805]);IF([.K805]&lt;=[.N8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6]);#NULL!;IF(ISBLANK([.I806]);ORG.OPENOFFICE.YEARS([.C806];TODAY();0);ORG.OPENOFFICE.YEARS([.C806];[.I8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6]);COM.MICROSOFT.IFS([.E806]=[$Konventionen.$C$2];[.G806]+[$Konventionen.$D$2];[.E806]=[$Konventionen.$C$3];[.G806]+[$Konventionen.$D$3]); COM.MICROSOFT.IFS([.E806]=[$Konventionen.$C$2];[.I806]+[$Konventionen.$D$2];[.E806]=[$Konventionen.$C$3];[.I806]+[$Konventionen.$D$3]))" office:value-type="string" office:string-value="" calcext:value-type="error">
            <text:p>#NV</text:p>
          </table:table-cell>
          <table:table-cell table:style-name="ce14" table:formula="of:=[.L806]-7" office:value-type="string" office:string-value="" calcext:value-type="error">
            <text:p>#NV</text:p>
          </table:table-cell>
          <table:table-cell table:style-name="ce14" table:formula="of:=COM.MICROSOFT.IFS([.E806]=[$Konventionen.$C$2];[.J806]+[$Konventionen.$E$2];[.E806]=[$Konventionen.$C$3];[.J8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6]&lt;=[.N806];[.L806]&gt;=[.N806]);IF([.K806]&lt;=[.N8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7]);#NULL!;IF(ISBLANK([.I807]);ORG.OPENOFFICE.YEARS([.C807];TODAY();0);ORG.OPENOFFICE.YEARS([.C807];[.I8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7]);COM.MICROSOFT.IFS([.E807]=[$Konventionen.$C$2];[.G807]+[$Konventionen.$D$2];[.E807]=[$Konventionen.$C$3];[.G807]+[$Konventionen.$D$3]); COM.MICROSOFT.IFS([.E807]=[$Konventionen.$C$2];[.I807]+[$Konventionen.$D$2];[.E807]=[$Konventionen.$C$3];[.I807]+[$Konventionen.$D$3]))" office:value-type="string" office:string-value="" calcext:value-type="error">
            <text:p>#NV</text:p>
          </table:table-cell>
          <table:table-cell table:style-name="ce14" table:formula="of:=[.L807]-7" office:value-type="string" office:string-value="" calcext:value-type="error">
            <text:p>#NV</text:p>
          </table:table-cell>
          <table:table-cell table:style-name="ce14" table:formula="of:=COM.MICROSOFT.IFS([.E807]=[$Konventionen.$C$2];[.J807]+[$Konventionen.$E$2];[.E807]=[$Konventionen.$C$3];[.J8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7]&lt;=[.N807];[.L807]&gt;=[.N807]);IF([.K807]&lt;=[.N8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8]);#NULL!;IF(ISBLANK([.I808]);ORG.OPENOFFICE.YEARS([.C808];TODAY();0);ORG.OPENOFFICE.YEARS([.C808];[.I8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8]);COM.MICROSOFT.IFS([.E808]=[$Konventionen.$C$2];[.G808]+[$Konventionen.$D$2];[.E808]=[$Konventionen.$C$3];[.G808]+[$Konventionen.$D$3]); COM.MICROSOFT.IFS([.E808]=[$Konventionen.$C$2];[.I808]+[$Konventionen.$D$2];[.E808]=[$Konventionen.$C$3];[.I808]+[$Konventionen.$D$3]))" office:value-type="string" office:string-value="" calcext:value-type="error">
            <text:p>#NV</text:p>
          </table:table-cell>
          <table:table-cell table:style-name="ce14" table:formula="of:=[.L808]-7" office:value-type="string" office:string-value="" calcext:value-type="error">
            <text:p>#NV</text:p>
          </table:table-cell>
          <table:table-cell table:style-name="ce14" table:formula="of:=COM.MICROSOFT.IFS([.E808]=[$Konventionen.$C$2];[.J808]+[$Konventionen.$E$2];[.E808]=[$Konventionen.$C$3];[.J8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8]&lt;=[.N808];[.L808]&gt;=[.N808]);IF([.K808]&lt;=[.N8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9]);#NULL!;IF(ISBLANK([.I809]);ORG.OPENOFFICE.YEARS([.C809];TODAY();0);ORG.OPENOFFICE.YEARS([.C809];[.I8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9]);COM.MICROSOFT.IFS([.E809]=[$Konventionen.$C$2];[.G809]+[$Konventionen.$D$2];[.E809]=[$Konventionen.$C$3];[.G809]+[$Konventionen.$D$3]); COM.MICROSOFT.IFS([.E809]=[$Konventionen.$C$2];[.I809]+[$Konventionen.$D$2];[.E809]=[$Konventionen.$C$3];[.I809]+[$Konventionen.$D$3]))" office:value-type="string" office:string-value="" calcext:value-type="error">
            <text:p>#NV</text:p>
          </table:table-cell>
          <table:table-cell table:style-name="ce14" table:formula="of:=[.L809]-7" office:value-type="string" office:string-value="" calcext:value-type="error">
            <text:p>#NV</text:p>
          </table:table-cell>
          <table:table-cell table:style-name="ce14" table:formula="of:=COM.MICROSOFT.IFS([.E809]=[$Konventionen.$C$2];[.J809]+[$Konventionen.$E$2];[.E809]=[$Konventionen.$C$3];[.J8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9]&lt;=[.N809];[.L809]&gt;=[.N809]);IF([.K809]&lt;=[.N8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0]);#NULL!;IF(ISBLANK([.I810]);ORG.OPENOFFICE.YEARS([.C810];TODAY();0);ORG.OPENOFFICE.YEARS([.C810];[.I8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0]);COM.MICROSOFT.IFS([.E810]=[$Konventionen.$C$2];[.G810]+[$Konventionen.$D$2];[.E810]=[$Konventionen.$C$3];[.G810]+[$Konventionen.$D$3]); COM.MICROSOFT.IFS([.E810]=[$Konventionen.$C$2];[.I810]+[$Konventionen.$D$2];[.E810]=[$Konventionen.$C$3];[.I810]+[$Konventionen.$D$3]))" office:value-type="string" office:string-value="" calcext:value-type="error">
            <text:p>#NV</text:p>
          </table:table-cell>
          <table:table-cell table:style-name="ce14" table:formula="of:=[.L810]-7" office:value-type="string" office:string-value="" calcext:value-type="error">
            <text:p>#NV</text:p>
          </table:table-cell>
          <table:table-cell table:style-name="ce14" table:formula="of:=COM.MICROSOFT.IFS([.E810]=[$Konventionen.$C$2];[.J810]+[$Konventionen.$E$2];[.E810]=[$Konventionen.$C$3];[.J8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0]&lt;=[.N810];[.L810]&gt;=[.N810]);IF([.K810]&lt;=[.N8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1]);#NULL!;IF(ISBLANK([.I811]);ORG.OPENOFFICE.YEARS([.C811];TODAY();0);ORG.OPENOFFICE.YEARS([.C811];[.I8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1]);COM.MICROSOFT.IFS([.E811]=[$Konventionen.$C$2];[.G811]+[$Konventionen.$D$2];[.E811]=[$Konventionen.$C$3];[.G811]+[$Konventionen.$D$3]); COM.MICROSOFT.IFS([.E811]=[$Konventionen.$C$2];[.I811]+[$Konventionen.$D$2];[.E811]=[$Konventionen.$C$3];[.I811]+[$Konventionen.$D$3]))" office:value-type="string" office:string-value="" calcext:value-type="error">
            <text:p>#NV</text:p>
          </table:table-cell>
          <table:table-cell table:style-name="ce14" table:formula="of:=[.L811]-7" office:value-type="string" office:string-value="" calcext:value-type="error">
            <text:p>#NV</text:p>
          </table:table-cell>
          <table:table-cell table:style-name="ce14" table:formula="of:=COM.MICROSOFT.IFS([.E811]=[$Konventionen.$C$2];[.J811]+[$Konventionen.$E$2];[.E811]=[$Konventionen.$C$3];[.J8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1]&lt;=[.N811];[.L811]&gt;=[.N811]);IF([.K811]&lt;=[.N8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2]);#NULL!;IF(ISBLANK([.I812]);ORG.OPENOFFICE.YEARS([.C812];TODAY();0);ORG.OPENOFFICE.YEARS([.C812];[.I8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2]);COM.MICROSOFT.IFS([.E812]=[$Konventionen.$C$2];[.G812]+[$Konventionen.$D$2];[.E812]=[$Konventionen.$C$3];[.G812]+[$Konventionen.$D$3]); COM.MICROSOFT.IFS([.E812]=[$Konventionen.$C$2];[.I812]+[$Konventionen.$D$2];[.E812]=[$Konventionen.$C$3];[.I812]+[$Konventionen.$D$3]))" office:value-type="string" office:string-value="" calcext:value-type="error">
            <text:p>#NV</text:p>
          </table:table-cell>
          <table:table-cell table:style-name="ce14" table:formula="of:=[.L812]-7" office:value-type="string" office:string-value="" calcext:value-type="error">
            <text:p>#NV</text:p>
          </table:table-cell>
          <table:table-cell table:style-name="ce14" table:formula="of:=COM.MICROSOFT.IFS([.E812]=[$Konventionen.$C$2];[.J812]+[$Konventionen.$E$2];[.E812]=[$Konventionen.$C$3];[.J8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2]&lt;=[.N812];[.L812]&gt;=[.N812]);IF([.K812]&lt;=[.N8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3]);#NULL!;IF(ISBLANK([.I813]);ORG.OPENOFFICE.YEARS([.C813];TODAY();0);ORG.OPENOFFICE.YEARS([.C813];[.I8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3]);COM.MICROSOFT.IFS([.E813]=[$Konventionen.$C$2];[.G813]+[$Konventionen.$D$2];[.E813]=[$Konventionen.$C$3];[.G813]+[$Konventionen.$D$3]); COM.MICROSOFT.IFS([.E813]=[$Konventionen.$C$2];[.I813]+[$Konventionen.$D$2];[.E813]=[$Konventionen.$C$3];[.I813]+[$Konventionen.$D$3]))" office:value-type="string" office:string-value="" calcext:value-type="error">
            <text:p>#NV</text:p>
          </table:table-cell>
          <table:table-cell table:style-name="ce14" table:formula="of:=[.L813]-7" office:value-type="string" office:string-value="" calcext:value-type="error">
            <text:p>#NV</text:p>
          </table:table-cell>
          <table:table-cell table:style-name="ce14" table:formula="of:=COM.MICROSOFT.IFS([.E813]=[$Konventionen.$C$2];[.J813]+[$Konventionen.$E$2];[.E813]=[$Konventionen.$C$3];[.J8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3]&lt;=[.N813];[.L813]&gt;=[.N813]);IF([.K813]&lt;=[.N8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4]);#NULL!;IF(ISBLANK([.I814]);ORG.OPENOFFICE.YEARS([.C814];TODAY();0);ORG.OPENOFFICE.YEARS([.C814];[.I8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4]);COM.MICROSOFT.IFS([.E814]=[$Konventionen.$C$2];[.G814]+[$Konventionen.$D$2];[.E814]=[$Konventionen.$C$3];[.G814]+[$Konventionen.$D$3]); COM.MICROSOFT.IFS([.E814]=[$Konventionen.$C$2];[.I814]+[$Konventionen.$D$2];[.E814]=[$Konventionen.$C$3];[.I814]+[$Konventionen.$D$3]))" office:value-type="string" office:string-value="" calcext:value-type="error">
            <text:p>#NV</text:p>
          </table:table-cell>
          <table:table-cell table:style-name="ce14" table:formula="of:=[.L814]-7" office:value-type="string" office:string-value="" calcext:value-type="error">
            <text:p>#NV</text:p>
          </table:table-cell>
          <table:table-cell table:style-name="ce14" table:formula="of:=COM.MICROSOFT.IFS([.E814]=[$Konventionen.$C$2];[.J814]+[$Konventionen.$E$2];[.E814]=[$Konventionen.$C$3];[.J8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4]&lt;=[.N814];[.L814]&gt;=[.N814]);IF([.K814]&lt;=[.N8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5]);#NULL!;IF(ISBLANK([.I815]);ORG.OPENOFFICE.YEARS([.C815];TODAY();0);ORG.OPENOFFICE.YEARS([.C815];[.I8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5]);COM.MICROSOFT.IFS([.E815]=[$Konventionen.$C$2];[.G815]+[$Konventionen.$D$2];[.E815]=[$Konventionen.$C$3];[.G815]+[$Konventionen.$D$3]); COM.MICROSOFT.IFS([.E815]=[$Konventionen.$C$2];[.I815]+[$Konventionen.$D$2];[.E815]=[$Konventionen.$C$3];[.I815]+[$Konventionen.$D$3]))" office:value-type="string" office:string-value="" calcext:value-type="error">
            <text:p>#NV</text:p>
          </table:table-cell>
          <table:table-cell table:style-name="ce14" table:formula="of:=[.L815]-7" office:value-type="string" office:string-value="" calcext:value-type="error">
            <text:p>#NV</text:p>
          </table:table-cell>
          <table:table-cell table:style-name="ce14" table:formula="of:=COM.MICROSOFT.IFS([.E815]=[$Konventionen.$C$2];[.J815]+[$Konventionen.$E$2];[.E815]=[$Konventionen.$C$3];[.J8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5]&lt;=[.N815];[.L815]&gt;=[.N815]);IF([.K815]&lt;=[.N8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6]);#NULL!;IF(ISBLANK([.I816]);ORG.OPENOFFICE.YEARS([.C816];TODAY();0);ORG.OPENOFFICE.YEARS([.C816];[.I8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6]);COM.MICROSOFT.IFS([.E816]=[$Konventionen.$C$2];[.G816]+[$Konventionen.$D$2];[.E816]=[$Konventionen.$C$3];[.G816]+[$Konventionen.$D$3]); COM.MICROSOFT.IFS([.E816]=[$Konventionen.$C$2];[.I816]+[$Konventionen.$D$2];[.E816]=[$Konventionen.$C$3];[.I816]+[$Konventionen.$D$3]))" office:value-type="string" office:string-value="" calcext:value-type="error">
            <text:p>#NV</text:p>
          </table:table-cell>
          <table:table-cell table:style-name="ce14" table:formula="of:=[.L816]-7" office:value-type="string" office:string-value="" calcext:value-type="error">
            <text:p>#NV</text:p>
          </table:table-cell>
          <table:table-cell table:style-name="ce14" table:formula="of:=COM.MICROSOFT.IFS([.E816]=[$Konventionen.$C$2];[.J816]+[$Konventionen.$E$2];[.E816]=[$Konventionen.$C$3];[.J8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6]&lt;=[.N816];[.L816]&gt;=[.N816]);IF([.K816]&lt;=[.N8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7]);#NULL!;IF(ISBLANK([.I817]);ORG.OPENOFFICE.YEARS([.C817];TODAY();0);ORG.OPENOFFICE.YEARS([.C817];[.I8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7]);COM.MICROSOFT.IFS([.E817]=[$Konventionen.$C$2];[.G817]+[$Konventionen.$D$2];[.E817]=[$Konventionen.$C$3];[.G817]+[$Konventionen.$D$3]); COM.MICROSOFT.IFS([.E817]=[$Konventionen.$C$2];[.I817]+[$Konventionen.$D$2];[.E817]=[$Konventionen.$C$3];[.I817]+[$Konventionen.$D$3]))" office:value-type="string" office:string-value="" calcext:value-type="error">
            <text:p>#NV</text:p>
          </table:table-cell>
          <table:table-cell table:style-name="ce14" table:formula="of:=[.L817]-7" office:value-type="string" office:string-value="" calcext:value-type="error">
            <text:p>#NV</text:p>
          </table:table-cell>
          <table:table-cell table:style-name="ce14" table:formula="of:=COM.MICROSOFT.IFS([.E817]=[$Konventionen.$C$2];[.J817]+[$Konventionen.$E$2];[.E817]=[$Konventionen.$C$3];[.J8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7]&lt;=[.N817];[.L817]&gt;=[.N817]);IF([.K817]&lt;=[.N8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8]);#NULL!;IF(ISBLANK([.I818]);ORG.OPENOFFICE.YEARS([.C818];TODAY();0);ORG.OPENOFFICE.YEARS([.C818];[.I8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8]);COM.MICROSOFT.IFS([.E818]=[$Konventionen.$C$2];[.G818]+[$Konventionen.$D$2];[.E818]=[$Konventionen.$C$3];[.G818]+[$Konventionen.$D$3]); COM.MICROSOFT.IFS([.E818]=[$Konventionen.$C$2];[.I818]+[$Konventionen.$D$2];[.E818]=[$Konventionen.$C$3];[.I818]+[$Konventionen.$D$3]))" office:value-type="string" office:string-value="" calcext:value-type="error">
            <text:p>#NV</text:p>
          </table:table-cell>
          <table:table-cell table:style-name="ce14" table:formula="of:=[.L818]-7" office:value-type="string" office:string-value="" calcext:value-type="error">
            <text:p>#NV</text:p>
          </table:table-cell>
          <table:table-cell table:style-name="ce14" table:formula="of:=COM.MICROSOFT.IFS([.E818]=[$Konventionen.$C$2];[.J818]+[$Konventionen.$E$2];[.E818]=[$Konventionen.$C$3];[.J8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8]&lt;=[.N818];[.L818]&gt;=[.N818]);IF([.K818]&lt;=[.N8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9]);#NULL!;IF(ISBLANK([.I819]);ORG.OPENOFFICE.YEARS([.C819];TODAY();0);ORG.OPENOFFICE.YEARS([.C819];[.I8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9]);COM.MICROSOFT.IFS([.E819]=[$Konventionen.$C$2];[.G819]+[$Konventionen.$D$2];[.E819]=[$Konventionen.$C$3];[.G819]+[$Konventionen.$D$3]); COM.MICROSOFT.IFS([.E819]=[$Konventionen.$C$2];[.I819]+[$Konventionen.$D$2];[.E819]=[$Konventionen.$C$3];[.I819]+[$Konventionen.$D$3]))" office:value-type="string" office:string-value="" calcext:value-type="error">
            <text:p>#NV</text:p>
          </table:table-cell>
          <table:table-cell table:style-name="ce14" table:formula="of:=[.L819]-7" office:value-type="string" office:string-value="" calcext:value-type="error">
            <text:p>#NV</text:p>
          </table:table-cell>
          <table:table-cell table:style-name="ce14" table:formula="of:=COM.MICROSOFT.IFS([.E819]=[$Konventionen.$C$2];[.J819]+[$Konventionen.$E$2];[.E819]=[$Konventionen.$C$3];[.J8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9]&lt;=[.N819];[.L819]&gt;=[.N819]);IF([.K819]&lt;=[.N8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0]);#NULL!;IF(ISBLANK([.I820]);ORG.OPENOFFICE.YEARS([.C820];TODAY();0);ORG.OPENOFFICE.YEARS([.C820];[.I8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0]);COM.MICROSOFT.IFS([.E820]=[$Konventionen.$C$2];[.G820]+[$Konventionen.$D$2];[.E820]=[$Konventionen.$C$3];[.G820]+[$Konventionen.$D$3]); COM.MICROSOFT.IFS([.E820]=[$Konventionen.$C$2];[.I820]+[$Konventionen.$D$2];[.E820]=[$Konventionen.$C$3];[.I820]+[$Konventionen.$D$3]))" office:value-type="string" office:string-value="" calcext:value-type="error">
            <text:p>#NV</text:p>
          </table:table-cell>
          <table:table-cell table:style-name="ce14" table:formula="of:=[.L820]-7" office:value-type="string" office:string-value="" calcext:value-type="error">
            <text:p>#NV</text:p>
          </table:table-cell>
          <table:table-cell table:style-name="ce14" table:formula="of:=COM.MICROSOFT.IFS([.E820]=[$Konventionen.$C$2];[.J820]+[$Konventionen.$E$2];[.E820]=[$Konventionen.$C$3];[.J8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0]&lt;=[.N820];[.L820]&gt;=[.N820]);IF([.K820]&lt;=[.N8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1]);#NULL!;IF(ISBLANK([.I821]);ORG.OPENOFFICE.YEARS([.C821];TODAY();0);ORG.OPENOFFICE.YEARS([.C821];[.I8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1]);COM.MICROSOFT.IFS([.E821]=[$Konventionen.$C$2];[.G821]+[$Konventionen.$D$2];[.E821]=[$Konventionen.$C$3];[.G821]+[$Konventionen.$D$3]); COM.MICROSOFT.IFS([.E821]=[$Konventionen.$C$2];[.I821]+[$Konventionen.$D$2];[.E821]=[$Konventionen.$C$3];[.I821]+[$Konventionen.$D$3]))" office:value-type="string" office:string-value="" calcext:value-type="error">
            <text:p>#NV</text:p>
          </table:table-cell>
          <table:table-cell table:style-name="ce14" table:formula="of:=[.L821]-7" office:value-type="string" office:string-value="" calcext:value-type="error">
            <text:p>#NV</text:p>
          </table:table-cell>
          <table:table-cell table:style-name="ce14" table:formula="of:=COM.MICROSOFT.IFS([.E821]=[$Konventionen.$C$2];[.J821]+[$Konventionen.$E$2];[.E821]=[$Konventionen.$C$3];[.J8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1]&lt;=[.N821];[.L821]&gt;=[.N821]);IF([.K821]&lt;=[.N8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2]);#NULL!;IF(ISBLANK([.I822]);ORG.OPENOFFICE.YEARS([.C822];TODAY();0);ORG.OPENOFFICE.YEARS([.C822];[.I8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2]);COM.MICROSOFT.IFS([.E822]=[$Konventionen.$C$2];[.G822]+[$Konventionen.$D$2];[.E822]=[$Konventionen.$C$3];[.G822]+[$Konventionen.$D$3]); COM.MICROSOFT.IFS([.E822]=[$Konventionen.$C$2];[.I822]+[$Konventionen.$D$2];[.E822]=[$Konventionen.$C$3];[.I822]+[$Konventionen.$D$3]))" office:value-type="string" office:string-value="" calcext:value-type="error">
            <text:p>#NV</text:p>
          </table:table-cell>
          <table:table-cell table:style-name="ce14" table:formula="of:=[.L822]-7" office:value-type="string" office:string-value="" calcext:value-type="error">
            <text:p>#NV</text:p>
          </table:table-cell>
          <table:table-cell table:style-name="ce14" table:formula="of:=COM.MICROSOFT.IFS([.E822]=[$Konventionen.$C$2];[.J822]+[$Konventionen.$E$2];[.E822]=[$Konventionen.$C$3];[.J8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2]&lt;=[.N822];[.L822]&gt;=[.N822]);IF([.K822]&lt;=[.N8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3]);#NULL!;IF(ISBLANK([.I823]);ORG.OPENOFFICE.YEARS([.C823];TODAY();0);ORG.OPENOFFICE.YEARS([.C823];[.I8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3]);COM.MICROSOFT.IFS([.E823]=[$Konventionen.$C$2];[.G823]+[$Konventionen.$D$2];[.E823]=[$Konventionen.$C$3];[.G823]+[$Konventionen.$D$3]); COM.MICROSOFT.IFS([.E823]=[$Konventionen.$C$2];[.I823]+[$Konventionen.$D$2];[.E823]=[$Konventionen.$C$3];[.I823]+[$Konventionen.$D$3]))" office:value-type="string" office:string-value="" calcext:value-type="error">
            <text:p>#NV</text:p>
          </table:table-cell>
          <table:table-cell table:style-name="ce14" table:formula="of:=[.L823]-7" office:value-type="string" office:string-value="" calcext:value-type="error">
            <text:p>#NV</text:p>
          </table:table-cell>
          <table:table-cell table:style-name="ce14" table:formula="of:=COM.MICROSOFT.IFS([.E823]=[$Konventionen.$C$2];[.J823]+[$Konventionen.$E$2];[.E823]=[$Konventionen.$C$3];[.J8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3]&lt;=[.N823];[.L823]&gt;=[.N823]);IF([.K823]&lt;=[.N8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4]);#NULL!;IF(ISBLANK([.I824]);ORG.OPENOFFICE.YEARS([.C824];TODAY();0);ORG.OPENOFFICE.YEARS([.C824];[.I8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4]);COM.MICROSOFT.IFS([.E824]=[$Konventionen.$C$2];[.G824]+[$Konventionen.$D$2];[.E824]=[$Konventionen.$C$3];[.G824]+[$Konventionen.$D$3]); COM.MICROSOFT.IFS([.E824]=[$Konventionen.$C$2];[.I824]+[$Konventionen.$D$2];[.E824]=[$Konventionen.$C$3];[.I824]+[$Konventionen.$D$3]))" office:value-type="string" office:string-value="" calcext:value-type="error">
            <text:p>#NV</text:p>
          </table:table-cell>
          <table:table-cell table:style-name="ce14" table:formula="of:=[.L824]-7" office:value-type="string" office:string-value="" calcext:value-type="error">
            <text:p>#NV</text:p>
          </table:table-cell>
          <table:table-cell table:style-name="ce14" table:formula="of:=COM.MICROSOFT.IFS([.E824]=[$Konventionen.$C$2];[.J824]+[$Konventionen.$E$2];[.E824]=[$Konventionen.$C$3];[.J8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4]&lt;=[.N824];[.L824]&gt;=[.N824]);IF([.K824]&lt;=[.N8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5]);#NULL!;IF(ISBLANK([.I825]);ORG.OPENOFFICE.YEARS([.C825];TODAY();0);ORG.OPENOFFICE.YEARS([.C825];[.I8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5]);COM.MICROSOFT.IFS([.E825]=[$Konventionen.$C$2];[.G825]+[$Konventionen.$D$2];[.E825]=[$Konventionen.$C$3];[.G825]+[$Konventionen.$D$3]); COM.MICROSOFT.IFS([.E825]=[$Konventionen.$C$2];[.I825]+[$Konventionen.$D$2];[.E825]=[$Konventionen.$C$3];[.I825]+[$Konventionen.$D$3]))" office:value-type="string" office:string-value="" calcext:value-type="error">
            <text:p>#NV</text:p>
          </table:table-cell>
          <table:table-cell table:style-name="ce14" table:formula="of:=[.L825]-7" office:value-type="string" office:string-value="" calcext:value-type="error">
            <text:p>#NV</text:p>
          </table:table-cell>
          <table:table-cell table:style-name="ce14" table:formula="of:=COM.MICROSOFT.IFS([.E825]=[$Konventionen.$C$2];[.J825]+[$Konventionen.$E$2];[.E825]=[$Konventionen.$C$3];[.J8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5]&lt;=[.N825];[.L825]&gt;=[.N825]);IF([.K825]&lt;=[.N8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6]);#NULL!;IF(ISBLANK([.I826]);ORG.OPENOFFICE.YEARS([.C826];TODAY();0);ORG.OPENOFFICE.YEARS([.C826];[.I8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6]);COM.MICROSOFT.IFS([.E826]=[$Konventionen.$C$2];[.G826]+[$Konventionen.$D$2];[.E826]=[$Konventionen.$C$3];[.G826]+[$Konventionen.$D$3]); COM.MICROSOFT.IFS([.E826]=[$Konventionen.$C$2];[.I826]+[$Konventionen.$D$2];[.E826]=[$Konventionen.$C$3];[.I826]+[$Konventionen.$D$3]))" office:value-type="string" office:string-value="" calcext:value-type="error">
            <text:p>#NV</text:p>
          </table:table-cell>
          <table:table-cell table:style-name="ce14" table:formula="of:=[.L826]-7" office:value-type="string" office:string-value="" calcext:value-type="error">
            <text:p>#NV</text:p>
          </table:table-cell>
          <table:table-cell table:style-name="ce14" table:formula="of:=COM.MICROSOFT.IFS([.E826]=[$Konventionen.$C$2];[.J826]+[$Konventionen.$E$2];[.E826]=[$Konventionen.$C$3];[.J8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6]&lt;=[.N826];[.L826]&gt;=[.N826]);IF([.K826]&lt;=[.N8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7]);#NULL!;IF(ISBLANK([.I827]);ORG.OPENOFFICE.YEARS([.C827];TODAY();0);ORG.OPENOFFICE.YEARS([.C827];[.I8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7]);COM.MICROSOFT.IFS([.E827]=[$Konventionen.$C$2];[.G827]+[$Konventionen.$D$2];[.E827]=[$Konventionen.$C$3];[.G827]+[$Konventionen.$D$3]); COM.MICROSOFT.IFS([.E827]=[$Konventionen.$C$2];[.I827]+[$Konventionen.$D$2];[.E827]=[$Konventionen.$C$3];[.I827]+[$Konventionen.$D$3]))" office:value-type="string" office:string-value="" calcext:value-type="error">
            <text:p>#NV</text:p>
          </table:table-cell>
          <table:table-cell table:style-name="ce14" table:formula="of:=[.L827]-7" office:value-type="string" office:string-value="" calcext:value-type="error">
            <text:p>#NV</text:p>
          </table:table-cell>
          <table:table-cell table:style-name="ce14" table:formula="of:=COM.MICROSOFT.IFS([.E827]=[$Konventionen.$C$2];[.J827]+[$Konventionen.$E$2];[.E827]=[$Konventionen.$C$3];[.J8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7]&lt;=[.N827];[.L827]&gt;=[.N827]);IF([.K827]&lt;=[.N8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8]);#NULL!;IF(ISBLANK([.I828]);ORG.OPENOFFICE.YEARS([.C828];TODAY();0);ORG.OPENOFFICE.YEARS([.C828];[.I8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8]);COM.MICROSOFT.IFS([.E828]=[$Konventionen.$C$2];[.G828]+[$Konventionen.$D$2];[.E828]=[$Konventionen.$C$3];[.G828]+[$Konventionen.$D$3]); COM.MICROSOFT.IFS([.E828]=[$Konventionen.$C$2];[.I828]+[$Konventionen.$D$2];[.E828]=[$Konventionen.$C$3];[.I828]+[$Konventionen.$D$3]))" office:value-type="string" office:string-value="" calcext:value-type="error">
            <text:p>#NV</text:p>
          </table:table-cell>
          <table:table-cell table:style-name="ce14" table:formula="of:=[.L828]-7" office:value-type="string" office:string-value="" calcext:value-type="error">
            <text:p>#NV</text:p>
          </table:table-cell>
          <table:table-cell table:style-name="ce14" table:formula="of:=COM.MICROSOFT.IFS([.E828]=[$Konventionen.$C$2];[.J828]+[$Konventionen.$E$2];[.E828]=[$Konventionen.$C$3];[.J8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8]&lt;=[.N828];[.L828]&gt;=[.N828]);IF([.K828]&lt;=[.N8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9]);#NULL!;IF(ISBLANK([.I829]);ORG.OPENOFFICE.YEARS([.C829];TODAY();0);ORG.OPENOFFICE.YEARS([.C829];[.I8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9]);COM.MICROSOFT.IFS([.E829]=[$Konventionen.$C$2];[.G829]+[$Konventionen.$D$2];[.E829]=[$Konventionen.$C$3];[.G829]+[$Konventionen.$D$3]); COM.MICROSOFT.IFS([.E829]=[$Konventionen.$C$2];[.I829]+[$Konventionen.$D$2];[.E829]=[$Konventionen.$C$3];[.I829]+[$Konventionen.$D$3]))" office:value-type="string" office:string-value="" calcext:value-type="error">
            <text:p>#NV</text:p>
          </table:table-cell>
          <table:table-cell table:style-name="ce14" table:formula="of:=[.L829]-7" office:value-type="string" office:string-value="" calcext:value-type="error">
            <text:p>#NV</text:p>
          </table:table-cell>
          <table:table-cell table:style-name="ce14" table:formula="of:=COM.MICROSOFT.IFS([.E829]=[$Konventionen.$C$2];[.J829]+[$Konventionen.$E$2];[.E829]=[$Konventionen.$C$3];[.J8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9]&lt;=[.N829];[.L829]&gt;=[.N829]);IF([.K829]&lt;=[.N8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0]);#NULL!;IF(ISBLANK([.I830]);ORG.OPENOFFICE.YEARS([.C830];TODAY();0);ORG.OPENOFFICE.YEARS([.C830];[.I8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0]);COM.MICROSOFT.IFS([.E830]=[$Konventionen.$C$2];[.G830]+[$Konventionen.$D$2];[.E830]=[$Konventionen.$C$3];[.G830]+[$Konventionen.$D$3]); COM.MICROSOFT.IFS([.E830]=[$Konventionen.$C$2];[.I830]+[$Konventionen.$D$2];[.E830]=[$Konventionen.$C$3];[.I830]+[$Konventionen.$D$3]))" office:value-type="string" office:string-value="" calcext:value-type="error">
            <text:p>#NV</text:p>
          </table:table-cell>
          <table:table-cell table:style-name="ce14" table:formula="of:=[.L830]-7" office:value-type="string" office:string-value="" calcext:value-type="error">
            <text:p>#NV</text:p>
          </table:table-cell>
          <table:table-cell table:style-name="ce14" table:formula="of:=COM.MICROSOFT.IFS([.E830]=[$Konventionen.$C$2];[.J830]+[$Konventionen.$E$2];[.E830]=[$Konventionen.$C$3];[.J8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0]&lt;=[.N830];[.L830]&gt;=[.N830]);IF([.K830]&lt;=[.N8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1]);#NULL!;IF(ISBLANK([.I831]);ORG.OPENOFFICE.YEARS([.C831];TODAY();0);ORG.OPENOFFICE.YEARS([.C831];[.I8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1]);COM.MICROSOFT.IFS([.E831]=[$Konventionen.$C$2];[.G831]+[$Konventionen.$D$2];[.E831]=[$Konventionen.$C$3];[.G831]+[$Konventionen.$D$3]); COM.MICROSOFT.IFS([.E831]=[$Konventionen.$C$2];[.I831]+[$Konventionen.$D$2];[.E831]=[$Konventionen.$C$3];[.I831]+[$Konventionen.$D$3]))" office:value-type="string" office:string-value="" calcext:value-type="error">
            <text:p>#NV</text:p>
          </table:table-cell>
          <table:table-cell table:style-name="ce14" table:formula="of:=[.L831]-7" office:value-type="string" office:string-value="" calcext:value-type="error">
            <text:p>#NV</text:p>
          </table:table-cell>
          <table:table-cell table:style-name="ce14" table:formula="of:=COM.MICROSOFT.IFS([.E831]=[$Konventionen.$C$2];[.J831]+[$Konventionen.$E$2];[.E831]=[$Konventionen.$C$3];[.J8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1]&lt;=[.N831];[.L831]&gt;=[.N831]);IF([.K831]&lt;=[.N8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2]);#NULL!;IF(ISBLANK([.I832]);ORG.OPENOFFICE.YEARS([.C832];TODAY();0);ORG.OPENOFFICE.YEARS([.C832];[.I8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2]);COM.MICROSOFT.IFS([.E832]=[$Konventionen.$C$2];[.G832]+[$Konventionen.$D$2];[.E832]=[$Konventionen.$C$3];[.G832]+[$Konventionen.$D$3]); COM.MICROSOFT.IFS([.E832]=[$Konventionen.$C$2];[.I832]+[$Konventionen.$D$2];[.E832]=[$Konventionen.$C$3];[.I832]+[$Konventionen.$D$3]))" office:value-type="string" office:string-value="" calcext:value-type="error">
            <text:p>#NV</text:p>
          </table:table-cell>
          <table:table-cell table:style-name="ce14" table:formula="of:=[.L832]-7" office:value-type="string" office:string-value="" calcext:value-type="error">
            <text:p>#NV</text:p>
          </table:table-cell>
          <table:table-cell table:style-name="ce14" table:formula="of:=COM.MICROSOFT.IFS([.E832]=[$Konventionen.$C$2];[.J832]+[$Konventionen.$E$2];[.E832]=[$Konventionen.$C$3];[.J8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2]&lt;=[.N832];[.L832]&gt;=[.N832]);IF([.K832]&lt;=[.N8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3]);#NULL!;IF(ISBLANK([.I833]);ORG.OPENOFFICE.YEARS([.C833];TODAY();0);ORG.OPENOFFICE.YEARS([.C833];[.I8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3]);COM.MICROSOFT.IFS([.E833]=[$Konventionen.$C$2];[.G833]+[$Konventionen.$D$2];[.E833]=[$Konventionen.$C$3];[.G833]+[$Konventionen.$D$3]); COM.MICROSOFT.IFS([.E833]=[$Konventionen.$C$2];[.I833]+[$Konventionen.$D$2];[.E833]=[$Konventionen.$C$3];[.I833]+[$Konventionen.$D$3]))" office:value-type="string" office:string-value="" calcext:value-type="error">
            <text:p>#NV</text:p>
          </table:table-cell>
          <table:table-cell table:style-name="ce14" table:formula="of:=[.L833]-7" office:value-type="string" office:string-value="" calcext:value-type="error">
            <text:p>#NV</text:p>
          </table:table-cell>
          <table:table-cell table:style-name="ce14" table:formula="of:=COM.MICROSOFT.IFS([.E833]=[$Konventionen.$C$2];[.J833]+[$Konventionen.$E$2];[.E833]=[$Konventionen.$C$3];[.J8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3]&lt;=[.N833];[.L833]&gt;=[.N833]);IF([.K833]&lt;=[.N8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4]);#NULL!;IF(ISBLANK([.I834]);ORG.OPENOFFICE.YEARS([.C834];TODAY();0);ORG.OPENOFFICE.YEARS([.C834];[.I8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4]);COM.MICROSOFT.IFS([.E834]=[$Konventionen.$C$2];[.G834]+[$Konventionen.$D$2];[.E834]=[$Konventionen.$C$3];[.G834]+[$Konventionen.$D$3]); COM.MICROSOFT.IFS([.E834]=[$Konventionen.$C$2];[.I834]+[$Konventionen.$D$2];[.E834]=[$Konventionen.$C$3];[.I834]+[$Konventionen.$D$3]))" office:value-type="string" office:string-value="" calcext:value-type="error">
            <text:p>#NV</text:p>
          </table:table-cell>
          <table:table-cell table:style-name="ce14" table:formula="of:=[.L834]-7" office:value-type="string" office:string-value="" calcext:value-type="error">
            <text:p>#NV</text:p>
          </table:table-cell>
          <table:table-cell table:style-name="ce14" table:formula="of:=COM.MICROSOFT.IFS([.E834]=[$Konventionen.$C$2];[.J834]+[$Konventionen.$E$2];[.E834]=[$Konventionen.$C$3];[.J8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4]&lt;=[.N834];[.L834]&gt;=[.N834]);IF([.K834]&lt;=[.N8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5]);#NULL!;IF(ISBLANK([.I835]);ORG.OPENOFFICE.YEARS([.C835];TODAY();0);ORG.OPENOFFICE.YEARS([.C835];[.I8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5]);COM.MICROSOFT.IFS([.E835]=[$Konventionen.$C$2];[.G835]+[$Konventionen.$D$2];[.E835]=[$Konventionen.$C$3];[.G835]+[$Konventionen.$D$3]); COM.MICROSOFT.IFS([.E835]=[$Konventionen.$C$2];[.I835]+[$Konventionen.$D$2];[.E835]=[$Konventionen.$C$3];[.I835]+[$Konventionen.$D$3]))" office:value-type="string" office:string-value="" calcext:value-type="error">
            <text:p>#NV</text:p>
          </table:table-cell>
          <table:table-cell table:style-name="ce14" table:formula="of:=[.L835]-7" office:value-type="string" office:string-value="" calcext:value-type="error">
            <text:p>#NV</text:p>
          </table:table-cell>
          <table:table-cell table:style-name="ce14" table:formula="of:=COM.MICROSOFT.IFS([.E835]=[$Konventionen.$C$2];[.J835]+[$Konventionen.$E$2];[.E835]=[$Konventionen.$C$3];[.J8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5]&lt;=[.N835];[.L835]&gt;=[.N835]);IF([.K835]&lt;=[.N8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6]);#NULL!;IF(ISBLANK([.I836]);ORG.OPENOFFICE.YEARS([.C836];TODAY();0);ORG.OPENOFFICE.YEARS([.C836];[.I8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6]);COM.MICROSOFT.IFS([.E836]=[$Konventionen.$C$2];[.G836]+[$Konventionen.$D$2];[.E836]=[$Konventionen.$C$3];[.G836]+[$Konventionen.$D$3]); COM.MICROSOFT.IFS([.E836]=[$Konventionen.$C$2];[.I836]+[$Konventionen.$D$2];[.E836]=[$Konventionen.$C$3];[.I836]+[$Konventionen.$D$3]))" office:value-type="string" office:string-value="" calcext:value-type="error">
            <text:p>#NV</text:p>
          </table:table-cell>
          <table:table-cell table:style-name="ce14" table:formula="of:=[.L836]-7" office:value-type="string" office:string-value="" calcext:value-type="error">
            <text:p>#NV</text:p>
          </table:table-cell>
          <table:table-cell table:style-name="ce14" table:formula="of:=COM.MICROSOFT.IFS([.E836]=[$Konventionen.$C$2];[.J836]+[$Konventionen.$E$2];[.E836]=[$Konventionen.$C$3];[.J8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6]&lt;=[.N836];[.L836]&gt;=[.N836]);IF([.K836]&lt;=[.N8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7]);#NULL!;IF(ISBLANK([.I837]);ORG.OPENOFFICE.YEARS([.C837];TODAY();0);ORG.OPENOFFICE.YEARS([.C837];[.I8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7]);COM.MICROSOFT.IFS([.E837]=[$Konventionen.$C$2];[.G837]+[$Konventionen.$D$2];[.E837]=[$Konventionen.$C$3];[.G837]+[$Konventionen.$D$3]); COM.MICROSOFT.IFS([.E837]=[$Konventionen.$C$2];[.I837]+[$Konventionen.$D$2];[.E837]=[$Konventionen.$C$3];[.I837]+[$Konventionen.$D$3]))" office:value-type="string" office:string-value="" calcext:value-type="error">
            <text:p>#NV</text:p>
          </table:table-cell>
          <table:table-cell table:style-name="ce14" table:formula="of:=[.L837]-7" office:value-type="string" office:string-value="" calcext:value-type="error">
            <text:p>#NV</text:p>
          </table:table-cell>
          <table:table-cell table:style-name="ce14" table:formula="of:=COM.MICROSOFT.IFS([.E837]=[$Konventionen.$C$2];[.J837]+[$Konventionen.$E$2];[.E837]=[$Konventionen.$C$3];[.J8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7]&lt;=[.N837];[.L837]&gt;=[.N837]);IF([.K837]&lt;=[.N8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8]);#NULL!;IF(ISBLANK([.I838]);ORG.OPENOFFICE.YEARS([.C838];TODAY();0);ORG.OPENOFFICE.YEARS([.C838];[.I8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8]);COM.MICROSOFT.IFS([.E838]=[$Konventionen.$C$2];[.G838]+[$Konventionen.$D$2];[.E838]=[$Konventionen.$C$3];[.G838]+[$Konventionen.$D$3]); COM.MICROSOFT.IFS([.E838]=[$Konventionen.$C$2];[.I838]+[$Konventionen.$D$2];[.E838]=[$Konventionen.$C$3];[.I838]+[$Konventionen.$D$3]))" office:value-type="string" office:string-value="" calcext:value-type="error">
            <text:p>#NV</text:p>
          </table:table-cell>
          <table:table-cell table:style-name="ce14" table:formula="of:=[.L838]-7" office:value-type="string" office:string-value="" calcext:value-type="error">
            <text:p>#NV</text:p>
          </table:table-cell>
          <table:table-cell table:style-name="ce14" table:formula="of:=COM.MICROSOFT.IFS([.E838]=[$Konventionen.$C$2];[.J838]+[$Konventionen.$E$2];[.E838]=[$Konventionen.$C$3];[.J8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8]&lt;=[.N838];[.L838]&gt;=[.N838]);IF([.K838]&lt;=[.N8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9]);#NULL!;IF(ISBLANK([.I839]);ORG.OPENOFFICE.YEARS([.C839];TODAY();0);ORG.OPENOFFICE.YEARS([.C839];[.I8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9]);COM.MICROSOFT.IFS([.E839]=[$Konventionen.$C$2];[.G839]+[$Konventionen.$D$2];[.E839]=[$Konventionen.$C$3];[.G839]+[$Konventionen.$D$3]); COM.MICROSOFT.IFS([.E839]=[$Konventionen.$C$2];[.I839]+[$Konventionen.$D$2];[.E839]=[$Konventionen.$C$3];[.I839]+[$Konventionen.$D$3]))" office:value-type="string" office:string-value="" calcext:value-type="error">
            <text:p>#NV</text:p>
          </table:table-cell>
          <table:table-cell table:style-name="ce14" table:formula="of:=[.L839]-7" office:value-type="string" office:string-value="" calcext:value-type="error">
            <text:p>#NV</text:p>
          </table:table-cell>
          <table:table-cell table:style-name="ce14" table:formula="of:=COM.MICROSOFT.IFS([.E839]=[$Konventionen.$C$2];[.J839]+[$Konventionen.$E$2];[.E839]=[$Konventionen.$C$3];[.J8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9]&lt;=[.N839];[.L839]&gt;=[.N839]);IF([.K839]&lt;=[.N8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0]);#NULL!;IF(ISBLANK([.I840]);ORG.OPENOFFICE.YEARS([.C840];TODAY();0);ORG.OPENOFFICE.YEARS([.C840];[.I8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0]);COM.MICROSOFT.IFS([.E840]=[$Konventionen.$C$2];[.G840]+[$Konventionen.$D$2];[.E840]=[$Konventionen.$C$3];[.G840]+[$Konventionen.$D$3]); COM.MICROSOFT.IFS([.E840]=[$Konventionen.$C$2];[.I840]+[$Konventionen.$D$2];[.E840]=[$Konventionen.$C$3];[.I840]+[$Konventionen.$D$3]))" office:value-type="string" office:string-value="" calcext:value-type="error">
            <text:p>#NV</text:p>
          </table:table-cell>
          <table:table-cell table:style-name="ce14" table:formula="of:=[.L840]-7" office:value-type="string" office:string-value="" calcext:value-type="error">
            <text:p>#NV</text:p>
          </table:table-cell>
          <table:table-cell table:style-name="ce14" table:formula="of:=COM.MICROSOFT.IFS([.E840]=[$Konventionen.$C$2];[.J840]+[$Konventionen.$E$2];[.E840]=[$Konventionen.$C$3];[.J8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0]&lt;=[.N840];[.L840]&gt;=[.N840]);IF([.K840]&lt;=[.N8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1]);#NULL!;IF(ISBLANK([.I841]);ORG.OPENOFFICE.YEARS([.C841];TODAY();0);ORG.OPENOFFICE.YEARS([.C841];[.I8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1]);COM.MICROSOFT.IFS([.E841]=[$Konventionen.$C$2];[.G841]+[$Konventionen.$D$2];[.E841]=[$Konventionen.$C$3];[.G841]+[$Konventionen.$D$3]); COM.MICROSOFT.IFS([.E841]=[$Konventionen.$C$2];[.I841]+[$Konventionen.$D$2];[.E841]=[$Konventionen.$C$3];[.I841]+[$Konventionen.$D$3]))" office:value-type="string" office:string-value="" calcext:value-type="error">
            <text:p>#NV</text:p>
          </table:table-cell>
          <table:table-cell table:style-name="ce14" table:formula="of:=[.L841]-7" office:value-type="string" office:string-value="" calcext:value-type="error">
            <text:p>#NV</text:p>
          </table:table-cell>
          <table:table-cell table:style-name="ce14" table:formula="of:=COM.MICROSOFT.IFS([.E841]=[$Konventionen.$C$2];[.J841]+[$Konventionen.$E$2];[.E841]=[$Konventionen.$C$3];[.J8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1]&lt;=[.N841];[.L841]&gt;=[.N841]);IF([.K841]&lt;=[.N8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2]);#NULL!;IF(ISBLANK([.I842]);ORG.OPENOFFICE.YEARS([.C842];TODAY();0);ORG.OPENOFFICE.YEARS([.C842];[.I8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2]);COM.MICROSOFT.IFS([.E842]=[$Konventionen.$C$2];[.G842]+[$Konventionen.$D$2];[.E842]=[$Konventionen.$C$3];[.G842]+[$Konventionen.$D$3]); COM.MICROSOFT.IFS([.E842]=[$Konventionen.$C$2];[.I842]+[$Konventionen.$D$2];[.E842]=[$Konventionen.$C$3];[.I842]+[$Konventionen.$D$3]))" office:value-type="string" office:string-value="" calcext:value-type="error">
            <text:p>#NV</text:p>
          </table:table-cell>
          <table:table-cell table:style-name="ce14" table:formula="of:=[.L842]-7" office:value-type="string" office:string-value="" calcext:value-type="error">
            <text:p>#NV</text:p>
          </table:table-cell>
          <table:table-cell table:style-name="ce14" table:formula="of:=COM.MICROSOFT.IFS([.E842]=[$Konventionen.$C$2];[.J842]+[$Konventionen.$E$2];[.E842]=[$Konventionen.$C$3];[.J8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2]&lt;=[.N842];[.L842]&gt;=[.N842]);IF([.K842]&lt;=[.N8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3]);#NULL!;IF(ISBLANK([.I843]);ORG.OPENOFFICE.YEARS([.C843];TODAY();0);ORG.OPENOFFICE.YEARS([.C843];[.I8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3]);COM.MICROSOFT.IFS([.E843]=[$Konventionen.$C$2];[.G843]+[$Konventionen.$D$2];[.E843]=[$Konventionen.$C$3];[.G843]+[$Konventionen.$D$3]); COM.MICROSOFT.IFS([.E843]=[$Konventionen.$C$2];[.I843]+[$Konventionen.$D$2];[.E843]=[$Konventionen.$C$3];[.I843]+[$Konventionen.$D$3]))" office:value-type="string" office:string-value="" calcext:value-type="error">
            <text:p>#NV</text:p>
          </table:table-cell>
          <table:table-cell table:style-name="ce14" table:formula="of:=[.L843]-7" office:value-type="string" office:string-value="" calcext:value-type="error">
            <text:p>#NV</text:p>
          </table:table-cell>
          <table:table-cell table:style-name="ce14" table:formula="of:=COM.MICROSOFT.IFS([.E843]=[$Konventionen.$C$2];[.J843]+[$Konventionen.$E$2];[.E843]=[$Konventionen.$C$3];[.J8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3]&lt;=[.N843];[.L843]&gt;=[.N843]);IF([.K843]&lt;=[.N8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4]);#NULL!;IF(ISBLANK([.I844]);ORG.OPENOFFICE.YEARS([.C844];TODAY();0);ORG.OPENOFFICE.YEARS([.C844];[.I8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4]);COM.MICROSOFT.IFS([.E844]=[$Konventionen.$C$2];[.G844]+[$Konventionen.$D$2];[.E844]=[$Konventionen.$C$3];[.G844]+[$Konventionen.$D$3]); COM.MICROSOFT.IFS([.E844]=[$Konventionen.$C$2];[.I844]+[$Konventionen.$D$2];[.E844]=[$Konventionen.$C$3];[.I844]+[$Konventionen.$D$3]))" office:value-type="string" office:string-value="" calcext:value-type="error">
            <text:p>#NV</text:p>
          </table:table-cell>
          <table:table-cell table:style-name="ce14" table:formula="of:=[.L844]-7" office:value-type="string" office:string-value="" calcext:value-type="error">
            <text:p>#NV</text:p>
          </table:table-cell>
          <table:table-cell table:style-name="ce14" table:formula="of:=COM.MICROSOFT.IFS([.E844]=[$Konventionen.$C$2];[.J844]+[$Konventionen.$E$2];[.E844]=[$Konventionen.$C$3];[.J8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4]&lt;=[.N844];[.L844]&gt;=[.N844]);IF([.K844]&lt;=[.N8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5]);#NULL!;IF(ISBLANK([.I845]);ORG.OPENOFFICE.YEARS([.C845];TODAY();0);ORG.OPENOFFICE.YEARS([.C845];[.I8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5]);COM.MICROSOFT.IFS([.E845]=[$Konventionen.$C$2];[.G845]+[$Konventionen.$D$2];[.E845]=[$Konventionen.$C$3];[.G845]+[$Konventionen.$D$3]); COM.MICROSOFT.IFS([.E845]=[$Konventionen.$C$2];[.I845]+[$Konventionen.$D$2];[.E845]=[$Konventionen.$C$3];[.I845]+[$Konventionen.$D$3]))" office:value-type="string" office:string-value="" calcext:value-type="error">
            <text:p>#NV</text:p>
          </table:table-cell>
          <table:table-cell table:style-name="ce14" table:formula="of:=[.L845]-7" office:value-type="string" office:string-value="" calcext:value-type="error">
            <text:p>#NV</text:p>
          </table:table-cell>
          <table:table-cell table:style-name="ce14" table:formula="of:=COM.MICROSOFT.IFS([.E845]=[$Konventionen.$C$2];[.J845]+[$Konventionen.$E$2];[.E845]=[$Konventionen.$C$3];[.J8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5]&lt;=[.N845];[.L845]&gt;=[.N845]);IF([.K845]&lt;=[.N8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6]);#NULL!;IF(ISBLANK([.I846]);ORG.OPENOFFICE.YEARS([.C846];TODAY();0);ORG.OPENOFFICE.YEARS([.C846];[.I8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6]);COM.MICROSOFT.IFS([.E846]=[$Konventionen.$C$2];[.G846]+[$Konventionen.$D$2];[.E846]=[$Konventionen.$C$3];[.G846]+[$Konventionen.$D$3]); COM.MICROSOFT.IFS([.E846]=[$Konventionen.$C$2];[.I846]+[$Konventionen.$D$2];[.E846]=[$Konventionen.$C$3];[.I846]+[$Konventionen.$D$3]))" office:value-type="string" office:string-value="" calcext:value-type="error">
            <text:p>#NV</text:p>
          </table:table-cell>
          <table:table-cell table:style-name="ce14" table:formula="of:=[.L846]-7" office:value-type="string" office:string-value="" calcext:value-type="error">
            <text:p>#NV</text:p>
          </table:table-cell>
          <table:table-cell table:style-name="ce14" table:formula="of:=COM.MICROSOFT.IFS([.E846]=[$Konventionen.$C$2];[.J846]+[$Konventionen.$E$2];[.E846]=[$Konventionen.$C$3];[.J8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6]&lt;=[.N846];[.L846]&gt;=[.N846]);IF([.K846]&lt;=[.N8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7]);#NULL!;IF(ISBLANK([.I847]);ORG.OPENOFFICE.YEARS([.C847];TODAY();0);ORG.OPENOFFICE.YEARS([.C847];[.I8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7]);COM.MICROSOFT.IFS([.E847]=[$Konventionen.$C$2];[.G847]+[$Konventionen.$D$2];[.E847]=[$Konventionen.$C$3];[.G847]+[$Konventionen.$D$3]); COM.MICROSOFT.IFS([.E847]=[$Konventionen.$C$2];[.I847]+[$Konventionen.$D$2];[.E847]=[$Konventionen.$C$3];[.I847]+[$Konventionen.$D$3]))" office:value-type="string" office:string-value="" calcext:value-type="error">
            <text:p>#NV</text:p>
          </table:table-cell>
          <table:table-cell table:style-name="ce14" table:formula="of:=[.L847]-7" office:value-type="string" office:string-value="" calcext:value-type="error">
            <text:p>#NV</text:p>
          </table:table-cell>
          <table:table-cell table:style-name="ce14" table:formula="of:=COM.MICROSOFT.IFS([.E847]=[$Konventionen.$C$2];[.J847]+[$Konventionen.$E$2];[.E847]=[$Konventionen.$C$3];[.J8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7]&lt;=[.N847];[.L847]&gt;=[.N847]);IF([.K847]&lt;=[.N8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8]);#NULL!;IF(ISBLANK([.I848]);ORG.OPENOFFICE.YEARS([.C848];TODAY();0);ORG.OPENOFFICE.YEARS([.C848];[.I8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8]);COM.MICROSOFT.IFS([.E848]=[$Konventionen.$C$2];[.G848]+[$Konventionen.$D$2];[.E848]=[$Konventionen.$C$3];[.G848]+[$Konventionen.$D$3]); COM.MICROSOFT.IFS([.E848]=[$Konventionen.$C$2];[.I848]+[$Konventionen.$D$2];[.E848]=[$Konventionen.$C$3];[.I848]+[$Konventionen.$D$3]))" office:value-type="string" office:string-value="" calcext:value-type="error">
            <text:p>#NV</text:p>
          </table:table-cell>
          <table:table-cell table:style-name="ce14" table:formula="of:=[.L848]-7" office:value-type="string" office:string-value="" calcext:value-type="error">
            <text:p>#NV</text:p>
          </table:table-cell>
          <table:table-cell table:style-name="ce14" table:formula="of:=COM.MICROSOFT.IFS([.E848]=[$Konventionen.$C$2];[.J848]+[$Konventionen.$E$2];[.E848]=[$Konventionen.$C$3];[.J8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8]&lt;=[.N848];[.L848]&gt;=[.N848]);IF([.K848]&lt;=[.N8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9]);#NULL!;IF(ISBLANK([.I849]);ORG.OPENOFFICE.YEARS([.C849];TODAY();0);ORG.OPENOFFICE.YEARS([.C849];[.I8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9]);COM.MICROSOFT.IFS([.E849]=[$Konventionen.$C$2];[.G849]+[$Konventionen.$D$2];[.E849]=[$Konventionen.$C$3];[.G849]+[$Konventionen.$D$3]); COM.MICROSOFT.IFS([.E849]=[$Konventionen.$C$2];[.I849]+[$Konventionen.$D$2];[.E849]=[$Konventionen.$C$3];[.I849]+[$Konventionen.$D$3]))" office:value-type="string" office:string-value="" calcext:value-type="error">
            <text:p>#NV</text:p>
          </table:table-cell>
          <table:table-cell table:style-name="ce14" table:formula="of:=[.L849]-7" office:value-type="string" office:string-value="" calcext:value-type="error">
            <text:p>#NV</text:p>
          </table:table-cell>
          <table:table-cell table:style-name="ce14" table:formula="of:=COM.MICROSOFT.IFS([.E849]=[$Konventionen.$C$2];[.J849]+[$Konventionen.$E$2];[.E849]=[$Konventionen.$C$3];[.J8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9]&lt;=[.N849];[.L849]&gt;=[.N849]);IF([.K849]&lt;=[.N8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0]);#NULL!;IF(ISBLANK([.I850]);ORG.OPENOFFICE.YEARS([.C850];TODAY();0);ORG.OPENOFFICE.YEARS([.C850];[.I8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0]);COM.MICROSOFT.IFS([.E850]=[$Konventionen.$C$2];[.G850]+[$Konventionen.$D$2];[.E850]=[$Konventionen.$C$3];[.G850]+[$Konventionen.$D$3]); COM.MICROSOFT.IFS([.E850]=[$Konventionen.$C$2];[.I850]+[$Konventionen.$D$2];[.E850]=[$Konventionen.$C$3];[.I850]+[$Konventionen.$D$3]))" office:value-type="string" office:string-value="" calcext:value-type="error">
            <text:p>#NV</text:p>
          </table:table-cell>
          <table:table-cell table:style-name="ce14" table:formula="of:=[.L850]-7" office:value-type="string" office:string-value="" calcext:value-type="error">
            <text:p>#NV</text:p>
          </table:table-cell>
          <table:table-cell table:style-name="ce14" table:formula="of:=COM.MICROSOFT.IFS([.E850]=[$Konventionen.$C$2];[.J850]+[$Konventionen.$E$2];[.E850]=[$Konventionen.$C$3];[.J8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0]&lt;=[.N850];[.L850]&gt;=[.N850]);IF([.K850]&lt;=[.N8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1]);#NULL!;IF(ISBLANK([.I851]);ORG.OPENOFFICE.YEARS([.C851];TODAY();0);ORG.OPENOFFICE.YEARS([.C851];[.I8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1]);COM.MICROSOFT.IFS([.E851]=[$Konventionen.$C$2];[.G851]+[$Konventionen.$D$2];[.E851]=[$Konventionen.$C$3];[.G851]+[$Konventionen.$D$3]); COM.MICROSOFT.IFS([.E851]=[$Konventionen.$C$2];[.I851]+[$Konventionen.$D$2];[.E851]=[$Konventionen.$C$3];[.I851]+[$Konventionen.$D$3]))" office:value-type="string" office:string-value="" calcext:value-type="error">
            <text:p>#NV</text:p>
          </table:table-cell>
          <table:table-cell table:style-name="ce14" table:formula="of:=[.L851]-7" office:value-type="string" office:string-value="" calcext:value-type="error">
            <text:p>#NV</text:p>
          </table:table-cell>
          <table:table-cell table:style-name="ce14" table:formula="of:=COM.MICROSOFT.IFS([.E851]=[$Konventionen.$C$2];[.J851]+[$Konventionen.$E$2];[.E851]=[$Konventionen.$C$3];[.J8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1]&lt;=[.N851];[.L851]&gt;=[.N851]);IF([.K851]&lt;=[.N8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2]);#NULL!;IF(ISBLANK([.I852]);ORG.OPENOFFICE.YEARS([.C852];TODAY();0);ORG.OPENOFFICE.YEARS([.C852];[.I8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2]);COM.MICROSOFT.IFS([.E852]=[$Konventionen.$C$2];[.G852]+[$Konventionen.$D$2];[.E852]=[$Konventionen.$C$3];[.G852]+[$Konventionen.$D$3]); COM.MICROSOFT.IFS([.E852]=[$Konventionen.$C$2];[.I852]+[$Konventionen.$D$2];[.E852]=[$Konventionen.$C$3];[.I852]+[$Konventionen.$D$3]))" office:value-type="string" office:string-value="" calcext:value-type="error">
            <text:p>#NV</text:p>
          </table:table-cell>
          <table:table-cell table:style-name="ce14" table:formula="of:=[.L852]-7" office:value-type="string" office:string-value="" calcext:value-type="error">
            <text:p>#NV</text:p>
          </table:table-cell>
          <table:table-cell table:style-name="ce14" table:formula="of:=COM.MICROSOFT.IFS([.E852]=[$Konventionen.$C$2];[.J852]+[$Konventionen.$E$2];[.E852]=[$Konventionen.$C$3];[.J8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2]&lt;=[.N852];[.L852]&gt;=[.N852]);IF([.K852]&lt;=[.N8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3]);#NULL!;IF(ISBLANK([.I853]);ORG.OPENOFFICE.YEARS([.C853];TODAY();0);ORG.OPENOFFICE.YEARS([.C853];[.I8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3]);COM.MICROSOFT.IFS([.E853]=[$Konventionen.$C$2];[.G853]+[$Konventionen.$D$2];[.E853]=[$Konventionen.$C$3];[.G853]+[$Konventionen.$D$3]); COM.MICROSOFT.IFS([.E853]=[$Konventionen.$C$2];[.I853]+[$Konventionen.$D$2];[.E853]=[$Konventionen.$C$3];[.I853]+[$Konventionen.$D$3]))" office:value-type="string" office:string-value="" calcext:value-type="error">
            <text:p>#NV</text:p>
          </table:table-cell>
          <table:table-cell table:style-name="ce14" table:formula="of:=[.L853]-7" office:value-type="string" office:string-value="" calcext:value-type="error">
            <text:p>#NV</text:p>
          </table:table-cell>
          <table:table-cell table:style-name="ce14" table:formula="of:=COM.MICROSOFT.IFS([.E853]=[$Konventionen.$C$2];[.J853]+[$Konventionen.$E$2];[.E853]=[$Konventionen.$C$3];[.J8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3]&lt;=[.N853];[.L853]&gt;=[.N853]);IF([.K853]&lt;=[.N8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4]);#NULL!;IF(ISBLANK([.I854]);ORG.OPENOFFICE.YEARS([.C854];TODAY();0);ORG.OPENOFFICE.YEARS([.C854];[.I8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4]);COM.MICROSOFT.IFS([.E854]=[$Konventionen.$C$2];[.G854]+[$Konventionen.$D$2];[.E854]=[$Konventionen.$C$3];[.G854]+[$Konventionen.$D$3]); COM.MICROSOFT.IFS([.E854]=[$Konventionen.$C$2];[.I854]+[$Konventionen.$D$2];[.E854]=[$Konventionen.$C$3];[.I854]+[$Konventionen.$D$3]))" office:value-type="string" office:string-value="" calcext:value-type="error">
            <text:p>#NV</text:p>
          </table:table-cell>
          <table:table-cell table:style-name="ce14" table:formula="of:=[.L854]-7" office:value-type="string" office:string-value="" calcext:value-type="error">
            <text:p>#NV</text:p>
          </table:table-cell>
          <table:table-cell table:style-name="ce14" table:formula="of:=COM.MICROSOFT.IFS([.E854]=[$Konventionen.$C$2];[.J854]+[$Konventionen.$E$2];[.E854]=[$Konventionen.$C$3];[.J8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4]&lt;=[.N854];[.L854]&gt;=[.N854]);IF([.K854]&lt;=[.N8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5]);#NULL!;IF(ISBLANK([.I855]);ORG.OPENOFFICE.YEARS([.C855];TODAY();0);ORG.OPENOFFICE.YEARS([.C855];[.I8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5]);COM.MICROSOFT.IFS([.E855]=[$Konventionen.$C$2];[.G855]+[$Konventionen.$D$2];[.E855]=[$Konventionen.$C$3];[.G855]+[$Konventionen.$D$3]); COM.MICROSOFT.IFS([.E855]=[$Konventionen.$C$2];[.I855]+[$Konventionen.$D$2];[.E855]=[$Konventionen.$C$3];[.I855]+[$Konventionen.$D$3]))" office:value-type="string" office:string-value="" calcext:value-type="error">
            <text:p>#NV</text:p>
          </table:table-cell>
          <table:table-cell table:style-name="ce14" table:formula="of:=[.L855]-7" office:value-type="string" office:string-value="" calcext:value-type="error">
            <text:p>#NV</text:p>
          </table:table-cell>
          <table:table-cell table:style-name="ce14" table:formula="of:=COM.MICROSOFT.IFS([.E855]=[$Konventionen.$C$2];[.J855]+[$Konventionen.$E$2];[.E855]=[$Konventionen.$C$3];[.J8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5]&lt;=[.N855];[.L855]&gt;=[.N855]);IF([.K855]&lt;=[.N8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6]);#NULL!;IF(ISBLANK([.I856]);ORG.OPENOFFICE.YEARS([.C856];TODAY();0);ORG.OPENOFFICE.YEARS([.C856];[.I8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6]);COM.MICROSOFT.IFS([.E856]=[$Konventionen.$C$2];[.G856]+[$Konventionen.$D$2];[.E856]=[$Konventionen.$C$3];[.G856]+[$Konventionen.$D$3]); COM.MICROSOFT.IFS([.E856]=[$Konventionen.$C$2];[.I856]+[$Konventionen.$D$2];[.E856]=[$Konventionen.$C$3];[.I856]+[$Konventionen.$D$3]))" office:value-type="string" office:string-value="" calcext:value-type="error">
            <text:p>#NV</text:p>
          </table:table-cell>
          <table:table-cell table:style-name="ce14" table:formula="of:=[.L856]-7" office:value-type="string" office:string-value="" calcext:value-type="error">
            <text:p>#NV</text:p>
          </table:table-cell>
          <table:table-cell table:style-name="ce14" table:formula="of:=COM.MICROSOFT.IFS([.E856]=[$Konventionen.$C$2];[.J856]+[$Konventionen.$E$2];[.E856]=[$Konventionen.$C$3];[.J8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6]&lt;=[.N856];[.L856]&gt;=[.N856]);IF([.K856]&lt;=[.N8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7]);#NULL!;IF(ISBLANK([.I857]);ORG.OPENOFFICE.YEARS([.C857];TODAY();0);ORG.OPENOFFICE.YEARS([.C857];[.I8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7]);COM.MICROSOFT.IFS([.E857]=[$Konventionen.$C$2];[.G857]+[$Konventionen.$D$2];[.E857]=[$Konventionen.$C$3];[.G857]+[$Konventionen.$D$3]); COM.MICROSOFT.IFS([.E857]=[$Konventionen.$C$2];[.I857]+[$Konventionen.$D$2];[.E857]=[$Konventionen.$C$3];[.I857]+[$Konventionen.$D$3]))" office:value-type="string" office:string-value="" calcext:value-type="error">
            <text:p>#NV</text:p>
          </table:table-cell>
          <table:table-cell table:style-name="ce14" table:formula="of:=[.L857]-7" office:value-type="string" office:string-value="" calcext:value-type="error">
            <text:p>#NV</text:p>
          </table:table-cell>
          <table:table-cell table:style-name="ce14" table:formula="of:=COM.MICROSOFT.IFS([.E857]=[$Konventionen.$C$2];[.J857]+[$Konventionen.$E$2];[.E857]=[$Konventionen.$C$3];[.J8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7]&lt;=[.N857];[.L857]&gt;=[.N857]);IF([.K857]&lt;=[.N8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8]);#NULL!;IF(ISBLANK([.I858]);ORG.OPENOFFICE.YEARS([.C858];TODAY();0);ORG.OPENOFFICE.YEARS([.C858];[.I8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8]);COM.MICROSOFT.IFS([.E858]=[$Konventionen.$C$2];[.G858]+[$Konventionen.$D$2];[.E858]=[$Konventionen.$C$3];[.G858]+[$Konventionen.$D$3]); COM.MICROSOFT.IFS([.E858]=[$Konventionen.$C$2];[.I858]+[$Konventionen.$D$2];[.E858]=[$Konventionen.$C$3];[.I858]+[$Konventionen.$D$3]))" office:value-type="string" office:string-value="" calcext:value-type="error">
            <text:p>#NV</text:p>
          </table:table-cell>
          <table:table-cell table:style-name="ce14" table:formula="of:=[.L858]-7" office:value-type="string" office:string-value="" calcext:value-type="error">
            <text:p>#NV</text:p>
          </table:table-cell>
          <table:table-cell table:style-name="ce14" table:formula="of:=COM.MICROSOFT.IFS([.E858]=[$Konventionen.$C$2];[.J858]+[$Konventionen.$E$2];[.E858]=[$Konventionen.$C$3];[.J8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8]&lt;=[.N858];[.L858]&gt;=[.N858]);IF([.K858]&lt;=[.N8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9]);#NULL!;IF(ISBLANK([.I859]);ORG.OPENOFFICE.YEARS([.C859];TODAY();0);ORG.OPENOFFICE.YEARS([.C859];[.I8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9]);COM.MICROSOFT.IFS([.E859]=[$Konventionen.$C$2];[.G859]+[$Konventionen.$D$2];[.E859]=[$Konventionen.$C$3];[.G859]+[$Konventionen.$D$3]); COM.MICROSOFT.IFS([.E859]=[$Konventionen.$C$2];[.I859]+[$Konventionen.$D$2];[.E859]=[$Konventionen.$C$3];[.I859]+[$Konventionen.$D$3]))" office:value-type="string" office:string-value="" calcext:value-type="error">
            <text:p>#NV</text:p>
          </table:table-cell>
          <table:table-cell table:style-name="ce14" table:formula="of:=[.L859]-7" office:value-type="string" office:string-value="" calcext:value-type="error">
            <text:p>#NV</text:p>
          </table:table-cell>
          <table:table-cell table:style-name="ce14" table:formula="of:=COM.MICROSOFT.IFS([.E859]=[$Konventionen.$C$2];[.J859]+[$Konventionen.$E$2];[.E859]=[$Konventionen.$C$3];[.J8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9]&lt;=[.N859];[.L859]&gt;=[.N859]);IF([.K859]&lt;=[.N8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0]);#NULL!;IF(ISBLANK([.I860]);ORG.OPENOFFICE.YEARS([.C860];TODAY();0);ORG.OPENOFFICE.YEARS([.C860];[.I8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0]);COM.MICROSOFT.IFS([.E860]=[$Konventionen.$C$2];[.G860]+[$Konventionen.$D$2];[.E860]=[$Konventionen.$C$3];[.G860]+[$Konventionen.$D$3]); COM.MICROSOFT.IFS([.E860]=[$Konventionen.$C$2];[.I860]+[$Konventionen.$D$2];[.E860]=[$Konventionen.$C$3];[.I860]+[$Konventionen.$D$3]))" office:value-type="string" office:string-value="" calcext:value-type="error">
            <text:p>#NV</text:p>
          </table:table-cell>
          <table:table-cell table:style-name="ce14" table:formula="of:=[.L860]-7" office:value-type="string" office:string-value="" calcext:value-type="error">
            <text:p>#NV</text:p>
          </table:table-cell>
          <table:table-cell table:style-name="ce14" table:formula="of:=COM.MICROSOFT.IFS([.E860]=[$Konventionen.$C$2];[.J860]+[$Konventionen.$E$2];[.E860]=[$Konventionen.$C$3];[.J8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0]&lt;=[.N860];[.L860]&gt;=[.N860]);IF([.K860]&lt;=[.N8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1]);#NULL!;IF(ISBLANK([.I861]);ORG.OPENOFFICE.YEARS([.C861];TODAY();0);ORG.OPENOFFICE.YEARS([.C861];[.I8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1]);COM.MICROSOFT.IFS([.E861]=[$Konventionen.$C$2];[.G861]+[$Konventionen.$D$2];[.E861]=[$Konventionen.$C$3];[.G861]+[$Konventionen.$D$3]); COM.MICROSOFT.IFS([.E861]=[$Konventionen.$C$2];[.I861]+[$Konventionen.$D$2];[.E861]=[$Konventionen.$C$3];[.I861]+[$Konventionen.$D$3]))" office:value-type="string" office:string-value="" calcext:value-type="error">
            <text:p>#NV</text:p>
          </table:table-cell>
          <table:table-cell table:style-name="ce14" table:formula="of:=[.L861]-7" office:value-type="string" office:string-value="" calcext:value-type="error">
            <text:p>#NV</text:p>
          </table:table-cell>
          <table:table-cell table:style-name="ce14" table:formula="of:=COM.MICROSOFT.IFS([.E861]=[$Konventionen.$C$2];[.J861]+[$Konventionen.$E$2];[.E861]=[$Konventionen.$C$3];[.J8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1]&lt;=[.N861];[.L861]&gt;=[.N861]);IF([.K861]&lt;=[.N8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2]);#NULL!;IF(ISBLANK([.I862]);ORG.OPENOFFICE.YEARS([.C862];TODAY();0);ORG.OPENOFFICE.YEARS([.C862];[.I8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2]);COM.MICROSOFT.IFS([.E862]=[$Konventionen.$C$2];[.G862]+[$Konventionen.$D$2];[.E862]=[$Konventionen.$C$3];[.G862]+[$Konventionen.$D$3]); COM.MICROSOFT.IFS([.E862]=[$Konventionen.$C$2];[.I862]+[$Konventionen.$D$2];[.E862]=[$Konventionen.$C$3];[.I862]+[$Konventionen.$D$3]))" office:value-type="string" office:string-value="" calcext:value-type="error">
            <text:p>#NV</text:p>
          </table:table-cell>
          <table:table-cell table:style-name="ce14" table:formula="of:=[.L862]-7" office:value-type="string" office:string-value="" calcext:value-type="error">
            <text:p>#NV</text:p>
          </table:table-cell>
          <table:table-cell table:style-name="ce14" table:formula="of:=COM.MICROSOFT.IFS([.E862]=[$Konventionen.$C$2];[.J862]+[$Konventionen.$E$2];[.E862]=[$Konventionen.$C$3];[.J8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2]&lt;=[.N862];[.L862]&gt;=[.N862]);IF([.K862]&lt;=[.N8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3]);#NULL!;IF(ISBLANK([.I863]);ORG.OPENOFFICE.YEARS([.C863];TODAY();0);ORG.OPENOFFICE.YEARS([.C863];[.I8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3]);COM.MICROSOFT.IFS([.E863]=[$Konventionen.$C$2];[.G863]+[$Konventionen.$D$2];[.E863]=[$Konventionen.$C$3];[.G863]+[$Konventionen.$D$3]); COM.MICROSOFT.IFS([.E863]=[$Konventionen.$C$2];[.I863]+[$Konventionen.$D$2];[.E863]=[$Konventionen.$C$3];[.I863]+[$Konventionen.$D$3]))" office:value-type="string" office:string-value="" calcext:value-type="error">
            <text:p>#NV</text:p>
          </table:table-cell>
          <table:table-cell table:style-name="ce14" table:formula="of:=[.L863]-7" office:value-type="string" office:string-value="" calcext:value-type="error">
            <text:p>#NV</text:p>
          </table:table-cell>
          <table:table-cell table:style-name="ce14" table:formula="of:=COM.MICROSOFT.IFS([.E863]=[$Konventionen.$C$2];[.J863]+[$Konventionen.$E$2];[.E863]=[$Konventionen.$C$3];[.J8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3]&lt;=[.N863];[.L863]&gt;=[.N863]);IF([.K863]&lt;=[.N8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4]);#NULL!;IF(ISBLANK([.I864]);ORG.OPENOFFICE.YEARS([.C864];TODAY();0);ORG.OPENOFFICE.YEARS([.C864];[.I8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4]);COM.MICROSOFT.IFS([.E864]=[$Konventionen.$C$2];[.G864]+[$Konventionen.$D$2];[.E864]=[$Konventionen.$C$3];[.G864]+[$Konventionen.$D$3]); COM.MICROSOFT.IFS([.E864]=[$Konventionen.$C$2];[.I864]+[$Konventionen.$D$2];[.E864]=[$Konventionen.$C$3];[.I864]+[$Konventionen.$D$3]))" office:value-type="string" office:string-value="" calcext:value-type="error">
            <text:p>#NV</text:p>
          </table:table-cell>
          <table:table-cell table:style-name="ce14" table:formula="of:=[.L864]-7" office:value-type="string" office:string-value="" calcext:value-type="error">
            <text:p>#NV</text:p>
          </table:table-cell>
          <table:table-cell table:style-name="ce14" table:formula="of:=COM.MICROSOFT.IFS([.E864]=[$Konventionen.$C$2];[.J864]+[$Konventionen.$E$2];[.E864]=[$Konventionen.$C$3];[.J8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4]&lt;=[.N864];[.L864]&gt;=[.N864]);IF([.K864]&lt;=[.N8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5]);#NULL!;IF(ISBLANK([.I865]);ORG.OPENOFFICE.YEARS([.C865];TODAY();0);ORG.OPENOFFICE.YEARS([.C865];[.I8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5]);COM.MICROSOFT.IFS([.E865]=[$Konventionen.$C$2];[.G865]+[$Konventionen.$D$2];[.E865]=[$Konventionen.$C$3];[.G865]+[$Konventionen.$D$3]); COM.MICROSOFT.IFS([.E865]=[$Konventionen.$C$2];[.I865]+[$Konventionen.$D$2];[.E865]=[$Konventionen.$C$3];[.I865]+[$Konventionen.$D$3]))" office:value-type="string" office:string-value="" calcext:value-type="error">
            <text:p>#NV</text:p>
          </table:table-cell>
          <table:table-cell table:style-name="ce14" table:formula="of:=[.L865]-7" office:value-type="string" office:string-value="" calcext:value-type="error">
            <text:p>#NV</text:p>
          </table:table-cell>
          <table:table-cell table:style-name="ce14" table:formula="of:=COM.MICROSOFT.IFS([.E865]=[$Konventionen.$C$2];[.J865]+[$Konventionen.$E$2];[.E865]=[$Konventionen.$C$3];[.J8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5]&lt;=[.N865];[.L865]&gt;=[.N865]);IF([.K865]&lt;=[.N8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6]);#NULL!;IF(ISBLANK([.I866]);ORG.OPENOFFICE.YEARS([.C866];TODAY();0);ORG.OPENOFFICE.YEARS([.C866];[.I8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6]);COM.MICROSOFT.IFS([.E866]=[$Konventionen.$C$2];[.G866]+[$Konventionen.$D$2];[.E866]=[$Konventionen.$C$3];[.G866]+[$Konventionen.$D$3]); COM.MICROSOFT.IFS([.E866]=[$Konventionen.$C$2];[.I866]+[$Konventionen.$D$2];[.E866]=[$Konventionen.$C$3];[.I866]+[$Konventionen.$D$3]))" office:value-type="string" office:string-value="" calcext:value-type="error">
            <text:p>#NV</text:p>
          </table:table-cell>
          <table:table-cell table:style-name="ce14" table:formula="of:=[.L866]-7" office:value-type="string" office:string-value="" calcext:value-type="error">
            <text:p>#NV</text:p>
          </table:table-cell>
          <table:table-cell table:style-name="ce14" table:formula="of:=COM.MICROSOFT.IFS([.E866]=[$Konventionen.$C$2];[.J866]+[$Konventionen.$E$2];[.E866]=[$Konventionen.$C$3];[.J8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6]&lt;=[.N866];[.L866]&gt;=[.N866]);IF([.K866]&lt;=[.N8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7]);#NULL!;IF(ISBLANK([.I867]);ORG.OPENOFFICE.YEARS([.C867];TODAY();0);ORG.OPENOFFICE.YEARS([.C867];[.I8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7]);COM.MICROSOFT.IFS([.E867]=[$Konventionen.$C$2];[.G867]+[$Konventionen.$D$2];[.E867]=[$Konventionen.$C$3];[.G867]+[$Konventionen.$D$3]); COM.MICROSOFT.IFS([.E867]=[$Konventionen.$C$2];[.I867]+[$Konventionen.$D$2];[.E867]=[$Konventionen.$C$3];[.I867]+[$Konventionen.$D$3]))" office:value-type="string" office:string-value="" calcext:value-type="error">
            <text:p>#NV</text:p>
          </table:table-cell>
          <table:table-cell table:style-name="ce14" table:formula="of:=[.L867]-7" office:value-type="string" office:string-value="" calcext:value-type="error">
            <text:p>#NV</text:p>
          </table:table-cell>
          <table:table-cell table:style-name="ce14" table:formula="of:=COM.MICROSOFT.IFS([.E867]=[$Konventionen.$C$2];[.J867]+[$Konventionen.$E$2];[.E867]=[$Konventionen.$C$3];[.J8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7]&lt;=[.N867];[.L867]&gt;=[.N867]);IF([.K867]&lt;=[.N8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8]);#NULL!;IF(ISBLANK([.I868]);ORG.OPENOFFICE.YEARS([.C868];TODAY();0);ORG.OPENOFFICE.YEARS([.C868];[.I8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8]);COM.MICROSOFT.IFS([.E868]=[$Konventionen.$C$2];[.G868]+[$Konventionen.$D$2];[.E868]=[$Konventionen.$C$3];[.G868]+[$Konventionen.$D$3]); COM.MICROSOFT.IFS([.E868]=[$Konventionen.$C$2];[.I868]+[$Konventionen.$D$2];[.E868]=[$Konventionen.$C$3];[.I868]+[$Konventionen.$D$3]))" office:value-type="string" office:string-value="" calcext:value-type="error">
            <text:p>#NV</text:p>
          </table:table-cell>
          <table:table-cell table:style-name="ce14" table:formula="of:=[.L868]-7" office:value-type="string" office:string-value="" calcext:value-type="error">
            <text:p>#NV</text:p>
          </table:table-cell>
          <table:table-cell table:style-name="ce14" table:formula="of:=COM.MICROSOFT.IFS([.E868]=[$Konventionen.$C$2];[.J868]+[$Konventionen.$E$2];[.E868]=[$Konventionen.$C$3];[.J8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8]&lt;=[.N868];[.L868]&gt;=[.N868]);IF([.K868]&lt;=[.N8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9]);#NULL!;IF(ISBLANK([.I869]);ORG.OPENOFFICE.YEARS([.C869];TODAY();0);ORG.OPENOFFICE.YEARS([.C869];[.I8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9]);COM.MICROSOFT.IFS([.E869]=[$Konventionen.$C$2];[.G869]+[$Konventionen.$D$2];[.E869]=[$Konventionen.$C$3];[.G869]+[$Konventionen.$D$3]); COM.MICROSOFT.IFS([.E869]=[$Konventionen.$C$2];[.I869]+[$Konventionen.$D$2];[.E869]=[$Konventionen.$C$3];[.I869]+[$Konventionen.$D$3]))" office:value-type="string" office:string-value="" calcext:value-type="error">
            <text:p>#NV</text:p>
          </table:table-cell>
          <table:table-cell table:style-name="ce14" table:formula="of:=[.L869]-7" office:value-type="string" office:string-value="" calcext:value-type="error">
            <text:p>#NV</text:p>
          </table:table-cell>
          <table:table-cell table:style-name="ce14" table:formula="of:=COM.MICROSOFT.IFS([.E869]=[$Konventionen.$C$2];[.J869]+[$Konventionen.$E$2];[.E869]=[$Konventionen.$C$3];[.J8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9]&lt;=[.N869];[.L869]&gt;=[.N869]);IF([.K869]&lt;=[.N8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0]);#NULL!;IF(ISBLANK([.I870]);ORG.OPENOFFICE.YEARS([.C870];TODAY();0);ORG.OPENOFFICE.YEARS([.C870];[.I8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0]);COM.MICROSOFT.IFS([.E870]=[$Konventionen.$C$2];[.G870]+[$Konventionen.$D$2];[.E870]=[$Konventionen.$C$3];[.G870]+[$Konventionen.$D$3]); COM.MICROSOFT.IFS([.E870]=[$Konventionen.$C$2];[.I870]+[$Konventionen.$D$2];[.E870]=[$Konventionen.$C$3];[.I870]+[$Konventionen.$D$3]))" office:value-type="string" office:string-value="" calcext:value-type="error">
            <text:p>#NV</text:p>
          </table:table-cell>
          <table:table-cell table:style-name="ce14" table:formula="of:=[.L870]-7" office:value-type="string" office:string-value="" calcext:value-type="error">
            <text:p>#NV</text:p>
          </table:table-cell>
          <table:table-cell table:style-name="ce14" table:formula="of:=COM.MICROSOFT.IFS([.E870]=[$Konventionen.$C$2];[.J870]+[$Konventionen.$E$2];[.E870]=[$Konventionen.$C$3];[.J8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0]&lt;=[.N870];[.L870]&gt;=[.N870]);IF([.K870]&lt;=[.N8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1]);#NULL!;IF(ISBLANK([.I871]);ORG.OPENOFFICE.YEARS([.C871];TODAY();0);ORG.OPENOFFICE.YEARS([.C871];[.I8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1]);COM.MICROSOFT.IFS([.E871]=[$Konventionen.$C$2];[.G871]+[$Konventionen.$D$2];[.E871]=[$Konventionen.$C$3];[.G871]+[$Konventionen.$D$3]); COM.MICROSOFT.IFS([.E871]=[$Konventionen.$C$2];[.I871]+[$Konventionen.$D$2];[.E871]=[$Konventionen.$C$3];[.I871]+[$Konventionen.$D$3]))" office:value-type="string" office:string-value="" calcext:value-type="error">
            <text:p>#NV</text:p>
          </table:table-cell>
          <table:table-cell table:style-name="ce14" table:formula="of:=[.L871]-7" office:value-type="string" office:string-value="" calcext:value-type="error">
            <text:p>#NV</text:p>
          </table:table-cell>
          <table:table-cell table:style-name="ce14" table:formula="of:=COM.MICROSOFT.IFS([.E871]=[$Konventionen.$C$2];[.J871]+[$Konventionen.$E$2];[.E871]=[$Konventionen.$C$3];[.J8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1]&lt;=[.N871];[.L871]&gt;=[.N871]);IF([.K871]&lt;=[.N8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2]);#NULL!;IF(ISBLANK([.I872]);ORG.OPENOFFICE.YEARS([.C872];TODAY();0);ORG.OPENOFFICE.YEARS([.C872];[.I8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2]);COM.MICROSOFT.IFS([.E872]=[$Konventionen.$C$2];[.G872]+[$Konventionen.$D$2];[.E872]=[$Konventionen.$C$3];[.G872]+[$Konventionen.$D$3]); COM.MICROSOFT.IFS([.E872]=[$Konventionen.$C$2];[.I872]+[$Konventionen.$D$2];[.E872]=[$Konventionen.$C$3];[.I872]+[$Konventionen.$D$3]))" office:value-type="string" office:string-value="" calcext:value-type="error">
            <text:p>#NV</text:p>
          </table:table-cell>
          <table:table-cell table:style-name="ce14" table:formula="of:=[.L872]-7" office:value-type="string" office:string-value="" calcext:value-type="error">
            <text:p>#NV</text:p>
          </table:table-cell>
          <table:table-cell table:style-name="ce14" table:formula="of:=COM.MICROSOFT.IFS([.E872]=[$Konventionen.$C$2];[.J872]+[$Konventionen.$E$2];[.E872]=[$Konventionen.$C$3];[.J8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2]&lt;=[.N872];[.L872]&gt;=[.N872]);IF([.K872]&lt;=[.N8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3]);#NULL!;IF(ISBLANK([.I873]);ORG.OPENOFFICE.YEARS([.C873];TODAY();0);ORG.OPENOFFICE.YEARS([.C873];[.I8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3]);COM.MICROSOFT.IFS([.E873]=[$Konventionen.$C$2];[.G873]+[$Konventionen.$D$2];[.E873]=[$Konventionen.$C$3];[.G873]+[$Konventionen.$D$3]); COM.MICROSOFT.IFS([.E873]=[$Konventionen.$C$2];[.I873]+[$Konventionen.$D$2];[.E873]=[$Konventionen.$C$3];[.I873]+[$Konventionen.$D$3]))" office:value-type="string" office:string-value="" calcext:value-type="error">
            <text:p>#NV</text:p>
          </table:table-cell>
          <table:table-cell table:style-name="ce14" table:formula="of:=[.L873]-7" office:value-type="string" office:string-value="" calcext:value-type="error">
            <text:p>#NV</text:p>
          </table:table-cell>
          <table:table-cell table:style-name="ce14" table:formula="of:=COM.MICROSOFT.IFS([.E873]=[$Konventionen.$C$2];[.J873]+[$Konventionen.$E$2];[.E873]=[$Konventionen.$C$3];[.J8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3]&lt;=[.N873];[.L873]&gt;=[.N873]);IF([.K873]&lt;=[.N8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4]);#NULL!;IF(ISBLANK([.I874]);ORG.OPENOFFICE.YEARS([.C874];TODAY();0);ORG.OPENOFFICE.YEARS([.C874];[.I8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4]);COM.MICROSOFT.IFS([.E874]=[$Konventionen.$C$2];[.G874]+[$Konventionen.$D$2];[.E874]=[$Konventionen.$C$3];[.G874]+[$Konventionen.$D$3]); COM.MICROSOFT.IFS([.E874]=[$Konventionen.$C$2];[.I874]+[$Konventionen.$D$2];[.E874]=[$Konventionen.$C$3];[.I874]+[$Konventionen.$D$3]))" office:value-type="string" office:string-value="" calcext:value-type="error">
            <text:p>#NV</text:p>
          </table:table-cell>
          <table:table-cell table:style-name="ce14" table:formula="of:=[.L874]-7" office:value-type="string" office:string-value="" calcext:value-type="error">
            <text:p>#NV</text:p>
          </table:table-cell>
          <table:table-cell table:style-name="ce14" table:formula="of:=COM.MICROSOFT.IFS([.E874]=[$Konventionen.$C$2];[.J874]+[$Konventionen.$E$2];[.E874]=[$Konventionen.$C$3];[.J8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4]&lt;=[.N874];[.L874]&gt;=[.N874]);IF([.K874]&lt;=[.N8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5]);#NULL!;IF(ISBLANK([.I875]);ORG.OPENOFFICE.YEARS([.C875];TODAY();0);ORG.OPENOFFICE.YEARS([.C875];[.I8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5]);COM.MICROSOFT.IFS([.E875]=[$Konventionen.$C$2];[.G875]+[$Konventionen.$D$2];[.E875]=[$Konventionen.$C$3];[.G875]+[$Konventionen.$D$3]); COM.MICROSOFT.IFS([.E875]=[$Konventionen.$C$2];[.I875]+[$Konventionen.$D$2];[.E875]=[$Konventionen.$C$3];[.I875]+[$Konventionen.$D$3]))" office:value-type="string" office:string-value="" calcext:value-type="error">
            <text:p>#NV</text:p>
          </table:table-cell>
          <table:table-cell table:style-name="ce14" table:formula="of:=[.L875]-7" office:value-type="string" office:string-value="" calcext:value-type="error">
            <text:p>#NV</text:p>
          </table:table-cell>
          <table:table-cell table:style-name="ce14" table:formula="of:=COM.MICROSOFT.IFS([.E875]=[$Konventionen.$C$2];[.J875]+[$Konventionen.$E$2];[.E875]=[$Konventionen.$C$3];[.J8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5]&lt;=[.N875];[.L875]&gt;=[.N875]);IF([.K875]&lt;=[.N8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6]);#NULL!;IF(ISBLANK([.I876]);ORG.OPENOFFICE.YEARS([.C876];TODAY();0);ORG.OPENOFFICE.YEARS([.C876];[.I8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6]);COM.MICROSOFT.IFS([.E876]=[$Konventionen.$C$2];[.G876]+[$Konventionen.$D$2];[.E876]=[$Konventionen.$C$3];[.G876]+[$Konventionen.$D$3]); COM.MICROSOFT.IFS([.E876]=[$Konventionen.$C$2];[.I876]+[$Konventionen.$D$2];[.E876]=[$Konventionen.$C$3];[.I876]+[$Konventionen.$D$3]))" office:value-type="string" office:string-value="" calcext:value-type="error">
            <text:p>#NV</text:p>
          </table:table-cell>
          <table:table-cell table:style-name="ce14" table:formula="of:=[.L876]-7" office:value-type="string" office:string-value="" calcext:value-type="error">
            <text:p>#NV</text:p>
          </table:table-cell>
          <table:table-cell table:style-name="ce14" table:formula="of:=COM.MICROSOFT.IFS([.E876]=[$Konventionen.$C$2];[.J876]+[$Konventionen.$E$2];[.E876]=[$Konventionen.$C$3];[.J8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6]&lt;=[.N876];[.L876]&gt;=[.N876]);IF([.K876]&lt;=[.N8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7]);#NULL!;IF(ISBLANK([.I877]);ORG.OPENOFFICE.YEARS([.C877];TODAY();0);ORG.OPENOFFICE.YEARS([.C877];[.I8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7]);COM.MICROSOFT.IFS([.E877]=[$Konventionen.$C$2];[.G877]+[$Konventionen.$D$2];[.E877]=[$Konventionen.$C$3];[.G877]+[$Konventionen.$D$3]); COM.MICROSOFT.IFS([.E877]=[$Konventionen.$C$2];[.I877]+[$Konventionen.$D$2];[.E877]=[$Konventionen.$C$3];[.I877]+[$Konventionen.$D$3]))" office:value-type="string" office:string-value="" calcext:value-type="error">
            <text:p>#NV</text:p>
          </table:table-cell>
          <table:table-cell table:style-name="ce14" table:formula="of:=[.L877]-7" office:value-type="string" office:string-value="" calcext:value-type="error">
            <text:p>#NV</text:p>
          </table:table-cell>
          <table:table-cell table:style-name="ce14" table:formula="of:=COM.MICROSOFT.IFS([.E877]=[$Konventionen.$C$2];[.J877]+[$Konventionen.$E$2];[.E877]=[$Konventionen.$C$3];[.J8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7]&lt;=[.N877];[.L877]&gt;=[.N877]);IF([.K877]&lt;=[.N8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8]);#NULL!;IF(ISBLANK([.I878]);ORG.OPENOFFICE.YEARS([.C878];TODAY();0);ORG.OPENOFFICE.YEARS([.C878];[.I8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8]);COM.MICROSOFT.IFS([.E878]=[$Konventionen.$C$2];[.G878]+[$Konventionen.$D$2];[.E878]=[$Konventionen.$C$3];[.G878]+[$Konventionen.$D$3]); COM.MICROSOFT.IFS([.E878]=[$Konventionen.$C$2];[.I878]+[$Konventionen.$D$2];[.E878]=[$Konventionen.$C$3];[.I878]+[$Konventionen.$D$3]))" office:value-type="string" office:string-value="" calcext:value-type="error">
            <text:p>#NV</text:p>
          </table:table-cell>
          <table:table-cell table:style-name="ce14" table:formula="of:=[.L878]-7" office:value-type="string" office:string-value="" calcext:value-type="error">
            <text:p>#NV</text:p>
          </table:table-cell>
          <table:table-cell table:style-name="ce14" table:formula="of:=COM.MICROSOFT.IFS([.E878]=[$Konventionen.$C$2];[.J878]+[$Konventionen.$E$2];[.E878]=[$Konventionen.$C$3];[.J8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8]&lt;=[.N878];[.L878]&gt;=[.N878]);IF([.K878]&lt;=[.N8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9]);#NULL!;IF(ISBLANK([.I879]);ORG.OPENOFFICE.YEARS([.C879];TODAY();0);ORG.OPENOFFICE.YEARS([.C879];[.I8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9]);COM.MICROSOFT.IFS([.E879]=[$Konventionen.$C$2];[.G879]+[$Konventionen.$D$2];[.E879]=[$Konventionen.$C$3];[.G879]+[$Konventionen.$D$3]); COM.MICROSOFT.IFS([.E879]=[$Konventionen.$C$2];[.I879]+[$Konventionen.$D$2];[.E879]=[$Konventionen.$C$3];[.I879]+[$Konventionen.$D$3]))" office:value-type="string" office:string-value="" calcext:value-type="error">
            <text:p>#NV</text:p>
          </table:table-cell>
          <table:table-cell table:style-name="ce14" table:formula="of:=[.L879]-7" office:value-type="string" office:string-value="" calcext:value-type="error">
            <text:p>#NV</text:p>
          </table:table-cell>
          <table:table-cell table:style-name="ce14" table:formula="of:=COM.MICROSOFT.IFS([.E879]=[$Konventionen.$C$2];[.J879]+[$Konventionen.$E$2];[.E879]=[$Konventionen.$C$3];[.J8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9]&lt;=[.N879];[.L879]&gt;=[.N879]);IF([.K879]&lt;=[.N8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0]);#NULL!;IF(ISBLANK([.I880]);ORG.OPENOFFICE.YEARS([.C880];TODAY();0);ORG.OPENOFFICE.YEARS([.C880];[.I8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0]);COM.MICROSOFT.IFS([.E880]=[$Konventionen.$C$2];[.G880]+[$Konventionen.$D$2];[.E880]=[$Konventionen.$C$3];[.G880]+[$Konventionen.$D$3]); COM.MICROSOFT.IFS([.E880]=[$Konventionen.$C$2];[.I880]+[$Konventionen.$D$2];[.E880]=[$Konventionen.$C$3];[.I880]+[$Konventionen.$D$3]))" office:value-type="string" office:string-value="" calcext:value-type="error">
            <text:p>#NV</text:p>
          </table:table-cell>
          <table:table-cell table:style-name="ce14" table:formula="of:=[.L880]-7" office:value-type="string" office:string-value="" calcext:value-type="error">
            <text:p>#NV</text:p>
          </table:table-cell>
          <table:table-cell table:style-name="ce14" table:formula="of:=COM.MICROSOFT.IFS([.E880]=[$Konventionen.$C$2];[.J880]+[$Konventionen.$E$2];[.E880]=[$Konventionen.$C$3];[.J8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0]&lt;=[.N880];[.L880]&gt;=[.N880]);IF([.K880]&lt;=[.N8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1]);#NULL!;IF(ISBLANK([.I881]);ORG.OPENOFFICE.YEARS([.C881];TODAY();0);ORG.OPENOFFICE.YEARS([.C881];[.I8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1]);COM.MICROSOFT.IFS([.E881]=[$Konventionen.$C$2];[.G881]+[$Konventionen.$D$2];[.E881]=[$Konventionen.$C$3];[.G881]+[$Konventionen.$D$3]); COM.MICROSOFT.IFS([.E881]=[$Konventionen.$C$2];[.I881]+[$Konventionen.$D$2];[.E881]=[$Konventionen.$C$3];[.I881]+[$Konventionen.$D$3]))" office:value-type="string" office:string-value="" calcext:value-type="error">
            <text:p>#NV</text:p>
          </table:table-cell>
          <table:table-cell table:style-name="ce14" table:formula="of:=[.L881]-7" office:value-type="string" office:string-value="" calcext:value-type="error">
            <text:p>#NV</text:p>
          </table:table-cell>
          <table:table-cell table:style-name="ce14" table:formula="of:=COM.MICROSOFT.IFS([.E881]=[$Konventionen.$C$2];[.J881]+[$Konventionen.$E$2];[.E881]=[$Konventionen.$C$3];[.J8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1]&lt;=[.N881];[.L881]&gt;=[.N881]);IF([.K881]&lt;=[.N8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2]);#NULL!;IF(ISBLANK([.I882]);ORG.OPENOFFICE.YEARS([.C882];TODAY();0);ORG.OPENOFFICE.YEARS([.C882];[.I8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2]);COM.MICROSOFT.IFS([.E882]=[$Konventionen.$C$2];[.G882]+[$Konventionen.$D$2];[.E882]=[$Konventionen.$C$3];[.G882]+[$Konventionen.$D$3]); COM.MICROSOFT.IFS([.E882]=[$Konventionen.$C$2];[.I882]+[$Konventionen.$D$2];[.E882]=[$Konventionen.$C$3];[.I882]+[$Konventionen.$D$3]))" office:value-type="string" office:string-value="" calcext:value-type="error">
            <text:p>#NV</text:p>
          </table:table-cell>
          <table:table-cell table:style-name="ce14" table:formula="of:=[.L882]-7" office:value-type="string" office:string-value="" calcext:value-type="error">
            <text:p>#NV</text:p>
          </table:table-cell>
          <table:table-cell table:style-name="ce14" table:formula="of:=COM.MICROSOFT.IFS([.E882]=[$Konventionen.$C$2];[.J882]+[$Konventionen.$E$2];[.E882]=[$Konventionen.$C$3];[.J8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2]&lt;=[.N882];[.L882]&gt;=[.N882]);IF([.K882]&lt;=[.N8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3]);#NULL!;IF(ISBLANK([.I883]);ORG.OPENOFFICE.YEARS([.C883];TODAY();0);ORG.OPENOFFICE.YEARS([.C883];[.I8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3]);COM.MICROSOFT.IFS([.E883]=[$Konventionen.$C$2];[.G883]+[$Konventionen.$D$2];[.E883]=[$Konventionen.$C$3];[.G883]+[$Konventionen.$D$3]); COM.MICROSOFT.IFS([.E883]=[$Konventionen.$C$2];[.I883]+[$Konventionen.$D$2];[.E883]=[$Konventionen.$C$3];[.I883]+[$Konventionen.$D$3]))" office:value-type="string" office:string-value="" calcext:value-type="error">
            <text:p>#NV</text:p>
          </table:table-cell>
          <table:table-cell table:style-name="ce14" table:formula="of:=[.L883]-7" office:value-type="string" office:string-value="" calcext:value-type="error">
            <text:p>#NV</text:p>
          </table:table-cell>
          <table:table-cell table:style-name="ce14" table:formula="of:=COM.MICROSOFT.IFS([.E883]=[$Konventionen.$C$2];[.J883]+[$Konventionen.$E$2];[.E883]=[$Konventionen.$C$3];[.J8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3]&lt;=[.N883];[.L883]&gt;=[.N883]);IF([.K883]&lt;=[.N8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4]);#NULL!;IF(ISBLANK([.I884]);ORG.OPENOFFICE.YEARS([.C884];TODAY();0);ORG.OPENOFFICE.YEARS([.C884];[.I8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4]);COM.MICROSOFT.IFS([.E884]=[$Konventionen.$C$2];[.G884]+[$Konventionen.$D$2];[.E884]=[$Konventionen.$C$3];[.G884]+[$Konventionen.$D$3]); COM.MICROSOFT.IFS([.E884]=[$Konventionen.$C$2];[.I884]+[$Konventionen.$D$2];[.E884]=[$Konventionen.$C$3];[.I884]+[$Konventionen.$D$3]))" office:value-type="string" office:string-value="" calcext:value-type="error">
            <text:p>#NV</text:p>
          </table:table-cell>
          <table:table-cell table:style-name="ce14" table:formula="of:=[.L884]-7" office:value-type="string" office:string-value="" calcext:value-type="error">
            <text:p>#NV</text:p>
          </table:table-cell>
          <table:table-cell table:style-name="ce14" table:formula="of:=COM.MICROSOFT.IFS([.E884]=[$Konventionen.$C$2];[.J884]+[$Konventionen.$E$2];[.E884]=[$Konventionen.$C$3];[.J8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4]&lt;=[.N884];[.L884]&gt;=[.N884]);IF([.K884]&lt;=[.N8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5]);#NULL!;IF(ISBLANK([.I885]);ORG.OPENOFFICE.YEARS([.C885];TODAY();0);ORG.OPENOFFICE.YEARS([.C885];[.I8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5]);COM.MICROSOFT.IFS([.E885]=[$Konventionen.$C$2];[.G885]+[$Konventionen.$D$2];[.E885]=[$Konventionen.$C$3];[.G885]+[$Konventionen.$D$3]); COM.MICROSOFT.IFS([.E885]=[$Konventionen.$C$2];[.I885]+[$Konventionen.$D$2];[.E885]=[$Konventionen.$C$3];[.I885]+[$Konventionen.$D$3]))" office:value-type="string" office:string-value="" calcext:value-type="error">
            <text:p>#NV</text:p>
          </table:table-cell>
          <table:table-cell table:style-name="ce14" table:formula="of:=[.L885]-7" office:value-type="string" office:string-value="" calcext:value-type="error">
            <text:p>#NV</text:p>
          </table:table-cell>
          <table:table-cell table:style-name="ce14" table:formula="of:=COM.MICROSOFT.IFS([.E885]=[$Konventionen.$C$2];[.J885]+[$Konventionen.$E$2];[.E885]=[$Konventionen.$C$3];[.J8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5]&lt;=[.N885];[.L885]&gt;=[.N885]);IF([.K885]&lt;=[.N8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6]);#NULL!;IF(ISBLANK([.I886]);ORG.OPENOFFICE.YEARS([.C886];TODAY();0);ORG.OPENOFFICE.YEARS([.C886];[.I8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6]);COM.MICROSOFT.IFS([.E886]=[$Konventionen.$C$2];[.G886]+[$Konventionen.$D$2];[.E886]=[$Konventionen.$C$3];[.G886]+[$Konventionen.$D$3]); COM.MICROSOFT.IFS([.E886]=[$Konventionen.$C$2];[.I886]+[$Konventionen.$D$2];[.E886]=[$Konventionen.$C$3];[.I886]+[$Konventionen.$D$3]))" office:value-type="string" office:string-value="" calcext:value-type="error">
            <text:p>#NV</text:p>
          </table:table-cell>
          <table:table-cell table:style-name="ce14" table:formula="of:=[.L886]-7" office:value-type="string" office:string-value="" calcext:value-type="error">
            <text:p>#NV</text:p>
          </table:table-cell>
          <table:table-cell table:style-name="ce14" table:formula="of:=COM.MICROSOFT.IFS([.E886]=[$Konventionen.$C$2];[.J886]+[$Konventionen.$E$2];[.E886]=[$Konventionen.$C$3];[.J8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6]&lt;=[.N886];[.L886]&gt;=[.N886]);IF([.K886]&lt;=[.N8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7]);#NULL!;IF(ISBLANK([.I887]);ORG.OPENOFFICE.YEARS([.C887];TODAY();0);ORG.OPENOFFICE.YEARS([.C887];[.I8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7]);COM.MICROSOFT.IFS([.E887]=[$Konventionen.$C$2];[.G887]+[$Konventionen.$D$2];[.E887]=[$Konventionen.$C$3];[.G887]+[$Konventionen.$D$3]); COM.MICROSOFT.IFS([.E887]=[$Konventionen.$C$2];[.I887]+[$Konventionen.$D$2];[.E887]=[$Konventionen.$C$3];[.I887]+[$Konventionen.$D$3]))" office:value-type="string" office:string-value="" calcext:value-type="error">
            <text:p>#NV</text:p>
          </table:table-cell>
          <table:table-cell table:style-name="ce14" table:formula="of:=[.L887]-7" office:value-type="string" office:string-value="" calcext:value-type="error">
            <text:p>#NV</text:p>
          </table:table-cell>
          <table:table-cell table:style-name="ce14" table:formula="of:=COM.MICROSOFT.IFS([.E887]=[$Konventionen.$C$2];[.J887]+[$Konventionen.$E$2];[.E887]=[$Konventionen.$C$3];[.J8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7]&lt;=[.N887];[.L887]&gt;=[.N887]);IF([.K887]&lt;=[.N8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8]);#NULL!;IF(ISBLANK([.I888]);ORG.OPENOFFICE.YEARS([.C888];TODAY();0);ORG.OPENOFFICE.YEARS([.C888];[.I8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8]);COM.MICROSOFT.IFS([.E888]=[$Konventionen.$C$2];[.G888]+[$Konventionen.$D$2];[.E888]=[$Konventionen.$C$3];[.G888]+[$Konventionen.$D$3]); COM.MICROSOFT.IFS([.E888]=[$Konventionen.$C$2];[.I888]+[$Konventionen.$D$2];[.E888]=[$Konventionen.$C$3];[.I888]+[$Konventionen.$D$3]))" office:value-type="string" office:string-value="" calcext:value-type="error">
            <text:p>#NV</text:p>
          </table:table-cell>
          <table:table-cell table:style-name="ce14" table:formula="of:=[.L888]-7" office:value-type="string" office:string-value="" calcext:value-type="error">
            <text:p>#NV</text:p>
          </table:table-cell>
          <table:table-cell table:style-name="ce14" table:formula="of:=COM.MICROSOFT.IFS([.E888]=[$Konventionen.$C$2];[.J888]+[$Konventionen.$E$2];[.E888]=[$Konventionen.$C$3];[.J8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8]&lt;=[.N888];[.L888]&gt;=[.N888]);IF([.K888]&lt;=[.N8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9]);#NULL!;IF(ISBLANK([.I889]);ORG.OPENOFFICE.YEARS([.C889];TODAY();0);ORG.OPENOFFICE.YEARS([.C889];[.I8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9]);COM.MICROSOFT.IFS([.E889]=[$Konventionen.$C$2];[.G889]+[$Konventionen.$D$2];[.E889]=[$Konventionen.$C$3];[.G889]+[$Konventionen.$D$3]); COM.MICROSOFT.IFS([.E889]=[$Konventionen.$C$2];[.I889]+[$Konventionen.$D$2];[.E889]=[$Konventionen.$C$3];[.I889]+[$Konventionen.$D$3]))" office:value-type="string" office:string-value="" calcext:value-type="error">
            <text:p>#NV</text:p>
          </table:table-cell>
          <table:table-cell table:style-name="ce14" table:formula="of:=[.L889]-7" office:value-type="string" office:string-value="" calcext:value-type="error">
            <text:p>#NV</text:p>
          </table:table-cell>
          <table:table-cell table:style-name="ce14" table:formula="of:=COM.MICROSOFT.IFS([.E889]=[$Konventionen.$C$2];[.J889]+[$Konventionen.$E$2];[.E889]=[$Konventionen.$C$3];[.J8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9]&lt;=[.N889];[.L889]&gt;=[.N889]);IF([.K889]&lt;=[.N8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0]);#NULL!;IF(ISBLANK([.I890]);ORG.OPENOFFICE.YEARS([.C890];TODAY();0);ORG.OPENOFFICE.YEARS([.C890];[.I8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0]);COM.MICROSOFT.IFS([.E890]=[$Konventionen.$C$2];[.G890]+[$Konventionen.$D$2];[.E890]=[$Konventionen.$C$3];[.G890]+[$Konventionen.$D$3]); COM.MICROSOFT.IFS([.E890]=[$Konventionen.$C$2];[.I890]+[$Konventionen.$D$2];[.E890]=[$Konventionen.$C$3];[.I890]+[$Konventionen.$D$3]))" office:value-type="string" office:string-value="" calcext:value-type="error">
            <text:p>#NV</text:p>
          </table:table-cell>
          <table:table-cell table:style-name="ce14" table:formula="of:=[.L890]-7" office:value-type="string" office:string-value="" calcext:value-type="error">
            <text:p>#NV</text:p>
          </table:table-cell>
          <table:table-cell table:style-name="ce14" table:formula="of:=COM.MICROSOFT.IFS([.E890]=[$Konventionen.$C$2];[.J890]+[$Konventionen.$E$2];[.E890]=[$Konventionen.$C$3];[.J8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0]&lt;=[.N890];[.L890]&gt;=[.N890]);IF([.K890]&lt;=[.N8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1]);#NULL!;IF(ISBLANK([.I891]);ORG.OPENOFFICE.YEARS([.C891];TODAY();0);ORG.OPENOFFICE.YEARS([.C891];[.I8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1]);COM.MICROSOFT.IFS([.E891]=[$Konventionen.$C$2];[.G891]+[$Konventionen.$D$2];[.E891]=[$Konventionen.$C$3];[.G891]+[$Konventionen.$D$3]); COM.MICROSOFT.IFS([.E891]=[$Konventionen.$C$2];[.I891]+[$Konventionen.$D$2];[.E891]=[$Konventionen.$C$3];[.I891]+[$Konventionen.$D$3]))" office:value-type="string" office:string-value="" calcext:value-type="error">
            <text:p>#NV</text:p>
          </table:table-cell>
          <table:table-cell table:style-name="ce14" table:formula="of:=[.L891]-7" office:value-type="string" office:string-value="" calcext:value-type="error">
            <text:p>#NV</text:p>
          </table:table-cell>
          <table:table-cell table:style-name="ce14" table:formula="of:=COM.MICROSOFT.IFS([.E891]=[$Konventionen.$C$2];[.J891]+[$Konventionen.$E$2];[.E891]=[$Konventionen.$C$3];[.J8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1]&lt;=[.N891];[.L891]&gt;=[.N891]);IF([.K891]&lt;=[.N8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2]);#NULL!;IF(ISBLANK([.I892]);ORG.OPENOFFICE.YEARS([.C892];TODAY();0);ORG.OPENOFFICE.YEARS([.C892];[.I8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2]);COM.MICROSOFT.IFS([.E892]=[$Konventionen.$C$2];[.G892]+[$Konventionen.$D$2];[.E892]=[$Konventionen.$C$3];[.G892]+[$Konventionen.$D$3]); COM.MICROSOFT.IFS([.E892]=[$Konventionen.$C$2];[.I892]+[$Konventionen.$D$2];[.E892]=[$Konventionen.$C$3];[.I892]+[$Konventionen.$D$3]))" office:value-type="string" office:string-value="" calcext:value-type="error">
            <text:p>#NV</text:p>
          </table:table-cell>
          <table:table-cell table:style-name="ce14" table:formula="of:=[.L892]-7" office:value-type="string" office:string-value="" calcext:value-type="error">
            <text:p>#NV</text:p>
          </table:table-cell>
          <table:table-cell table:style-name="ce14" table:formula="of:=COM.MICROSOFT.IFS([.E892]=[$Konventionen.$C$2];[.J892]+[$Konventionen.$E$2];[.E892]=[$Konventionen.$C$3];[.J8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2]&lt;=[.N892];[.L892]&gt;=[.N892]);IF([.K892]&lt;=[.N8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3]);#NULL!;IF(ISBLANK([.I893]);ORG.OPENOFFICE.YEARS([.C893];TODAY();0);ORG.OPENOFFICE.YEARS([.C893];[.I8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3]);COM.MICROSOFT.IFS([.E893]=[$Konventionen.$C$2];[.G893]+[$Konventionen.$D$2];[.E893]=[$Konventionen.$C$3];[.G893]+[$Konventionen.$D$3]); COM.MICROSOFT.IFS([.E893]=[$Konventionen.$C$2];[.I893]+[$Konventionen.$D$2];[.E893]=[$Konventionen.$C$3];[.I893]+[$Konventionen.$D$3]))" office:value-type="string" office:string-value="" calcext:value-type="error">
            <text:p>#NV</text:p>
          </table:table-cell>
          <table:table-cell table:style-name="ce14" table:formula="of:=[.L893]-7" office:value-type="string" office:string-value="" calcext:value-type="error">
            <text:p>#NV</text:p>
          </table:table-cell>
          <table:table-cell table:style-name="ce14" table:formula="of:=COM.MICROSOFT.IFS([.E893]=[$Konventionen.$C$2];[.J893]+[$Konventionen.$E$2];[.E893]=[$Konventionen.$C$3];[.J8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3]&lt;=[.N893];[.L893]&gt;=[.N893]);IF([.K893]&lt;=[.N8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4]);#NULL!;IF(ISBLANK([.I894]);ORG.OPENOFFICE.YEARS([.C894];TODAY();0);ORG.OPENOFFICE.YEARS([.C894];[.I8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4]);COM.MICROSOFT.IFS([.E894]=[$Konventionen.$C$2];[.G894]+[$Konventionen.$D$2];[.E894]=[$Konventionen.$C$3];[.G894]+[$Konventionen.$D$3]); COM.MICROSOFT.IFS([.E894]=[$Konventionen.$C$2];[.I894]+[$Konventionen.$D$2];[.E894]=[$Konventionen.$C$3];[.I894]+[$Konventionen.$D$3]))" office:value-type="string" office:string-value="" calcext:value-type="error">
            <text:p>#NV</text:p>
          </table:table-cell>
          <table:table-cell table:style-name="ce14" table:formula="of:=[.L894]-7" office:value-type="string" office:string-value="" calcext:value-type="error">
            <text:p>#NV</text:p>
          </table:table-cell>
          <table:table-cell table:style-name="ce14" table:formula="of:=COM.MICROSOFT.IFS([.E894]=[$Konventionen.$C$2];[.J894]+[$Konventionen.$E$2];[.E894]=[$Konventionen.$C$3];[.J8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4]&lt;=[.N894];[.L894]&gt;=[.N894]);IF([.K894]&lt;=[.N8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5]);#NULL!;IF(ISBLANK([.I895]);ORG.OPENOFFICE.YEARS([.C895];TODAY();0);ORG.OPENOFFICE.YEARS([.C895];[.I8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5]);COM.MICROSOFT.IFS([.E895]=[$Konventionen.$C$2];[.G895]+[$Konventionen.$D$2];[.E895]=[$Konventionen.$C$3];[.G895]+[$Konventionen.$D$3]); COM.MICROSOFT.IFS([.E895]=[$Konventionen.$C$2];[.I895]+[$Konventionen.$D$2];[.E895]=[$Konventionen.$C$3];[.I895]+[$Konventionen.$D$3]))" office:value-type="string" office:string-value="" calcext:value-type="error">
            <text:p>#NV</text:p>
          </table:table-cell>
          <table:table-cell table:style-name="ce14" table:formula="of:=[.L895]-7" office:value-type="string" office:string-value="" calcext:value-type="error">
            <text:p>#NV</text:p>
          </table:table-cell>
          <table:table-cell table:style-name="ce14" table:formula="of:=COM.MICROSOFT.IFS([.E895]=[$Konventionen.$C$2];[.J895]+[$Konventionen.$E$2];[.E895]=[$Konventionen.$C$3];[.J8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5]&lt;=[.N895];[.L895]&gt;=[.N895]);IF([.K895]&lt;=[.N8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6]);#NULL!;IF(ISBLANK([.I896]);ORG.OPENOFFICE.YEARS([.C896];TODAY();0);ORG.OPENOFFICE.YEARS([.C896];[.I8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6]);COM.MICROSOFT.IFS([.E896]=[$Konventionen.$C$2];[.G896]+[$Konventionen.$D$2];[.E896]=[$Konventionen.$C$3];[.G896]+[$Konventionen.$D$3]); COM.MICROSOFT.IFS([.E896]=[$Konventionen.$C$2];[.I896]+[$Konventionen.$D$2];[.E896]=[$Konventionen.$C$3];[.I896]+[$Konventionen.$D$3]))" office:value-type="string" office:string-value="" calcext:value-type="error">
            <text:p>#NV</text:p>
          </table:table-cell>
          <table:table-cell table:style-name="ce14" table:formula="of:=[.L896]-7" office:value-type="string" office:string-value="" calcext:value-type="error">
            <text:p>#NV</text:p>
          </table:table-cell>
          <table:table-cell table:style-name="ce14" table:formula="of:=COM.MICROSOFT.IFS([.E896]=[$Konventionen.$C$2];[.J896]+[$Konventionen.$E$2];[.E896]=[$Konventionen.$C$3];[.J8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6]&lt;=[.N896];[.L896]&gt;=[.N896]);IF([.K896]&lt;=[.N8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7]);#NULL!;IF(ISBLANK([.I897]);ORG.OPENOFFICE.YEARS([.C897];TODAY();0);ORG.OPENOFFICE.YEARS([.C897];[.I8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7]);COM.MICROSOFT.IFS([.E897]=[$Konventionen.$C$2];[.G897]+[$Konventionen.$D$2];[.E897]=[$Konventionen.$C$3];[.G897]+[$Konventionen.$D$3]); COM.MICROSOFT.IFS([.E897]=[$Konventionen.$C$2];[.I897]+[$Konventionen.$D$2];[.E897]=[$Konventionen.$C$3];[.I897]+[$Konventionen.$D$3]))" office:value-type="string" office:string-value="" calcext:value-type="error">
            <text:p>#NV</text:p>
          </table:table-cell>
          <table:table-cell table:style-name="ce14" table:formula="of:=[.L897]-7" office:value-type="string" office:string-value="" calcext:value-type="error">
            <text:p>#NV</text:p>
          </table:table-cell>
          <table:table-cell table:style-name="ce14" table:formula="of:=COM.MICROSOFT.IFS([.E897]=[$Konventionen.$C$2];[.J897]+[$Konventionen.$E$2];[.E897]=[$Konventionen.$C$3];[.J8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7]&lt;=[.N897];[.L897]&gt;=[.N897]);IF([.K897]&lt;=[.N8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8]);#NULL!;IF(ISBLANK([.I898]);ORG.OPENOFFICE.YEARS([.C898];TODAY();0);ORG.OPENOFFICE.YEARS([.C898];[.I8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8]);COM.MICROSOFT.IFS([.E898]=[$Konventionen.$C$2];[.G898]+[$Konventionen.$D$2];[.E898]=[$Konventionen.$C$3];[.G898]+[$Konventionen.$D$3]); COM.MICROSOFT.IFS([.E898]=[$Konventionen.$C$2];[.I898]+[$Konventionen.$D$2];[.E898]=[$Konventionen.$C$3];[.I898]+[$Konventionen.$D$3]))" office:value-type="string" office:string-value="" calcext:value-type="error">
            <text:p>#NV</text:p>
          </table:table-cell>
          <table:table-cell table:style-name="ce14" table:formula="of:=[.L898]-7" office:value-type="string" office:string-value="" calcext:value-type="error">
            <text:p>#NV</text:p>
          </table:table-cell>
          <table:table-cell table:style-name="ce14" table:formula="of:=COM.MICROSOFT.IFS([.E898]=[$Konventionen.$C$2];[.J898]+[$Konventionen.$E$2];[.E898]=[$Konventionen.$C$3];[.J8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8]&lt;=[.N898];[.L898]&gt;=[.N898]);IF([.K898]&lt;=[.N8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9]);#NULL!;IF(ISBLANK([.I899]);ORG.OPENOFFICE.YEARS([.C899];TODAY();0);ORG.OPENOFFICE.YEARS([.C899];[.I8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9]);COM.MICROSOFT.IFS([.E899]=[$Konventionen.$C$2];[.G899]+[$Konventionen.$D$2];[.E899]=[$Konventionen.$C$3];[.G899]+[$Konventionen.$D$3]); COM.MICROSOFT.IFS([.E899]=[$Konventionen.$C$2];[.I899]+[$Konventionen.$D$2];[.E899]=[$Konventionen.$C$3];[.I899]+[$Konventionen.$D$3]))" office:value-type="string" office:string-value="" calcext:value-type="error">
            <text:p>#NV</text:p>
          </table:table-cell>
          <table:table-cell table:style-name="ce14" table:formula="of:=[.L899]-7" office:value-type="string" office:string-value="" calcext:value-type="error">
            <text:p>#NV</text:p>
          </table:table-cell>
          <table:table-cell table:style-name="ce14" table:formula="of:=COM.MICROSOFT.IFS([.E899]=[$Konventionen.$C$2];[.J899]+[$Konventionen.$E$2];[.E899]=[$Konventionen.$C$3];[.J8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9]&lt;=[.N899];[.L899]&gt;=[.N899]);IF([.K899]&lt;=[.N8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0]);#NULL!;IF(ISBLANK([.I900]);ORG.OPENOFFICE.YEARS([.C900];TODAY();0);ORG.OPENOFFICE.YEARS([.C900];[.I9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0]);COM.MICROSOFT.IFS([.E900]=[$Konventionen.$C$2];[.G900]+[$Konventionen.$D$2];[.E900]=[$Konventionen.$C$3];[.G900]+[$Konventionen.$D$3]); COM.MICROSOFT.IFS([.E900]=[$Konventionen.$C$2];[.I900]+[$Konventionen.$D$2];[.E900]=[$Konventionen.$C$3];[.I900]+[$Konventionen.$D$3]))" office:value-type="string" office:string-value="" calcext:value-type="error">
            <text:p>#NV</text:p>
          </table:table-cell>
          <table:table-cell table:style-name="ce14" table:formula="of:=[.L900]-7" office:value-type="string" office:string-value="" calcext:value-type="error">
            <text:p>#NV</text:p>
          </table:table-cell>
          <table:table-cell table:style-name="ce14" table:formula="of:=COM.MICROSOFT.IFS([.E900]=[$Konventionen.$C$2];[.J900]+[$Konventionen.$E$2];[.E900]=[$Konventionen.$C$3];[.J9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0]&lt;=[.N900];[.L900]&gt;=[.N900]);IF([.K900]&lt;=[.N9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1]);#NULL!;IF(ISBLANK([.I901]);ORG.OPENOFFICE.YEARS([.C901];TODAY();0);ORG.OPENOFFICE.YEARS([.C901];[.I9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1]);COM.MICROSOFT.IFS([.E901]=[$Konventionen.$C$2];[.G901]+[$Konventionen.$D$2];[.E901]=[$Konventionen.$C$3];[.G901]+[$Konventionen.$D$3]); COM.MICROSOFT.IFS([.E901]=[$Konventionen.$C$2];[.I901]+[$Konventionen.$D$2];[.E901]=[$Konventionen.$C$3];[.I901]+[$Konventionen.$D$3]))" office:value-type="string" office:string-value="" calcext:value-type="error">
            <text:p>#NV</text:p>
          </table:table-cell>
          <table:table-cell table:style-name="ce14" table:formula="of:=[.L901]-7" office:value-type="string" office:string-value="" calcext:value-type="error">
            <text:p>#NV</text:p>
          </table:table-cell>
          <table:table-cell table:style-name="ce14" table:formula="of:=COM.MICROSOFT.IFS([.E901]=[$Konventionen.$C$2];[.J901]+[$Konventionen.$E$2];[.E901]=[$Konventionen.$C$3];[.J9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1]&lt;=[.N901];[.L901]&gt;=[.N901]);IF([.K901]&lt;=[.N9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2]);#NULL!;IF(ISBLANK([.I902]);ORG.OPENOFFICE.YEARS([.C902];TODAY();0);ORG.OPENOFFICE.YEARS([.C902];[.I9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2]);COM.MICROSOFT.IFS([.E902]=[$Konventionen.$C$2];[.G902]+[$Konventionen.$D$2];[.E902]=[$Konventionen.$C$3];[.G902]+[$Konventionen.$D$3]); COM.MICROSOFT.IFS([.E902]=[$Konventionen.$C$2];[.I902]+[$Konventionen.$D$2];[.E902]=[$Konventionen.$C$3];[.I902]+[$Konventionen.$D$3]))" office:value-type="string" office:string-value="" calcext:value-type="error">
            <text:p>#NV</text:p>
          </table:table-cell>
          <table:table-cell table:style-name="ce14" table:formula="of:=[.L902]-7" office:value-type="string" office:string-value="" calcext:value-type="error">
            <text:p>#NV</text:p>
          </table:table-cell>
          <table:table-cell table:style-name="ce14" table:formula="of:=COM.MICROSOFT.IFS([.E902]=[$Konventionen.$C$2];[.J902]+[$Konventionen.$E$2];[.E902]=[$Konventionen.$C$3];[.J9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2]&lt;=[.N902];[.L902]&gt;=[.N902]);IF([.K902]&lt;=[.N9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3]);#NULL!;IF(ISBLANK([.I903]);ORG.OPENOFFICE.YEARS([.C903];TODAY();0);ORG.OPENOFFICE.YEARS([.C903];[.I9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3]);COM.MICROSOFT.IFS([.E903]=[$Konventionen.$C$2];[.G903]+[$Konventionen.$D$2];[.E903]=[$Konventionen.$C$3];[.G903]+[$Konventionen.$D$3]); COM.MICROSOFT.IFS([.E903]=[$Konventionen.$C$2];[.I903]+[$Konventionen.$D$2];[.E903]=[$Konventionen.$C$3];[.I903]+[$Konventionen.$D$3]))" office:value-type="string" office:string-value="" calcext:value-type="error">
            <text:p>#NV</text:p>
          </table:table-cell>
          <table:table-cell table:style-name="ce14" table:formula="of:=[.L903]-7" office:value-type="string" office:string-value="" calcext:value-type="error">
            <text:p>#NV</text:p>
          </table:table-cell>
          <table:table-cell table:style-name="ce14" table:formula="of:=COM.MICROSOFT.IFS([.E903]=[$Konventionen.$C$2];[.J903]+[$Konventionen.$E$2];[.E903]=[$Konventionen.$C$3];[.J9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3]&lt;=[.N903];[.L903]&gt;=[.N903]);IF([.K903]&lt;=[.N9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4]);#NULL!;IF(ISBLANK([.I904]);ORG.OPENOFFICE.YEARS([.C904];TODAY();0);ORG.OPENOFFICE.YEARS([.C904];[.I9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4]);COM.MICROSOFT.IFS([.E904]=[$Konventionen.$C$2];[.G904]+[$Konventionen.$D$2];[.E904]=[$Konventionen.$C$3];[.G904]+[$Konventionen.$D$3]); COM.MICROSOFT.IFS([.E904]=[$Konventionen.$C$2];[.I904]+[$Konventionen.$D$2];[.E904]=[$Konventionen.$C$3];[.I904]+[$Konventionen.$D$3]))" office:value-type="string" office:string-value="" calcext:value-type="error">
            <text:p>#NV</text:p>
          </table:table-cell>
          <table:table-cell table:style-name="ce14" table:formula="of:=[.L904]-7" office:value-type="string" office:string-value="" calcext:value-type="error">
            <text:p>#NV</text:p>
          </table:table-cell>
          <table:table-cell table:style-name="ce14" table:formula="of:=COM.MICROSOFT.IFS([.E904]=[$Konventionen.$C$2];[.J904]+[$Konventionen.$E$2];[.E904]=[$Konventionen.$C$3];[.J9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4]&lt;=[.N904];[.L904]&gt;=[.N904]);IF([.K904]&lt;=[.N9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5]);#NULL!;IF(ISBLANK([.I905]);ORG.OPENOFFICE.YEARS([.C905];TODAY();0);ORG.OPENOFFICE.YEARS([.C905];[.I9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5]);COM.MICROSOFT.IFS([.E905]=[$Konventionen.$C$2];[.G905]+[$Konventionen.$D$2];[.E905]=[$Konventionen.$C$3];[.G905]+[$Konventionen.$D$3]); COM.MICROSOFT.IFS([.E905]=[$Konventionen.$C$2];[.I905]+[$Konventionen.$D$2];[.E905]=[$Konventionen.$C$3];[.I905]+[$Konventionen.$D$3]))" office:value-type="string" office:string-value="" calcext:value-type="error">
            <text:p>#NV</text:p>
          </table:table-cell>
          <table:table-cell table:style-name="ce14" table:formula="of:=[.L905]-7" office:value-type="string" office:string-value="" calcext:value-type="error">
            <text:p>#NV</text:p>
          </table:table-cell>
          <table:table-cell table:style-name="ce14" table:formula="of:=COM.MICROSOFT.IFS([.E905]=[$Konventionen.$C$2];[.J905]+[$Konventionen.$E$2];[.E905]=[$Konventionen.$C$3];[.J9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5]&lt;=[.N905];[.L905]&gt;=[.N905]);IF([.K905]&lt;=[.N9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6]);#NULL!;IF(ISBLANK([.I906]);ORG.OPENOFFICE.YEARS([.C906];TODAY();0);ORG.OPENOFFICE.YEARS([.C906];[.I9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6]);COM.MICROSOFT.IFS([.E906]=[$Konventionen.$C$2];[.G906]+[$Konventionen.$D$2];[.E906]=[$Konventionen.$C$3];[.G906]+[$Konventionen.$D$3]); COM.MICROSOFT.IFS([.E906]=[$Konventionen.$C$2];[.I906]+[$Konventionen.$D$2];[.E906]=[$Konventionen.$C$3];[.I906]+[$Konventionen.$D$3]))" office:value-type="string" office:string-value="" calcext:value-type="error">
            <text:p>#NV</text:p>
          </table:table-cell>
          <table:table-cell table:style-name="ce14" table:formula="of:=[.L906]-7" office:value-type="string" office:string-value="" calcext:value-type="error">
            <text:p>#NV</text:p>
          </table:table-cell>
          <table:table-cell table:style-name="ce14" table:formula="of:=COM.MICROSOFT.IFS([.E906]=[$Konventionen.$C$2];[.J906]+[$Konventionen.$E$2];[.E906]=[$Konventionen.$C$3];[.J9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6]&lt;=[.N906];[.L906]&gt;=[.N906]);IF([.K906]&lt;=[.N9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7]);#NULL!;IF(ISBLANK([.I907]);ORG.OPENOFFICE.YEARS([.C907];TODAY();0);ORG.OPENOFFICE.YEARS([.C907];[.I9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7]);COM.MICROSOFT.IFS([.E907]=[$Konventionen.$C$2];[.G907]+[$Konventionen.$D$2];[.E907]=[$Konventionen.$C$3];[.G907]+[$Konventionen.$D$3]); COM.MICROSOFT.IFS([.E907]=[$Konventionen.$C$2];[.I907]+[$Konventionen.$D$2];[.E907]=[$Konventionen.$C$3];[.I907]+[$Konventionen.$D$3]))" office:value-type="string" office:string-value="" calcext:value-type="error">
            <text:p>#NV</text:p>
          </table:table-cell>
          <table:table-cell table:style-name="ce14" table:formula="of:=[.L907]-7" office:value-type="string" office:string-value="" calcext:value-type="error">
            <text:p>#NV</text:p>
          </table:table-cell>
          <table:table-cell table:style-name="ce14" table:formula="of:=COM.MICROSOFT.IFS([.E907]=[$Konventionen.$C$2];[.J907]+[$Konventionen.$E$2];[.E907]=[$Konventionen.$C$3];[.J9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7]&lt;=[.N907];[.L907]&gt;=[.N907]);IF([.K907]&lt;=[.N9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8]);#NULL!;IF(ISBLANK([.I908]);ORG.OPENOFFICE.YEARS([.C908];TODAY();0);ORG.OPENOFFICE.YEARS([.C908];[.I9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8]);COM.MICROSOFT.IFS([.E908]=[$Konventionen.$C$2];[.G908]+[$Konventionen.$D$2];[.E908]=[$Konventionen.$C$3];[.G908]+[$Konventionen.$D$3]); COM.MICROSOFT.IFS([.E908]=[$Konventionen.$C$2];[.I908]+[$Konventionen.$D$2];[.E908]=[$Konventionen.$C$3];[.I908]+[$Konventionen.$D$3]))" office:value-type="string" office:string-value="" calcext:value-type="error">
            <text:p>#NV</text:p>
          </table:table-cell>
          <table:table-cell table:style-name="ce14" table:formula="of:=[.L908]-7" office:value-type="string" office:string-value="" calcext:value-type="error">
            <text:p>#NV</text:p>
          </table:table-cell>
          <table:table-cell table:style-name="ce14" table:formula="of:=COM.MICROSOFT.IFS([.E908]=[$Konventionen.$C$2];[.J908]+[$Konventionen.$E$2];[.E908]=[$Konventionen.$C$3];[.J9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8]&lt;=[.N908];[.L908]&gt;=[.N908]);IF([.K908]&lt;=[.N9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9]);#NULL!;IF(ISBLANK([.I909]);ORG.OPENOFFICE.YEARS([.C909];TODAY();0);ORG.OPENOFFICE.YEARS([.C909];[.I9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9]);COM.MICROSOFT.IFS([.E909]=[$Konventionen.$C$2];[.G909]+[$Konventionen.$D$2];[.E909]=[$Konventionen.$C$3];[.G909]+[$Konventionen.$D$3]); COM.MICROSOFT.IFS([.E909]=[$Konventionen.$C$2];[.I909]+[$Konventionen.$D$2];[.E909]=[$Konventionen.$C$3];[.I909]+[$Konventionen.$D$3]))" office:value-type="string" office:string-value="" calcext:value-type="error">
            <text:p>#NV</text:p>
          </table:table-cell>
          <table:table-cell table:style-name="ce14" table:formula="of:=[.L909]-7" office:value-type="string" office:string-value="" calcext:value-type="error">
            <text:p>#NV</text:p>
          </table:table-cell>
          <table:table-cell table:style-name="ce14" table:formula="of:=COM.MICROSOFT.IFS([.E909]=[$Konventionen.$C$2];[.J909]+[$Konventionen.$E$2];[.E909]=[$Konventionen.$C$3];[.J9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9]&lt;=[.N909];[.L909]&gt;=[.N909]);IF([.K909]&lt;=[.N9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0]);#NULL!;IF(ISBLANK([.I910]);ORG.OPENOFFICE.YEARS([.C910];TODAY();0);ORG.OPENOFFICE.YEARS([.C910];[.I9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0]);COM.MICROSOFT.IFS([.E910]=[$Konventionen.$C$2];[.G910]+[$Konventionen.$D$2];[.E910]=[$Konventionen.$C$3];[.G910]+[$Konventionen.$D$3]); COM.MICROSOFT.IFS([.E910]=[$Konventionen.$C$2];[.I910]+[$Konventionen.$D$2];[.E910]=[$Konventionen.$C$3];[.I910]+[$Konventionen.$D$3]))" office:value-type="string" office:string-value="" calcext:value-type="error">
            <text:p>#NV</text:p>
          </table:table-cell>
          <table:table-cell table:style-name="ce14" table:formula="of:=[.L910]-7" office:value-type="string" office:string-value="" calcext:value-type="error">
            <text:p>#NV</text:p>
          </table:table-cell>
          <table:table-cell table:style-name="ce14" table:formula="of:=COM.MICROSOFT.IFS([.E910]=[$Konventionen.$C$2];[.J910]+[$Konventionen.$E$2];[.E910]=[$Konventionen.$C$3];[.J9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0]&lt;=[.N910];[.L910]&gt;=[.N910]);IF([.K910]&lt;=[.N9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1]);#NULL!;IF(ISBLANK([.I911]);ORG.OPENOFFICE.YEARS([.C911];TODAY();0);ORG.OPENOFFICE.YEARS([.C911];[.I9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1]);COM.MICROSOFT.IFS([.E911]=[$Konventionen.$C$2];[.G911]+[$Konventionen.$D$2];[.E911]=[$Konventionen.$C$3];[.G911]+[$Konventionen.$D$3]); COM.MICROSOFT.IFS([.E911]=[$Konventionen.$C$2];[.I911]+[$Konventionen.$D$2];[.E911]=[$Konventionen.$C$3];[.I911]+[$Konventionen.$D$3]))" office:value-type="string" office:string-value="" calcext:value-type="error">
            <text:p>#NV</text:p>
          </table:table-cell>
          <table:table-cell table:style-name="ce14" table:formula="of:=[.L911]-7" office:value-type="string" office:string-value="" calcext:value-type="error">
            <text:p>#NV</text:p>
          </table:table-cell>
          <table:table-cell table:style-name="ce14" table:formula="of:=COM.MICROSOFT.IFS([.E911]=[$Konventionen.$C$2];[.J911]+[$Konventionen.$E$2];[.E911]=[$Konventionen.$C$3];[.J9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1]&lt;=[.N911];[.L911]&gt;=[.N911]);IF([.K911]&lt;=[.N9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2]);#NULL!;IF(ISBLANK([.I912]);ORG.OPENOFFICE.YEARS([.C912];TODAY();0);ORG.OPENOFFICE.YEARS([.C912];[.I9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2]);COM.MICROSOFT.IFS([.E912]=[$Konventionen.$C$2];[.G912]+[$Konventionen.$D$2];[.E912]=[$Konventionen.$C$3];[.G912]+[$Konventionen.$D$3]); COM.MICROSOFT.IFS([.E912]=[$Konventionen.$C$2];[.I912]+[$Konventionen.$D$2];[.E912]=[$Konventionen.$C$3];[.I912]+[$Konventionen.$D$3]))" office:value-type="string" office:string-value="" calcext:value-type="error">
            <text:p>#NV</text:p>
          </table:table-cell>
          <table:table-cell table:style-name="ce14" table:formula="of:=[.L912]-7" office:value-type="string" office:string-value="" calcext:value-type="error">
            <text:p>#NV</text:p>
          </table:table-cell>
          <table:table-cell table:style-name="ce14" table:formula="of:=COM.MICROSOFT.IFS([.E912]=[$Konventionen.$C$2];[.J912]+[$Konventionen.$E$2];[.E912]=[$Konventionen.$C$3];[.J9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2]&lt;=[.N912];[.L912]&gt;=[.N912]);IF([.K912]&lt;=[.N9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3]);#NULL!;IF(ISBLANK([.I913]);ORG.OPENOFFICE.YEARS([.C913];TODAY();0);ORG.OPENOFFICE.YEARS([.C913];[.I9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3]);COM.MICROSOFT.IFS([.E913]=[$Konventionen.$C$2];[.G913]+[$Konventionen.$D$2];[.E913]=[$Konventionen.$C$3];[.G913]+[$Konventionen.$D$3]); COM.MICROSOFT.IFS([.E913]=[$Konventionen.$C$2];[.I913]+[$Konventionen.$D$2];[.E913]=[$Konventionen.$C$3];[.I913]+[$Konventionen.$D$3]))" office:value-type="string" office:string-value="" calcext:value-type="error">
            <text:p>#NV</text:p>
          </table:table-cell>
          <table:table-cell table:style-name="ce14" table:formula="of:=[.L913]-7" office:value-type="string" office:string-value="" calcext:value-type="error">
            <text:p>#NV</text:p>
          </table:table-cell>
          <table:table-cell table:style-name="ce14" table:formula="of:=COM.MICROSOFT.IFS([.E913]=[$Konventionen.$C$2];[.J913]+[$Konventionen.$E$2];[.E913]=[$Konventionen.$C$3];[.J9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3]&lt;=[.N913];[.L913]&gt;=[.N913]);IF([.K913]&lt;=[.N9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4]);#NULL!;IF(ISBLANK([.I914]);ORG.OPENOFFICE.YEARS([.C914];TODAY();0);ORG.OPENOFFICE.YEARS([.C914];[.I9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4]);COM.MICROSOFT.IFS([.E914]=[$Konventionen.$C$2];[.G914]+[$Konventionen.$D$2];[.E914]=[$Konventionen.$C$3];[.G914]+[$Konventionen.$D$3]); COM.MICROSOFT.IFS([.E914]=[$Konventionen.$C$2];[.I914]+[$Konventionen.$D$2];[.E914]=[$Konventionen.$C$3];[.I914]+[$Konventionen.$D$3]))" office:value-type="string" office:string-value="" calcext:value-type="error">
            <text:p>#NV</text:p>
          </table:table-cell>
          <table:table-cell table:style-name="ce14" table:formula="of:=[.L914]-7" office:value-type="string" office:string-value="" calcext:value-type="error">
            <text:p>#NV</text:p>
          </table:table-cell>
          <table:table-cell table:style-name="ce14" table:formula="of:=COM.MICROSOFT.IFS([.E914]=[$Konventionen.$C$2];[.J914]+[$Konventionen.$E$2];[.E914]=[$Konventionen.$C$3];[.J9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4]&lt;=[.N914];[.L914]&gt;=[.N914]);IF([.K914]&lt;=[.N9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5]);#NULL!;IF(ISBLANK([.I915]);ORG.OPENOFFICE.YEARS([.C915];TODAY();0);ORG.OPENOFFICE.YEARS([.C915];[.I9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5]);COM.MICROSOFT.IFS([.E915]=[$Konventionen.$C$2];[.G915]+[$Konventionen.$D$2];[.E915]=[$Konventionen.$C$3];[.G915]+[$Konventionen.$D$3]); COM.MICROSOFT.IFS([.E915]=[$Konventionen.$C$2];[.I915]+[$Konventionen.$D$2];[.E915]=[$Konventionen.$C$3];[.I915]+[$Konventionen.$D$3]))" office:value-type="string" office:string-value="" calcext:value-type="error">
            <text:p>#NV</text:p>
          </table:table-cell>
          <table:table-cell table:style-name="ce14" table:formula="of:=[.L915]-7" office:value-type="string" office:string-value="" calcext:value-type="error">
            <text:p>#NV</text:p>
          </table:table-cell>
          <table:table-cell table:style-name="ce14" table:formula="of:=COM.MICROSOFT.IFS([.E915]=[$Konventionen.$C$2];[.J915]+[$Konventionen.$E$2];[.E915]=[$Konventionen.$C$3];[.J9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5]&lt;=[.N915];[.L915]&gt;=[.N915]);IF([.K915]&lt;=[.N9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6]);#NULL!;IF(ISBLANK([.I916]);ORG.OPENOFFICE.YEARS([.C916];TODAY();0);ORG.OPENOFFICE.YEARS([.C916];[.I9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6]);COM.MICROSOFT.IFS([.E916]=[$Konventionen.$C$2];[.G916]+[$Konventionen.$D$2];[.E916]=[$Konventionen.$C$3];[.G916]+[$Konventionen.$D$3]); COM.MICROSOFT.IFS([.E916]=[$Konventionen.$C$2];[.I916]+[$Konventionen.$D$2];[.E916]=[$Konventionen.$C$3];[.I916]+[$Konventionen.$D$3]))" office:value-type="string" office:string-value="" calcext:value-type="error">
            <text:p>#NV</text:p>
          </table:table-cell>
          <table:table-cell table:style-name="ce14" table:formula="of:=[.L916]-7" office:value-type="string" office:string-value="" calcext:value-type="error">
            <text:p>#NV</text:p>
          </table:table-cell>
          <table:table-cell table:style-name="ce14" table:formula="of:=COM.MICROSOFT.IFS([.E916]=[$Konventionen.$C$2];[.J916]+[$Konventionen.$E$2];[.E916]=[$Konventionen.$C$3];[.J9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6]&lt;=[.N916];[.L916]&gt;=[.N916]);IF([.K916]&lt;=[.N9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7]);#NULL!;IF(ISBLANK([.I917]);ORG.OPENOFFICE.YEARS([.C917];TODAY();0);ORG.OPENOFFICE.YEARS([.C917];[.I9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7]);COM.MICROSOFT.IFS([.E917]=[$Konventionen.$C$2];[.G917]+[$Konventionen.$D$2];[.E917]=[$Konventionen.$C$3];[.G917]+[$Konventionen.$D$3]); COM.MICROSOFT.IFS([.E917]=[$Konventionen.$C$2];[.I917]+[$Konventionen.$D$2];[.E917]=[$Konventionen.$C$3];[.I917]+[$Konventionen.$D$3]))" office:value-type="string" office:string-value="" calcext:value-type="error">
            <text:p>#NV</text:p>
          </table:table-cell>
          <table:table-cell table:style-name="ce14" table:formula="of:=[.L917]-7" office:value-type="string" office:string-value="" calcext:value-type="error">
            <text:p>#NV</text:p>
          </table:table-cell>
          <table:table-cell table:style-name="ce14" table:formula="of:=COM.MICROSOFT.IFS([.E917]=[$Konventionen.$C$2];[.J917]+[$Konventionen.$E$2];[.E917]=[$Konventionen.$C$3];[.J9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7]&lt;=[.N917];[.L917]&gt;=[.N917]);IF([.K917]&lt;=[.N9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8]);#NULL!;IF(ISBLANK([.I918]);ORG.OPENOFFICE.YEARS([.C918];TODAY();0);ORG.OPENOFFICE.YEARS([.C918];[.I9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8]);COM.MICROSOFT.IFS([.E918]=[$Konventionen.$C$2];[.G918]+[$Konventionen.$D$2];[.E918]=[$Konventionen.$C$3];[.G918]+[$Konventionen.$D$3]); COM.MICROSOFT.IFS([.E918]=[$Konventionen.$C$2];[.I918]+[$Konventionen.$D$2];[.E918]=[$Konventionen.$C$3];[.I918]+[$Konventionen.$D$3]))" office:value-type="string" office:string-value="" calcext:value-type="error">
            <text:p>#NV</text:p>
          </table:table-cell>
          <table:table-cell table:style-name="ce14" table:formula="of:=[.L918]-7" office:value-type="string" office:string-value="" calcext:value-type="error">
            <text:p>#NV</text:p>
          </table:table-cell>
          <table:table-cell table:style-name="ce14" table:formula="of:=COM.MICROSOFT.IFS([.E918]=[$Konventionen.$C$2];[.J918]+[$Konventionen.$E$2];[.E918]=[$Konventionen.$C$3];[.J9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8]&lt;=[.N918];[.L918]&gt;=[.N918]);IF([.K918]&lt;=[.N9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9]);#NULL!;IF(ISBLANK([.I919]);ORG.OPENOFFICE.YEARS([.C919];TODAY();0);ORG.OPENOFFICE.YEARS([.C919];[.I9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9]);COM.MICROSOFT.IFS([.E919]=[$Konventionen.$C$2];[.G919]+[$Konventionen.$D$2];[.E919]=[$Konventionen.$C$3];[.G919]+[$Konventionen.$D$3]); COM.MICROSOFT.IFS([.E919]=[$Konventionen.$C$2];[.I919]+[$Konventionen.$D$2];[.E919]=[$Konventionen.$C$3];[.I919]+[$Konventionen.$D$3]))" office:value-type="string" office:string-value="" calcext:value-type="error">
            <text:p>#NV</text:p>
          </table:table-cell>
          <table:table-cell table:style-name="ce14" table:formula="of:=[.L919]-7" office:value-type="string" office:string-value="" calcext:value-type="error">
            <text:p>#NV</text:p>
          </table:table-cell>
          <table:table-cell table:style-name="ce14" table:formula="of:=COM.MICROSOFT.IFS([.E919]=[$Konventionen.$C$2];[.J919]+[$Konventionen.$E$2];[.E919]=[$Konventionen.$C$3];[.J9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9]&lt;=[.N919];[.L919]&gt;=[.N919]);IF([.K919]&lt;=[.N9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0]);#NULL!;IF(ISBLANK([.I920]);ORG.OPENOFFICE.YEARS([.C920];TODAY();0);ORG.OPENOFFICE.YEARS([.C920];[.I9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0]);COM.MICROSOFT.IFS([.E920]=[$Konventionen.$C$2];[.G920]+[$Konventionen.$D$2];[.E920]=[$Konventionen.$C$3];[.G920]+[$Konventionen.$D$3]); COM.MICROSOFT.IFS([.E920]=[$Konventionen.$C$2];[.I920]+[$Konventionen.$D$2];[.E920]=[$Konventionen.$C$3];[.I920]+[$Konventionen.$D$3]))" office:value-type="string" office:string-value="" calcext:value-type="error">
            <text:p>#NV</text:p>
          </table:table-cell>
          <table:table-cell table:style-name="ce14" table:formula="of:=[.L920]-7" office:value-type="string" office:string-value="" calcext:value-type="error">
            <text:p>#NV</text:p>
          </table:table-cell>
          <table:table-cell table:style-name="ce14" table:formula="of:=COM.MICROSOFT.IFS([.E920]=[$Konventionen.$C$2];[.J920]+[$Konventionen.$E$2];[.E920]=[$Konventionen.$C$3];[.J9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0]&lt;=[.N920];[.L920]&gt;=[.N920]);IF([.K920]&lt;=[.N9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1]);#NULL!;IF(ISBLANK([.I921]);ORG.OPENOFFICE.YEARS([.C921];TODAY();0);ORG.OPENOFFICE.YEARS([.C921];[.I9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1]);COM.MICROSOFT.IFS([.E921]=[$Konventionen.$C$2];[.G921]+[$Konventionen.$D$2];[.E921]=[$Konventionen.$C$3];[.G921]+[$Konventionen.$D$3]); COM.MICROSOFT.IFS([.E921]=[$Konventionen.$C$2];[.I921]+[$Konventionen.$D$2];[.E921]=[$Konventionen.$C$3];[.I921]+[$Konventionen.$D$3]))" office:value-type="string" office:string-value="" calcext:value-type="error">
            <text:p>#NV</text:p>
          </table:table-cell>
          <table:table-cell table:style-name="ce14" table:formula="of:=[.L921]-7" office:value-type="string" office:string-value="" calcext:value-type="error">
            <text:p>#NV</text:p>
          </table:table-cell>
          <table:table-cell table:style-name="ce14" table:formula="of:=COM.MICROSOFT.IFS([.E921]=[$Konventionen.$C$2];[.J921]+[$Konventionen.$E$2];[.E921]=[$Konventionen.$C$3];[.J9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1]&lt;=[.N921];[.L921]&gt;=[.N921]);IF([.K921]&lt;=[.N9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2]);#NULL!;IF(ISBLANK([.I922]);ORG.OPENOFFICE.YEARS([.C922];TODAY();0);ORG.OPENOFFICE.YEARS([.C922];[.I9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2]);COM.MICROSOFT.IFS([.E922]=[$Konventionen.$C$2];[.G922]+[$Konventionen.$D$2];[.E922]=[$Konventionen.$C$3];[.G922]+[$Konventionen.$D$3]); COM.MICROSOFT.IFS([.E922]=[$Konventionen.$C$2];[.I922]+[$Konventionen.$D$2];[.E922]=[$Konventionen.$C$3];[.I922]+[$Konventionen.$D$3]))" office:value-type="string" office:string-value="" calcext:value-type="error">
            <text:p>#NV</text:p>
          </table:table-cell>
          <table:table-cell table:style-name="ce14" table:formula="of:=[.L922]-7" office:value-type="string" office:string-value="" calcext:value-type="error">
            <text:p>#NV</text:p>
          </table:table-cell>
          <table:table-cell table:style-name="ce14" table:formula="of:=COM.MICROSOFT.IFS([.E922]=[$Konventionen.$C$2];[.J922]+[$Konventionen.$E$2];[.E922]=[$Konventionen.$C$3];[.J9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2]&lt;=[.N922];[.L922]&gt;=[.N922]);IF([.K922]&lt;=[.N9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3]);#NULL!;IF(ISBLANK([.I923]);ORG.OPENOFFICE.YEARS([.C923];TODAY();0);ORG.OPENOFFICE.YEARS([.C923];[.I9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3]);COM.MICROSOFT.IFS([.E923]=[$Konventionen.$C$2];[.G923]+[$Konventionen.$D$2];[.E923]=[$Konventionen.$C$3];[.G923]+[$Konventionen.$D$3]); COM.MICROSOFT.IFS([.E923]=[$Konventionen.$C$2];[.I923]+[$Konventionen.$D$2];[.E923]=[$Konventionen.$C$3];[.I923]+[$Konventionen.$D$3]))" office:value-type="string" office:string-value="" calcext:value-type="error">
            <text:p>#NV</text:p>
          </table:table-cell>
          <table:table-cell table:style-name="ce14" table:formula="of:=[.L923]-7" office:value-type="string" office:string-value="" calcext:value-type="error">
            <text:p>#NV</text:p>
          </table:table-cell>
          <table:table-cell table:style-name="ce14" table:formula="of:=COM.MICROSOFT.IFS([.E923]=[$Konventionen.$C$2];[.J923]+[$Konventionen.$E$2];[.E923]=[$Konventionen.$C$3];[.J9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3]&lt;=[.N923];[.L923]&gt;=[.N923]);IF([.K923]&lt;=[.N9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4]);#NULL!;IF(ISBLANK([.I924]);ORG.OPENOFFICE.YEARS([.C924];TODAY();0);ORG.OPENOFFICE.YEARS([.C924];[.I9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4]);COM.MICROSOFT.IFS([.E924]=[$Konventionen.$C$2];[.G924]+[$Konventionen.$D$2];[.E924]=[$Konventionen.$C$3];[.G924]+[$Konventionen.$D$3]); COM.MICROSOFT.IFS([.E924]=[$Konventionen.$C$2];[.I924]+[$Konventionen.$D$2];[.E924]=[$Konventionen.$C$3];[.I924]+[$Konventionen.$D$3]))" office:value-type="string" office:string-value="" calcext:value-type="error">
            <text:p>#NV</text:p>
          </table:table-cell>
          <table:table-cell table:style-name="ce14" table:formula="of:=[.L924]-7" office:value-type="string" office:string-value="" calcext:value-type="error">
            <text:p>#NV</text:p>
          </table:table-cell>
          <table:table-cell table:style-name="ce14" table:formula="of:=COM.MICROSOFT.IFS([.E924]=[$Konventionen.$C$2];[.J924]+[$Konventionen.$E$2];[.E924]=[$Konventionen.$C$3];[.J9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4]&lt;=[.N924];[.L924]&gt;=[.N924]);IF([.K924]&lt;=[.N9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5]);#NULL!;IF(ISBLANK([.I925]);ORG.OPENOFFICE.YEARS([.C925];TODAY();0);ORG.OPENOFFICE.YEARS([.C925];[.I9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5]);COM.MICROSOFT.IFS([.E925]=[$Konventionen.$C$2];[.G925]+[$Konventionen.$D$2];[.E925]=[$Konventionen.$C$3];[.G925]+[$Konventionen.$D$3]); COM.MICROSOFT.IFS([.E925]=[$Konventionen.$C$2];[.I925]+[$Konventionen.$D$2];[.E925]=[$Konventionen.$C$3];[.I925]+[$Konventionen.$D$3]))" office:value-type="string" office:string-value="" calcext:value-type="error">
            <text:p>#NV</text:p>
          </table:table-cell>
          <table:table-cell table:style-name="ce14" table:formula="of:=[.L925]-7" office:value-type="string" office:string-value="" calcext:value-type="error">
            <text:p>#NV</text:p>
          </table:table-cell>
          <table:table-cell table:style-name="ce14" table:formula="of:=COM.MICROSOFT.IFS([.E925]=[$Konventionen.$C$2];[.J925]+[$Konventionen.$E$2];[.E925]=[$Konventionen.$C$3];[.J9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5]&lt;=[.N925];[.L925]&gt;=[.N925]);IF([.K925]&lt;=[.N9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6]);#NULL!;IF(ISBLANK([.I926]);ORG.OPENOFFICE.YEARS([.C926];TODAY();0);ORG.OPENOFFICE.YEARS([.C926];[.I9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6]);COM.MICROSOFT.IFS([.E926]=[$Konventionen.$C$2];[.G926]+[$Konventionen.$D$2];[.E926]=[$Konventionen.$C$3];[.G926]+[$Konventionen.$D$3]); COM.MICROSOFT.IFS([.E926]=[$Konventionen.$C$2];[.I926]+[$Konventionen.$D$2];[.E926]=[$Konventionen.$C$3];[.I926]+[$Konventionen.$D$3]))" office:value-type="string" office:string-value="" calcext:value-type="error">
            <text:p>#NV</text:p>
          </table:table-cell>
          <table:table-cell table:style-name="ce14" table:formula="of:=[.L926]-7" office:value-type="string" office:string-value="" calcext:value-type="error">
            <text:p>#NV</text:p>
          </table:table-cell>
          <table:table-cell table:style-name="ce14" table:formula="of:=COM.MICROSOFT.IFS([.E926]=[$Konventionen.$C$2];[.J926]+[$Konventionen.$E$2];[.E926]=[$Konventionen.$C$3];[.J9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6]&lt;=[.N926];[.L926]&gt;=[.N926]);IF([.K926]&lt;=[.N9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7]);#NULL!;IF(ISBLANK([.I927]);ORG.OPENOFFICE.YEARS([.C927];TODAY();0);ORG.OPENOFFICE.YEARS([.C927];[.I9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7]);COM.MICROSOFT.IFS([.E927]=[$Konventionen.$C$2];[.G927]+[$Konventionen.$D$2];[.E927]=[$Konventionen.$C$3];[.G927]+[$Konventionen.$D$3]); COM.MICROSOFT.IFS([.E927]=[$Konventionen.$C$2];[.I927]+[$Konventionen.$D$2];[.E927]=[$Konventionen.$C$3];[.I927]+[$Konventionen.$D$3]))" office:value-type="string" office:string-value="" calcext:value-type="error">
            <text:p>#NV</text:p>
          </table:table-cell>
          <table:table-cell table:style-name="ce14" table:formula="of:=[.L927]-7" office:value-type="string" office:string-value="" calcext:value-type="error">
            <text:p>#NV</text:p>
          </table:table-cell>
          <table:table-cell table:style-name="ce14" table:formula="of:=COM.MICROSOFT.IFS([.E927]=[$Konventionen.$C$2];[.J927]+[$Konventionen.$E$2];[.E927]=[$Konventionen.$C$3];[.J9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7]&lt;=[.N927];[.L927]&gt;=[.N927]);IF([.K927]&lt;=[.N9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8]);#NULL!;IF(ISBLANK([.I928]);ORG.OPENOFFICE.YEARS([.C928];TODAY();0);ORG.OPENOFFICE.YEARS([.C928];[.I9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8]);COM.MICROSOFT.IFS([.E928]=[$Konventionen.$C$2];[.G928]+[$Konventionen.$D$2];[.E928]=[$Konventionen.$C$3];[.G928]+[$Konventionen.$D$3]); COM.MICROSOFT.IFS([.E928]=[$Konventionen.$C$2];[.I928]+[$Konventionen.$D$2];[.E928]=[$Konventionen.$C$3];[.I928]+[$Konventionen.$D$3]))" office:value-type="string" office:string-value="" calcext:value-type="error">
            <text:p>#NV</text:p>
          </table:table-cell>
          <table:table-cell table:style-name="ce14" table:formula="of:=[.L928]-7" office:value-type="string" office:string-value="" calcext:value-type="error">
            <text:p>#NV</text:p>
          </table:table-cell>
          <table:table-cell table:style-name="ce14" table:formula="of:=COM.MICROSOFT.IFS([.E928]=[$Konventionen.$C$2];[.J928]+[$Konventionen.$E$2];[.E928]=[$Konventionen.$C$3];[.J9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8]&lt;=[.N928];[.L928]&gt;=[.N928]);IF([.K928]&lt;=[.N9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9]);#NULL!;IF(ISBLANK([.I929]);ORG.OPENOFFICE.YEARS([.C929];TODAY();0);ORG.OPENOFFICE.YEARS([.C929];[.I9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9]);COM.MICROSOFT.IFS([.E929]=[$Konventionen.$C$2];[.G929]+[$Konventionen.$D$2];[.E929]=[$Konventionen.$C$3];[.G929]+[$Konventionen.$D$3]); COM.MICROSOFT.IFS([.E929]=[$Konventionen.$C$2];[.I929]+[$Konventionen.$D$2];[.E929]=[$Konventionen.$C$3];[.I929]+[$Konventionen.$D$3]))" office:value-type="string" office:string-value="" calcext:value-type="error">
            <text:p>#NV</text:p>
          </table:table-cell>
          <table:table-cell table:style-name="ce14" table:formula="of:=[.L929]-7" office:value-type="string" office:string-value="" calcext:value-type="error">
            <text:p>#NV</text:p>
          </table:table-cell>
          <table:table-cell table:style-name="ce14" table:formula="of:=COM.MICROSOFT.IFS([.E929]=[$Konventionen.$C$2];[.J929]+[$Konventionen.$E$2];[.E929]=[$Konventionen.$C$3];[.J9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9]&lt;=[.N929];[.L929]&gt;=[.N929]);IF([.K929]&lt;=[.N9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0]);#NULL!;IF(ISBLANK([.I930]);ORG.OPENOFFICE.YEARS([.C930];TODAY();0);ORG.OPENOFFICE.YEARS([.C930];[.I9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0]);COM.MICROSOFT.IFS([.E930]=[$Konventionen.$C$2];[.G930]+[$Konventionen.$D$2];[.E930]=[$Konventionen.$C$3];[.G930]+[$Konventionen.$D$3]); COM.MICROSOFT.IFS([.E930]=[$Konventionen.$C$2];[.I930]+[$Konventionen.$D$2];[.E930]=[$Konventionen.$C$3];[.I930]+[$Konventionen.$D$3]))" office:value-type="string" office:string-value="" calcext:value-type="error">
            <text:p>#NV</text:p>
          </table:table-cell>
          <table:table-cell table:style-name="ce14" table:formula="of:=[.L930]-7" office:value-type="string" office:string-value="" calcext:value-type="error">
            <text:p>#NV</text:p>
          </table:table-cell>
          <table:table-cell table:style-name="ce14" table:formula="of:=COM.MICROSOFT.IFS([.E930]=[$Konventionen.$C$2];[.J930]+[$Konventionen.$E$2];[.E930]=[$Konventionen.$C$3];[.J9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0]&lt;=[.N930];[.L930]&gt;=[.N930]);IF([.K930]&lt;=[.N9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1]);#NULL!;IF(ISBLANK([.I931]);ORG.OPENOFFICE.YEARS([.C931];TODAY();0);ORG.OPENOFFICE.YEARS([.C931];[.I9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1]);COM.MICROSOFT.IFS([.E931]=[$Konventionen.$C$2];[.G931]+[$Konventionen.$D$2];[.E931]=[$Konventionen.$C$3];[.G931]+[$Konventionen.$D$3]); COM.MICROSOFT.IFS([.E931]=[$Konventionen.$C$2];[.I931]+[$Konventionen.$D$2];[.E931]=[$Konventionen.$C$3];[.I931]+[$Konventionen.$D$3]))" office:value-type="string" office:string-value="" calcext:value-type="error">
            <text:p>#NV</text:p>
          </table:table-cell>
          <table:table-cell table:style-name="ce14" table:formula="of:=[.L931]-7" office:value-type="string" office:string-value="" calcext:value-type="error">
            <text:p>#NV</text:p>
          </table:table-cell>
          <table:table-cell table:style-name="ce14" table:formula="of:=COM.MICROSOFT.IFS([.E931]=[$Konventionen.$C$2];[.J931]+[$Konventionen.$E$2];[.E931]=[$Konventionen.$C$3];[.J9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1]&lt;=[.N931];[.L931]&gt;=[.N931]);IF([.K931]&lt;=[.N9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2]);#NULL!;IF(ISBLANK([.I932]);ORG.OPENOFFICE.YEARS([.C932];TODAY();0);ORG.OPENOFFICE.YEARS([.C932];[.I9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2]);COM.MICROSOFT.IFS([.E932]=[$Konventionen.$C$2];[.G932]+[$Konventionen.$D$2];[.E932]=[$Konventionen.$C$3];[.G932]+[$Konventionen.$D$3]); COM.MICROSOFT.IFS([.E932]=[$Konventionen.$C$2];[.I932]+[$Konventionen.$D$2];[.E932]=[$Konventionen.$C$3];[.I932]+[$Konventionen.$D$3]))" office:value-type="string" office:string-value="" calcext:value-type="error">
            <text:p>#NV</text:p>
          </table:table-cell>
          <table:table-cell table:style-name="ce14" table:formula="of:=[.L932]-7" office:value-type="string" office:string-value="" calcext:value-type="error">
            <text:p>#NV</text:p>
          </table:table-cell>
          <table:table-cell table:style-name="ce14" table:formula="of:=COM.MICROSOFT.IFS([.E932]=[$Konventionen.$C$2];[.J932]+[$Konventionen.$E$2];[.E932]=[$Konventionen.$C$3];[.J9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2]&lt;=[.N932];[.L932]&gt;=[.N932]);IF([.K932]&lt;=[.N9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3]);#NULL!;IF(ISBLANK([.I933]);ORG.OPENOFFICE.YEARS([.C933];TODAY();0);ORG.OPENOFFICE.YEARS([.C933];[.I9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3]);COM.MICROSOFT.IFS([.E933]=[$Konventionen.$C$2];[.G933]+[$Konventionen.$D$2];[.E933]=[$Konventionen.$C$3];[.G933]+[$Konventionen.$D$3]); COM.MICROSOFT.IFS([.E933]=[$Konventionen.$C$2];[.I933]+[$Konventionen.$D$2];[.E933]=[$Konventionen.$C$3];[.I933]+[$Konventionen.$D$3]))" office:value-type="string" office:string-value="" calcext:value-type="error">
            <text:p>#NV</text:p>
          </table:table-cell>
          <table:table-cell table:style-name="ce14" table:formula="of:=[.L933]-7" office:value-type="string" office:string-value="" calcext:value-type="error">
            <text:p>#NV</text:p>
          </table:table-cell>
          <table:table-cell table:style-name="ce14" table:formula="of:=COM.MICROSOFT.IFS([.E933]=[$Konventionen.$C$2];[.J933]+[$Konventionen.$E$2];[.E933]=[$Konventionen.$C$3];[.J9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3]&lt;=[.N933];[.L933]&gt;=[.N933]);IF([.K933]&lt;=[.N9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4]);#NULL!;IF(ISBLANK([.I934]);ORG.OPENOFFICE.YEARS([.C934];TODAY();0);ORG.OPENOFFICE.YEARS([.C934];[.I9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4]);COM.MICROSOFT.IFS([.E934]=[$Konventionen.$C$2];[.G934]+[$Konventionen.$D$2];[.E934]=[$Konventionen.$C$3];[.G934]+[$Konventionen.$D$3]); COM.MICROSOFT.IFS([.E934]=[$Konventionen.$C$2];[.I934]+[$Konventionen.$D$2];[.E934]=[$Konventionen.$C$3];[.I934]+[$Konventionen.$D$3]))" office:value-type="string" office:string-value="" calcext:value-type="error">
            <text:p>#NV</text:p>
          </table:table-cell>
          <table:table-cell table:style-name="ce14" table:formula="of:=[.L934]-7" office:value-type="string" office:string-value="" calcext:value-type="error">
            <text:p>#NV</text:p>
          </table:table-cell>
          <table:table-cell table:style-name="ce14" table:formula="of:=COM.MICROSOFT.IFS([.E934]=[$Konventionen.$C$2];[.J934]+[$Konventionen.$E$2];[.E934]=[$Konventionen.$C$3];[.J9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4]&lt;=[.N934];[.L934]&gt;=[.N934]);IF([.K934]&lt;=[.N9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5]);#NULL!;IF(ISBLANK([.I935]);ORG.OPENOFFICE.YEARS([.C935];TODAY();0);ORG.OPENOFFICE.YEARS([.C935];[.I9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5]);COM.MICROSOFT.IFS([.E935]=[$Konventionen.$C$2];[.G935]+[$Konventionen.$D$2];[.E935]=[$Konventionen.$C$3];[.G935]+[$Konventionen.$D$3]); COM.MICROSOFT.IFS([.E935]=[$Konventionen.$C$2];[.I935]+[$Konventionen.$D$2];[.E935]=[$Konventionen.$C$3];[.I935]+[$Konventionen.$D$3]))" office:value-type="string" office:string-value="" calcext:value-type="error">
            <text:p>#NV</text:p>
          </table:table-cell>
          <table:table-cell table:style-name="ce14" table:formula="of:=[.L935]-7" office:value-type="string" office:string-value="" calcext:value-type="error">
            <text:p>#NV</text:p>
          </table:table-cell>
          <table:table-cell table:style-name="ce14" table:formula="of:=COM.MICROSOFT.IFS([.E935]=[$Konventionen.$C$2];[.J935]+[$Konventionen.$E$2];[.E935]=[$Konventionen.$C$3];[.J9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5]&lt;=[.N935];[.L935]&gt;=[.N935]);IF([.K935]&lt;=[.N9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6]);#NULL!;IF(ISBLANK([.I936]);ORG.OPENOFFICE.YEARS([.C936];TODAY();0);ORG.OPENOFFICE.YEARS([.C936];[.I9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6]);COM.MICROSOFT.IFS([.E936]=[$Konventionen.$C$2];[.G936]+[$Konventionen.$D$2];[.E936]=[$Konventionen.$C$3];[.G936]+[$Konventionen.$D$3]); COM.MICROSOFT.IFS([.E936]=[$Konventionen.$C$2];[.I936]+[$Konventionen.$D$2];[.E936]=[$Konventionen.$C$3];[.I936]+[$Konventionen.$D$3]))" office:value-type="string" office:string-value="" calcext:value-type="error">
            <text:p>#NV</text:p>
          </table:table-cell>
          <table:table-cell table:style-name="ce14" table:formula="of:=[.L936]-7" office:value-type="string" office:string-value="" calcext:value-type="error">
            <text:p>#NV</text:p>
          </table:table-cell>
          <table:table-cell table:style-name="ce14" table:formula="of:=COM.MICROSOFT.IFS([.E936]=[$Konventionen.$C$2];[.J936]+[$Konventionen.$E$2];[.E936]=[$Konventionen.$C$3];[.J9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6]&lt;=[.N936];[.L936]&gt;=[.N936]);IF([.K936]&lt;=[.N9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7]);#NULL!;IF(ISBLANK([.I937]);ORG.OPENOFFICE.YEARS([.C937];TODAY();0);ORG.OPENOFFICE.YEARS([.C937];[.I9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7]);COM.MICROSOFT.IFS([.E937]=[$Konventionen.$C$2];[.G937]+[$Konventionen.$D$2];[.E937]=[$Konventionen.$C$3];[.G937]+[$Konventionen.$D$3]); COM.MICROSOFT.IFS([.E937]=[$Konventionen.$C$2];[.I937]+[$Konventionen.$D$2];[.E937]=[$Konventionen.$C$3];[.I937]+[$Konventionen.$D$3]))" office:value-type="string" office:string-value="" calcext:value-type="error">
            <text:p>#NV</text:p>
          </table:table-cell>
          <table:table-cell table:style-name="ce14" table:formula="of:=[.L937]-7" office:value-type="string" office:string-value="" calcext:value-type="error">
            <text:p>#NV</text:p>
          </table:table-cell>
          <table:table-cell table:style-name="ce14" table:formula="of:=COM.MICROSOFT.IFS([.E937]=[$Konventionen.$C$2];[.J937]+[$Konventionen.$E$2];[.E937]=[$Konventionen.$C$3];[.J9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7]&lt;=[.N937];[.L937]&gt;=[.N937]);IF([.K937]&lt;=[.N9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8]);#NULL!;IF(ISBLANK([.I938]);ORG.OPENOFFICE.YEARS([.C938];TODAY();0);ORG.OPENOFFICE.YEARS([.C938];[.I9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8]);COM.MICROSOFT.IFS([.E938]=[$Konventionen.$C$2];[.G938]+[$Konventionen.$D$2];[.E938]=[$Konventionen.$C$3];[.G938]+[$Konventionen.$D$3]); COM.MICROSOFT.IFS([.E938]=[$Konventionen.$C$2];[.I938]+[$Konventionen.$D$2];[.E938]=[$Konventionen.$C$3];[.I938]+[$Konventionen.$D$3]))" office:value-type="string" office:string-value="" calcext:value-type="error">
            <text:p>#NV</text:p>
          </table:table-cell>
          <table:table-cell table:style-name="ce14" table:formula="of:=[.L938]-7" office:value-type="string" office:string-value="" calcext:value-type="error">
            <text:p>#NV</text:p>
          </table:table-cell>
          <table:table-cell table:style-name="ce14" table:formula="of:=COM.MICROSOFT.IFS([.E938]=[$Konventionen.$C$2];[.J938]+[$Konventionen.$E$2];[.E938]=[$Konventionen.$C$3];[.J9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8]&lt;=[.N938];[.L938]&gt;=[.N938]);IF([.K938]&lt;=[.N9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9]);#NULL!;IF(ISBLANK([.I939]);ORG.OPENOFFICE.YEARS([.C939];TODAY();0);ORG.OPENOFFICE.YEARS([.C939];[.I9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9]);COM.MICROSOFT.IFS([.E939]=[$Konventionen.$C$2];[.G939]+[$Konventionen.$D$2];[.E939]=[$Konventionen.$C$3];[.G939]+[$Konventionen.$D$3]); COM.MICROSOFT.IFS([.E939]=[$Konventionen.$C$2];[.I939]+[$Konventionen.$D$2];[.E939]=[$Konventionen.$C$3];[.I939]+[$Konventionen.$D$3]))" office:value-type="string" office:string-value="" calcext:value-type="error">
            <text:p>#NV</text:p>
          </table:table-cell>
          <table:table-cell table:style-name="ce14" table:formula="of:=[.L939]-7" office:value-type="string" office:string-value="" calcext:value-type="error">
            <text:p>#NV</text:p>
          </table:table-cell>
          <table:table-cell table:style-name="ce14" table:formula="of:=COM.MICROSOFT.IFS([.E939]=[$Konventionen.$C$2];[.J939]+[$Konventionen.$E$2];[.E939]=[$Konventionen.$C$3];[.J9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9]&lt;=[.N939];[.L939]&gt;=[.N939]);IF([.K939]&lt;=[.N9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0]);#NULL!;IF(ISBLANK([.I940]);ORG.OPENOFFICE.YEARS([.C940];TODAY();0);ORG.OPENOFFICE.YEARS([.C940];[.I9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0]);COM.MICROSOFT.IFS([.E940]=[$Konventionen.$C$2];[.G940]+[$Konventionen.$D$2];[.E940]=[$Konventionen.$C$3];[.G940]+[$Konventionen.$D$3]); COM.MICROSOFT.IFS([.E940]=[$Konventionen.$C$2];[.I940]+[$Konventionen.$D$2];[.E940]=[$Konventionen.$C$3];[.I940]+[$Konventionen.$D$3]))" office:value-type="string" office:string-value="" calcext:value-type="error">
            <text:p>#NV</text:p>
          </table:table-cell>
          <table:table-cell table:style-name="ce14" table:formula="of:=[.L940]-7" office:value-type="string" office:string-value="" calcext:value-type="error">
            <text:p>#NV</text:p>
          </table:table-cell>
          <table:table-cell table:style-name="ce14" table:formula="of:=COM.MICROSOFT.IFS([.E940]=[$Konventionen.$C$2];[.J940]+[$Konventionen.$E$2];[.E940]=[$Konventionen.$C$3];[.J9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0]&lt;=[.N940];[.L940]&gt;=[.N940]);IF([.K940]&lt;=[.N9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1]);#NULL!;IF(ISBLANK([.I941]);ORG.OPENOFFICE.YEARS([.C941];TODAY();0);ORG.OPENOFFICE.YEARS([.C941];[.I9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1]);COM.MICROSOFT.IFS([.E941]=[$Konventionen.$C$2];[.G941]+[$Konventionen.$D$2];[.E941]=[$Konventionen.$C$3];[.G941]+[$Konventionen.$D$3]); COM.MICROSOFT.IFS([.E941]=[$Konventionen.$C$2];[.I941]+[$Konventionen.$D$2];[.E941]=[$Konventionen.$C$3];[.I941]+[$Konventionen.$D$3]))" office:value-type="string" office:string-value="" calcext:value-type="error">
            <text:p>#NV</text:p>
          </table:table-cell>
          <table:table-cell table:style-name="ce14" table:formula="of:=[.L941]-7" office:value-type="string" office:string-value="" calcext:value-type="error">
            <text:p>#NV</text:p>
          </table:table-cell>
          <table:table-cell table:style-name="ce14" table:formula="of:=COM.MICROSOFT.IFS([.E941]=[$Konventionen.$C$2];[.J941]+[$Konventionen.$E$2];[.E941]=[$Konventionen.$C$3];[.J9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1]&lt;=[.N941];[.L941]&gt;=[.N941]);IF([.K941]&lt;=[.N9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2]);#NULL!;IF(ISBLANK([.I942]);ORG.OPENOFFICE.YEARS([.C942];TODAY();0);ORG.OPENOFFICE.YEARS([.C942];[.I9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2]);COM.MICROSOFT.IFS([.E942]=[$Konventionen.$C$2];[.G942]+[$Konventionen.$D$2];[.E942]=[$Konventionen.$C$3];[.G942]+[$Konventionen.$D$3]); COM.MICROSOFT.IFS([.E942]=[$Konventionen.$C$2];[.I942]+[$Konventionen.$D$2];[.E942]=[$Konventionen.$C$3];[.I942]+[$Konventionen.$D$3]))" office:value-type="string" office:string-value="" calcext:value-type="error">
            <text:p>#NV</text:p>
          </table:table-cell>
          <table:table-cell table:style-name="ce14" table:formula="of:=[.L942]-7" office:value-type="string" office:string-value="" calcext:value-type="error">
            <text:p>#NV</text:p>
          </table:table-cell>
          <table:table-cell table:style-name="ce14" table:formula="of:=COM.MICROSOFT.IFS([.E942]=[$Konventionen.$C$2];[.J942]+[$Konventionen.$E$2];[.E942]=[$Konventionen.$C$3];[.J9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2]&lt;=[.N942];[.L942]&gt;=[.N942]);IF([.K942]&lt;=[.N9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3]);#NULL!;IF(ISBLANK([.I943]);ORG.OPENOFFICE.YEARS([.C943];TODAY();0);ORG.OPENOFFICE.YEARS([.C943];[.I9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3]);COM.MICROSOFT.IFS([.E943]=[$Konventionen.$C$2];[.G943]+[$Konventionen.$D$2];[.E943]=[$Konventionen.$C$3];[.G943]+[$Konventionen.$D$3]); COM.MICROSOFT.IFS([.E943]=[$Konventionen.$C$2];[.I943]+[$Konventionen.$D$2];[.E943]=[$Konventionen.$C$3];[.I943]+[$Konventionen.$D$3]))" office:value-type="string" office:string-value="" calcext:value-type="error">
            <text:p>#NV</text:p>
          </table:table-cell>
          <table:table-cell table:style-name="ce14" table:formula="of:=[.L943]-7" office:value-type="string" office:string-value="" calcext:value-type="error">
            <text:p>#NV</text:p>
          </table:table-cell>
          <table:table-cell table:style-name="ce14" table:formula="of:=COM.MICROSOFT.IFS([.E943]=[$Konventionen.$C$2];[.J943]+[$Konventionen.$E$2];[.E943]=[$Konventionen.$C$3];[.J9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3]&lt;=[.N943];[.L943]&gt;=[.N943]);IF([.K943]&lt;=[.N9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4]);#NULL!;IF(ISBLANK([.I944]);ORG.OPENOFFICE.YEARS([.C944];TODAY();0);ORG.OPENOFFICE.YEARS([.C944];[.I9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4]);COM.MICROSOFT.IFS([.E944]=[$Konventionen.$C$2];[.G944]+[$Konventionen.$D$2];[.E944]=[$Konventionen.$C$3];[.G944]+[$Konventionen.$D$3]); COM.MICROSOFT.IFS([.E944]=[$Konventionen.$C$2];[.I944]+[$Konventionen.$D$2];[.E944]=[$Konventionen.$C$3];[.I944]+[$Konventionen.$D$3]))" office:value-type="string" office:string-value="" calcext:value-type="error">
            <text:p>#NV</text:p>
          </table:table-cell>
          <table:table-cell table:style-name="ce14" table:formula="of:=[.L944]-7" office:value-type="string" office:string-value="" calcext:value-type="error">
            <text:p>#NV</text:p>
          </table:table-cell>
          <table:table-cell table:style-name="ce14" table:formula="of:=COM.MICROSOFT.IFS([.E944]=[$Konventionen.$C$2];[.J944]+[$Konventionen.$E$2];[.E944]=[$Konventionen.$C$3];[.J9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4]&lt;=[.N944];[.L944]&gt;=[.N944]);IF([.K944]&lt;=[.N9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5]);#NULL!;IF(ISBLANK([.I945]);ORG.OPENOFFICE.YEARS([.C945];TODAY();0);ORG.OPENOFFICE.YEARS([.C945];[.I9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5]);COM.MICROSOFT.IFS([.E945]=[$Konventionen.$C$2];[.G945]+[$Konventionen.$D$2];[.E945]=[$Konventionen.$C$3];[.G945]+[$Konventionen.$D$3]); COM.MICROSOFT.IFS([.E945]=[$Konventionen.$C$2];[.I945]+[$Konventionen.$D$2];[.E945]=[$Konventionen.$C$3];[.I945]+[$Konventionen.$D$3]))" office:value-type="string" office:string-value="" calcext:value-type="error">
            <text:p>#NV</text:p>
          </table:table-cell>
          <table:table-cell table:style-name="ce14" table:formula="of:=[.L945]-7" office:value-type="string" office:string-value="" calcext:value-type="error">
            <text:p>#NV</text:p>
          </table:table-cell>
          <table:table-cell table:style-name="ce14" table:formula="of:=COM.MICROSOFT.IFS([.E945]=[$Konventionen.$C$2];[.J945]+[$Konventionen.$E$2];[.E945]=[$Konventionen.$C$3];[.J9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5]&lt;=[.N945];[.L945]&gt;=[.N945]);IF([.K945]&lt;=[.N9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6]);#NULL!;IF(ISBLANK([.I946]);ORG.OPENOFFICE.YEARS([.C946];TODAY();0);ORG.OPENOFFICE.YEARS([.C946];[.I9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6]);COM.MICROSOFT.IFS([.E946]=[$Konventionen.$C$2];[.G946]+[$Konventionen.$D$2];[.E946]=[$Konventionen.$C$3];[.G946]+[$Konventionen.$D$3]); COM.MICROSOFT.IFS([.E946]=[$Konventionen.$C$2];[.I946]+[$Konventionen.$D$2];[.E946]=[$Konventionen.$C$3];[.I946]+[$Konventionen.$D$3]))" office:value-type="string" office:string-value="" calcext:value-type="error">
            <text:p>#NV</text:p>
          </table:table-cell>
          <table:table-cell table:style-name="ce14" table:formula="of:=[.L946]-7" office:value-type="string" office:string-value="" calcext:value-type="error">
            <text:p>#NV</text:p>
          </table:table-cell>
          <table:table-cell table:style-name="ce14" table:formula="of:=COM.MICROSOFT.IFS([.E946]=[$Konventionen.$C$2];[.J946]+[$Konventionen.$E$2];[.E946]=[$Konventionen.$C$3];[.J9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6]&lt;=[.N946];[.L946]&gt;=[.N946]);IF([.K946]&lt;=[.N9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7]);#NULL!;IF(ISBLANK([.I947]);ORG.OPENOFFICE.YEARS([.C947];TODAY();0);ORG.OPENOFFICE.YEARS([.C947];[.I9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7]);COM.MICROSOFT.IFS([.E947]=[$Konventionen.$C$2];[.G947]+[$Konventionen.$D$2];[.E947]=[$Konventionen.$C$3];[.G947]+[$Konventionen.$D$3]); COM.MICROSOFT.IFS([.E947]=[$Konventionen.$C$2];[.I947]+[$Konventionen.$D$2];[.E947]=[$Konventionen.$C$3];[.I947]+[$Konventionen.$D$3]))" office:value-type="string" office:string-value="" calcext:value-type="error">
            <text:p>#NV</text:p>
          </table:table-cell>
          <table:table-cell table:style-name="ce14" table:formula="of:=[.L947]-7" office:value-type="string" office:string-value="" calcext:value-type="error">
            <text:p>#NV</text:p>
          </table:table-cell>
          <table:table-cell table:style-name="ce14" table:formula="of:=COM.MICROSOFT.IFS([.E947]=[$Konventionen.$C$2];[.J947]+[$Konventionen.$E$2];[.E947]=[$Konventionen.$C$3];[.J9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7]&lt;=[.N947];[.L947]&gt;=[.N947]);IF([.K947]&lt;=[.N9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8]);#NULL!;IF(ISBLANK([.I948]);ORG.OPENOFFICE.YEARS([.C948];TODAY();0);ORG.OPENOFFICE.YEARS([.C948];[.I9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8]);COM.MICROSOFT.IFS([.E948]=[$Konventionen.$C$2];[.G948]+[$Konventionen.$D$2];[.E948]=[$Konventionen.$C$3];[.G948]+[$Konventionen.$D$3]); COM.MICROSOFT.IFS([.E948]=[$Konventionen.$C$2];[.I948]+[$Konventionen.$D$2];[.E948]=[$Konventionen.$C$3];[.I948]+[$Konventionen.$D$3]))" office:value-type="string" office:string-value="" calcext:value-type="error">
            <text:p>#NV</text:p>
          </table:table-cell>
          <table:table-cell table:style-name="ce14" table:formula="of:=[.L948]-7" office:value-type="string" office:string-value="" calcext:value-type="error">
            <text:p>#NV</text:p>
          </table:table-cell>
          <table:table-cell table:style-name="ce14" table:formula="of:=COM.MICROSOFT.IFS([.E948]=[$Konventionen.$C$2];[.J948]+[$Konventionen.$E$2];[.E948]=[$Konventionen.$C$3];[.J9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8]&lt;=[.N948];[.L948]&gt;=[.N948]);IF([.K948]&lt;=[.N9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9]);#NULL!;IF(ISBLANK([.I949]);ORG.OPENOFFICE.YEARS([.C949];TODAY();0);ORG.OPENOFFICE.YEARS([.C949];[.I9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9]);COM.MICROSOFT.IFS([.E949]=[$Konventionen.$C$2];[.G949]+[$Konventionen.$D$2];[.E949]=[$Konventionen.$C$3];[.G949]+[$Konventionen.$D$3]); COM.MICROSOFT.IFS([.E949]=[$Konventionen.$C$2];[.I949]+[$Konventionen.$D$2];[.E949]=[$Konventionen.$C$3];[.I949]+[$Konventionen.$D$3]))" office:value-type="string" office:string-value="" calcext:value-type="error">
            <text:p>#NV</text:p>
          </table:table-cell>
          <table:table-cell table:style-name="ce14" table:formula="of:=[.L949]-7" office:value-type="string" office:string-value="" calcext:value-type="error">
            <text:p>#NV</text:p>
          </table:table-cell>
          <table:table-cell table:style-name="ce14" table:formula="of:=COM.MICROSOFT.IFS([.E949]=[$Konventionen.$C$2];[.J949]+[$Konventionen.$E$2];[.E949]=[$Konventionen.$C$3];[.J9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9]&lt;=[.N949];[.L949]&gt;=[.N949]);IF([.K949]&lt;=[.N9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0]);#NULL!;IF(ISBLANK([.I950]);ORG.OPENOFFICE.YEARS([.C950];TODAY();0);ORG.OPENOFFICE.YEARS([.C950];[.I9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0]);COM.MICROSOFT.IFS([.E950]=[$Konventionen.$C$2];[.G950]+[$Konventionen.$D$2];[.E950]=[$Konventionen.$C$3];[.G950]+[$Konventionen.$D$3]); COM.MICROSOFT.IFS([.E950]=[$Konventionen.$C$2];[.I950]+[$Konventionen.$D$2];[.E950]=[$Konventionen.$C$3];[.I950]+[$Konventionen.$D$3]))" office:value-type="string" office:string-value="" calcext:value-type="error">
            <text:p>#NV</text:p>
          </table:table-cell>
          <table:table-cell table:style-name="ce14" table:formula="of:=[.L950]-7" office:value-type="string" office:string-value="" calcext:value-type="error">
            <text:p>#NV</text:p>
          </table:table-cell>
          <table:table-cell table:style-name="ce14" table:formula="of:=COM.MICROSOFT.IFS([.E950]=[$Konventionen.$C$2];[.J950]+[$Konventionen.$E$2];[.E950]=[$Konventionen.$C$3];[.J9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0]&lt;=[.N950];[.L950]&gt;=[.N950]);IF([.K950]&lt;=[.N9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1]);#NULL!;IF(ISBLANK([.I951]);ORG.OPENOFFICE.YEARS([.C951];TODAY();0);ORG.OPENOFFICE.YEARS([.C951];[.I9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1]);COM.MICROSOFT.IFS([.E951]=[$Konventionen.$C$2];[.G951]+[$Konventionen.$D$2];[.E951]=[$Konventionen.$C$3];[.G951]+[$Konventionen.$D$3]); COM.MICROSOFT.IFS([.E951]=[$Konventionen.$C$2];[.I951]+[$Konventionen.$D$2];[.E951]=[$Konventionen.$C$3];[.I951]+[$Konventionen.$D$3]))" office:value-type="string" office:string-value="" calcext:value-type="error">
            <text:p>#NV</text:p>
          </table:table-cell>
          <table:table-cell table:style-name="ce14" table:formula="of:=[.L951]-7" office:value-type="string" office:string-value="" calcext:value-type="error">
            <text:p>#NV</text:p>
          </table:table-cell>
          <table:table-cell table:style-name="ce14" table:formula="of:=COM.MICROSOFT.IFS([.E951]=[$Konventionen.$C$2];[.J951]+[$Konventionen.$E$2];[.E951]=[$Konventionen.$C$3];[.J9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1]&lt;=[.N951];[.L951]&gt;=[.N951]);IF([.K951]&lt;=[.N9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2]);#NULL!;IF(ISBLANK([.I952]);ORG.OPENOFFICE.YEARS([.C952];TODAY();0);ORG.OPENOFFICE.YEARS([.C952];[.I9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2]);COM.MICROSOFT.IFS([.E952]=[$Konventionen.$C$2];[.G952]+[$Konventionen.$D$2];[.E952]=[$Konventionen.$C$3];[.G952]+[$Konventionen.$D$3]); COM.MICROSOFT.IFS([.E952]=[$Konventionen.$C$2];[.I952]+[$Konventionen.$D$2];[.E952]=[$Konventionen.$C$3];[.I952]+[$Konventionen.$D$3]))" office:value-type="string" office:string-value="" calcext:value-type="error">
            <text:p>#NV</text:p>
          </table:table-cell>
          <table:table-cell table:style-name="ce14" table:formula="of:=[.L952]-7" office:value-type="string" office:string-value="" calcext:value-type="error">
            <text:p>#NV</text:p>
          </table:table-cell>
          <table:table-cell table:style-name="ce14" table:formula="of:=COM.MICROSOFT.IFS([.E952]=[$Konventionen.$C$2];[.J952]+[$Konventionen.$E$2];[.E952]=[$Konventionen.$C$3];[.J9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2]&lt;=[.N952];[.L952]&gt;=[.N952]);IF([.K952]&lt;=[.N9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3]);#NULL!;IF(ISBLANK([.I953]);ORG.OPENOFFICE.YEARS([.C953];TODAY();0);ORG.OPENOFFICE.YEARS([.C953];[.I9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3]);COM.MICROSOFT.IFS([.E953]=[$Konventionen.$C$2];[.G953]+[$Konventionen.$D$2];[.E953]=[$Konventionen.$C$3];[.G953]+[$Konventionen.$D$3]); COM.MICROSOFT.IFS([.E953]=[$Konventionen.$C$2];[.I953]+[$Konventionen.$D$2];[.E953]=[$Konventionen.$C$3];[.I953]+[$Konventionen.$D$3]))" office:value-type="string" office:string-value="" calcext:value-type="error">
            <text:p>#NV</text:p>
          </table:table-cell>
          <table:table-cell table:style-name="ce14" table:formula="of:=[.L953]-7" office:value-type="string" office:string-value="" calcext:value-type="error">
            <text:p>#NV</text:p>
          </table:table-cell>
          <table:table-cell table:style-name="ce14" table:formula="of:=COM.MICROSOFT.IFS([.E953]=[$Konventionen.$C$2];[.J953]+[$Konventionen.$E$2];[.E953]=[$Konventionen.$C$3];[.J9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3]&lt;=[.N953];[.L953]&gt;=[.N953]);IF([.K953]&lt;=[.N9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4]);#NULL!;IF(ISBLANK([.I954]);ORG.OPENOFFICE.YEARS([.C954];TODAY();0);ORG.OPENOFFICE.YEARS([.C954];[.I9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4]);COM.MICROSOFT.IFS([.E954]=[$Konventionen.$C$2];[.G954]+[$Konventionen.$D$2];[.E954]=[$Konventionen.$C$3];[.G954]+[$Konventionen.$D$3]); COM.MICROSOFT.IFS([.E954]=[$Konventionen.$C$2];[.I954]+[$Konventionen.$D$2];[.E954]=[$Konventionen.$C$3];[.I954]+[$Konventionen.$D$3]))" office:value-type="string" office:string-value="" calcext:value-type="error">
            <text:p>#NV</text:p>
          </table:table-cell>
          <table:table-cell table:style-name="ce14" table:formula="of:=[.L954]-7" office:value-type="string" office:string-value="" calcext:value-type="error">
            <text:p>#NV</text:p>
          </table:table-cell>
          <table:table-cell table:style-name="ce14" table:formula="of:=COM.MICROSOFT.IFS([.E954]=[$Konventionen.$C$2];[.J954]+[$Konventionen.$E$2];[.E954]=[$Konventionen.$C$3];[.J9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4]&lt;=[.N954];[.L954]&gt;=[.N954]);IF([.K954]&lt;=[.N9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5]);#NULL!;IF(ISBLANK([.I955]);ORG.OPENOFFICE.YEARS([.C955];TODAY();0);ORG.OPENOFFICE.YEARS([.C955];[.I9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5]);COM.MICROSOFT.IFS([.E955]=[$Konventionen.$C$2];[.G955]+[$Konventionen.$D$2];[.E955]=[$Konventionen.$C$3];[.G955]+[$Konventionen.$D$3]); COM.MICROSOFT.IFS([.E955]=[$Konventionen.$C$2];[.I955]+[$Konventionen.$D$2];[.E955]=[$Konventionen.$C$3];[.I955]+[$Konventionen.$D$3]))" office:value-type="string" office:string-value="" calcext:value-type="error">
            <text:p>#NV</text:p>
          </table:table-cell>
          <table:table-cell table:style-name="ce14" table:formula="of:=[.L955]-7" office:value-type="string" office:string-value="" calcext:value-type="error">
            <text:p>#NV</text:p>
          </table:table-cell>
          <table:table-cell table:style-name="ce14" table:formula="of:=COM.MICROSOFT.IFS([.E955]=[$Konventionen.$C$2];[.J955]+[$Konventionen.$E$2];[.E955]=[$Konventionen.$C$3];[.J9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5]&lt;=[.N955];[.L955]&gt;=[.N955]);IF([.K955]&lt;=[.N9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6]);#NULL!;IF(ISBLANK([.I956]);ORG.OPENOFFICE.YEARS([.C956];TODAY();0);ORG.OPENOFFICE.YEARS([.C956];[.I9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6]);COM.MICROSOFT.IFS([.E956]=[$Konventionen.$C$2];[.G956]+[$Konventionen.$D$2];[.E956]=[$Konventionen.$C$3];[.G956]+[$Konventionen.$D$3]); COM.MICROSOFT.IFS([.E956]=[$Konventionen.$C$2];[.I956]+[$Konventionen.$D$2];[.E956]=[$Konventionen.$C$3];[.I956]+[$Konventionen.$D$3]))" office:value-type="string" office:string-value="" calcext:value-type="error">
            <text:p>#NV</text:p>
          </table:table-cell>
          <table:table-cell table:style-name="ce14" table:formula="of:=[.L956]-7" office:value-type="string" office:string-value="" calcext:value-type="error">
            <text:p>#NV</text:p>
          </table:table-cell>
          <table:table-cell table:style-name="ce14" table:formula="of:=COM.MICROSOFT.IFS([.E956]=[$Konventionen.$C$2];[.J956]+[$Konventionen.$E$2];[.E956]=[$Konventionen.$C$3];[.J9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6]&lt;=[.N956];[.L956]&gt;=[.N956]);IF([.K956]&lt;=[.N9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7]);#NULL!;IF(ISBLANK([.I957]);ORG.OPENOFFICE.YEARS([.C957];TODAY();0);ORG.OPENOFFICE.YEARS([.C957];[.I9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7]);COM.MICROSOFT.IFS([.E957]=[$Konventionen.$C$2];[.G957]+[$Konventionen.$D$2];[.E957]=[$Konventionen.$C$3];[.G957]+[$Konventionen.$D$3]); COM.MICROSOFT.IFS([.E957]=[$Konventionen.$C$2];[.I957]+[$Konventionen.$D$2];[.E957]=[$Konventionen.$C$3];[.I957]+[$Konventionen.$D$3]))" office:value-type="string" office:string-value="" calcext:value-type="error">
            <text:p>#NV</text:p>
          </table:table-cell>
          <table:table-cell table:style-name="ce14" table:formula="of:=[.L957]-7" office:value-type="string" office:string-value="" calcext:value-type="error">
            <text:p>#NV</text:p>
          </table:table-cell>
          <table:table-cell table:style-name="ce14" table:formula="of:=COM.MICROSOFT.IFS([.E957]=[$Konventionen.$C$2];[.J957]+[$Konventionen.$E$2];[.E957]=[$Konventionen.$C$3];[.J9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7]&lt;=[.N957];[.L957]&gt;=[.N957]);IF([.K957]&lt;=[.N9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8]);#NULL!;IF(ISBLANK([.I958]);ORG.OPENOFFICE.YEARS([.C958];TODAY();0);ORG.OPENOFFICE.YEARS([.C958];[.I9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8]);COM.MICROSOFT.IFS([.E958]=[$Konventionen.$C$2];[.G958]+[$Konventionen.$D$2];[.E958]=[$Konventionen.$C$3];[.G958]+[$Konventionen.$D$3]); COM.MICROSOFT.IFS([.E958]=[$Konventionen.$C$2];[.I958]+[$Konventionen.$D$2];[.E958]=[$Konventionen.$C$3];[.I958]+[$Konventionen.$D$3]))" office:value-type="string" office:string-value="" calcext:value-type="error">
            <text:p>#NV</text:p>
          </table:table-cell>
          <table:table-cell table:style-name="ce14" table:formula="of:=[.L958]-7" office:value-type="string" office:string-value="" calcext:value-type="error">
            <text:p>#NV</text:p>
          </table:table-cell>
          <table:table-cell table:style-name="ce14" table:formula="of:=COM.MICROSOFT.IFS([.E958]=[$Konventionen.$C$2];[.J958]+[$Konventionen.$E$2];[.E958]=[$Konventionen.$C$3];[.J9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8]&lt;=[.N958];[.L958]&gt;=[.N958]);IF([.K958]&lt;=[.N9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9]);#NULL!;IF(ISBLANK([.I959]);ORG.OPENOFFICE.YEARS([.C959];TODAY();0);ORG.OPENOFFICE.YEARS([.C959];[.I9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9]);COM.MICROSOFT.IFS([.E959]=[$Konventionen.$C$2];[.G959]+[$Konventionen.$D$2];[.E959]=[$Konventionen.$C$3];[.G959]+[$Konventionen.$D$3]); COM.MICROSOFT.IFS([.E959]=[$Konventionen.$C$2];[.I959]+[$Konventionen.$D$2];[.E959]=[$Konventionen.$C$3];[.I959]+[$Konventionen.$D$3]))" office:value-type="string" office:string-value="" calcext:value-type="error">
            <text:p>#NV</text:p>
          </table:table-cell>
          <table:table-cell table:style-name="ce14" table:formula="of:=[.L959]-7" office:value-type="string" office:string-value="" calcext:value-type="error">
            <text:p>#NV</text:p>
          </table:table-cell>
          <table:table-cell table:style-name="ce14" table:formula="of:=COM.MICROSOFT.IFS([.E959]=[$Konventionen.$C$2];[.J959]+[$Konventionen.$E$2];[.E959]=[$Konventionen.$C$3];[.J9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9]&lt;=[.N959];[.L959]&gt;=[.N959]);IF([.K959]&lt;=[.N9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0]);#NULL!;IF(ISBLANK([.I960]);ORG.OPENOFFICE.YEARS([.C960];TODAY();0);ORG.OPENOFFICE.YEARS([.C960];[.I9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0]);COM.MICROSOFT.IFS([.E960]=[$Konventionen.$C$2];[.G960]+[$Konventionen.$D$2];[.E960]=[$Konventionen.$C$3];[.G960]+[$Konventionen.$D$3]); COM.MICROSOFT.IFS([.E960]=[$Konventionen.$C$2];[.I960]+[$Konventionen.$D$2];[.E960]=[$Konventionen.$C$3];[.I960]+[$Konventionen.$D$3]))" office:value-type="string" office:string-value="" calcext:value-type="error">
            <text:p>#NV</text:p>
          </table:table-cell>
          <table:table-cell table:style-name="ce14" table:formula="of:=[.L960]-7" office:value-type="string" office:string-value="" calcext:value-type="error">
            <text:p>#NV</text:p>
          </table:table-cell>
          <table:table-cell table:style-name="ce14" table:formula="of:=COM.MICROSOFT.IFS([.E960]=[$Konventionen.$C$2];[.J960]+[$Konventionen.$E$2];[.E960]=[$Konventionen.$C$3];[.J9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0]&lt;=[.N960];[.L960]&gt;=[.N960]);IF([.K960]&lt;=[.N9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1]);#NULL!;IF(ISBLANK([.I961]);ORG.OPENOFFICE.YEARS([.C961];TODAY();0);ORG.OPENOFFICE.YEARS([.C961];[.I9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1]);COM.MICROSOFT.IFS([.E961]=[$Konventionen.$C$2];[.G961]+[$Konventionen.$D$2];[.E961]=[$Konventionen.$C$3];[.G961]+[$Konventionen.$D$3]); COM.MICROSOFT.IFS([.E961]=[$Konventionen.$C$2];[.I961]+[$Konventionen.$D$2];[.E961]=[$Konventionen.$C$3];[.I961]+[$Konventionen.$D$3]))" office:value-type="string" office:string-value="" calcext:value-type="error">
            <text:p>#NV</text:p>
          </table:table-cell>
          <table:table-cell table:style-name="ce14" table:formula="of:=[.L961]-7" office:value-type="string" office:string-value="" calcext:value-type="error">
            <text:p>#NV</text:p>
          </table:table-cell>
          <table:table-cell table:style-name="ce14" table:formula="of:=COM.MICROSOFT.IFS([.E961]=[$Konventionen.$C$2];[.J961]+[$Konventionen.$E$2];[.E961]=[$Konventionen.$C$3];[.J9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1]&lt;=[.N961];[.L961]&gt;=[.N961]);IF([.K961]&lt;=[.N9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2]);#NULL!;IF(ISBLANK([.I962]);ORG.OPENOFFICE.YEARS([.C962];TODAY();0);ORG.OPENOFFICE.YEARS([.C962];[.I9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2]);COM.MICROSOFT.IFS([.E962]=[$Konventionen.$C$2];[.G962]+[$Konventionen.$D$2];[.E962]=[$Konventionen.$C$3];[.G962]+[$Konventionen.$D$3]); COM.MICROSOFT.IFS([.E962]=[$Konventionen.$C$2];[.I962]+[$Konventionen.$D$2];[.E962]=[$Konventionen.$C$3];[.I962]+[$Konventionen.$D$3]))" office:value-type="string" office:string-value="" calcext:value-type="error">
            <text:p>#NV</text:p>
          </table:table-cell>
          <table:table-cell table:style-name="ce14" table:formula="of:=[.L962]-7" office:value-type="string" office:string-value="" calcext:value-type="error">
            <text:p>#NV</text:p>
          </table:table-cell>
          <table:table-cell table:style-name="ce14" table:formula="of:=COM.MICROSOFT.IFS([.E962]=[$Konventionen.$C$2];[.J962]+[$Konventionen.$E$2];[.E962]=[$Konventionen.$C$3];[.J9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2]&lt;=[.N962];[.L962]&gt;=[.N962]);IF([.K962]&lt;=[.N9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3]);#NULL!;IF(ISBLANK([.I963]);ORG.OPENOFFICE.YEARS([.C963];TODAY();0);ORG.OPENOFFICE.YEARS([.C963];[.I9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3]);COM.MICROSOFT.IFS([.E963]=[$Konventionen.$C$2];[.G963]+[$Konventionen.$D$2];[.E963]=[$Konventionen.$C$3];[.G963]+[$Konventionen.$D$3]); COM.MICROSOFT.IFS([.E963]=[$Konventionen.$C$2];[.I963]+[$Konventionen.$D$2];[.E963]=[$Konventionen.$C$3];[.I963]+[$Konventionen.$D$3]))" office:value-type="string" office:string-value="" calcext:value-type="error">
            <text:p>#NV</text:p>
          </table:table-cell>
          <table:table-cell table:style-name="ce14" table:formula="of:=[.L963]-7" office:value-type="string" office:string-value="" calcext:value-type="error">
            <text:p>#NV</text:p>
          </table:table-cell>
          <table:table-cell table:style-name="ce14" table:formula="of:=COM.MICROSOFT.IFS([.E963]=[$Konventionen.$C$2];[.J963]+[$Konventionen.$E$2];[.E963]=[$Konventionen.$C$3];[.J9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3]&lt;=[.N963];[.L963]&gt;=[.N963]);IF([.K963]&lt;=[.N9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4]);#NULL!;IF(ISBLANK([.I964]);ORG.OPENOFFICE.YEARS([.C964];TODAY();0);ORG.OPENOFFICE.YEARS([.C964];[.I9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4]);COM.MICROSOFT.IFS([.E964]=[$Konventionen.$C$2];[.G964]+[$Konventionen.$D$2];[.E964]=[$Konventionen.$C$3];[.G964]+[$Konventionen.$D$3]); COM.MICROSOFT.IFS([.E964]=[$Konventionen.$C$2];[.I964]+[$Konventionen.$D$2];[.E964]=[$Konventionen.$C$3];[.I964]+[$Konventionen.$D$3]))" office:value-type="string" office:string-value="" calcext:value-type="error">
            <text:p>#NV</text:p>
          </table:table-cell>
          <table:table-cell table:style-name="ce14" table:formula="of:=[.L964]-7" office:value-type="string" office:string-value="" calcext:value-type="error">
            <text:p>#NV</text:p>
          </table:table-cell>
          <table:table-cell table:style-name="ce14" table:formula="of:=COM.MICROSOFT.IFS([.E964]=[$Konventionen.$C$2];[.J964]+[$Konventionen.$E$2];[.E964]=[$Konventionen.$C$3];[.J9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4]&lt;=[.N964];[.L964]&gt;=[.N964]);IF([.K964]&lt;=[.N9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5]);#NULL!;IF(ISBLANK([.I965]);ORG.OPENOFFICE.YEARS([.C965];TODAY();0);ORG.OPENOFFICE.YEARS([.C965];[.I9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5]);COM.MICROSOFT.IFS([.E965]=[$Konventionen.$C$2];[.G965]+[$Konventionen.$D$2];[.E965]=[$Konventionen.$C$3];[.G965]+[$Konventionen.$D$3]); COM.MICROSOFT.IFS([.E965]=[$Konventionen.$C$2];[.I965]+[$Konventionen.$D$2];[.E965]=[$Konventionen.$C$3];[.I965]+[$Konventionen.$D$3]))" office:value-type="string" office:string-value="" calcext:value-type="error">
            <text:p>#NV</text:p>
          </table:table-cell>
          <table:table-cell table:style-name="ce14" table:formula="of:=[.L965]-7" office:value-type="string" office:string-value="" calcext:value-type="error">
            <text:p>#NV</text:p>
          </table:table-cell>
          <table:table-cell table:style-name="ce14" table:formula="of:=COM.MICROSOFT.IFS([.E965]=[$Konventionen.$C$2];[.J965]+[$Konventionen.$E$2];[.E965]=[$Konventionen.$C$3];[.J9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5]&lt;=[.N965];[.L965]&gt;=[.N965]);IF([.K965]&lt;=[.N9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6]);#NULL!;IF(ISBLANK([.I966]);ORG.OPENOFFICE.YEARS([.C966];TODAY();0);ORG.OPENOFFICE.YEARS([.C966];[.I9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6]);COM.MICROSOFT.IFS([.E966]=[$Konventionen.$C$2];[.G966]+[$Konventionen.$D$2];[.E966]=[$Konventionen.$C$3];[.G966]+[$Konventionen.$D$3]); COM.MICROSOFT.IFS([.E966]=[$Konventionen.$C$2];[.I966]+[$Konventionen.$D$2];[.E966]=[$Konventionen.$C$3];[.I966]+[$Konventionen.$D$3]))" office:value-type="string" office:string-value="" calcext:value-type="error">
            <text:p>#NV</text:p>
          </table:table-cell>
          <table:table-cell table:style-name="ce14" table:formula="of:=[.L966]-7" office:value-type="string" office:string-value="" calcext:value-type="error">
            <text:p>#NV</text:p>
          </table:table-cell>
          <table:table-cell table:style-name="ce14" table:formula="of:=COM.MICROSOFT.IFS([.E966]=[$Konventionen.$C$2];[.J966]+[$Konventionen.$E$2];[.E966]=[$Konventionen.$C$3];[.J9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6]&lt;=[.N966];[.L966]&gt;=[.N966]);IF([.K966]&lt;=[.N9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7]);#NULL!;IF(ISBLANK([.I967]);ORG.OPENOFFICE.YEARS([.C967];TODAY();0);ORG.OPENOFFICE.YEARS([.C967];[.I9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7]);COM.MICROSOFT.IFS([.E967]=[$Konventionen.$C$2];[.G967]+[$Konventionen.$D$2];[.E967]=[$Konventionen.$C$3];[.G967]+[$Konventionen.$D$3]); COM.MICROSOFT.IFS([.E967]=[$Konventionen.$C$2];[.I967]+[$Konventionen.$D$2];[.E967]=[$Konventionen.$C$3];[.I967]+[$Konventionen.$D$3]))" office:value-type="string" office:string-value="" calcext:value-type="error">
            <text:p>#NV</text:p>
          </table:table-cell>
          <table:table-cell table:style-name="ce14" table:formula="of:=[.L967]-7" office:value-type="string" office:string-value="" calcext:value-type="error">
            <text:p>#NV</text:p>
          </table:table-cell>
          <table:table-cell table:style-name="ce14" table:formula="of:=COM.MICROSOFT.IFS([.E967]=[$Konventionen.$C$2];[.J967]+[$Konventionen.$E$2];[.E967]=[$Konventionen.$C$3];[.J9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7]&lt;=[.N967];[.L967]&gt;=[.N967]);IF([.K967]&lt;=[.N9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8]);#NULL!;IF(ISBLANK([.I968]);ORG.OPENOFFICE.YEARS([.C968];TODAY();0);ORG.OPENOFFICE.YEARS([.C968];[.I9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8]);COM.MICROSOFT.IFS([.E968]=[$Konventionen.$C$2];[.G968]+[$Konventionen.$D$2];[.E968]=[$Konventionen.$C$3];[.G968]+[$Konventionen.$D$3]); COM.MICROSOFT.IFS([.E968]=[$Konventionen.$C$2];[.I968]+[$Konventionen.$D$2];[.E968]=[$Konventionen.$C$3];[.I968]+[$Konventionen.$D$3]))" office:value-type="string" office:string-value="" calcext:value-type="error">
            <text:p>#NV</text:p>
          </table:table-cell>
          <table:table-cell table:style-name="ce14" table:formula="of:=[.L968]-7" office:value-type="string" office:string-value="" calcext:value-type="error">
            <text:p>#NV</text:p>
          </table:table-cell>
          <table:table-cell table:style-name="ce14" table:formula="of:=COM.MICROSOFT.IFS([.E968]=[$Konventionen.$C$2];[.J968]+[$Konventionen.$E$2];[.E968]=[$Konventionen.$C$3];[.J9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8]&lt;=[.N968];[.L968]&gt;=[.N968]);IF([.K968]&lt;=[.N9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9]);#NULL!;IF(ISBLANK([.I969]);ORG.OPENOFFICE.YEARS([.C969];TODAY();0);ORG.OPENOFFICE.YEARS([.C969];[.I9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9]);COM.MICROSOFT.IFS([.E969]=[$Konventionen.$C$2];[.G969]+[$Konventionen.$D$2];[.E969]=[$Konventionen.$C$3];[.G969]+[$Konventionen.$D$3]); COM.MICROSOFT.IFS([.E969]=[$Konventionen.$C$2];[.I969]+[$Konventionen.$D$2];[.E969]=[$Konventionen.$C$3];[.I969]+[$Konventionen.$D$3]))" office:value-type="string" office:string-value="" calcext:value-type="error">
            <text:p>#NV</text:p>
          </table:table-cell>
          <table:table-cell table:style-name="ce14" table:formula="of:=[.L969]-7" office:value-type="string" office:string-value="" calcext:value-type="error">
            <text:p>#NV</text:p>
          </table:table-cell>
          <table:table-cell table:style-name="ce14" table:formula="of:=COM.MICROSOFT.IFS([.E969]=[$Konventionen.$C$2];[.J969]+[$Konventionen.$E$2];[.E969]=[$Konventionen.$C$3];[.J9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9]&lt;=[.N969];[.L969]&gt;=[.N969]);IF([.K969]&lt;=[.N9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0]);#NULL!;IF(ISBLANK([.I970]);ORG.OPENOFFICE.YEARS([.C970];TODAY();0);ORG.OPENOFFICE.YEARS([.C970];[.I9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0]);COM.MICROSOFT.IFS([.E970]=[$Konventionen.$C$2];[.G970]+[$Konventionen.$D$2];[.E970]=[$Konventionen.$C$3];[.G970]+[$Konventionen.$D$3]); COM.MICROSOFT.IFS([.E970]=[$Konventionen.$C$2];[.I970]+[$Konventionen.$D$2];[.E970]=[$Konventionen.$C$3];[.I970]+[$Konventionen.$D$3]))" office:value-type="string" office:string-value="" calcext:value-type="error">
            <text:p>#NV</text:p>
          </table:table-cell>
          <table:table-cell table:style-name="ce14" table:formula="of:=[.L970]-7" office:value-type="string" office:string-value="" calcext:value-type="error">
            <text:p>#NV</text:p>
          </table:table-cell>
          <table:table-cell table:style-name="ce14" table:formula="of:=COM.MICROSOFT.IFS([.E970]=[$Konventionen.$C$2];[.J970]+[$Konventionen.$E$2];[.E970]=[$Konventionen.$C$3];[.J9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0]&lt;=[.N970];[.L970]&gt;=[.N970]);IF([.K970]&lt;=[.N9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1]);#NULL!;IF(ISBLANK([.I971]);ORG.OPENOFFICE.YEARS([.C971];TODAY();0);ORG.OPENOFFICE.YEARS([.C971];[.I9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1]);COM.MICROSOFT.IFS([.E971]=[$Konventionen.$C$2];[.G971]+[$Konventionen.$D$2];[.E971]=[$Konventionen.$C$3];[.G971]+[$Konventionen.$D$3]); COM.MICROSOFT.IFS([.E971]=[$Konventionen.$C$2];[.I971]+[$Konventionen.$D$2];[.E971]=[$Konventionen.$C$3];[.I971]+[$Konventionen.$D$3]))" office:value-type="string" office:string-value="" calcext:value-type="error">
            <text:p>#NV</text:p>
          </table:table-cell>
          <table:table-cell table:style-name="ce14" table:formula="of:=[.L971]-7" office:value-type="string" office:string-value="" calcext:value-type="error">
            <text:p>#NV</text:p>
          </table:table-cell>
          <table:table-cell table:style-name="ce14" table:formula="of:=COM.MICROSOFT.IFS([.E971]=[$Konventionen.$C$2];[.J971]+[$Konventionen.$E$2];[.E971]=[$Konventionen.$C$3];[.J9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1]&lt;=[.N971];[.L971]&gt;=[.N971]);IF([.K971]&lt;=[.N9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2]);#NULL!;IF(ISBLANK([.I972]);ORG.OPENOFFICE.YEARS([.C972];TODAY();0);ORG.OPENOFFICE.YEARS([.C972];[.I9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2]);COM.MICROSOFT.IFS([.E972]=[$Konventionen.$C$2];[.G972]+[$Konventionen.$D$2];[.E972]=[$Konventionen.$C$3];[.G972]+[$Konventionen.$D$3]); COM.MICROSOFT.IFS([.E972]=[$Konventionen.$C$2];[.I972]+[$Konventionen.$D$2];[.E972]=[$Konventionen.$C$3];[.I972]+[$Konventionen.$D$3]))" office:value-type="string" office:string-value="" calcext:value-type="error">
            <text:p>#NV</text:p>
          </table:table-cell>
          <table:table-cell table:style-name="ce14" table:formula="of:=[.L972]-7" office:value-type="string" office:string-value="" calcext:value-type="error">
            <text:p>#NV</text:p>
          </table:table-cell>
          <table:table-cell table:style-name="ce14" table:formula="of:=COM.MICROSOFT.IFS([.E972]=[$Konventionen.$C$2];[.J972]+[$Konventionen.$E$2];[.E972]=[$Konventionen.$C$3];[.J9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2]&lt;=[.N972];[.L972]&gt;=[.N972]);IF([.K972]&lt;=[.N9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3]);#NULL!;IF(ISBLANK([.I973]);ORG.OPENOFFICE.YEARS([.C973];TODAY();0);ORG.OPENOFFICE.YEARS([.C973];[.I9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3]);COM.MICROSOFT.IFS([.E973]=[$Konventionen.$C$2];[.G973]+[$Konventionen.$D$2];[.E973]=[$Konventionen.$C$3];[.G973]+[$Konventionen.$D$3]); COM.MICROSOFT.IFS([.E973]=[$Konventionen.$C$2];[.I973]+[$Konventionen.$D$2];[.E973]=[$Konventionen.$C$3];[.I973]+[$Konventionen.$D$3]))" office:value-type="string" office:string-value="" calcext:value-type="error">
            <text:p>#NV</text:p>
          </table:table-cell>
          <table:table-cell table:style-name="ce14" table:formula="of:=[.L973]-7" office:value-type="string" office:string-value="" calcext:value-type="error">
            <text:p>#NV</text:p>
          </table:table-cell>
          <table:table-cell table:style-name="ce14" table:formula="of:=COM.MICROSOFT.IFS([.E973]=[$Konventionen.$C$2];[.J973]+[$Konventionen.$E$2];[.E973]=[$Konventionen.$C$3];[.J9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3]&lt;=[.N973];[.L973]&gt;=[.N973]);IF([.K973]&lt;=[.N9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4]);#NULL!;IF(ISBLANK([.I974]);ORG.OPENOFFICE.YEARS([.C974];TODAY();0);ORG.OPENOFFICE.YEARS([.C974];[.I9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4]);COM.MICROSOFT.IFS([.E974]=[$Konventionen.$C$2];[.G974]+[$Konventionen.$D$2];[.E974]=[$Konventionen.$C$3];[.G974]+[$Konventionen.$D$3]); COM.MICROSOFT.IFS([.E974]=[$Konventionen.$C$2];[.I974]+[$Konventionen.$D$2];[.E974]=[$Konventionen.$C$3];[.I974]+[$Konventionen.$D$3]))" office:value-type="string" office:string-value="" calcext:value-type="error">
            <text:p>#NV</text:p>
          </table:table-cell>
          <table:table-cell table:style-name="ce14" table:formula="of:=[.L974]-7" office:value-type="string" office:string-value="" calcext:value-type="error">
            <text:p>#NV</text:p>
          </table:table-cell>
          <table:table-cell table:style-name="ce14" table:formula="of:=COM.MICROSOFT.IFS([.E974]=[$Konventionen.$C$2];[.J974]+[$Konventionen.$E$2];[.E974]=[$Konventionen.$C$3];[.J9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4]&lt;=[.N974];[.L974]&gt;=[.N974]);IF([.K974]&lt;=[.N9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5]);#NULL!;IF(ISBLANK([.I975]);ORG.OPENOFFICE.YEARS([.C975];TODAY();0);ORG.OPENOFFICE.YEARS([.C975];[.I9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5]);COM.MICROSOFT.IFS([.E975]=[$Konventionen.$C$2];[.G975]+[$Konventionen.$D$2];[.E975]=[$Konventionen.$C$3];[.G975]+[$Konventionen.$D$3]); COM.MICROSOFT.IFS([.E975]=[$Konventionen.$C$2];[.I975]+[$Konventionen.$D$2];[.E975]=[$Konventionen.$C$3];[.I975]+[$Konventionen.$D$3]))" office:value-type="string" office:string-value="" calcext:value-type="error">
            <text:p>#NV</text:p>
          </table:table-cell>
          <table:table-cell table:style-name="ce14" table:formula="of:=[.L975]-7" office:value-type="string" office:string-value="" calcext:value-type="error">
            <text:p>#NV</text:p>
          </table:table-cell>
          <table:table-cell table:style-name="ce14" table:formula="of:=COM.MICROSOFT.IFS([.E975]=[$Konventionen.$C$2];[.J975]+[$Konventionen.$E$2];[.E975]=[$Konventionen.$C$3];[.J9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5]&lt;=[.N975];[.L975]&gt;=[.N975]);IF([.K975]&lt;=[.N9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6]);#NULL!;IF(ISBLANK([.I976]);ORG.OPENOFFICE.YEARS([.C976];TODAY();0);ORG.OPENOFFICE.YEARS([.C976];[.I9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6]);COM.MICROSOFT.IFS([.E976]=[$Konventionen.$C$2];[.G976]+[$Konventionen.$D$2];[.E976]=[$Konventionen.$C$3];[.G976]+[$Konventionen.$D$3]); COM.MICROSOFT.IFS([.E976]=[$Konventionen.$C$2];[.I976]+[$Konventionen.$D$2];[.E976]=[$Konventionen.$C$3];[.I976]+[$Konventionen.$D$3]))" office:value-type="string" office:string-value="" calcext:value-type="error">
            <text:p>#NV</text:p>
          </table:table-cell>
          <table:table-cell table:style-name="ce14" table:formula="of:=[.L976]-7" office:value-type="string" office:string-value="" calcext:value-type="error">
            <text:p>#NV</text:p>
          </table:table-cell>
          <table:table-cell table:style-name="ce14" table:formula="of:=COM.MICROSOFT.IFS([.E976]=[$Konventionen.$C$2];[.J976]+[$Konventionen.$E$2];[.E976]=[$Konventionen.$C$3];[.J9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6]&lt;=[.N976];[.L976]&gt;=[.N976]);IF([.K976]&lt;=[.N9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7]);#NULL!;IF(ISBLANK([.I977]);ORG.OPENOFFICE.YEARS([.C977];TODAY();0);ORG.OPENOFFICE.YEARS([.C977];[.I9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7]);COM.MICROSOFT.IFS([.E977]=[$Konventionen.$C$2];[.G977]+[$Konventionen.$D$2];[.E977]=[$Konventionen.$C$3];[.G977]+[$Konventionen.$D$3]); COM.MICROSOFT.IFS([.E977]=[$Konventionen.$C$2];[.I977]+[$Konventionen.$D$2];[.E977]=[$Konventionen.$C$3];[.I977]+[$Konventionen.$D$3]))" office:value-type="string" office:string-value="" calcext:value-type="error">
            <text:p>#NV</text:p>
          </table:table-cell>
          <table:table-cell table:style-name="ce14" table:formula="of:=[.L977]-7" office:value-type="string" office:string-value="" calcext:value-type="error">
            <text:p>#NV</text:p>
          </table:table-cell>
          <table:table-cell table:style-name="ce14" table:formula="of:=COM.MICROSOFT.IFS([.E977]=[$Konventionen.$C$2];[.J977]+[$Konventionen.$E$2];[.E977]=[$Konventionen.$C$3];[.J9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7]&lt;=[.N977];[.L977]&gt;=[.N977]);IF([.K977]&lt;=[.N9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8]);#NULL!;IF(ISBLANK([.I978]);ORG.OPENOFFICE.YEARS([.C978];TODAY();0);ORG.OPENOFFICE.YEARS([.C978];[.I9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8]);COM.MICROSOFT.IFS([.E978]=[$Konventionen.$C$2];[.G978]+[$Konventionen.$D$2];[.E978]=[$Konventionen.$C$3];[.G978]+[$Konventionen.$D$3]); COM.MICROSOFT.IFS([.E978]=[$Konventionen.$C$2];[.I978]+[$Konventionen.$D$2];[.E978]=[$Konventionen.$C$3];[.I978]+[$Konventionen.$D$3]))" office:value-type="string" office:string-value="" calcext:value-type="error">
            <text:p>#NV</text:p>
          </table:table-cell>
          <table:table-cell table:style-name="ce14" table:formula="of:=[.L978]-7" office:value-type="string" office:string-value="" calcext:value-type="error">
            <text:p>#NV</text:p>
          </table:table-cell>
          <table:table-cell table:style-name="ce14" table:formula="of:=COM.MICROSOFT.IFS([.E978]=[$Konventionen.$C$2];[.J978]+[$Konventionen.$E$2];[.E978]=[$Konventionen.$C$3];[.J9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8]&lt;=[.N978];[.L978]&gt;=[.N978]);IF([.K978]&lt;=[.N9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9]);#NULL!;IF(ISBLANK([.I979]);ORG.OPENOFFICE.YEARS([.C979];TODAY();0);ORG.OPENOFFICE.YEARS([.C979];[.I9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9]);COM.MICROSOFT.IFS([.E979]=[$Konventionen.$C$2];[.G979]+[$Konventionen.$D$2];[.E979]=[$Konventionen.$C$3];[.G979]+[$Konventionen.$D$3]); COM.MICROSOFT.IFS([.E979]=[$Konventionen.$C$2];[.I979]+[$Konventionen.$D$2];[.E979]=[$Konventionen.$C$3];[.I979]+[$Konventionen.$D$3]))" office:value-type="string" office:string-value="" calcext:value-type="error">
            <text:p>#NV</text:p>
          </table:table-cell>
          <table:table-cell table:style-name="ce14" table:formula="of:=[.L979]-7" office:value-type="string" office:string-value="" calcext:value-type="error">
            <text:p>#NV</text:p>
          </table:table-cell>
          <table:table-cell table:style-name="ce14" table:formula="of:=COM.MICROSOFT.IFS([.E979]=[$Konventionen.$C$2];[.J979]+[$Konventionen.$E$2];[.E979]=[$Konventionen.$C$3];[.J9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9]&lt;=[.N979];[.L979]&gt;=[.N979]);IF([.K979]&lt;=[.N9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0]);#NULL!;IF(ISBLANK([.I980]);ORG.OPENOFFICE.YEARS([.C980];TODAY();0);ORG.OPENOFFICE.YEARS([.C980];[.I9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0]);COM.MICROSOFT.IFS([.E980]=[$Konventionen.$C$2];[.G980]+[$Konventionen.$D$2];[.E980]=[$Konventionen.$C$3];[.G980]+[$Konventionen.$D$3]); COM.MICROSOFT.IFS([.E980]=[$Konventionen.$C$2];[.I980]+[$Konventionen.$D$2];[.E980]=[$Konventionen.$C$3];[.I980]+[$Konventionen.$D$3]))" office:value-type="string" office:string-value="" calcext:value-type="error">
            <text:p>#NV</text:p>
          </table:table-cell>
          <table:table-cell table:style-name="ce14" table:formula="of:=[.L980]-7" office:value-type="string" office:string-value="" calcext:value-type="error">
            <text:p>#NV</text:p>
          </table:table-cell>
          <table:table-cell table:style-name="ce14" table:formula="of:=COM.MICROSOFT.IFS([.E980]=[$Konventionen.$C$2];[.J980]+[$Konventionen.$E$2];[.E980]=[$Konventionen.$C$3];[.J9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0]&lt;=[.N980];[.L980]&gt;=[.N980]);IF([.K980]&lt;=[.N9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1]);#NULL!;IF(ISBLANK([.I981]);ORG.OPENOFFICE.YEARS([.C981];TODAY();0);ORG.OPENOFFICE.YEARS([.C981];[.I9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1]);COM.MICROSOFT.IFS([.E981]=[$Konventionen.$C$2];[.G981]+[$Konventionen.$D$2];[.E981]=[$Konventionen.$C$3];[.G981]+[$Konventionen.$D$3]); COM.MICROSOFT.IFS([.E981]=[$Konventionen.$C$2];[.I981]+[$Konventionen.$D$2];[.E981]=[$Konventionen.$C$3];[.I981]+[$Konventionen.$D$3]))" office:value-type="string" office:string-value="" calcext:value-type="error">
            <text:p>#NV</text:p>
          </table:table-cell>
          <table:table-cell table:style-name="ce14" table:formula="of:=[.L981]-7" office:value-type="string" office:string-value="" calcext:value-type="error">
            <text:p>#NV</text:p>
          </table:table-cell>
          <table:table-cell table:style-name="ce14" table:formula="of:=COM.MICROSOFT.IFS([.E981]=[$Konventionen.$C$2];[.J981]+[$Konventionen.$E$2];[.E981]=[$Konventionen.$C$3];[.J9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1]&lt;=[.N981];[.L981]&gt;=[.N981]);IF([.K981]&lt;=[.N9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2]);#NULL!;IF(ISBLANK([.I982]);ORG.OPENOFFICE.YEARS([.C982];TODAY();0);ORG.OPENOFFICE.YEARS([.C982];[.I9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2]);COM.MICROSOFT.IFS([.E982]=[$Konventionen.$C$2];[.G982]+[$Konventionen.$D$2];[.E982]=[$Konventionen.$C$3];[.G982]+[$Konventionen.$D$3]); COM.MICROSOFT.IFS([.E982]=[$Konventionen.$C$2];[.I982]+[$Konventionen.$D$2];[.E982]=[$Konventionen.$C$3];[.I982]+[$Konventionen.$D$3]))" office:value-type="string" office:string-value="" calcext:value-type="error">
            <text:p>#NV</text:p>
          </table:table-cell>
          <table:table-cell table:style-name="ce14" table:formula="of:=[.L982]-7" office:value-type="string" office:string-value="" calcext:value-type="error">
            <text:p>#NV</text:p>
          </table:table-cell>
          <table:table-cell table:style-name="ce14" table:formula="of:=COM.MICROSOFT.IFS([.E982]=[$Konventionen.$C$2];[.J982]+[$Konventionen.$E$2];[.E982]=[$Konventionen.$C$3];[.J9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2]&lt;=[.N982];[.L982]&gt;=[.N982]);IF([.K982]&lt;=[.N9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3]);#NULL!;IF(ISBLANK([.I983]);ORG.OPENOFFICE.YEARS([.C983];TODAY();0);ORG.OPENOFFICE.YEARS([.C983];[.I9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3]);COM.MICROSOFT.IFS([.E983]=[$Konventionen.$C$2];[.G983]+[$Konventionen.$D$2];[.E983]=[$Konventionen.$C$3];[.G983]+[$Konventionen.$D$3]); COM.MICROSOFT.IFS([.E983]=[$Konventionen.$C$2];[.I983]+[$Konventionen.$D$2];[.E983]=[$Konventionen.$C$3];[.I983]+[$Konventionen.$D$3]))" office:value-type="string" office:string-value="" calcext:value-type="error">
            <text:p>#NV</text:p>
          </table:table-cell>
          <table:table-cell table:style-name="ce14" table:formula="of:=[.L983]-7" office:value-type="string" office:string-value="" calcext:value-type="error">
            <text:p>#NV</text:p>
          </table:table-cell>
          <table:table-cell table:style-name="ce14" table:formula="of:=COM.MICROSOFT.IFS([.E983]=[$Konventionen.$C$2];[.J983]+[$Konventionen.$E$2];[.E983]=[$Konventionen.$C$3];[.J9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3]&lt;=[.N983];[.L983]&gt;=[.N983]);IF([.K983]&lt;=[.N9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4]);#NULL!;IF(ISBLANK([.I984]);ORG.OPENOFFICE.YEARS([.C984];TODAY();0);ORG.OPENOFFICE.YEARS([.C984];[.I9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4]);COM.MICROSOFT.IFS([.E984]=[$Konventionen.$C$2];[.G984]+[$Konventionen.$D$2];[.E984]=[$Konventionen.$C$3];[.G984]+[$Konventionen.$D$3]); COM.MICROSOFT.IFS([.E984]=[$Konventionen.$C$2];[.I984]+[$Konventionen.$D$2];[.E984]=[$Konventionen.$C$3];[.I984]+[$Konventionen.$D$3]))" office:value-type="string" office:string-value="" calcext:value-type="error">
            <text:p>#NV</text:p>
          </table:table-cell>
          <table:table-cell table:style-name="ce14" table:formula="of:=[.L984]-7" office:value-type="string" office:string-value="" calcext:value-type="error">
            <text:p>#NV</text:p>
          </table:table-cell>
          <table:table-cell table:style-name="ce14" table:formula="of:=COM.MICROSOFT.IFS([.E984]=[$Konventionen.$C$2];[.J984]+[$Konventionen.$E$2];[.E984]=[$Konventionen.$C$3];[.J9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4]&lt;=[.N984];[.L984]&gt;=[.N984]);IF([.K984]&lt;=[.N9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5]);#NULL!;IF(ISBLANK([.I985]);ORG.OPENOFFICE.YEARS([.C985];TODAY();0);ORG.OPENOFFICE.YEARS([.C985];[.I9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5]);COM.MICROSOFT.IFS([.E985]=[$Konventionen.$C$2];[.G985]+[$Konventionen.$D$2];[.E985]=[$Konventionen.$C$3];[.G985]+[$Konventionen.$D$3]); COM.MICROSOFT.IFS([.E985]=[$Konventionen.$C$2];[.I985]+[$Konventionen.$D$2];[.E985]=[$Konventionen.$C$3];[.I985]+[$Konventionen.$D$3]))" office:value-type="string" office:string-value="" calcext:value-type="error">
            <text:p>#NV</text:p>
          </table:table-cell>
          <table:table-cell table:style-name="ce14" table:formula="of:=[.L985]-7" office:value-type="string" office:string-value="" calcext:value-type="error">
            <text:p>#NV</text:p>
          </table:table-cell>
          <table:table-cell table:style-name="ce14" table:formula="of:=COM.MICROSOFT.IFS([.E985]=[$Konventionen.$C$2];[.J985]+[$Konventionen.$E$2];[.E985]=[$Konventionen.$C$3];[.J9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5]&lt;=[.N985];[.L985]&gt;=[.N985]);IF([.K985]&lt;=[.N9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6]);#NULL!;IF(ISBLANK([.I986]);ORG.OPENOFFICE.YEARS([.C986];TODAY();0);ORG.OPENOFFICE.YEARS([.C986];[.I9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6]);COM.MICROSOFT.IFS([.E986]=[$Konventionen.$C$2];[.G986]+[$Konventionen.$D$2];[.E986]=[$Konventionen.$C$3];[.G986]+[$Konventionen.$D$3]); COM.MICROSOFT.IFS([.E986]=[$Konventionen.$C$2];[.I986]+[$Konventionen.$D$2];[.E986]=[$Konventionen.$C$3];[.I986]+[$Konventionen.$D$3]))" office:value-type="string" office:string-value="" calcext:value-type="error">
            <text:p>#NV</text:p>
          </table:table-cell>
          <table:table-cell table:style-name="ce14" table:formula="of:=[.L986]-7" office:value-type="string" office:string-value="" calcext:value-type="error">
            <text:p>#NV</text:p>
          </table:table-cell>
          <table:table-cell table:style-name="ce14" table:formula="of:=COM.MICROSOFT.IFS([.E986]=[$Konventionen.$C$2];[.J986]+[$Konventionen.$E$2];[.E986]=[$Konventionen.$C$3];[.J9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6]&lt;=[.N986];[.L986]&gt;=[.N986]);IF([.K986]&lt;=[.N9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7]);#NULL!;IF(ISBLANK([.I987]);ORG.OPENOFFICE.YEARS([.C987];TODAY();0);ORG.OPENOFFICE.YEARS([.C987];[.I9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7]);COM.MICROSOFT.IFS([.E987]=[$Konventionen.$C$2];[.G987]+[$Konventionen.$D$2];[.E987]=[$Konventionen.$C$3];[.G987]+[$Konventionen.$D$3]); COM.MICROSOFT.IFS([.E987]=[$Konventionen.$C$2];[.I987]+[$Konventionen.$D$2];[.E987]=[$Konventionen.$C$3];[.I987]+[$Konventionen.$D$3]))" office:value-type="string" office:string-value="" calcext:value-type="error">
            <text:p>#NV</text:p>
          </table:table-cell>
          <table:table-cell table:style-name="ce14" table:formula="of:=[.L987]-7" office:value-type="string" office:string-value="" calcext:value-type="error">
            <text:p>#NV</text:p>
          </table:table-cell>
          <table:table-cell table:style-name="ce14" table:formula="of:=COM.MICROSOFT.IFS([.E987]=[$Konventionen.$C$2];[.J987]+[$Konventionen.$E$2];[.E987]=[$Konventionen.$C$3];[.J9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7]&lt;=[.N987];[.L987]&gt;=[.N987]);IF([.K987]&lt;=[.N9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8]);#NULL!;IF(ISBLANK([.I988]);ORG.OPENOFFICE.YEARS([.C988];TODAY();0);ORG.OPENOFFICE.YEARS([.C988];[.I9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8]);COM.MICROSOFT.IFS([.E988]=[$Konventionen.$C$2];[.G988]+[$Konventionen.$D$2];[.E988]=[$Konventionen.$C$3];[.G988]+[$Konventionen.$D$3]); COM.MICROSOFT.IFS([.E988]=[$Konventionen.$C$2];[.I988]+[$Konventionen.$D$2];[.E988]=[$Konventionen.$C$3];[.I988]+[$Konventionen.$D$3]))" office:value-type="string" office:string-value="" calcext:value-type="error">
            <text:p>#NV</text:p>
          </table:table-cell>
          <table:table-cell table:style-name="ce14" table:formula="of:=[.L988]-7" office:value-type="string" office:string-value="" calcext:value-type="error">
            <text:p>#NV</text:p>
          </table:table-cell>
          <table:table-cell table:style-name="ce14" table:formula="of:=COM.MICROSOFT.IFS([.E988]=[$Konventionen.$C$2];[.J988]+[$Konventionen.$E$2];[.E988]=[$Konventionen.$C$3];[.J9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8]&lt;=[.N988];[.L988]&gt;=[.N988]);IF([.K988]&lt;=[.N9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9]);#NULL!;IF(ISBLANK([.I989]);ORG.OPENOFFICE.YEARS([.C989];TODAY();0);ORG.OPENOFFICE.YEARS([.C989];[.I9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9]);COM.MICROSOFT.IFS([.E989]=[$Konventionen.$C$2];[.G989]+[$Konventionen.$D$2];[.E989]=[$Konventionen.$C$3];[.G989]+[$Konventionen.$D$3]); COM.MICROSOFT.IFS([.E989]=[$Konventionen.$C$2];[.I989]+[$Konventionen.$D$2];[.E989]=[$Konventionen.$C$3];[.I989]+[$Konventionen.$D$3]))" office:value-type="string" office:string-value="" calcext:value-type="error">
            <text:p>#NV</text:p>
          </table:table-cell>
          <table:table-cell table:style-name="ce14" table:formula="of:=[.L989]-7" office:value-type="string" office:string-value="" calcext:value-type="error">
            <text:p>#NV</text:p>
          </table:table-cell>
          <table:table-cell table:style-name="ce14" table:formula="of:=COM.MICROSOFT.IFS([.E989]=[$Konventionen.$C$2];[.J989]+[$Konventionen.$E$2];[.E989]=[$Konventionen.$C$3];[.J9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9]&lt;=[.N989];[.L989]&gt;=[.N989]);IF([.K989]&lt;=[.N9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0]);#NULL!;IF(ISBLANK([.I990]);ORG.OPENOFFICE.YEARS([.C990];TODAY();0);ORG.OPENOFFICE.YEARS([.C990];[.I9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0]);COM.MICROSOFT.IFS([.E990]=[$Konventionen.$C$2];[.G990]+[$Konventionen.$D$2];[.E990]=[$Konventionen.$C$3];[.G990]+[$Konventionen.$D$3]); COM.MICROSOFT.IFS([.E990]=[$Konventionen.$C$2];[.I990]+[$Konventionen.$D$2];[.E990]=[$Konventionen.$C$3];[.I990]+[$Konventionen.$D$3]))" office:value-type="string" office:string-value="" calcext:value-type="error">
            <text:p>#NV</text:p>
          </table:table-cell>
          <table:table-cell table:style-name="ce14" table:formula="of:=[.L990]-7" office:value-type="string" office:string-value="" calcext:value-type="error">
            <text:p>#NV</text:p>
          </table:table-cell>
          <table:table-cell table:style-name="ce14" table:formula="of:=COM.MICROSOFT.IFS([.E990]=[$Konventionen.$C$2];[.J990]+[$Konventionen.$E$2];[.E990]=[$Konventionen.$C$3];[.J9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0]&lt;=[.N990];[.L990]&gt;=[.N990]);IF([.K990]&lt;=[.N9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1]);#NULL!;IF(ISBLANK([.I991]);ORG.OPENOFFICE.YEARS([.C991];TODAY();0);ORG.OPENOFFICE.YEARS([.C991];[.I9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1]);COM.MICROSOFT.IFS([.E991]=[$Konventionen.$C$2];[.G991]+[$Konventionen.$D$2];[.E991]=[$Konventionen.$C$3];[.G991]+[$Konventionen.$D$3]); COM.MICROSOFT.IFS([.E991]=[$Konventionen.$C$2];[.I991]+[$Konventionen.$D$2];[.E991]=[$Konventionen.$C$3];[.I991]+[$Konventionen.$D$3]))" office:value-type="string" office:string-value="" calcext:value-type="error">
            <text:p>#NV</text:p>
          </table:table-cell>
          <table:table-cell table:style-name="ce14" table:formula="of:=[.L991]-7" office:value-type="string" office:string-value="" calcext:value-type="error">
            <text:p>#NV</text:p>
          </table:table-cell>
          <table:table-cell table:style-name="ce14" table:formula="of:=COM.MICROSOFT.IFS([.E991]=[$Konventionen.$C$2];[.J991]+[$Konventionen.$E$2];[.E991]=[$Konventionen.$C$3];[.J9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1]&lt;=[.N991];[.L991]&gt;=[.N991]);IF([.K991]&lt;=[.N9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2]);#NULL!;IF(ISBLANK([.I992]);ORG.OPENOFFICE.YEARS([.C992];TODAY();0);ORG.OPENOFFICE.YEARS([.C992];[.I9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2]);COM.MICROSOFT.IFS([.E992]=[$Konventionen.$C$2];[.G992]+[$Konventionen.$D$2];[.E992]=[$Konventionen.$C$3];[.G992]+[$Konventionen.$D$3]); COM.MICROSOFT.IFS([.E992]=[$Konventionen.$C$2];[.I992]+[$Konventionen.$D$2];[.E992]=[$Konventionen.$C$3];[.I992]+[$Konventionen.$D$3]))" office:value-type="string" office:string-value="" calcext:value-type="error">
            <text:p>#NV</text:p>
          </table:table-cell>
          <table:table-cell table:style-name="ce14" table:formula="of:=[.L992]-7" office:value-type="string" office:string-value="" calcext:value-type="error">
            <text:p>#NV</text:p>
          </table:table-cell>
          <table:table-cell table:style-name="ce14" table:formula="of:=COM.MICROSOFT.IFS([.E992]=[$Konventionen.$C$2];[.J992]+[$Konventionen.$E$2];[.E992]=[$Konventionen.$C$3];[.J9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2]&lt;=[.N992];[.L992]&gt;=[.N992]);IF([.K992]&lt;=[.N9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3]);#NULL!;IF(ISBLANK([.I993]);ORG.OPENOFFICE.YEARS([.C993];TODAY();0);ORG.OPENOFFICE.YEARS([.C993];[.I9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3]);COM.MICROSOFT.IFS([.E993]=[$Konventionen.$C$2];[.G993]+[$Konventionen.$D$2];[.E993]=[$Konventionen.$C$3];[.G993]+[$Konventionen.$D$3]); COM.MICROSOFT.IFS([.E993]=[$Konventionen.$C$2];[.I993]+[$Konventionen.$D$2];[.E993]=[$Konventionen.$C$3];[.I993]+[$Konventionen.$D$3]))" office:value-type="string" office:string-value="" calcext:value-type="error">
            <text:p>#NV</text:p>
          </table:table-cell>
          <table:table-cell table:style-name="ce14" table:formula="of:=[.L993]-7" office:value-type="string" office:string-value="" calcext:value-type="error">
            <text:p>#NV</text:p>
          </table:table-cell>
          <table:table-cell table:style-name="ce14" table:formula="of:=COM.MICROSOFT.IFS([.E993]=[$Konventionen.$C$2];[.J993]+[$Konventionen.$E$2];[.E993]=[$Konventionen.$C$3];[.J9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3]&lt;=[.N993];[.L993]&gt;=[.N993]);IF([.K993]&lt;=[.N9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4]);#NULL!;IF(ISBLANK([.I994]);ORG.OPENOFFICE.YEARS([.C994];TODAY();0);ORG.OPENOFFICE.YEARS([.C994];[.I9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4]);COM.MICROSOFT.IFS([.E994]=[$Konventionen.$C$2];[.G994]+[$Konventionen.$D$2];[.E994]=[$Konventionen.$C$3];[.G994]+[$Konventionen.$D$3]); COM.MICROSOFT.IFS([.E994]=[$Konventionen.$C$2];[.I994]+[$Konventionen.$D$2];[.E994]=[$Konventionen.$C$3];[.I994]+[$Konventionen.$D$3]))" office:value-type="string" office:string-value="" calcext:value-type="error">
            <text:p>#NV</text:p>
          </table:table-cell>
          <table:table-cell table:style-name="ce14" table:formula="of:=[.L994]-7" office:value-type="string" office:string-value="" calcext:value-type="error">
            <text:p>#NV</text:p>
          </table:table-cell>
          <table:table-cell table:style-name="ce14" table:formula="of:=COM.MICROSOFT.IFS([.E994]=[$Konventionen.$C$2];[.J994]+[$Konventionen.$E$2];[.E994]=[$Konventionen.$C$3];[.J9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4]&lt;=[.N994];[.L994]&gt;=[.N994]);IF([.K994]&lt;=[.N9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5]);#NULL!;IF(ISBLANK([.I995]);ORG.OPENOFFICE.YEARS([.C995];TODAY();0);ORG.OPENOFFICE.YEARS([.C995];[.I9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5]);COM.MICROSOFT.IFS([.E995]=[$Konventionen.$C$2];[.G995]+[$Konventionen.$D$2];[.E995]=[$Konventionen.$C$3];[.G995]+[$Konventionen.$D$3]); COM.MICROSOFT.IFS([.E995]=[$Konventionen.$C$2];[.I995]+[$Konventionen.$D$2];[.E995]=[$Konventionen.$C$3];[.I995]+[$Konventionen.$D$3]))" office:value-type="string" office:string-value="" calcext:value-type="error">
            <text:p>#NV</text:p>
          </table:table-cell>
          <table:table-cell table:style-name="ce14" table:formula="of:=[.L995]-7" office:value-type="string" office:string-value="" calcext:value-type="error">
            <text:p>#NV</text:p>
          </table:table-cell>
          <table:table-cell table:style-name="ce14" table:formula="of:=COM.MICROSOFT.IFS([.E995]=[$Konventionen.$C$2];[.J995]+[$Konventionen.$E$2];[.E995]=[$Konventionen.$C$3];[.J9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5]&lt;=[.N995];[.L995]&gt;=[.N995]);IF([.K995]&lt;=[.N9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6]);#NULL!;IF(ISBLANK([.I996]);ORG.OPENOFFICE.YEARS([.C996];TODAY();0);ORG.OPENOFFICE.YEARS([.C996];[.I9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6]);COM.MICROSOFT.IFS([.E996]=[$Konventionen.$C$2];[.G996]+[$Konventionen.$D$2];[.E996]=[$Konventionen.$C$3];[.G996]+[$Konventionen.$D$3]); COM.MICROSOFT.IFS([.E996]=[$Konventionen.$C$2];[.I996]+[$Konventionen.$D$2];[.E996]=[$Konventionen.$C$3];[.I996]+[$Konventionen.$D$3]))" office:value-type="string" office:string-value="" calcext:value-type="error">
            <text:p>#NV</text:p>
          </table:table-cell>
          <table:table-cell table:style-name="ce14" table:formula="of:=[.L996]-7" office:value-type="string" office:string-value="" calcext:value-type="error">
            <text:p>#NV</text:p>
          </table:table-cell>
          <table:table-cell table:style-name="ce14" table:formula="of:=COM.MICROSOFT.IFS([.E996]=[$Konventionen.$C$2];[.J996]+[$Konventionen.$E$2];[.E996]=[$Konventionen.$C$3];[.J9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6]&lt;=[.N996];[.L996]&gt;=[.N996]);IF([.K996]&lt;=[.N9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7]);#NULL!;IF(ISBLANK([.I997]);ORG.OPENOFFICE.YEARS([.C997];TODAY();0);ORG.OPENOFFICE.YEARS([.C997];[.I9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7]);COM.MICROSOFT.IFS([.E997]=[$Konventionen.$C$2];[.G997]+[$Konventionen.$D$2];[.E997]=[$Konventionen.$C$3];[.G997]+[$Konventionen.$D$3]); COM.MICROSOFT.IFS([.E997]=[$Konventionen.$C$2];[.I997]+[$Konventionen.$D$2];[.E997]=[$Konventionen.$C$3];[.I997]+[$Konventionen.$D$3]))" office:value-type="string" office:string-value="" calcext:value-type="error">
            <text:p>#NV</text:p>
          </table:table-cell>
          <table:table-cell table:style-name="ce14" table:formula="of:=[.L997]-7" office:value-type="string" office:string-value="" calcext:value-type="error">
            <text:p>#NV</text:p>
          </table:table-cell>
          <table:table-cell table:style-name="ce14" table:formula="of:=COM.MICROSOFT.IFS([.E997]=[$Konventionen.$C$2];[.J997]+[$Konventionen.$E$2];[.E997]=[$Konventionen.$C$3];[.J9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7]&lt;=[.N997];[.L997]&gt;=[.N997]);IF([.K997]&lt;=[.N9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8]);#NULL!;IF(ISBLANK([.I998]);ORG.OPENOFFICE.YEARS([.C998];TODAY();0);ORG.OPENOFFICE.YEARS([.C998];[.I9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8]);COM.MICROSOFT.IFS([.E998]=[$Konventionen.$C$2];[.G998]+[$Konventionen.$D$2];[.E998]=[$Konventionen.$C$3];[.G998]+[$Konventionen.$D$3]); COM.MICROSOFT.IFS([.E998]=[$Konventionen.$C$2];[.I998]+[$Konventionen.$D$2];[.E998]=[$Konventionen.$C$3];[.I998]+[$Konventionen.$D$3]))" office:value-type="string" office:string-value="" calcext:value-type="error">
            <text:p>#NV</text:p>
          </table:table-cell>
          <table:table-cell table:style-name="ce14" table:formula="of:=[.L998]-7" office:value-type="string" office:string-value="" calcext:value-type="error">
            <text:p>#NV</text:p>
          </table:table-cell>
          <table:table-cell table:style-name="ce14" table:formula="of:=COM.MICROSOFT.IFS([.E998]=[$Konventionen.$C$2];[.J998]+[$Konventionen.$E$2];[.E998]=[$Konventionen.$C$3];[.J9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8]&lt;=[.N998];[.L998]&gt;=[.N998]);IF([.K998]&lt;=[.N9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9]);#NULL!;IF(ISBLANK([.I999]);ORG.OPENOFFICE.YEARS([.C999];TODAY();0);ORG.OPENOFFICE.YEARS([.C999];[.I9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9]);COM.MICROSOFT.IFS([.E999]=[$Konventionen.$C$2];[.G999]+[$Konventionen.$D$2];[.E999]=[$Konventionen.$C$3];[.G999]+[$Konventionen.$D$3]); COM.MICROSOFT.IFS([.E999]=[$Konventionen.$C$2];[.I999]+[$Konventionen.$D$2];[.E999]=[$Konventionen.$C$3];[.I999]+[$Konventionen.$D$3]))" office:value-type="string" office:string-value="" calcext:value-type="error">
            <text:p>#NV</text:p>
          </table:table-cell>
          <table:table-cell table:style-name="ce14" table:formula="of:=[.L999]-7" office:value-type="string" office:string-value="" calcext:value-type="error">
            <text:p>#NV</text:p>
          </table:table-cell>
          <table:table-cell table:style-name="ce14" table:formula="of:=COM.MICROSOFT.IFS([.E999]=[$Konventionen.$C$2];[.J999]+[$Konventionen.$E$2];[.E999]=[$Konventionen.$C$3];[.J9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9]&lt;=[.N999];[.L999]&gt;=[.N999]);IF([.K999]&lt;=[.N9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0]);#NULL!;IF(ISBLANK([.I1000]);ORG.OPENOFFICE.YEARS([.C1000];TODAY();0);ORG.OPENOFFICE.YEARS([.C1000];[.I10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0]);COM.MICROSOFT.IFS([.E1000]=[$Konventionen.$C$2];[.G1000]+[$Konventionen.$D$2];[.E1000]=[$Konventionen.$C$3];[.G1000]+[$Konventionen.$D$3]); COM.MICROSOFT.IFS([.E1000]=[$Konventionen.$C$2];[.I1000]+[$Konventionen.$D$2];[.E1000]=[$Konventionen.$C$3];[.I1000]+[$Konventionen.$D$3]))" office:value-type="string" office:string-value="" calcext:value-type="error">
            <text:p>#NV</text:p>
          </table:table-cell>
          <table:table-cell table:style-name="ce14" table:formula="of:=[.L1000]-7" office:value-type="string" office:string-value="" calcext:value-type="error">
            <text:p>#NV</text:p>
          </table:table-cell>
          <table:table-cell table:style-name="ce14" table:formula="of:=COM.MICROSOFT.IFS([.E1000]=[$Konventionen.$C$2];[.J1000]+[$Konventionen.$E$2];[.E1000]=[$Konventionen.$C$3];[.J10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0]&lt;=[.N1000];[.L1000]&gt;=[.N1000]);IF([.K1000]&lt;=[.N10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1]);#NULL!;IF(ISBLANK([.I1001]);ORG.OPENOFFICE.YEARS([.C1001];TODAY();0);ORG.OPENOFFICE.YEARS([.C1001];[.I10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1]);COM.MICROSOFT.IFS([.E1001]=[$Konventionen.$C$2];[.G1001]+[$Konventionen.$D$2];[.E1001]=[$Konventionen.$C$3];[.G1001]+[$Konventionen.$D$3]); COM.MICROSOFT.IFS([.E1001]=[$Konventionen.$C$2];[.I1001]+[$Konventionen.$D$2];[.E1001]=[$Konventionen.$C$3];[.I1001]+[$Konventionen.$D$3]))" office:value-type="string" office:string-value="" calcext:value-type="error">
            <text:p>#NV</text:p>
          </table:table-cell>
          <table:table-cell table:style-name="ce14" table:formula="of:=[.L1001]-7" office:value-type="string" office:string-value="" calcext:value-type="error">
            <text:p>#NV</text:p>
          </table:table-cell>
          <table:table-cell table:style-name="ce14" table:formula="of:=COM.MICROSOFT.IFS([.E1001]=[$Konventionen.$C$2];[.J1001]+[$Konventionen.$E$2];[.E1001]=[$Konventionen.$C$3];[.J10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1]&lt;=[.N1001];[.L1001]&gt;=[.N1001]);IF([.K1001]&lt;=[.N10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2]);#NULL!;IF(ISBLANK([.I1002]);ORG.OPENOFFICE.YEARS([.C1002];TODAY();0);ORG.OPENOFFICE.YEARS([.C1002];[.I10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2]);COM.MICROSOFT.IFS([.E1002]=[$Konventionen.$C$2];[.G1002]+[$Konventionen.$D$2];[.E1002]=[$Konventionen.$C$3];[.G1002]+[$Konventionen.$D$3]); COM.MICROSOFT.IFS([.E1002]=[$Konventionen.$C$2];[.I1002]+[$Konventionen.$D$2];[.E1002]=[$Konventionen.$C$3];[.I1002]+[$Konventionen.$D$3]))" office:value-type="string" office:string-value="" calcext:value-type="error">
            <text:p>#NV</text:p>
          </table:table-cell>
          <table:table-cell table:style-name="ce14" table:formula="of:=[.L1002]-7" office:value-type="string" office:string-value="" calcext:value-type="error">
            <text:p>#NV</text:p>
          </table:table-cell>
          <table:table-cell table:style-name="ce14" table:formula="of:=COM.MICROSOFT.IFS([.E1002]=[$Konventionen.$C$2];[.J1002]+[$Konventionen.$E$2];[.E1002]=[$Konventionen.$C$3];[.J10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2]&lt;=[.N1002];[.L1002]&gt;=[.N1002]);IF([.K1002]&lt;=[.N10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3]);#NULL!;IF(ISBLANK([.I1003]);ORG.OPENOFFICE.YEARS([.C1003];TODAY();0);ORG.OPENOFFICE.YEARS([.C1003];[.I10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3]);COM.MICROSOFT.IFS([.E1003]=[$Konventionen.$C$2];[.G1003]+[$Konventionen.$D$2];[.E1003]=[$Konventionen.$C$3];[.G1003]+[$Konventionen.$D$3]); COM.MICROSOFT.IFS([.E1003]=[$Konventionen.$C$2];[.I1003]+[$Konventionen.$D$2];[.E1003]=[$Konventionen.$C$3];[.I1003]+[$Konventionen.$D$3]))" office:value-type="string" office:string-value="" calcext:value-type="error">
            <text:p>#NV</text:p>
          </table:table-cell>
          <table:table-cell table:style-name="ce14" table:formula="of:=[.L1003]-7" office:value-type="string" office:string-value="" calcext:value-type="error">
            <text:p>#NV</text:p>
          </table:table-cell>
          <table:table-cell table:style-name="ce14" table:formula="of:=COM.MICROSOFT.IFS([.E1003]=[$Konventionen.$C$2];[.J1003]+[$Konventionen.$E$2];[.E1003]=[$Konventionen.$C$3];[.J10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3]&lt;=[.N1003];[.L1003]&gt;=[.N1003]);IF([.K1003]&lt;=[.N10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4]);#NULL!;IF(ISBLANK([.I1004]);ORG.OPENOFFICE.YEARS([.C1004];TODAY();0);ORG.OPENOFFICE.YEARS([.C1004];[.I10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4]);COM.MICROSOFT.IFS([.E1004]=[$Konventionen.$C$2];[.G1004]+[$Konventionen.$D$2];[.E1004]=[$Konventionen.$C$3];[.G1004]+[$Konventionen.$D$3]); COM.MICROSOFT.IFS([.E1004]=[$Konventionen.$C$2];[.I1004]+[$Konventionen.$D$2];[.E1004]=[$Konventionen.$C$3];[.I1004]+[$Konventionen.$D$3]))" office:value-type="string" office:string-value="" calcext:value-type="error">
            <text:p>#NV</text:p>
          </table:table-cell>
          <table:table-cell table:style-name="ce14" table:formula="of:=[.L1004]-7" office:value-type="string" office:string-value="" calcext:value-type="error">
            <text:p>#NV</text:p>
          </table:table-cell>
          <table:table-cell table:style-name="ce14" table:formula="of:=COM.MICROSOFT.IFS([.E1004]=[$Konventionen.$C$2];[.J1004]+[$Konventionen.$E$2];[.E1004]=[$Konventionen.$C$3];[.J10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4]&lt;=[.N1004];[.L1004]&gt;=[.N1004]);IF([.K1004]&lt;=[.N10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5]);#NULL!;IF(ISBLANK([.I1005]);ORG.OPENOFFICE.YEARS([.C1005];TODAY();0);ORG.OPENOFFICE.YEARS([.C1005];[.I10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5]);COM.MICROSOFT.IFS([.E1005]=[$Konventionen.$C$2];[.G1005]+[$Konventionen.$D$2];[.E1005]=[$Konventionen.$C$3];[.G1005]+[$Konventionen.$D$3]); COM.MICROSOFT.IFS([.E1005]=[$Konventionen.$C$2];[.I1005]+[$Konventionen.$D$2];[.E1005]=[$Konventionen.$C$3];[.I1005]+[$Konventionen.$D$3]))" office:value-type="string" office:string-value="" calcext:value-type="error">
            <text:p>#NV</text:p>
          </table:table-cell>
          <table:table-cell table:style-name="ce14" table:formula="of:=[.L1005]-7" office:value-type="string" office:string-value="" calcext:value-type="error">
            <text:p>#NV</text:p>
          </table:table-cell>
          <table:table-cell table:style-name="ce14" table:formula="of:=COM.MICROSOFT.IFS([.E1005]=[$Konventionen.$C$2];[.J1005]+[$Konventionen.$E$2];[.E1005]=[$Konventionen.$C$3];[.J10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5]&lt;=[.N1005];[.L1005]&gt;=[.N1005]);IF([.K1005]&lt;=[.N10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6]);#NULL!;IF(ISBLANK([.I1006]);ORG.OPENOFFICE.YEARS([.C1006];TODAY();0);ORG.OPENOFFICE.YEARS([.C1006];[.I10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6]);COM.MICROSOFT.IFS([.E1006]=[$Konventionen.$C$2];[.G1006]+[$Konventionen.$D$2];[.E1006]=[$Konventionen.$C$3];[.G1006]+[$Konventionen.$D$3]); COM.MICROSOFT.IFS([.E1006]=[$Konventionen.$C$2];[.I1006]+[$Konventionen.$D$2];[.E1006]=[$Konventionen.$C$3];[.I1006]+[$Konventionen.$D$3]))" office:value-type="string" office:string-value="" calcext:value-type="error">
            <text:p>#NV</text:p>
          </table:table-cell>
          <table:table-cell table:style-name="ce14" table:formula="of:=[.L1006]-7" office:value-type="string" office:string-value="" calcext:value-type="error">
            <text:p>#NV</text:p>
          </table:table-cell>
          <table:table-cell table:style-name="ce14" table:formula="of:=COM.MICROSOFT.IFS([.E1006]=[$Konventionen.$C$2];[.J1006]+[$Konventionen.$E$2];[.E1006]=[$Konventionen.$C$3];[.J10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6]&lt;=[.N1006];[.L1006]&gt;=[.N1006]);IF([.K1006]&lt;=[.N10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7]);#NULL!;IF(ISBLANK([.I1007]);ORG.OPENOFFICE.YEARS([.C1007];TODAY();0);ORG.OPENOFFICE.YEARS([.C1007];[.I10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7]);COM.MICROSOFT.IFS([.E1007]=[$Konventionen.$C$2];[.G1007]+[$Konventionen.$D$2];[.E1007]=[$Konventionen.$C$3];[.G1007]+[$Konventionen.$D$3]); COM.MICROSOFT.IFS([.E1007]=[$Konventionen.$C$2];[.I1007]+[$Konventionen.$D$2];[.E1007]=[$Konventionen.$C$3];[.I1007]+[$Konventionen.$D$3]))" office:value-type="string" office:string-value="" calcext:value-type="error">
            <text:p>#NV</text:p>
          </table:table-cell>
          <table:table-cell table:style-name="ce14" table:formula="of:=[.L1007]-7" office:value-type="string" office:string-value="" calcext:value-type="error">
            <text:p>#NV</text:p>
          </table:table-cell>
          <table:table-cell table:style-name="ce14" table:formula="of:=COM.MICROSOFT.IFS([.E1007]=[$Konventionen.$C$2];[.J1007]+[$Konventionen.$E$2];[.E1007]=[$Konventionen.$C$3];[.J10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7]&lt;=[.N1007];[.L1007]&gt;=[.N1007]);IF([.K1007]&lt;=[.N10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8]);#NULL!;IF(ISBLANK([.I1008]);ORG.OPENOFFICE.YEARS([.C1008];TODAY();0);ORG.OPENOFFICE.YEARS([.C1008];[.I10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8]);COM.MICROSOFT.IFS([.E1008]=[$Konventionen.$C$2];[.G1008]+[$Konventionen.$D$2];[.E1008]=[$Konventionen.$C$3];[.G1008]+[$Konventionen.$D$3]); COM.MICROSOFT.IFS([.E1008]=[$Konventionen.$C$2];[.I1008]+[$Konventionen.$D$2];[.E1008]=[$Konventionen.$C$3];[.I1008]+[$Konventionen.$D$3]))" office:value-type="string" office:string-value="" calcext:value-type="error">
            <text:p>#NV</text:p>
          </table:table-cell>
          <table:table-cell table:style-name="ce14" table:formula="of:=[.L1008]-7" office:value-type="string" office:string-value="" calcext:value-type="error">
            <text:p>#NV</text:p>
          </table:table-cell>
          <table:table-cell table:style-name="ce14" table:formula="of:=COM.MICROSOFT.IFS([.E1008]=[$Konventionen.$C$2];[.J1008]+[$Konventionen.$E$2];[.E1008]=[$Konventionen.$C$3];[.J10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8]&lt;=[.N1008];[.L1008]&gt;=[.N1008]);IF([.K1008]&lt;=[.N10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9]);#NULL!;IF(ISBLANK([.I1009]);ORG.OPENOFFICE.YEARS([.C1009];TODAY();0);ORG.OPENOFFICE.YEARS([.C1009];[.I10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9]);COM.MICROSOFT.IFS([.E1009]=[$Konventionen.$C$2];[.G1009]+[$Konventionen.$D$2];[.E1009]=[$Konventionen.$C$3];[.G1009]+[$Konventionen.$D$3]); COM.MICROSOFT.IFS([.E1009]=[$Konventionen.$C$2];[.I1009]+[$Konventionen.$D$2];[.E1009]=[$Konventionen.$C$3];[.I1009]+[$Konventionen.$D$3]))" office:value-type="string" office:string-value="" calcext:value-type="error">
            <text:p>#NV</text:p>
          </table:table-cell>
          <table:table-cell table:style-name="ce14" table:formula="of:=[.L1009]-7" office:value-type="string" office:string-value="" calcext:value-type="error">
            <text:p>#NV</text:p>
          </table:table-cell>
          <table:table-cell table:style-name="ce14" table:formula="of:=COM.MICROSOFT.IFS([.E1009]=[$Konventionen.$C$2];[.J1009]+[$Konventionen.$E$2];[.E1009]=[$Konventionen.$C$3];[.J10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9]&lt;=[.N1009];[.L1009]&gt;=[.N1009]);IF([.K1009]&lt;=[.N10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0]);#NULL!;IF(ISBLANK([.I1010]);ORG.OPENOFFICE.YEARS([.C1010];TODAY();0);ORG.OPENOFFICE.YEARS([.C1010];[.I10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0]);COM.MICROSOFT.IFS([.E1010]=[$Konventionen.$C$2];[.G1010]+[$Konventionen.$D$2];[.E1010]=[$Konventionen.$C$3];[.G1010]+[$Konventionen.$D$3]); COM.MICROSOFT.IFS([.E1010]=[$Konventionen.$C$2];[.I1010]+[$Konventionen.$D$2];[.E1010]=[$Konventionen.$C$3];[.I1010]+[$Konventionen.$D$3]))" office:value-type="string" office:string-value="" calcext:value-type="error">
            <text:p>#NV</text:p>
          </table:table-cell>
          <table:table-cell table:style-name="ce14" table:formula="of:=[.L1010]-7" office:value-type="string" office:string-value="" calcext:value-type="error">
            <text:p>#NV</text:p>
          </table:table-cell>
          <table:table-cell table:style-name="ce14" table:formula="of:=COM.MICROSOFT.IFS([.E1010]=[$Konventionen.$C$2];[.J1010]+[$Konventionen.$E$2];[.E1010]=[$Konventionen.$C$3];[.J10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0]&lt;=[.N1010];[.L1010]&gt;=[.N1010]);IF([.K1010]&lt;=[.N10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1]);#NULL!;IF(ISBLANK([.I1011]);ORG.OPENOFFICE.YEARS([.C1011];TODAY();0);ORG.OPENOFFICE.YEARS([.C1011];[.I10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1]);COM.MICROSOFT.IFS([.E1011]=[$Konventionen.$C$2];[.G1011]+[$Konventionen.$D$2];[.E1011]=[$Konventionen.$C$3];[.G1011]+[$Konventionen.$D$3]); COM.MICROSOFT.IFS([.E1011]=[$Konventionen.$C$2];[.I1011]+[$Konventionen.$D$2];[.E1011]=[$Konventionen.$C$3];[.I1011]+[$Konventionen.$D$3]))" office:value-type="string" office:string-value="" calcext:value-type="error">
            <text:p>#NV</text:p>
          </table:table-cell>
          <table:table-cell table:style-name="ce14" table:formula="of:=[.L1011]-7" office:value-type="string" office:string-value="" calcext:value-type="error">
            <text:p>#NV</text:p>
          </table:table-cell>
          <table:table-cell table:style-name="ce14" table:formula="of:=COM.MICROSOFT.IFS([.E1011]=[$Konventionen.$C$2];[.J1011]+[$Konventionen.$E$2];[.E1011]=[$Konventionen.$C$3];[.J10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1]&lt;=[.N1011];[.L1011]&gt;=[.N1011]);IF([.K1011]&lt;=[.N10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2]);#NULL!;IF(ISBLANK([.I1012]);ORG.OPENOFFICE.YEARS([.C1012];TODAY();0);ORG.OPENOFFICE.YEARS([.C1012];[.I10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2]);COM.MICROSOFT.IFS([.E1012]=[$Konventionen.$C$2];[.G1012]+[$Konventionen.$D$2];[.E1012]=[$Konventionen.$C$3];[.G1012]+[$Konventionen.$D$3]); COM.MICROSOFT.IFS([.E1012]=[$Konventionen.$C$2];[.I1012]+[$Konventionen.$D$2];[.E1012]=[$Konventionen.$C$3];[.I1012]+[$Konventionen.$D$3]))" office:value-type="string" office:string-value="" calcext:value-type="error">
            <text:p>#NV</text:p>
          </table:table-cell>
          <table:table-cell table:style-name="ce14" table:formula="of:=[.L1012]-7" office:value-type="string" office:string-value="" calcext:value-type="error">
            <text:p>#NV</text:p>
          </table:table-cell>
          <table:table-cell table:style-name="ce14" table:formula="of:=COM.MICROSOFT.IFS([.E1012]=[$Konventionen.$C$2];[.J1012]+[$Konventionen.$E$2];[.E1012]=[$Konventionen.$C$3];[.J10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2]&lt;=[.N1012];[.L1012]&gt;=[.N1012]);IF([.K1012]&lt;=[.N10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3]);#NULL!;IF(ISBLANK([.I1013]);ORG.OPENOFFICE.YEARS([.C1013];TODAY();0);ORG.OPENOFFICE.YEARS([.C1013];[.I10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3]);COM.MICROSOFT.IFS([.E1013]=[$Konventionen.$C$2];[.G1013]+[$Konventionen.$D$2];[.E1013]=[$Konventionen.$C$3];[.G1013]+[$Konventionen.$D$3]); COM.MICROSOFT.IFS([.E1013]=[$Konventionen.$C$2];[.I1013]+[$Konventionen.$D$2];[.E1013]=[$Konventionen.$C$3];[.I1013]+[$Konventionen.$D$3]))" office:value-type="string" office:string-value="" calcext:value-type="error">
            <text:p>#NV</text:p>
          </table:table-cell>
          <table:table-cell table:style-name="ce14" table:formula="of:=[.L1013]-7" office:value-type="string" office:string-value="" calcext:value-type="error">
            <text:p>#NV</text:p>
          </table:table-cell>
          <table:table-cell table:style-name="ce14" table:formula="of:=COM.MICROSOFT.IFS([.E1013]=[$Konventionen.$C$2];[.J1013]+[$Konventionen.$E$2];[.E1013]=[$Konventionen.$C$3];[.J10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3]&lt;=[.N1013];[.L1013]&gt;=[.N1013]);IF([.K1013]&lt;=[.N10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4]);#NULL!;IF(ISBLANK([.I1014]);ORG.OPENOFFICE.YEARS([.C1014];TODAY();0);ORG.OPENOFFICE.YEARS([.C1014];[.I10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4]);COM.MICROSOFT.IFS([.E1014]=[$Konventionen.$C$2];[.G1014]+[$Konventionen.$D$2];[.E1014]=[$Konventionen.$C$3];[.G1014]+[$Konventionen.$D$3]); COM.MICROSOFT.IFS([.E1014]=[$Konventionen.$C$2];[.I1014]+[$Konventionen.$D$2];[.E1014]=[$Konventionen.$C$3];[.I1014]+[$Konventionen.$D$3]))" office:value-type="string" office:string-value="" calcext:value-type="error">
            <text:p>#NV</text:p>
          </table:table-cell>
          <table:table-cell table:style-name="ce14" table:formula="of:=[.L1014]-7" office:value-type="string" office:string-value="" calcext:value-type="error">
            <text:p>#NV</text:p>
          </table:table-cell>
          <table:table-cell table:style-name="ce14" table:formula="of:=COM.MICROSOFT.IFS([.E1014]=[$Konventionen.$C$2];[.J1014]+[$Konventionen.$E$2];[.E1014]=[$Konventionen.$C$3];[.J10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4]&lt;=[.N1014];[.L1014]&gt;=[.N1014]);IF([.K1014]&lt;=[.N10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5]);#NULL!;IF(ISBLANK([.I1015]);ORG.OPENOFFICE.YEARS([.C1015];TODAY();0);ORG.OPENOFFICE.YEARS([.C1015];[.I10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5]);COM.MICROSOFT.IFS([.E1015]=[$Konventionen.$C$2];[.G1015]+[$Konventionen.$D$2];[.E1015]=[$Konventionen.$C$3];[.G1015]+[$Konventionen.$D$3]); COM.MICROSOFT.IFS([.E1015]=[$Konventionen.$C$2];[.I1015]+[$Konventionen.$D$2];[.E1015]=[$Konventionen.$C$3];[.I1015]+[$Konventionen.$D$3]))" office:value-type="string" office:string-value="" calcext:value-type="error">
            <text:p>#NV</text:p>
          </table:table-cell>
          <table:table-cell table:style-name="ce14" table:formula="of:=[.L1015]-7" office:value-type="string" office:string-value="" calcext:value-type="error">
            <text:p>#NV</text:p>
          </table:table-cell>
          <table:table-cell table:style-name="ce14" table:formula="of:=COM.MICROSOFT.IFS([.E1015]=[$Konventionen.$C$2];[.J1015]+[$Konventionen.$E$2];[.E1015]=[$Konventionen.$C$3];[.J10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5]&lt;=[.N1015];[.L1015]&gt;=[.N1015]);IF([.K1015]&lt;=[.N10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6]);#NULL!;IF(ISBLANK([.I1016]);ORG.OPENOFFICE.YEARS([.C1016];TODAY();0);ORG.OPENOFFICE.YEARS([.C1016];[.I10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6]);COM.MICROSOFT.IFS([.E1016]=[$Konventionen.$C$2];[.G1016]+[$Konventionen.$D$2];[.E1016]=[$Konventionen.$C$3];[.G1016]+[$Konventionen.$D$3]); COM.MICROSOFT.IFS([.E1016]=[$Konventionen.$C$2];[.I1016]+[$Konventionen.$D$2];[.E1016]=[$Konventionen.$C$3];[.I1016]+[$Konventionen.$D$3]))" office:value-type="string" office:string-value="" calcext:value-type="error">
            <text:p>#NV</text:p>
          </table:table-cell>
          <table:table-cell table:style-name="ce14" table:formula="of:=[.L1016]-7" office:value-type="string" office:string-value="" calcext:value-type="error">
            <text:p>#NV</text:p>
          </table:table-cell>
          <table:table-cell table:style-name="ce14" table:formula="of:=COM.MICROSOFT.IFS([.E1016]=[$Konventionen.$C$2];[.J1016]+[$Konventionen.$E$2];[.E1016]=[$Konventionen.$C$3];[.J10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6]&lt;=[.N1016];[.L1016]&gt;=[.N1016]);IF([.K1016]&lt;=[.N10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7]);#NULL!;IF(ISBLANK([.I1017]);ORG.OPENOFFICE.YEARS([.C1017];TODAY();0);ORG.OPENOFFICE.YEARS([.C1017];[.I10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7]);COM.MICROSOFT.IFS([.E1017]=[$Konventionen.$C$2];[.G1017]+[$Konventionen.$D$2];[.E1017]=[$Konventionen.$C$3];[.G1017]+[$Konventionen.$D$3]); COM.MICROSOFT.IFS([.E1017]=[$Konventionen.$C$2];[.I1017]+[$Konventionen.$D$2];[.E1017]=[$Konventionen.$C$3];[.I1017]+[$Konventionen.$D$3]))" office:value-type="string" office:string-value="" calcext:value-type="error">
            <text:p>#NV</text:p>
          </table:table-cell>
          <table:table-cell table:style-name="ce14" table:formula="of:=[.L1017]-7" office:value-type="string" office:string-value="" calcext:value-type="error">
            <text:p>#NV</text:p>
          </table:table-cell>
          <table:table-cell table:style-name="ce14" table:formula="of:=COM.MICROSOFT.IFS([.E1017]=[$Konventionen.$C$2];[.J1017]+[$Konventionen.$E$2];[.E1017]=[$Konventionen.$C$3];[.J10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7]&lt;=[.N1017];[.L1017]&gt;=[.N1017]);IF([.K1017]&lt;=[.N10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8]);#NULL!;IF(ISBLANK([.I1018]);ORG.OPENOFFICE.YEARS([.C1018];TODAY();0);ORG.OPENOFFICE.YEARS([.C1018];[.I10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8]);COM.MICROSOFT.IFS([.E1018]=[$Konventionen.$C$2];[.G1018]+[$Konventionen.$D$2];[.E1018]=[$Konventionen.$C$3];[.G1018]+[$Konventionen.$D$3]); COM.MICROSOFT.IFS([.E1018]=[$Konventionen.$C$2];[.I1018]+[$Konventionen.$D$2];[.E1018]=[$Konventionen.$C$3];[.I1018]+[$Konventionen.$D$3]))" office:value-type="string" office:string-value="" calcext:value-type="error">
            <text:p>#NV</text:p>
          </table:table-cell>
          <table:table-cell table:style-name="ce14" table:formula="of:=[.L1018]-7" office:value-type="string" office:string-value="" calcext:value-type="error">
            <text:p>#NV</text:p>
          </table:table-cell>
          <table:table-cell table:style-name="ce14" table:formula="of:=COM.MICROSOFT.IFS([.E1018]=[$Konventionen.$C$2];[.J1018]+[$Konventionen.$E$2];[.E1018]=[$Konventionen.$C$3];[.J10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8]&lt;=[.N1018];[.L1018]&gt;=[.N1018]);IF([.K1018]&lt;=[.N10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9]);#NULL!;IF(ISBLANK([.I1019]);ORG.OPENOFFICE.YEARS([.C1019];TODAY();0);ORG.OPENOFFICE.YEARS([.C1019];[.I10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9]);COM.MICROSOFT.IFS([.E1019]=[$Konventionen.$C$2];[.G1019]+[$Konventionen.$D$2];[.E1019]=[$Konventionen.$C$3];[.G1019]+[$Konventionen.$D$3]); COM.MICROSOFT.IFS([.E1019]=[$Konventionen.$C$2];[.I1019]+[$Konventionen.$D$2];[.E1019]=[$Konventionen.$C$3];[.I1019]+[$Konventionen.$D$3]))" office:value-type="string" office:string-value="" calcext:value-type="error">
            <text:p>#NV</text:p>
          </table:table-cell>
          <table:table-cell table:style-name="ce14" table:formula="of:=[.L1019]-7" office:value-type="string" office:string-value="" calcext:value-type="error">
            <text:p>#NV</text:p>
          </table:table-cell>
          <table:table-cell table:style-name="ce14" table:formula="of:=COM.MICROSOFT.IFS([.E1019]=[$Konventionen.$C$2];[.J1019]+[$Konventionen.$E$2];[.E1019]=[$Konventionen.$C$3];[.J10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9]&lt;=[.N1019];[.L1019]&gt;=[.N1019]);IF([.K1019]&lt;=[.N10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0]);#NULL!;IF(ISBLANK([.I1020]);ORG.OPENOFFICE.YEARS([.C1020];TODAY();0);ORG.OPENOFFICE.YEARS([.C1020];[.I10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0]);COM.MICROSOFT.IFS([.E1020]=[$Konventionen.$C$2];[.G1020]+[$Konventionen.$D$2];[.E1020]=[$Konventionen.$C$3];[.G1020]+[$Konventionen.$D$3]); COM.MICROSOFT.IFS([.E1020]=[$Konventionen.$C$2];[.I1020]+[$Konventionen.$D$2];[.E1020]=[$Konventionen.$C$3];[.I1020]+[$Konventionen.$D$3]))" office:value-type="string" office:string-value="" calcext:value-type="error">
            <text:p>#NV</text:p>
          </table:table-cell>
          <table:table-cell table:style-name="ce14" table:formula="of:=[.L1020]-7" office:value-type="string" office:string-value="" calcext:value-type="error">
            <text:p>#NV</text:p>
          </table:table-cell>
          <table:table-cell table:style-name="ce14" table:formula="of:=COM.MICROSOFT.IFS([.E1020]=[$Konventionen.$C$2];[.J1020]+[$Konventionen.$E$2];[.E1020]=[$Konventionen.$C$3];[.J10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0]&lt;=[.N1020];[.L1020]&gt;=[.N1020]);IF([.K1020]&lt;=[.N10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1]);#NULL!;IF(ISBLANK([.I1021]);ORG.OPENOFFICE.YEARS([.C1021];TODAY();0);ORG.OPENOFFICE.YEARS([.C1021];[.I10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1]);COM.MICROSOFT.IFS([.E1021]=[$Konventionen.$C$2];[.G1021]+[$Konventionen.$D$2];[.E1021]=[$Konventionen.$C$3];[.G1021]+[$Konventionen.$D$3]); COM.MICROSOFT.IFS([.E1021]=[$Konventionen.$C$2];[.I1021]+[$Konventionen.$D$2];[.E1021]=[$Konventionen.$C$3];[.I1021]+[$Konventionen.$D$3]))" office:value-type="string" office:string-value="" calcext:value-type="error">
            <text:p>#NV</text:p>
          </table:table-cell>
          <table:table-cell table:style-name="ce14" table:formula="of:=[.L1021]-7" office:value-type="string" office:string-value="" calcext:value-type="error">
            <text:p>#NV</text:p>
          </table:table-cell>
          <table:table-cell table:style-name="ce14" table:formula="of:=COM.MICROSOFT.IFS([.E1021]=[$Konventionen.$C$2];[.J1021]+[$Konventionen.$E$2];[.E1021]=[$Konventionen.$C$3];[.J10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1]&lt;=[.N1021];[.L1021]&gt;=[.N1021]);IF([.K1021]&lt;=[.N10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2]);#NULL!;IF(ISBLANK([.I1022]);ORG.OPENOFFICE.YEARS([.C1022];TODAY();0);ORG.OPENOFFICE.YEARS([.C1022];[.I10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2]);COM.MICROSOFT.IFS([.E1022]=[$Konventionen.$C$2];[.G1022]+[$Konventionen.$D$2];[.E1022]=[$Konventionen.$C$3];[.G1022]+[$Konventionen.$D$3]); COM.MICROSOFT.IFS([.E1022]=[$Konventionen.$C$2];[.I1022]+[$Konventionen.$D$2];[.E1022]=[$Konventionen.$C$3];[.I1022]+[$Konventionen.$D$3]))" office:value-type="string" office:string-value="" calcext:value-type="error">
            <text:p>#NV</text:p>
          </table:table-cell>
          <table:table-cell table:style-name="ce14" table:formula="of:=[.L1022]-7" office:value-type="string" office:string-value="" calcext:value-type="error">
            <text:p>#NV</text:p>
          </table:table-cell>
          <table:table-cell table:style-name="ce14" table:formula="of:=COM.MICROSOFT.IFS([.E1022]=[$Konventionen.$C$2];[.J1022]+[$Konventionen.$E$2];[.E1022]=[$Konventionen.$C$3];[.J10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2]&lt;=[.N1022];[.L1022]&gt;=[.N1022]);IF([.K1022]&lt;=[.N10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3]);#NULL!;IF(ISBLANK([.I1023]);ORG.OPENOFFICE.YEARS([.C1023];TODAY();0);ORG.OPENOFFICE.YEARS([.C1023];[.I10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3]);COM.MICROSOFT.IFS([.E1023]=[$Konventionen.$C$2];[.G1023]+[$Konventionen.$D$2];[.E1023]=[$Konventionen.$C$3];[.G1023]+[$Konventionen.$D$3]); COM.MICROSOFT.IFS([.E1023]=[$Konventionen.$C$2];[.I1023]+[$Konventionen.$D$2];[.E1023]=[$Konventionen.$C$3];[.I1023]+[$Konventionen.$D$3]))" office:value-type="string" office:string-value="" calcext:value-type="error">
            <text:p>#NV</text:p>
          </table:table-cell>
          <table:table-cell table:style-name="ce14" table:formula="of:=[.L1023]-7" office:value-type="string" office:string-value="" calcext:value-type="error">
            <text:p>#NV</text:p>
          </table:table-cell>
          <table:table-cell table:style-name="ce14" table:formula="of:=COM.MICROSOFT.IFS([.E1023]=[$Konventionen.$C$2];[.J1023]+[$Konventionen.$E$2];[.E1023]=[$Konventionen.$C$3];[.J10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3]&lt;=[.N1023];[.L1023]&gt;=[.N1023]);IF([.K1023]&lt;=[.N10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4]);#NULL!;IF(ISBLANK([.I1024]);ORG.OPENOFFICE.YEARS([.C1024];TODAY();0);ORG.OPENOFFICE.YEARS([.C1024];[.I10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4]);COM.MICROSOFT.IFS([.E1024]=[$Konventionen.$C$2];[.G1024]+[$Konventionen.$D$2];[.E1024]=[$Konventionen.$C$3];[.G1024]+[$Konventionen.$D$3]); COM.MICROSOFT.IFS([.E1024]=[$Konventionen.$C$2];[.I1024]+[$Konventionen.$D$2];[.E1024]=[$Konventionen.$C$3];[.I1024]+[$Konventionen.$D$3]))" office:value-type="string" office:string-value="" calcext:value-type="error">
            <text:p>#NV</text:p>
          </table:table-cell>
          <table:table-cell table:style-name="ce14" table:formula="of:=[.L1024]-7" office:value-type="string" office:string-value="" calcext:value-type="error">
            <text:p>#NV</text:p>
          </table:table-cell>
          <table:table-cell table:style-name="ce14" table:formula="of:=COM.MICROSOFT.IFS([.E1024]=[$Konventionen.$C$2];[.J1024]+[$Konventionen.$E$2];[.E1024]=[$Konventionen.$C$3];[.J10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4]&lt;=[.N1024];[.L1024]&gt;=[.N1024]);IF([.K1024]&lt;=[.N10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 table:number-rows-repeated="1047551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Patienten.P3:Patienten.P1024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3:Patienten.E1024">
            <calcext:condition calcext:apply-style-name="Warning" calcext:value="formula-is(AND([$Patienten.$E3]=[$Konventionen.$C$3];[$Patienten.$D3]&lt;61))" calcext:base-cell-address="Patienten.E3"/>
          </calcext:conditional-format>
        </calcext:conditional-formats>
      </table:table>
      <table:table table:name="Planung" table:style-name="ta1">
        <office:forms form:automatic-focus="false" form:apply-design-mode="false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number-columns-repeated="12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style-name="ce62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4" calcext:value-type="float">
            <text:p>14</text:p>
          </table:table-cell>
          <table:table-cell table:formula="of:=[.C4]+1" office:value-type="float" office:value="15" calcext:value-type="float">
            <text:p>15</text:p>
          </table:table-cell>
          <table:table-cell table:formula="of:=[.D4]+1" office:value-type="float" office:value="16" calcext:value-type="float">
            <text:p>16</text:p>
          </table:table-cell>
          <table:table-cell table:formula="of:=[.E4]+1" office:value-type="float" office:value="17" calcext:value-type="float">
            <text:p>17</text:p>
          </table:table-cell>
          <table:table-cell table:formula="of:=[.F4]+1" office:value-type="float" office:value="18" calcext:value-type="float">
            <text:p>18</text:p>
          </table:table-cell>
          <table:table-cell table:formula="of:=[.G4]+1" office:value-type="float" office:value="19" calcext:value-type="float">
            <text:p>19</text:p>
          </table:table-cell>
          <table:table-cell table:formula="of:=[.H4]+1" office:value-type="float" office:value="20" calcext:value-type="float">
            <text:p>20</text:p>
          </table:table-cell>
          <table:table-cell table:formula="of:=[.I4]+1" office:value-type="float" office:value="21" calcext:value-type="float">
            <text:p>21</text:p>
          </table:table-cell>
          <table:table-cell table:formula="of:=[.J4]+1" office:value-type="float" office:value="22" calcext:value-type="float">
            <text:p>22</text:p>
          </table:table-cell>
          <table:table-cell table:formula="of:=[.K4]+1" office:value-type="float" office:value="23" calcext:value-type="float">
            <text:p>23</text:p>
          </table:table-cell>
          <table:table-cell table:formula="of:=[.L4]+1" office:value-type="float" office:value="24" calcext:value-type="float">
            <text:p>24</text:p>
          </table:table-cell>
          <table:table-cell table:formula="of:=[.M4]+1" office:value-type="float" office:value="25" calcext:value-type="float">
            <text:p>25</text:p>
          </table:table-cell>
          <table:table-cell table:formula="of:=[.N4]+1" office:value-type="float" office:value="26" calcext:value-type="float">
            <text:p>26</text:p>
          </table:table-cell>
        </table:table-row>
        <table:table-row table:style-name="ro1">
          <table:table-cell table:style-name="ce45" office:value-type="string" calcext:value-type="string">
            <text:p>Geplante Erstimpfungen</text:p>
          </table:table-cell>
          <table:table-cell table:style-name="ce45"/>
          <table:table-cell table:style-name="ce46" table:formula="of:=COUNTIF([$Patienten.$H$3:$Patienten.$H$1024];&quot;=&quot;&amp;[.C4])" office:value-type="float" office:value="3" calcext:value-type="float">
            <text:p>3</text:p>
          </table:table-cell>
          <table:table-cell table:style-name="ce46" table:formula="of:=COUNTIF([$Patienten.$H$3:$Patienten.$H$1024];&quot;=&quot;&amp;[.D4])" office:value-type="float" office:value="0" calcext:value-type="float">
            <text:p>0</text:p>
          </table:table-cell>
          <table:table-cell table:style-name="ce46" table:formula="of:=COUNTIF([$Patienten.$H$3:$Patienten.$H$1024];&quot;=&quot;&amp;[.E4])" office:value-type="float" office:value="0" calcext:value-type="float">
            <text:p>0</text:p>
          </table:table-cell>
          <table:table-cell table:style-name="ce46" table:formula="of:=COUNTIF([$Patienten.$H$3:$Patienten.$H$1024];&quot;=&quot;&amp;[.F4])" office:value-type="float" office:value="0" calcext:value-type="float">
            <text:p>0</text:p>
          </table:table-cell>
          <table:table-cell table:style-name="ce46" table:formula="of:=COUNTIF([$Patienten.$H$3:$Patienten.$H$1024];&quot;=&quot;&amp;[.G4])" office:value-type="float" office:value="0" calcext:value-type="float">
            <text:p>0</text:p>
          </table:table-cell>
          <table:table-cell table:style-name="ce46" table:formula="of:=COUNTIF([$Patienten.$H$3:$Patienten.$H$1024];&quot;=&quot;&amp;[.H4])" office:value-type="float" office:value="0" calcext:value-type="float">
            <text:p>0</text:p>
          </table:table-cell>
          <table:table-cell table:style-name="ce46" table:formula="of:=COUNTIF([$Patienten.$H$3:$Patienten.$H$1024];&quot;=&quot;&amp;[.I4])" office:value-type="float" office:value="0" calcext:value-type="float">
            <text:p>0</text:p>
          </table:table-cell>
          <table:table-cell table:style-name="ce46" table:formula="of:=COUNTIF([$Patienten.$H$3:$Patienten.$H$1024];&quot;=&quot;&amp;[.J4])" office:value-type="float" office:value="0" calcext:value-type="float">
            <text:p>0</text:p>
          </table:table-cell>
          <table:table-cell table:style-name="ce46" table:formula="of:=COUNTIF([$Patienten.$H$3:$Patienten.$H$1024];&quot;=&quot;&amp;[.K4])" office:value-type="float" office:value="0" calcext:value-type="float">
            <text:p>0</text:p>
          </table:table-cell>
          <table:table-cell table:style-name="ce46" table:formula="of:=COUNTIF([$Patienten.$H$3:$Patienten.$H$1024];&quot;=&quot;&amp;[.L4])" office:value-type="float" office:value="0" calcext:value-type="float">
            <text:p>0</text:p>
          </table:table-cell>
          <table:table-cell table:style-name="ce46" table:formula="of:=COUNTIF([$Patienten.$H$3:$Patienten.$H$1024];&quot;=&quot;&amp;[.M4])" office:value-type="float" office:value="0" calcext:value-type="float">
            <text:p>0</text:p>
          </table:table-cell>
          <table:table-cell table:style-name="ce46" table:formula="of:=COUNTIF([$Patienten.$H$3:$Patienten.$H$1024];&quot;=&quot;&amp;[.N4])" office:value-type="float" office:value="0" calcext:value-type="float">
            <text:p>0</text:p>
          </table:table-cell>
          <table:table-cell table:style-name="ce46" table:formula="of:=COUNTIF([$Patienten.$H$3:$Patienten.$H$1024];&quot;=&quot;&amp;[.O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45" table:number-columns-repeated="15"/>
        </table:table-row>
        <table:table-row table:style-name="ro1">
          <table:table-cell table:style-name="ce52" office:value-type="string" calcext:value-type="string">
            <text:p>Geplante Zweitimpfungen</text:p>
          </table:table-cell>
          <table:table-cell table:style-name="ce52" table:number-columns-repeated="14"/>
        </table:table-row>
        <table:table-row table:style-name="ro1">
          <table:table-cell table:style-name="ce52" table:formula="of:=[$Konventionen.C2]" office:value-type="string" office:string-value="Comirnaty" calcext:value-type="string">
            <text:p>Comirnaty</text:p>
          </table:table-cell>
          <table:table-cell table:style-name="ce52"/>
          <table:table-cell table:style-name="ce52" table:formula="of:=COUNTIFS([$Patienten.$M$3:$Patienten.$M1024];&quot;=&quot;&amp;[$Konventionen.$C$2];[$Patienten.$O$3:$Patienten.$O$1024];&quot;=&quot;&amp;[.C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D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E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F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G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H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I4])" office:value-type="float" office:value="3" calcext:value-type="float">
            <text:p>3</text:p>
          </table:table-cell>
          <table:table-cell table:style-name="ce52" table:formula="of:=COUNTIFS([$Patienten.$M$3:$Patienten.$M1024];&quot;=&quot;&amp;[$Konventionen.$C$2];[$Patienten.$O$3:$Patienten.$O$1024];&quot;=&quot;&amp;[.J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K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L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M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N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O4])" office:value-type="float" office:value="0" calcext:value-type="float">
            <text:p>0</text:p>
          </table:table-cell>
        </table:table-row>
        <table:table-row table:style-name="ro1">
          <table:table-cell table:style-name="ce52" table:formula="of:=[$Konventionen.C3]" office:value-type="string" office:string-value="AstraZeneca" calcext:value-type="string">
            <text:p>AstraZeneca</text:p>
          </table:table-cell>
          <table:table-cell table:style-name="ce52"/>
          <table:table-cell table:style-name="ce52" table:formula="of:=COUNTIFS([$Patienten.$M$3:$Patienten.$M$1024];&quot;=&quot;&amp;[$Konventionen.$C$3];[$Patienten.$O$3:$Patienten.$O$1024];&quot;=&quot;&amp;[.C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D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E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F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G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H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I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J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K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L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M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N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O$4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5:.C12])" office:value-type="float" office:value="3" calcext:value-type="float">
            <text:p>3</text:p>
          </table:table-cell>
          <table:table-cell table:formula="of:=SUM([.D5:.D12])" office:value-type="float" office:value="0" calcext:value-type="float">
            <text:p>0</text:p>
          </table:table-cell>
          <table:table-cell table:formula="of:=SUM([.E5:.E12])" office:value-type="float" office:value="0" calcext:value-type="float">
            <text:p>0</text:p>
          </table:table-cell>
          <table:table-cell table:formula="of:=SUM([.F5:.F12])" office:value-type="float" office:value="0" calcext:value-type="float">
            <text:p>0</text:p>
          </table:table-cell>
          <table:table-cell table:formula="of:=SUM([.G5:.G12])" office:value-type="float" office:value="0" calcext:value-type="float">
            <text:p>0</text:p>
          </table:table-cell>
          <table:table-cell table:formula="of:=SUM([.H5:.H12])" office:value-type="float" office:value="0" calcext:value-type="float">
            <text:p>0</text:p>
          </table:table-cell>
          <table:table-cell table:formula="of:=SUM([.I5:.I12])" office:value-type="float" office:value="3" calcext:value-type="float">
            <text:p>3</text:p>
          </table:table-cell>
          <table:table-cell table:formula="of:=SUM([.J5:.J12])" office:value-type="float" office:value="0" calcext:value-type="float">
            <text:p>0</text:p>
          </table:table-cell>
          <table:table-cell table:formula="of:=SUM([.K5:.K12])" office:value-type="float" office:value="0" calcext:value-type="float">
            <text:p>0</text:p>
          </table:table-cell>
          <table:table-cell table:formula="of:=SUM([.L5:.L12])" office:value-type="float" office:value="0" calcext:value-type="float">
            <text:p>0</text:p>
          </table:table-cell>
          <table:table-cell table:formula="of:=SUM([.M5:.M12])" office:value-type="float" office:value="0" calcext:value-type="float">
            <text:p>0</text:p>
          </table:table-cell>
          <table:table-cell table:formula="of:=SUM([.N5:.N12])" office:value-type="float" office:value="0" calcext:value-type="float">
            <text:p>0</text:p>
          </table:table-cell>
          <table:table-cell table:formula="of:=SUM([.O5:.O12]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62" office:value-type="string" calcext:value-type="string">
            <text:p>Geimpft</text:p>
          </table:table-cell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Vorgestern</text:p>
          </table:table-cell>
          <table:table-cell table:number-columns-repeated="4"/>
          <table:table-cell office:value-type="string" calcext:value-type="string">
            <text:p>heute vor einer Woche</text:p>
          </table:table-cell>
          <table:table-cell table:number-columns-repeated="5"/>
        </table:table-row>
        <table:table-row table:style-name="ro1">
          <table:table-cell table:style-name="ce61" office:value-type="string" calcext:value-type="string">
            <text:p>Letzte 12 Tage</text:p>
          </table:table-cell>
          <table:table-cell/>
          <table:table-cell table:style-name="ce58" table:formula="of:=TODAY()" office:value-type="date" office:date-value="2021-04-07" calcext:value-type="date">
            <text:p>07.04.21</text:p>
          </table:table-cell>
          <table:table-cell table:style-name="ce58" table:formula="of:=[.C20]-1" office:value-type="date" office:date-value="2021-04-06" calcext:value-type="date">
            <text:p>06.04.21</text:p>
          </table:table-cell>
          <table:table-cell table:style-name="ce58" table:formula="of:=[.D20]-1" office:value-type="date" office:date-value="2021-04-05" calcext:value-type="date">
            <text:p>05.04.21</text:p>
          </table:table-cell>
          <table:table-cell table:style-name="ce58" table:formula="of:=[.E20]-1" office:value-type="date" office:date-value="2021-04-04" calcext:value-type="date">
            <text:p>04.04.21</text:p>
          </table:table-cell>
          <table:table-cell table:style-name="ce58" table:formula="of:=[.F20]-1" office:value-type="date" office:date-value="2021-04-03" calcext:value-type="date">
            <text:p>03.04.21</text:p>
          </table:table-cell>
          <table:table-cell table:style-name="ce58" table:formula="of:=[.G20]-1" office:value-type="date" office:date-value="2021-04-02" calcext:value-type="date">
            <text:p>02.04.21</text:p>
          </table:table-cell>
          <table:table-cell table:style-name="ce58" table:formula="of:=[.H20]-1" office:value-type="date" office:date-value="2021-04-01" calcext:value-type="date">
            <text:p>01.04.21</text:p>
          </table:table-cell>
          <table:table-cell table:style-name="ce58" table:formula="of:=[.I20]-1" office:value-type="date" office:date-value="2021-03-31" calcext:value-type="date">
            <text:p>31.03.21</text:p>
          </table:table-cell>
          <table:table-cell table:style-name="ce58" table:formula="of:=[.J20]-1" office:value-type="date" office:date-value="2021-03-30" calcext:value-type="date">
            <text:p>30.03.21</text:p>
          </table:table-cell>
          <table:table-cell table:style-name="ce58" table:formula="of:=[.K20]-1" office:value-type="date" office:date-value="2021-03-29" calcext:value-type="date">
            <text:p>29.03.21</text:p>
          </table:table-cell>
          <table:table-cell table:style-name="ce58" table:formula="of:=[.L20]-1" office:value-type="date" office:date-value="2021-03-28" calcext:value-type="date">
            <text:p>28.03.21</text:p>
          </table:table-cell>
          <table:table-cell table:style-name="ce58" table:formula="of:=[.M20]-1" office:value-type="date" office:date-value="2021-03-27" calcext:value-type="date">
            <text:p>27.03.21</text:p>
          </table:table-cell>
          <table:table-cell table:style-name="ce58" table:formula="of:=[.N20]-1" office:value-type="date" office:date-value="2021-03-26" calcext:value-type="date">
            <text:p>26.03.21</text:p>
          </table:table-cell>
        </table:table-row>
        <table:table-row table:style-name="ro1">
          <table:table-cell table:style-name="ce48" office:value-type="string" calcext:value-type="string">
            <text:p>Durchgeführte Erstimpfungen</text:p>
          </table:table-cell>
          <table:table-cell table:style-name="ce45"/>
          <table:table-cell table:style-name="ce46" table:number-columns-repeated="13"/>
        </table:table-row>
        <table:table-row table:style-name="ro1">
          <table:table-cell table:style-name="ce49" table:formula="of:=[$Konventionen.C2]" office:value-type="string" office:string-value="Comirnaty" calcext:value-type="string">
            <text:p>Comirnaty</text:p>
          </table:table-cell>
          <table:table-cell table:style-name="ce49" office:value-type="string" calcext:value-type="string">
            <text:p>gesamt</text:p>
          </table:table-cell>
          <table:table-cell table:style-name="ce49" table:formula="of:=COUNTIFS([$Patienten.$E$3:$Patienten.$E$1024];&quot;=&quot;&amp;[$Konventionen.$C$2];[$Patienten.$I$3:$Patienten.$I$1024];&quot;=&quot;&amp;[.C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D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E$20])" office:value-type="float" office:value="1" calcext:value-type="float">
            <text:p>1</text:p>
          </table:table-cell>
          <table:table-cell table:style-name="ce49" table:formula="of:=COUNTIFS([$Patienten.$E$3:$Patienten.$E$1024];&quot;=&quot;&amp;[$Konventionen.$C$2];[$Patienten.$I$3:$Patienten.$I$1024];&quot;=&quot;&amp;[.F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G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H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I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J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K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L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M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N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O$20])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lt; 60</text:p>
          </table:table-cell>
          <table:table-cell table:style-name="ce45" table:formula="of:=COUNTIFS([$Patienten.$E$3:$Patienten.$E$1024];&quot;=&quot;&amp;[$Konventionen.$C$2];[$Patienten.$I$3:$Patienten.$I$1024];&quot;=&quot;&amp;[.C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D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E$20];[$Patienten.$D$3:$Patienten.$D$1024];&quot;&lt;60&quot;)" office:value-type="float" office:value="1" calcext:value-type="float">
            <text:p>1</text:p>
          </table:table-cell>
          <table:table-cell table:style-name="ce45" table:formula="of:=COUNTIFS([$Patienten.$E$3:$Patienten.$E$1024];&quot;=&quot;&amp;[$Konventionen.$C$2];[$Patienten.$I$3:$Patienten.$I$1024];&quot;=&quot;&amp;[.F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G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H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I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J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K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L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M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N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O$20];[$Patienten.$D$3:$Patienten.$D$1024];&quot;&lt;60&quot;)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gt;= 60</text:p>
          </table:table-cell>
          <table:table-cell table:style-name="ce45" table:formula="of:=[.C22]-[.C23]" office:value-type="float" office:value="0" calcext:value-type="float">
            <text:p>0</text:p>
          </table:table-cell>
          <table:table-cell table:style-name="ce45" table:formula="of:=[.D22]-[.D23]" office:value-type="float" office:value="0" calcext:value-type="float">
            <text:p>0</text:p>
          </table:table-cell>
          <table:table-cell table:style-name="ce45" table:formula="of:=[.E22]-[.E23]" office:value-type="float" office:value="0" calcext:value-type="float">
            <text:p>0</text:p>
          </table:table-cell>
          <table:table-cell table:style-name="ce45" table:formula="of:=[.F22]-[.F23]" office:value-type="float" office:value="0" calcext:value-type="float">
            <text:p>0</text:p>
          </table:table-cell>
          <table:table-cell table:style-name="ce45" table:formula="of:=[.G22]-[.G23]" office:value-type="float" office:value="0" calcext:value-type="float">
            <text:p>0</text:p>
          </table:table-cell>
          <table:table-cell table:style-name="ce45" table:formula="of:=[.H22]-[.H23]" office:value-type="float" office:value="0" calcext:value-type="float">
            <text:p>0</text:p>
          </table:table-cell>
          <table:table-cell table:style-name="ce45" table:formula="of:=[.I22]-[.I23]" office:value-type="float" office:value="0" calcext:value-type="float">
            <text:p>0</text:p>
          </table:table-cell>
          <table:table-cell table:style-name="ce45" table:formula="of:=[.J22]-[.J23]" office:value-type="float" office:value="0" calcext:value-type="float">
            <text:p>0</text:p>
          </table:table-cell>
          <table:table-cell table:style-name="ce45" table:formula="of:=[.K22]-[.K23]" office:value-type="float" office:value="0" calcext:value-type="float">
            <text:p>0</text:p>
          </table:table-cell>
          <table:table-cell table:style-name="ce45" table:formula="of:=[.L22]-[.L23]" office:value-type="float" office:value="0" calcext:value-type="float">
            <text:p>0</text:p>
          </table:table-cell>
          <table:table-cell table:style-name="ce45" table:formula="of:=[.M22]-[.M23]" office:value-type="float" office:value="0" calcext:value-type="float">
            <text:p>0</text:p>
          </table:table-cell>
          <table:table-cell table:style-name="ce45" table:formula="of:=[.N22]-[.N23]" office:value-type="float" office:value="0" calcext:value-type="float">
            <text:p>0</text:p>
          </table:table-cell>
          <table:table-cell table:style-name="ce45" table:formula="of:=[.O22]-[.O23]" office:value-type="float" office:value="0" calcext:value-type="float">
            <text:p>0</text:p>
          </table:table-cell>
        </table:table-row>
        <table:table-row table:style-name="ro1">
          <table:table-cell table:style-name="ce49" table:formula="of:=[$Konventionen.C3]" office:value-type="string" office:string-value="AstraZeneca" calcext:value-type="string">
            <text:p>AstraZeneca</text:p>
          </table:table-cell>
          <table:table-cell table:style-name="ce49" office:value-type="string" calcext:value-type="string">
            <text:p>gesamt</text:p>
          </table:table-cell>
          <table:table-cell table:style-name="ce49" table:formula="of:=COUNTIFS([$Patienten.$E$3:$Patienten.$E$1024];&quot;=&quot;&amp;[$Konventionen.$C$3];[$Patienten.$I$3:$Patienten.$I$1024];&quot;=&quot;&amp;[.C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D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E$20])" office:value-type="float" office:value="1" calcext:value-type="float">
            <text:p>1</text:p>
          </table:table-cell>
          <table:table-cell table:style-name="ce49" table:formula="of:=COUNTIFS([$Patienten.$E$3:$Patienten.$E$1024];&quot;=&quot;&amp;[$Konventionen.$C$3];[$Patienten.$I$3:$Patienten.$I$1024];&quot;=&quot;&amp;[.F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G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H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I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J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K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L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M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N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O$20])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lt; 60</text:p>
          </table:table-cell>
          <table:table-cell table:style-name="ce45" table:formula="of:=COUNTIFS([$Patienten.$E$3:$Patienten.$E$1024];&quot;=&quot;&amp;[$Konventionen.$C$3];[$Patienten.$I$3:$Patienten.$I$1024];&quot;=&quot;&amp;[.C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D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E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F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G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H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I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J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K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L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M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N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O$20];[$Patienten.$D$3:$Patienten.$D$1024];&quot;&lt;60&quot;)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gt;= 60</text:p>
          </table:table-cell>
          <table:table-cell table:style-name="ce45" table:formula="of:=[.C25]-[.C26]" office:value-type="float" office:value="0" calcext:value-type="float">
            <text:p>0</text:p>
          </table:table-cell>
          <table:table-cell table:style-name="ce45" table:formula="of:=[.D25]-[.D26]" office:value-type="float" office:value="0" calcext:value-type="float">
            <text:p>0</text:p>
          </table:table-cell>
          <table:table-cell table:style-name="ce45" table:formula="of:=[.E25]-[.E26]" office:value-type="float" office:value="1" calcext:value-type="float">
            <text:p>1</text:p>
          </table:table-cell>
          <table:table-cell table:style-name="ce45" table:formula="of:=[.F25]-[.F26]" office:value-type="float" office:value="0" calcext:value-type="float">
            <text:p>0</text:p>
          </table:table-cell>
          <table:table-cell table:style-name="ce45" table:formula="of:=[.G25]-[.G26]" office:value-type="float" office:value="0" calcext:value-type="float">
            <text:p>0</text:p>
          </table:table-cell>
          <table:table-cell table:style-name="ce45" table:formula="of:=[.H25]-[.H26]" office:value-type="float" office:value="0" calcext:value-type="float">
            <text:p>0</text:p>
          </table:table-cell>
          <table:table-cell table:style-name="ce45" table:formula="of:=[.I25]-[.I26]" office:value-type="float" office:value="0" calcext:value-type="float">
            <text:p>0</text:p>
          </table:table-cell>
          <table:table-cell table:style-name="ce45" table:formula="of:=[.J25]-[.J26]" office:value-type="float" office:value="0" calcext:value-type="float">
            <text:p>0</text:p>
          </table:table-cell>
          <table:table-cell table:style-name="ce45" table:formula="of:=[.K25]-[.K26]" office:value-type="float" office:value="0" calcext:value-type="float">
            <text:p>0</text:p>
          </table:table-cell>
          <table:table-cell table:style-name="ce45" table:formula="of:=[.L25]-[.L26]" office:value-type="float" office:value="0" calcext:value-type="float">
            <text:p>0</text:p>
          </table:table-cell>
          <table:table-cell table:style-name="ce45" table:formula="of:=[.M25]-[.M26]" office:value-type="float" office:value="0" calcext:value-type="float">
            <text:p>0</text:p>
          </table:table-cell>
          <table:table-cell table:style-name="ce45" table:formula="of:=[.N25]-[.N26]" office:value-type="float" office:value="0" calcext:value-type="float">
            <text:p>0</text:p>
          </table:table-cell>
          <table:table-cell table:style-name="ce45" table:formula="of:=[.O25]-[.O26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$Konventionen.$C$4]" office:value-type="string" office:string-value="Janssen" calcext:value-type="string">
            <text:p>Janssen</text:p>
          </table:table-cell>
          <table:table-cell table:style-name="ce45"/>
          <table:table-cell table:style-name="ce45" table:formula="of:=COUNTIFS([$Patienten.$E$3:$Patienten.$E$1024];&quot;=&quot;&amp;[$Konventionen.$C$4];[$Patienten.$I$3:$Patienten.$I$1024];&quot;=&quot;&amp;[.C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D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E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F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G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H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I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J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K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L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M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N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O$20])" office:value-type="float" office:value="0" calcext:value-type="float">
            <text:p>0</text:p>
          </table:table-cell>
        </table:table-row>
        <table:table-row table:style-name="ro1">
          <table:table-cell table:style-name="ce49" office:value-type="string" calcext:value-type="string">
            <text:p>Erstimpfungen</text:p>
          </table:table-cell>
          <table:table-cell table:style-name="ce49" office:value-type="string" calcext:value-type="string">
            <text:p>gesamt</text:p>
          </table:table-cell>
          <table:table-cell table:style-name="ce49" table:formula="of:=[.C22]+[.C25]" office:value-type="float" office:value="0" calcext:value-type="float">
            <text:p>0</text:p>
          </table:table-cell>
          <table:table-cell table:style-name="ce49" table:formula="of:=[.D22]+[.D25]" office:value-type="float" office:value="0" calcext:value-type="float">
            <text:p>0</text:p>
          </table:table-cell>
          <table:table-cell table:style-name="ce49" table:formula="of:=[.E22]+[.E25]" office:value-type="float" office:value="2" calcext:value-type="float">
            <text:p>2</text:p>
          </table:table-cell>
          <table:table-cell table:style-name="ce49" table:formula="of:=[.F22]+[.F25]" office:value-type="float" office:value="0" calcext:value-type="float">
            <text:p>0</text:p>
          </table:table-cell>
          <table:table-cell table:style-name="ce49" table:formula="of:=[.G22]+[.G25]" office:value-type="float" office:value="0" calcext:value-type="float">
            <text:p>0</text:p>
          </table:table-cell>
          <table:table-cell table:style-name="ce49" table:formula="of:=[.H22]+[.H25]" office:value-type="float" office:value="0" calcext:value-type="float">
            <text:p>0</text:p>
          </table:table-cell>
          <table:table-cell table:style-name="ce49" table:formula="of:=[.I22]+[.I25]" office:value-type="float" office:value="0" calcext:value-type="float">
            <text:p>0</text:p>
          </table:table-cell>
          <table:table-cell table:style-name="ce49" table:formula="of:=[.J22]+[.J25]" office:value-type="float" office:value="0" calcext:value-type="float">
            <text:p>0</text:p>
          </table:table-cell>
          <table:table-cell table:style-name="ce49" table:formula="of:=[.K22]+[.K25]" office:value-type="float" office:value="0" calcext:value-type="float">
            <text:p>0</text:p>
          </table:table-cell>
          <table:table-cell table:style-name="ce49" table:formula="of:=[.L22]+[.L25]" office:value-type="float" office:value="0" calcext:value-type="float">
            <text:p>0</text:p>
          </table:table-cell>
          <table:table-cell table:style-name="ce49" table:formula="of:=[.M22]+[.M25]" office:value-type="float" office:value="0" calcext:value-type="float">
            <text:p>0</text:p>
          </table:table-cell>
          <table:table-cell table:style-name="ce49" table:formula="of:=[.N22]+[.N25]" office:value-type="float" office:value="0" calcext:value-type="float">
            <text:p>0</text:p>
          </table:table-cell>
          <table:table-cell table:style-name="ce49" table:formula="of:=[.O22]+[.O25]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lt; 60</text:p>
          </table:table-cell>
          <table:table-cell table:style-name="ce45" table:formula="of:=[.C23]+[.C26]" office:value-type="float" office:value="0" calcext:value-type="float">
            <text:p>0</text:p>
          </table:table-cell>
          <table:table-cell table:style-name="ce45" table:formula="of:=[.D23]+[.D26]" office:value-type="float" office:value="0" calcext:value-type="float">
            <text:p>0</text:p>
          </table:table-cell>
          <table:table-cell table:style-name="ce45" table:formula="of:=[.E23]+[.E26]" office:value-type="float" office:value="1" calcext:value-type="float">
            <text:p>1</text:p>
          </table:table-cell>
          <table:table-cell table:style-name="ce45" table:formula="of:=[.F23]+[.F26]" office:value-type="float" office:value="0" calcext:value-type="float">
            <text:p>0</text:p>
          </table:table-cell>
          <table:table-cell table:style-name="ce45" table:formula="of:=[.G23]+[.G26]" office:value-type="float" office:value="0" calcext:value-type="float">
            <text:p>0</text:p>
          </table:table-cell>
          <table:table-cell table:style-name="ce45" table:formula="of:=[.H23]+[.H26]" office:value-type="float" office:value="0" calcext:value-type="float">
            <text:p>0</text:p>
          </table:table-cell>
          <table:table-cell table:style-name="ce45" table:formula="of:=[.I23]+[.I26]" office:value-type="float" office:value="0" calcext:value-type="float">
            <text:p>0</text:p>
          </table:table-cell>
          <table:table-cell table:style-name="ce45" table:formula="of:=[.J23]+[.J26]" office:value-type="float" office:value="0" calcext:value-type="float">
            <text:p>0</text:p>
          </table:table-cell>
          <table:table-cell table:style-name="ce45" table:formula="of:=[.K23]+[.K26]" office:value-type="float" office:value="0" calcext:value-type="float">
            <text:p>0</text:p>
          </table:table-cell>
          <table:table-cell table:style-name="ce45" table:formula="of:=[.L23]+[.L26]" office:value-type="float" office:value="0" calcext:value-type="float">
            <text:p>0</text:p>
          </table:table-cell>
          <table:table-cell table:style-name="ce45" table:formula="of:=[.M23]+[.M26]" office:value-type="float" office:value="0" calcext:value-type="float">
            <text:p>0</text:p>
          </table:table-cell>
          <table:table-cell table:style-name="ce45" table:formula="of:=[.N23]+[.N26]" office:value-type="float" office:value="0" calcext:value-type="float">
            <text:p>0</text:p>
          </table:table-cell>
          <table:table-cell table:style-name="ce45" table:formula="of:=[.O23]+[.O26]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gt;= 60</text:p>
          </table:table-cell>
          <table:table-cell table:style-name="ce45" table:formula="of:=[.C29]-[.C30]" office:value-type="float" office:value="0" calcext:value-type="float">
            <text:p>0</text:p>
          </table:table-cell>
          <table:table-cell table:style-name="ce45" table:formula="of:=[.D29]-[.D30]" office:value-type="float" office:value="0" calcext:value-type="float">
            <text:p>0</text:p>
          </table:table-cell>
          <table:table-cell table:style-name="ce45" table:formula="of:=[.E29]-[.E30]" office:value-type="float" office:value="1" calcext:value-type="float">
            <text:p>1</text:p>
          </table:table-cell>
          <table:table-cell table:style-name="ce45" table:formula="of:=[.F29]-[.F30]" office:value-type="float" office:value="0" calcext:value-type="float">
            <text:p>0</text:p>
          </table:table-cell>
          <table:table-cell table:style-name="ce45" table:formula="of:=[.G29]-[.G30]" office:value-type="float" office:value="0" calcext:value-type="float">
            <text:p>0</text:p>
          </table:table-cell>
          <table:table-cell table:style-name="ce45" table:formula="of:=[.H29]-[.H30]" office:value-type="float" office:value="0" calcext:value-type="float">
            <text:p>0</text:p>
          </table:table-cell>
          <table:table-cell table:style-name="ce45" table:formula="of:=[.I29]-[.I30]" office:value-type="float" office:value="0" calcext:value-type="float">
            <text:p>0</text:p>
          </table:table-cell>
          <table:table-cell table:style-name="ce45" table:formula="of:=[.J29]-[.J30]" office:value-type="float" office:value="0" calcext:value-type="float">
            <text:p>0</text:p>
          </table:table-cell>
          <table:table-cell table:style-name="ce45" table:formula="of:=[.K29]-[.K30]" office:value-type="float" office:value="0" calcext:value-type="float">
            <text:p>0</text:p>
          </table:table-cell>
          <table:table-cell table:style-name="ce45" table:formula="of:=[.L29]-[.L30]" office:value-type="float" office:value="0" calcext:value-type="float">
            <text:p>0</text:p>
          </table:table-cell>
          <table:table-cell table:style-name="ce45" table:formula="of:=[.M29]-[.M30]" office:value-type="float" office:value="0" calcext:value-type="float">
            <text:p>0</text:p>
          </table:table-cell>
          <table:table-cell table:style-name="ce45" table:formula="of:=[.N29]-[.N30]" office:value-type="float" office:value="0" calcext:value-type="float">
            <text:p>0</text:p>
          </table:table-cell>
          <table:table-cell table:style-name="ce45" table:formula="of:=[.O29]-[.O30]" office:value-type="float" office:value="0" calcext:value-type="float">
            <text:p>0</text:p>
          </table:table-cell>
        </table:table-row>
        <table:table-row table:style-name="ro1">
          <table:table-cell table:style-name="ce50" office:value-type="string" calcext:value-type="string">
            <text:p>Durchgeführte Zweitimpfungen</text:p>
          </table:table-cell>
          <table:table-cell table:style-name="ce52" table:number-columns-repeated="14"/>
        </table:table-row>
        <table:table-row table:style-name="ro1">
          <table:table-cell table:style-name="ce51" table:formula="of:=[$Konventionen.C2]" office:value-type="string" office:string-value="Comirnaty" calcext:value-type="string">
            <text:p>Comirnaty</text:p>
          </table:table-cell>
          <table:table-cell table:style-name="ce51" office:value-type="string" calcext:value-type="string">
            <text:p>gesamt</text:p>
          </table:table-cell>
          <table:table-cell table:style-name="ce51" table:formula="of:=COUNTIFS([$Patienten.$M$3:$Patienten.$M$1024];&quot;=&quot;&amp;[$Konventionen.$C$2];[$Patienten.$Q$3:$Patienten.$Q$1024];&quot;=&quot;&amp;[.C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D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E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F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G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H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I20])" office:value-type="float" office:value="2" calcext:value-type="float">
            <text:p>2</text:p>
          </table:table-cell>
          <table:table-cell table:style-name="ce51" table:formula="of:=COUNTIFS([$Patienten.$M$3:$Patienten.$M$1024];&quot;=&quot;&amp;[$Konventionen.$C$2];[$Patienten.$Q$3:$Patienten.$Q$1024];&quot;=&quot;&amp;[.J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K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L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M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N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O20])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lt; 60</text:p>
          </table:table-cell>
          <table:table-cell table:style-name="ce52" table:formula="of:=COUNTIFS([$Patienten.$M$3:$Patienten.$M$1024];&quot;=&quot;&amp;[$Konventionen.$C$2];[$Patienten.$Q$3:$Patienten.$Q$1024];&quot;=&quot;&amp;[.C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D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E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F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G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H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I20];[$Patienten.$D$3:$Patienten.$D$1024];&quot;&lt;60&quot;)" office:value-type="float" office:value="1" calcext:value-type="float">
            <text:p>1</text:p>
          </table:table-cell>
          <table:table-cell table:style-name="ce52" table:formula="of:=COUNTIFS([$Patienten.$M$3:$Patienten.$M$1024];&quot;=&quot;&amp;[$Konventionen.$C$2];[$Patienten.$Q$3:$Patienten.$Q$1024];&quot;=&quot;&amp;[.J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K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L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M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N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O20];[$Patienten.$D$3:$Patienten.$D$1024];&quot;&lt;60&quot;)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gt;= 60</text:p>
          </table:table-cell>
          <table:table-cell table:style-name="ce52" table:formula="of:=[.C33]-[.C34]" office:value-type="float" office:value="0" calcext:value-type="float">
            <text:p>0</text:p>
          </table:table-cell>
          <table:table-cell table:style-name="ce52" table:formula="of:=[.D33]-[.D34]" office:value-type="float" office:value="0" calcext:value-type="float">
            <text:p>0</text:p>
          </table:table-cell>
          <table:table-cell table:style-name="ce52" table:formula="of:=[.E33]-[.E34]" office:value-type="float" office:value="0" calcext:value-type="float">
            <text:p>0</text:p>
          </table:table-cell>
          <table:table-cell table:style-name="ce52" table:formula="of:=[.F33]-[.F34]" office:value-type="float" office:value="0" calcext:value-type="float">
            <text:p>0</text:p>
          </table:table-cell>
          <table:table-cell table:style-name="ce52" table:formula="of:=[.G33]-[.G34]" office:value-type="float" office:value="0" calcext:value-type="float">
            <text:p>0</text:p>
          </table:table-cell>
          <table:table-cell table:style-name="ce52" table:formula="of:=[.H33]-[.H34]" office:value-type="float" office:value="0" calcext:value-type="float">
            <text:p>0</text:p>
          </table:table-cell>
          <table:table-cell table:style-name="ce52" table:formula="of:=[.I33]-[.I34]" office:value-type="float" office:value="1" calcext:value-type="float">
            <text:p>1</text:p>
          </table:table-cell>
          <table:table-cell table:style-name="ce52" table:formula="of:=[.J33]-[.J34]" office:value-type="float" office:value="0" calcext:value-type="float">
            <text:p>0</text:p>
          </table:table-cell>
          <table:table-cell table:style-name="ce52" table:formula="of:=[.K33]-[.K34]" office:value-type="float" office:value="0" calcext:value-type="float">
            <text:p>0</text:p>
          </table:table-cell>
          <table:table-cell table:style-name="ce52" table:formula="of:=[.L33]-[.L34]" office:value-type="float" office:value="0" calcext:value-type="float">
            <text:p>0</text:p>
          </table:table-cell>
          <table:table-cell table:style-name="ce52" table:formula="of:=[.M33]-[.M34]" office:value-type="float" office:value="0" calcext:value-type="float">
            <text:p>0</text:p>
          </table:table-cell>
          <table:table-cell table:style-name="ce52" table:formula="of:=[.N33]-[.N34]" office:value-type="float" office:value="0" calcext:value-type="float">
            <text:p>0</text:p>
          </table:table-cell>
          <table:table-cell table:style-name="ce52" table:formula="of:=[.O33]-[.O34]" office:value-type="float" office:value="0" calcext:value-type="float">
            <text:p>0</text:p>
          </table:table-cell>
        </table:table-row>
        <table:table-row table:style-name="ro1">
          <table:table-cell table:style-name="ce51" table:formula="of:=[$Konventionen.C3]" office:value-type="string" office:string-value="AstraZeneca" calcext:value-type="string">
            <text:p>AstraZeneca</text:p>
          </table:table-cell>
          <table:table-cell table:style-name="ce51" office:value-type="string" calcext:value-type="string">
            <text:p>gesamt</text:p>
          </table:table-cell>
          <table:table-cell table:style-name="ce51" table:formula="of:=COUNTIFS([$Patienten.$M$3:$Patienten.$M$1024];&quot;=&quot;&amp;[$Konventionen.$C$3];[$Patienten.$Q$3:$Patienten.$Q$1024];&quot;=&quot;&amp;[.C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D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E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F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G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H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I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J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K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L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M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N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O$20])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lt; 60</text:p>
          </table:table-cell>
          <table:table-cell table:style-name="ce52" table:formula="of:=COUNTIFS([$Patienten.$M$3:$Patienten.$M$1024];&quot;=&quot;&amp;[$Konventionen.$C$3];[$Patienten.$Q$3:$Patienten.$Q$1024];&quot;=&quot;&amp;[.C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D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E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F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G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H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I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J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K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L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M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N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O$20];[$Patienten.$D$3:$Patienten.$D$1024];&quot;&lt;60&quot;)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gt;= 60</text:p>
          </table:table-cell>
          <table:table-cell table:style-name="ce52" table:formula="of:=[.C36]-[.C37]" office:value-type="float" office:value="0" calcext:value-type="float">
            <text:p>0</text:p>
          </table:table-cell>
          <table:table-cell table:style-name="ce52" table:formula="of:=[.D36]-[.D37]" office:value-type="float" office:value="0" calcext:value-type="float">
            <text:p>0</text:p>
          </table:table-cell>
          <table:table-cell table:style-name="ce52" table:formula="of:=[.E36]-[.E37]" office:value-type="float" office:value="0" calcext:value-type="float">
            <text:p>0</text:p>
          </table:table-cell>
          <table:table-cell table:style-name="ce52" table:formula="of:=[.F36]-[.F37]" office:value-type="float" office:value="0" calcext:value-type="float">
            <text:p>0</text:p>
          </table:table-cell>
          <table:table-cell table:style-name="ce52" table:formula="of:=[.G36]-[.G37]" office:value-type="float" office:value="0" calcext:value-type="float">
            <text:p>0</text:p>
          </table:table-cell>
          <table:table-cell table:style-name="ce52" table:formula="of:=[.H36]-[.H37]" office:value-type="float" office:value="0" calcext:value-type="float">
            <text:p>0</text:p>
          </table:table-cell>
          <table:table-cell table:style-name="ce52" table:formula="of:=[.I36]-[.I37]" office:value-type="float" office:value="0" calcext:value-type="float">
            <text:p>0</text:p>
          </table:table-cell>
          <table:table-cell table:style-name="ce52" table:formula="of:=[.J36]-[.J37]" office:value-type="float" office:value="0" calcext:value-type="float">
            <text:p>0</text:p>
          </table:table-cell>
          <table:table-cell table:style-name="ce52" table:formula="of:=[.K36]-[.K37]" office:value-type="float" office:value="0" calcext:value-type="float">
            <text:p>0</text:p>
          </table:table-cell>
          <table:table-cell table:style-name="ce52" table:formula="of:=[.L36]-[.L37]" office:value-type="float" office:value="0" calcext:value-type="float">
            <text:p>0</text:p>
          </table:table-cell>
          <table:table-cell table:style-name="ce52" table:formula="of:=[.M36]-[.M37]" office:value-type="float" office:value="0" calcext:value-type="float">
            <text:p>0</text:p>
          </table:table-cell>
          <table:table-cell table:style-name="ce52" table:formula="of:=[.N36]-[.N37]" office:value-type="float" office:value="0" calcext:value-type="float">
            <text:p>0</text:p>
          </table:table-cell>
          <table:table-cell table:style-name="ce52" table:formula="of:=[.O36]-[.O3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Zweitimpfungen</text:p>
          </table:table-cell>
          <table:table-cell table:style-name="ce51" office:value-type="string" calcext:value-type="string">
            <text:p>gesamt</text:p>
          </table:table-cell>
          <table:table-cell table:style-name="ce51" table:formula="of:=[.C36]+[.C33]" office:value-type="float" office:value="0" calcext:value-type="float">
            <text:p>0</text:p>
          </table:table-cell>
          <table:table-cell table:style-name="ce51" table:formula="of:=[.D36]+[.D33]" office:value-type="float" office:value="0" calcext:value-type="float">
            <text:p>0</text:p>
          </table:table-cell>
          <table:table-cell table:style-name="ce51" table:formula="of:=[.E36]+[.E33]" office:value-type="float" office:value="0" calcext:value-type="float">
            <text:p>0</text:p>
          </table:table-cell>
          <table:table-cell table:style-name="ce51" table:formula="of:=[.F36]+[.F33]" office:value-type="float" office:value="0" calcext:value-type="float">
            <text:p>0</text:p>
          </table:table-cell>
          <table:table-cell table:style-name="ce51" table:formula="of:=[.G36]+[.G33]" office:value-type="float" office:value="0" calcext:value-type="float">
            <text:p>0</text:p>
          </table:table-cell>
          <table:table-cell table:style-name="ce51" table:formula="of:=[.H36]+[.H33]" office:value-type="float" office:value="0" calcext:value-type="float">
            <text:p>0</text:p>
          </table:table-cell>
          <table:table-cell table:style-name="ce51" table:formula="of:=[.I36]+[.I33]" office:value-type="float" office:value="2" calcext:value-type="float">
            <text:p>2</text:p>
          </table:table-cell>
          <table:table-cell table:style-name="ce51" table:formula="of:=[.J36]+[.J33]" office:value-type="float" office:value="0" calcext:value-type="float">
            <text:p>0</text:p>
          </table:table-cell>
          <table:table-cell table:style-name="ce51" table:formula="of:=[.K36]+[.K33]" office:value-type="float" office:value="0" calcext:value-type="float">
            <text:p>0</text:p>
          </table:table-cell>
          <table:table-cell table:style-name="ce51" table:formula="of:=[.L36]+[.L33]" office:value-type="float" office:value="0" calcext:value-type="float">
            <text:p>0</text:p>
          </table:table-cell>
          <table:table-cell table:style-name="ce51" table:formula="of:=[.M36]+[.M33]" office:value-type="float" office:value="0" calcext:value-type="float">
            <text:p>0</text:p>
          </table:table-cell>
          <table:table-cell table:style-name="ce51" table:formula="of:=[.N36]+[.N33]" office:value-type="float" office:value="0" calcext:value-type="float">
            <text:p>0</text:p>
          </table:table-cell>
          <table:table-cell table:style-name="ce51" table:formula="of:=[.O36]+[.O33]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lt; 60</text:p>
          </table:table-cell>
          <table:table-cell table:style-name="ce52" table:formula="of:=[.C34]+[.C37]" office:value-type="float" office:value="0" calcext:value-type="float">
            <text:p>0</text:p>
          </table:table-cell>
          <table:table-cell table:style-name="ce52" table:formula="of:=[.D34]+[.D37]" office:value-type="float" office:value="0" calcext:value-type="float">
            <text:p>0</text:p>
          </table:table-cell>
          <table:table-cell table:style-name="ce52" table:formula="of:=[.E34]+[.E37]" office:value-type="float" office:value="0" calcext:value-type="float">
            <text:p>0</text:p>
          </table:table-cell>
          <table:table-cell table:style-name="ce52" table:formula="of:=[.F34]+[.F37]" office:value-type="float" office:value="0" calcext:value-type="float">
            <text:p>0</text:p>
          </table:table-cell>
          <table:table-cell table:style-name="ce52" table:formula="of:=[.G34]+[.G37]" office:value-type="float" office:value="0" calcext:value-type="float">
            <text:p>0</text:p>
          </table:table-cell>
          <table:table-cell table:style-name="ce52" table:formula="of:=[.H34]+[.H37]" office:value-type="float" office:value="0" calcext:value-type="float">
            <text:p>0</text:p>
          </table:table-cell>
          <table:table-cell table:style-name="ce52" table:formula="of:=[.I34]+[.I37]" office:value-type="float" office:value="1" calcext:value-type="float">
            <text:p>1</text:p>
          </table:table-cell>
          <table:table-cell table:style-name="ce52" table:formula="of:=[.J34]+[.J37]" office:value-type="float" office:value="0" calcext:value-type="float">
            <text:p>0</text:p>
          </table:table-cell>
          <table:table-cell table:style-name="ce52" table:formula="of:=[.K34]+[.K37]" office:value-type="float" office:value="0" calcext:value-type="float">
            <text:p>0</text:p>
          </table:table-cell>
          <table:table-cell table:style-name="ce52" table:formula="of:=[.L34]+[.L37]" office:value-type="float" office:value="0" calcext:value-type="float">
            <text:p>0</text:p>
          </table:table-cell>
          <table:table-cell table:style-name="ce52" table:formula="of:=[.M34]+[.M37]" office:value-type="float" office:value="0" calcext:value-type="float">
            <text:p>0</text:p>
          </table:table-cell>
          <table:table-cell table:style-name="ce52" table:formula="of:=[.N34]+[.N37]" office:value-type="float" office:value="0" calcext:value-type="float">
            <text:p>0</text:p>
          </table:table-cell>
          <table:table-cell table:style-name="ce52" table:formula="of:=[.O34]+[.O37]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gt;= 60</text:p>
          </table:table-cell>
          <table:table-cell table:style-name="ce52" table:formula="of:=[.C35]+[.C38]" office:value-type="float" office:value="0" calcext:value-type="float">
            <text:p>0</text:p>
          </table:table-cell>
          <table:table-cell table:style-name="ce52" table:formula="of:=[.D35]+[.D38]" office:value-type="float" office:value="0" calcext:value-type="float">
            <text:p>0</text:p>
          </table:table-cell>
          <table:table-cell table:style-name="ce52" table:formula="of:=[.E35]+[.E38]" office:value-type="float" office:value="0" calcext:value-type="float">
            <text:p>0</text:p>
          </table:table-cell>
          <table:table-cell table:style-name="ce52" table:formula="of:=[.F35]+[.F38]" office:value-type="float" office:value="0" calcext:value-type="float">
            <text:p>0</text:p>
          </table:table-cell>
          <table:table-cell table:style-name="ce52" table:formula="of:=[.G35]+[.G38]" office:value-type="float" office:value="0" calcext:value-type="float">
            <text:p>0</text:p>
          </table:table-cell>
          <table:table-cell table:style-name="ce52" table:formula="of:=[.H35]+[.H38]" office:value-type="float" office:value="0" calcext:value-type="float">
            <text:p>0</text:p>
          </table:table-cell>
          <table:table-cell table:style-name="ce52" table:formula="of:=[.I35]+[.I38]" office:value-type="float" office:value="1" calcext:value-type="float">
            <text:p>1</text:p>
          </table:table-cell>
          <table:table-cell table:style-name="ce52" table:formula="of:=[.J35]+[.J38]" office:value-type="float" office:value="0" calcext:value-type="float">
            <text:p>0</text:p>
          </table:table-cell>
          <table:table-cell table:style-name="ce52" table:formula="of:=[.K35]+[.K38]" office:value-type="float" office:value="0" calcext:value-type="float">
            <text:p>0</text:p>
          </table:table-cell>
          <table:table-cell table:style-name="ce52" table:formula="of:=[.L35]+[.L38]" office:value-type="float" office:value="0" calcext:value-type="float">
            <text:p>0</text:p>
          </table:table-cell>
          <table:table-cell table:style-name="ce52" table:formula="of:=[.M35]+[.M38]" office:value-type="float" office:value="0" calcext:value-type="float">
            <text:p>0</text:p>
          </table:table-cell>
          <table:table-cell table:style-name="ce52" table:formula="of:=[.N35]+[.N38]" office:value-type="float" office:value="0" calcext:value-type="float">
            <text:p>0</text:p>
          </table:table-cell>
          <table:table-cell table:style-name="ce52" table:formula="of:=[.O35]+[.O38]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 office:value-type="string" calcext:value-type="string">
            <text:p>gesamt</text:p>
          </table:table-cell>
          <table:table-cell table:formula="of:=SUM([.C22];[.C25];[.C33];[.C36])" office:value-type="float" office:value="0" calcext:value-type="float">
            <text:p>0</text:p>
          </table:table-cell>
          <table:table-cell table:formula="of:=SUM([.D22];[.D25];[.D33];[.D36])" office:value-type="float" office:value="0" calcext:value-type="float">
            <text:p>0</text:p>
          </table:table-cell>
          <table:table-cell table:formula="of:=SUM([.E22];[.E25];[.E33];[.E36])" office:value-type="float" office:value="2" calcext:value-type="float">
            <text:p>2</text:p>
          </table:table-cell>
          <table:table-cell table:formula="of:=SUM([.F22];[.F25];[.F33];[.F36])" office:value-type="float" office:value="0" calcext:value-type="float">
            <text:p>0</text:p>
          </table:table-cell>
          <table:table-cell table:formula="of:=SUM([.G22];[.G25];[.G33];[.G36])" office:value-type="float" office:value="0" calcext:value-type="float">
            <text:p>0</text:p>
          </table:table-cell>
          <table:table-cell table:formula="of:=SUM([.H22];[.H25];[.H33];[.H36])" office:value-type="float" office:value="0" calcext:value-type="float">
            <text:p>0</text:p>
          </table:table-cell>
          <table:table-cell table:formula="of:=SUM([.I22];[.I25];[.I33];[.I36])" office:value-type="float" office:value="2" calcext:value-type="float">
            <text:p>2</text:p>
          </table:table-cell>
          <table:table-cell table:formula="of:=SUM([.J22];[.J25];[.J33];[.J36])" office:value-type="float" office:value="0" calcext:value-type="float">
            <text:p>0</text:p>
          </table:table-cell>
          <table:table-cell table:formula="of:=SUM([.K22];[.K25];[.K33];[.K36])" office:value-type="float" office:value="0" calcext:value-type="float">
            <text:p>0</text:p>
          </table:table-cell>
          <table:table-cell table:formula="of:=SUM([.L22];[.L25];[.L33];[.L36])" office:value-type="float" office:value="0" calcext:value-type="float">
            <text:p>0</text:p>
          </table:table-cell>
          <table:table-cell table:formula="of:=SUM([.M22];[.M25];[.M33];[.M36])" office:value-type="float" office:value="0" calcext:value-type="float">
            <text:p>0</text:p>
          </table:table-cell>
          <table:table-cell table:formula="of:=SUM([.N22];[.N25];[.N33];[.N36])" office:value-type="float" office:value="0" calcext:value-type="float">
            <text:p>0</text:p>
          </table:table-cell>
          <table:table-cell table:formula="of:=SUM([.O22];[.O25];[.O33];[.O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&lt; 60</text:p>
          </table:table-cell>
          <table:table-cell table:formula="of:=SUM([.C23];[.C26];[.C34];[.C37])" office:value-type="float" office:value="0" calcext:value-type="float">
            <text:p>0</text:p>
          </table:table-cell>
          <table:table-cell table:formula="of:=SUM([.D23];[.D26];[.D34];[.D37])" office:value-type="float" office:value="0" calcext:value-type="float">
            <text:p>0</text:p>
          </table:table-cell>
          <table:table-cell table:formula="of:=SUM([.E23];[.E26];[.E34];[.E37])" office:value-type="float" office:value="1" calcext:value-type="float">
            <text:p>1</text:p>
          </table:table-cell>
          <table:table-cell table:formula="of:=SUM([.F23];[.F26];[.F34];[.F37])" office:value-type="float" office:value="0" calcext:value-type="float">
            <text:p>0</text:p>
          </table:table-cell>
          <table:table-cell table:formula="of:=SUM([.G23];[.G26];[.G34];[.G37])" office:value-type="float" office:value="0" calcext:value-type="float">
            <text:p>0</text:p>
          </table:table-cell>
          <table:table-cell table:formula="of:=SUM([.H23];[.H26];[.H34];[.H37])" office:value-type="float" office:value="0" calcext:value-type="float">
            <text:p>0</text:p>
          </table:table-cell>
          <table:table-cell table:formula="of:=SUM([.I23];[.I26];[.I34];[.I37])" office:value-type="float" office:value="1" calcext:value-type="float">
            <text:p>1</text:p>
          </table:table-cell>
          <table:table-cell table:formula="of:=SUM([.J23];[.J26];[.J34];[.J37])" office:value-type="float" office:value="0" calcext:value-type="float">
            <text:p>0</text:p>
          </table:table-cell>
          <table:table-cell table:formula="of:=SUM([.K23];[.K26];[.K34];[.K37])" office:value-type="float" office:value="0" calcext:value-type="float">
            <text:p>0</text:p>
          </table:table-cell>
          <table:table-cell table:formula="of:=SUM([.L23];[.L26];[.L34];[.L37])" office:value-type="float" office:value="0" calcext:value-type="float">
            <text:p>0</text:p>
          </table:table-cell>
          <table:table-cell table:formula="of:=SUM([.M23];[.M26];[.M34];[.M37])" office:value-type="float" office:value="0" calcext:value-type="float">
            <text:p>0</text:p>
          </table:table-cell>
          <table:table-cell table:formula="of:=SUM([.N23];[.N26];[.N34];[.N37])" office:value-type="float" office:value="0" calcext:value-type="float">
            <text:p>0</text:p>
          </table:table-cell>
          <table:table-cell table:formula="of:=SUM([.O23];[.O26];[.O34];[.O3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&gt;= 60</text:p>
          </table:table-cell>
          <table:table-cell table:formula="of:=[.C43]-[.C44]" office:value-type="float" office:value="0" calcext:value-type="float">
            <text:p>0</text:p>
          </table:table-cell>
          <table:table-cell table:formula="of:=[.D43]-[.D44]" office:value-type="float" office:value="0" calcext:value-type="float">
            <text:p>0</text:p>
          </table:table-cell>
          <table:table-cell table:formula="of:=[.E43]-[.E44]" office:value-type="float" office:value="1" calcext:value-type="float">
            <text:p>1</text:p>
          </table:table-cell>
          <table:table-cell table:formula="of:=[.F43]-[.F44]" office:value-type="float" office:value="0" calcext:value-type="float">
            <text:p>0</text:p>
          </table:table-cell>
          <table:table-cell table:formula="of:=[.G43]-[.G44]" office:value-type="float" office:value="0" calcext:value-type="float">
            <text:p>0</text:p>
          </table:table-cell>
          <table:table-cell table:formula="of:=[.H43]-[.H44]" office:value-type="float" office:value="0" calcext:value-type="float">
            <text:p>0</text:p>
          </table:table-cell>
          <table:table-cell table:formula="of:=[.I43]-[.I44]" office:value-type="float" office:value="1" calcext:value-type="float">
            <text:p>1</text:p>
          </table:table-cell>
          <table:table-cell table:formula="of:=[.J43]-[.J44]" office:value-type="float" office:value="0" calcext:value-type="float">
            <text:p>0</text:p>
          </table:table-cell>
          <table:table-cell table:formula="of:=[.K43]-[.K44]" office:value-type="float" office:value="0" calcext:value-type="float">
            <text:p>0</text:p>
          </table:table-cell>
          <table:table-cell table:formula="of:=[.L43]-[.L44]" office:value-type="float" office:value="0" calcext:value-type="float">
            <text:p>0</text:p>
          </table:table-cell>
          <table:table-cell table:formula="of:=[.M43]-[.M44]" office:value-type="float" office:value="0" calcext:value-type="float">
            <text:p>0</text:p>
          </table:table-cell>
          <table:table-cell table:formula="of:=[.N43]-[.N44]" office:value-type="float" office:value="0" calcext:value-type="float">
            <text:p>0</text:p>
          </table:table-cell>
          <table:table-cell table:formula="of:=[.O43]-[.O44]" office:value-type="float" office:value="0" calcext:value-type="float">
            <text:p>0</text:p>
          </table:table-cell>
        </table:table-row>
      </table:table>
      <table:table table:name="Konventionen" table:style-name="ta1">
        <table:table-column table:style-name="co3" table:number-columns-repeated="4" table:default-cell-style-name="Default"/>
        <table:table-column table:style-name="co3" table:default-cell-style-name="ce59"/>
        <table:table-column table:style-name="co3" table:number-columns-repeated="10" table:default-cell-style-name="Default"/>
        <table:table-column table:style-name="co3" table:default-cell-style-name="ce60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 table:style-name="Default" office:value-type="string" calcext:value-type="string">
            <text:p>Ab 1. Impfung</text:p>
          </table:table-cell>
          <table:table-cell table:number-columns-repeated="2"/>
          <table:table-cell office:value-type="string" calcext:value-type="string">
            <text:p>Change Log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Comirnaty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/>
          <table:table-cell table:style-name="ce58" office:value-type="date" office:date-value="2021-03-27" calcext:value-type="date">
            <text:p>27.03.21</text:p>
          </table:table-cell>
          <table:table-cell office:value-type="string" calcext:value-type="string">
            <text:p>Alter wird so lange bis „heute“ berechnet, bis ein Erstimpftermin eingetragen wurde. Dann bis dahin.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28" calcext:value-type="float">
            <text:p>28</text:p>
          </table:table-cell>
          <table:table-cell table:style-name="Default" table:formula="of:=84-28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Zellschutz für Felder mit Formeln aktiviert (ohne Kennwort aufzuheb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ssen</text:p>
          </table:table-cell>
          <table:table-cell/>
          <table:table-cell office:value-type="string" calcext:value-type="string">
            <text:p>Janssen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office:value-type="string" calcext:value-type="string">
            <text:p>Check für den 2. Termin hinzugefügt (liegt Termin zeitlich im letzten Drittel des Erlaubten?)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Wird ein 1. Termin geplant, werden die 2. Termine nach der Planung angezeigt, wird anders geimpft, wird der Zeitraum angepasst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58" office:value-type="date" office:date-value="2021-03-28" calcext:value-type="date">
            <text:p>28.03.21</text:p>
          </table:table-cell>
          <table:table-cell office:value-type="string" calcext:value-type="string">
            <text:p>Es sollten nun alle absoluten Impfstoffnamen beseitigt sein und die Tabellen beziehen sich auf die Namen in der Spalte Konventionen.C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atienten &gt;= 60 werden nun korrekt berechnet und nach Erst- und Zweitimpfung aufgeschlüssel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Kapazität auf etwa 250 Patient:innen erweitert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58" office:value-type="date" office:date-value="2021-03-30" calcext:value-type="date">
            <text:p>30.03.21</text:p>
          </table:table-cell>
          <table:table-cell office:value-type="string" calcext:value-type="string">
            <text:p>In Spalte E Patienten wird man nun farblich daraufhin gewiesen, wenn man AstraZeneca einer jungen Altersgruppe zuordn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Die Impfabstände wurden gem. der STIKO verändert, wobei nach wie vor die Impfabstände maximal gehalten werden sollen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58" office:value-type="date" office:date-value="2021-04-01" calcext:value-type="date">
            <text:p>01.04.21</text:p>
          </table:table-cell>
          <table:table-cell office:value-type="string" calcext:value-type="string">
            <text:p>Janssen Covid-19 Vaccine (aka Johnson&amp;Johnson) hinzugefügt als Option. Läuft ggf. nicht ganz rund, da einige Details noch unbekannt sind, z.B. ob die eine Impofung als 1. oder 2. Impfung gemeldet werden muss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58" office:value-type="date" office:date-value="2021-04-03" calcext:value-type="date">
            <text:p>03.04.21</text:p>
          </table:table-cell>
          <table:table-cell office:value-type="string" calcext:value-type="string">
            <text:p>Neue Spalte für Impfstoff bei Zweitimpfung eingeführt. Wurde notwendig, da evtl. die 2. Dosis nicht mit Astrazeneca durchgeführt wird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58" office:value-type="date" office:date-value="2021-04-04" calcext:value-type="date">
            <text:p>04.04.21</text:p>
          </table:table-cell>
          <table:table-cell office:value-type="string" calcext:value-type="string">
            <text:p>Spalten sind nun für &gt;1000 Patienten vorbereitet. Selbst das kann bei ambitionierten Praxen eng werden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58" office:value-type="date" office:date-value="2021-04-05" calcext:value-type="date">
            <text:p>05.04.21</text:p>
          </table:table-cell>
          <table:table-cell office:value-type="string" calcext:value-type="string">
            <text:p>In „Planung“ gibt es nun eine genaue Aufschlüsselung nach den geforderten Altersgruppen, um das KBV-Portal bequem füllen zu können.</text:p>
          </table:table-cell>
          <table:table-cell table:number-columns-repeated="7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58" office:value-type="date" office:date-value="2021-04-05" calcext:value-type="date">
            <text:p>05.04.21</text:p>
          </table:table-cell>
          <table:table-cell office:value-type="string" calcext:value-type="string">
            <text:p><text:a xlink:href="mailto:cov@suchreflex.de" xlink:type="simple">cov@suchreflex.de</text:a>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ilfreiche Tastaturkürzel unter LibreOffi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G + ,</text:p>
          </table:table-cell>
          <table:table-cell office:value-type="string" calcext:value-type="string">
            <text:p>Trägt das heutige Datum e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T + PFEIL RUNTER</text:p>
          </table:table-cell>
          <table:table-cell office:value-type="string" calcext:value-type="string">
            <text:p>Schlägt die bisherigen Einträge in einer Liste vor (Schützt vor Typos).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58" table:number-columns-repeated="2"/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Ich würde mich freuen, wenn ich davon erführe, wer auf Basis dieser Arbeit seine Impfplanung umsetzt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 mir einen Kleinbetrag hinterlassen will, kann dies gerne unter <text:a xlink:href="https://flattr.com/@dideldei" xlink:type="simple">https://flattr.com/@dideldei</text:a> tun. Es ist aber absolut freiwillig!</text:p>
          </table:table-cell>
          <table:table-cell table:number-columns-repeated="15"/>
        </table:table-row>
        <table:table-row table:style-name="ro1" table:number-rows-repeated="223">
          <table:table-cell table:number-columns-repeated="16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calcext:conditional-formats>
          <calcext:conditional-format calcext:target-range-address="Patienten.P3:Patienten.P256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5:Patienten.E254">
            <calcext:condition calcext:apply-style-name="Bad" calcext:value="formula-is(AND([$Patienten.$E5]=[$Konventionen.$C$3];[$Patienten.$D5]&lt;61))" calcext:base-cell-address="Patienten.E5"/>
          </calcext:conditional-format>
        </calcext:conditional-formats>
      </table:table>
      <table:named-expressions/>
      <table:database-ranges>
        <table:database-range table:name="Patientendaten" table:target-range-address="Patienten.A3:Patienten.Q1024" table:on-update-keep-styles="true" table:contains-header="false">
          <table:sort>
            <table:sort-by table:field-number="1" table:data-type="automatic"/>
          </table:sort>
        </table:database-range>
        <table:database-range table:name="__Anonymous_Sheet_DB__0" table:target-range-address="Patienten.B3:Patienten.Q17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.00.0000</text:date>, <text:time style:data-style-name="N2" text:time-value="07:06:59.88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4-07T07:09:14.146000000</dc:date>
    <meta:editing-duration>PT4H49M37S</meta:editing-duration>
    <meta:editing-cycles>57</meta:editing-cycles>
    <meta:generator>LibreOffice/7.0.5.2$Windows_X86_64 LibreOffice_project/64390860c6cd0aca4beafafcfd84613dd9dfb63a</meta:generator>
    <dc:creator>Stefan Lodders</dc:creator>
    <meta:document-statistic meta:table-count="3" meta:cell-count="6201" meta:object-count="0"/>
  </office:meta>
</office:document-meta>
</file>